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1in" svg:height="3.5453in" svg:x="10.2295in" svg:y="0.7634in">
            <draw:object draw:notify-on-update-of-ranges="Sheet1.K2:Sheet1.K2 Sheet1.L2:Sheet1.U2 Sheet1.K3:Sheet1.K3 Sheet1.L3:Sheet1.U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53in" svg:x="10.176in" svg:y="5.6055in">
            <draw:object draw:notify-on-update-of-ranges="Sheet1.K28:Sheet1.K28 Sheet1.L28:Sheet1.U28 Sheet1.K29:Sheet1.K29 Sheet1.L29:Sheet1.U29 Sheet1.K30:Sheet1.K30 Sheet1.L30:Sheet1.U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Ciudades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0.000077578" calcext:value-type="float">
            <text:p>7.76E-005</text:p>
          </table:table-cell>
          <table:table-cell office:value-type="float" office:value="0.000312646" calcext:value-type="float">
            <text:p>0.000312646</text:p>
          </table:table-cell>
          <table:table-cell office:value-type="float" office:value="0.000522992" calcext:value-type="float">
            <text:p>0.000522992</text:p>
          </table:table-cell>
          <table:table-cell office:value-type="float" office:value="0.00194758" calcext:value-type="float">
            <text:p>0.00194758</text:p>
          </table:table-cell>
          <table:table-cell office:value-type="float" office:value="0.00462623" calcext:value-type="float">
            <text:p>0.00462623</text:p>
          </table:table-cell>
          <table:table-cell office:value-type="float" office:value="0.00913721" calcext:value-type="float">
            <text:p>0.00913721</text:p>
          </table:table-cell>
          <table:table-cell office:value-type="float" office:value="0.0145862" calcext:value-type="float">
            <text:p>0.0145862</text:p>
          </table:table-cell>
          <table:table-cell office:value-type="float" office:value="0.0199262" calcext:value-type="float">
            <text:p>0.0199262</text:p>
          </table:table-cell>
          <table:table-cell office:value-type="float" office:value="0.0256316" calcext:value-type="float">
            <text:p>0.0256316</text:p>
          </table:table-cell>
          <table:table-cell office:value-type="float" office:value="0.0557363" calcext:value-type="float">
            <text:p>0.0557363</text:p>
          </table:table-cell>
          <table:table-cell office:value-type="string" calcext:value-type="string">
            <text:p>Tiempo</text:p>
          </table:table-cell>
          <table:table-cell table:style-name="ce1" table:formula="of:=AVERAGE([.A3:.A1002])" office:value-type="float" office:value="0.00002780654" calcext:value-type="float">
            <text:p>2.78E-005</text:p>
          </table:table-cell>
          <table:table-cell table:style-name="ce1" table:formula="of:=AVERAGE([.B3:.B1002])" office:value-type="float" office:value="0.000132778058" calcext:value-type="float">
            <text:p>1.33E-004</text:p>
          </table:table-cell>
          <table:table-cell table:style-name="ce1" table:formula="of:=AVERAGE([.C3:.C1002])" office:value-type="float" office:value="0.000340284531" calcext:value-type="float">
            <text:p>3.40E-004</text:p>
          </table:table-cell>
          <table:table-cell table:style-name="ce1" table:formula="of:=AVERAGE([.D3:.D1002])" office:value-type="float" office:value="0.00189492094" calcext:value-type="float">
            <text:p>1.89E-003</text:p>
          </table:table-cell>
          <table:table-cell table:style-name="ce1" table:formula="of:=AVERAGE([.E3:.E1002])" office:value-type="float" office:value="0.00440156716" calcext:value-type="float">
            <text:p>4.40E-003</text:p>
          </table:table-cell>
          <table:table-cell table:style-name="ce1" table:formula="of:=AVERAGE([.F3:.F1002])" office:value-type="float" office:value="0.00896229741000001" calcext:value-type="float">
            <text:p>8.96E-003</text:p>
          </table:table-cell>
          <table:table-cell table:style-name="ce1" table:formula="of:=AVERAGE([.G3:.G1002])" office:value-type="float" office:value="0.0144877104" calcext:value-type="float">
            <text:p>1.45E-002</text:p>
          </table:table-cell>
          <table:table-cell table:style-name="ce1" table:formula="of:=AVERAGE([.H3:.H1002])" office:value-type="float" office:value="0.0198281467" calcext:value-type="float">
            <text:p>1.98E-002</text:p>
          </table:table-cell>
          <table:table-cell table:style-name="ce1" table:formula="of:=AVERAGE([.I3:.I1002])" office:value-type="float" office:value="0.0254329622" calcext:value-type="float">
            <text:p>2.54E-002</text:p>
          </table:table-cell>
          <table:table-cell table:style-name="ce1"/>
        </table:table-row>
        <table:table-row table:style-name="ro1">
          <table:table-cell office:value-type="float" office:value="0.000063265" calcext:value-type="float">
            <text:p>6.33E-005</text:p>
          </table:table-cell>
          <table:table-cell office:value-type="float" office:value="0.000349983" calcext:value-type="float">
            <text:p>0.000349983</text:p>
          </table:table-cell>
          <table:table-cell office:value-type="float" office:value="0.000343188" calcext:value-type="float">
            <text:p>0.000343188</text:p>
          </table:table-cell>
          <table:table-cell office:value-type="float" office:value="0.00197823" calcext:value-type="float">
            <text:p>0.00197823</text:p>
          </table:table-cell>
          <table:table-cell office:value-type="float" office:value="0.00442508" calcext:value-type="float">
            <text:p>0.00442508</text:p>
          </table:table-cell>
          <table:table-cell office:value-type="float" office:value="0.00892954" calcext:value-type="float">
            <text:p>0.00892954</text:p>
          </table:table-cell>
          <table:table-cell office:value-type="float" office:value="0.0143497" calcext:value-type="float">
            <text:p>0.0143497</text:p>
          </table:table-cell>
          <table:table-cell office:value-type="float" office:value="0.0196461" calcext:value-type="float">
            <text:p>0.0196461</text:p>
          </table:table-cell>
          <table:table-cell office:value-type="float" office:value="0.0253348" calcext:value-type="float">
            <text:p>0.0253348</text:p>
          </table:table-cell>
          <table:table-cell office:value-type="float" office:value="0.0547144" calcext:value-type="float">
            <text:p>0.0547144</text:p>
          </table:table-cell>
          <table:table-cell table:number-columns-repeated="11"/>
        </table:table-row>
        <table:table-row table:style-name="ro1">
          <table:table-cell office:value-type="float" office:value="0.000060571" calcext:value-type="float">
            <text:p>6.06E-005</text:p>
          </table:table-cell>
          <table:table-cell office:value-type="float" office:value="0.000133627" calcext:value-type="float">
            <text:p>0.000133627</text:p>
          </table:table-cell>
          <table:table-cell office:value-type="float" office:value="0.000341398" calcext:value-type="float">
            <text:p>0.000341398</text:p>
          </table:table-cell>
          <table:table-cell office:value-type="float" office:value="0.00190539" calcext:value-type="float">
            <text:p>0.00190539</text:p>
          </table:table-cell>
          <table:table-cell office:value-type="float" office:value="0.00439517" calcext:value-type="float">
            <text:p>0.00439517</text:p>
          </table:table-cell>
          <table:table-cell office:value-type="float" office:value="0.00896256" calcext:value-type="float">
            <text:p>0.00896256</text:p>
          </table:table-cell>
          <table:table-cell office:value-type="float" office:value="0.0143821" calcext:value-type="float">
            <text:p>0.0143821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256163" calcext:value-type="float">
            <text:p>0.0256163</text:p>
          </table:table-cell>
          <table:table-cell office:value-type="float" office:value="0.0548281" calcext:value-type="float">
            <text:p>0.0548281</text:p>
          </table:table-cell>
          <table:table-cell table:number-columns-repeated="11"/>
        </table:table-row>
        <table:table-row table:style-name="ro1">
          <table:table-cell office:value-type="float" office:value="0.000060102" calcext:value-type="float">
            <text:p>6.01E-005</text:p>
          </table:table-cell>
          <table:table-cell office:value-type="float" office:value="0.000132877" calcext:value-type="float">
            <text:p>0.000132877</text:p>
          </table:table-cell>
          <table:table-cell office:value-type="float" office:value="0.000340338" calcext:value-type="float">
            <text:p>0.000340338</text:p>
          </table:table-cell>
          <table:table-cell office:value-type="float" office:value="0.00189379" calcext:value-type="float">
            <text:p>0.00189379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0888901" calcext:value-type="float">
            <text:p>0.00888901</text:p>
          </table:table-cell>
          <table:table-cell office:value-type="float" office:value="0.0143793" calcext:value-type="float">
            <text:p>0.0143793</text:p>
          </table:table-cell>
          <table:table-cell office:value-type="float" office:value="0.0197921" calcext:value-type="float">
            <text:p>0.0197921</text:p>
          </table:table-cell>
          <table:table-cell office:value-type="float" office:value="0.0254981" calcext:value-type="float">
            <text:p>0.0254981</text:p>
          </table:table-cell>
          <table:table-cell office:value-type="float" office:value="0.0544033" calcext:value-type="float">
            <text:p>0.0544033</text:p>
          </table:table-cell>
          <table:table-cell table:number-columns-repeated="11"/>
        </table:table-row>
        <table:table-row table:style-name="ro1">
          <table:table-cell office:value-type="float" office:value="0.000059507" calcext:value-type="float">
            <text:p>5.95E-005</text:p>
          </table:table-cell>
          <table:table-cell office:value-type="float" office:value="0.000132487" calcext:value-type="float">
            <text:p>0.000132487</text:p>
          </table:table-cell>
          <table:table-cell office:value-type="float" office:value="0.000340974" calcext:value-type="float">
            <text:p>0.000340974</text:p>
          </table:table-cell>
          <table:table-cell office:value-type="float" office:value="0.00188965" calcext:value-type="float">
            <text:p>0.00188965</text:p>
          </table:table-cell>
          <table:table-cell office:value-type="float" office:value="0.00444659" calcext:value-type="float">
            <text:p>0.00444659</text:p>
          </table:table-cell>
          <table:table-cell office:value-type="float" office:value="0.00894888" calcext:value-type="float">
            <text:p>0.00894888</text:p>
          </table:table-cell>
          <table:table-cell office:value-type="float" office:value="0.0143939" calcext:value-type="float">
            <text:p>0.0143939</text:p>
          </table:table-cell>
          <table:table-cell office:value-type="float" office:value="0.0198519" calcext:value-type="float">
            <text:p>0.0198519</text:p>
          </table:table-cell>
          <table:table-cell office:value-type="float" office:value="0.025404" calcext:value-type="float">
            <text:p>0.025404</text:p>
          </table:table-cell>
          <table:table-cell office:value-type="float" office:value="0.05419" calcext:value-type="float">
            <text:p>0.05419</text:p>
          </table:table-cell>
          <table:table-cell table:number-columns-repeated="11"/>
        </table:table-row>
        <table:table-row table:style-name="ro1">
          <table:table-cell office:value-type="float" office:value="0.000059242" calcext:value-type="float">
            <text:p>5.92E-005</text:p>
          </table:table-cell>
          <table:table-cell office:value-type="float" office:value="0.000132462" calcext:value-type="float">
            <text:p>0.000132462</text:p>
          </table:table-cell>
          <table:table-cell office:value-type="float" office:value="0.000339823" calcext:value-type="float">
            <text:p>0.000339823</text:p>
          </table:table-cell>
          <table:table-cell office:value-type="float" office:value="0.00190449" calcext:value-type="float">
            <text:p>0.00190449</text:p>
          </table:table-cell>
          <table:table-cell office:value-type="float" office:value="0.00448154" calcext:value-type="float">
            <text:p>0.00448154</text:p>
          </table:table-cell>
          <table:table-cell office:value-type="float" office:value="0.00891501" calcext:value-type="float">
            <text:p>0.00891501</text:p>
          </table:table-cell>
          <table:table-cell office:value-type="float" office:value="0.014402" calcext:value-type="float">
            <text:p>0.014402</text:p>
          </table:table-cell>
          <table:table-cell office:value-type="float" office:value="0.0198913" calcext:value-type="float">
            <text:p>0.0198913</text:p>
          </table:table-cell>
          <table:table-cell office:value-type="float" office:value="0.0254214" calcext:value-type="float">
            <text:p>0.0254214</text:p>
          </table:table-cell>
          <table:table-cell office:value-type="float" office:value="0.0538641" calcext:value-type="float">
            <text:p>0.0538641</text:p>
          </table:table-cell>
          <table:table-cell table:number-columns-repeated="11"/>
        </table:table-row>
        <table:table-row table:style-name="ro1">
          <table:table-cell office:value-type="float" office:value="0.000107404" calcext:value-type="float">
            <text:p>1.07E-004</text:p>
          </table:table-cell>
          <table:table-cell office:value-type="float" office:value="0.000132592" calcext:value-type="float">
            <text:p>0.000132592</text:p>
          </table:table-cell>
          <table:table-cell office:value-type="float" office:value="0.000339449" calcext:value-type="float">
            <text:p>0.000339449</text:p>
          </table:table-cell>
          <table:table-cell office:value-type="float" office:value="0.00189098" calcext:value-type="float">
            <text:p>0.00189098</text:p>
          </table:table-cell>
          <table:table-cell office:value-type="float" office:value="0.00444591" calcext:value-type="float">
            <text:p>0.00444591</text:p>
          </table:table-cell>
          <table:table-cell office:value-type="float" office:value="0.00896163" calcext:value-type="float">
            <text:p>0.00896163</text:p>
          </table:table-cell>
          <table:table-cell office:value-type="float" office:value="0.0143823" calcext:value-type="float">
            <text:p>0.0143823</text:p>
          </table:table-cell>
          <table:table-cell office:value-type="float" office:value="0.0204873" calcext:value-type="float">
            <text:p>0.0204873</text:p>
          </table:table-cell>
          <table:table-cell office:value-type="float" office:value="0.0253832" calcext:value-type="float">
            <text:p>0.0253832</text:p>
          </table:table-cell>
          <table:table-cell office:value-type="float" office:value="0.0538177" calcext:value-type="float">
            <text:p>0.0538177</text:p>
          </table:table-cell>
          <table:table-cell table:number-columns-repeated="11"/>
        </table:table-row>
        <table:table-row table:style-name="ro1">
          <table:table-cell office:value-type="float" office:value="0.000060016" calcext:value-type="float">
            <text:p>6.00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39823" calcext:value-type="float">
            <text:p>0.000339823</text:p>
          </table:table-cell>
          <table:table-cell office:value-type="float" office:value="0.00190219" calcext:value-type="float">
            <text:p>0.00190219</text:p>
          </table:table-cell>
          <table:table-cell office:value-type="float" office:value="0.00441252" calcext:value-type="float">
            <text:p>0.00441252</text:p>
          </table:table-cell>
          <table:table-cell office:value-type="float" office:value="0.00891765" calcext:value-type="float">
            <text:p>0.00891765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0.0196649" calcext:value-type="float">
            <text:p>0.0196649</text:p>
          </table:table-cell>
          <table:table-cell office:value-type="float" office:value="0.0253857" calcext:value-type="float">
            <text:p>0.0253857</text:p>
          </table:table-cell>
          <table:table-cell office:value-type="float" office:value="0.0538547" calcext:value-type="float">
            <text:p>0.0538547</text:p>
          </table:table-cell>
          <table:table-cell table:number-columns-repeated="11"/>
        </table:table-row>
        <table:table-row table:style-name="ro1">
          <table:table-cell office:value-type="float" office:value="0.000059237" calcext:value-type="float">
            <text:p>5.92E-005</text:p>
          </table:table-cell>
          <table:table-cell office:value-type="float" office:value="0.000132292" calcext:value-type="float">
            <text:p>0.000132292</text:p>
          </table:table-cell>
          <table:table-cell office:value-type="float" office:value="0.000339653" calcext:value-type="float">
            <text:p>0.000339653</text:p>
          </table:table-cell>
          <table:table-cell office:value-type="float" office:value="0.00189195" calcext:value-type="float">
            <text:p>0.00189195</text:p>
          </table:table-cell>
          <table:table-cell office:value-type="float" office:value="0.00441463" calcext:value-type="float">
            <text:p>0.00441463</text:p>
          </table:table-cell>
          <table:table-cell office:value-type="float" office:value="0.00896437" calcext:value-type="float">
            <text:p>0.00896437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197081" calcext:value-type="float">
            <text:p>0.0197081</text:p>
          </table:table-cell>
          <table:table-cell office:value-type="float" office:value="0.0254824" calcext:value-type="float">
            <text:p>0.0254824</text:p>
          </table:table-cell>
          <table:table-cell office:value-type="float" office:value="0.0538326" calcext:value-type="float">
            <text:p>0.0538326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2262" calcext:value-type="float">
            <text:p>0.000132262</text:p>
          </table:table-cell>
          <table:table-cell office:value-type="float" office:value="0.000339663" calcext:value-type="float">
            <text:p>0.000339663</text:p>
          </table:table-cell>
          <table:table-cell office:value-type="float" office:value="0.00194206" calcext:value-type="float">
            <text:p>0.00194206</text:p>
          </table:table-cell>
          <table:table-cell office:value-type="float" office:value="0.0043842" calcext:value-type="float">
            <text:p>0.0043842</text:p>
          </table:table-cell>
          <table:table-cell office:value-type="float" office:value="0.00906604" calcext:value-type="float">
            <text:p>0.00906604</text:p>
          </table:table-cell>
          <table:table-cell office:value-type="float" office:value="0.0143471" calcext:value-type="float">
            <text:p>0.0143471</text:p>
          </table:table-cell>
          <table:table-cell office:value-type="float" office:value="0.0198979" calcext:value-type="float">
            <text:p>0.0198979</text:p>
          </table:table-cell>
          <table:table-cell office:value-type="float" office:value="0.0253739" calcext:value-type="float">
            <text:p>0.0253739</text:p>
          </table:table-cell>
          <table:table-cell office:value-type="float" office:value="0.0548302" calcext:value-type="float">
            <text:p>0.0548302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943" calcext:value-type="float">
            <text:p>0.000131943</text:p>
          </table:table-cell>
          <table:table-cell office:value-type="float" office:value="0.000349138" calcext:value-type="float">
            <text:p>0.000349138</text:p>
          </table:table-cell>
          <table:table-cell office:value-type="float" office:value="0.00194719" calcext:value-type="float">
            <text:p>0.00194719</text:p>
          </table:table-cell>
          <table:table-cell office:value-type="float" office:value="0.00439968" calcext:value-type="float">
            <text:p>0.00439968</text:p>
          </table:table-cell>
          <table:table-cell office:value-type="float" office:value="0.00898849" calcext:value-type="float">
            <text:p>0.00898849</text:p>
          </table:table-cell>
          <table:table-cell office:value-type="float" office:value="0.0144406" calcext:value-type="float">
            <text:p>0.0144406</text:p>
          </table:table-cell>
          <table:table-cell office:value-type="float" office:value="0.0205246" calcext:value-type="float">
            <text:p>0.0205246</text:p>
          </table:table-cell>
          <table:table-cell office:value-type="float" office:value="0.0253579" calcext:value-type="float">
            <text:p>0.0253579</text:p>
          </table:table-cell>
          <table:table-cell office:value-type="float" office:value="0.0556728" calcext:value-type="float">
            <text:p>0.0556728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44664" calcext:value-type="float">
            <text:p>0.000344664</text:p>
          </table:table-cell>
          <table:table-cell office:value-type="float" office:value="0.00192024" calcext:value-type="float">
            <text:p>0.00192024</text:p>
          </table:table-cell>
          <table:table-cell office:value-type="float" office:value="0.00444854" calcext:value-type="float">
            <text:p>0.00444854</text:p>
          </table:table-cell>
          <table:table-cell office:value-type="float" office:value="0.00889651" calcext:value-type="float">
            <text:p>0.00889651</text:p>
          </table:table-cell>
          <table:table-cell office:value-type="float" office:value="0.0144518" calcext:value-type="float">
            <text:p>0.0144518</text:p>
          </table:table-cell>
          <table:table-cell office:value-type="float" office:value="0.0196968" calcext:value-type="float">
            <text:p>0.0196968</text:p>
          </table:table-cell>
          <table:table-cell office:value-type="float" office:value="0.0253573" calcext:value-type="float">
            <text:p>0.0253573</text:p>
          </table:table-cell>
          <table:table-cell office:value-type="float" office:value="0.054332" calcext:value-type="float">
            <text:p>0.054332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54549" calcext:value-type="float">
            <text:p>0.000354549</text:p>
          </table:table-cell>
          <table:table-cell office:value-type="float" office:value="0.00189355" calcext:value-type="float">
            <text:p>0.00189355</text:p>
          </table:table-cell>
          <table:table-cell office:value-type="float" office:value="0.00441905" calcext:value-type="float">
            <text:p>0.00441905</text:p>
          </table:table-cell>
          <table:table-cell office:value-type="float" office:value="0.00908162" calcext:value-type="float">
            <text:p>0.00908162</text:p>
          </table:table-cell>
          <table:table-cell office:value-type="float" office:value="0.0143889" calcext:value-type="float">
            <text:p>0.0143889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0.0254084" calcext:value-type="float">
            <text:p>0.0254084</text:p>
          </table:table-cell>
          <table:table-cell office:value-type="float" office:value="0.0538224" calcext:value-type="float">
            <text:p>0.0538224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42453" calcext:value-type="float">
            <text:p>0.000342453</text:p>
          </table:table-cell>
          <table:table-cell office:value-type="float" office:value="0.00190596" calcext:value-type="float">
            <text:p>0.00190596</text:p>
          </table:table-cell>
          <table:table-cell office:value-type="float" office:value="0.00440741" calcext:value-type="float">
            <text:p>0.00440741</text:p>
          </table:table-cell>
          <table:table-cell office:value-type="float" office:value="0.00895793" calcext:value-type="float">
            <text:p>0.00895793</text:p>
          </table:table-cell>
          <table:table-cell office:value-type="float" office:value="0.0148776" calcext:value-type="float">
            <text:p>0.0148776</text:p>
          </table:table-cell>
          <table:table-cell office:value-type="float" office:value="0.0209694" calcext:value-type="float">
            <text:p>0.0209694</text:p>
          </table:table-cell>
          <table:table-cell office:value-type="float" office:value="0.0254113" calcext:value-type="float">
            <text:p>0.0254113</text:p>
          </table:table-cell>
          <table:table-cell office:value-type="float" office:value="0.0537683" calcext:value-type="float">
            <text:p>0.0537683</text:p>
          </table:table-cell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2282" calcext:value-type="float">
            <text:p>0.000132282</text:p>
          </table:table-cell>
          <table:table-cell office:value-type="float" office:value="0.000482186" calcext:value-type="float">
            <text:p>0.000482186</text:p>
          </table:table-cell>
          <table:table-cell office:value-type="float" office:value="0.00188914" calcext:value-type="float">
            <text:p>0.00188914</text:p>
          </table:table-cell>
          <table:table-cell office:value-type="float" office:value="0.00438555" calcext:value-type="float">
            <text:p>0.00438555</text:p>
          </table:table-cell>
          <table:table-cell office:value-type="float" office:value="0.00892623" calcext:value-type="float">
            <text:p>0.00892623</text:p>
          </table:table-cell>
          <table:table-cell office:value-type="float" office:value="0.0143965" calcext:value-type="float">
            <text:p>0.0143965</text:p>
          </table:table-cell>
          <table:table-cell office:value-type="float" office:value="0.0202658" calcext:value-type="float">
            <text:p>0.0202658</text:p>
          </table:table-cell>
          <table:table-cell office:value-type="float" office:value="0.025408" calcext:value-type="float">
            <text:p>0.025408</text:p>
          </table:table-cell>
          <table:table-cell office:value-type="float" office:value="0.0537902" calcext:value-type="float">
            <text:p>0.0537902</text:p>
          </table:table-cell>
          <table:table-cell table:number-columns-repeated="11"/>
        </table:table-row>
        <table:table-row table:style-name="ro1">
          <table:table-cell office:value-type="float" office:value="0.000027282" calcext:value-type="float">
            <text:p>2.73E-005</text:p>
          </table:table-cell>
          <table:table-cell office:value-type="float" office:value="0.000131957" calcext:value-type="float">
            <text:p>0.000131957</text:p>
          </table:table-cell>
          <table:table-cell office:value-type="float" office:value="0.000345343" calcext:value-type="float">
            <text:p>0.000345343</text:p>
          </table:table-cell>
          <table:table-cell office:value-type="float" office:value="0.00189296" calcext:value-type="float">
            <text:p>0.00189296</text:p>
          </table:table-cell>
          <table:table-cell office:value-type="float" office:value="0.00438398" calcext:value-type="float">
            <text:p>0.00438398</text:p>
          </table:table-cell>
          <table:table-cell office:value-type="float" office:value="0.00891852" calcext:value-type="float">
            <text:p>0.00891852</text:p>
          </table:table-cell>
          <table:table-cell office:value-type="float" office:value="0.0143933" calcext:value-type="float">
            <text:p>0.0143933</text:p>
          </table:table-cell>
          <table:table-cell office:value-type="float" office:value="0.0196532" calcext:value-type="float">
            <text:p>0.0196532</text:p>
          </table:table-cell>
          <table:table-cell office:value-type="float" office:value="0.0253985" calcext:value-type="float">
            <text:p>0.0253985</text:p>
          </table:table-cell>
          <table:table-cell office:value-type="float" office:value="0.0539029" calcext:value-type="float">
            <text:p>0.053902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float" office:value="0.000027317" calcext:value-type="float">
            <text:p>2.73E-005</text:p>
          </table:table-cell>
          <table:table-cell office:value-type="float" office:value="0.000132322" calcext:value-type="float">
            <text:p>0.000132322</text:p>
          </table:table-cell>
          <table:table-cell office:value-type="float" office:value="0.000340703" calcext:value-type="float">
            <text:p>0.000340703</text:p>
          </table:table-cell>
          <table:table-cell office:value-type="float" office:value="0.0019068" calcext:value-type="float">
            <text:p>0.0019068</text:p>
          </table:table-cell>
          <table:table-cell office:value-type="float" office:value="0.0043946" calcext:value-type="float">
            <text:p>0.0043946</text:p>
          </table:table-cell>
          <table:table-cell office:value-type="float" office:value="0.00891643" calcext:value-type="float">
            <text:p>0.00891643</text:p>
          </table:table-cell>
          <table:table-cell office:value-type="float" office:value="0.0143526" calcext:value-type="float">
            <text:p>0.0143526</text:p>
          </table:table-cell>
          <table:table-cell office:value-type="float" office:value="0.0196777" calcext:value-type="float">
            <text:p>0.0196777</text:p>
          </table:table-cell>
          <table:table-cell office:value-type="float" office:value="0.0255397" calcext:value-type="float">
            <text:p>0.0255397</text:p>
          </table:table-cell>
          <table:table-cell office:value-type="float" office:value="0.0539003" calcext:value-type="float">
            <text:p>0.0539003</text:p>
          </table:table-cell>
          <table:table-cell table:number-columns-repeated="11"/>
        </table:table-row>
        <table:table-row table:style-name="ro1">
          <table:table-cell office:value-type="float" office:value="0.000027336" calcext:value-type="float">
            <text:p>2.73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40173" calcext:value-type="float">
            <text:p>0.000340173</text:p>
          </table:table-cell>
          <table:table-cell office:value-type="float" office:value="0.00190409" calcext:value-type="float">
            <text:p>0.00190409</text:p>
          </table:table-cell>
          <table:table-cell office:value-type="float" office:value="0.00438853" calcext:value-type="float">
            <text:p>0.00438853</text:p>
          </table:table-cell>
          <table:table-cell office:value-type="float" office:value="0.00891011" calcext:value-type="float">
            <text:p>0.00891011</text:p>
          </table:table-cell>
          <table:table-cell office:value-type="float" office:value="0.0143668" calcext:value-type="float">
            <text:p>0.0143668</text:p>
          </table:table-cell>
          <table:table-cell office:value-type="float" office:value="0.0196841" calcext:value-type="float">
            <text:p>0.019684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539291" calcext:value-type="float">
            <text:p>0.0539291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40908" calcext:value-type="float">
            <text:p>0.000340908</text:p>
          </table:table-cell>
          <table:table-cell office:value-type="float" office:value="0.0018893" calcext:value-type="float">
            <text:p>0.0018893</text:p>
          </table:table-cell>
          <table:table-cell office:value-type="float" office:value="0.00438499" calcext:value-type="float">
            <text:p>0.00438499</text:p>
          </table:table-cell>
          <table:table-cell office:value-type="float" office:value="0.00893974" calcext:value-type="float">
            <text:p>0.00893974</text:p>
          </table:table-cell>
          <table:table-cell office:value-type="float" office:value="0.0146181" calcext:value-type="float">
            <text:p>0.0146181</text:p>
          </table:table-cell>
          <table:table-cell office:value-type="float" office:value="0.0196853" calcext:value-type="float">
            <text:p>0.0196853</text:p>
          </table:table-cell>
          <table:table-cell office:value-type="float" office:value="0.0253898" calcext:value-type="float">
            <text:p>0.0253898</text:p>
          </table:table-cell>
          <table:table-cell office:value-type="float" office:value="0.0552257" calcext:value-type="float">
            <text:p>0.0552257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2242" calcext:value-type="float">
            <text:p>0.000132242</text:p>
          </table:table-cell>
          <table:table-cell office:value-type="float" office:value="0.000340594" calcext:value-type="float">
            <text:p>0.000340594</text:p>
          </table:table-cell>
          <table:table-cell office:value-type="float" office:value="0.00189266" calcext:value-type="float">
            <text:p>0.00189266</text:p>
          </table:table-cell>
          <table:table-cell office:value-type="float" office:value="0.00441858" calcext:value-type="float">
            <text:p>0.00441858</text:p>
          </table:table-cell>
          <table:table-cell office:value-type="float" office:value="0.00895364" calcext:value-type="float">
            <text:p>0.00895364</text:p>
          </table:table-cell>
          <table:table-cell office:value-type="float" office:value="0.0148977" calcext:value-type="float">
            <text:p>0.0148977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0.0253862" calcext:value-type="float">
            <text:p>0.0253862</text:p>
          </table:table-cell>
          <table:table-cell office:value-type="float" office:value="0.0543744" calcext:value-type="float">
            <text:p>0.0543744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40083" calcext:value-type="float">
            <text:p>0.000340083</text:p>
          </table:table-cell>
          <table:table-cell office:value-type="float" office:value="0.00190218" calcext:value-type="float">
            <text:p>0.00190218</text:p>
          </table:table-cell>
          <table:table-cell office:value-type="float" office:value="0.0043952" calcext:value-type="float">
            <text:p>0.0043952</text:p>
          </table:table-cell>
          <table:table-cell office:value-type="float" office:value="0.00892248" calcext:value-type="float">
            <text:p>0.00892248</text:p>
          </table:table-cell>
          <table:table-cell office:value-type="float" office:value="0.0143742" calcext:value-type="float">
            <text:p>0.0143742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54208" calcext:value-type="float">
            <text:p>0.0254208</text:p>
          </table:table-cell>
          <table:table-cell office:value-type="float" office:value="0.0542854" calcext:value-type="float">
            <text:p>0.0542854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768" calcext:value-type="float">
            <text:p>0.000131768</text:p>
          </table:table-cell>
          <table:table-cell office:value-type="float" office:value="0.000359534" calcext:value-type="float">
            <text:p>0.000359534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39241" calcext:value-type="float">
            <text:p>0.00439241</text:p>
          </table:table-cell>
          <table:table-cell office:value-type="float" office:value="0.00891494" calcext:value-type="float">
            <text:p>0.00891494</text:p>
          </table:table-cell>
          <table:table-cell office:value-type="float" office:value="0.0144072" calcext:value-type="float">
            <text:p>0.0144072</text:p>
          </table:table-cell>
          <table:table-cell office:value-type="float" office:value="0.0196906" calcext:value-type="float">
            <text:p>0.0196906</text:p>
          </table:table-cell>
          <table:table-cell office:value-type="float" office:value="0.0254826" calcext:value-type="float">
            <text:p>0.0254826</text:p>
          </table:table-cell>
          <table:table-cell office:value-type="float" office:value="0.0542315" calcext:value-type="float">
            <text:p>0.0542315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39978" calcext:value-type="float">
            <text:p>0.000339978</text:p>
          </table:table-cell>
          <table:table-cell office:value-type="float" office:value="0.00189829" calcext:value-type="float">
            <text:p>0.00189829</text:p>
          </table:table-cell>
          <table:table-cell office:value-type="float" office:value="0.00444743" calcext:value-type="float">
            <text:p>0.00444743</text:p>
          </table:table-cell>
          <table:table-cell office:value-type="float" office:value="0.00893948" calcext:value-type="float">
            <text:p>0.00893948</text:p>
          </table:table-cell>
          <table:table-cell office:value-type="float" office:value="0.0145204" calcext:value-type="float">
            <text:p>0.0145204</text:p>
          </table:table-cell>
          <table:table-cell office:value-type="float" office:value="0.0197041" calcext:value-type="float">
            <text:p>0.0197041</text:p>
          </table:table-cell>
          <table:table-cell office:value-type="float" office:value="0.0253951" calcext:value-type="float">
            <text:p>0.0253951</text:p>
          </table:table-cell>
          <table:table-cell office:value-type="float" office:value="0.0543308" calcext:value-type="float">
            <text:p>0.0543308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40458" calcext:value-type="float">
            <text:p>0.000340458</text:p>
          </table:table-cell>
          <table:table-cell office:value-type="float" office:value="0.00188766" calcext:value-type="float">
            <text:p>0.00188766</text:p>
          </table:table-cell>
          <table:table-cell office:value-type="float" office:value="0.00442439" calcext:value-type="float">
            <text:p>0.00442439</text:p>
          </table:table-cell>
          <table:table-cell office:value-type="float" office:value="0.008903" calcext:value-type="float">
            <text:p>0.008903</text:p>
          </table:table-cell>
          <table:table-cell office:value-type="float" office:value="0.0144111" calcext:value-type="float">
            <text:p>0.0144111</text:p>
          </table:table-cell>
          <table:table-cell office:value-type="float" office:value="0.0196646" calcext:value-type="float">
            <text:p>0.0196646</text:p>
          </table:table-cell>
          <table:table-cell office:value-type="float" office:value="0.0253687" calcext:value-type="float">
            <text:p>0.0253687</text:p>
          </table:table-cell>
          <table:table-cell office:value-type="float" office:value="0.0537394" calcext:value-type="float">
            <text:p>0.0537394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8693" calcext:value-type="float">
            <text:p>0.000338693</text:p>
          </table:table-cell>
          <table:table-cell office:value-type="float" office:value="0.00189336" calcext:value-type="float">
            <text:p>0.00189336</text:p>
          </table:table-cell>
          <table:table-cell office:value-type="float" office:value="0.00439875" calcext:value-type="float">
            <text:p>0.00439875</text:p>
          </table:table-cell>
          <table:table-cell office:value-type="float" office:value="0.00898015" calcext:value-type="float">
            <text:p>0.00898015</text:p>
          </table:table-cell>
          <table:table-cell office:value-type="float" office:value="0.0148125" calcext:value-type="float">
            <text:p>0.0148125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3859" calcext:value-type="float">
            <text:p>0.0253859</text:p>
          </table:table-cell>
          <table:table-cell office:value-type="float" office:value="0.0538644" calcext:value-type="float">
            <text:p>0.0538644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39708" calcext:value-type="float">
            <text:p>0.000339708</text:p>
          </table:table-cell>
          <table:table-cell office:value-type="float" office:value="0.00189205" calcext:value-type="float">
            <text:p>0.00189205</text:p>
          </table:table-cell>
          <table:table-cell office:value-type="float" office:value="0.00439393" calcext:value-type="float">
            <text:p>0.00439393</text:p>
          </table:table-cell>
          <table:table-cell office:value-type="float" office:value="0.00899572" calcext:value-type="float">
            <text:p>0.00899572</text:p>
          </table:table-cell>
          <table:table-cell office:value-type="float" office:value="0.0144449" calcext:value-type="float">
            <text:p>0.0144449</text:p>
          </table:table-cell>
          <table:table-cell office:value-type="float" office:value="0.0196778" calcext:value-type="float">
            <text:p>0.0196778</text:p>
          </table:table-cell>
          <table:table-cell office:value-type="float" office:value="0.0253902" calcext:value-type="float">
            <text:p>0.0253902</text:p>
          </table:table-cell>
          <table:table-cell office:value-type="float" office:value="0.0543973" calcext:value-type="float">
            <text:p>0.0543973</text:p>
          </table:table-cell>
          <table:table-cell office:value-type="string" calcext:value-type="string">
            <text:p>Ciudades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2057" calcext:value-type="float">
            <text:p>0.000132057</text:p>
          </table:table-cell>
          <table:table-cell office:value-type="float" office:value="0.000339653" calcext:value-type="float">
            <text:p>0.000339653</text:p>
          </table:table-cell>
          <table:table-cell office:value-type="float" office:value="0.00189962" calcext:value-type="float">
            <text:p>0.00189962</text:p>
          </table:table-cell>
          <table:table-cell office:value-type="float" office:value="0.00438732" calcext:value-type="float">
            <text:p>0.00438732</text:p>
          </table:table-cell>
          <table:table-cell office:value-type="float" office:value="0.00892909" calcext:value-type="float">
            <text:p>0.00892909</text:p>
          </table:table-cell>
          <table:table-cell office:value-type="float" office:value="0.0143938" calcext:value-type="float">
            <text:p>0.0143938</text:p>
          </table:table-cell>
          <table:table-cell office:value-type="float" office:value="0.0198378" calcext:value-type="float">
            <text:p>0.0198378</text:p>
          </table:table-cell>
          <table:table-cell office:value-type="float" office:value="0.0253699" calcext:value-type="float">
            <text:p>0.0253699</text:p>
          </table:table-cell>
          <table:table-cell office:value-type="float" office:value="0.0539131" calcext:value-type="float">
            <text:p>0.0539131</text:p>
          </table:table-cell>
          <table:table-cell office:value-type="string" calcext:value-type="string">
            <text:p>Tiempo</text:p>
          </table:table-cell>
          <table:table-cell table:style-name="ce1" table:formula="of:=AVERAGE([.A29:.A1028])" office:value-type="float" office:value="0.0000274511806981519" calcext:value-type="float">
            <text:p>2.75E-005</text:p>
          </table:table-cell>
          <table:table-cell table:style-name="ce1" table:formula="of:=AVERAGE([.B29:.B1028])" office:value-type="float" office:value="0.000132385517453799" calcext:value-type="float">
            <text:p>1.32E-004</text:p>
          </table:table-cell>
          <table:table-cell table:style-name="ce1" table:formula="of:=AVERAGE([.C29:.C1028])" office:value-type="float" office:value="0.000339895343942505" calcext:value-type="float">
            <text:p>3.40E-004</text:p>
          </table:table-cell>
          <table:table-cell table:style-name="ce1" table:formula="of:=AVERAGE([.D29:.D1028])" office:value-type="float" office:value="0.00189463146817249" calcext:value-type="float">
            <text:p>1.89E-003</text:p>
          </table:table-cell>
          <table:table-cell table:style-name="ce1" table:formula="of:=AVERAGE([.E29:.E1028])" office:value-type="float" office:value="0.00440106701232033" calcext:value-type="float">
            <text:p>4.40E-003</text:p>
          </table:table-cell>
          <table:table-cell table:style-name="ce1" table:formula="of:=AVERAGE([.F29:.F1028])" office:value-type="float" office:value="0.00896248513347023" calcext:value-type="float">
            <text:p>8.96E-003</text:p>
          </table:table-cell>
          <table:table-cell table:style-name="ce1" table:formula="of:=AVERAGE([.G29:.G1028])" office:value-type="float" office:value="0.0144882685831622" calcext:value-type="float">
            <text:p>1.45E-002</text:p>
          </table:table-cell>
          <table:table-cell table:style-name="ce1" table:formula="of:=AVERAGE([.H29:.H1028])" office:value-type="float" office:value="0.0198266414784394" calcext:value-type="float">
            <text:p>1.98E-002</text:p>
          </table:table-cell>
          <table:table-cell table:style-name="ce1" table:formula="of:=AVERAGE([.I29:.I1028])" office:value-type="float" office:value="0.0254331934291581" calcext:value-type="float">
            <text:p>2.54E-002</text:p>
          </table:table-cell>
          <table:table-cell table:style-name="ce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61803" calcext:value-type="float">
            <text:p>0.000161803</text:p>
          </table:table-cell>
          <table:table-cell office:value-type="float" office:value="0.000339808" calcext:value-type="float">
            <text:p>0.000339808</text:p>
          </table:table-cell>
          <table:table-cell office:value-type="float" office:value="0.00188749" calcext:value-type="float">
            <text:p>0.00188749</text:p>
          </table:table-cell>
          <table:table-cell office:value-type="float" office:value="0.00439373" calcext:value-type="float">
            <text:p>0.00439373</text:p>
          </table:table-cell>
          <table:table-cell office:value-type="float" office:value="0.00902016" calcext:value-type="float">
            <text:p>0.00902016</text:p>
          </table:table-cell>
          <table:table-cell office:value-type="float" office:value="0.0143827" calcext:value-type="float">
            <text:p>0.0143827</text:p>
          </table:table-cell>
          <table:table-cell office:value-type="float" office:value="0.0199605" calcext:value-type="float">
            <text:p>0.0199605</text:p>
          </table:table-cell>
          <table:table-cell office:value-type="float" office:value="0.0253888" calcext:value-type="float">
            <text:p>0.0253888</text:p>
          </table:table-cell>
          <table:table-cell office:value-type="float" office:value="0.0538907" calcext:value-type="float">
            <text:p>0.0538907</text:p>
          </table:table-cell>
          <table:table-cell office:value-type="string" calcext:value-type="string">
            <text:p>Dividido</text:p>
          </table:table-cell>
          <table:table-cell table:style-name="ce1" table:formula="of:=AVERAGE([.A30:.A1029])/LOG([.L28])" office:value-type="float" office:value="0.0000137257261048304" calcext:value-type="float">
            <text:p>1.37E-005</text:p>
          </table:table-cell>
          <table:table-cell table:style-name="ce1" table:formula="of:=AVERAGE([.B30:.B1029])/LOG([.M28])" office:value-type="float" office:value="0.0000490505099629395" calcext:value-type="float">
            <text:p>4.91E-005</text:p>
          </table:table-cell>
          <table:table-cell table:style-name="ce1" table:formula="of:=AVERAGE([.C30:.C1029])/LOG([.N28])" office:value-type="float" office:value="0.000113298531003768" calcext:value-type="float">
            <text:p>1.13E-004</text:p>
          </table:table-cell>
          <table:table-cell table:style-name="ce1" table:formula="of:=AVERAGE([.D30:.D1029])/LOG([.O28])" office:value-type="float" office:value="0.000512203759152365" calcext:value-type="float">
            <text:p>5.12E-004</text:p>
          </table:table-cell>
          <table:table-cell table:style-name="ce1" table:formula="of:=AVERAGE([.E30:.E1029])/LOG([.P28])" office:value-type="float" office:value="0.00110027028520041" calcext:value-type="float">
            <text:p>1.10E-003</text:p>
          </table:table-cell>
          <table:table-cell table:style-name="ce1" table:formula="of:=AVERAGE([.F30:.F1029])/LOG([.Q28])" office:value-type="float" office:value="0.00208380770753246" calcext:value-type="float">
            <text:p>2.08E-003</text:p>
          </table:table-cell>
          <table:table-cell table:style-name="ce1" table:formula="of:=AVERAGE([.G30:.G1029])/LOG([.R28])" office:value-type="float" office:value="0.00323608963190409" calcext:value-type="float">
            <text:p>3.24E-003</text:p>
          </table:table-cell>
          <table:table-cell table:style-name="ce1" table:formula="of:=AVERAGE([.H30:.H1029])/LOG([.S28])" office:value-type="float" office:value="0.0043082076391091" calcext:value-type="float">
            <text:p>4.31E-003</text:p>
          </table:table-cell>
          <table:table-cell table:style-name="ce1" table:formula="of:=AVERAGE([.I30:.I1029])/LOG([.T28])" office:value-type="float" office:value="0.00541251773377195" calcext:value-type="float">
            <text:p>5.41E-003</text:p>
          </table:table-cell>
          <table:table-cell table:style-name="ce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2392" calcext:value-type="float">
            <text:p>0.000132392</text:p>
          </table:table-cell>
          <table:table-cell office:value-type="float" office:value="0.000339598" calcext:value-type="float">
            <text:p>0.000339598</text:p>
          </table:table-cell>
          <table:table-cell office:value-type="float" office:value="0.0018966" calcext:value-type="float">
            <text:p>0.0018966</text:p>
          </table:table-cell>
          <table:table-cell office:value-type="float" office:value="0.00439905" calcext:value-type="float">
            <text:p>0.00439905</text:p>
          </table:table-cell>
          <table:table-cell office:value-type="float" office:value="0.00897141" calcext:value-type="float">
            <text:p>0.00897141</text:p>
          </table:table-cell>
          <table:table-cell office:value-type="float" office:value="0.0143587" calcext:value-type="float">
            <text:p>0.0143587</text:p>
          </table:table-cell>
          <table:table-cell office:value-type="float" office:value="0.0196848" calcext:value-type="float">
            <text:p>0.0196848</text:p>
          </table:table-cell>
          <table:table-cell office:value-type="float" office:value="0.0254487" calcext:value-type="float">
            <text:p>0.0254487</text:p>
          </table:table-cell>
          <table:table-cell office:value-type="float" office:value="0.053836" calcext:value-type="float">
            <text:p>0.053836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863" calcext:value-type="float">
            <text:p>0.000131863</text:p>
          </table:table-cell>
          <table:table-cell office:value-type="float" office:value="0.000339258" calcext:value-type="float">
            <text:p>0.000339258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0438964" calcext:value-type="float">
            <text:p>0.00438964</text:p>
          </table:table-cell>
          <table:table-cell office:value-type="float" office:value="0.00892286" calcext:value-type="float">
            <text:p>0.00892286</text:p>
          </table:table-cell>
          <table:table-cell office:value-type="float" office:value="0.0145967" calcext:value-type="float">
            <text:p>0.0145967</text:p>
          </table:table-cell>
          <table:table-cell office:value-type="float" office:value="0.0196418" calcext:value-type="float">
            <text:p>0.0196418</text:p>
          </table:table-cell>
          <table:table-cell office:value-type="float" office:value="0.025615" calcext:value-type="float">
            <text:p>0.025615</text:p>
          </table:table-cell>
          <table:table-cell office:value-type="float" office:value="0.0538725" calcext:value-type="float">
            <text:p>0.0538725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463" calcext:value-type="float">
            <text:p>0.000339463</text:p>
          </table:table-cell>
          <table:table-cell office:value-type="float" office:value="0.00189318" calcext:value-type="float">
            <text:p>0.00189318</text:p>
          </table:table-cell>
          <table:table-cell office:value-type="float" office:value="0.00440155" calcext:value-type="float">
            <text:p>0.00440155</text:p>
          </table:table-cell>
          <table:table-cell office:value-type="float" office:value="0.00899361" calcext:value-type="float">
            <text:p>0.00899361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019655" calcext:value-type="float">
            <text:p>0.019655</text:p>
          </table:table-cell>
          <table:table-cell office:value-type="float" office:value="0.0253956" calcext:value-type="float">
            <text:p>0.0253956</text:p>
          </table:table-cell>
          <table:table-cell office:value-type="float" office:value="0.0538504" calcext:value-type="float">
            <text:p>0.0538504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39714" calcext:value-type="float">
            <text:p>0.000339714</text:p>
          </table:table-cell>
          <table:table-cell office:value-type="float" office:value="0.00189013" calcext:value-type="float">
            <text:p>0.00189013</text:p>
          </table:table-cell>
          <table:table-cell office:value-type="float" office:value="0.00439639" calcext:value-type="float">
            <text:p>0.00439639</text:p>
          </table:table-cell>
          <table:table-cell office:value-type="float" office:value="0.00893145" calcext:value-type="float">
            <text:p>0.00893145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96797" calcext:value-type="float">
            <text:p>0.0196797</text:p>
          </table:table-cell>
          <table:table-cell office:value-type="float" office:value="0.0253541" calcext:value-type="float">
            <text:p>0.0253541</text:p>
          </table:table-cell>
          <table:table-cell office:value-type="float" office:value="0.0538653" calcext:value-type="float">
            <text:p>0.0538653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56258" calcext:value-type="float">
            <text:p>0.000356258</text:p>
          </table:table-cell>
          <table:table-cell office:value-type="float" office:value="0.00189657" calcext:value-type="float">
            <text:p>0.00189657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894502" calcext:value-type="float">
            <text:p>0.00894502</text:p>
          </table:table-cell>
          <table:table-cell office:value-type="float" office:value="0.0143893" calcext:value-type="float">
            <text:p>0.0143893</text:p>
          </table:table-cell>
          <table:table-cell office:value-type="float" office:value="0.0196655" calcext:value-type="float">
            <text:p>0.0196655</text:p>
          </table:table-cell>
          <table:table-cell office:value-type="float" office:value="0.0253996" calcext:value-type="float">
            <text:p>0.0253996</text:p>
          </table:table-cell>
          <table:table-cell office:value-type="float" office:value="0.0539799" calcext:value-type="float">
            <text:p>0.0539799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40433" calcext:value-type="float">
            <text:p>0.000340433</text:p>
          </table:table-cell>
          <table:table-cell office:value-type="float" office:value="0.00189235" calcext:value-type="float">
            <text:p>0.00189235</text:p>
          </table:table-cell>
          <table:table-cell office:value-type="float" office:value="0.00437904" calcext:value-type="float">
            <text:p>0.00437904</text:p>
          </table:table-cell>
          <table:table-cell office:value-type="float" office:value="0.00888395" calcext:value-type="float">
            <text:p>0.00888395</text:p>
          </table:table-cell>
          <table:table-cell office:value-type="float" office:value="0.0143904" calcext:value-type="float">
            <text:p>0.0143904</text:p>
          </table:table-cell>
          <table:table-cell office:value-type="float" office:value="0.0199769" calcext:value-type="float">
            <text:p>0.0199769</text:p>
          </table:table-cell>
          <table:table-cell office:value-type="float" office:value="0.0253792" calcext:value-type="float">
            <text:p>0.0253792</text:p>
          </table:table-cell>
          <table:table-cell office:value-type="float" office:value="0.0541296" calcext:value-type="float">
            <text:p>0.0541296</text:p>
          </table:table-cell>
          <table:table-cell table:number-columns-repeated="11"/>
        </table:table-row>
        <table:table-row table:style-name="ro1">
          <table:table-cell office:value-type="float" office:value="0.000026998" calcext:value-type="float">
            <text:p>2.70E-005</text:p>
          </table:table-cell>
          <table:table-cell office:value-type="float" office:value="0.000132347" calcext:value-type="float">
            <text:p>0.000132347</text:p>
          </table:table-cell>
          <table:table-cell office:value-type="float" office:value="0.000339869" calcext:value-type="float">
            <text:p>0.000339869</text:p>
          </table:table-cell>
          <table:table-cell office:value-type="float" office:value="0.00189161" calcext:value-type="float">
            <text:p>0.00189161</text:p>
          </table:table-cell>
          <table:table-cell office:value-type="float" office:value="0.00439293" calcext:value-type="float">
            <text:p>0.00439293</text:p>
          </table:table-cell>
          <table:table-cell office:value-type="float" office:value="0.00892522" calcext:value-type="float">
            <text:p>0.00892522</text:p>
          </table:table-cell>
          <table:table-cell office:value-type="float" office:value="0.0147289" calcext:value-type="float">
            <text:p>0.0147289</text:p>
          </table:table-cell>
          <table:table-cell office:value-type="float" office:value="0.0198986" calcext:value-type="float">
            <text:p>0.0198986</text:p>
          </table:table-cell>
          <table:table-cell office:value-type="float" office:value="0.0254191" calcext:value-type="float">
            <text:p>0.0254191</text:p>
          </table:table-cell>
          <table:table-cell office:value-type="float" office:value="0.054054" calcext:value-type="float">
            <text:p>0.054054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2068" calcext:value-type="float">
            <text:p>0.000132068</text:p>
          </table:table-cell>
          <table:table-cell office:value-type="float" office:value="0.000340208" calcext:value-type="float">
            <text:p>0.000340208</text:p>
          </table:table-cell>
          <table:table-cell office:value-type="float" office:value="0.00188901" calcext:value-type="float">
            <text:p>0.00188901</text:p>
          </table:table-cell>
          <table:table-cell office:value-type="float" office:value="0.00439455" calcext:value-type="float">
            <text:p>0.00439455</text:p>
          </table:table-cell>
          <table:table-cell office:value-type="float" office:value="0.0089204" calcext:value-type="float">
            <text:p>0.0089204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96984" calcext:value-type="float">
            <text:p>0.0196984</text:p>
          </table:table-cell>
          <table:table-cell office:value-type="float" office:value="0.0253729" calcext:value-type="float">
            <text:p>0.0253729</text:p>
          </table:table-cell>
          <table:table-cell office:value-type="float" office:value="0.0540765" calcext:value-type="float">
            <text:p>0.0540765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857" calcext:value-type="float">
            <text:p>0.000131857</text:p>
          </table:table-cell>
          <table:table-cell office:value-type="float" office:value="0.000339829" calcext:value-type="float">
            <text:p>0.000339829</text:p>
          </table:table-cell>
          <table:table-cell office:value-type="float" office:value="0.0018929" calcext:value-type="float">
            <text:p>0.0018929</text:p>
          </table:table-cell>
          <table:table-cell office:value-type="float" office:value="0.00439102" calcext:value-type="float">
            <text:p>0.00439102</text:p>
          </table:table-cell>
          <table:table-cell office:value-type="float" office:value="0.00893027" calcext:value-type="float">
            <text:p>0.00893027</text:p>
          </table:table-cell>
          <table:table-cell office:value-type="float" office:value="0.014501" calcext:value-type="float">
            <text:p>0.014501</text:p>
          </table:table-cell>
          <table:table-cell office:value-type="float" office:value="0.0196759" calcext:value-type="float">
            <text:p>0.0196759</text:p>
          </table:table-cell>
          <table:table-cell office:value-type="float" office:value="0.0255192" calcext:value-type="float">
            <text:p>0.0255192</text:p>
          </table:table-cell>
          <table:table-cell office:value-type="float" office:value="0.0541538" calcext:value-type="float">
            <text:p>0.0541538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752" calcext:value-type="float">
            <text:p>0.000131752</text:p>
          </table:table-cell>
          <table:table-cell office:value-type="float" office:value="0.000339653" calcext:value-type="float">
            <text:p>0.000339653</text:p>
          </table:table-cell>
          <table:table-cell office:value-type="float" office:value="0.00189074" calcext:value-type="float">
            <text:p>0.00189074</text:p>
          </table:table-cell>
          <table:table-cell office:value-type="float" office:value="0.00439577" calcext:value-type="float">
            <text:p>0.00439577</text:p>
          </table:table-cell>
          <table:table-cell office:value-type="float" office:value="0.00888866" calcext:value-type="float">
            <text:p>0.00888866</text:p>
          </table:table-cell>
          <table:table-cell office:value-type="float" office:value="0.0143427" calcext:value-type="float">
            <text:p>0.0143427</text:p>
          </table:table-cell>
          <table:table-cell office:value-type="float" office:value="0.0198436" calcext:value-type="float">
            <text:p>0.0198436</text:p>
          </table:table-cell>
          <table:table-cell office:value-type="float" office:value="0.0254184" calcext:value-type="float">
            <text:p>0.0254184</text:p>
          </table:table-cell>
          <table:table-cell office:value-type="float" office:value="0.0546361" calcext:value-type="float">
            <text:p>0.0546361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38994" calcext:value-type="float">
            <text:p>0.000338994</text:p>
          </table:table-cell>
          <table:table-cell office:value-type="float" office:value="0.00189591" calcext:value-type="float">
            <text:p>0.00189591</text:p>
          </table:table-cell>
          <table:table-cell office:value-type="float" office:value="0.00438507" calcext:value-type="float">
            <text:p>0.00438507</text:p>
          </table:table-cell>
          <table:table-cell office:value-type="float" office:value="0.00893331" calcext:value-type="float">
            <text:p>0.00893331</text:p>
          </table:table-cell>
          <table:table-cell office:value-type="float" office:value="0.0146311" calcext:value-type="float">
            <text:p>0.0146311</text:p>
          </table:table-cell>
          <table:table-cell office:value-type="float" office:value="0.0197568" calcext:value-type="float">
            <text:p>0.0197568</text:p>
          </table:table-cell>
          <table:table-cell office:value-type="float" office:value="0.0253813" calcext:value-type="float">
            <text:p>0.0253813</text:p>
          </table:table-cell>
          <table:table-cell office:value-type="float" office:value="0.0544951" calcext:value-type="float">
            <text:p>0.0544951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42762" calcext:value-type="float">
            <text:p>0.000142762</text:p>
          </table:table-cell>
          <table:table-cell office:value-type="float" office:value="0.000339613" calcext:value-type="float">
            <text:p>0.000339613</text:p>
          </table:table-cell>
          <table:table-cell office:value-type="float" office:value="0.00188599" calcext:value-type="float">
            <text:p>0.00188599</text:p>
          </table:table-cell>
          <table:table-cell office:value-type="float" office:value="0.00444191" calcext:value-type="float">
            <text:p>0.00444191</text:p>
          </table:table-cell>
          <table:table-cell office:value-type="float" office:value="0.00894426" calcext:value-type="float">
            <text:p>0.00894426</text:p>
          </table:table-cell>
          <table:table-cell office:value-type="float" office:value="0.0143953" calcext:value-type="float">
            <text:p>0.0143953</text:p>
          </table:table-cell>
          <table:table-cell office:value-type="float" office:value="0.0196599" calcext:value-type="float">
            <text:p>0.0196599</text:p>
          </table:table-cell>
          <table:table-cell office:value-type="float" office:value="0.0253609" calcext:value-type="float">
            <text:p>0.0253609</text:p>
          </table:table-cell>
          <table:table-cell office:value-type="float" office:value="0.0546042" calcext:value-type="float">
            <text:p>0.0546042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2047" calcext:value-type="float">
            <text:p>0.000132047</text:p>
          </table:table-cell>
          <table:table-cell office:value-type="float" office:value="0.000338878" calcext:value-type="float">
            <text:p>0.000338878</text:p>
          </table:table-cell>
          <table:table-cell office:value-type="float" office:value="0.00189091" calcext:value-type="float">
            <text:p>0.00189091</text:p>
          </table:table-cell>
          <table:table-cell office:value-type="float" office:value="0.00444411" calcext:value-type="float">
            <text:p>0.00444411</text:p>
          </table:table-cell>
          <table:table-cell office:value-type="float" office:value="0.00905889" calcext:value-type="float">
            <text:p>0.00905889</text:p>
          </table:table-cell>
          <table:table-cell office:value-type="float" office:value="0.0146891" calcext:value-type="float">
            <text:p>0.0146891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025676" calcext:value-type="float">
            <text:p>0.025676</text:p>
          </table:table-cell>
          <table:table-cell office:value-type="float" office:value="0.0546216" calcext:value-type="float">
            <text:p>0.0546216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658" calcext:value-type="float">
            <text:p>0.000131658</text:p>
          </table:table-cell>
          <table:table-cell office:value-type="float" office:value="0.000339573" calcext:value-type="float">
            <text:p>0.000339573</text:p>
          </table:table-cell>
          <table:table-cell office:value-type="float" office:value="0.00188754" calcext:value-type="float">
            <text:p>0.00188754</text:p>
          </table:table-cell>
          <table:table-cell office:value-type="float" office:value="0.00438042" calcext:value-type="float">
            <text:p>0.00438042</text:p>
          </table:table-cell>
          <table:table-cell office:value-type="float" office:value="0.00895528" calcext:value-type="float">
            <text:p>0.00895528</text:p>
          </table:table-cell>
          <table:table-cell office:value-type="float" office:value="0.014424" calcext:value-type="float">
            <text:p>0.014424</text:p>
          </table:table-cell>
          <table:table-cell office:value-type="float" office:value="0.0201243" calcext:value-type="float">
            <text:p>0.0201243</text:p>
          </table:table-cell>
          <table:table-cell office:value-type="float" office:value="0.0277217" calcext:value-type="float">
            <text:p>0.0277217</text:p>
          </table:table-cell>
          <table:table-cell office:value-type="float" office:value="0.0547386" calcext:value-type="float">
            <text:p>0.0547386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5311" calcext:value-type="float">
            <text:p>0.000135311</text:p>
          </table:table-cell>
          <table:table-cell office:value-type="float" office:value="0.000340313" calcext:value-type="float">
            <text:p>0.000340313</text:p>
          </table:table-cell>
          <table:table-cell office:value-type="float" office:value="0.00189333" calcext:value-type="float">
            <text:p>0.00189333</text:p>
          </table:table-cell>
          <table:table-cell office:value-type="float" office:value="0.00438788" calcext:value-type="float">
            <text:p>0.00438788</text:p>
          </table:table-cell>
          <table:table-cell office:value-type="float" office:value="0.0090238" calcext:value-type="float">
            <text:p>0.0090238</text:p>
          </table:table-cell>
          <table:table-cell office:value-type="float" office:value="0.0143831" calcext:value-type="float">
            <text:p>0.0143831</text:p>
          </table:table-cell>
          <table:table-cell office:value-type="float" office:value="0.0196846" calcext:value-type="float">
            <text:p>0.0196846</text:p>
          </table:table-cell>
          <table:table-cell office:value-type="float" office:value="0.0259071" calcext:value-type="float">
            <text:p>0.0259071</text:p>
          </table:table-cell>
          <table:table-cell office:value-type="float" office:value="0.0552471" calcext:value-type="float">
            <text:p>0.0552471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318" calcext:value-type="float">
            <text:p>0.000339318</text:p>
          </table:table-cell>
          <table:table-cell office:value-type="float" office:value="0.00189877" calcext:value-type="float">
            <text:p>0.00189877</text:p>
          </table:table-cell>
          <table:table-cell office:value-type="float" office:value="0.00443682" calcext:value-type="float">
            <text:p>0.00443682</text:p>
          </table:table-cell>
          <table:table-cell office:value-type="float" office:value="0.00897806" calcext:value-type="float">
            <text:p>0.00897806</text:p>
          </table:table-cell>
          <table:table-cell office:value-type="float" office:value="0.0143741" calcext:value-type="float">
            <text:p>0.0143741</text:p>
          </table:table-cell>
          <table:table-cell office:value-type="float" office:value="0.0196739" calcext:value-type="float">
            <text:p>0.0196739</text:p>
          </table:table-cell>
          <table:table-cell office:value-type="float" office:value="0.0254212" calcext:value-type="float">
            <text:p>0.0254212</text:p>
          </table:table-cell>
          <table:table-cell office:value-type="float" office:value="0.0548372" calcext:value-type="float">
            <text:p>0.0548372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2357" calcext:value-type="float">
            <text:p>0.000132357</text:p>
          </table:table-cell>
          <table:table-cell office:value-type="float" office:value="0.000344353" calcext:value-type="float">
            <text:p>0.000344353</text:p>
          </table:table-cell>
          <table:table-cell office:value-type="float" office:value="0.00189895" calcext:value-type="float">
            <text:p>0.00189895</text:p>
          </table:table-cell>
          <table:table-cell office:value-type="float" office:value="0.00438096" calcext:value-type="float">
            <text:p>0.00438096</text:p>
          </table:table-cell>
          <table:table-cell office:value-type="float" office:value="0.0089541" calcext:value-type="float">
            <text:p>0.0089541</text:p>
          </table:table-cell>
          <table:table-cell office:value-type="float" office:value="0.0146651" calcext:value-type="float">
            <text:p>0.0146651</text:p>
          </table:table-cell>
          <table:table-cell office:value-type="float" office:value="0.0196686" calcext:value-type="float">
            <text:p>0.0196686</text:p>
          </table:table-cell>
          <table:table-cell office:value-type="float" office:value="0.0256142" calcext:value-type="float">
            <text:p>0.0256142</text:p>
          </table:table-cell>
          <table:table-cell office:value-type="float" office:value="0.0550655" calcext:value-type="float">
            <text:p>0.0550655</text:p>
          </table:table-cell>
          <table:table-cell table:number-columns-repeated="11"/>
        </table:table-row>
        <table:table-row table:style-name="ro1">
          <table:table-cell office:value-type="float" office:value="0.000026907" calcext:value-type="float">
            <text:p>2.69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704" calcext:value-type="float">
            <text:p>0.000339704</text:p>
          </table:table-cell>
          <table:table-cell office:value-type="float" office:value="0.00191801" calcext:value-type="float">
            <text:p>0.00191801</text:p>
          </table:table-cell>
          <table:table-cell office:value-type="float" office:value="0.00442122" calcext:value-type="float">
            <text:p>0.00442122</text:p>
          </table:table-cell>
          <table:table-cell office:value-type="float" office:value="0.0088948" calcext:value-type="float">
            <text:p>0.0088948</text:p>
          </table:table-cell>
          <table:table-cell office:value-type="float" office:value="0.0146233" calcext:value-type="float">
            <text:p>0.0146233</text:p>
          </table:table-cell>
          <table:table-cell office:value-type="float" office:value="0.0201543" calcext:value-type="float">
            <text:p>0.0201543</text:p>
          </table:table-cell>
          <table:table-cell office:value-type="float" office:value="0.0260189" calcext:value-type="float">
            <text:p>0.0260189</text:p>
          </table:table-cell>
          <table:table-cell office:value-type="float" office:value="0.0550811" calcext:value-type="float">
            <text:p>0.0550811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225793" calcext:value-type="float">
            <text:p>0.000225793</text:p>
          </table:table-cell>
          <table:table-cell office:value-type="float" office:value="0.000339768" calcext:value-type="float">
            <text:p>0.000339768</text:p>
          </table:table-cell>
          <table:table-cell office:value-type="float" office:value="0.00190106" calcext:value-type="float">
            <text:p>0.00190106</text:p>
          </table:table-cell>
          <table:table-cell office:value-type="float" office:value="0.00443735" calcext:value-type="float">
            <text:p>0.00443735</text:p>
          </table:table-cell>
          <table:table-cell office:value-type="float" office:value="0.00891177" calcext:value-type="float">
            <text:p>0.00891177</text:p>
          </table:table-cell>
          <table:table-cell office:value-type="float" office:value="0.0148293" calcext:value-type="float">
            <text:p>0.0148293</text:p>
          </table:table-cell>
          <table:table-cell office:value-type="float" office:value="0.0197073" calcext:value-type="float">
            <text:p>0.0197073</text:p>
          </table:table-cell>
          <table:table-cell office:value-type="float" office:value="0.0253979" calcext:value-type="float">
            <text:p>0.0253979</text:p>
          </table:table-cell>
          <table:table-cell office:value-type="float" office:value="0.0549186" calcext:value-type="float">
            <text:p>0.0549186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3607" calcext:value-type="float">
            <text:p>0.000133607</text:p>
          </table:table-cell>
          <table:table-cell office:value-type="float" office:value="0.000339279" calcext:value-type="float">
            <text:p>0.000339279</text:p>
          </table:table-cell>
          <table:table-cell office:value-type="float" office:value="0.00191339" calcext:value-type="float">
            <text:p>0.00191339</text:p>
          </table:table-cell>
          <table:table-cell office:value-type="float" office:value="0.00438526" calcext:value-type="float">
            <text:p>0.00438526</text:p>
          </table:table-cell>
          <table:table-cell office:value-type="float" office:value="0.00892311" calcext:value-type="float">
            <text:p>0.00892311</text:p>
          </table:table-cell>
          <table:table-cell office:value-type="float" office:value="0.0144927" calcext:value-type="float">
            <text:p>0.0144927</text:p>
          </table:table-cell>
          <table:table-cell office:value-type="float" office:value="0.0199189" calcext:value-type="float">
            <text:p>0.0199189</text:p>
          </table:table-cell>
          <table:table-cell office:value-type="float" office:value="0.0254266" calcext:value-type="float">
            <text:p>0.0254266</text:p>
          </table:table-cell>
          <table:table-cell office:value-type="float" office:value="0.0538986" calcext:value-type="float">
            <text:p>0.0538986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996" calcext:value-type="float">
            <text:p>0.0001996</text:p>
          </table:table-cell>
          <table:table-cell office:value-type="float" office:value="0.000339568" calcext:value-type="float">
            <text:p>0.000339568</text:p>
          </table:table-cell>
          <table:table-cell office:value-type="float" office:value="0.00190465" calcext:value-type="float">
            <text:p>0.00190465</text:p>
          </table:table-cell>
          <table:table-cell office:value-type="float" office:value="0.00438985" calcext:value-type="float">
            <text:p>0.00438985</text:p>
          </table:table-cell>
          <table:table-cell office:value-type="float" office:value="0.00892712" calcext:value-type="float">
            <text:p>0.00892712</text:p>
          </table:table-cell>
          <table:table-cell office:value-type="float" office:value="0.0144142" calcext:value-type="float">
            <text:p>0.0144142</text:p>
          </table:table-cell>
          <table:table-cell office:value-type="float" office:value="0.0196865" calcext:value-type="float">
            <text:p>0.0196865</text:p>
          </table:table-cell>
          <table:table-cell office:value-type="float" office:value="0.0253592" calcext:value-type="float">
            <text:p>0.0253592</text:p>
          </table:table-cell>
          <table:table-cell office:value-type="float" office:value="0.0538409" calcext:value-type="float">
            <text:p>0.0538409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3202" calcext:value-type="float">
            <text:p>0.000133202</text:p>
          </table:table-cell>
          <table:table-cell office:value-type="float" office:value="0.000339524" calcext:value-type="float">
            <text:p>0.000339524</text:p>
          </table:table-cell>
          <table:table-cell office:value-type="float" office:value="0.0019627" calcext:value-type="float">
            <text:p>0.0019627</text:p>
          </table:table-cell>
          <table:table-cell office:value-type="float" office:value="0.00439109" calcext:value-type="float">
            <text:p>0.00439109</text:p>
          </table:table-cell>
          <table:table-cell office:value-type="float" office:value="0.00892501" calcext:value-type="float">
            <text:p>0.00892501</text:p>
          </table:table-cell>
          <table:table-cell office:value-type="float" office:value="0.0143483" calcext:value-type="float">
            <text:p>0.0143483</text:p>
          </table:table-cell>
          <table:table-cell office:value-type="float" office:value="0.0202278" calcext:value-type="float">
            <text:p>0.0202278</text:p>
          </table:table-cell>
          <table:table-cell office:value-type="float" office:value="0.0254905" calcext:value-type="float">
            <text:p>0.0254905</text:p>
          </table:table-cell>
          <table:table-cell office:value-type="float" office:value="0.0539468" calcext:value-type="float">
            <text:p>0.0539468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2332" calcext:value-type="float">
            <text:p>0.000132332</text:p>
          </table:table-cell>
          <table:table-cell office:value-type="float" office:value="0.000338723" calcext:value-type="float">
            <text:p>0.000338723</text:p>
          </table:table-cell>
          <table:table-cell office:value-type="float" office:value="0.00193799" calcext:value-type="float">
            <text:p>0.00193799</text:p>
          </table:table-cell>
          <table:table-cell office:value-type="float" office:value="0.00438801" calcext:value-type="float">
            <text:p>0.00438801</text:p>
          </table:table-cell>
          <table:table-cell office:value-type="float" office:value="0.00890333" calcext:value-type="float">
            <text:p>0.00890333</text:p>
          </table:table-cell>
          <table:table-cell office:value-type="float" office:value="0.014459" calcext:value-type="float">
            <text:p>0.014459</text:p>
          </table:table-cell>
          <table:table-cell office:value-type="float" office:value="0.0196742" calcext:value-type="float">
            <text:p>0.0196742</text:p>
          </table:table-cell>
          <table:table-cell office:value-type="float" office:value="0.0254207" calcext:value-type="float">
            <text:p>0.0254207</text:p>
          </table:table-cell>
          <table:table-cell office:value-type="float" office:value="0.0540119" calcext:value-type="float">
            <text:p>0.0540119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2492" calcext:value-type="float">
            <text:p>0.000132492</text:p>
          </table:table-cell>
          <table:table-cell office:value-type="float" office:value="0.000339358" calcext:value-type="float">
            <text:p>0.000339358</text:p>
          </table:table-cell>
          <table:table-cell office:value-type="float" office:value="0.00188847" calcext:value-type="float">
            <text:p>0.00188847</text:p>
          </table:table-cell>
          <table:table-cell office:value-type="float" office:value="0.00439178" calcext:value-type="float">
            <text:p>0.00439178</text:p>
          </table:table-cell>
          <table:table-cell office:value-type="float" office:value="0.00894139" calcext:value-type="float">
            <text:p>0.00894139</text:p>
          </table:table-cell>
          <table:table-cell office:value-type="float" office:value="0.0148359" calcext:value-type="float">
            <text:p>0.0148359</text:p>
          </table:table-cell>
          <table:table-cell office:value-type="float" office:value="0.0196946" calcext:value-type="float">
            <text:p>0.0196946</text:p>
          </table:table-cell>
          <table:table-cell office:value-type="float" office:value="0.0254259" calcext:value-type="float">
            <text:p>0.0254259</text:p>
          </table:table-cell>
          <table:table-cell office:value-type="float" office:value="0.0557576" calcext:value-type="float">
            <text:p>0.0557576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2527" calcext:value-type="float">
            <text:p>0.000132527</text:p>
          </table:table-cell>
          <table:table-cell office:value-type="float" office:value="0.000339208" calcext:value-type="float">
            <text:p>0.000339208</text:p>
          </table:table-cell>
          <table:table-cell office:value-type="float" office:value="0.00188712" calcext:value-type="float">
            <text:p>0.00188712</text:p>
          </table:table-cell>
          <table:table-cell office:value-type="float" office:value="0.0043904" calcext:value-type="float">
            <text:p>0.0043904</text:p>
          </table:table-cell>
          <table:table-cell office:value-type="float" office:value="0.00899786" calcext:value-type="float">
            <text:p>0.00899786</text:p>
          </table:table-cell>
          <table:table-cell office:value-type="float" office:value="0.0143918" calcext:value-type="float">
            <text:p>0.014391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0.0255092" calcext:value-type="float">
            <text:p>0.0255092</text:p>
          </table:table-cell>
          <table:table-cell office:value-type="float" office:value="0.0562216" calcext:value-type="float">
            <text:p>0.0562216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2202" calcext:value-type="float">
            <text:p>0.000132202</text:p>
          </table:table-cell>
          <table:table-cell office:value-type="float" office:value="0.000340003" calcext:value-type="float">
            <text:p>0.000340003</text:p>
          </table:table-cell>
          <table:table-cell office:value-type="float" office:value="0.00188692" calcext:value-type="float">
            <text:p>0.00188692</text:p>
          </table:table-cell>
          <table:table-cell office:value-type="float" office:value="0.0043913" calcext:value-type="float">
            <text:p>0.0043913</text:p>
          </table:table-cell>
          <table:table-cell office:value-type="float" office:value="0.00892021" calcext:value-type="float">
            <text:p>0.00892021</text:p>
          </table:table-cell>
          <table:table-cell office:value-type="float" office:value="0.0143896" calcext:value-type="float">
            <text:p>0.0143896</text:p>
          </table:table-cell>
          <table:table-cell office:value-type="float" office:value="0.0204676" calcext:value-type="float">
            <text:p>0.0204676</text:p>
          </table:table-cell>
          <table:table-cell office:value-type="float" office:value="0.0253971" calcext:value-type="float">
            <text:p>0.0253971</text:p>
          </table:table-cell>
          <table:table-cell office:value-type="float" office:value="0.0563422" calcext:value-type="float">
            <text:p>0.0563422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41482" calcext:value-type="float">
            <text:p>0.000141482</text:p>
          </table:table-cell>
          <table:table-cell office:value-type="float" office:value="0.000339558" calcext:value-type="float">
            <text:p>0.000339558</text:p>
          </table:table-cell>
          <table:table-cell office:value-type="float" office:value="0.00189035" calcext:value-type="float">
            <text:p>0.00189035</text:p>
          </table:table-cell>
          <table:table-cell office:value-type="float" office:value="0.00438404" calcext:value-type="float">
            <text:p>0.00438404</text:p>
          </table:table-cell>
          <table:table-cell office:value-type="float" office:value="0.00891979" calcext:value-type="float">
            <text:p>0.00891979</text:p>
          </table:table-cell>
          <table:table-cell office:value-type="float" office:value="0.0143756" calcext:value-type="float">
            <text:p>0.0143756</text:p>
          </table:table-cell>
          <table:table-cell office:value-type="float" office:value="0.0196929" calcext:value-type="float">
            <text:p>0.0196929</text:p>
          </table:table-cell>
          <table:table-cell office:value-type="float" office:value="0.0253577" calcext:value-type="float">
            <text:p>0.0253577</text:p>
          </table:table-cell>
          <table:table-cell office:value-type="float" office:value="0.0570985" calcext:value-type="float">
            <text:p>0.0570985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2033" calcext:value-type="float">
            <text:p>0.000132033</text:p>
          </table:table-cell>
          <table:table-cell office:value-type="float" office:value="0.000356503" calcext:value-type="float">
            <text:p>0.000356503</text:p>
          </table:table-cell>
          <table:table-cell office:value-type="float" office:value="0.00189638" calcext:value-type="float">
            <text:p>0.00189638</text:p>
          </table:table-cell>
          <table:table-cell office:value-type="float" office:value="0.00441434" calcext:value-type="float">
            <text:p>0.00441434</text:p>
          </table:table-cell>
          <table:table-cell office:value-type="float" office:value="0.00909004" calcext:value-type="float">
            <text:p>0.00909004</text:p>
          </table:table-cell>
          <table:table-cell office:value-type="float" office:value="0.0143851" calcext:value-type="float">
            <text:p>0.0143851</text:p>
          </table:table-cell>
          <table:table-cell office:value-type="float" office:value="0.0196454" calcext:value-type="float">
            <text:p>0.0196454</text:p>
          </table:table-cell>
          <table:table-cell office:value-type="float" office:value="0.0254167" calcext:value-type="float">
            <text:p>0.0254167</text:p>
          </table:table-cell>
          <table:table-cell office:value-type="float" office:value="0.0559326" calcext:value-type="float">
            <text:p>0.055932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027" calcext:value-type="float">
            <text:p>0.000132027</text:p>
          </table:table-cell>
          <table:table-cell office:value-type="float" office:value="0.000342403" calcext:value-type="float">
            <text:p>0.000342403</text:p>
          </table:table-cell>
          <table:table-cell office:value-type="float" office:value="0.00188847" calcext:value-type="float">
            <text:p>0.00188847</text:p>
          </table:table-cell>
          <table:table-cell office:value-type="float" office:value="0.00439048" calcext:value-type="float">
            <text:p>0.00439048</text:p>
          </table:table-cell>
          <table:table-cell office:value-type="float" office:value="0.00895347" calcext:value-type="float">
            <text:p>0.00895347</text:p>
          </table:table-cell>
          <table:table-cell office:value-type="float" office:value="0.0145001" calcext:value-type="float">
            <text:p>0.0145001</text:p>
          </table:table-cell>
          <table:table-cell office:value-type="float" office:value="0.0197797" calcext:value-type="float">
            <text:p>0.0197797</text:p>
          </table:table-cell>
          <table:table-cell office:value-type="float" office:value="0.0254102" calcext:value-type="float">
            <text:p>0.0254102</text:p>
          </table:table-cell>
          <table:table-cell office:value-type="float" office:value="0.0573333" calcext:value-type="float">
            <text:p>0.0573333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352" calcext:value-type="float">
            <text:p>0.000131352</text:p>
          </table:table-cell>
          <table:table-cell office:value-type="float" office:value="0.000341903" calcext:value-type="float">
            <text:p>0.000341903</text:p>
          </table:table-cell>
          <table:table-cell office:value-type="float" office:value="0.0019006" calcext:value-type="float">
            <text:p>0.0019006</text:p>
          </table:table-cell>
          <table:table-cell office:value-type="float" office:value="0.0043805" calcext:value-type="float">
            <text:p>0.0043805</text:p>
          </table:table-cell>
          <table:table-cell office:value-type="float" office:value="0.00894761" calcext:value-type="float">
            <text:p>0.00894761</text:p>
          </table:table-cell>
          <table:table-cell office:value-type="float" office:value="0.0146849" calcext:value-type="float">
            <text:p>0.0146849</text:p>
          </table:table-cell>
          <table:table-cell office:value-type="float" office:value="0.0203419" calcext:value-type="float">
            <text:p>0.0203419</text:p>
          </table:table-cell>
          <table:table-cell office:value-type="float" office:value="0.025457" calcext:value-type="float">
            <text:p>0.025457</text:p>
          </table:table-cell>
          <table:table-cell office:value-type="float" office:value="0.0557053" calcext:value-type="float">
            <text:p>0.0557053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958" calcext:value-type="float">
            <text:p>0.000131958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188784" calcext:value-type="float">
            <text:p>0.00188784</text:p>
          </table:table-cell>
          <table:table-cell office:value-type="float" office:value="0.00438873" calcext:value-type="float">
            <text:p>0.00438873</text:p>
          </table:table-cell>
          <table:table-cell office:value-type="float" office:value="0.00903996" calcext:value-type="float">
            <text:p>0.00903996</text:p>
          </table:table-cell>
          <table:table-cell office:value-type="float" office:value="0.0144391" calcext:value-type="float">
            <text:p>0.0144391</text:p>
          </table:table-cell>
          <table:table-cell office:value-type="float" office:value="0.0196799" calcext:value-type="float">
            <text:p>0.0196799</text:p>
          </table:table-cell>
          <table:table-cell office:value-type="float" office:value="0.0253877" calcext:value-type="float">
            <text:p>0.0253877</text:p>
          </table:table-cell>
          <table:table-cell office:value-type="float" office:value="0.0545964" calcext:value-type="float">
            <text:p>0.0545964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662" calcext:value-type="float">
            <text:p>0.000131662</text:p>
          </table:table-cell>
          <table:table-cell office:value-type="float" office:value="0.000339453" calcext:value-type="float">
            <text:p>0.000339453</text:p>
          </table:table-cell>
          <table:table-cell office:value-type="float" office:value="0.0018911" calcext:value-type="float">
            <text:p>0.0018911</text:p>
          </table:table-cell>
          <table:table-cell office:value-type="float" office:value="0.0043947" calcext:value-type="float">
            <text:p>0.0043947</text:p>
          </table:table-cell>
          <table:table-cell office:value-type="float" office:value="0.00891191" calcext:value-type="float">
            <text:p>0.00891191</text:p>
          </table:table-cell>
          <table:table-cell office:value-type="float" office:value="0.0146726" calcext:value-type="float">
            <text:p>0.0146726</text:p>
          </table:table-cell>
          <table:table-cell office:value-type="float" office:value="0.0196943" calcext:value-type="float">
            <text:p>0.0196943</text:p>
          </table:table-cell>
          <table:table-cell office:value-type="float" office:value="0.0253938" calcext:value-type="float">
            <text:p>0.0253938</text:p>
          </table:table-cell>
          <table:table-cell office:value-type="float" office:value="0.0543029" calcext:value-type="float">
            <text:p>0.0543029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38" calcext:value-type="float">
            <text:p>0.000131738</text:p>
          </table:table-cell>
          <table:table-cell office:value-type="float" office:value="0.000338608" calcext:value-type="float">
            <text:p>0.000338608</text:p>
          </table:table-cell>
          <table:table-cell office:value-type="float" office:value="0.00188971" calcext:value-type="float">
            <text:p>0.00188971</text:p>
          </table:table-cell>
          <table:table-cell office:value-type="float" office:value="0.00439108" calcext:value-type="float">
            <text:p>0.00439108</text:p>
          </table:table-cell>
          <table:table-cell office:value-type="float" office:value="0.00896934" calcext:value-type="float">
            <text:p>0.00896934</text:p>
          </table:table-cell>
          <table:table-cell office:value-type="float" office:value="0.0144084" calcext:value-type="float">
            <text:p>0.0144084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5361" calcext:value-type="float">
            <text:p>0.025361</text:p>
          </table:table-cell>
          <table:table-cell office:value-type="float" office:value="0.0541175" calcext:value-type="float">
            <text:p>0.0541175</text:p>
          </table:table-cell>
          <table:table-cell table:number-columns-repeated="11"/>
        </table:table-row>
        <table:table-row table:style-name="ro1">
          <table:table-cell office:value-type="float" office:value="0.000026782" calcext:value-type="float">
            <text:p>2.68E-005</text:p>
          </table:table-cell>
          <table:table-cell office:value-type="float" office:value="0.000131822" calcext:value-type="float">
            <text:p>0.000131822</text:p>
          </table:table-cell>
          <table:table-cell office:value-type="float" office:value="0.000340673" calcext:value-type="float">
            <text:p>0.000340673</text:p>
          </table:table-cell>
          <table:table-cell office:value-type="float" office:value="0.00191749" calcext:value-type="float">
            <text:p>0.00191749</text:p>
          </table:table-cell>
          <table:table-cell office:value-type="float" office:value="0.0043976" calcext:value-type="float">
            <text:p>0.0043976</text:p>
          </table:table-cell>
          <table:table-cell office:value-type="float" office:value="0.00892341" calcext:value-type="float">
            <text:p>0.00892341</text:p>
          </table:table-cell>
          <table:table-cell office:value-type="float" office:value="0.0143825" calcext:value-type="float">
            <text:p>0.0143825</text:p>
          </table:table-cell>
          <table:table-cell office:value-type="float" office:value="0.0206862" calcext:value-type="float">
            <text:p>0.0206862</text:p>
          </table:table-cell>
          <table:table-cell office:value-type="float" office:value="0.0254132" calcext:value-type="float">
            <text:p>0.0254132</text:p>
          </table:table-cell>
          <table:table-cell office:value-type="float" office:value="0.0540371" calcext:value-type="float">
            <text:p>0.0540371</text:p>
          </table:table-cell>
          <table:table-cell table:number-columns-repeated="11"/>
        </table:table-row>
        <table:table-row table:style-name="ro1">
          <table:table-cell office:value-type="float" office:value="0.000026927" calcext:value-type="float">
            <text:p>2.69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42078" calcext:value-type="float">
            <text:p>0.000342078</text:p>
          </table:table-cell>
          <table:table-cell office:value-type="float" office:value="0.00190434" calcext:value-type="float">
            <text:p>0.00190434</text:p>
          </table:table-cell>
          <table:table-cell office:value-type="float" office:value="0.00438863" calcext:value-type="float">
            <text:p>0.00438863</text:p>
          </table:table-cell>
          <table:table-cell office:value-type="float" office:value="0.00933887" calcext:value-type="float">
            <text:p>0.00933887</text:p>
          </table:table-cell>
          <table:table-cell office:value-type="float" office:value="0.0143715" calcext:value-type="float">
            <text:p>0.01437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53669" calcext:value-type="float">
            <text:p>0.0253669</text:p>
          </table:table-cell>
          <table:table-cell office:value-type="float" office:value="0.0540383" calcext:value-type="float">
            <text:p>0.0540383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493" calcext:value-type="float">
            <text:p>0.000131493</text:p>
          </table:table-cell>
          <table:table-cell office:value-type="float" office:value="0.000342234" calcext:value-type="float">
            <text:p>0.000342234</text:p>
          </table:table-cell>
          <table:table-cell office:value-type="float" office:value="0.00190068" calcext:value-type="float">
            <text:p>0.00190068</text:p>
          </table:table-cell>
          <table:table-cell office:value-type="float" office:value="0.00438778" calcext:value-type="float">
            <text:p>0.00438778</text:p>
          </table:table-cell>
          <table:table-cell office:value-type="float" office:value="0.00893362" calcext:value-type="float">
            <text:p>0.00893362</text:p>
          </table:table-cell>
          <table:table-cell office:value-type="float" office:value="0.0143869" calcext:value-type="float">
            <text:p>0.0143869</text:p>
          </table:table-cell>
          <table:table-cell office:value-type="float" office:value="0.0197221" calcext:value-type="float">
            <text:p>0.0197221</text:p>
          </table:table-cell>
          <table:table-cell office:value-type="float" office:value="0.0254576" calcext:value-type="float">
            <text:p>0.0254576</text:p>
          </table:table-cell>
          <table:table-cell office:value-type="float" office:value="0.0537772" calcext:value-type="float">
            <text:p>0.0537772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2302" calcext:value-type="float">
            <text:p>0.000132302</text:p>
          </table:table-cell>
          <table:table-cell office:value-type="float" office:value="0.000342034" calcext:value-type="float">
            <text:p>0.000342034</text:p>
          </table:table-cell>
          <table:table-cell office:value-type="float" office:value="0.00188842" calcext:value-type="float">
            <text:p>0.00188842</text:p>
          </table:table-cell>
          <table:table-cell office:value-type="float" office:value="0.0043955" calcext:value-type="float">
            <text:p>0.0043955</text:p>
          </table:table-cell>
          <table:table-cell office:value-type="float" office:value="0.00899428" calcext:value-type="float">
            <text:p>0.00899428</text:p>
          </table:table-cell>
          <table:table-cell office:value-type="float" office:value="0.0143665" calcext:value-type="float">
            <text:p>0.0143665</text:p>
          </table:table-cell>
          <table:table-cell office:value-type="float" office:value="0.0199585" calcext:value-type="float">
            <text:p>0.0199585</text:p>
          </table:table-cell>
          <table:table-cell office:value-type="float" office:value="0.0254449" calcext:value-type="float">
            <text:p>0.0254449</text:p>
          </table:table-cell>
          <table:table-cell office:value-type="float" office:value="0.0538236" calcext:value-type="float">
            <text:p>0.0538236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38713" calcext:value-type="float">
            <text:p>0.000338713</text:p>
          </table:table-cell>
          <table:table-cell office:value-type="float" office:value="0.00189222" calcext:value-type="float">
            <text:p>0.00189222</text:p>
          </table:table-cell>
          <table:table-cell office:value-type="float" office:value="0.00440013" calcext:value-type="float">
            <text:p>0.00440013</text:p>
          </table:table-cell>
          <table:table-cell office:value-type="float" office:value="0.00907941" calcext:value-type="float">
            <text:p>0.00907941</text:p>
          </table:table-cell>
          <table:table-cell office:value-type="float" office:value="0.0143636" calcext:value-type="float">
            <text:p>0.0143636</text:p>
          </table:table-cell>
          <table:table-cell office:value-type="float" office:value="0.0203984" calcext:value-type="float">
            <text:p>0.0203984</text:p>
          </table:table-cell>
          <table:table-cell office:value-type="float" office:value="0.0255602" calcext:value-type="float">
            <text:p>0.0255602</text:p>
          </table:table-cell>
          <table:table-cell office:value-type="float" office:value="0.0539871" calcext:value-type="float">
            <text:p>0.0539871</text:p>
          </table:table-cell>
          <table:table-cell table:number-columns-repeated="11"/>
        </table:table-row>
        <table:table-row table:style-name="ro1">
          <table:table-cell office:value-type="float" office:value="0.000027193" calcext:value-type="float">
            <text:p>2.72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63204" calcext:value-type="float">
            <text:p>0.000363204</text:p>
          </table:table-cell>
          <table:table-cell office:value-type="float" office:value="0.00189068" calcext:value-type="float">
            <text:p>0.00189068</text:p>
          </table:table-cell>
          <table:table-cell office:value-type="float" office:value="0.00440004" calcext:value-type="float">
            <text:p>0.00440004</text:p>
          </table:table-cell>
          <table:table-cell office:value-type="float" office:value="0.00894997" calcext:value-type="float">
            <text:p>0.00894997</text:p>
          </table:table-cell>
          <table:table-cell office:value-type="float" office:value="0.0144912" calcext:value-type="float">
            <text:p>0.0144912</text:p>
          </table:table-cell>
          <table:table-cell office:value-type="float" office:value="0.0197806" calcext:value-type="float">
            <text:p>0.0197806</text:p>
          </table:table-cell>
          <table:table-cell office:value-type="float" office:value="0.0254609" calcext:value-type="float">
            <text:p>0.0254609</text:p>
          </table:table-cell>
          <table:table-cell office:value-type="float" office:value="0.054211" calcext:value-type="float">
            <text:p>0.054211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2027" calcext:value-type="float">
            <text:p>0.000132027</text:p>
          </table:table-cell>
          <table:table-cell office:value-type="float" office:value="0.000339123" calcext:value-type="float">
            <text:p>0.000339123</text:p>
          </table:table-cell>
          <table:table-cell office:value-type="float" office:value="0.00189652" calcext:value-type="float">
            <text:p>0.00189652</text:p>
          </table:table-cell>
          <table:table-cell office:value-type="float" office:value="0.00440501" calcext:value-type="float">
            <text:p>0.00440501</text:p>
          </table:table-cell>
          <table:table-cell office:value-type="float" office:value="0.00889841" calcext:value-type="float">
            <text:p>0.00889841</text:p>
          </table:table-cell>
          <table:table-cell office:value-type="float" office:value="0.0143887" calcext:value-type="float">
            <text:p>0.0143887</text:p>
          </table:table-cell>
          <table:table-cell office:value-type="float" office:value="0.0197387" calcext:value-type="float">
            <text:p>0.0197387</text:p>
          </table:table-cell>
          <table:table-cell office:value-type="float" office:value="0.0254315" calcext:value-type="float">
            <text:p>0.0254315</text:p>
          </table:table-cell>
          <table:table-cell office:value-type="float" office:value="0.0541092" calcext:value-type="float">
            <text:p>0.0541092</text:p>
          </table:table-cell>
          <table:table-cell table:number-columns-repeated="11"/>
        </table:table-row>
        <table:table-row table:style-name="ro1">
          <table:table-cell office:value-type="float" office:value="0.000026947" calcext:value-type="float">
            <text:p>2.69E-005</text:p>
          </table:table-cell>
          <table:table-cell office:value-type="float" office:value="0.000131558" calcext:value-type="float">
            <text:p>0.000131558</text:p>
          </table:table-cell>
          <table:table-cell office:value-type="float" office:value="0.000339513" calcext:value-type="float">
            <text:p>0.000339513</text:p>
          </table:table-cell>
          <table:table-cell office:value-type="float" office:value="0.00189493" calcext:value-type="float">
            <text:p>0.00189493</text:p>
          </table:table-cell>
          <table:table-cell office:value-type="float" office:value="0.00438662" calcext:value-type="float">
            <text:p>0.00438662</text:p>
          </table:table-cell>
          <table:table-cell office:value-type="float" office:value="0.00893536" calcext:value-type="float">
            <text:p>0.00893536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197979" calcext:value-type="float">
            <text:p>0.0197979</text:p>
          </table:table-cell>
          <table:table-cell office:value-type="float" office:value="0.0253813" calcext:value-type="float">
            <text:p>0.0253813</text:p>
          </table:table-cell>
          <table:table-cell office:value-type="float" office:value="0.0541949" calcext:value-type="float">
            <text:p>0.0541949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9888" calcext:value-type="float">
            <text:p>0.000339888</text:p>
          </table:table-cell>
          <table:table-cell office:value-type="float" office:value="0.00189785" calcext:value-type="float">
            <text:p>0.00189785</text:p>
          </table:table-cell>
          <table:table-cell office:value-type="float" office:value="0.00439934" calcext:value-type="float">
            <text:p>0.00439934</text:p>
          </table:table-cell>
          <table:table-cell office:value-type="float" office:value="0.00891742" calcext:value-type="float">
            <text:p>0.00891742</text:p>
          </table:table-cell>
          <table:table-cell office:value-type="float" office:value="0.0144734" calcext:value-type="float">
            <text:p>0.0144734</text:p>
          </table:table-cell>
          <table:table-cell office:value-type="float" office:value="0.019659" calcext:value-type="float">
            <text:p>0.01965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543432" calcext:value-type="float">
            <text:p>0.0543432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412" calcext:value-type="float">
            <text:p>0.000132412</text:p>
          </table:table-cell>
          <table:table-cell office:value-type="float" office:value="0.000339288" calcext:value-type="float">
            <text:p>0.000339288</text:p>
          </table:table-cell>
          <table:table-cell office:value-type="float" office:value="0.00188781" calcext:value-type="float">
            <text:p>0.00188781</text:p>
          </table:table-cell>
          <table:table-cell office:value-type="float" office:value="0.00438881" calcext:value-type="float">
            <text:p>0.00438881</text:p>
          </table:table-cell>
          <table:table-cell office:value-type="float" office:value="0.00913893" calcext:value-type="float">
            <text:p>0.00913893</text:p>
          </table:table-cell>
          <table:table-cell office:value-type="float" office:value="0.0143792" calcext:value-type="float">
            <text:p>0.0143792</text:p>
          </table:table-cell>
          <table:table-cell office:value-type="float" office:value="0.019666" calcext:value-type="float">
            <text:p>0.019666</text:p>
          </table:table-cell>
          <table:table-cell office:value-type="float" office:value="0.025451" calcext:value-type="float">
            <text:p>0.025451</text:p>
          </table:table-cell>
          <table:table-cell office:value-type="float" office:value="0.0547757" calcext:value-type="float">
            <text:p>0.0547757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183" calcext:value-type="float">
            <text:p>0.000339183</text:p>
          </table:table-cell>
          <table:table-cell office:value-type="float" office:value="0.00189232" calcext:value-type="float">
            <text:p>0.00189232</text:p>
          </table:table-cell>
          <table:table-cell office:value-type="float" office:value="0.00437794" calcext:value-type="float">
            <text:p>0.00437794</text:p>
          </table:table-cell>
          <table:table-cell office:value-type="float" office:value="0.00891835" calcext:value-type="float">
            <text:p>0.00891835</text:p>
          </table:table-cell>
          <table:table-cell office:value-type="float" office:value="0.0145352" calcext:value-type="float">
            <text:p>0.0145352</text:p>
          </table:table-cell>
          <table:table-cell office:value-type="float" office:value="0.0197125" calcext:value-type="float">
            <text:p>0.0197125</text:p>
          </table:table-cell>
          <table:table-cell office:value-type="float" office:value="0.0254022" calcext:value-type="float">
            <text:p>0.0254022</text:p>
          </table:table-cell>
          <table:table-cell office:value-type="float" office:value="0.0555964" calcext:value-type="float">
            <text:p>0.0555964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40403" calcext:value-type="float">
            <text:p>0.000340403</text:p>
          </table:table-cell>
          <table:table-cell office:value-type="float" office:value="0.00188823" calcext:value-type="float">
            <text:p>0.00188823</text:p>
          </table:table-cell>
          <table:table-cell office:value-type="float" office:value="0.00438726" calcext:value-type="float">
            <text:p>0.00438726</text:p>
          </table:table-cell>
          <table:table-cell office:value-type="float" office:value="0.00896831" calcext:value-type="float">
            <text:p>0.00896831</text:p>
          </table:table-cell>
          <table:table-cell office:value-type="float" office:value="0.0143767" calcext:value-type="float">
            <text:p>0.0143767</text:p>
          </table:table-cell>
          <table:table-cell office:value-type="float" office:value="0.0196882" calcext:value-type="float">
            <text:p>0.0196882</text:p>
          </table:table-cell>
          <table:table-cell office:value-type="float" office:value="0.0253641" calcext:value-type="float">
            <text:p>0.0253641</text:p>
          </table:table-cell>
          <table:table-cell office:value-type="float" office:value="0.0546366" calcext:value-type="float">
            <text:p>0.0546366</text:p>
          </table:table-cell>
          <table:table-cell table:number-columns-repeated="11"/>
        </table:table-row>
        <table:table-row table:style-name="ro1">
          <table:table-cell office:value-type="float" office:value="0.000027038" calcext:value-type="float">
            <text:p>2.70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45908" calcext:value-type="float">
            <text:p>0.000345908</text:p>
          </table:table-cell>
          <table:table-cell office:value-type="float" office:value="0.00189449" calcext:value-type="float">
            <text:p>0.00189449</text:p>
          </table:table-cell>
          <table:table-cell office:value-type="float" office:value="0.00441726" calcext:value-type="float">
            <text:p>0.00441726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143643" calcext:value-type="float">
            <text:p>0.0143643</text:p>
          </table:table-cell>
          <table:table-cell office:value-type="float" office:value="0.0196635" calcext:value-type="float">
            <text:p>0.0196635</text:p>
          </table:table-cell>
          <table:table-cell office:value-type="float" office:value="0.0253723" calcext:value-type="float">
            <text:p>0.0253723</text:p>
          </table:table-cell>
          <table:table-cell office:value-type="float" office:value="0.0546477" calcext:value-type="float">
            <text:p>0.0546477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363" calcext:value-type="float">
            <text:p>0.000131363</text:p>
          </table:table-cell>
          <table:table-cell office:value-type="float" office:value="0.000339603" calcext:value-type="float">
            <text:p>0.000339603</text:p>
          </table:table-cell>
          <table:table-cell office:value-type="float" office:value="0.00188805" calcext:value-type="float">
            <text:p>0.00188805</text:p>
          </table:table-cell>
          <table:table-cell office:value-type="float" office:value="0.00443785" calcext:value-type="float">
            <text:p>0.00443785</text:p>
          </table:table-cell>
          <table:table-cell office:value-type="float" office:value="0.0089953" calcext:value-type="float">
            <text:p>0.0089953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196571" calcext:value-type="float">
            <text:p>0.0196571</text:p>
          </table:table-cell>
          <table:table-cell office:value-type="float" office:value="0.0253974" calcext:value-type="float">
            <text:p>0.0253974</text:p>
          </table:table-cell>
          <table:table-cell office:value-type="float" office:value="0.0544102" calcext:value-type="float">
            <text:p>0.0544102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9073" calcext:value-type="float">
            <text:p>0.000339073</text:p>
          </table:table-cell>
          <table:table-cell office:value-type="float" office:value="0.00189704" calcext:value-type="float">
            <text:p>0.00189704</text:p>
          </table:table-cell>
          <table:table-cell office:value-type="float" office:value="0.00439259" calcext:value-type="float">
            <text:p>0.00439259</text:p>
          </table:table-cell>
          <table:table-cell office:value-type="float" office:value="0.00892832" calcext:value-type="float">
            <text:p>0.00892832</text:p>
          </table:table-cell>
          <table:table-cell office:value-type="float" office:value="0.0144056" calcext:value-type="float">
            <text:p>0.0144056</text:p>
          </table:table-cell>
          <table:table-cell office:value-type="float" office:value="0.0199423" calcext:value-type="float">
            <text:p>0.0199423</text:p>
          </table:table-cell>
          <table:table-cell office:value-type="float" office:value="0.0254215" calcext:value-type="float">
            <text:p>0.0254215</text:p>
          </table:table-cell>
          <table:table-cell office:value-type="float" office:value="0.0537713" calcext:value-type="float">
            <text:p>0.0537713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497" calcext:value-type="float">
            <text:p>0.000131497</text:p>
          </table:table-cell>
          <table:table-cell office:value-type="float" office:value="0.000339498" calcext:value-type="float">
            <text:p>0.000339498</text:p>
          </table:table-cell>
          <table:table-cell office:value-type="float" office:value="0.00188863" calcext:value-type="float">
            <text:p>0.00188863</text:p>
          </table:table-cell>
          <table:table-cell office:value-type="float" office:value="0.00440236" calcext:value-type="float">
            <text:p>0.00440236</text:p>
          </table:table-cell>
          <table:table-cell office:value-type="float" office:value="0.00892737" calcext:value-type="float">
            <text:p>0.00892737</text:p>
          </table:table-cell>
          <table:table-cell office:value-type="float" office:value="0.0143771" calcext:value-type="float">
            <text:p>0.0143771</text:p>
          </table:table-cell>
          <table:table-cell office:value-type="float" office:value="0.0196578" calcext:value-type="float">
            <text:p>0.0196578</text:p>
          </table:table-cell>
          <table:table-cell office:value-type="float" office:value="0.0254132" calcext:value-type="float">
            <text:p>0.0254132</text:p>
          </table:table-cell>
          <table:table-cell office:value-type="float" office:value="0.0538225" calcext:value-type="float">
            <text:p>0.0538225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43238" calcext:value-type="float">
            <text:p>0.000343238</text:p>
          </table:table-cell>
          <table:table-cell office:value-type="float" office:value="0.0018919" calcext:value-type="float">
            <text:p>0.0018919</text:p>
          </table:table-cell>
          <table:table-cell office:value-type="float" office:value="0.00440935" calcext:value-type="float">
            <text:p>0.00440935</text:p>
          </table:table-cell>
          <table:table-cell office:value-type="float" office:value="0.00891472" calcext:value-type="float">
            <text:p>0.00891472</text:p>
          </table:table-cell>
          <table:table-cell office:value-type="float" office:value="0.0143605" calcext:value-type="float">
            <text:p>0.0143605</text:p>
          </table:table-cell>
          <table:table-cell office:value-type="float" office:value="0.0196798" calcext:value-type="float">
            <text:p>0.0196798</text:p>
          </table:table-cell>
          <table:table-cell office:value-type="float" office:value="0.0254583" calcext:value-type="float">
            <text:p>0.0254583</text:p>
          </table:table-cell>
          <table:table-cell office:value-type="float" office:value="0.0536468" calcext:value-type="float">
            <text:p>0.0536468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40098" calcext:value-type="float">
            <text:p>0.000340098</text:p>
          </table:table-cell>
          <table:table-cell office:value-type="float" office:value="0.00188763" calcext:value-type="float">
            <text:p>0.00188763</text:p>
          </table:table-cell>
          <table:table-cell office:value-type="float" office:value="0.0043771" calcext:value-type="float">
            <text:p>0.0043771</text:p>
          </table:table-cell>
          <table:table-cell office:value-type="float" office:value="0.00893442" calcext:value-type="float">
            <text:p>0.00893442</text:p>
          </table:table-cell>
          <table:table-cell office:value-type="float" office:value="0.0143839" calcext:value-type="float">
            <text:p>0.0143839</text:p>
          </table:table-cell>
          <table:table-cell office:value-type="float" office:value="0.0197217" calcext:value-type="float">
            <text:p>0.0197217</text:p>
          </table:table-cell>
          <table:table-cell office:value-type="float" office:value="0.0255468" calcext:value-type="float">
            <text:p>0.0255468</text:p>
          </table:table-cell>
          <table:table-cell office:value-type="float" office:value="0.0538268" calcext:value-type="float">
            <text:p>0.0538268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977" calcext:value-type="float">
            <text:p>0.000131977</text:p>
          </table:table-cell>
          <table:table-cell office:value-type="float" office:value="0.000340134" calcext:value-type="float">
            <text:p>0.000340134</text:p>
          </table:table-cell>
          <table:table-cell office:value-type="float" office:value="0.00189399" calcext:value-type="float">
            <text:p>0.00189399</text:p>
          </table:table-cell>
          <table:table-cell office:value-type="float" office:value="0.00439524" calcext:value-type="float">
            <text:p>0.00439524</text:p>
          </table:table-cell>
          <table:table-cell office:value-type="float" office:value="0.00890159" calcext:value-type="float">
            <text:p>0.00890159</text:p>
          </table:table-cell>
          <table:table-cell office:value-type="float" office:value="0.0144086" calcext:value-type="float">
            <text:p>0.0144086</text:p>
          </table:table-cell>
          <table:table-cell office:value-type="float" office:value="0.0196585" calcext:value-type="float">
            <text:p>0.0196585</text:p>
          </table:table-cell>
          <table:table-cell office:value-type="float" office:value="0.0254231" calcext:value-type="float">
            <text:p>0.0254231</text:p>
          </table:table-cell>
          <table:table-cell office:value-type="float" office:value="0.0541218" calcext:value-type="float">
            <text:p>0.0541218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1628" calcext:value-type="float">
            <text:p>0.000131628</text:p>
          </table:table-cell>
          <table:table-cell office:value-type="float" office:value="0.000339558" calcext:value-type="float">
            <text:p>0.000339558</text:p>
          </table:table-cell>
          <table:table-cell office:value-type="float" office:value="0.00188913" calcext:value-type="float">
            <text:p>0.00188913</text:p>
          </table:table-cell>
          <table:table-cell office:value-type="float" office:value="0.00444811" calcext:value-type="float">
            <text:p>0.00444811</text:p>
          </table:table-cell>
          <table:table-cell office:value-type="float" office:value="0.00891552" calcext:value-type="float">
            <text:p>0.00891552</text:p>
          </table:table-cell>
          <table:table-cell office:value-type="float" office:value="0.0143663" calcext:value-type="float">
            <text:p>0.0143663</text:p>
          </table:table-cell>
          <table:table-cell office:value-type="float" office:value="0.0196648" calcext:value-type="float">
            <text:p>0.0196648</text:p>
          </table:table-cell>
          <table:table-cell office:value-type="float" office:value="0.0253838" calcext:value-type="float">
            <text:p>0.0253838</text:p>
          </table:table-cell>
          <table:table-cell office:value-type="float" office:value="0.0540334" calcext:value-type="float">
            <text:p>0.0540334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8369" calcext:value-type="float">
            <text:p>0.000338369</text:p>
          </table:table-cell>
          <table:table-cell office:value-type="float" office:value="0.00189795" calcext:value-type="float">
            <text:p>0.00189795</text:p>
          </table:table-cell>
          <table:table-cell office:value-type="float" office:value="0.00438463" calcext:value-type="float">
            <text:p>0.00438463</text:p>
          </table:table-cell>
          <table:table-cell office:value-type="float" office:value="0.0089168" calcext:value-type="float">
            <text:p>0.0089168</text:p>
          </table:table-cell>
          <table:table-cell office:value-type="float" office:value="0.0145292" calcext:value-type="float">
            <text:p>0.0145292</text:p>
          </table:table-cell>
          <table:table-cell office:value-type="float" office:value="0.019791" calcext:value-type="float">
            <text:p>0.019791</text:p>
          </table:table-cell>
          <table:table-cell office:value-type="float" office:value="0.0254414" calcext:value-type="float">
            <text:p>0.0254414</text:p>
          </table:table-cell>
          <table:table-cell office:value-type="float" office:value="0.0537643" calcext:value-type="float">
            <text:p>0.0537643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61828" calcext:value-type="float">
            <text:p>0.000161828</text:p>
          </table:table-cell>
          <table:table-cell office:value-type="float" office:value="0.000338988" calcext:value-type="float">
            <text:p>0.000338988</text:p>
          </table:table-cell>
          <table:table-cell office:value-type="float" office:value="0.00188947" calcext:value-type="float">
            <text:p>0.00188947</text:p>
          </table:table-cell>
          <table:table-cell office:value-type="float" office:value="0.00439465" calcext:value-type="float">
            <text:p>0.00439465</text:p>
          </table:table-cell>
          <table:table-cell office:value-type="float" office:value="0.0089322" calcext:value-type="float">
            <text:p>0.0089322</text:p>
          </table:table-cell>
          <table:table-cell office:value-type="float" office:value="0.0144016" calcext:value-type="float">
            <text:p>0.0144016</text:p>
          </table:table-cell>
          <table:table-cell office:value-type="float" office:value="0.0198324" calcext:value-type="float">
            <text:p>0.0198324</text:p>
          </table:table-cell>
          <table:table-cell office:value-type="float" office:value="0.0253903" calcext:value-type="float">
            <text:p>0.0253903</text:p>
          </table:table-cell>
          <table:table-cell office:value-type="float" office:value="0.0537768" calcext:value-type="float">
            <text:p>0.0537768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2112" calcext:value-type="float">
            <text:p>0.000132112</text:p>
          </table:table-cell>
          <table:table-cell office:value-type="float" office:value="0.000339659" calcext:value-type="float">
            <text:p>0.000339659</text:p>
          </table:table-cell>
          <table:table-cell office:value-type="float" office:value="0.00188671" calcext:value-type="float">
            <text:p>0.00188671</text:p>
          </table:table-cell>
          <table:table-cell office:value-type="float" office:value="0.00439214" calcext:value-type="float">
            <text:p>0.00439214</text:p>
          </table:table-cell>
          <table:table-cell office:value-type="float" office:value="0.00891283" calcext:value-type="float">
            <text:p>0.00891283</text:p>
          </table:table-cell>
          <table:table-cell office:value-type="float" office:value="0.0146462" calcext:value-type="float">
            <text:p>0.0146462</text:p>
          </table:table-cell>
          <table:table-cell office:value-type="float" office:value="0.0196921" calcext:value-type="float">
            <text:p>0.0196921</text:p>
          </table:table-cell>
          <table:table-cell office:value-type="float" office:value="0.0254443" calcext:value-type="float">
            <text:p>0.0254443</text:p>
          </table:table-cell>
          <table:table-cell office:value-type="float" office:value="0.0536861" calcext:value-type="float">
            <text:p>0.0536861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023" calcext:value-type="float">
            <text:p>0.000339023</text:p>
          </table:table-cell>
          <table:table-cell office:value-type="float" office:value="0.00188869" calcext:value-type="float">
            <text:p>0.00188869</text:p>
          </table:table-cell>
          <table:table-cell office:value-type="float" office:value="0.00438622" calcext:value-type="float">
            <text:p>0.00438622</text:p>
          </table:table-cell>
          <table:table-cell office:value-type="float" office:value="0.0089131" calcext:value-type="float">
            <text:p>0.0089131</text:p>
          </table:table-cell>
          <table:table-cell office:value-type="float" office:value="0.014604" calcext:value-type="float">
            <text:p>0.014604</text:p>
          </table:table-cell>
          <table:table-cell office:value-type="float" office:value="0.0198629" calcext:value-type="float">
            <text:p>0.0198629</text:p>
          </table:table-cell>
          <table:table-cell office:value-type="float" office:value="0.0253828" calcext:value-type="float">
            <text:p>0.0253828</text:p>
          </table:table-cell>
          <table:table-cell office:value-type="float" office:value="0.05366" calcext:value-type="float">
            <text:p>0.05366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38959" calcext:value-type="float">
            <text:p>0.000338959</text:p>
          </table:table-cell>
          <table:table-cell office:value-type="float" office:value="0.00189418" calcext:value-type="float">
            <text:p>0.00189418</text:p>
          </table:table-cell>
          <table:table-cell office:value-type="float" office:value="0.00439669" calcext:value-type="float">
            <text:p>0.00439669</text:p>
          </table:table-cell>
          <table:table-cell office:value-type="float" office:value="0.00911229" calcext:value-type="float">
            <text:p>0.00911229</text:p>
          </table:table-cell>
          <table:table-cell office:value-type="float" office:value="0.0143805" calcext:value-type="float">
            <text:p>0.0143805</text:p>
          </table:table-cell>
          <table:table-cell office:value-type="float" office:value="0.0197179" calcext:value-type="float">
            <text:p>0.0197179</text:p>
          </table:table-cell>
          <table:table-cell office:value-type="float" office:value="0.0254073" calcext:value-type="float">
            <text:p>0.0254073</text:p>
          </table:table-cell>
          <table:table-cell office:value-type="float" office:value="0.0538258" calcext:value-type="float">
            <text:p>0.0538258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38893" calcext:value-type="float">
            <text:p>0.000338893</text:p>
          </table:table-cell>
          <table:table-cell office:value-type="float" office:value="0.00189303" calcext:value-type="float">
            <text:p>0.00189303</text:p>
          </table:table-cell>
          <table:table-cell office:value-type="float" office:value="0.00438234" calcext:value-type="float">
            <text:p>0.00438234</text:p>
          </table:table-cell>
          <table:table-cell office:value-type="float" office:value="0.00893759" calcext:value-type="float">
            <text:p>0.00893759</text:p>
          </table:table-cell>
          <table:table-cell office:value-type="float" office:value="0.014377" calcext:value-type="float">
            <text:p>0.014377</text:p>
          </table:table-cell>
          <table:table-cell office:value-type="float" office:value="0.0199789" calcext:value-type="float">
            <text:p>0.0199789</text:p>
          </table:table-cell>
          <table:table-cell office:value-type="float" office:value="0.0253762" calcext:value-type="float">
            <text:p>0.0253762</text:p>
          </table:table-cell>
          <table:table-cell office:value-type="float" office:value="0.0538896" calcext:value-type="float">
            <text:p>0.0538896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522" calcext:value-type="float">
            <text:p>0.000131522</text:p>
          </table:table-cell>
          <table:table-cell office:value-type="float" office:value="0.000339289" calcext:value-type="float">
            <text:p>0.000339289</text:p>
          </table:table-cell>
          <table:table-cell office:value-type="float" office:value="0.00188743" calcext:value-type="float">
            <text:p>0.00188743</text:p>
          </table:table-cell>
          <table:table-cell office:value-type="float" office:value="0.00438259" calcext:value-type="float">
            <text:p>0.00438259</text:p>
          </table:table-cell>
          <table:table-cell office:value-type="float" office:value="0.00893527" calcext:value-type="float">
            <text:p>0.00893527</text:p>
          </table:table-cell>
          <table:table-cell office:value-type="float" office:value="0.0143597" calcext:value-type="float">
            <text:p>0.0143597</text:p>
          </table:table-cell>
          <table:table-cell office:value-type="float" office:value="0.0196453" calcext:value-type="float">
            <text:p>0.0196453</text:p>
          </table:table-cell>
          <table:table-cell office:value-type="float" office:value="0.0254221" calcext:value-type="float">
            <text:p>0.0254221</text:p>
          </table:table-cell>
          <table:table-cell office:value-type="float" office:value="0.0538998" calcext:value-type="float">
            <text:p>0.0538998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8678" calcext:value-type="float">
            <text:p>0.000338678</text:p>
          </table:table-cell>
          <table:table-cell office:value-type="float" office:value="0.00189792" calcext:value-type="float">
            <text:p>0.00189792</text:p>
          </table:table-cell>
          <table:table-cell office:value-type="float" office:value="0.00441835" calcext:value-type="float">
            <text:p>0.00441835</text:p>
          </table:table-cell>
          <table:table-cell office:value-type="float" office:value="0.00908888" calcext:value-type="float">
            <text:p>0.00908888</text:p>
          </table:table-cell>
          <table:table-cell office:value-type="float" office:value="0.0144846" calcext:value-type="float">
            <text:p>0.0144846</text:p>
          </table:table-cell>
          <table:table-cell office:value-type="float" office:value="0.0199484" calcext:value-type="float">
            <text:p>0.0199484</text:p>
          </table:table-cell>
          <table:table-cell office:value-type="float" office:value="0.0253999" calcext:value-type="float">
            <text:p>0.0253999</text:p>
          </table:table-cell>
          <table:table-cell office:value-type="float" office:value="0.054094" calcext:value-type="float">
            <text:p>0.054094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2198" calcext:value-type="float">
            <text:p>0.000132198</text:p>
          </table:table-cell>
          <table:table-cell office:value-type="float" office:value="0.000342579" calcext:value-type="float">
            <text:p>0.000342579</text:p>
          </table:table-cell>
          <table:table-cell office:value-type="float" office:value="0.00188765" calcext:value-type="float">
            <text:p>0.00188765</text:p>
          </table:table-cell>
          <table:table-cell office:value-type="float" office:value="0.00439707" calcext:value-type="float">
            <text:p>0.00439707</text:p>
          </table:table-cell>
          <table:table-cell office:value-type="float" office:value="0.0089178" calcext:value-type="float">
            <text:p>0.0089178</text:p>
          </table:table-cell>
          <table:table-cell office:value-type="float" office:value="0.0149298" calcext:value-type="float">
            <text:p>0.0149298</text:p>
          </table:table-cell>
          <table:table-cell office:value-type="float" office:value="0.0199134" calcext:value-type="float">
            <text:p>0.0199134</text:p>
          </table:table-cell>
          <table:table-cell office:value-type="float" office:value="0.0255896" calcext:value-type="float">
            <text:p>0.0255896</text:p>
          </table:table-cell>
          <table:table-cell office:value-type="float" office:value="0.05416" calcext:value-type="float">
            <text:p>0.05416</text:p>
          </table:table-cell>
          <table:table-cell table:number-columns-repeated="11"/>
        </table:table-row>
        <table:table-row table:style-name="ro1">
          <table:table-cell office:value-type="float" office:value="0.000027347" calcext:value-type="float">
            <text:p>2.73E-00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00339348" calcext:value-type="float">
            <text:p>0.000339348</text:p>
          </table:table-cell>
          <table:table-cell office:value-type="float" office:value="0.00189181" calcext:value-type="float">
            <text:p>0.00189181</text:p>
          </table:table-cell>
          <table:table-cell office:value-type="float" office:value="0.00438144" calcext:value-type="float">
            <text:p>0.00438144</text:p>
          </table:table-cell>
          <table:table-cell office:value-type="float" office:value="0.00892278" calcext:value-type="float">
            <text:p>0.00892278</text:p>
          </table:table-cell>
          <table:table-cell office:value-type="float" office:value="0.0144899" calcext:value-type="float">
            <text:p>0.0144899</text:p>
          </table:table-cell>
          <table:table-cell office:value-type="float" office:value="0.0196571" calcext:value-type="float">
            <text:p>0.0196571</text:p>
          </table:table-cell>
          <table:table-cell office:value-type="float" office:value="0.0256825" calcext:value-type="float">
            <text:p>0.0256825</text:p>
          </table:table-cell>
          <table:table-cell office:value-type="float" office:value="0.0553727" calcext:value-type="float">
            <text:p>0.0553727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512" calcext:value-type="float">
            <text:p>0.000131512</text:p>
          </table:table-cell>
          <table:table-cell office:value-type="float" office:value="0.000338928" calcext:value-type="float">
            <text:p>0.000338928</text:p>
          </table:table-cell>
          <table:table-cell office:value-type="float" office:value="0.00189142" calcext:value-type="float">
            <text:p>0.00189142</text:p>
          </table:table-cell>
          <table:table-cell office:value-type="float" office:value="0.00439818" calcext:value-type="float">
            <text:p>0.00439818</text:p>
          </table:table-cell>
          <table:table-cell office:value-type="float" office:value="0.00890941" calcext:value-type="float">
            <text:p>0.00890941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0.0255674" calcext:value-type="float">
            <text:p>0.0255674</text:p>
          </table:table-cell>
          <table:table-cell office:value-type="float" office:value="0.0547317" calcext:value-type="float">
            <text:p>0.0547317</text:p>
          </table:table-cell>
          <table:table-cell table:number-columns-repeated="11"/>
        </table:table-row>
        <table:table-row table:style-name="ro1">
          <table:table-cell office:value-type="float" office:value="0.000026953" calcext:value-type="float">
            <text:p>2.70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8993" calcext:value-type="float">
            <text:p>0.000338993</text:p>
          </table:table-cell>
          <table:table-cell office:value-type="float" office:value="0.00189205" calcext:value-type="float">
            <text:p>0.00189205</text:p>
          </table:table-cell>
          <table:table-cell office:value-type="float" office:value="0.00438556" calcext:value-type="float">
            <text:p>0.00438556</text:p>
          </table:table-cell>
          <table:table-cell office:value-type="float" office:value="0.00894045" calcext:value-type="float">
            <text:p>0.00894045</text:p>
          </table:table-cell>
          <table:table-cell office:value-type="float" office:value="0.0143676" calcext:value-type="float">
            <text:p>0.0143676</text:p>
          </table:table-cell>
          <table:table-cell office:value-type="float" office:value="0.0199147" calcext:value-type="float">
            <text:p>0.0199147</text:p>
          </table:table-cell>
          <table:table-cell office:value-type="float" office:value="0.0253787" calcext:value-type="float">
            <text:p>0.0253787</text:p>
          </table:table-cell>
          <table:table-cell office:value-type="float" office:value="0.0552026" calcext:value-type="float">
            <text:p>0.0552026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802" calcext:value-type="float">
            <text:p>0.000131802</text:p>
          </table:table-cell>
          <table:table-cell office:value-type="float" office:value="0.000339158" calcext:value-type="float">
            <text:p>0.000339158</text:p>
          </table:table-cell>
          <table:table-cell office:value-type="float" office:value="0.00188807" calcext:value-type="float">
            <text:p>0.00188807</text:p>
          </table:table-cell>
          <table:table-cell office:value-type="float" office:value="0.00439286" calcext:value-type="float">
            <text:p>0.00439286</text:p>
          </table:table-cell>
          <table:table-cell office:value-type="float" office:value="0.00889606" calcext:value-type="float">
            <text:p>0.00889606</text:p>
          </table:table-cell>
          <table:table-cell office:value-type="float" office:value="0.0145341" calcext:value-type="float">
            <text:p>0.0145341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254211" calcext:value-type="float">
            <text:p>0.0254211</text:p>
          </table:table-cell>
          <table:table-cell office:value-type="float" office:value="0.0537073" calcext:value-type="float">
            <text:p>0.0537073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523" calcext:value-type="float">
            <text:p>0.000131523</text:p>
          </table:table-cell>
          <table:table-cell office:value-type="float" office:value="0.000338983" calcext:value-type="float">
            <text:p>0.000338983</text:p>
          </table:table-cell>
          <table:table-cell office:value-type="float" office:value="0.00190045" calcext:value-type="float">
            <text:p>0.00190045</text:p>
          </table:table-cell>
          <table:table-cell office:value-type="float" office:value="0.00438975" calcext:value-type="float">
            <text:p>0.00438975</text:p>
          </table:table-cell>
          <table:table-cell office:value-type="float" office:value="0.00893003" calcext:value-type="float">
            <text:p>0.00893003</text:p>
          </table:table-cell>
          <table:table-cell office:value-type="float" office:value="0.0147121" calcext:value-type="float">
            <text:p>0.0147121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537188" calcext:value-type="float">
            <text:p>0.0537188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8826" calcext:value-type="float">
            <text:p>0.00188826</text:p>
          </table:table-cell>
          <table:table-cell office:value-type="float" office:value="0.00438584" calcext:value-type="float">
            <text:p>0.00438584</text:p>
          </table:table-cell>
          <table:table-cell office:value-type="float" office:value="0.00891159" calcext:value-type="float">
            <text:p>0.00891159</text:p>
          </table:table-cell>
          <table:table-cell office:value-type="float" office:value="0.0146741" calcext:value-type="float">
            <text:p>0.0146741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254595" calcext:value-type="float">
            <text:p>0.0254595</text:p>
          </table:table-cell>
          <table:table-cell office:value-type="float" office:value="0.0540354" calcext:value-type="float">
            <text:p>0.0540354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2028" calcext:value-type="float">
            <text:p>0.000132028</text:p>
          </table:table-cell>
          <table:table-cell office:value-type="float" office:value="0.000339458" calcext:value-type="float">
            <text:p>0.000339458</text:p>
          </table:table-cell>
          <table:table-cell office:value-type="float" office:value="0.00189289" calcext:value-type="float">
            <text:p>0.00189289</text:p>
          </table:table-cell>
          <table:table-cell office:value-type="float" office:value="0.0043901" calcext:value-type="float">
            <text:p>0.0043901</text:p>
          </table:table-cell>
          <table:table-cell office:value-type="float" office:value="0.00899874" calcext:value-type="float">
            <text:p>0.00899874</text:p>
          </table:table-cell>
          <table:table-cell office:value-type="float" office:value="0.0145327" calcext:value-type="float">
            <text:p>0.0145327</text:p>
          </table:table-cell>
          <table:table-cell office:value-type="float" office:value="0.0200342" calcext:value-type="float">
            <text:p>0.0200342</text:p>
          </table:table-cell>
          <table:table-cell office:value-type="float" office:value="0.0253951" calcext:value-type="float">
            <text:p>0.0253951</text:p>
          </table:table-cell>
          <table:table-cell office:value-type="float" office:value="0.0537365" calcext:value-type="float">
            <text:p>0.0537365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412" calcext:value-type="float">
            <text:p>0.000131412</text:p>
          </table:table-cell>
          <table:table-cell office:value-type="float" office:value="0.000338943" calcext:value-type="float">
            <text:p>0.000338943</text:p>
          </table:table-cell>
          <table:table-cell office:value-type="float" office:value="0.00189033" calcext:value-type="float">
            <text:p>0.00189033</text:p>
          </table:table-cell>
          <table:table-cell office:value-type="float" office:value="0.00438707" calcext:value-type="float">
            <text:p>0.00438707</text:p>
          </table:table-cell>
          <table:table-cell office:value-type="float" office:value="0.00890697" calcext:value-type="float">
            <text:p>0.00890697</text:p>
          </table:table-cell>
          <table:table-cell office:value-type="float" office:value="0.0145634" calcext:value-type="float">
            <text:p>0.0145634</text:p>
          </table:table-cell>
          <table:table-cell office:value-type="float" office:value="0.0197769" calcext:value-type="float">
            <text:p>0.0197769</text:p>
          </table:table-cell>
          <table:table-cell office:value-type="float" office:value="0.0253779" calcext:value-type="float">
            <text:p>0.0253779</text:p>
          </table:table-cell>
          <table:table-cell office:value-type="float" office:value="0.0537891" calcext:value-type="float">
            <text:p>0.0537891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2037" calcext:value-type="float">
            <text:p>0.000132037</text:p>
          </table:table-cell>
          <table:table-cell office:value-type="float" office:value="0.000338968" calcext:value-type="float">
            <text:p>0.000338968</text:p>
          </table:table-cell>
          <table:table-cell office:value-type="float" office:value="0.0018919" calcext:value-type="float">
            <text:p>0.0018919</text:p>
          </table:table-cell>
          <table:table-cell office:value-type="float" office:value="0.00437974" calcext:value-type="float">
            <text:p>0.00437974</text:p>
          </table:table-cell>
          <table:table-cell office:value-type="float" office:value="0.00893847" calcext:value-type="float">
            <text:p>0.00893847</text:p>
          </table:table-cell>
          <table:table-cell office:value-type="float" office:value="0.0144178" calcext:value-type="float">
            <text:p>0.0144178</text:p>
          </table:table-cell>
          <table:table-cell office:value-type="float" office:value="0.0196964" calcext:value-type="float">
            <text:p>0.0196964</text:p>
          </table:table-cell>
          <table:table-cell office:value-type="float" office:value="0.0254179" calcext:value-type="float">
            <text:p>0.0254179</text:p>
          </table:table-cell>
          <table:table-cell office:value-type="float" office:value="0.0536743" calcext:value-type="float">
            <text:p>0.0536743</text:p>
          </table:table-cell>
          <table:table-cell table:number-columns-repeated="11"/>
        </table:table-row>
        <table:table-row table:style-name="ro1">
          <table:table-cell office:value-type="float" office:value="0.000027292" calcext:value-type="float">
            <text:p>2.73E-005</text:p>
          </table:table-cell>
          <table:table-cell office:value-type="float" office:value="0.000131967" calcext:value-type="float">
            <text:p>0.000131967</text:p>
          </table:table-cell>
          <table:table-cell office:value-type="float" office:value="0.000339253" calcext:value-type="float">
            <text:p>0.000339253</text:p>
          </table:table-cell>
          <table:table-cell office:value-type="float" office:value="0.00189574" calcext:value-type="float">
            <text:p>0.00189574</text:p>
          </table:table-cell>
          <table:table-cell office:value-type="float" office:value="0.00439437" calcext:value-type="float">
            <text:p>0.00439437</text:p>
          </table:table-cell>
          <table:table-cell office:value-type="float" office:value="0.00890623" calcext:value-type="float">
            <text:p>0.00890623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0196377" calcext:value-type="float">
            <text:p>0.0196377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538289" calcext:value-type="float">
            <text:p>0.0538289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717" calcext:value-type="float">
            <text:p>0.000131717</text:p>
          </table:table-cell>
          <table:table-cell office:value-type="float" office:value="0.000346664" calcext:value-type="float">
            <text:p>0.000346664</text:p>
          </table:table-cell>
          <table:table-cell office:value-type="float" office:value="0.00191037" calcext:value-type="float">
            <text:p>0.00191037</text:p>
          </table:table-cell>
          <table:table-cell office:value-type="float" office:value="0.00439243" calcext:value-type="float">
            <text:p>0.00439243</text:p>
          </table:table-cell>
          <table:table-cell office:value-type="float" office:value="0.00907679" calcext:value-type="float">
            <text:p>0.00907679</text:p>
          </table:table-cell>
          <table:table-cell office:value-type="float" office:value="0.0147801" calcext:value-type="float">
            <text:p>0.0147801</text:p>
          </table:table-cell>
          <table:table-cell office:value-type="float" office:value="0.0200914" calcext:value-type="float">
            <text:p>0.0200914</text:p>
          </table:table-cell>
          <table:table-cell office:value-type="float" office:value="0.0253995" calcext:value-type="float">
            <text:p>0.0253995</text:p>
          </table:table-cell>
          <table:table-cell office:value-type="float" office:value="0.0541389" calcext:value-type="float">
            <text:p>0.0541389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928" calcext:value-type="float">
            <text:p>0.000131928</text:p>
          </table:table-cell>
          <table:table-cell office:value-type="float" office:value="0.000339768" calcext:value-type="float">
            <text:p>0.000339768</text:p>
          </table:table-cell>
          <table:table-cell office:value-type="float" office:value="0.00188881" calcext:value-type="float">
            <text:p>0.00188881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0.00891412" calcext:value-type="float">
            <text:p>0.00891412</text:p>
          </table:table-cell>
          <table:table-cell office:value-type="float" office:value="0.0144485" calcext:value-type="float">
            <text:p>0.0144485</text:p>
          </table:table-cell>
          <table:table-cell office:value-type="float" office:value="0.0197765" calcext:value-type="float">
            <text:p>0.0197765</text:p>
          </table:table-cell>
          <table:table-cell office:value-type="float" office:value="0.025437" calcext:value-type="float">
            <text:p>0.025437</text:p>
          </table:table-cell>
          <table:table-cell office:value-type="float" office:value="0.0542726" calcext:value-type="float">
            <text:p>0.0542726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437" calcext:value-type="float">
            <text:p>0.000131437</text:p>
          </table:table-cell>
          <table:table-cell office:value-type="float" office:value="0.000340393" calcext:value-type="float">
            <text:p>0.000340393</text:p>
          </table:table-cell>
          <table:table-cell office:value-type="float" office:value="0.00189884" calcext:value-type="float">
            <text:p>0.00189884</text:p>
          </table:table-cell>
          <table:table-cell office:value-type="float" office:value="0.0043807" calcext:value-type="float">
            <text:p>0.0043807</text:p>
          </table:table-cell>
          <table:table-cell office:value-type="float" office:value="0.00895253" calcext:value-type="float">
            <text:p>0.00895253</text:p>
          </table:table-cell>
          <table:table-cell office:value-type="float" office:value="0.0143784" calcext:value-type="float">
            <text:p>0.0143784</text:p>
          </table:table-cell>
          <table:table-cell office:value-type="float" office:value="0.0197332" calcext:value-type="float">
            <text:p>0.0197332</text:p>
          </table:table-cell>
          <table:table-cell office:value-type="float" office:value="0.0254218" calcext:value-type="float">
            <text:p>0.0254218</text:p>
          </table:table-cell>
          <table:table-cell office:value-type="float" office:value="0.0539515" calcext:value-type="float">
            <text:p>0.0539515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983" calcext:value-type="float">
            <text:p>0.000131983</text:p>
          </table:table-cell>
          <table:table-cell office:value-type="float" office:value="0.000339393" calcext:value-type="float">
            <text:p>0.000339393</text:p>
          </table:table-cell>
          <table:table-cell office:value-type="float" office:value="0.00189013" calcext:value-type="float">
            <text:p>0.00189013</text:p>
          </table:table-cell>
          <table:table-cell office:value-type="float" office:value="0.00438954" calcext:value-type="float">
            <text:p>0.00438954</text:p>
          </table:table-cell>
          <table:table-cell office:value-type="float" office:value="0.00911354" calcext:value-type="float">
            <text:p>0.00911354</text:p>
          </table:table-cell>
          <table:table-cell office:value-type="float" office:value="0.0143963" calcext:value-type="float">
            <text:p>0.0143963</text:p>
          </table:table-cell>
          <table:table-cell office:value-type="float" office:value="0.0196832" calcext:value-type="float">
            <text:p>0.0196832</text:p>
          </table:table-cell>
          <table:table-cell office:value-type="float" office:value="0.0254391" calcext:value-type="float">
            <text:p>0.0254391</text:p>
          </table:table-cell>
          <table:table-cell office:value-type="float" office:value="0.0540565" calcext:value-type="float">
            <text:p>0.0540565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687" calcext:value-type="float">
            <text:p>0.000131687</text:p>
          </table:table-cell>
          <table:table-cell office:value-type="float" office:value="0.000339703" calcext:value-type="float">
            <text:p>0.000339703</text:p>
          </table:table-cell>
          <table:table-cell office:value-type="float" office:value="0.00189048" calcext:value-type="float">
            <text:p>0.00189048</text:p>
          </table:table-cell>
          <table:table-cell office:value-type="float" office:value="0.00439274" calcext:value-type="float">
            <text:p>0.00439274</text:p>
          </table:table-cell>
          <table:table-cell office:value-type="float" office:value="0.0089434" calcext:value-type="float">
            <text:p>0.0089434</text:p>
          </table:table-cell>
          <table:table-cell office:value-type="float" office:value="0.0144977" calcext:value-type="float">
            <text:p>0.0144977</text:p>
          </table:table-cell>
          <table:table-cell office:value-type="float" office:value="0.0202533" calcext:value-type="float">
            <text:p>0.0202533</text:p>
          </table:table-cell>
          <table:table-cell office:value-type="float" office:value="0.0255883" calcext:value-type="float">
            <text:p>0.0255883</text:p>
          </table:table-cell>
          <table:table-cell office:value-type="float" office:value="0.0540014" calcext:value-type="float">
            <text:p>0.0540014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803" calcext:value-type="float">
            <text:p>0.000131803</text:p>
          </table:table-cell>
          <table:table-cell office:value-type="float" office:value="0.000339038" calcext:value-type="float">
            <text:p>0.000339038</text:p>
          </table:table-cell>
          <table:table-cell office:value-type="float" office:value="0.00188578" calcext:value-type="float">
            <text:p>0.00188578</text:p>
          </table:table-cell>
          <table:table-cell office:value-type="float" office:value="0.00438337" calcext:value-type="float">
            <text:p>0.00438337</text:p>
          </table:table-cell>
          <table:table-cell office:value-type="float" office:value="0.00892219" calcext:value-type="float">
            <text:p>0.00892219</text:p>
          </table:table-cell>
          <table:table-cell office:value-type="float" office:value="0.0147981" calcext:value-type="float">
            <text:p>0.0147981</text:p>
          </table:table-cell>
          <table:table-cell office:value-type="float" office:value="0.0196947" calcext:value-type="float">
            <text:p>0.0196947</text:p>
          </table:table-cell>
          <table:table-cell office:value-type="float" office:value="0.0260104" calcext:value-type="float">
            <text:p>0.0260104</text:p>
          </table:table-cell>
          <table:table-cell office:value-type="float" office:value="0.0539519" calcext:value-type="float">
            <text:p>0.0539519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44598" calcext:value-type="float">
            <text:p>0.000344598</text:p>
          </table:table-cell>
          <table:table-cell office:value-type="float" office:value="0.00189752" calcext:value-type="float">
            <text:p>0.00189752</text:p>
          </table:table-cell>
          <table:table-cell office:value-type="float" office:value="0.00439817" calcext:value-type="float">
            <text:p>0.00439817</text:p>
          </table:table-cell>
          <table:table-cell office:value-type="float" office:value="0.0089621" calcext:value-type="float">
            <text:p>0.0089621</text:p>
          </table:table-cell>
          <table:table-cell office:value-type="float" office:value="0.0145064" calcext:value-type="float">
            <text:p>0.0145064</text:p>
          </table:table-cell>
          <table:table-cell office:value-type="float" office:value="0.0196737" calcext:value-type="float">
            <text:p>0.0196737</text:p>
          </table:table-cell>
          <table:table-cell office:value-type="float" office:value="0.0254813" calcext:value-type="float">
            <text:p>0.0254813</text:p>
          </table:table-cell>
          <table:table-cell office:value-type="float" office:value="0.0540599" calcext:value-type="float">
            <text:p>0.0540599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9554" calcext:value-type="float">
            <text:p>0.000339554</text:p>
          </table:table-cell>
          <table:table-cell office:value-type="float" office:value="0.00188747" calcext:value-type="float">
            <text:p>0.00188747</text:p>
          </table:table-cell>
          <table:table-cell office:value-type="float" office:value="0.00439912" calcext:value-type="float">
            <text:p>0.00439912</text:p>
          </table:table-cell>
          <table:table-cell office:value-type="float" office:value="0.00896862" calcext:value-type="float">
            <text:p>0.00896862</text:p>
          </table:table-cell>
          <table:table-cell office:value-type="float" office:value="0.0143964" calcext:value-type="float">
            <text:p>0.0143964</text:p>
          </table:table-cell>
          <table:table-cell office:value-type="float" office:value="0.0198063" calcext:value-type="float">
            <text:p>0.0198063</text:p>
          </table:table-cell>
          <table:table-cell office:value-type="float" office:value="0.025381" calcext:value-type="float">
            <text:p>0.025381</text:p>
          </table:table-cell>
          <table:table-cell office:value-type="float" office:value="0.0538251" calcext:value-type="float">
            <text:p>0.0538251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663" calcext:value-type="float">
            <text:p>0.000131663</text:p>
          </table:table-cell>
          <table:table-cell office:value-type="float" office:value="0.000339138" calcext:value-type="float">
            <text:p>0.000339138</text:p>
          </table:table-cell>
          <table:table-cell office:value-type="float" office:value="0.00189299" calcext:value-type="float">
            <text:p>0.00189299</text:p>
          </table:table-cell>
          <table:table-cell office:value-type="float" office:value="0.00445684" calcext:value-type="float">
            <text:p>0.00445684</text:p>
          </table:table-cell>
          <table:table-cell office:value-type="float" office:value="0.00893985" calcext:value-type="float">
            <text:p>0.00893985</text:p>
          </table:table-cell>
          <table:table-cell office:value-type="float" office:value="0.0143556" calcext:value-type="float">
            <text:p>0.0143556</text:p>
          </table:table-cell>
          <table:table-cell office:value-type="float" office:value="0.020455" calcext:value-type="float">
            <text:p>0.020455</text:p>
          </table:table-cell>
          <table:table-cell office:value-type="float" office:value="0.0253596" calcext:value-type="float">
            <text:p>0.0253596</text:p>
          </table:table-cell>
          <table:table-cell office:value-type="float" office:value="0.053969" calcext:value-type="float">
            <text:p>0.053969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1447" calcext:value-type="float">
            <text:p>0.000131447</text:p>
          </table:table-cell>
          <table:table-cell office:value-type="float" office:value="0.000339339" calcext:value-type="float">
            <text:p>0.000339339</text:p>
          </table:table-cell>
          <table:table-cell office:value-type="float" office:value="0.00188954" calcext:value-type="float">
            <text:p>0.00188954</text:p>
          </table:table-cell>
          <table:table-cell office:value-type="float" office:value="0.00440646" calcext:value-type="float">
            <text:p>0.00440646</text:p>
          </table:table-cell>
          <table:table-cell office:value-type="float" office:value="0.00891311" calcext:value-type="float">
            <text:p>0.00891311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197151" calcext:value-type="float">
            <text:p>0.0197151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537755" calcext:value-type="float">
            <text:p>0.0537755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6151" calcext:value-type="float">
            <text:p>0.000136151</text:p>
          </table:table-cell>
          <table:table-cell office:value-type="float" office:value="0.000339468" calcext:value-type="float">
            <text:p>0.000339468</text:p>
          </table:table-cell>
          <table:table-cell office:value-type="float" office:value="0.00189148" calcext:value-type="float">
            <text:p>0.00189148</text:p>
          </table:table-cell>
          <table:table-cell office:value-type="float" office:value="0.00437849" calcext:value-type="float">
            <text:p>0.00437849</text:p>
          </table:table-cell>
          <table:table-cell office:value-type="float" office:value="0.00891036" calcext:value-type="float">
            <text:p>0.00891036</text:p>
          </table:table-cell>
          <table:table-cell office:value-type="float" office:value="0.0145583" calcext:value-type="float">
            <text:p>0.0145583</text:p>
          </table:table-cell>
          <table:table-cell office:value-type="float" office:value="0.0196592" calcext:value-type="float">
            <text:p>0.0196592</text:p>
          </table:table-cell>
          <table:table-cell office:value-type="float" office:value="0.0254099" calcext:value-type="float">
            <text:p>0.0254099</text:p>
          </table:table-cell>
          <table:table-cell office:value-type="float" office:value="0.0537946" calcext:value-type="float">
            <text:p>0.0537946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398" calcext:value-type="float">
            <text:p>0.000131398</text:p>
          </table:table-cell>
          <table:table-cell office:value-type="float" office:value="0.000344034" calcext:value-type="float">
            <text:p>0.000344034</text:p>
          </table:table-cell>
          <table:table-cell office:value-type="float" office:value="0.00188707" calcext:value-type="float">
            <text:p>0.00188707</text:p>
          </table:table-cell>
          <table:table-cell office:value-type="float" office:value="0.00439519" calcext:value-type="float">
            <text:p>0.00439519</text:p>
          </table:table-cell>
          <table:table-cell office:value-type="float" office:value="0.00891249" calcext:value-type="float">
            <text:p>0.00891249</text:p>
          </table:table-cell>
          <table:table-cell office:value-type="float" office:value="0.0145532" calcext:value-type="float">
            <text:p>0.0145532</text:p>
          </table:table-cell>
          <table:table-cell office:value-type="float" office:value="0.0198503" calcext:value-type="float">
            <text:p>0.0198503</text:p>
          </table:table-cell>
          <table:table-cell office:value-type="float" office:value="0.0254127" calcext:value-type="float">
            <text:p>0.0254127</text:p>
          </table:table-cell>
          <table:table-cell office:value-type="float" office:value="0.0537308" calcext:value-type="float">
            <text:p>0.0537308</text:p>
          </table:table-cell>
          <table:table-cell table:number-columns-repeated="11"/>
        </table:table-row>
        <table:table-row table:style-name="ro1">
          <table:table-cell office:value-type="float" office:value="0.000027083" calcext:value-type="float">
            <text:p>2.71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9433" calcext:value-type="float">
            <text:p>0.000339433</text:p>
          </table:table-cell>
          <table:table-cell office:value-type="float" office:value="0.00189711" calcext:value-type="float">
            <text:p>0.00189711</text:p>
          </table:table-cell>
          <table:table-cell office:value-type="float" office:value="0.0044159" calcext:value-type="float">
            <text:p>0.0044159</text:p>
          </table:table-cell>
          <table:table-cell office:value-type="float" office:value="0.0089408" calcext:value-type="float">
            <text:p>0.0089408</text:p>
          </table:table-cell>
          <table:table-cell office:value-type="float" office:value="0.0144214" calcext:value-type="float">
            <text:p>0.0144214</text:p>
          </table:table-cell>
          <table:table-cell office:value-type="float" office:value="0.0205086" calcext:value-type="float">
            <text:p>0.0205086</text:p>
          </table:table-cell>
          <table:table-cell office:value-type="float" office:value="0.0253854" calcext:value-type="float">
            <text:p>0.0253854</text:p>
          </table:table-cell>
          <table:table-cell office:value-type="float" office:value="0.0537238" calcext:value-type="float">
            <text:p>0.0537238</text:p>
          </table:table-cell>
          <table:table-cell table:number-columns-repeated="11"/>
        </table:table-row>
        <table:table-row table:style-name="ro1">
          <table:table-cell office:value-type="float" office:value="0.000036068" calcext:value-type="float">
            <text:p>3.61E-005</text:p>
          </table:table-cell>
          <table:table-cell office:value-type="float" office:value="0.000132227" calcext:value-type="float">
            <text:p>0.000132227</text:p>
          </table:table-cell>
          <table:table-cell office:value-type="float" office:value="0.000339033" calcext:value-type="float">
            <text:p>0.000339033</text:p>
          </table:table-cell>
          <table:table-cell office:value-type="float" office:value="0.00188976" calcext:value-type="float">
            <text:p>0.00188976</text:p>
          </table:table-cell>
          <table:table-cell office:value-type="float" office:value="0.00438583" calcext:value-type="float">
            <text:p>0.00438583</text:p>
          </table:table-cell>
          <table:table-cell office:value-type="float" office:value="0.00889999" calcext:value-type="float">
            <text:p>0.00889999</text:p>
          </table:table-cell>
          <table:table-cell office:value-type="float" office:value="0.0143757" calcext:value-type="float">
            <text:p>0.0143757</text:p>
          </table:table-cell>
          <table:table-cell office:value-type="float" office:value="0.0196569" calcext:value-type="float">
            <text:p>0.0196569</text:p>
          </table:table-cell>
          <table:table-cell office:value-type="float" office:value="0.0258265" calcext:value-type="float">
            <text:p>0.0258265</text:p>
          </table:table-cell>
          <table:table-cell office:value-type="float" office:value="0.0537407" calcext:value-type="float">
            <text:p>0.0537407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802" calcext:value-type="float">
            <text:p>0.000131802</text:p>
          </table:table-cell>
          <table:table-cell office:value-type="float" office:value="0.000339578" calcext:value-type="float">
            <text:p>0.000339578</text:p>
          </table:table-cell>
          <table:table-cell office:value-type="float" office:value="0.00188993" calcext:value-type="float">
            <text:p>0.00188993</text:p>
          </table:table-cell>
          <table:table-cell office:value-type="float" office:value="0.00446401" calcext:value-type="float">
            <text:p>0.00446401</text:p>
          </table:table-cell>
          <table:table-cell office:value-type="float" office:value="0.00892288" calcext:value-type="float">
            <text:p>0.00892288</text:p>
          </table:table-cell>
          <table:table-cell office:value-type="float" office:value="0.0143815" calcext:value-type="float">
            <text:p>0.0143815</text:p>
          </table:table-cell>
          <table:table-cell office:value-type="float" office:value="0.0196672" calcext:value-type="float">
            <text:p>0.0196672</text:p>
          </table:table-cell>
          <table:table-cell office:value-type="float" office:value="0.0254061" calcext:value-type="float">
            <text:p>0.0254061</text:p>
          </table:table-cell>
          <table:table-cell office:value-type="float" office:value="0.0540512" calcext:value-type="float">
            <text:p>0.0540512</text:p>
          </table:table-cell>
          <table:table-cell table:number-columns-repeated="11"/>
        </table:table-row>
        <table:table-row table:style-name="ro1">
          <table:table-cell office:value-type="float" office:value="0.000027287" calcext:value-type="float">
            <text:p>2.73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8903" calcext:value-type="float">
            <text:p>0.000338903</text:p>
          </table:table-cell>
          <table:table-cell office:value-type="float" office:value="0.00188954" calcext:value-type="float">
            <text:p>0.00188954</text:p>
          </table:table-cell>
          <table:table-cell office:value-type="float" office:value="0.00440469" calcext:value-type="float">
            <text:p>0.00440469</text:p>
          </table:table-cell>
          <table:table-cell office:value-type="float" office:value="0.00902805" calcext:value-type="float">
            <text:p>0.00902805</text:p>
          </table:table-cell>
          <table:table-cell office:value-type="float" office:value="0.0144337" calcext:value-type="float">
            <text:p>0.0144337</text:p>
          </table:table-cell>
          <table:table-cell office:value-type="float" office:value="0.0199074" calcext:value-type="float">
            <text:p>0.0199074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0.0539279" calcext:value-type="float">
            <text:p>0.0539279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8998" calcext:value-type="float">
            <text:p>0.000338998</text:p>
          </table:table-cell>
          <table:table-cell office:value-type="float" office:value="0.00188835" calcext:value-type="float">
            <text:p>0.00188835</text:p>
          </table:table-cell>
          <table:table-cell office:value-type="float" office:value="0.00438243" calcext:value-type="float">
            <text:p>0.00438243</text:p>
          </table:table-cell>
          <table:table-cell office:value-type="float" office:value="0.00897349" calcext:value-type="float">
            <text:p>0.00897349</text:p>
          </table:table-cell>
          <table:table-cell office:value-type="float" office:value="0.0149904" calcext:value-type="float">
            <text:p>0.0149904</text:p>
          </table:table-cell>
          <table:table-cell office:value-type="float" office:value="0.0204946" calcext:value-type="float">
            <text:p>0.0204946</text:p>
          </table:table-cell>
          <table:table-cell office:value-type="float" office:value="0.0254746" calcext:value-type="float">
            <text:p>0.0254746</text:p>
          </table:table-cell>
          <table:table-cell office:value-type="float" office:value="0.0541978" calcext:value-type="float">
            <text:p>0.0541978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39103" calcext:value-type="float">
            <text:p>0.000339103</text:p>
          </table:table-cell>
          <table:table-cell office:value-type="float" office:value="0.00189183" calcext:value-type="float">
            <text:p>0.00189183</text:p>
          </table:table-cell>
          <table:table-cell office:value-type="float" office:value="0.00439209" calcext:value-type="float">
            <text:p>0.00439209</text:p>
          </table:table-cell>
          <table:table-cell office:value-type="float" office:value="0.00895367" calcext:value-type="float">
            <text:p>0.00895367</text:p>
          </table:table-cell>
          <table:table-cell office:value-type="float" office:value="0.0145019" calcext:value-type="float">
            <text:p>0.0145019</text:p>
          </table:table-cell>
          <table:table-cell office:value-type="float" office:value="0.0196711" calcext:value-type="float">
            <text:p>0.0196711</text:p>
          </table:table-cell>
          <table:table-cell office:value-type="float" office:value="0.0255821" calcext:value-type="float">
            <text:p>0.0255821</text:p>
          </table:table-cell>
          <table:table-cell office:value-type="float" office:value="0.0540264" calcext:value-type="float">
            <text:p>0.0540264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513" calcext:value-type="float">
            <text:p>0.000131513</text:p>
          </table:table-cell>
          <table:table-cell office:value-type="float" office:value="0.000339313" calcext:value-type="float">
            <text:p>0.000339313</text:p>
          </table:table-cell>
          <table:table-cell office:value-type="float" office:value="0.00188712" calcext:value-type="float">
            <text:p>0.00188712</text:p>
          </table:table-cell>
          <table:table-cell office:value-type="float" office:value="0.0043924" calcext:value-type="float">
            <text:p>0.0043924</text:p>
          </table:table-cell>
          <table:table-cell office:value-type="float" office:value="0.00938491" calcext:value-type="float">
            <text:p>0.00938491</text:p>
          </table:table-cell>
          <table:table-cell office:value-type="float" office:value="0.0145498" calcext:value-type="float">
            <text:p>0.0145498</text:p>
          </table:table-cell>
          <table:table-cell office:value-type="float" office:value="0.0196777" calcext:value-type="float">
            <text:p>0.0196777</text:p>
          </table:table-cell>
          <table:table-cell office:value-type="float" office:value="0.0254152" calcext:value-type="float">
            <text:p>0.0254152</text:p>
          </table:table-cell>
          <table:table-cell office:value-type="float" office:value="0.0537117" calcext:value-type="float">
            <text:p>0.0537117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38698" calcext:value-type="float">
            <text:p>0.000338698</text:p>
          </table:table-cell>
          <table:table-cell office:value-type="float" office:value="0.00190248" calcext:value-type="float">
            <text:p>0.00190248</text:p>
          </table:table-cell>
          <table:table-cell office:value-type="float" office:value="0.00438189" calcext:value-type="float">
            <text:p>0.00438189</text:p>
          </table:table-cell>
          <table:table-cell office:value-type="float" office:value="0.00966788" calcext:value-type="float">
            <text:p>0.00966788</text:p>
          </table:table-cell>
          <table:table-cell office:value-type="float" office:value="0.0145938" calcext:value-type="float">
            <text:p>0.0145938</text:p>
          </table:table-cell>
          <table:table-cell office:value-type="float" office:value="0.0196465" calcext:value-type="float">
            <text:p>0.0196465</text:p>
          </table:table-cell>
          <table:table-cell office:value-type="float" office:value="0.0253803" calcext:value-type="float">
            <text:p>0.0253803</text:p>
          </table:table-cell>
          <table:table-cell office:value-type="float" office:value="0.053765" calcext:value-type="float">
            <text:p>0.053765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38733" calcext:value-type="float">
            <text:p>0.000338733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38729" calcext:value-type="float">
            <text:p>0.00438729</text:p>
          </table:table-cell>
          <table:table-cell office:value-type="float" office:value="0.00944656" calcext:value-type="float">
            <text:p>0.00944656</text:p>
          </table:table-cell>
          <table:table-cell office:value-type="float" office:value="0.0144088" calcext:value-type="float">
            <text:p>0.0144088</text:p>
          </table:table-cell>
          <table:table-cell office:value-type="float" office:value="0.0196526" calcext:value-type="float">
            <text:p>0.0196526</text:p>
          </table:table-cell>
          <table:table-cell office:value-type="float" office:value="0.0254266" calcext:value-type="float">
            <text:p>0.0254266</text:p>
          </table:table-cell>
          <table:table-cell office:value-type="float" office:value="0.0537995" calcext:value-type="float">
            <text:p>0.0537995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887" calcext:value-type="float">
            <text:p>0.000131887</text:p>
          </table:table-cell>
          <table:table-cell office:value-type="float" office:value="0.000339308" calcext:value-type="float">
            <text:p>0.000339308</text:p>
          </table:table-cell>
          <table:table-cell office:value-type="float" office:value="0.00189408" calcext:value-type="float">
            <text:p>0.00189408</text:p>
          </table:table-cell>
          <table:table-cell office:value-type="float" office:value="0.00439628" calcext:value-type="float">
            <text:p>0.00439628</text:p>
          </table:table-cell>
          <table:table-cell office:value-type="float" office:value="0.00948414" calcext:value-type="float">
            <text:p>0.00948414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96556" calcext:value-type="float">
            <text:p>0.0196556</text:p>
          </table:table-cell>
          <table:table-cell office:value-type="float" office:value="0.0254083" calcext:value-type="float">
            <text:p>0.0254083</text:p>
          </table:table-cell>
          <table:table-cell office:value-type="float" office:value="0.05378" calcext:value-type="float">
            <text:p>0.05378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8323" calcext:value-type="float">
            <text:p>0.000338323</text:p>
          </table:table-cell>
          <table:table-cell office:value-type="float" office:value="0.0018885" calcext:value-type="float">
            <text:p>0.0018885</text:p>
          </table:table-cell>
          <table:table-cell office:value-type="float" office:value="0.00437991" calcext:value-type="float">
            <text:p>0.00437991</text:p>
          </table:table-cell>
          <table:table-cell office:value-type="float" office:value="0.00899088" calcext:value-type="float">
            <text:p>0.00899088</text:p>
          </table:table-cell>
          <table:table-cell office:value-type="float" office:value="0.0144251" calcext:value-type="float">
            <text:p>0.0144251</text:p>
          </table:table-cell>
          <table:table-cell office:value-type="float" office:value="0.0198341" calcext:value-type="float">
            <text:p>0.0198341</text:p>
          </table:table-cell>
          <table:table-cell office:value-type="float" office:value="0.0254604" calcext:value-type="float">
            <text:p>0.0254604</text:p>
          </table:table-cell>
          <table:table-cell office:value-type="float" office:value="0.0541749" calcext:value-type="float">
            <text:p>0.0541749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808" calcext:value-type="float">
            <text:p>0.000131808</text:p>
          </table:table-cell>
          <table:table-cell office:value-type="float" office:value="0.000342993" calcext:value-type="float">
            <text:p>0.000342993</text:p>
          </table:table-cell>
          <table:table-cell office:value-type="float" office:value="0.00189077" calcext:value-type="float">
            <text:p>0.00189077</text:p>
          </table:table-cell>
          <table:table-cell office:value-type="float" office:value="0.00441031" calcext:value-type="float">
            <text:p>0.00441031</text:p>
          </table:table-cell>
          <table:table-cell office:value-type="float" office:value="0.00897848" calcext:value-type="float">
            <text:p>0.00897848</text:p>
          </table:table-cell>
          <table:table-cell office:value-type="float" office:value="0.0143661" calcext:value-type="float">
            <text:p>0.0143661</text:p>
          </table:table-cell>
          <table:table-cell office:value-type="float" office:value="0.0198863" calcext:value-type="float">
            <text:p>0.0198863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054014" calcext:value-type="float">
            <text:p>0.054014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324" calcext:value-type="float">
            <text:p>0.000339324</text:p>
          </table:table-cell>
          <table:table-cell office:value-type="float" office:value="0.00188816" calcext:value-type="float">
            <text:p>0.00188816</text:p>
          </table:table-cell>
          <table:table-cell office:value-type="float" office:value="0.00439158" calcext:value-type="float">
            <text:p>0.00439158</text:p>
          </table:table-cell>
          <table:table-cell office:value-type="float" office:value="0.00900318" calcext:value-type="float">
            <text:p>0.00900318</text:p>
          </table:table-cell>
          <table:table-cell office:value-type="float" office:value="0.0144195" calcext:value-type="float">
            <text:p>0.0144195</text:p>
          </table:table-cell>
          <table:table-cell office:value-type="float" office:value="0.0196662" calcext:value-type="float">
            <text:p>0.0196662</text:p>
          </table:table-cell>
          <table:table-cell office:value-type="float" office:value="0.0254044" calcext:value-type="float">
            <text:p>0.0254044</text:p>
          </table:table-cell>
          <table:table-cell office:value-type="float" office:value="0.0537011" calcext:value-type="float">
            <text:p>0.0537011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513" calcext:value-type="float">
            <text:p>0.000131513</text:p>
          </table:table-cell>
          <table:table-cell office:value-type="float" office:value="0.000338968" calcext:value-type="float">
            <text:p>0.000338968</text:p>
          </table:table-cell>
          <table:table-cell office:value-type="float" office:value="0.00189712" calcext:value-type="float">
            <text:p>0.00189712</text:p>
          </table:table-cell>
          <table:table-cell office:value-type="float" office:value="0.00439178" calcext:value-type="float">
            <text:p>0.00439178</text:p>
          </table:table-cell>
          <table:table-cell office:value-type="float" office:value="0.00892534" calcext:value-type="float">
            <text:p>0.00892534</text:p>
          </table:table-cell>
          <table:table-cell office:value-type="float" office:value="0.0143594" calcext:value-type="float">
            <text:p>0.0143594</text:p>
          </table:table-cell>
          <table:table-cell office:value-type="float" office:value="0.0196724" calcext:value-type="float">
            <text:p>0.0196724</text:p>
          </table:table-cell>
          <table:table-cell office:value-type="float" office:value="0.0254167" calcext:value-type="float">
            <text:p>0.0254167</text:p>
          </table:table-cell>
          <table:table-cell office:value-type="float" office:value="0.0537636" calcext:value-type="float">
            <text:p>0.0537636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1327" calcext:value-type="float">
            <text:p>0.000131327</text:p>
          </table:table-cell>
          <table:table-cell office:value-type="float" office:value="0.000338704" calcext:value-type="float">
            <text:p>0.000338704</text:p>
          </table:table-cell>
          <table:table-cell office:value-type="float" office:value="0.00188895" calcext:value-type="float">
            <text:p>0.00188895</text:p>
          </table:table-cell>
          <table:table-cell office:value-type="float" office:value="0.00438329" calcext:value-type="float">
            <text:p>0.00438329</text:p>
          </table:table-cell>
          <table:table-cell office:value-type="float" office:value="0.00896898" calcext:value-type="float">
            <text:p>0.00896898</text:p>
          </table:table-cell>
          <table:table-cell office:value-type="float" office:value="0.014482" calcext:value-type="float">
            <text:p>0.014482</text:p>
          </table:table-cell>
          <table:table-cell office:value-type="float" office:value="0.0196538" calcext:value-type="float">
            <text:p>0.0196538</text:p>
          </table:table-cell>
          <table:table-cell office:value-type="float" office:value="0.0254413" calcext:value-type="float">
            <text:p>0.0254413</text:p>
          </table:table-cell>
          <table:table-cell office:value-type="float" office:value="0.0537139" calcext:value-type="float">
            <text:p>0.0537139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1797" calcext:value-type="float">
            <text:p>0.000131797</text:p>
          </table:table-cell>
          <table:table-cell office:value-type="float" office:value="0.000338433" calcext:value-type="float">
            <text:p>0.000338433</text:p>
          </table:table-cell>
          <table:table-cell office:value-type="float" office:value="0.00189445" calcext:value-type="float">
            <text:p>0.00189445</text:p>
          </table:table-cell>
          <table:table-cell office:value-type="float" office:value="0.00438778" calcext:value-type="float">
            <text:p>0.00438778</text:p>
          </table:table-cell>
          <table:table-cell office:value-type="float" office:value="0.00917485" calcext:value-type="float">
            <text:p>0.00917485</text:p>
          </table:table-cell>
          <table:table-cell office:value-type="float" office:value="0.0147114" calcext:value-type="float">
            <text:p>0.0147114</text:p>
          </table:table-cell>
          <table:table-cell office:value-type="float" office:value="0.0197637" calcext:value-type="float">
            <text:p>0.0197637</text:p>
          </table:table-cell>
          <table:table-cell office:value-type="float" office:value="0.0253926" calcext:value-type="float">
            <text:p>0.0253926</text:p>
          </table:table-cell>
          <table:table-cell office:value-type="float" office:value="0.0538142" calcext:value-type="float">
            <text:p>0.0538142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677" calcext:value-type="float">
            <text:p>0.000131677</text:p>
          </table:table-cell>
          <table:table-cell office:value-type="float" office:value="0.000339484" calcext:value-type="float">
            <text:p>0.000339484</text:p>
          </table:table-cell>
          <table:table-cell office:value-type="float" office:value="0.00189177" calcext:value-type="float">
            <text:p>0.00189177</text:p>
          </table:table-cell>
          <table:table-cell office:value-type="float" office:value="0.00439341" calcext:value-type="float">
            <text:p>0.00439341</text:p>
          </table:table-cell>
          <table:table-cell office:value-type="float" office:value="0.0089796" calcext:value-type="float">
            <text:p>0.0089796</text:p>
          </table:table-cell>
          <table:table-cell office:value-type="float" office:value="0.0144372" calcext:value-type="float">
            <text:p>0.0144372</text:p>
          </table:table-cell>
          <table:table-cell office:value-type="float" office:value="0.0196813" calcext:value-type="float">
            <text:p>0.0196813</text:p>
          </table:table-cell>
          <table:table-cell office:value-type="float" office:value="0.0254016" calcext:value-type="float">
            <text:p>0.0254016</text:p>
          </table:table-cell>
          <table:table-cell office:value-type="float" office:value="0.0537649" calcext:value-type="float">
            <text:p>0.0537649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38663" calcext:value-type="float">
            <text:p>0.000338663</text:p>
          </table:table-cell>
          <table:table-cell office:value-type="float" office:value="0.00189143" calcext:value-type="float">
            <text:p>0.00189143</text:p>
          </table:table-cell>
          <table:table-cell office:value-type="float" office:value="0.00438402" calcext:value-type="float">
            <text:p>0.00438402</text:p>
          </table:table-cell>
          <table:table-cell office:value-type="float" office:value="0.00899525" calcext:value-type="float">
            <text:p>0.00899525</text:p>
          </table:table-cell>
          <table:table-cell office:value-type="float" office:value="0.0144007" calcext:value-type="float">
            <text:p>0.0144007</text:p>
          </table:table-cell>
          <table:table-cell office:value-type="float" office:value="0.019793" calcext:value-type="float">
            <text:p>0.019793</text:p>
          </table:table-cell>
          <table:table-cell office:value-type="float" office:value="0.0255259" calcext:value-type="float">
            <text:p>0.0255259</text:p>
          </table:table-cell>
          <table:table-cell office:value-type="float" office:value="0.0537642" calcext:value-type="float">
            <text:p>0.0537642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38929" calcext:value-type="float">
            <text:p>0.000338929</text:p>
          </table:table-cell>
          <table:table-cell office:value-type="float" office:value="0.00188723" calcext:value-type="float">
            <text:p>0.00188723</text:p>
          </table:table-cell>
          <table:table-cell office:value-type="float" office:value="0.00438948" calcext:value-type="float">
            <text:p>0.00438948</text:p>
          </table:table-cell>
          <table:table-cell office:value-type="float" office:value="0.00923125" calcext:value-type="float">
            <text:p>0.00923125</text:p>
          </table:table-cell>
          <table:table-cell office:value-type="float" office:value="0.0144419" calcext:value-type="float">
            <text:p>0.0144419</text:p>
          </table:table-cell>
          <table:table-cell office:value-type="float" office:value="0.0197263" calcext:value-type="float">
            <text:p>0.0197263</text:p>
          </table:table-cell>
          <table:table-cell office:value-type="float" office:value="0.0259418" calcext:value-type="float">
            <text:p>0.0259418</text:p>
          </table:table-cell>
          <table:table-cell office:value-type="float" office:value="0.053752" calcext:value-type="float">
            <text:p>0.053752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853" calcext:value-type="float">
            <text:p>0.000131853</text:p>
          </table:table-cell>
          <table:table-cell office:value-type="float" office:value="0.000339493" calcext:value-type="float">
            <text:p>0.000339493</text:p>
          </table:table-cell>
          <table:table-cell office:value-type="float" office:value="0.00189486" calcext:value-type="float">
            <text:p>0.00189486</text:p>
          </table:table-cell>
          <table:table-cell office:value-type="float" office:value="0.00451671" calcext:value-type="float">
            <text:p>0.00451671</text:p>
          </table:table-cell>
          <table:table-cell office:value-type="float" office:value="0.00918779" calcext:value-type="float">
            <text:p>0.00918779</text:p>
          </table:table-cell>
          <table:table-cell office:value-type="float" office:value="0.0144555" calcext:value-type="float">
            <text:p>0.0144555</text:p>
          </table:table-cell>
          <table:table-cell office:value-type="float" office:value="0.0196555" calcext:value-type="float">
            <text:p>0.0196555</text:p>
          </table:table-cell>
          <table:table-cell office:value-type="float" office:value="0.0253669" calcext:value-type="float">
            <text:p>0.0253669</text:p>
          </table:table-cell>
          <table:table-cell office:value-type="float" office:value="0.053697" calcext:value-type="float">
            <text:p>0.053697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40403" calcext:value-type="float">
            <text:p>0.000340403</text:p>
          </table:table-cell>
          <table:table-cell office:value-type="float" office:value="0.00188936" calcext:value-type="float">
            <text:p>0.00188936</text:p>
          </table:table-cell>
          <table:table-cell office:value-type="float" office:value="0.00442591" calcext:value-type="float">
            <text:p>0.00442591</text:p>
          </table:table-cell>
          <table:table-cell office:value-type="float" office:value="0.00900687" calcext:value-type="float">
            <text:p>0.00900687</text:p>
          </table:table-cell>
          <table:table-cell office:value-type="float" office:value="0.0143704" calcext:value-type="float">
            <text:p>0.0143704</text:p>
          </table:table-cell>
          <table:table-cell office:value-type="float" office:value="0.0198095" calcext:value-type="float">
            <text:p>0.0198095</text:p>
          </table:table-cell>
          <table:table-cell office:value-type="float" office:value="0.0253709" calcext:value-type="float">
            <text:p>0.0253709</text:p>
          </table:table-cell>
          <table:table-cell office:value-type="float" office:value="0.0539765" calcext:value-type="float">
            <text:p>0.0539765</text:p>
          </table:table-cell>
          <table:table-cell table:number-columns-repeated="11"/>
        </table:table-row>
        <table:table-row table:style-name="ro1">
          <table:table-cell office:value-type="float" office:value="0.000027267" calcext:value-type="float">
            <text:p>2.73E-005</text:p>
          </table:table-cell>
          <table:table-cell office:value-type="float" office:value="0.000131888" calcext:value-type="float">
            <text:p>0.000131888</text:p>
          </table:table-cell>
          <table:table-cell office:value-type="float" office:value="0.000338613" calcext:value-type="float">
            <text:p>0.000338613</text:p>
          </table:table-cell>
          <table:table-cell office:value-type="float" office:value="0.00189086" calcext:value-type="float">
            <text:p>0.00189086</text:p>
          </table:table-cell>
          <table:table-cell office:value-type="float" office:value="0.00442301" calcext:value-type="float">
            <text:p>0.00442301</text:p>
          </table:table-cell>
          <table:table-cell office:value-type="float" office:value="0.00905292" calcext:value-type="float">
            <text:p>0.00905292</text:p>
          </table:table-cell>
          <table:table-cell office:value-type="float" office:value="0.0143614" calcext:value-type="float">
            <text:p>0.0143614</text:p>
          </table:table-cell>
          <table:table-cell office:value-type="float" office:value="0.0196276" calcext:value-type="float">
            <text:p>0.0196276</text:p>
          </table:table-cell>
          <table:table-cell office:value-type="float" office:value="0.0255421" calcext:value-type="float">
            <text:p>0.0255421</text:p>
          </table:table-cell>
          <table:table-cell office:value-type="float" office:value="0.0538467" calcext:value-type="float">
            <text:p>0.0538467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47748" calcext:value-type="float">
            <text:p>0.000347748</text:p>
          </table:table-cell>
          <table:table-cell office:value-type="float" office:value="0.00188996" calcext:value-type="float">
            <text:p>0.00188996</text:p>
          </table:table-cell>
          <table:table-cell office:value-type="float" office:value="0.00440346" calcext:value-type="float">
            <text:p>0.00440346</text:p>
          </table:table-cell>
          <table:table-cell office:value-type="float" office:value="0.00898043" calcext:value-type="float">
            <text:p>0.00898043</text:p>
          </table:table-cell>
          <table:table-cell office:value-type="float" office:value="0.0143797" calcext:value-type="float">
            <text:p>0.0143797</text:p>
          </table:table-cell>
          <table:table-cell office:value-type="float" office:value="0.0196985" calcext:value-type="float">
            <text:p>0.0196985</text:p>
          </table:table-cell>
          <table:table-cell office:value-type="float" office:value="0.0254457" calcext:value-type="float">
            <text:p>0.0254457</text:p>
          </table:table-cell>
          <table:table-cell office:value-type="float" office:value="0.0538288" calcext:value-type="float">
            <text:p>0.0538288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748" calcext:value-type="float">
            <text:p>0.000131748</text:p>
          </table:table-cell>
          <table:table-cell office:value-type="float" office:value="0.000339484" calcext:value-type="float">
            <text:p>0.000339484</text:p>
          </table:table-cell>
          <table:table-cell office:value-type="float" office:value="0.00190563" calcext:value-type="float">
            <text:p>0.00190563</text:p>
          </table:table-cell>
          <table:table-cell office:value-type="float" office:value="0.00439785" calcext:value-type="float">
            <text:p>0.00439785</text:p>
          </table:table-cell>
          <table:table-cell office:value-type="float" office:value="0.00891448" calcext:value-type="float">
            <text:p>0.00891448</text:p>
          </table:table-cell>
          <table:table-cell office:value-type="float" office:value="0.0143721" calcext:value-type="float">
            <text:p>0.0143721</text:p>
          </table:table-cell>
          <table:table-cell office:value-type="float" office:value="0.0199282" calcext:value-type="float">
            <text:p>0.0199282</text:p>
          </table:table-cell>
          <table:table-cell office:value-type="float" office:value="0.0254127" calcext:value-type="float">
            <text:p>0.0254127</text:p>
          </table:table-cell>
          <table:table-cell office:value-type="float" office:value="0.053789" calcext:value-type="float">
            <text:p>0.053789</text:p>
          </table:table-cell>
          <table:table-cell table:number-columns-repeated="11"/>
        </table:table-row>
        <table:table-row table:style-name="ro1">
          <table:table-cell office:value-type="float" office:value="0.000027397" calcext:value-type="float">
            <text:p>2.74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40518" calcext:value-type="float">
            <text:p>0.000340518</text:p>
          </table:table-cell>
          <table:table-cell office:value-type="float" office:value="0.00188782" calcext:value-type="float">
            <text:p>0.00188782</text:p>
          </table:table-cell>
          <table:table-cell office:value-type="float" office:value="0.00440512" calcext:value-type="float">
            <text:p>0.00440512</text:p>
          </table:table-cell>
          <table:table-cell office:value-type="float" office:value="0.00893471" calcext:value-type="float">
            <text:p>0.00893471</text:p>
          </table:table-cell>
          <table:table-cell office:value-type="float" office:value="0.0143581" calcext:value-type="float">
            <text:p>0.0143581</text:p>
          </table:table-cell>
          <table:table-cell office:value-type="float" office:value="0.0199347" calcext:value-type="float">
            <text:p>0.0199347</text:p>
          </table:table-cell>
          <table:table-cell office:value-type="float" office:value="0.0257632" calcext:value-type="float">
            <text:p>0.0257632</text:p>
          </table:table-cell>
          <table:table-cell office:value-type="float" office:value="0.0536628" calcext:value-type="float">
            <text:p>0.0536628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698" calcext:value-type="float">
            <text:p>0.000131698</text:p>
          </table:table-cell>
          <table:table-cell office:value-type="float" office:value="0.000339119" calcext:value-type="float">
            <text:p>0.000339119</text:p>
          </table:table-cell>
          <table:table-cell office:value-type="float" office:value="0.00189831" calcext:value-type="float">
            <text:p>0.00189831</text:p>
          </table:table-cell>
          <table:table-cell office:value-type="float" office:value="0.0043835" calcext:value-type="float">
            <text:p>0.0043835</text:p>
          </table:table-cell>
          <table:table-cell office:value-type="float" office:value="0.00890204" calcext:value-type="float">
            <text:p>0.00890204</text:p>
          </table:table-cell>
          <table:table-cell office:value-type="float" office:value="0.0144008" calcext:value-type="float">
            <text:p>0.0144008</text:p>
          </table:table-cell>
          <table:table-cell office:value-type="float" office:value="0.0198399" calcext:value-type="float">
            <text:p>0.0198399</text:p>
          </table:table-cell>
          <table:table-cell office:value-type="float" office:value="0.0253814" calcext:value-type="float">
            <text:p>0.0253814</text:p>
          </table:table-cell>
          <table:table-cell office:value-type="float" office:value="0.0538231" calcext:value-type="float">
            <text:p>0.0538231</text:p>
          </table:table-cell>
          <table:table-cell table:number-columns-repeated="11"/>
        </table:table-row>
        <table:table-row table:style-name="ro1">
          <table:table-cell office:value-type="float" office:value="0.000027068" calcext:value-type="float">
            <text:p>2.71E-005</text:p>
          </table:table-cell>
          <table:table-cell office:value-type="float" office:value="0.000149189" calcext:value-type="float">
            <text:p>0.000149189</text:p>
          </table:table-cell>
          <table:table-cell office:value-type="float" office:value="0.000339663" calcext:value-type="float">
            <text:p>0.000339663</text:p>
          </table:table-cell>
          <table:table-cell office:value-type="float" office:value="0.0018886" calcext:value-type="float">
            <text:p>0.0018886</text:p>
          </table:table-cell>
          <table:table-cell office:value-type="float" office:value="0.00438391" calcext:value-type="float">
            <text:p>0.00438391</text:p>
          </table:table-cell>
          <table:table-cell office:value-type="float" office:value="0.00895391" calcext:value-type="float">
            <text:p>0.00895391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196775" calcext:value-type="float">
            <text:p>0.0196775</text:p>
          </table:table-cell>
          <table:table-cell office:value-type="float" office:value="0.0254112" calcext:value-type="float">
            <text:p>0.0254112</text:p>
          </table:table-cell>
          <table:table-cell office:value-type="float" office:value="0.0538116" calcext:value-type="float">
            <text:p>0.0538116</text:p>
          </table:table-cell>
          <table:table-cell table:number-columns-repeated="11"/>
        </table:table-row>
        <table:table-row table:style-name="ro1">
          <table:table-cell office:value-type="float" office:value="0.000027337" calcext:value-type="float">
            <text:p>2.73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38434" calcext:value-type="float">
            <text:p>0.000338434</text:p>
          </table:table-cell>
          <table:table-cell office:value-type="float" office:value="0.00189262" calcext:value-type="float">
            <text:p>0.00189262</text:p>
          </table:table-cell>
          <table:table-cell office:value-type="float" office:value="0.00440358" calcext:value-type="float">
            <text:p>0.00440358</text:p>
          </table:table-cell>
          <table:table-cell office:value-type="float" office:value="0.00894175" calcext:value-type="float">
            <text:p>0.00894175</text:p>
          </table:table-cell>
          <table:table-cell office:value-type="float" office:value="0.014371" calcext:value-type="float">
            <text:p>0.014371</text:p>
          </table:table-cell>
          <table:table-cell office:value-type="float" office:value="0.0199161" calcext:value-type="float">
            <text:p>0.0199161</text:p>
          </table:table-cell>
          <table:table-cell office:value-type="float" office:value="0.025372" calcext:value-type="float">
            <text:p>0.025372</text:p>
          </table:table-cell>
          <table:table-cell office:value-type="float" office:value="0.0537694" calcext:value-type="float">
            <text:p>0.0537694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953" calcext:value-type="float">
            <text:p>0.000131953</text:p>
          </table:table-cell>
          <table:table-cell office:value-type="float" office:value="0.000338393" calcext:value-type="float">
            <text:p>0.000338393</text:p>
          </table:table-cell>
          <table:table-cell office:value-type="float" office:value="0.00188821" calcext:value-type="float">
            <text:p>0.00188821</text:p>
          </table:table-cell>
          <table:table-cell office:value-type="float" office:value="0.00438889" calcext:value-type="float">
            <text:p>0.00438889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0.0145097" calcext:value-type="float">
            <text:p>0.0145097</text:p>
          </table:table-cell>
          <table:table-cell office:value-type="float" office:value="0.0197534" calcext:value-type="float">
            <text:p>0.0197534</text:p>
          </table:table-cell>
          <table:table-cell office:value-type="float" office:value="0.0253953" calcext:value-type="float">
            <text:p>0.0253953</text:p>
          </table:table-cell>
          <table:table-cell office:value-type="float" office:value="0.0537117" calcext:value-type="float">
            <text:p>0.0537117</text:p>
          </table:table-cell>
          <table:table-cell table:number-columns-repeated="11"/>
        </table:table-row>
        <table:table-row table:style-name="ro1">
          <table:table-cell office:value-type="float" office:value="0.000027267" calcext:value-type="float">
            <text:p>2.73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8394" calcext:value-type="float">
            <text:p>0.000338394</text:p>
          </table:table-cell>
          <table:table-cell office:value-type="float" office:value="0.0018909" calcext:value-type="float">
            <text:p>0.0018909</text:p>
          </table:table-cell>
          <table:table-cell office:value-type="float" office:value="0.00440514" calcext:value-type="float">
            <text:p>0.00440514</text:p>
          </table:table-cell>
          <table:table-cell office:value-type="float" office:value="0.00890024" calcext:value-type="float">
            <text:p>0.00890024</text:p>
          </table:table-cell>
          <table:table-cell office:value-type="float" office:value="0.0143661" calcext:value-type="float">
            <text:p>0.0143661</text:p>
          </table:table-cell>
          <table:table-cell office:value-type="float" office:value="0.0196444" calcext:value-type="float">
            <text:p>0.0196444</text:p>
          </table:table-cell>
          <table:table-cell office:value-type="float" office:value="0.0254201" calcext:value-type="float">
            <text:p>0.0254201</text:p>
          </table:table-cell>
          <table:table-cell office:value-type="float" office:value="0.0538104" calcext:value-type="float">
            <text:p>0.0538104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982" calcext:value-type="float">
            <text:p>0.000131982</text:p>
          </table:table-cell>
          <table:table-cell office:value-type="float" office:value="0.000338938" calcext:value-type="float">
            <text:p>0.000338938</text:p>
          </table:table-cell>
          <table:table-cell office:value-type="float" office:value="0.00188821" calcext:value-type="float">
            <text:p>0.00188821</text:p>
          </table:table-cell>
          <table:table-cell office:value-type="float" office:value="0.00449219" calcext:value-type="float">
            <text:p>0.00449219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145749" calcext:value-type="float">
            <text:p>0.0145749</text:p>
          </table:table-cell>
          <table:table-cell office:value-type="float" office:value="0.0197532" calcext:value-type="float">
            <text:p>0.0197532</text:p>
          </table:table-cell>
          <table:table-cell office:value-type="float" office:value="0.0255263" calcext:value-type="float">
            <text:p>0.0255263</text:p>
          </table:table-cell>
          <table:table-cell office:value-type="float" office:value="0.0536794" calcext:value-type="float">
            <text:p>0.0536794</text:p>
          </table:table-cell>
          <table:table-cell table:number-columns-repeated="11"/>
        </table:table-row>
        <table:table-row table:style-name="ro1">
          <table:table-cell office:value-type="float" office:value="0.000027272" calcext:value-type="float">
            <text:p>2.73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8504" calcext:value-type="float">
            <text:p>0.000338504</text:p>
          </table:table-cell>
          <table:table-cell office:value-type="float" office:value="0.00189625" calcext:value-type="float">
            <text:p>0.00189625</text:p>
          </table:table-cell>
          <table:table-cell office:value-type="float" office:value="0.00438903" calcext:value-type="float">
            <text:p>0.00438903</text:p>
          </table:table-cell>
          <table:table-cell office:value-type="float" office:value="0.00891575" calcext:value-type="float">
            <text:p>0.00891575</text:p>
          </table:table-cell>
          <table:table-cell office:value-type="float" office:value="0.0143659" calcext:value-type="float">
            <text:p>0.0143659</text:p>
          </table:table-cell>
          <table:table-cell office:value-type="float" office:value="0.0199825" calcext:value-type="float">
            <text:p>0.0199825</text:p>
          </table:table-cell>
          <table:table-cell office:value-type="float" office:value="0.0254855" calcext:value-type="float">
            <text:p>0.0254855</text:p>
          </table:table-cell>
          <table:table-cell office:value-type="float" office:value="0.0539936" calcext:value-type="float">
            <text:p>0.0539936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413" calcext:value-type="float">
            <text:p>0.000339413</text:p>
          </table:table-cell>
          <table:table-cell office:value-type="float" office:value="0.00188877" calcext:value-type="float">
            <text:p>0.00188877</text:p>
          </table:table-cell>
          <table:table-cell office:value-type="float" office:value="0.00438826" calcext:value-type="float">
            <text:p>0.00438826</text:p>
          </table:table-cell>
          <table:table-cell office:value-type="float" office:value="0.00894317" calcext:value-type="float">
            <text:p>0.00894317</text:p>
          </table:table-cell>
          <table:table-cell office:value-type="float" office:value="0.0144134" calcext:value-type="float">
            <text:p>0.0144134</text:p>
          </table:table-cell>
          <table:table-cell office:value-type="float" office:value="0.0199212" calcext:value-type="float">
            <text:p>0.0199212</text:p>
          </table:table-cell>
          <table:table-cell office:value-type="float" office:value="0.0253738" calcext:value-type="float">
            <text:p>0.0253738</text:p>
          </table:table-cell>
          <table:table-cell office:value-type="float" office:value="0.0538139" calcext:value-type="float">
            <text:p>0.0538139</text:p>
          </table:table-cell>
          <table:table-cell table:number-columns-repeated="11"/>
        </table:table-row>
        <table:table-row table:style-name="ro1">
          <table:table-cell office:value-type="float" office:value="0.000027527" calcext:value-type="float">
            <text:p>2.75E-005</text:p>
          </table:table-cell>
          <table:table-cell office:value-type="float" office:value="0.000132247" calcext:value-type="float">
            <text:p>0.000132247</text:p>
          </table:table-cell>
          <table:table-cell office:value-type="float" office:value="0.000339273" calcext:value-type="float">
            <text:p>0.000339273</text:p>
          </table:table-cell>
          <table:table-cell office:value-type="float" office:value="0.00189393" calcext:value-type="float">
            <text:p>0.00189393</text:p>
          </table:table-cell>
          <table:table-cell office:value-type="float" office:value="0.00440761" calcext:value-type="float">
            <text:p>0.00440761</text:p>
          </table:table-cell>
          <table:table-cell office:value-type="float" office:value="0.00895628" calcext:value-type="float">
            <text:p>0.00895628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199641" calcext:value-type="float">
            <text:p>0.0199641</text:p>
          </table:table-cell>
          <table:table-cell office:value-type="float" office:value="0.0253884" calcext:value-type="float">
            <text:p>0.0253884</text:p>
          </table:table-cell>
          <table:table-cell office:value-type="float" office:value="0.0538334" calcext:value-type="float">
            <text:p>0.0538334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863" calcext:value-type="float">
            <text:p>0.000131863</text:p>
          </table:table-cell>
          <table:table-cell office:value-type="float" office:value="0.000342613" calcext:value-type="float">
            <text:p>0.000342613</text:p>
          </table:table-cell>
          <table:table-cell office:value-type="float" office:value="0.00189263" calcext:value-type="float">
            <text:p>0.00189263</text:p>
          </table:table-cell>
          <table:table-cell office:value-type="float" office:value="0.00438123" calcext:value-type="float">
            <text:p>0.00438123</text:p>
          </table:table-cell>
          <table:table-cell office:value-type="float" office:value="0.00899587" calcext:value-type="float">
            <text:p>0.00899587</text:p>
          </table:table-cell>
          <table:table-cell office:value-type="float" office:value="0.0143429" calcext:value-type="float">
            <text:p>0.0143429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0.0254426" calcext:value-type="float">
            <text:p>0.0254426</text:p>
          </table:table-cell>
          <table:table-cell office:value-type="float" office:value="0.0537595" calcext:value-type="float">
            <text:p>0.0537595</text:p>
          </table:table-cell>
          <table:table-cell table:number-columns-repeated="11"/>
        </table:table-row>
        <table:table-row table:style-name="ro1">
          <table:table-cell office:value-type="float" office:value="0.000027337" calcext:value-type="float">
            <text:p>2.73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39328" calcext:value-type="float">
            <text:p>0.000339328</text:p>
          </table:table-cell>
          <table:table-cell office:value-type="float" office:value="0.00188906" calcext:value-type="float">
            <text:p>0.00188906</text:p>
          </table:table-cell>
          <table:table-cell office:value-type="float" office:value="0.0043867" calcext:value-type="float">
            <text:p>0.0043867</text:p>
          </table:table-cell>
          <table:table-cell office:value-type="float" office:value="0.00891038" calcext:value-type="float">
            <text:p>0.00891038</text:p>
          </table:table-cell>
          <table:table-cell office:value-type="float" office:value="0.014368" calcext:value-type="float">
            <text:p>0.014368</text:p>
          </table:table-cell>
          <table:table-cell office:value-type="float" office:value="0.0199669" calcext:value-type="float">
            <text:p>0.0199669</text:p>
          </table:table-cell>
          <table:table-cell office:value-type="float" office:value="0.0253812" calcext:value-type="float">
            <text:p>0.0253812</text:p>
          </table:table-cell>
          <table:table-cell office:value-type="float" office:value="0.0537118" calcext:value-type="float">
            <text:p>0.0537118</text:p>
          </table:table-cell>
          <table:table-cell table:number-columns-repeated="11"/>
        </table:table-row>
        <table:table-row table:style-name="ro1">
          <table:table-cell office:value-type="float" office:value="0.000026938" calcext:value-type="float">
            <text:p>2.69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9088" calcext:value-type="float">
            <text:p>0.000339088</text:p>
          </table:table-cell>
          <table:table-cell office:value-type="float" office:value="0.00189246" calcext:value-type="float">
            <text:p>0.00189246</text:p>
          </table:table-cell>
          <table:table-cell office:value-type="float" office:value="0.00444352" calcext:value-type="float">
            <text:p>0.00444352</text:p>
          </table:table-cell>
          <table:table-cell office:value-type="float" office:value="0.00905676" calcext:value-type="float">
            <text:p>0.00905676</text:p>
          </table:table-cell>
          <table:table-cell office:value-type="float" office:value="0.0143556" calcext:value-type="float">
            <text:p>0.0143556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.0254108" calcext:value-type="float">
            <text:p>0.0254108</text:p>
          </table:table-cell>
          <table:table-cell office:value-type="float" office:value="0.0539781" calcext:value-type="float">
            <text:p>0.0539781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857" calcext:value-type="float">
            <text:p>0.000131857</text:p>
          </table:table-cell>
          <table:table-cell office:value-type="float" office:value="0.000339298" calcext:value-type="float">
            <text:p>0.000339298</text:p>
          </table:table-cell>
          <table:table-cell office:value-type="float" office:value="0.00188734" calcext:value-type="float">
            <text:p>0.00188734</text:p>
          </table:table-cell>
          <table:table-cell office:value-type="float" office:value="0.00440797" calcext:value-type="float">
            <text:p>0.00440797</text:p>
          </table:table-cell>
          <table:table-cell office:value-type="float" office:value="0.00895263" calcext:value-type="float">
            <text:p>0.00895263</text:p>
          </table:table-cell>
          <table:table-cell office:value-type="float" office:value="0.0143651" calcext:value-type="float">
            <text:p>0.0143651</text:p>
          </table:table-cell>
          <table:table-cell office:value-type="float" office:value="0.0196453" calcext:value-type="float">
            <text:p>0.0196453</text:p>
          </table:table-cell>
          <table:table-cell office:value-type="float" office:value="0.0254203" calcext:value-type="float">
            <text:p>0.0254203</text:p>
          </table:table-cell>
          <table:table-cell office:value-type="float" office:value="0.0537785" calcext:value-type="float">
            <text:p>0.0537785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38833" calcext:value-type="float">
            <text:p>0.000338833</text:p>
          </table:table-cell>
          <table:table-cell office:value-type="float" office:value="0.00189888" calcext:value-type="float">
            <text:p>0.00189888</text:p>
          </table:table-cell>
          <table:table-cell office:value-type="float" office:value="0.00438544" calcext:value-type="float">
            <text:p>0.00438544</text:p>
          </table:table-cell>
          <table:table-cell office:value-type="float" office:value="0.00895204" calcext:value-type="float">
            <text:p>0.00895204</text:p>
          </table:table-cell>
          <table:table-cell office:value-type="float" office:value="0.0144141" calcext:value-type="float">
            <text:p>0.0144141</text:p>
          </table:table-cell>
          <table:table-cell office:value-type="float" office:value="0.0196538" calcext:value-type="float">
            <text:p>0.0196538</text:p>
          </table:table-cell>
          <table:table-cell office:value-type="float" office:value="0.0254285" calcext:value-type="float">
            <text:p>0.0254285</text:p>
          </table:table-cell>
          <table:table-cell office:value-type="float" office:value="0.0537517" calcext:value-type="float">
            <text:p>0.0537517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4391" calcext:value-type="float">
            <text:p>0.000134391</text:p>
          </table:table-cell>
          <table:table-cell office:value-type="float" office:value="0.000339488" calcext:value-type="float">
            <text:p>0.000339488</text:p>
          </table:table-cell>
          <table:table-cell office:value-type="float" office:value="0.00189477" calcext:value-type="float">
            <text:p>0.00189477</text:p>
          </table:table-cell>
          <table:table-cell office:value-type="float" office:value="0.00439288" calcext:value-type="float">
            <text:p>0.00439288</text:p>
          </table:table-cell>
          <table:table-cell office:value-type="float" office:value="0.00894556" calcext:value-type="float">
            <text:p>0.00894556</text:p>
          </table:table-cell>
          <table:table-cell office:value-type="float" office:value="0.0144154" calcext:value-type="float">
            <text:p>0.0144154</text:p>
          </table:table-cell>
          <table:table-cell office:value-type="float" office:value="0.0200179" calcext:value-type="float">
            <text:p>0.0200179</text:p>
          </table:table-cell>
          <table:table-cell office:value-type="float" office:value="0.0253621" calcext:value-type="float">
            <text:p>0.0253621</text:p>
          </table:table-cell>
          <table:table-cell office:value-type="float" office:value="0.0537039" calcext:value-type="float">
            <text:p>0.0537039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8648" calcext:value-type="float">
            <text:p>0.000338648</text:p>
          </table:table-cell>
          <table:table-cell office:value-type="float" office:value="0.00191495" calcext:value-type="float">
            <text:p>0.00191495</text:p>
          </table:table-cell>
          <table:table-cell office:value-type="float" office:value="0.00438903" calcext:value-type="float">
            <text:p>0.00438903</text:p>
          </table:table-cell>
          <table:table-cell office:value-type="float" office:value="0.00895334" calcext:value-type="float">
            <text:p>0.00895334</text:p>
          </table:table-cell>
          <table:table-cell office:value-type="float" office:value="0.0145014" calcext:value-type="float">
            <text:p>0.0145014</text:p>
          </table:table-cell>
          <table:table-cell office:value-type="float" office:value="0.0197722" calcext:value-type="float">
            <text:p>0.0197722</text:p>
          </table:table-cell>
          <table:table-cell office:value-type="float" office:value="0.025411" calcext:value-type="float">
            <text:p>0.025411</text:p>
          </table:table-cell>
          <table:table-cell office:value-type="float" office:value="0.0536924" calcext:value-type="float">
            <text:p>0.0536924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44543" calcext:value-type="float">
            <text:p>0.000344543</text:p>
          </table:table-cell>
          <table:table-cell office:value-type="float" office:value="0.00188793" calcext:value-type="float">
            <text:p>0.00188793</text:p>
          </table:table-cell>
          <table:table-cell office:value-type="float" office:value="0.00438046" calcext:value-type="float">
            <text:p>0.00438046</text:p>
          </table:table-cell>
          <table:table-cell office:value-type="float" office:value="0.00891913" calcext:value-type="float">
            <text:p>0.00891913</text:p>
          </table:table-cell>
          <table:table-cell office:value-type="float" office:value="0.0145462" calcext:value-type="float">
            <text:p>0.0145462</text:p>
          </table:table-cell>
          <table:table-cell office:value-type="float" office:value="0.0196667" calcext:value-type="float">
            <text:p>0.0196667</text:p>
          </table:table-cell>
          <table:table-cell office:value-type="float" office:value="0.0254016" calcext:value-type="float">
            <text:p>0.0254016</text:p>
          </table:table-cell>
          <table:table-cell office:value-type="float" office:value="0.0537519" calcext:value-type="float">
            <text:p>0.0537519</text:p>
          </table:table-cell>
          <table:table-cell table:number-columns-repeated="11"/>
        </table:table-row>
        <table:table-row table:style-name="ro1">
          <table:table-cell office:value-type="float" office:value="0.000027033" calcext:value-type="float">
            <text:p>2.70E-005</text:p>
          </table:table-cell>
          <table:table-cell office:value-type="float" office:value="0.000131842" calcext:value-type="float">
            <text:p>0.000131842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189211" calcext:value-type="float">
            <text:p>0.00189211</text:p>
          </table:table-cell>
          <table:table-cell office:value-type="float" office:value="0.00438884" calcext:value-type="float">
            <text:p>0.00438884</text:p>
          </table:table-cell>
          <table:table-cell office:value-type="float" office:value="0.00892669" calcext:value-type="float">
            <text:p>0.00892669</text:p>
          </table:table-cell>
          <table:table-cell office:value-type="float" office:value="0.0148318" calcext:value-type="float">
            <text:p>0.0148318</text:p>
          </table:table-cell>
          <table:table-cell office:value-type="float" office:value="0.0196499" calcext:value-type="float">
            <text:p>0.0196499</text:p>
          </table:table-cell>
          <table:table-cell office:value-type="float" office:value="0.0254321" calcext:value-type="float">
            <text:p>0.0254321</text:p>
          </table:table-cell>
          <table:table-cell office:value-type="float" office:value="0.0537598" calcext:value-type="float">
            <text:p>0.0537598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183" calcext:value-type="float">
            <text:p>0.000339183</text:p>
          </table:table-cell>
          <table:table-cell office:value-type="float" office:value="0.00188774" calcext:value-type="float">
            <text:p>0.00188774</text:p>
          </table:table-cell>
          <table:table-cell office:value-type="float" office:value="0.00439219" calcext:value-type="float">
            <text:p>0.00439219</text:p>
          </table:table-cell>
          <table:table-cell office:value-type="float" office:value="0.00892443" calcext:value-type="float">
            <text:p>0.00892443</text:p>
          </table:table-cell>
          <table:table-cell office:value-type="float" office:value="0.0144007" calcext:value-type="float">
            <text:p>0.0144007</text:p>
          </table:table-cell>
          <table:table-cell office:value-type="float" office:value="0.0200986" calcext:value-type="float">
            <text:p>0.0200986</text:p>
          </table:table-cell>
          <table:table-cell office:value-type="float" office:value="0.025544" calcext:value-type="float">
            <text:p>0.025544</text:p>
          </table:table-cell>
          <table:table-cell office:value-type="float" office:value="0.0536981" calcext:value-type="float">
            <text:p>0.0536981</text:p>
          </table:table-cell>
          <table:table-cell table:number-columns-repeated="11"/>
        </table:table-row>
        <table:table-row table:style-name="ro1">
          <table:table-cell office:value-type="float" office:value="0.000026857" calcext:value-type="float">
            <text:p>2.69E-005</text:p>
          </table:table-cell>
          <table:table-cell office:value-type="float" office:value="0.000132372" calcext:value-type="float">
            <text:p>0.000132372</text:p>
          </table:table-cell>
          <table:table-cell office:value-type="float" office:value="0.000338459" calcext:value-type="float">
            <text:p>0.000338459</text:p>
          </table:table-cell>
          <table:table-cell office:value-type="float" office:value="0.00189954" calcext:value-type="float">
            <text:p>0.00189954</text:p>
          </table:table-cell>
          <table:table-cell office:value-type="float" office:value="0.00438172" calcext:value-type="float">
            <text:p>0.00438172</text:p>
          </table:table-cell>
          <table:table-cell office:value-type="float" office:value="0.00894005" calcext:value-type="float">
            <text:p>0.00894005</text:p>
          </table:table-cell>
          <table:table-cell office:value-type="float" office:value="0.0143807" calcext:value-type="float">
            <text:p>0.0143807</text:p>
          </table:table-cell>
          <table:table-cell office:value-type="float" office:value="0.0198722" calcext:value-type="float">
            <text:p>0.0198722</text:p>
          </table:table-cell>
          <table:table-cell office:value-type="float" office:value="0.0254345" calcext:value-type="float">
            <text:p>0.0254345</text:p>
          </table:table-cell>
          <table:table-cell office:value-type="float" office:value="0.0536836" calcext:value-type="float">
            <text:p>0.0536836</text:p>
          </table:table-cell>
          <table:table-cell table:number-columns-repeated="11"/>
        </table:table-row>
        <table:table-row table:style-name="ro1">
          <table:table-cell office:value-type="float" office:value="0.000026932" calcext:value-type="float">
            <text:p>2.69E-005</text:p>
          </table:table-cell>
          <table:table-cell office:value-type="float" office:value="0.000132732" calcext:value-type="float">
            <text:p>0.000132732</text:p>
          </table:table-cell>
          <table:table-cell office:value-type="float" office:value="0.000342853" calcext:value-type="float">
            <text:p>0.000342853</text:p>
          </table:table-cell>
          <table:table-cell office:value-type="float" office:value="0.00188973" calcext:value-type="float">
            <text:p>0.00188973</text:p>
          </table:table-cell>
          <table:table-cell office:value-type="float" office:value="0.00441456" calcext:value-type="float">
            <text:p>0.00441456</text:p>
          </table:table-cell>
          <table:table-cell office:value-type="float" office:value="0.00891715" calcext:value-type="float">
            <text:p>0.00891715</text:p>
          </table:table-cell>
          <table:table-cell office:value-type="float" office:value="0.0143694" calcext:value-type="float">
            <text:p>0.0143694</text:p>
          </table:table-cell>
          <table:table-cell office:value-type="float" office:value="0.0197024" calcext:value-type="float">
            <text:p>0.0197024</text:p>
          </table:table-cell>
          <table:table-cell office:value-type="float" office:value="0.0254409" calcext:value-type="float">
            <text:p>0.0254409</text:p>
          </table:table-cell>
          <table:table-cell office:value-type="float" office:value="0.0537153" calcext:value-type="float">
            <text:p>0.0537153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923" calcext:value-type="float">
            <text:p>0.000131923</text:p>
          </table:table-cell>
          <table:table-cell office:value-type="float" office:value="0.000339038" calcext:value-type="float">
            <text:p>0.000339038</text:p>
          </table:table-cell>
          <table:table-cell office:value-type="float" office:value="0.00189113" calcext:value-type="float">
            <text:p>0.00189113</text:p>
          </table:table-cell>
          <table:table-cell office:value-type="float" office:value="0.00440301" calcext:value-type="float">
            <text:p>0.00440301</text:p>
          </table:table-cell>
          <table:table-cell office:value-type="float" office:value="0.00891342" calcext:value-type="float">
            <text:p>0.00891342</text:p>
          </table:table-cell>
          <table:table-cell office:value-type="float" office:value="0.0144822" calcext:value-type="float">
            <text:p>0.0144822</text:p>
          </table:table-cell>
          <table:table-cell office:value-type="float" office:value="0.0196714" calcext:value-type="float">
            <text:p>0.0196714</text:p>
          </table:table-cell>
          <table:table-cell office:value-type="float" office:value="0.0253567" calcext:value-type="float">
            <text:p>0.0253567</text:p>
          </table:table-cell>
          <table:table-cell office:value-type="float" office:value="0.053657" calcext:value-type="float">
            <text:p>0.053657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622" calcext:value-type="float">
            <text:p>0.000131622</text:p>
          </table:table-cell>
          <table:table-cell office:value-type="float" office:value="0.000339743" calcext:value-type="float">
            <text:p>0.000339743</text:p>
          </table:table-cell>
          <table:table-cell office:value-type="float" office:value="0.00188889" calcext:value-type="float">
            <text:p>0.00188889</text:p>
          </table:table-cell>
          <table:table-cell office:value-type="float" office:value="0.00438477" calcext:value-type="float">
            <text:p>0.00438477</text:p>
          </table:table-cell>
          <table:table-cell office:value-type="float" office:value="0.00893325" calcext:value-type="float">
            <text:p>0.00893325</text:p>
          </table:table-cell>
          <table:table-cell office:value-type="float" office:value="0.0148477" calcext:value-type="float">
            <text:p>0.0148477</text:p>
          </table:table-cell>
          <table:table-cell office:value-type="float" office:value="0.0201926" calcext:value-type="float">
            <text:p>0.0201926</text:p>
          </table:table-cell>
          <table:table-cell office:value-type="float" office:value="0.0254985" calcext:value-type="float">
            <text:p>0.0254985</text:p>
          </table:table-cell>
          <table:table-cell office:value-type="float" office:value="0.0536785" calcext:value-type="float">
            <text:p>0.0536785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958" calcext:value-type="float">
            <text:p>0.000131958</text:p>
          </table:table-cell>
          <table:table-cell office:value-type="float" office:value="0.000340158" calcext:value-type="float">
            <text:p>0.000340158</text:p>
          </table:table-cell>
          <table:table-cell office:value-type="float" office:value="0.00189466" calcext:value-type="float">
            <text:p>0.00189466</text:p>
          </table:table-cell>
          <table:table-cell office:value-type="float" office:value="0.0043987" calcext:value-type="float">
            <text:p>0.0043987</text:p>
          </table:table-cell>
          <table:table-cell office:value-type="float" office:value="0.00896876" calcext:value-type="float">
            <text:p>0.00896876</text:p>
          </table:table-cell>
          <table:table-cell office:value-type="float" office:value="0.0144034" calcext:value-type="float">
            <text:p>0.0144034</text:p>
          </table:table-cell>
          <table:table-cell office:value-type="float" office:value="0.019761" calcext:value-type="float">
            <text:p>0.019761</text:p>
          </table:table-cell>
          <table:table-cell office:value-type="float" office:value="0.0253734" calcext:value-type="float">
            <text:p>0.0253734</text:p>
          </table:table-cell>
          <table:table-cell office:value-type="float" office:value="0.0537788" calcext:value-type="float">
            <text:p>0.0537788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797" calcext:value-type="float">
            <text:p>0.000131797</text:p>
          </table:table-cell>
          <table:table-cell office:value-type="float" office:value="0.000338888" calcext:value-type="float">
            <text:p>0.000338888</text:p>
          </table:table-cell>
          <table:table-cell office:value-type="float" office:value="0.00188724" calcext:value-type="float">
            <text:p>0.00188724</text:p>
          </table:table-cell>
          <table:table-cell office:value-type="float" office:value="0.00438189" calcext:value-type="float">
            <text:p>0.00438189</text:p>
          </table:table-cell>
          <table:table-cell office:value-type="float" office:value="0.0090424" calcext:value-type="float">
            <text:p>0.0090424</text:p>
          </table:table-cell>
          <table:table-cell office:value-type="float" office:value="0.014399" calcext:value-type="float">
            <text:p>0.014399</text:p>
          </table:table-cell>
          <table:table-cell office:value-type="float" office:value="0.0196756" calcext:value-type="float">
            <text:p>0.0196756</text:p>
          </table:table-cell>
          <table:table-cell office:value-type="float" office:value="0.0254225" calcext:value-type="float">
            <text:p>0.0254225</text:p>
          </table:table-cell>
          <table:table-cell office:value-type="float" office:value="0.0537053" calcext:value-type="float">
            <text:p>0.0537053</text:p>
          </table:table-cell>
          <table:table-cell table:number-columns-repeated="11"/>
        </table:table-row>
        <table:table-row table:style-name="ro1">
          <table:table-cell office:value-type="float" office:value="0.000027078" calcext:value-type="float">
            <text:p>2.71E-005</text:p>
          </table:table-cell>
          <table:table-cell office:value-type="float" office:value="0.000131368" calcext:value-type="float">
            <text:p>0.000131368</text:p>
          </table:table-cell>
          <table:table-cell office:value-type="float" office:value="0.000338768" calcext:value-type="float">
            <text:p>0.000338768</text:p>
          </table:table-cell>
          <table:table-cell office:value-type="float" office:value="0.00190328" calcext:value-type="float">
            <text:p>0.00190328</text:p>
          </table:table-cell>
          <table:table-cell office:value-type="float" office:value="0.00438704" calcext:value-type="float">
            <text:p>0.00438704</text:p>
          </table:table-cell>
          <table:table-cell office:value-type="float" office:value="0.00897476" calcext:value-type="float">
            <text:p>0.00897476</text:p>
          </table:table-cell>
          <table:table-cell office:value-type="float" office:value="0.0143598" calcext:value-type="float">
            <text:p>0.0143598</text:p>
          </table:table-cell>
          <table:table-cell office:value-type="float" office:value="0.0196923" calcext:value-type="float">
            <text:p>0.0196923</text:p>
          </table:table-cell>
          <table:table-cell office:value-type="float" office:value="0.0254084" calcext:value-type="float">
            <text:p>0.0254084</text:p>
          </table:table-cell>
          <table:table-cell office:value-type="float" office:value="0.0537187" calcext:value-type="float">
            <text:p>0.0537187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8018" calcext:value-type="float">
            <text:p>0.000338018</text:p>
          </table:table-cell>
          <table:table-cell office:value-type="float" office:value="0.00189158" calcext:value-type="float">
            <text:p>0.00189158</text:p>
          </table:table-cell>
          <table:table-cell office:value-type="float" office:value="0.00439576" calcext:value-type="float">
            <text:p>0.00439576</text:p>
          </table:table-cell>
          <table:table-cell office:value-type="float" office:value="0.00897495" calcext:value-type="float">
            <text:p>0.00897495</text:p>
          </table:table-cell>
          <table:table-cell office:value-type="float" office:value="0.0143673" calcext:value-type="float">
            <text:p>0.0143673</text:p>
          </table:table-cell>
          <table:table-cell office:value-type="float" office:value="0.020487" calcext:value-type="float">
            <text:p>0.020487</text:p>
          </table:table-cell>
          <table:table-cell office:value-type="float" office:value="0.0254332" calcext:value-type="float">
            <text:p>0.0254332</text:p>
          </table:table-cell>
          <table:table-cell office:value-type="float" office:value="0.0537233" calcext:value-type="float">
            <text:p>0.0537233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543" calcext:value-type="float">
            <text:p>0.000131543</text:p>
          </table:table-cell>
          <table:table-cell office:value-type="float" office:value="0.000338978" calcext:value-type="float">
            <text:p>0.000338978</text:p>
          </table:table-cell>
          <table:table-cell office:value-type="float" office:value="0.0018915" calcext:value-type="float">
            <text:p>0.0018915</text:p>
          </table:table-cell>
          <table:table-cell office:value-type="float" office:value="0.00438473" calcext:value-type="float">
            <text:p>0.00438473</text:p>
          </table:table-cell>
          <table:table-cell office:value-type="float" office:value="0.00898766" calcext:value-type="float">
            <text:p>0.00898766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197499" calcext:value-type="float">
            <text:p>0.0197499</text:p>
          </table:table-cell>
          <table:table-cell office:value-type="float" office:value="0.025385" calcext:value-type="float">
            <text:p>0.025385</text:p>
          </table:table-cell>
          <table:table-cell office:value-type="float" office:value="0.0538537" calcext:value-type="float">
            <text:p>0.0538537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387" calcext:value-type="float">
            <text:p>0.000131387</text:p>
          </table:table-cell>
          <table:table-cell office:value-type="float" office:value="0.000338653" calcext:value-type="float">
            <text:p>0.000338653</text:p>
          </table:table-cell>
          <table:table-cell office:value-type="float" office:value="0.00188716" calcext:value-type="float">
            <text:p>0.00188716</text:p>
          </table:table-cell>
          <table:table-cell office:value-type="float" office:value="0.00438037" calcext:value-type="float">
            <text:p>0.00438037</text:p>
          </table:table-cell>
          <table:table-cell office:value-type="float" office:value="0.00892295" calcext:value-type="float">
            <text:p>0.00892295</text:p>
          </table:table-cell>
          <table:table-cell office:value-type="float" office:value="0.0146567" calcext:value-type="float">
            <text:p>0.0146567</text:p>
          </table:table-cell>
          <table:table-cell office:value-type="float" office:value="0.0196822" calcext:value-type="float">
            <text:p>0.0196822</text:p>
          </table:table-cell>
          <table:table-cell office:value-type="float" office:value="0.0254912" calcext:value-type="float">
            <text:p>0.0254912</text:p>
          </table:table-cell>
          <table:table-cell office:value-type="float" office:value="0.0536941" calcext:value-type="float">
            <text:p>0.0536941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51188" calcext:value-type="float">
            <text:p>0.000151188</text:p>
          </table:table-cell>
          <table:table-cell office:value-type="float" office:value="0.000338948" calcext:value-type="float">
            <text:p>0.000338948</text:p>
          </table:table-cell>
          <table:table-cell office:value-type="float" office:value="0.00189055" calcext:value-type="float">
            <text:p>0.00189055</text:p>
          </table:table-cell>
          <table:table-cell office:value-type="float" office:value="0.00438837" calcext:value-type="float">
            <text:p>0.00438837</text:p>
          </table:table-cell>
          <table:table-cell office:value-type="float" office:value="0.00896035" calcext:value-type="float">
            <text:p>0.00896035</text:p>
          </table:table-cell>
          <table:table-cell office:value-type="float" office:value="0.0145393" calcext:value-type="float">
            <text:p>0.0145393</text:p>
          </table:table-cell>
          <table:table-cell office:value-type="float" office:value="0.0197231" calcext:value-type="float">
            <text:p>0.0197231</text:p>
          </table:table-cell>
          <table:table-cell office:value-type="float" office:value="0.0254179" calcext:value-type="float">
            <text:p>0.0254179</text:p>
          </table:table-cell>
          <table:table-cell office:value-type="float" office:value="0.0537293" calcext:value-type="float">
            <text:p>0.0537293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422" calcext:value-type="float">
            <text:p>0.000132422</text:p>
          </table:table-cell>
          <table:table-cell office:value-type="float" office:value="0.000338743" calcext:value-type="float">
            <text:p>0.000338743</text:p>
          </table:table-cell>
          <table:table-cell office:value-type="float" office:value="0.00188686" calcext:value-type="float">
            <text:p>0.00188686</text:p>
          </table:table-cell>
          <table:table-cell office:value-type="float" office:value="0.00439744" calcext:value-type="float">
            <text:p>0.00439744</text:p>
          </table:table-cell>
          <table:table-cell office:value-type="float" office:value="0.00889244" calcext:value-type="float">
            <text:p>0.00889244</text:p>
          </table:table-cell>
          <table:table-cell office:value-type="float" office:value="0.0143859" calcext:value-type="float">
            <text:p>0.0143859</text:p>
          </table:table-cell>
          <table:table-cell office:value-type="float" office:value="0.0204721" calcext:value-type="float">
            <text:p>0.0204721</text:p>
          </table:table-cell>
          <table:table-cell office:value-type="float" office:value="0.0253969" calcext:value-type="float">
            <text:p>0.0253969</text:p>
          </table:table-cell>
          <table:table-cell office:value-type="float" office:value="0.0537317" calcext:value-type="float">
            <text:p>0.0537317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2152" calcext:value-type="float">
            <text:p>0.000132152</text:p>
          </table:table-cell>
          <table:table-cell office:value-type="float" office:value="0.000348288" calcext:value-type="float">
            <text:p>0.000348288</text:p>
          </table:table-cell>
          <table:table-cell office:value-type="float" office:value="0.00189732" calcext:value-type="float">
            <text:p>0.00189732</text:p>
          </table:table-cell>
          <table:table-cell office:value-type="float" office:value="0.00438939" calcext:value-type="float">
            <text:p>0.00438939</text:p>
          </table:table-cell>
          <table:table-cell office:value-type="float" office:value="0.00894261" calcext:value-type="float">
            <text:p>0.00894261</text:p>
          </table:table-cell>
          <table:table-cell office:value-type="float" office:value="0.0143558" calcext:value-type="float">
            <text:p>0.0143558</text:p>
          </table:table-cell>
          <table:table-cell office:value-type="float" office:value="0.0196954" calcext:value-type="float">
            <text:p>0.0196954</text:p>
          </table:table-cell>
          <table:table-cell office:value-type="float" office:value="0.0255444" calcext:value-type="float">
            <text:p>0.0255444</text:p>
          </table:table-cell>
          <table:table-cell office:value-type="float" office:value="0.0536664" calcext:value-type="float">
            <text:p>0.0536664</text:p>
          </table:table-cell>
          <table:table-cell table:number-columns-repeated="11"/>
        </table:table-row>
        <table:table-row table:style-name="ro1">
          <table:table-cell office:value-type="float" office:value="0.000118399" calcext:value-type="float">
            <text:p>1.18E-004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9508" calcext:value-type="float">
            <text:p>0.000339508</text:p>
          </table:table-cell>
          <table:table-cell office:value-type="float" office:value="0.00189044" calcext:value-type="float">
            <text:p>0.00189044</text:p>
          </table:table-cell>
          <table:table-cell office:value-type="float" office:value="0.00439192" calcext:value-type="float">
            <text:p>0.00439192</text:p>
          </table:table-cell>
          <table:table-cell office:value-type="float" office:value="0.00891604" calcext:value-type="float">
            <text:p>0.0089160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196628" calcext:value-type="float">
            <text:p>0.0196628</text:p>
          </table:table-cell>
          <table:table-cell office:value-type="float" office:value="0.0254723" calcext:value-type="float">
            <text:p>0.0254723</text:p>
          </table:table-cell>
          <table:table-cell office:value-type="float" office:value="0.0537618" calcext:value-type="float">
            <text:p>0.0537618</text:p>
          </table:table-cell>
          <table:table-cell table:number-columns-repeated="11"/>
        </table:table-row>
        <table:table-row table:style-name="ro1">
          <table:table-cell office:value-type="float" office:value="0.000030895" calcext:value-type="float">
            <text:p>3.09E-005</text:p>
          </table:table-cell>
          <table:table-cell office:value-type="float" office:value="0.000131862" calcext:value-type="float">
            <text:p>0.000131862</text:p>
          </table:table-cell>
          <table:table-cell office:value-type="float" office:value="0.000339558" calcext:value-type="float">
            <text:p>0.000339558</text:p>
          </table:table-cell>
          <table:table-cell office:value-type="float" office:value="0.00189072" calcext:value-type="float">
            <text:p>0.00189072</text:p>
          </table:table-cell>
          <table:table-cell office:value-type="float" office:value="0.0043858" calcext:value-type="float">
            <text:p>0.0043858</text:p>
          </table:table-cell>
          <table:table-cell office:value-type="float" office:value="0.00894308" calcext:value-type="float">
            <text:p>0.00894308</text:p>
          </table:table-cell>
          <table:table-cell office:value-type="float" office:value="0.014847" calcext:value-type="float">
            <text:p>0.014847</text:p>
          </table:table-cell>
          <table:table-cell office:value-type="float" office:value="0.0198106" calcext:value-type="float">
            <text:p>0.0198106</text:p>
          </table:table-cell>
          <table:table-cell office:value-type="float" office:value="0.0253864" calcext:value-type="float">
            <text:p>0.0253864</text:p>
          </table:table-cell>
          <table:table-cell office:value-type="float" office:value="0.0537945" calcext:value-type="float">
            <text:p>0.0537945</text:p>
          </table:table-cell>
          <table:table-cell table:number-columns-repeated="11"/>
        </table:table-row>
        <table:table-row table:style-name="ro1">
          <table:table-cell office:value-type="float" office:value="0.000027382" calcext:value-type="float">
            <text:p>2.74E-005</text:p>
          </table:table-cell>
          <table:table-cell office:value-type="float" office:value="0.000132357" calcext:value-type="float">
            <text:p>0.000132357</text:p>
          </table:table-cell>
          <table:table-cell office:value-type="float" office:value="0.000339288" calcext:value-type="float">
            <text:p>0.000339288</text:p>
          </table:table-cell>
          <table:table-cell office:value-type="float" office:value="0.00188652" calcext:value-type="float">
            <text:p>0.00188652</text:p>
          </table:table-cell>
          <table:table-cell office:value-type="float" office:value="0.00438609" calcext:value-type="float">
            <text:p>0.00438609</text:p>
          </table:table-cell>
          <table:table-cell office:value-type="float" office:value="0.00889419" calcext:value-type="float">
            <text:p>0.00889419</text:p>
          </table:table-cell>
          <table:table-cell office:value-type="float" office:value="0.0143795" calcext:value-type="float">
            <text:p>0.0143795</text:p>
          </table:table-cell>
          <table:table-cell office:value-type="float" office:value="0.0198465" calcext:value-type="float">
            <text:p>0.0198465</text:p>
          </table:table-cell>
          <table:table-cell office:value-type="float" office:value="0.0254034" calcext:value-type="float">
            <text:p>0.0254034</text:p>
          </table:table-cell>
          <table:table-cell office:value-type="float" office:value="0.0537293" calcext:value-type="float">
            <text:p>0.0537293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2297" calcext:value-type="float">
            <text:p>0.000132297</text:p>
          </table:table-cell>
          <table:table-cell office:value-type="float" office:value="0.000338943" calcext:value-type="float">
            <text:p>0.000338943</text:p>
          </table:table-cell>
          <table:table-cell office:value-type="float" office:value="0.00189142" calcext:value-type="float">
            <text:p>0.00189142</text:p>
          </table:table-cell>
          <table:table-cell office:value-type="float" office:value="0.00439022" calcext:value-type="float">
            <text:p>0.00439022</text:p>
          </table:table-cell>
          <table:table-cell office:value-type="float" office:value="0.00898503" calcext:value-type="float">
            <text:p>0.00898503</text:p>
          </table:table-cell>
          <table:table-cell office:value-type="float" office:value="0.0144342" calcext:value-type="float">
            <text:p>0.0144342</text:p>
          </table:table-cell>
          <table:table-cell office:value-type="float" office:value="0.0197251" calcext:value-type="float">
            <text:p>0.0197251</text:p>
          </table:table-cell>
          <table:table-cell office:value-type="float" office:value="0.0253589" calcext:value-type="float">
            <text:p>0.0253589</text:p>
          </table:table-cell>
          <table:table-cell office:value-type="float" office:value="0.0536989" calcext:value-type="float">
            <text:p>0.0536989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2347" calcext:value-type="float">
            <text:p>0.000132347</text:p>
          </table:table-cell>
          <table:table-cell office:value-type="float" office:value="0.000338723" calcext:value-type="float">
            <text:p>0.000338723</text:p>
          </table:table-cell>
          <table:table-cell office:value-type="float" office:value="0.0018885" calcext:value-type="float">
            <text:p>0.0018885</text:p>
          </table:table-cell>
          <table:table-cell office:value-type="float" office:value="0.00438477" calcext:value-type="float">
            <text:p>0.00438477</text:p>
          </table:table-cell>
          <table:table-cell office:value-type="float" office:value="0.00893157" calcext:value-type="float">
            <text:p>0.00893157</text:p>
          </table:table-cell>
          <table:table-cell office:value-type="float" office:value="0.0143642" calcext:value-type="float">
            <text:p>0.0143642</text:p>
          </table:table-cell>
          <table:table-cell office:value-type="float" office:value="0.0196758" calcext:value-type="float">
            <text:p>0.0196758</text:p>
          </table:table-cell>
          <table:table-cell office:value-type="float" office:value="0.0254329" calcext:value-type="float">
            <text:p>0.0254329</text:p>
          </table:table-cell>
          <table:table-cell office:value-type="float" office:value="0.0537806" calcext:value-type="float">
            <text:p>0.0537806</text:p>
          </table:table-cell>
          <table:table-cell table:number-columns-repeated="11"/>
        </table:table-row>
        <table:table-row table:style-name="ro1">
          <table:table-cell office:value-type="float" office:value="0.000027028" calcext:value-type="float">
            <text:p>2.70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8613" calcext:value-type="float">
            <text:p>0.000338613</text:p>
          </table:table-cell>
          <table:table-cell office:value-type="float" office:value="0.00189942" calcext:value-type="float">
            <text:p>0.00189942</text:p>
          </table:table-cell>
          <table:table-cell office:value-type="float" office:value="0.00439642" calcext:value-type="float">
            <text:p>0.00439642</text:p>
          </table:table-cell>
          <table:table-cell office:value-type="float" office:value="0.0089568" calcext:value-type="float">
            <text:p>0.0089568</text:p>
          </table:table-cell>
          <table:table-cell office:value-type="float" office:value="0.0143801" calcext:value-type="float">
            <text:p>0.0143801</text:p>
          </table:table-cell>
          <table:table-cell office:value-type="float" office:value="0.0197229" calcext:value-type="float">
            <text:p>0.0197229</text:p>
          </table:table-cell>
          <table:table-cell office:value-type="float" office:value="0.0253982" calcext:value-type="float">
            <text:p>0.0253982</text:p>
          </table:table-cell>
          <table:table-cell office:value-type="float" office:value="0.053707" calcext:value-type="float">
            <text:p>0.053707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2367" calcext:value-type="float">
            <text:p>0.000132367</text:p>
          </table:table-cell>
          <table:table-cell office:value-type="float" office:value="0.000338788" calcext:value-type="float">
            <text:p>0.000338788</text:p>
          </table:table-cell>
          <table:table-cell office:value-type="float" office:value="0.00189298" calcext:value-type="float">
            <text:p>0.00189298</text:p>
          </table:table-cell>
          <table:table-cell office:value-type="float" office:value="0.00438789" calcext:value-type="float">
            <text:p>0.00438789</text:p>
          </table:table-cell>
          <table:table-cell office:value-type="float" office:value="0.00893705" calcext:value-type="float">
            <text:p>0.00893705</text:p>
          </table:table-cell>
          <table:table-cell office:value-type="float" office:value="0.0148573" calcext:value-type="float">
            <text:p>0.0148573</text:p>
          </table:table-cell>
          <table:table-cell office:value-type="float" office:value="0.0196778" calcext:value-type="float">
            <text:p>0.0196778</text:p>
          </table:table-cell>
          <table:table-cell office:value-type="float" office:value="0.0254097" calcext:value-type="float">
            <text:p>0.0254097</text:p>
          </table:table-cell>
          <table:table-cell office:value-type="float" office:value="0.0537071" calcext:value-type="float">
            <text:p>0.0537071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2047" calcext:value-type="float">
            <text:p>0.000132047</text:p>
          </table:table-cell>
          <table:table-cell office:value-type="float" office:value="0.000339243" calcext:value-type="float">
            <text:p>0.000339243</text:p>
          </table:table-cell>
          <table:table-cell office:value-type="float" office:value="0.00188717" calcext:value-type="float">
            <text:p>0.00188717</text:p>
          </table:table-cell>
          <table:table-cell office:value-type="float" office:value="0.0044608" calcext:value-type="float">
            <text:p>0.0044608</text:p>
          </table:table-cell>
          <table:table-cell office:value-type="float" office:value="0.00909429" calcext:value-type="float">
            <text:p>0.00909429</text:p>
          </table:table-cell>
          <table:table-cell office:value-type="float" office:value="0.014456" calcext:value-type="float">
            <text:p>0.014456</text:p>
          </table:table-cell>
          <table:table-cell office:value-type="float" office:value="0.0196615" calcext:value-type="float">
            <text:p>0.0196615</text:p>
          </table:table-cell>
          <table:table-cell office:value-type="float" office:value="0.0255361" calcext:value-type="float">
            <text:p>0.0255361</text:p>
          </table:table-cell>
          <table:table-cell office:value-type="float" office:value="0.053728" calcext:value-type="float">
            <text:p>0.053728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8803" calcext:value-type="float">
            <text:p>0.000338803</text:p>
          </table:table-cell>
          <table:table-cell office:value-type="float" office:value="0.00189385" calcext:value-type="float">
            <text:p>0.00189385</text:p>
          </table:table-cell>
          <table:table-cell office:value-type="float" office:value="0.00439774" calcext:value-type="float">
            <text:p>0.00439774</text:p>
          </table:table-cell>
          <table:table-cell office:value-type="float" office:value="0.00890741" calcext:value-type="float">
            <text:p>0.00890741</text:p>
          </table:table-cell>
          <table:table-cell office:value-type="float" office:value="0.014412" calcext:value-type="float">
            <text:p>0.014412</text:p>
          </table:table-cell>
          <table:table-cell office:value-type="float" office:value="0.0198982" calcext:value-type="float">
            <text:p>0.0198982</text:p>
          </table:table-cell>
          <table:table-cell office:value-type="float" office:value="0.0254361" calcext:value-type="float">
            <text:p>0.0254361</text:p>
          </table:table-cell>
          <table:table-cell office:value-type="float" office:value="0.0537454" calcext:value-type="float">
            <text:p>0.0537454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40318" calcext:value-type="float">
            <text:p>0.000340318</text:p>
          </table:table-cell>
          <table:table-cell office:value-type="float" office:value="0.00188822" calcext:value-type="float">
            <text:p>0.00188822</text:p>
          </table:table-cell>
          <table:table-cell office:value-type="float" office:value="0.00439236" calcext:value-type="float">
            <text:p>0.00439236</text:p>
          </table:table-cell>
          <table:table-cell office:value-type="float" office:value="0.00896805" calcext:value-type="float">
            <text:p>0.00896805</text:p>
          </table:table-cell>
          <table:table-cell office:value-type="float" office:value="0.014426" calcext:value-type="float">
            <text:p>0.014426</text:p>
          </table:table-cell>
          <table:table-cell office:value-type="float" office:value="0.0197109" calcext:value-type="float">
            <text:p>0.0197109</text:p>
          </table:table-cell>
          <table:table-cell office:value-type="float" office:value="0.0253954" calcext:value-type="float">
            <text:p>0.0253954</text:p>
          </table:table-cell>
          <table:table-cell office:value-type="float" office:value="0.0537526" calcext:value-type="float">
            <text:p>0.0537526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597" calcext:value-type="float">
            <text:p>0.000131597</text:p>
          </table:table-cell>
          <table:table-cell office:value-type="float" office:value="0.000338863" calcext:value-type="float">
            <text:p>0.000338863</text:p>
          </table:table-cell>
          <table:table-cell office:value-type="float" office:value="0.00189455" calcext:value-type="float">
            <text:p>0.00189455</text:p>
          </table:table-cell>
          <table:table-cell office:value-type="float" office:value="0.00438799" calcext:value-type="float">
            <text:p>0.00438799</text:p>
          </table:table-cell>
          <table:table-cell office:value-type="float" office:value="0.00902703" calcext:value-type="float">
            <text:p>0.00902703</text:p>
          </table:table-cell>
          <table:table-cell office:value-type="float" office:value="0.0145139" calcext:value-type="float">
            <text:p>0.0145139</text:p>
          </table:table-cell>
          <table:table-cell office:value-type="float" office:value="0.0196654" calcext:value-type="float">
            <text:p>0.0196654</text:p>
          </table:table-cell>
          <table:table-cell office:value-type="float" office:value="0.0253764" calcext:value-type="float">
            <text:p>0.0253764</text:p>
          </table:table-cell>
          <table:table-cell office:value-type="float" office:value="0.0536455" calcext:value-type="float">
            <text:p>0.0536455</text:p>
          </table:table-cell>
          <table:table-cell table:number-columns-repeated="11"/>
        </table:table-row>
        <table:table-row table:style-name="ro1">
          <table:table-cell office:value-type="float" office:value="0.000026877" calcext:value-type="float">
            <text:p>2.69E-005</text:p>
          </table:table-cell>
          <table:table-cell office:value-type="float" office:value="0.000131927" calcext:value-type="float">
            <text:p>0.000131927</text:p>
          </table:table-cell>
          <table:table-cell office:value-type="float" office:value="0.000342139" calcext:value-type="float">
            <text:p>0.000342139</text:p>
          </table:table-cell>
          <table:table-cell office:value-type="float" office:value="0.00189416" calcext:value-type="float">
            <text:p>0.00189416</text:p>
          </table:table-cell>
          <table:table-cell office:value-type="float" office:value="0.00438625" calcext:value-type="float">
            <text:p>0.00438625</text:p>
          </table:table-cell>
          <table:table-cell office:value-type="float" office:value="0.00892621" calcext:value-type="float">
            <text:p>0.00892621</text:p>
          </table:table-cell>
          <table:table-cell office:value-type="float" office:value="0.0147238" calcext:value-type="float">
            <text:p>0.0147238</text:p>
          </table:table-cell>
          <table:table-cell office:value-type="float" office:value="0.0196804" calcext:value-type="float">
            <text:p>0.0196804</text:p>
          </table:table-cell>
          <table:table-cell office:value-type="float" office:value="0.0253852" calcext:value-type="float">
            <text:p>0.0253852</text:p>
          </table:table-cell>
          <table:table-cell office:value-type="float" office:value="0.0537596" calcext:value-type="float">
            <text:p>0.0537596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2327" calcext:value-type="float">
            <text:p>0.000132327</text:p>
          </table:table-cell>
          <table:table-cell office:value-type="float" office:value="0.000340013" calcext:value-type="float">
            <text:p>0.000340013</text:p>
          </table:table-cell>
          <table:table-cell office:value-type="float" office:value="0.00189948" calcext:value-type="float">
            <text:p>0.00189948</text:p>
          </table:table-cell>
          <table:table-cell office:value-type="float" office:value="0.00441823" calcext:value-type="float">
            <text:p>0.00441823</text:p>
          </table:table-cell>
          <table:table-cell office:value-type="float" office:value="0.00892335" calcext:value-type="float">
            <text:p>0.00892335</text:p>
          </table:table-cell>
          <table:table-cell office:value-type="float" office:value="0.0146961" calcext:value-type="float">
            <text:p>0.0146961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55766" calcext:value-type="float">
            <text:p>0.0255766</text:p>
          </table:table-cell>
          <table:table-cell office:value-type="float" office:value="0.054024" calcext:value-type="float">
            <text:p>0.054024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40509" calcext:value-type="float">
            <text:p>0.000340509</text:p>
          </table:table-cell>
          <table:table-cell office:value-type="float" office:value="0.00188822" calcext:value-type="float">
            <text:p>0.00188822</text:p>
          </table:table-cell>
          <table:table-cell office:value-type="float" office:value="0.00444156" calcext:value-type="float">
            <text:p>0.00444156</text:p>
          </table:table-cell>
          <table:table-cell office:value-type="float" office:value="0.00893556" calcext:value-type="float">
            <text:p>0.00893556</text:p>
          </table:table-cell>
          <table:table-cell office:value-type="float" office:value="0.0144352" calcext:value-type="float">
            <text:p>0.0144352</text:p>
          </table:table-cell>
          <table:table-cell office:value-type="float" office:value="0.0198135" calcext:value-type="float">
            <text:p>0.0198135</text:p>
          </table:table-cell>
          <table:table-cell office:value-type="float" office:value="0.0254558" calcext:value-type="float">
            <text:p>0.0254558</text:p>
          </table:table-cell>
          <table:table-cell office:value-type="float" office:value="0.05419" calcext:value-type="float">
            <text:p>0.05419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9683" calcext:value-type="float">
            <text:p>0.000339683</text:p>
          </table:table-cell>
          <table:table-cell office:value-type="float" office:value="0.00189218" calcext:value-type="float">
            <text:p>0.00189218</text:p>
          </table:table-cell>
          <table:table-cell office:value-type="float" office:value="0.00440992" calcext:value-type="float">
            <text:p>0.00440992</text:p>
          </table:table-cell>
          <table:table-cell office:value-type="float" office:value="0.00893869" calcext:value-type="float">
            <text:p>0.00893869</text:p>
          </table:table-cell>
          <table:table-cell office:value-type="float" office:value="0.0143692" calcext:value-type="float">
            <text:p>0.0143692</text:p>
          </table:table-cell>
          <table:table-cell office:value-type="float" office:value="0.0196992" calcext:value-type="float">
            <text:p>0.0196992</text:p>
          </table:table-cell>
          <table:table-cell office:value-type="float" office:value="0.0253688" calcext:value-type="float">
            <text:p>0.0253688</text:p>
          </table:table-cell>
          <table:table-cell office:value-type="float" office:value="0.0546426" calcext:value-type="float">
            <text:p>0.0546426</text:p>
          </table:table-cell>
          <table:table-cell table:number-columns-repeated="11"/>
        </table:table-row>
        <table:table-row table:style-name="ro1">
          <table:table-cell office:value-type="float" office:value="0.000026897" calcext:value-type="float">
            <text:p>2.69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8884" calcext:value-type="float">
            <text:p>0.00188884</text:p>
          </table:table-cell>
          <table:table-cell office:value-type="float" office:value="0.00441085" calcext:value-type="float">
            <text:p>0.00441085</text:p>
          </table:table-cell>
          <table:table-cell office:value-type="float" office:value="0.00894043" calcext:value-type="float">
            <text:p>0.00894043</text:p>
          </table:table-cell>
          <table:table-cell office:value-type="float" office:value="0.0144005" calcext:value-type="float">
            <text:p>0.0144005</text:p>
          </table:table-cell>
          <table:table-cell office:value-type="float" office:value="0.0197651" calcext:value-type="float">
            <text:p>0.0197651</text:p>
          </table:table-cell>
          <table:table-cell office:value-type="float" office:value="0.0253687" calcext:value-type="float">
            <text:p>0.0253687</text:p>
          </table:table-cell>
          <table:table-cell office:value-type="float" office:value="0.0549652" calcext:value-type="float">
            <text:p>0.0549652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39248" calcext:value-type="float">
            <text:p>0.000339248</text:p>
          </table:table-cell>
          <table:table-cell office:value-type="float" office:value="0.00189167" calcext:value-type="float">
            <text:p>0.00189167</text:p>
          </table:table-cell>
          <table:table-cell office:value-type="float" office:value="0.00438883" calcext:value-type="float">
            <text:p>0.00438883</text:p>
          </table:table-cell>
          <table:table-cell office:value-type="float" office:value="0.00894306" calcext:value-type="float">
            <text:p>0.00894306</text:p>
          </table:table-cell>
          <table:table-cell office:value-type="float" office:value="0.0144333" calcext:value-type="float">
            <text:p>0.0144333</text:p>
          </table:table-cell>
          <table:table-cell office:value-type="float" office:value="0.0196367" calcext:value-type="float">
            <text:p>0.0196367</text:p>
          </table:table-cell>
          <table:table-cell office:value-type="float" office:value="0.0254058" calcext:value-type="float">
            <text:p>0.0254058</text:p>
          </table:table-cell>
          <table:table-cell office:value-type="float" office:value="0.0546891" calcext:value-type="float">
            <text:p>0.0546891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363" calcext:value-type="float">
            <text:p>0.000131363</text:p>
          </table:table-cell>
          <table:table-cell office:value-type="float" office:value="0.000339498" calcext:value-type="float">
            <text:p>0.000339498</text:p>
          </table:table-cell>
          <table:table-cell office:value-type="float" office:value="0.00188943" calcext:value-type="float">
            <text:p>0.00188943</text:p>
          </table:table-cell>
          <table:table-cell office:value-type="float" office:value="0.00438037" calcext:value-type="float">
            <text:p>0.00438037</text:p>
          </table:table-cell>
          <table:table-cell office:value-type="float" office:value="0.00898385" calcext:value-type="float">
            <text:p>0.00898385</text:p>
          </table:table-cell>
          <table:table-cell office:value-type="float" office:value="0.0149859" calcext:value-type="float">
            <text:p>0.0149859</text:p>
          </table:table-cell>
          <table:table-cell office:value-type="float" office:value="0.0198853" calcext:value-type="float">
            <text:p>0.0198853</text:p>
          </table:table-cell>
          <table:table-cell office:value-type="float" office:value="0.0253857" calcext:value-type="float">
            <text:p>0.0253857</text:p>
          </table:table-cell>
          <table:table-cell office:value-type="float" office:value="0.0544385" calcext:value-type="float">
            <text:p>0.0544385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413" calcext:value-type="float">
            <text:p>0.000339413</text:p>
          </table:table-cell>
          <table:table-cell office:value-type="float" office:value="0.00190081" calcext:value-type="float">
            <text:p>0.00190081</text:p>
          </table:table-cell>
          <table:table-cell office:value-type="float" office:value="0.00439729" calcext:value-type="float">
            <text:p>0.00439729</text:p>
          </table:table-cell>
          <table:table-cell office:value-type="float" office:value="0.00892037" calcext:value-type="float">
            <text:p>0.00892037</text:p>
          </table:table-cell>
          <table:table-cell office:value-type="float" office:value="0.0145269" calcext:value-type="float">
            <text:p>0.0145269</text:p>
          </table:table-cell>
          <table:table-cell office:value-type="float" office:value="0.0202862" calcext:value-type="float">
            <text:p>0.0202862</text:p>
          </table:table-cell>
          <table:table-cell office:value-type="float" office:value="0.0254122" calcext:value-type="float">
            <text:p>0.0254122</text:p>
          </table:table-cell>
          <table:table-cell office:value-type="float" office:value="0.0537778" calcext:value-type="float">
            <text:p>0.0537778</text:p>
          </table:table-cell>
          <table:table-cell table:number-columns-repeated="11"/>
        </table:table-row>
        <table:table-row table:style-name="ro1">
          <table:table-cell office:value-type="float" office:value="0.000026867" calcext:value-type="float">
            <text:p>2.69E-005</text:p>
          </table:table-cell>
          <table:table-cell office:value-type="float" office:value="0.000131482" calcext:value-type="float">
            <text:p>0.000131482</text:p>
          </table:table-cell>
          <table:table-cell office:value-type="float" office:value="0.000339098" calcext:value-type="float">
            <text:p>0.000339098</text:p>
          </table:table-cell>
          <table:table-cell office:value-type="float" office:value="0.00188829" calcext:value-type="float">
            <text:p>0.00188829</text:p>
          </table:table-cell>
          <table:table-cell office:value-type="float" office:value="0.00438615" calcext:value-type="float">
            <text:p>0.00438615</text:p>
          </table:table-cell>
          <table:table-cell office:value-type="float" office:value="0.00891045" calcext:value-type="float">
            <text:p>0.00891045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197245" calcext:value-type="float">
            <text:p>0.0197245</text:p>
          </table:table-cell>
          <table:table-cell office:value-type="float" office:value="0.0254135" calcext:value-type="float">
            <text:p>0.0254135</text:p>
          </table:table-cell>
          <table:table-cell office:value-type="float" office:value="0.0538425" calcext:value-type="float">
            <text:p>0.0538425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713" calcext:value-type="float">
            <text:p>0.000131713</text:p>
          </table:table-cell>
          <table:table-cell office:value-type="float" office:value="0.000339693" calcext:value-type="float">
            <text:p>0.000339693</text:p>
          </table:table-cell>
          <table:table-cell office:value-type="float" office:value="0.00189152" calcext:value-type="float">
            <text:p>0.00189152</text:p>
          </table:table-cell>
          <table:table-cell office:value-type="float" office:value="0.00438461" calcext:value-type="float">
            <text:p>0.00438461</text:p>
          </table:table-cell>
          <table:table-cell office:value-type="float" office:value="0.00892842" calcext:value-type="float">
            <text:p>0.00892842</text:p>
          </table:table-cell>
          <table:table-cell office:value-type="float" office:value="0.0145778" calcext:value-type="float">
            <text:p>0.0145778</text:p>
          </table:table-cell>
          <table:table-cell office:value-type="float" office:value="0.0196422" calcext:value-type="float">
            <text:p>0.0196422</text:p>
          </table:table-cell>
          <table:table-cell office:value-type="float" office:value="0.0254945" calcext:value-type="float">
            <text:p>0.0254945</text:p>
          </table:table-cell>
          <table:table-cell office:value-type="float" office:value="0.0538396" calcext:value-type="float">
            <text:p>0.0538396</text:p>
          </table:table-cell>
          <table:table-cell table:number-columns-repeated="11"/>
        </table:table-row>
        <table:table-row table:style-name="ro1">
          <table:table-cell office:value-type="float" office:value="0.000027068" calcext:value-type="float">
            <text:p>2.71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39098" calcext:value-type="float">
            <text:p>0.000339098</text:p>
          </table:table-cell>
          <table:table-cell office:value-type="float" office:value="0.00188722" calcext:value-type="float">
            <text:p>0.00188722</text:p>
          </table:table-cell>
          <table:table-cell office:value-type="float" office:value="0.00440388" calcext:value-type="float">
            <text:p>0.00440388</text:p>
          </table:table-cell>
          <table:table-cell office:value-type="float" office:value="0.00896255" calcext:value-type="float">
            <text:p>0.00896255</text:p>
          </table:table-cell>
          <table:table-cell office:value-type="float" office:value="0.0143758" calcext:value-type="float">
            <text:p>0.0143758</text:p>
          </table:table-cell>
          <table:table-cell office:value-type="float" office:value="0.0199464" calcext:value-type="float">
            <text:p>0.0199464</text:p>
          </table:table-cell>
          <table:table-cell office:value-type="float" office:value="0.025359" calcext:value-type="float">
            <text:p>0.025359</text:p>
          </table:table-cell>
          <table:table-cell office:value-type="float" office:value="0.053931" calcext:value-type="float">
            <text:p>0.053931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0342534" calcext:value-type="float">
            <text:p>0.000342534</text:p>
          </table:table-cell>
          <table:table-cell office:value-type="float" office:value="0.00189132" calcext:value-type="float">
            <text:p>0.00189132</text:p>
          </table:table-cell>
          <table:table-cell office:value-type="float" office:value="0.00438058" calcext:value-type="float">
            <text:p>0.00438058</text:p>
          </table:table-cell>
          <table:table-cell office:value-type="float" office:value="0.00910068" calcext:value-type="float">
            <text:p>0.00910068</text:p>
          </table:table-cell>
          <table:table-cell office:value-type="float" office:value="0.0145828" calcext:value-type="float">
            <text:p>0.0145828</text:p>
          </table:table-cell>
          <table:table-cell office:value-type="float" office:value="0.0199754" calcext:value-type="float">
            <text:p>0.0199754</text:p>
          </table:table-cell>
          <table:table-cell office:value-type="float" office:value="0.0253786" calcext:value-type="float">
            <text:p>0.0253786</text:p>
          </table:table-cell>
          <table:table-cell office:value-type="float" office:value="0.0549532" calcext:value-type="float">
            <text:p>0.0549532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062" calcext:value-type="float">
            <text:p>0.000132062</text:p>
          </table:table-cell>
          <table:table-cell office:value-type="float" office:value="0.000339028" calcext:value-type="float">
            <text:p>0.000339028</text:p>
          </table:table-cell>
          <table:table-cell office:value-type="float" office:value="0.00188875" calcext:value-type="float">
            <text:p>0.00188875</text:p>
          </table:table-cell>
          <table:table-cell office:value-type="float" office:value="0.00438802" calcext:value-type="float">
            <text:p>0.00438802</text:p>
          </table:table-cell>
          <table:table-cell office:value-type="float" office:value="0.00911708" calcext:value-type="float">
            <text:p>0.00911708</text:p>
          </table:table-cell>
          <table:table-cell office:value-type="float" office:value="0.0143983" calcext:value-type="float">
            <text:p>0.0143983</text:p>
          </table:table-cell>
          <table:table-cell office:value-type="float" office:value="0.0199122" calcext:value-type="float">
            <text:p>0.0199122</text:p>
          </table:table-cell>
          <table:table-cell office:value-type="float" office:value="0.0253855" calcext:value-type="float">
            <text:p>0.0253855</text:p>
          </table:table-cell>
          <table:table-cell office:value-type="float" office:value="0.0552714" calcext:value-type="float">
            <text:p>0.0552714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2182" calcext:value-type="float">
            <text:p>0.000132182</text:p>
          </table:table-cell>
          <table:table-cell office:value-type="float" office:value="0.000339479" calcext:value-type="float">
            <text:p>0.000339479</text:p>
          </table:table-cell>
          <table:table-cell office:value-type="float" office:value="0.00189908" calcext:value-type="float">
            <text:p>0.00189908</text:p>
          </table:table-cell>
          <table:table-cell office:value-type="float" office:value="0.00439878" calcext:value-type="float">
            <text:p>0.00439878</text:p>
          </table:table-cell>
          <table:table-cell office:value-type="float" office:value="0.00898513" calcext:value-type="float">
            <text:p>0.00898513</text:p>
          </table:table-cell>
          <table:table-cell office:value-type="float" office:value="0.0144144" calcext:value-type="float">
            <text:p>0.0144144</text:p>
          </table:table-cell>
          <table:table-cell office:value-type="float" office:value="0.019719" calcext:value-type="float">
            <text:p>0.019719</text:p>
          </table:table-cell>
          <table:table-cell office:value-type="float" office:value="0.0254557" calcext:value-type="float">
            <text:p>0.0254557</text:p>
          </table:table-cell>
          <table:table-cell office:value-type="float" office:value="0.0543851" calcext:value-type="float">
            <text:p>0.0543851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48805" calcext:value-type="float">
            <text:p>0.000148805</text:p>
          </table:table-cell>
          <table:table-cell office:value-type="float" office:value="0.000339148" calcext:value-type="float">
            <text:p>0.000339148</text:p>
          </table:table-cell>
          <table:table-cell office:value-type="float" office:value="0.00188867" calcext:value-type="float">
            <text:p>0.00188867</text:p>
          </table:table-cell>
          <table:table-cell office:value-type="float" office:value="0.00437922" calcext:value-type="float">
            <text:p>0.00437922</text:p>
          </table:table-cell>
          <table:table-cell office:value-type="float" office:value="0.00903275" calcext:value-type="float">
            <text:p>0.00903275</text:p>
          </table:table-cell>
          <table:table-cell office:value-type="float" office:value="0.0143645" calcext:value-type="float">
            <text:p>0.0143645</text:p>
          </table:table-cell>
          <table:table-cell office:value-type="float" office:value="0.0198677" calcext:value-type="float">
            <text:p>0.0198677</text:p>
          </table:table-cell>
          <table:table-cell office:value-type="float" office:value="0.0255152" calcext:value-type="float">
            <text:p>0.0255152</text:p>
          </table:table-cell>
          <table:table-cell office:value-type="float" office:value="0.0545888" calcext:value-type="float">
            <text:p>0.0545888</text:p>
          </table:table-cell>
          <table:table-cell table:number-columns-repeated="11"/>
        </table:table-row>
        <table:table-row table:style-name="ro1">
          <table:table-cell office:value-type="float" office:value="0.000026928" calcext:value-type="float">
            <text:p>2.69E-005</text:p>
          </table:table-cell>
          <table:table-cell office:value-type="float" office:value="0.000132087" calcext:value-type="float">
            <text:p>0.000132087</text:p>
          </table:table-cell>
          <table:table-cell office:value-type="float" office:value="0.000338709" calcext:value-type="float">
            <text:p>0.000338709</text:p>
          </table:table-cell>
          <table:table-cell office:value-type="float" office:value="0.00189123" calcext:value-type="float">
            <text:p>0.00189123</text:p>
          </table:table-cell>
          <table:table-cell office:value-type="float" office:value="0.00438893" calcext:value-type="float">
            <text:p>0.00438893</text:p>
          </table:table-cell>
          <table:table-cell office:value-type="float" office:value="0.00894587" calcext:value-type="float">
            <text:p>0.00894587</text:p>
          </table:table-cell>
          <table:table-cell office:value-type="float" office:value="0.014376" calcext:value-type="float">
            <text:p>0.014376</text:p>
          </table:table-cell>
          <table:table-cell office:value-type="float" office:value="0.0197783" calcext:value-type="float">
            <text:p>0.0197783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544551" calcext:value-type="float">
            <text:p>0.0544551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39533" calcext:value-type="float">
            <text:p>0.000339533</text:p>
          </table:table-cell>
          <table:table-cell office:value-type="float" office:value="0.00188736" calcext:value-type="float">
            <text:p>0.00188736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0895039" calcext:value-type="float">
            <text:p>0.00895039</text:p>
          </table:table-cell>
          <table:table-cell office:value-type="float" office:value="0.0146146" calcext:value-type="float">
            <text:p>0.0146146</text:p>
          </table:table-cell>
          <table:table-cell office:value-type="float" office:value="0.0196906" calcext:value-type="float">
            <text:p>0.0196906</text:p>
          </table:table-cell>
          <table:table-cell office:value-type="float" office:value="0.0253626" calcext:value-type="float">
            <text:p>0.0253626</text:p>
          </table:table-cell>
          <table:table-cell office:value-type="float" office:value="0.0541257" calcext:value-type="float">
            <text:p>0.0541257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452" calcext:value-type="float">
            <text:p>0.000131452</text:p>
          </table:table-cell>
          <table:table-cell office:value-type="float" office:value="0.000338324" calcext:value-type="float">
            <text:p>0.000338324</text:p>
          </table:table-cell>
          <table:table-cell office:value-type="float" office:value="0.00189736" calcext:value-type="float">
            <text:p>0.00189736</text:p>
          </table:table-cell>
          <table:table-cell office:value-type="float" office:value="0.00438232" calcext:value-type="float">
            <text:p>0.00438232</text:p>
          </table:table-cell>
          <table:table-cell office:value-type="float" office:value="0.00889644" calcext:value-type="float">
            <text:p>0.00889644</text:p>
          </table:table-cell>
          <table:table-cell office:value-type="float" office:value="0.0147469" calcext:value-type="float">
            <text:p>0.0147469</text:p>
          </table:table-cell>
          <table:table-cell office:value-type="float" office:value="0.0197055" calcext:value-type="float">
            <text:p>0.0197055</text:p>
          </table:table-cell>
          <table:table-cell office:value-type="float" office:value="0.0254318" calcext:value-type="float">
            <text:p>0.0254318</text:p>
          </table:table-cell>
          <table:table-cell office:value-type="float" office:value="0.0548673" calcext:value-type="float">
            <text:p>0.0548673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2357" calcext:value-type="float">
            <text:p>0.000132357</text:p>
          </table:table-cell>
          <table:table-cell office:value-type="float" office:value="0.000338903" calcext:value-type="float">
            <text:p>0.000338903</text:p>
          </table:table-cell>
          <table:table-cell office:value-type="float" office:value="0.00188729" calcext:value-type="float">
            <text:p>0.00188729</text:p>
          </table:table-cell>
          <table:table-cell office:value-type="float" office:value="0.00439392" calcext:value-type="float">
            <text:p>0.00439392</text:p>
          </table:table-cell>
          <table:table-cell office:value-type="float" office:value="0.00895441" calcext:value-type="float">
            <text:p>0.00895441</text:p>
          </table:table-cell>
          <table:table-cell office:value-type="float" office:value="0.0147349" calcext:value-type="float">
            <text:p>0.0147349</text:p>
          </table:table-cell>
          <table:table-cell office:value-type="float" office:value="0.0198669" calcext:value-type="float">
            <text:p>0.0198669</text:p>
          </table:table-cell>
          <table:table-cell office:value-type="float" office:value="0.0254037" calcext:value-type="float">
            <text:p>0.0254037</text:p>
          </table:table-cell>
          <table:table-cell office:value-type="float" office:value="0.0541461" calcext:value-type="float">
            <text:p>0.0541461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2042" calcext:value-type="float">
            <text:p>0.000132042</text:p>
          </table:table-cell>
          <table:table-cell office:value-type="float" office:value="0.000338979" calcext:value-type="float">
            <text:p>0.000338979</text:p>
          </table:table-cell>
          <table:table-cell office:value-type="float" office:value="0.00189688" calcext:value-type="float">
            <text:p>0.00189688</text:p>
          </table:table-cell>
          <table:table-cell office:value-type="float" office:value="0.0043961" calcext:value-type="float">
            <text:p>0.0043961</text:p>
          </table:table-cell>
          <table:table-cell office:value-type="float" office:value="0.00892137" calcext:value-type="float">
            <text:p>0.00892137</text:p>
          </table:table-cell>
          <table:table-cell office:value-type="float" office:value="0.0144073" calcext:value-type="float">
            <text:p>0.0144073</text:p>
          </table:table-cell>
          <table:table-cell office:value-type="float" office:value="0.0199021" calcext:value-type="float">
            <text:p>0.0199021</text:p>
          </table:table-cell>
          <table:table-cell office:value-type="float" office:value="0.0253741" calcext:value-type="float">
            <text:p>0.0253741</text:p>
          </table:table-cell>
          <table:table-cell office:value-type="float" office:value="0.0536719" calcext:value-type="float">
            <text:p>0.0536719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602" calcext:value-type="float">
            <text:p>0.000131602</text:p>
          </table:table-cell>
          <table:table-cell office:value-type="float" office:value="0.000339088" calcext:value-type="float">
            <text:p>0.000339088</text:p>
          </table:table-cell>
          <table:table-cell office:value-type="float" office:value="0.00188722" calcext:value-type="float">
            <text:p>0.00188722</text:p>
          </table:table-cell>
          <table:table-cell office:value-type="float" office:value="0.00439013" calcext:value-type="float">
            <text:p>0.00439013</text:p>
          </table:table-cell>
          <table:table-cell office:value-type="float" office:value="0.00893901" calcext:value-type="float">
            <text:p>0.00893901</text:p>
          </table:table-cell>
          <table:table-cell office:value-type="float" office:value="0.0146517" calcext:value-type="float">
            <text:p>0.0146517</text:p>
          </table:table-cell>
          <table:table-cell office:value-type="float" office:value="0.0197123" calcext:value-type="float">
            <text:p>0.0197123</text:p>
          </table:table-cell>
          <table:table-cell office:value-type="float" office:value="0.0254321" calcext:value-type="float">
            <text:p>0.0254321</text:p>
          </table:table-cell>
          <table:table-cell office:value-type="float" office:value="0.0539591" calcext:value-type="float">
            <text:p>0.0539591</text:p>
          </table:table-cell>
          <table:table-cell table:number-columns-repeated="11"/>
        </table:table-row>
        <table:table-row table:style-name="ro1">
          <table:table-cell office:value-type="float" office:value="0.000026882" calcext:value-type="float">
            <text:p>2.69E-005</text:p>
          </table:table-cell>
          <table:table-cell office:value-type="float" office:value="0.000131527" calcext:value-type="float">
            <text:p>0.000131527</text:p>
          </table:table-cell>
          <table:table-cell office:value-type="float" office:value="0.000338334" calcext:value-type="float">
            <text:p>0.000338334</text:p>
          </table:table-cell>
          <table:table-cell office:value-type="float" office:value="0.00189099" calcext:value-type="float">
            <text:p>0.00189099</text:p>
          </table:table-cell>
          <table:table-cell office:value-type="float" office:value="0.0043841" calcext:value-type="float">
            <text:p>0.0043841</text:p>
          </table:table-cell>
          <table:table-cell office:value-type="float" office:value="0.00889408" calcext:value-type="float">
            <text:p>0.00889408</text:p>
          </table:table-cell>
          <table:table-cell office:value-type="float" office:value="0.0144631" calcext:value-type="float">
            <text:p>0.0144631</text:p>
          </table:table-cell>
          <table:table-cell office:value-type="float" office:value="0.0196654" calcext:value-type="float">
            <text:p>0.0196654</text:p>
          </table:table-cell>
          <table:table-cell office:value-type="float" office:value="0.0254539" calcext:value-type="float">
            <text:p>0.0254539</text:p>
          </table:table-cell>
          <table:table-cell office:value-type="float" office:value="0.0540553" calcext:value-type="float">
            <text:p>0.0540553</text:p>
          </table:table-cell>
          <table:table-cell table:number-columns-repeated="11"/>
        </table:table-row>
        <table:table-row table:style-name="ro1">
          <table:table-cell office:value-type="float" office:value="0.000026878" calcext:value-type="float">
            <text:p>2.69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9628" calcext:value-type="float">
            <text:p>0.000339628</text:p>
          </table:table-cell>
          <table:table-cell office:value-type="float" office:value="0.00188739" calcext:value-type="float">
            <text:p>0.00188739</text:p>
          </table:table-cell>
          <table:table-cell office:value-type="float" office:value="0.00439132" calcext:value-type="float">
            <text:p>0.00439132</text:p>
          </table:table-cell>
          <table:table-cell office:value-type="float" office:value="0.00895795" calcext:value-type="float">
            <text:p>0.00895795</text:p>
          </table:table-cell>
          <table:table-cell office:value-type="float" office:value="0.0143742" calcext:value-type="float">
            <text:p>0.0143742</text:p>
          </table:table-cell>
          <table:table-cell office:value-type="float" office:value="0.0198994" calcext:value-type="float">
            <text:p>0.0198994</text:p>
          </table:table-cell>
          <table:table-cell office:value-type="float" office:value="0.0254686" calcext:value-type="float">
            <text:p>0.0254686</text:p>
          </table:table-cell>
          <table:table-cell office:value-type="float" office:value="0.0537533" calcext:value-type="float">
            <text:p>0.0537533</text:p>
          </table:table-cell>
          <table:table-cell table:number-columns-repeated="11"/>
        </table:table-row>
        <table:table-row table:style-name="ro1">
          <table:table-cell office:value-type="float" office:value="0.000026827" calcext:value-type="float">
            <text:p>2.68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9688" calcext:value-type="float">
            <text:p>0.000339688</text:p>
          </table:table-cell>
          <table:table-cell office:value-type="float" office:value="0.00189113" calcext:value-type="float">
            <text:p>0.00189113</text:p>
          </table:table-cell>
          <table:table-cell office:value-type="float" office:value="0.00439654" calcext:value-type="float">
            <text:p>0.00439654</text:p>
          </table:table-cell>
          <table:table-cell office:value-type="float" office:value="0.00890296" calcext:value-type="float">
            <text:p>0.00890296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0.0197172" calcext:value-type="float">
            <text:p>0.0197172</text:p>
          </table:table-cell>
          <table:table-cell office:value-type="float" office:value="0.0253558" calcext:value-type="float">
            <text:p>0.0253558</text:p>
          </table:table-cell>
          <table:table-cell office:value-type="float" office:value="0.053689" calcext:value-type="float">
            <text:p>0.053689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2112" calcext:value-type="float">
            <text:p>0.000132112</text:p>
          </table:table-cell>
          <table:table-cell office:value-type="float" office:value="0.000339663" calcext:value-type="float">
            <text:p>0.000339663</text:p>
          </table:table-cell>
          <table:table-cell office:value-type="float" office:value="0.00189567" calcext:value-type="float">
            <text:p>0.00189567</text:p>
          </table:table-cell>
          <table:table-cell office:value-type="float" office:value="0.00440306" calcext:value-type="float">
            <text:p>0.00440306</text:p>
          </table:table-cell>
          <table:table-cell office:value-type="float" office:value="0.00894355" calcext:value-type="float">
            <text:p>0.00894355</text:p>
          </table:table-cell>
          <table:table-cell office:value-type="float" office:value="0.0143708" calcext:value-type="float">
            <text:p>0.0143708</text:p>
          </table:table-cell>
          <table:table-cell office:value-type="float" office:value="0.0200668" calcext:value-type="float">
            <text:p>0.0200668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0537803" calcext:value-type="float">
            <text:p>0.0537803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568" calcext:value-type="float">
            <text:p>0.000131568</text:p>
          </table:table-cell>
          <table:table-cell office:value-type="float" office:value="0.000339223" calcext:value-type="float">
            <text:p>0.000339223</text:p>
          </table:table-cell>
          <table:table-cell office:value-type="float" office:value="0.00191178" calcext:value-type="float">
            <text:p>0.00191178</text:p>
          </table:table-cell>
          <table:table-cell office:value-type="float" office:value="0.00439357" calcext:value-type="float">
            <text:p>0.00439357</text:p>
          </table:table-cell>
          <table:table-cell office:value-type="float" office:value="0.00891487" calcext:value-type="float">
            <text:p>0.00891487</text:p>
          </table:table-cell>
          <table:table-cell office:value-type="float" office:value="0.0143574" calcext:value-type="float">
            <text:p>0.0143574</text:p>
          </table:table-cell>
          <table:table-cell office:value-type="float" office:value="0.0196366" calcext:value-type="float">
            <text:p>0.0196366</text:p>
          </table:table-cell>
          <table:table-cell office:value-type="float" office:value="0.0255291" calcext:value-type="float">
            <text:p>0.0255291</text:p>
          </table:table-cell>
          <table:table-cell office:value-type="float" office:value="0.0537282" calcext:value-type="float">
            <text:p>0.0537282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667" calcext:value-type="float">
            <text:p>0.000131667</text:p>
          </table:table-cell>
          <table:table-cell office:value-type="float" office:value="0.000339574" calcext:value-type="float">
            <text:p>0.000339574</text:p>
          </table:table-cell>
          <table:table-cell office:value-type="float" office:value="0.00188879" calcext:value-type="float">
            <text:p>0.00188879</text:p>
          </table:table-cell>
          <table:table-cell office:value-type="float" office:value="0.00440096" calcext:value-type="float">
            <text:p>0.00440096</text:p>
          </table:table-cell>
          <table:table-cell office:value-type="float" office:value="0.00911942" calcext:value-type="float">
            <text:p>0.00911942</text:p>
          </table:table-cell>
          <table:table-cell office:value-type="float" office:value="0.0143748" calcext:value-type="float">
            <text:p>0.0143748</text:p>
          </table:table-cell>
          <table:table-cell office:value-type="float" office:value="0.0200898" calcext:value-type="float">
            <text:p>0.0200898</text:p>
          </table:table-cell>
          <table:table-cell office:value-type="float" office:value="0.0254238" calcext:value-type="float">
            <text:p>0.0254238</text:p>
          </table:table-cell>
          <table:table-cell office:value-type="float" office:value="0.053714" calcext:value-type="float">
            <text:p>0.053714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717" calcext:value-type="float">
            <text:p>0.000131717</text:p>
          </table:table-cell>
          <table:table-cell office:value-type="float" office:value="0.000339633" calcext:value-type="float">
            <text:p>0.000339633</text:p>
          </table:table-cell>
          <table:table-cell office:value-type="float" office:value="0.00188698" calcext:value-type="float">
            <text:p>0.00188698</text:p>
          </table:table-cell>
          <table:table-cell office:value-type="float" office:value="0.00438031" calcext:value-type="float">
            <text:p>0.00438031</text:p>
          </table:table-cell>
          <table:table-cell office:value-type="float" office:value="0.00891531" calcext:value-type="float">
            <text:p>0.00891531</text:p>
          </table:table-cell>
          <table:table-cell office:value-type="float" office:value="0.0144212" calcext:value-type="float">
            <text:p>0.0144212</text:p>
          </table:table-cell>
          <table:table-cell office:value-type="float" office:value="0.0197162" calcext:value-type="float">
            <text:p>0.0197162</text:p>
          </table:table-cell>
          <table:table-cell office:value-type="float" office:value="0.0254616" calcext:value-type="float">
            <text:p>0.0254616</text:p>
          </table:table-cell>
          <table:table-cell office:value-type="float" office:value="0.0539192" calcext:value-type="float">
            <text:p>0.0539192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837" calcext:value-type="float">
            <text:p>0.000131837</text:p>
          </table:table-cell>
          <table:table-cell office:value-type="float" office:value="0.000338964" calcext:value-type="float">
            <text:p>0.000338964</text:p>
          </table:table-cell>
          <table:table-cell office:value-type="float" office:value="0.00189335" calcext:value-type="float">
            <text:p>0.00189335</text:p>
          </table:table-cell>
          <table:table-cell office:value-type="float" office:value="0.00440016" calcext:value-type="float">
            <text:p>0.00440016</text:p>
          </table:table-cell>
          <table:table-cell office:value-type="float" office:value="0.00895778" calcext:value-type="float">
            <text:p>0.00895778</text:p>
          </table:table-cell>
          <table:table-cell office:value-type="float" office:value="0.0143639" calcext:value-type="float">
            <text:p>0.0143639</text:p>
          </table:table-cell>
          <table:table-cell office:value-type="float" office:value="0.0196781" calcext:value-type="float">
            <text:p>0.0196781</text:p>
          </table:table-cell>
          <table:table-cell office:value-type="float" office:value="0.0254175" calcext:value-type="float">
            <text:p>0.0254175</text:p>
          </table:table-cell>
          <table:table-cell office:value-type="float" office:value="0.053716" calcext:value-type="float">
            <text:p>0.053716</text:p>
          </table:table-cell>
          <table:table-cell table:number-columns-repeated="11"/>
        </table:table-row>
        <table:table-row table:style-name="ro1">
          <table:table-cell office:value-type="float" office:value="0.000027098" calcext:value-type="float">
            <text:p>2.71E-005</text:p>
          </table:table-cell>
          <table:table-cell office:value-type="float" office:value="0.000131857" calcext:value-type="float">
            <text:p>0.000131857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188811" calcext:value-type="float">
            <text:p>0.00188811</text:p>
          </table:table-cell>
          <table:table-cell office:value-type="float" office:value="0.00438264" calcext:value-type="float">
            <text:p>0.00438264</text:p>
          </table:table-cell>
          <table:table-cell office:value-type="float" office:value="0.00905061" calcext:value-type="float">
            <text:p>0.00905061</text:p>
          </table:table-cell>
          <table:table-cell office:value-type="float" office:value="0.0143728" calcext:value-type="float">
            <text:p>0.0143728</text:p>
          </table:table-cell>
          <table:table-cell office:value-type="float" office:value="0.0197015" calcext:value-type="float">
            <text:p>0.0197015</text:p>
          </table:table-cell>
          <table:table-cell office:value-type="float" office:value="0.025414" calcext:value-type="float">
            <text:p>0.025414</text:p>
          </table:table-cell>
          <table:table-cell office:value-type="float" office:value="0.0536216" calcext:value-type="float">
            <text:p>0.0536216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8404" calcext:value-type="float">
            <text:p>0.000338404</text:p>
          </table:table-cell>
          <table:table-cell office:value-type="float" office:value="0.00189311" calcext:value-type="float">
            <text:p>0.00189311</text:p>
          </table:table-cell>
          <table:table-cell office:value-type="float" office:value="0.0044295" calcext:value-type="float">
            <text:p>0.0044295</text:p>
          </table:table-cell>
          <table:table-cell office:value-type="float" office:value="0.00893621" calcext:value-type="float">
            <text:p>0.00893621</text:p>
          </table:table-cell>
          <table:table-cell office:value-type="float" office:value="0.0143741" calcext:value-type="float">
            <text:p>0.0143741</text:p>
          </table:table-cell>
          <table:table-cell office:value-type="float" office:value="0.0201031" calcext:value-type="float">
            <text:p>0.0201031</text:p>
          </table:table-cell>
          <table:table-cell office:value-type="float" office:value="0.0253951" calcext:value-type="float">
            <text:p>0.0253951</text:p>
          </table:table-cell>
          <table:table-cell office:value-type="float" office:value="0.0538657" calcext:value-type="float">
            <text:p>0.0538657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248" calcext:value-type="float">
            <text:p>0.000339248</text:p>
          </table:table-cell>
          <table:table-cell office:value-type="float" office:value="0.00188879" calcext:value-type="float">
            <text:p>0.00188879</text:p>
          </table:table-cell>
          <table:table-cell office:value-type="float" office:value="0.00443176" calcext:value-type="float">
            <text:p>0.00443176</text:p>
          </table:table-cell>
          <table:table-cell office:value-type="float" office:value="0.00892546" calcext:value-type="float">
            <text:p>0.00892546</text:p>
          </table:table-cell>
          <table:table-cell office:value-type="float" office:value="0.0145445" calcext:value-type="float">
            <text:p>0.0145445</text:p>
          </table:table-cell>
          <table:table-cell office:value-type="float" office:value="0.0198161" calcext:value-type="float">
            <text:p>0.0198161</text:p>
          </table:table-cell>
          <table:table-cell office:value-type="float" office:value="0.0253925" calcext:value-type="float">
            <text:p>0.0253925</text:p>
          </table:table-cell>
          <table:table-cell office:value-type="float" office:value="0.0537133" calcext:value-type="float">
            <text:p>0.0537133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1662" calcext:value-type="float">
            <text:p>0.000131662</text:p>
          </table:table-cell>
          <table:table-cell office:value-type="float" office:value="0.000339019" calcext:value-type="float">
            <text:p>0.000339019</text:p>
          </table:table-cell>
          <table:table-cell office:value-type="float" office:value="0.00189802" calcext:value-type="float">
            <text:p>0.00189802</text:p>
          </table:table-cell>
          <table:table-cell office:value-type="float" office:value="0.00438233" calcext:value-type="float">
            <text:p>0.00438233</text:p>
          </table:table-cell>
          <table:table-cell office:value-type="float" office:value="0.00895381" calcext:value-type="float">
            <text:p>0.00895381</text:p>
          </table:table-cell>
          <table:table-cell office:value-type="float" office:value="0.0143697" calcext:value-type="float">
            <text:p>0.0143697</text:p>
          </table:table-cell>
          <table:table-cell office:value-type="float" office:value="0.0196662" calcext:value-type="float">
            <text:p>0.0196662</text:p>
          </table:table-cell>
          <table:table-cell office:value-type="float" office:value="0.025392" calcext:value-type="float">
            <text:p>0.025392</text:p>
          </table:table-cell>
          <table:table-cell office:value-type="float" office:value="0.0537052" calcext:value-type="float">
            <text:p>0.0537052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2162" calcext:value-type="float">
            <text:p>0.000132162</text:p>
          </table:table-cell>
          <table:table-cell office:value-type="float" office:value="0.000338368" calcext:value-type="float">
            <text:p>0.000338368</text:p>
          </table:table-cell>
          <table:table-cell office:value-type="float" office:value="0.00188968" calcext:value-type="float">
            <text:p>0.00188968</text:p>
          </table:table-cell>
          <table:table-cell office:value-type="float" office:value="0.00439712" calcext:value-type="float">
            <text:p>0.00439712</text:p>
          </table:table-cell>
          <table:table-cell office:value-type="float" office:value="0.00892717" calcext:value-type="float">
            <text:p>0.00892717</text:p>
          </table:table-cell>
          <table:table-cell office:value-type="float" office:value="0.0145413" calcext:value-type="float">
            <text:p>0.0145413</text:p>
          </table:table-cell>
          <table:table-cell office:value-type="float" office:value="0.0197148" calcext:value-type="float">
            <text:p>0.0197148</text:p>
          </table:table-cell>
          <table:table-cell office:value-type="float" office:value="0.0255051" calcext:value-type="float">
            <text:p>0.0255051</text:p>
          </table:table-cell>
          <table:table-cell office:value-type="float" office:value="0.0537108" calcext:value-type="float">
            <text:p>0.0537108</text:p>
          </table:table-cell>
          <table:table-cell table:number-columns-repeated="11"/>
        </table:table-row>
        <table:table-row table:style-name="ro1">
          <table:table-cell office:value-type="float" office:value="0.000026948" calcext:value-type="float">
            <text:p>2.69E-005</text:p>
          </table:table-cell>
          <table:table-cell office:value-type="float" office:value="0.000131748" calcext:value-type="float">
            <text:p>0.000131748</text:p>
          </table:table-cell>
          <table:table-cell office:value-type="float" office:value="0.000342029" calcext:value-type="float">
            <text:p>0.000342029</text:p>
          </table:table-cell>
          <table:table-cell office:value-type="float" office:value="0.00189581" calcext:value-type="float">
            <text:p>0.00189581</text:p>
          </table:table-cell>
          <table:table-cell office:value-type="float" office:value="0.00440256" calcext:value-type="float">
            <text:p>0.00440256</text:p>
          </table:table-cell>
          <table:table-cell office:value-type="float" office:value="0.00892565" calcext:value-type="float">
            <text:p>0.00892565</text:p>
          </table:table-cell>
          <table:table-cell office:value-type="float" office:value="0.0144331" calcext:value-type="float">
            <text:p>0.0144331</text:p>
          </table:table-cell>
          <table:table-cell office:value-type="float" office:value="0.0202149" calcext:value-type="float">
            <text:p>0.0202149</text:p>
          </table:table-cell>
          <table:table-cell office:value-type="float" office:value="0.0254145" calcext:value-type="float">
            <text:p>0.0254145</text:p>
          </table:table-cell>
          <table:table-cell office:value-type="float" office:value="0.0538071" calcext:value-type="float">
            <text:p>0.0538071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2087" calcext:value-type="float">
            <text:p>0.000132087</text:p>
          </table:table-cell>
          <table:table-cell office:value-type="float" office:value="0.000339513" calcext:value-type="float">
            <text:p>0.000339513</text:p>
          </table:table-cell>
          <table:table-cell office:value-type="float" office:value="0.00188654" calcext:value-type="float">
            <text:p>0.00188654</text:p>
          </table:table-cell>
          <table:table-cell office:value-type="float" office:value="0.0043874" calcext:value-type="float">
            <text:p>0.0043874</text:p>
          </table:table-cell>
          <table:table-cell office:value-type="float" office:value="0.00892772" calcext:value-type="float">
            <text:p>0.00892772</text:p>
          </table:table-cell>
          <table:table-cell office:value-type="float" office:value="0.0143858" calcext:value-type="float">
            <text:p>0.0143858</text:p>
          </table:table-cell>
          <table:table-cell office:value-type="float" office:value="0.0196802" calcext:value-type="float">
            <text:p>0.0196802</text:p>
          </table:table-cell>
          <table:table-cell office:value-type="float" office:value="0.0254787" calcext:value-type="float">
            <text:p>0.0254787</text:p>
          </table:table-cell>
          <table:table-cell office:value-type="float" office:value="0.0537597" calcext:value-type="float">
            <text:p>0.0537597</text:p>
          </table:table-cell>
          <table:table-cell table:number-columns-repeated="11"/>
        </table:table-row>
        <table:table-row table:style-name="ro1">
          <table:table-cell office:value-type="float" office:value="0.000027048" calcext:value-type="float">
            <text:p>2.70E-005</text:p>
          </table:table-cell>
          <table:table-cell office:value-type="float" office:value="0.000131973" calcext:value-type="float">
            <text:p>0.000131973</text:p>
          </table:table-cell>
          <table:table-cell office:value-type="float" office:value="0.000338653" calcext:value-type="float">
            <text:p>0.000338653</text:p>
          </table:table-cell>
          <table:table-cell office:value-type="float" office:value="0.00189146" calcext:value-type="float">
            <text:p>0.00189146</text:p>
          </table:table-cell>
          <table:table-cell office:value-type="float" office:value="0.00441306" calcext:value-type="float">
            <text:p>0.00441306</text:p>
          </table:table-cell>
          <table:table-cell office:value-type="float" office:value="0.00893857" calcext:value-type="float">
            <text:p>0.00893857</text:p>
          </table:table-cell>
          <table:table-cell office:value-type="float" office:value="0.0143703" calcext:value-type="float">
            <text:p>0.0143703</text:p>
          </table:table-cell>
          <table:table-cell office:value-type="float" office:value="0.0196663" calcext:value-type="float">
            <text:p>0.0196663</text:p>
          </table:table-cell>
          <table:table-cell office:value-type="float" office:value="0.025436" calcext:value-type="float">
            <text:p>0.025436</text:p>
          </table:table-cell>
          <table:table-cell office:value-type="float" office:value="0.0540557" calcext:value-type="float">
            <text:p>0.0540557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8353" calcext:value-type="float">
            <text:p>0.000338353</text:p>
          </table:table-cell>
          <table:table-cell office:value-type="float" office:value="0.00189046" calcext:value-type="float">
            <text:p>0.00189046</text:p>
          </table:table-cell>
          <table:table-cell office:value-type="float" office:value="0.00444129" calcext:value-type="float">
            <text:p>0.00444129</text:p>
          </table:table-cell>
          <table:table-cell office:value-type="float" office:value="0.00897573" calcext:value-type="float">
            <text:p>0.00897573</text:p>
          </table:table-cell>
          <table:table-cell office:value-type="float" office:value="0.014346" calcext:value-type="float">
            <text:p>0.014346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54134" calcext:value-type="float">
            <text:p>0.0254134</text:p>
          </table:table-cell>
          <table:table-cell office:value-type="float" office:value="0.0552892" calcext:value-type="float">
            <text:p>0.0552892</text:p>
          </table:table-cell>
          <table:table-cell table:number-columns-repeated="11"/>
        </table:table-row>
        <table:table-row table:style-name="ro1">
          <table:table-cell office:value-type="float" office:value="0.000027138" calcext:value-type="float">
            <text:p>2.71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9378" calcext:value-type="float">
            <text:p>0.000339378</text:p>
          </table:table-cell>
          <table:table-cell office:value-type="float" office:value="0.00189701" calcext:value-type="float">
            <text:p>0.00189701</text:p>
          </table:table-cell>
          <table:table-cell office:value-type="float" office:value="0.00438836" calcext:value-type="float">
            <text:p>0.00438836</text:p>
          </table:table-cell>
          <table:table-cell office:value-type="float" office:value="0.00893162" calcext:value-type="float">
            <text:p>0.00893162</text:p>
          </table:table-cell>
          <table:table-cell office:value-type="float" office:value="0.0143679" calcext:value-type="float">
            <text:p>0.014367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53896" calcext:value-type="float">
            <text:p>0.0253896</text:p>
          </table:table-cell>
          <table:table-cell office:value-type="float" office:value="0.0544764" calcext:value-type="float">
            <text:p>0.0544764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9073" calcext:value-type="float">
            <text:p>0.000339073</text:p>
          </table:table-cell>
          <table:table-cell office:value-type="float" office:value="0.00188854" calcext:value-type="float">
            <text:p>0.00188854</text:p>
          </table:table-cell>
          <table:table-cell office:value-type="float" office:value="0.00439018" calcext:value-type="float">
            <text:p>0.00439018</text:p>
          </table:table-cell>
          <table:table-cell office:value-type="float" office:value="0.00893508" calcext:value-type="float">
            <text:p>0.00893508</text:p>
          </table:table-cell>
          <table:table-cell office:value-type="float" office:value="0.0143758" calcext:value-type="float">
            <text:p>0.0143758</text:p>
          </table:table-cell>
          <table:table-cell office:value-type="float" office:value="0.0200282" calcext:value-type="float">
            <text:p>0.0200282</text:p>
          </table:table-cell>
          <table:table-cell office:value-type="float" office:value="0.0253851" calcext:value-type="float">
            <text:p>0.0253851</text:p>
          </table:table-cell>
          <table:table-cell office:value-type="float" office:value="0.0541538" calcext:value-type="float">
            <text:p>0.0541538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1758" calcext:value-type="float">
            <text:p>0.000131758</text:p>
          </table:table-cell>
          <table:table-cell office:value-type="float" office:value="0.000338678" calcext:value-type="float">
            <text:p>0.000338678</text:p>
          </table:table-cell>
          <table:table-cell office:value-type="float" office:value="0.00188916" calcext:value-type="float">
            <text:p>0.00188916</text:p>
          </table:table-cell>
          <table:table-cell office:value-type="float" office:value="0.00439906" calcext:value-type="float">
            <text:p>0.00439906</text:p>
          </table:table-cell>
          <table:table-cell office:value-type="float" office:value="0.00893681" calcext:value-type="float">
            <text:p>0.00893681</text:p>
          </table:table-cell>
          <table:table-cell office:value-type="float" office:value="0.0144782" calcext:value-type="float">
            <text:p>0.0144782</text:p>
          </table:table-cell>
          <table:table-cell office:value-type="float" office:value="0.0196506" calcext:value-type="float">
            <text:p>0.0196506</text:p>
          </table:table-cell>
          <table:table-cell office:value-type="float" office:value="0.0254438" calcext:value-type="float">
            <text:p>0.0254438</text:p>
          </table:table-cell>
          <table:table-cell office:value-type="float" office:value="0.0543137" calcext:value-type="float">
            <text:p>0.0543137</text:p>
          </table:table-cell>
          <table:table-cell table:number-columns-repeated="11"/>
        </table:table-row>
        <table:table-row table:style-name="ro1">
          <table:table-cell office:value-type="float" office:value="0.000027787" calcext:value-type="float">
            <text:p>2.78E-005</text:p>
          </table:table-cell>
          <table:table-cell office:value-type="float" office:value="0.000132077" calcext:value-type="float">
            <text:p>0.000132077</text:p>
          </table:table-cell>
          <table:table-cell office:value-type="float" office:value="0.000339838" calcext:value-type="float">
            <text:p>0.000339838</text:p>
          </table:table-cell>
          <table:table-cell office:value-type="float" office:value="0.00188835" calcext:value-type="float">
            <text:p>0.00188835</text:p>
          </table:table-cell>
          <table:table-cell office:value-type="float" office:value="0.0043842" calcext:value-type="float">
            <text:p>0.0043842</text:p>
          </table:table-cell>
          <table:table-cell office:value-type="float" office:value="0.00907544" calcext:value-type="float">
            <text:p>0.00907544</text:p>
          </table:table-cell>
          <table:table-cell office:value-type="float" office:value="0.014365" calcext:value-type="float">
            <text:p>0.014365</text:p>
          </table:table-cell>
          <table:table-cell office:value-type="float" office:value="0.0196648" calcext:value-type="float">
            <text:p>0.0196648</text:p>
          </table:table-cell>
          <table:table-cell office:value-type="float" office:value="0.0253911" calcext:value-type="float">
            <text:p>0.0253911</text:p>
          </table:table-cell>
          <table:table-cell office:value-type="float" office:value="0.0544032" calcext:value-type="float">
            <text:p>0.0544032</text:p>
          </table:table-cell>
          <table:table-cell table:number-columns-repeated="11"/>
        </table:table-row>
        <table:table-row table:style-name="ro1">
          <table:table-cell office:value-type="float" office:value="0.000048732" calcext:value-type="float">
            <text:p>4.87E-005</text:p>
          </table:table-cell>
          <table:table-cell office:value-type="float" office:value="0.000136865" calcext:value-type="float">
            <text:p>0.000136865</text:p>
          </table:table-cell>
          <table:table-cell office:value-type="float" office:value="0.000340408" calcext:value-type="float">
            <text:p>0.000340408</text:p>
          </table:table-cell>
          <table:table-cell office:value-type="float" office:value="0.00189181" calcext:value-type="float">
            <text:p>0.00189181</text:p>
          </table:table-cell>
          <table:table-cell office:value-type="float" office:value="0.00440989" calcext:value-type="float">
            <text:p>0.00440989</text:p>
          </table:table-cell>
          <table:table-cell office:value-type="float" office:value="0.00896894" calcext:value-type="float">
            <text:p>0.00896894</text:p>
          </table:table-cell>
          <table:table-cell office:value-type="float" office:value="0.0144853" calcext:value-type="float">
            <text:p>0.0144853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0.0253783" calcext:value-type="float">
            <text:p>0.0253783</text:p>
          </table:table-cell>
          <table:table-cell office:value-type="float" office:value="0.0537235" calcext:value-type="float">
            <text:p>0.0537235</text:p>
          </table:table-cell>
          <table:table-cell table:number-columns-repeated="11"/>
        </table:table-row>
        <table:table-row table:style-name="ro1">
          <table:table-cell office:value-type="float" office:value="0.000027612" calcext:value-type="float">
            <text:p>2.76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9193" calcext:value-type="float">
            <text:p>0.000339193</text:p>
          </table:table-cell>
          <table:table-cell office:value-type="float" office:value="0.00188968" calcext:value-type="float">
            <text:p>0.00188968</text:p>
          </table:table-cell>
          <table:table-cell office:value-type="float" office:value="0.00445848" calcext:value-type="float">
            <text:p>0.00445848</text:p>
          </table:table-cell>
          <table:table-cell office:value-type="float" office:value="0.00888724" calcext:value-type="float">
            <text:p>0.00888724</text:p>
          </table:table-cell>
          <table:table-cell office:value-type="float" office:value="0.0146554" calcext:value-type="float">
            <text:p>0.0146554</text:p>
          </table:table-cell>
          <table:table-cell office:value-type="float" office:value="0.0196798" calcext:value-type="float">
            <text:p>0.0196798</text:p>
          </table:table-cell>
          <table:table-cell office:value-type="float" office:value="0.025357" calcext:value-type="float">
            <text:p>0.025357</text:p>
          </table:table-cell>
          <table:table-cell office:value-type="float" office:value="0.0537744" calcext:value-type="float">
            <text:p>0.0537744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8458" calcext:value-type="float">
            <text:p>0.000338458</text:p>
          </table:table-cell>
          <table:table-cell office:value-type="float" office:value="0.00189531" calcext:value-type="float">
            <text:p>0.00189531</text:p>
          </table:table-cell>
          <table:table-cell office:value-type="float" office:value="0.00439856" calcext:value-type="float">
            <text:p>0.00439856</text:p>
          </table:table-cell>
          <table:table-cell office:value-type="float" office:value="0.00912113" calcext:value-type="float">
            <text:p>0.00912113</text:p>
          </table:table-cell>
          <table:table-cell office:value-type="float" office:value="0.0148548" calcext:value-type="float">
            <text:p>0.0148548</text:p>
          </table:table-cell>
          <table:table-cell office:value-type="float" office:value="0.0196816" calcext:value-type="float">
            <text:p>0.0196816</text:p>
          </table:table-cell>
          <table:table-cell office:value-type="float" office:value="0.0254123" calcext:value-type="float">
            <text:p>0.0254123</text:p>
          </table:table-cell>
          <table:table-cell office:value-type="float" office:value="0.0537611" calcext:value-type="float">
            <text:p>0.0537611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703" calcext:value-type="float">
            <text:p>0.000131703</text:p>
          </table:table-cell>
          <table:table-cell office:value-type="float" office:value="0.000342499" calcext:value-type="float">
            <text:p>0.000342499</text:p>
          </table:table-cell>
          <table:table-cell office:value-type="float" office:value="0.00190648" calcext:value-type="float">
            <text:p>0.00190648</text:p>
          </table:table-cell>
          <table:table-cell office:value-type="float" office:value="0.00439646" calcext:value-type="float">
            <text:p>0.00439646</text:p>
          </table:table-cell>
          <table:table-cell office:value-type="float" office:value="0.00892462" calcext:value-type="float">
            <text:p>0.00892462</text:p>
          </table:table-cell>
          <table:table-cell office:value-type="float" office:value="0.0144588" calcext:value-type="float">
            <text:p>0.0144588</text:p>
          </table:table-cell>
          <table:table-cell office:value-type="float" office:value="0.0198519" calcext:value-type="float">
            <text:p>0.0198519</text:p>
          </table:table-cell>
          <table:table-cell office:value-type="float" office:value="0.0254238" calcext:value-type="float">
            <text:p>0.0254238</text:p>
          </table:table-cell>
          <table:table-cell office:value-type="float" office:value="0.0537109" calcext:value-type="float">
            <text:p>0.0537109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9458" calcext:value-type="float">
            <text:p>0.000339458</text:p>
          </table:table-cell>
          <table:table-cell office:value-type="float" office:value="0.00189456" calcext:value-type="float">
            <text:p>0.00189456</text:p>
          </table:table-cell>
          <table:table-cell office:value-type="float" office:value="0.0044068" calcext:value-type="float">
            <text:p>0.0044068</text:p>
          </table:table-cell>
          <table:table-cell office:value-type="float" office:value="0.00894876" calcext:value-type="float">
            <text:p>0.00894876</text:p>
          </table:table-cell>
          <table:table-cell office:value-type="float" office:value="0.0143855" calcext:value-type="float">
            <text:p>0.0143855</text:p>
          </table:table-cell>
          <table:table-cell office:value-type="float" office:value="0.0197142" calcext:value-type="float">
            <text:p>0.0197142</text:p>
          </table:table-cell>
          <table:table-cell office:value-type="float" office:value="0.025395" calcext:value-type="float">
            <text:p>0.025395</text:p>
          </table:table-cell>
          <table:table-cell office:value-type="float" office:value="0.0538111" calcext:value-type="float">
            <text:p>0.0538111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628" calcext:value-type="float">
            <text:p>0.000131628</text:p>
          </table:table-cell>
          <table:table-cell office:value-type="float" office:value="0.000339159" calcext:value-type="float">
            <text:p>0.000339159</text:p>
          </table:table-cell>
          <table:table-cell office:value-type="float" office:value="0.00188916" calcext:value-type="float">
            <text:p>0.00188916</text:p>
          </table:table-cell>
          <table:table-cell office:value-type="float" office:value="0.00440774" calcext:value-type="float">
            <text:p>0.00440774</text:p>
          </table:table-cell>
          <table:table-cell office:value-type="float" office:value="0.00890691" calcext:value-type="float">
            <text:p>0.00890691</text:p>
          </table:table-cell>
          <table:table-cell office:value-type="float" office:value="0.014378" calcext:value-type="float">
            <text:p>0.014378</text:p>
          </table:table-cell>
          <table:table-cell office:value-type="float" office:value="0.0197132" calcext:value-type="float">
            <text:p>0.0197132</text:p>
          </table:table-cell>
          <table:table-cell office:value-type="float" office:value="0.0254382" calcext:value-type="float">
            <text:p>0.0254382</text:p>
          </table:table-cell>
          <table:table-cell office:value-type="float" office:value="0.0536991" calcext:value-type="float">
            <text:p>0.0536991</text:p>
          </table:table-cell>
          <table:table-cell table:number-columns-repeated="11"/>
        </table:table-row>
        <table:table-row table:style-name="ro1">
          <table:table-cell office:value-type="float" office:value="0.000027272" calcext:value-type="float">
            <text:p>2.73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39683" calcext:value-type="float">
            <text:p>0.000339683</text:p>
          </table:table-cell>
          <table:table-cell office:value-type="float" office:value="0.00189166" calcext:value-type="float">
            <text:p>0.00189166</text:p>
          </table:table-cell>
          <table:table-cell office:value-type="float" office:value="0.00438331" calcext:value-type="float">
            <text:p>0.00438331</text:p>
          </table:table-cell>
          <table:table-cell office:value-type="float" office:value="0.00899476" calcext:value-type="float">
            <text:p>0.00899476</text:p>
          </table:table-cell>
          <table:table-cell office:value-type="float" office:value="0.0144654" calcext:value-type="float">
            <text:p>0.0144654</text:p>
          </table:table-cell>
          <table:table-cell office:value-type="float" office:value="0.0197244" calcext:value-type="float">
            <text:p>0.0197244</text:p>
          </table:table-cell>
          <table:table-cell office:value-type="float" office:value="0.0256253" calcext:value-type="float">
            <text:p>0.0256253</text:p>
          </table:table-cell>
          <table:table-cell office:value-type="float" office:value="0.0536824" calcext:value-type="float">
            <text:p>0.0536824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40729" calcext:value-type="float">
            <text:p>0.000340729</text:p>
          </table:table-cell>
          <table:table-cell office:value-type="float" office:value="0.00188947" calcext:value-type="float">
            <text:p>0.00188947</text:p>
          </table:table-cell>
          <table:table-cell office:value-type="float" office:value="0.00438991" calcext:value-type="float">
            <text:p>0.00438991</text:p>
          </table:table-cell>
          <table:table-cell office:value-type="float" office:value="0.00891517" calcext:value-type="float">
            <text:p>0.00891517</text:p>
          </table:table-cell>
          <table:table-cell office:value-type="float" office:value="0.014866" calcext:value-type="float">
            <text:p>0.014866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0.0254009" calcext:value-type="float">
            <text:p>0.0254009</text:p>
          </table:table-cell>
          <table:table-cell office:value-type="float" office:value="0.0537789" calcext:value-type="float">
            <text:p>0.0537789</text:p>
          </table:table-cell>
          <table:table-cell table:number-columns-repeated="11"/>
        </table:table-row>
        <table:table-row table:style-name="ro1">
          <table:table-cell office:value-type="float" office:value="0.000027307" calcext:value-type="float">
            <text:p>2.73E-005</text:p>
          </table:table-cell>
          <table:table-cell office:value-type="float" office:value="0.000131452" calcext:value-type="float">
            <text:p>0.000131452</text:p>
          </table:table-cell>
          <table:table-cell office:value-type="float" office:value="0.000338688" calcext:value-type="float">
            <text:p>0.000338688</text:p>
          </table:table-cell>
          <table:table-cell office:value-type="float" office:value="0.00189765" calcext:value-type="float">
            <text:p>0.00189765</text:p>
          </table:table-cell>
          <table:table-cell office:value-type="float" office:value="0.00440002" calcext:value-type="float">
            <text:p>0.00440002</text:p>
          </table:table-cell>
          <table:table-cell office:value-type="float" office:value="0.00893042" calcext:value-type="float">
            <text:p>0.00893042</text:p>
          </table:table-cell>
          <table:table-cell office:value-type="float" office:value="0.0144351" calcext:value-type="float">
            <text:p>0.0144351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254019" calcext:value-type="float">
            <text:p>0.0254019</text:p>
          </table:table-cell>
          <table:table-cell office:value-type="float" office:value="0.0537456" calcext:value-type="float">
            <text:p>0.0537456</text:p>
          </table:table-cell>
          <table:table-cell table:number-columns-repeated="11"/>
        </table:table-row>
        <table:table-row table:style-name="ro1">
          <table:table-cell office:value-type="float" office:value="0.000027173" calcext:value-type="float">
            <text:p>2.72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40259" calcext:value-type="float">
            <text:p>0.000340259</text:p>
          </table:table-cell>
          <table:table-cell office:value-type="float" office:value="0.00189234" calcext:value-type="float">
            <text:p>0.00189234</text:p>
          </table:table-cell>
          <table:table-cell office:value-type="float" office:value="0.00438549" calcext:value-type="float">
            <text:p>0.00438549</text:p>
          </table:table-cell>
          <table:table-cell office:value-type="float" office:value="0.00891481" calcext:value-type="float">
            <text:p>0.00891481</text:p>
          </table:table-cell>
          <table:table-cell office:value-type="float" office:value="0.0143646" calcext:value-type="float">
            <text:p>0.0143646</text:p>
          </table:table-cell>
          <table:table-cell office:value-type="float" office:value="0.0196345" calcext:value-type="float">
            <text:p>0.0196345</text:p>
          </table:table-cell>
          <table:table-cell office:value-type="float" office:value="0.0253874" calcext:value-type="float">
            <text:p>0.0253874</text:p>
          </table:table-cell>
          <table:table-cell office:value-type="float" office:value="0.0537283" calcext:value-type="float">
            <text:p>0.0537283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2227" calcext:value-type="float">
            <text:p>0.000132227</text:p>
          </table:table-cell>
          <table:table-cell office:value-type="float" office:value="0.000340493" calcext:value-type="float">
            <text:p>0.000340493</text:p>
          </table:table-cell>
          <table:table-cell office:value-type="float" office:value="0.00189036" calcext:value-type="float">
            <text:p>0.00189036</text:p>
          </table:table-cell>
          <table:table-cell office:value-type="float" office:value="0.00440329" calcext:value-type="float">
            <text:p>0.00440329</text:p>
          </table:table-cell>
          <table:table-cell office:value-type="float" office:value="0.00894654" calcext:value-type="float">
            <text:p>0.00894654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98102" calcext:value-type="float">
            <text:p>0.0198102</text:p>
          </table:table-cell>
          <table:table-cell office:value-type="float" office:value="0.0254035" calcext:value-type="float">
            <text:p>0.0254035</text:p>
          </table:table-cell>
          <table:table-cell office:value-type="float" office:value="0.0537679" calcext:value-type="float">
            <text:p>0.0537679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2147" calcext:value-type="float">
            <text:p>0.000132147</text:p>
          </table:table-cell>
          <table:table-cell office:value-type="float" office:value="0.000339443" calcext:value-type="float">
            <text:p>0.000339443</text:p>
          </table:table-cell>
          <table:table-cell office:value-type="float" office:value="0.00188681" calcext:value-type="float">
            <text:p>0.00188681</text:p>
          </table:table-cell>
          <table:table-cell office:value-type="float" office:value="0.00438973" calcext:value-type="float">
            <text:p>0.00438973</text:p>
          </table:table-cell>
          <table:table-cell office:value-type="float" office:value="0.00892082" calcext:value-type="float">
            <text:p>0.0089208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0.0197297" calcext:value-type="float">
            <text:p>0.0197297</text:p>
          </table:table-cell>
          <table:table-cell office:value-type="float" office:value="0.0254533" calcext:value-type="float">
            <text:p>0.0254533</text:p>
          </table:table-cell>
          <table:table-cell office:value-type="float" office:value="0.0537659" calcext:value-type="float">
            <text:p>0.0537659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898" calcext:value-type="float">
            <text:p>0.000131898</text:p>
          </table:table-cell>
          <table:table-cell office:value-type="float" office:value="0.000338703" calcext:value-type="float">
            <text:p>0.000338703</text:p>
          </table:table-cell>
          <table:table-cell office:value-type="float" office:value="0.00189186" calcext:value-type="float">
            <text:p>0.00189186</text:p>
          </table:table-cell>
          <table:table-cell office:value-type="float" office:value="0.00438027" calcext:value-type="float">
            <text:p>0.00438027</text:p>
          </table:table-cell>
          <table:table-cell office:value-type="float" office:value="0.00893553" calcext:value-type="float">
            <text:p>0.00893553</text:p>
          </table:table-cell>
          <table:table-cell office:value-type="float" office:value="0.0145778" calcext:value-type="float">
            <text:p>0.0145778</text:p>
          </table:table-cell>
          <table:table-cell office:value-type="float" office:value="0.0196699" calcext:value-type="float">
            <text:p>0.0196699</text:p>
          </table:table-cell>
          <table:table-cell office:value-type="float" office:value="0.0253766" calcext:value-type="float">
            <text:p>0.0253766</text:p>
          </table:table-cell>
          <table:table-cell office:value-type="float" office:value="0.053827" calcext:value-type="float">
            <text:p>0.053827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8908" calcext:value-type="float">
            <text:p>0.000338908</text:p>
          </table:table-cell>
          <table:table-cell office:value-type="float" office:value="0.00188838" calcext:value-type="float">
            <text:p>0.00188838</text:p>
          </table:table-cell>
          <table:table-cell office:value-type="float" office:value="0.00445717" calcext:value-type="float">
            <text:p>0.00445717</text:p>
          </table:table-cell>
          <table:table-cell office:value-type="float" office:value="0.00890165" calcext:value-type="float">
            <text:p>0.00890165</text:p>
          </table:table-cell>
          <table:table-cell office:value-type="float" office:value="0.0148266" calcext:value-type="float">
            <text:p>0.0148266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253964" calcext:value-type="float">
            <text:p>0.0253964</text:p>
          </table:table-cell>
          <table:table-cell office:value-type="float" office:value="0.0537068" calcext:value-type="float">
            <text:p>0.0537068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558" calcext:value-type="float">
            <text:p>0.000131558</text:p>
          </table:table-cell>
          <table:table-cell office:value-type="float" office:value="0.000338778" calcext:value-type="float">
            <text:p>0.000338778</text:p>
          </table:table-cell>
          <table:table-cell office:value-type="float" office:value="0.00188585" calcext:value-type="float">
            <text:p>0.00188585</text:p>
          </table:table-cell>
          <table:table-cell office:value-type="float" office:value="0.00439948" calcext:value-type="float">
            <text:p>0.00439948</text:p>
          </table:table-cell>
          <table:table-cell office:value-type="float" office:value="0.0090258" calcext:value-type="float">
            <text:p>0.0090258</text:p>
          </table:table-cell>
          <table:table-cell office:value-type="float" office:value="0.0144443" calcext:value-type="float">
            <text:p>0.0144443</text:p>
          </table:table-cell>
          <table:table-cell office:value-type="float" office:value="0.0196659" calcext:value-type="float">
            <text:p>0.0196659</text:p>
          </table:table-cell>
          <table:table-cell office:value-type="float" office:value="0.0253942" calcext:value-type="float">
            <text:p>0.0253942</text:p>
          </table:table-cell>
          <table:table-cell office:value-type="float" office:value="0.0537884" calcext:value-type="float">
            <text:p>0.0537884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46623" calcext:value-type="float">
            <text:p>0.000346623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38376" calcext:value-type="float">
            <text:p>0.00438376</text:p>
          </table:table-cell>
          <table:table-cell office:value-type="float" office:value="0.00894634" calcext:value-type="float">
            <text:p>0.00894634</text:p>
          </table:table-cell>
          <table:table-cell office:value-type="float" office:value="0.0145716" calcext:value-type="float">
            <text:p>0.0145716</text:p>
          </table:table-cell>
          <table:table-cell office:value-type="float" office:value="0.0199327" calcext:value-type="float">
            <text:p>0.0199327</text:p>
          </table:table-cell>
          <table:table-cell office:value-type="float" office:value="0.0254135" calcext:value-type="float">
            <text:p>0.0254135</text:p>
          </table:table-cell>
          <table:table-cell office:value-type="float" office:value="0.0537798" calcext:value-type="float">
            <text:p>0.0537798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593" calcext:value-type="float">
            <text:p>0.000131593</text:p>
          </table:table-cell>
          <table:table-cell office:value-type="float" office:value="0.000339404" calcext:value-type="float">
            <text:p>0.000339404</text:p>
          </table:table-cell>
          <table:table-cell office:value-type="float" office:value="0.00188732" calcext:value-type="float">
            <text:p>0.00188732</text:p>
          </table:table-cell>
          <table:table-cell office:value-type="float" office:value="0.00440183" calcext:value-type="float">
            <text:p>0.00440183</text:p>
          </table:table-cell>
          <table:table-cell office:value-type="float" office:value="0.00894036" calcext:value-type="float">
            <text:p>0.00894036</text:p>
          </table:table-cell>
          <table:table-cell office:value-type="float" office:value="0.0143553" calcext:value-type="float">
            <text:p>0.0143553</text:p>
          </table:table-cell>
          <table:table-cell office:value-type="float" office:value="0.0203675" calcext:value-type="float">
            <text:p>0.0203675</text:p>
          </table:table-cell>
          <table:table-cell office:value-type="float" office:value="0.0253593" calcext:value-type="float">
            <text:p>0.0253593</text:p>
          </table:table-cell>
          <table:table-cell office:value-type="float" office:value="0.0536842" calcext:value-type="float">
            <text:p>0.0536842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692" calcext:value-type="float">
            <text:p>0.000131692</text:p>
          </table:table-cell>
          <table:table-cell office:value-type="float" office:value="0.000339468" calcext:value-type="float">
            <text:p>0.000339468</text:p>
          </table:table-cell>
          <table:table-cell office:value-type="float" office:value="0.00189139" calcext:value-type="float">
            <text:p>0.00189139</text:p>
          </table:table-cell>
          <table:table-cell office:value-type="float" office:value="0.00438818" calcext:value-type="float">
            <text:p>0.00438818</text:p>
          </table:table-cell>
          <table:table-cell office:value-type="float" office:value="0.00911253" calcext:value-type="float">
            <text:p>0.00911253</text:p>
          </table:table-cell>
          <table:table-cell office:value-type="float" office:value="0.0144951" calcext:value-type="float">
            <text:p>0.0144951</text:p>
          </table:table-cell>
          <table:table-cell office:value-type="float" office:value="0.0198001" calcext:value-type="float">
            <text:p>0.0198001</text:p>
          </table:table-cell>
          <table:table-cell office:value-type="float" office:value="0.0254087" calcext:value-type="float">
            <text:p>0.0254087</text:p>
          </table:table-cell>
          <table:table-cell office:value-type="float" office:value="0.0538738" calcext:value-type="float">
            <text:p>0.0538738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9114" calcext:value-type="float">
            <text:p>0.000339114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0439293" calcext:value-type="float">
            <text:p>0.00439293</text:p>
          </table:table-cell>
          <table:table-cell office:value-type="float" office:value="0.00894295" calcext:value-type="float">
            <text:p>0.00894295</text:p>
          </table:table-cell>
          <table:table-cell office:value-type="float" office:value="0.0148815" calcext:value-type="float">
            <text:p>0.0148815</text:p>
          </table:table-cell>
          <table:table-cell office:value-type="float" office:value="0.0196588" calcext:value-type="float">
            <text:p>0.0196588</text:p>
          </table:table-cell>
          <table:table-cell office:value-type="float" office:value="0.0254673" calcext:value-type="float">
            <text:p>0.0254673</text:p>
          </table:table-cell>
          <table:table-cell office:value-type="float" office:value="0.0537999" calcext:value-type="float">
            <text:p>0.0537999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2127" calcext:value-type="float">
            <text:p>0.000132127</text:p>
          </table:table-cell>
          <table:table-cell office:value-type="float" office:value="0.000339218" calcext:value-type="float">
            <text:p>0.000339218</text:p>
          </table:table-cell>
          <table:table-cell office:value-type="float" office:value="0.00189857" calcext:value-type="float">
            <text:p>0.00189857</text:p>
          </table:table-cell>
          <table:table-cell office:value-type="float" office:value="0.00439013" calcext:value-type="float">
            <text:p>0.00439013</text:p>
          </table:table-cell>
          <table:table-cell office:value-type="float" office:value="0.00892058" calcext:value-type="float">
            <text:p>0.00892058</text:p>
          </table:table-cell>
          <table:table-cell office:value-type="float" office:value="0.0144871" calcext:value-type="float">
            <text:p>0.0144871</text:p>
          </table:table-cell>
          <table:table-cell office:value-type="float" office:value="0.0199465" calcext:value-type="float">
            <text:p>0.0199465</text:p>
          </table:table-cell>
          <table:table-cell office:value-type="float" office:value="0.0256029" calcext:value-type="float">
            <text:p>0.0256029</text:p>
          </table:table-cell>
          <table:table-cell office:value-type="float" office:value="0.0536587" calcext:value-type="float">
            <text:p>0.0536587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393" calcext:value-type="float">
            <text:p>0.000131393</text:p>
          </table:table-cell>
          <table:table-cell office:value-type="float" office:value="0.000338344" calcext:value-type="float">
            <text:p>0.000338344</text:p>
          </table:table-cell>
          <table:table-cell office:value-type="float" office:value="0.00189147" calcext:value-type="float">
            <text:p>0.00189147</text:p>
          </table:table-cell>
          <table:table-cell office:value-type="float" office:value="0.00438355" calcext:value-type="float">
            <text:p>0.00438355</text:p>
          </table:table-cell>
          <table:table-cell office:value-type="float" office:value="0.0089552" calcext:value-type="float">
            <text:p>0.0089552</text:p>
          </table:table-cell>
          <table:table-cell office:value-type="float" office:value="0.0144105" calcext:value-type="float">
            <text:p>0.0144105</text:p>
          </table:table-cell>
          <table:table-cell office:value-type="float" office:value="0.0202816" calcext:value-type="float">
            <text:p>0.0202816</text:p>
          </table:table-cell>
          <table:table-cell office:value-type="float" office:value="0.025402" calcext:value-type="float">
            <text:p>0.025402</text:p>
          </table:table-cell>
          <table:table-cell office:value-type="float" office:value="0.0538178" calcext:value-type="float">
            <text:p>0.0538178</text:p>
          </table:table-cell>
          <table:table-cell table:number-columns-repeated="11"/>
        </table:table-row>
        <table:table-row table:style-name="ro1">
          <table:table-cell office:value-type="float" office:value="0.000027073" calcext:value-type="float">
            <text:p>2.71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38678" calcext:value-type="float">
            <text:p>0.000338678</text:p>
          </table:table-cell>
          <table:table-cell office:value-type="float" office:value="0.00189738" calcext:value-type="float">
            <text:p>0.00189738</text:p>
          </table:table-cell>
          <table:table-cell office:value-type="float" office:value="0.00439082" calcext:value-type="float">
            <text:p>0.00439082</text:p>
          </table:table-cell>
          <table:table-cell office:value-type="float" office:value="0.00892241" calcext:value-type="float">
            <text:p>0.00892241</text:p>
          </table:table-cell>
          <table:table-cell office:value-type="float" office:value="0.0143941" calcext:value-type="float">
            <text:p>0.0143941</text:p>
          </table:table-cell>
          <table:table-cell office:value-type="float" office:value="0.0196961" calcext:value-type="float">
            <text:p>0.0196961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0.0537173" calcext:value-type="float">
            <text:p>0.0537173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492" calcext:value-type="float">
            <text:p>0.000131492</text:p>
          </table:table-cell>
          <table:table-cell office:value-type="float" office:value="0.000338589" calcext:value-type="float">
            <text:p>0.000338589</text:p>
          </table:table-cell>
          <table:table-cell office:value-type="float" office:value="0.00188871" calcext:value-type="float">
            <text:p>0.00188871</text:p>
          </table:table-cell>
          <table:table-cell office:value-type="float" office:value="0.00449435" calcext:value-type="float">
            <text:p>0.00449435</text:p>
          </table:table-cell>
          <table:table-cell office:value-type="float" office:value="0.00891712" calcext:value-type="float">
            <text:p>0.00891712</text:p>
          </table:table-cell>
          <table:table-cell office:value-type="float" office:value="0.014362" calcext:value-type="float">
            <text:p>0.014362</text:p>
          </table:table-cell>
          <table:table-cell office:value-type="float" office:value="0.0196364" calcext:value-type="float">
            <text:p>0.0196364</text:p>
          </table:table-cell>
          <table:table-cell office:value-type="float" office:value="0.0254033" calcext:value-type="float">
            <text:p>0.0254033</text:p>
          </table:table-cell>
          <table:table-cell office:value-type="float" office:value="0.053771" calcext:value-type="float">
            <text:p>0.053771</text:p>
          </table:table-cell>
          <table:table-cell table:number-columns-repeated="11"/>
        </table:table-row>
        <table:table-row table:style-name="ro1">
          <table:table-cell office:value-type="float" office:value="0.000027247" calcext:value-type="float">
            <text:p>2.72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8678" calcext:value-type="float">
            <text:p>0.000338678</text:p>
          </table:table-cell>
          <table:table-cell office:value-type="float" office:value="0.00189165" calcext:value-type="float">
            <text:p>0.00189165</text:p>
          </table:table-cell>
          <table:table-cell office:value-type="float" office:value="0.00453509" calcext:value-type="float">
            <text:p>0.00453509</text:p>
          </table:table-cell>
          <table:table-cell office:value-type="float" office:value="0.00892489" calcext:value-type="float">
            <text:p>0.00892489</text:p>
          </table:table-cell>
          <table:table-cell office:value-type="float" office:value="0.0147604" calcext:value-type="float">
            <text:p>0.0147604</text:p>
          </table:table-cell>
          <table:table-cell office:value-type="float" office:value="0.0198701" calcext:value-type="float">
            <text:p>0.0198701</text:p>
          </table:table-cell>
          <table:table-cell office:value-type="float" office:value="0.0254076" calcext:value-type="float">
            <text:p>0.0254076</text:p>
          </table:table-cell>
          <table:table-cell office:value-type="float" office:value="0.0537478" calcext:value-type="float">
            <text:p>0.0537478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592" calcext:value-type="float">
            <text:p>0.000131592</text:p>
          </table:table-cell>
          <table:table-cell office:value-type="float" office:value="0.000339494" calcext:value-type="float">
            <text:p>0.000339494</text:p>
          </table:table-cell>
          <table:table-cell office:value-type="float" office:value="0.00188849" calcext:value-type="float">
            <text:p>0.00188849</text:p>
          </table:table-cell>
          <table:table-cell office:value-type="float" office:value="0.00458114" calcext:value-type="float">
            <text:p>0.00458114</text:p>
          </table:table-cell>
          <table:table-cell office:value-type="float" office:value="0.00895123" calcext:value-type="float">
            <text:p>0.00895123</text:p>
          </table:table-cell>
          <table:table-cell office:value-type="float" office:value="0.0145169" calcext:value-type="float">
            <text:p>0.0145169</text:p>
          </table:table-cell>
          <table:table-cell office:value-type="float" office:value="0.0200463" calcext:value-type="float">
            <text:p>0.0200463</text:p>
          </table:table-cell>
          <table:table-cell office:value-type="float" office:value="0.0254037" calcext:value-type="float">
            <text:p>0.0254037</text:p>
          </table:table-cell>
          <table:table-cell office:value-type="float" office:value="0.0538171" calcext:value-type="float">
            <text:p>0.0538171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00339338" calcext:value-type="float">
            <text:p>0.000339338</text:p>
          </table:table-cell>
          <table:table-cell office:value-type="float" office:value="0.00189312" calcext:value-type="float">
            <text:p>0.00189312</text:p>
          </table:table-cell>
          <table:table-cell office:value-type="float" office:value="0.00453489" calcext:value-type="float">
            <text:p>0.00453489</text:p>
          </table:table-cell>
          <table:table-cell office:value-type="float" office:value="0.00891626" calcext:value-type="float">
            <text:p>0.00891626</text:p>
          </table:table-cell>
          <table:table-cell office:value-type="float" office:value="0.0146168" calcext:value-type="float">
            <text:p>0.0146168</text:p>
          </table:table-cell>
          <table:table-cell office:value-type="float" office:value="0.0198562" calcext:value-type="float">
            <text:p>0.0198562</text:p>
          </table:table-cell>
          <table:table-cell office:value-type="float" office:value="0.0253757" calcext:value-type="float">
            <text:p>0.0253757</text:p>
          </table:table-cell>
          <table:table-cell office:value-type="float" office:value="0.0536881" calcext:value-type="float">
            <text:p>0.0536881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00346298" calcext:value-type="float">
            <text:p>0.000346298</text:p>
          </table:table-cell>
          <table:table-cell office:value-type="float" office:value="0.00189232" calcext:value-type="float">
            <text:p>0.00189232</text:p>
          </table:table-cell>
          <table:table-cell office:value-type="float" office:value="0.00467322" calcext:value-type="float">
            <text:p>0.00467322</text:p>
          </table:table-cell>
          <table:table-cell office:value-type="float" office:value="0.00891574" calcext:value-type="float">
            <text:p>0.00891574</text:p>
          </table:table-cell>
          <table:table-cell office:value-type="float" office:value="0.0143847" calcext:value-type="float">
            <text:p>0.0143847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0254513" calcext:value-type="float">
            <text:p>0.0254513</text:p>
          </table:table-cell>
          <table:table-cell office:value-type="float" office:value="0.0538143" calcext:value-type="float">
            <text:p>0.0538143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9204" calcext:value-type="float">
            <text:p>0.000339204</text:p>
          </table:table-cell>
          <table:table-cell office:value-type="float" office:value="0.00189563" calcext:value-type="float">
            <text:p>0.00189563</text:p>
          </table:table-cell>
          <table:table-cell office:value-type="float" office:value="0.00452346" calcext:value-type="float">
            <text:p>0.00452346</text:p>
          </table:table-cell>
          <table:table-cell office:value-type="float" office:value="0.00893462" calcext:value-type="float">
            <text:p>0.00893462</text:p>
          </table:table-cell>
          <table:table-cell office:value-type="float" office:value="0.0145016" calcext:value-type="float">
            <text:p>0.0145016</text:p>
          </table:table-cell>
          <table:table-cell office:value-type="float" office:value="0.0199384" calcext:value-type="float">
            <text:p>0.0199384</text:p>
          </table:table-cell>
          <table:table-cell office:value-type="float" office:value="0.0253823" calcext:value-type="float">
            <text:p>0.0253823</text:p>
          </table:table-cell>
          <table:table-cell office:value-type="float" office:value="0.0536886" calcext:value-type="float">
            <text:p>0.0536886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44681" calcext:value-type="float">
            <text:p>0.000144681</text:p>
          </table:table-cell>
          <table:table-cell office:value-type="float" office:value="0.000339908" calcext:value-type="float">
            <text:p>0.000339908</text:p>
          </table:table-cell>
          <table:table-cell office:value-type="float" office:value="0.00188829" calcext:value-type="float">
            <text:p>0.00188829</text:p>
          </table:table-cell>
          <table:table-cell office:value-type="float" office:value="0.00464737" calcext:value-type="float">
            <text:p>0.00464737</text:p>
          </table:table-cell>
          <table:table-cell office:value-type="float" office:value="0.00898141" calcext:value-type="float">
            <text:p>0.00898141</text:p>
          </table:table-cell>
          <table:table-cell office:value-type="float" office:value="0.0145476" calcext:value-type="float">
            <text:p>0.0145476</text:p>
          </table:table-cell>
          <table:table-cell office:value-type="float" office:value="0.0197979" calcext:value-type="float">
            <text:p>0.0197979</text:p>
          </table:table-cell>
          <table:table-cell office:value-type="float" office:value="0.0253779" calcext:value-type="float">
            <text:p>0.0253779</text:p>
          </table:table-cell>
          <table:table-cell office:value-type="float" office:value="0.0537068" calcext:value-type="float">
            <text:p>0.0537068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2212" calcext:value-type="float">
            <text:p>0.000132212</text:p>
          </table:table-cell>
          <table:table-cell office:value-type="float" office:value="0.000338484" calcext:value-type="float">
            <text:p>0.000338484</text:p>
          </table:table-cell>
          <table:table-cell office:value-type="float" office:value="0.00189069" calcext:value-type="float">
            <text:p>0.00189069</text:p>
          </table:table-cell>
          <table:table-cell office:value-type="float" office:value="0.00454632" calcext:value-type="float">
            <text:p>0.00454632</text:p>
          </table:table-cell>
          <table:table-cell office:value-type="float" office:value="0.00898716" calcext:value-type="float">
            <text:p>0.00898716</text:p>
          </table:table-cell>
          <table:table-cell office:value-type="float" office:value="0.0147795" calcext:value-type="float">
            <text:p>0.0147795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536924" calcext:value-type="float">
            <text:p>0.0536924</text:p>
          </table:table-cell>
          <table:table-cell table:number-columns-repeated="11"/>
        </table:table-row>
        <table:table-row table:style-name="ro1">
          <table:table-cell office:value-type="float" office:value="0.000027322" calcext:value-type="float">
            <text:p>2.73E-005</text:p>
          </table:table-cell>
          <table:table-cell office:value-type="float" office:value="0.000131903" calcext:value-type="float">
            <text:p>0.000131903</text:p>
          </table:table-cell>
          <table:table-cell office:value-type="float" office:value="0.000339338" calcext:value-type="float">
            <text:p>0.000339338</text:p>
          </table:table-cell>
          <table:table-cell office:value-type="float" office:value="0.00188897" calcext:value-type="float">
            <text:p>0.00188897</text:p>
          </table:table-cell>
          <table:table-cell office:value-type="float" office:value="0.00451125" calcext:value-type="float">
            <text:p>0.00451125</text:p>
          </table:table-cell>
          <table:table-cell office:value-type="float" office:value="0.00897445" calcext:value-type="float">
            <text:p>0.00897445</text:p>
          </table:table-cell>
          <table:table-cell office:value-type="float" office:value="0.0143861" calcext:value-type="float">
            <text:p>0.0143861</text:p>
          </table:table-cell>
          <table:table-cell office:value-type="float" office:value="0.0197504" calcext:value-type="float">
            <text:p>0.0197504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538789" calcext:value-type="float">
            <text:p>0.0538789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702" calcext:value-type="float">
            <text:p>0.000131702</text:p>
          </table:table-cell>
          <table:table-cell office:value-type="float" office:value="0.000338564" calcext:value-type="float">
            <text:p>0.000338564</text:p>
          </table:table-cell>
          <table:table-cell office:value-type="float" office:value="0.00189357" calcext:value-type="float">
            <text:p>0.00189357</text:p>
          </table:table-cell>
          <table:table-cell office:value-type="float" office:value="0.00443363" calcext:value-type="float">
            <text:p>0.00443363</text:p>
          </table:table-cell>
          <table:table-cell office:value-type="float" office:value="0.00890358" calcext:value-type="float">
            <text:p>0.00890358</text:p>
          </table:table-cell>
          <table:table-cell office:value-type="float" office:value="0.0143754" calcext:value-type="float">
            <text:p>0.0143754</text:p>
          </table:table-cell>
          <table:table-cell office:value-type="float" office:value="0.0199038" calcext:value-type="float">
            <text:p>0.0199038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0.0536829" calcext:value-type="float">
            <text:p>0.0536829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2093" calcext:value-type="float">
            <text:p>0.000132093</text:p>
          </table:table-cell>
          <table:table-cell office:value-type="float" office:value="0.000339103" calcext:value-type="float">
            <text:p>0.000339103</text:p>
          </table:table-cell>
          <table:table-cell office:value-type="float" office:value="0.0018882" calcext:value-type="float">
            <text:p>0.0018882</text:p>
          </table:table-cell>
          <table:table-cell office:value-type="float" office:value="0.00442715" calcext:value-type="float">
            <text:p>0.00442715</text:p>
          </table:table-cell>
          <table:table-cell office:value-type="float" office:value="0.00907531" calcext:value-type="float">
            <text:p>0.00907531</text:p>
          </table:table-cell>
          <table:table-cell office:value-type="float" office:value="0.0143953" calcext:value-type="float">
            <text:p>0.0143953</text:p>
          </table:table-cell>
          <table:table-cell office:value-type="float" office:value="0.0199224" calcext:value-type="float">
            <text:p>0.0199224</text:p>
          </table:table-cell>
          <table:table-cell office:value-type="float" office:value="0.0255528" calcext:value-type="float">
            <text:p>0.0255528</text:p>
          </table:table-cell>
          <table:table-cell office:value-type="float" office:value="0.0536978" calcext:value-type="float">
            <text:p>0.0536978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222" calcext:value-type="float">
            <text:p>0.000132222</text:p>
          </table:table-cell>
          <table:table-cell office:value-type="float" office:value="0.000338324" calcext:value-type="float">
            <text:p>0.000338324</text:p>
          </table:table-cell>
          <table:table-cell office:value-type="float" office:value="0.00189645" calcext:value-type="float">
            <text:p>0.00189645</text:p>
          </table:table-cell>
          <table:table-cell office:value-type="float" office:value="0.00444074" calcext:value-type="float">
            <text:p>0.00444074</text:p>
          </table:table-cell>
          <table:table-cell office:value-type="float" office:value="0.00895448" calcext:value-type="float">
            <text:p>0.00895448</text:p>
          </table:table-cell>
          <table:table-cell office:value-type="float" office:value="0.0144628" calcext:value-type="float">
            <text:p>0.0144628</text:p>
          </table:table-cell>
          <table:table-cell office:value-type="float" office:value="0.019641" calcext:value-type="float">
            <text:p>0.019641</text:p>
          </table:table-cell>
          <table:table-cell office:value-type="float" office:value="0.0253796" calcext:value-type="float">
            <text:p>0.0253796</text:p>
          </table:table-cell>
          <table:table-cell office:value-type="float" office:value="0.0539338" calcext:value-type="float">
            <text:p>0.0539338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2162" calcext:value-type="float">
            <text:p>0.000132162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88742" calcext:value-type="float">
            <text:p>0.00188742</text:p>
          </table:table-cell>
          <table:table-cell office:value-type="float" office:value="0.00441034" calcext:value-type="float">
            <text:p>0.00441034</text:p>
          </table:table-cell>
          <table:table-cell office:value-type="float" office:value="0.00893036" calcext:value-type="float">
            <text:p>0.00893036</text:p>
          </table:table-cell>
          <table:table-cell office:value-type="float" office:value="0.0148311" calcext:value-type="float">
            <text:p>0.0148311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0253931" calcext:value-type="float">
            <text:p>0.0253931</text:p>
          </table:table-cell>
          <table:table-cell office:value-type="float" office:value="0.0537399" calcext:value-type="float">
            <text:p>0.0537399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898" calcext:value-type="float">
            <text:p>0.000131898</text:p>
          </table:table-cell>
          <table:table-cell office:value-type="float" office:value="0.000338579" calcext:value-type="float">
            <text:p>0.000338579</text:p>
          </table:table-cell>
          <table:table-cell office:value-type="float" office:value="0.00191445" calcext:value-type="float">
            <text:p>0.00191445</text:p>
          </table:table-cell>
          <table:table-cell office:value-type="float" office:value="0.00438709" calcext:value-type="float">
            <text:p>0.00438709</text:p>
          </table:table-cell>
          <table:table-cell office:value-type="float" office:value="0.00893974" calcext:value-type="float">
            <text:p>0.00893974</text:p>
          </table:table-cell>
          <table:table-cell office:value-type="float" office:value="0.0144089" calcext:value-type="float">
            <text:p>0.0144089</text:p>
          </table:table-cell>
          <table:table-cell office:value-type="float" office:value="0.0198869" calcext:value-type="float">
            <text:p>0.0198869</text:p>
          </table:table-cell>
          <table:table-cell office:value-type="float" office:value="0.0254214" calcext:value-type="float">
            <text:p>0.0254214</text:p>
          </table:table-cell>
          <table:table-cell office:value-type="float" office:value="0.0536454" calcext:value-type="float">
            <text:p>0.0536454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772" calcext:value-type="float">
            <text:p>0.000131772</text:p>
          </table:table-cell>
          <table:table-cell office:value-type="float" office:value="0.000339098" calcext:value-type="float">
            <text:p>0.000339098</text:p>
          </table:table-cell>
          <table:table-cell office:value-type="float" office:value="0.00189189" calcext:value-type="float">
            <text:p>0.00189189</text:p>
          </table:table-cell>
          <table:table-cell office:value-type="float" office:value="0.00440964" calcext:value-type="float">
            <text:p>0.00440964</text:p>
          </table:table-cell>
          <table:table-cell office:value-type="float" office:value="0.00898833" calcext:value-type="float">
            <text:p>0.00898833</text:p>
          </table:table-cell>
          <table:table-cell office:value-type="float" office:value="0.014614" calcext:value-type="float">
            <text:p>0.014614</text:p>
          </table:table-cell>
          <table:table-cell office:value-type="float" office:value="0.0198293" calcext:value-type="float">
            <text:p>0.0198293</text:p>
          </table:table-cell>
          <table:table-cell office:value-type="float" office:value="0.0253674" calcext:value-type="float">
            <text:p>0.0253674</text:p>
          </table:table-cell>
          <table:table-cell office:value-type="float" office:value="0.0537966" calcext:value-type="float">
            <text:p>0.0537966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1648" calcext:value-type="float">
            <text:p>0.000131648</text:p>
          </table:table-cell>
          <table:table-cell office:value-type="float" office:value="0.000341669" calcext:value-type="float">
            <text:p>0.000341669</text:p>
          </table:table-cell>
          <table:table-cell office:value-type="float" office:value="0.0018959" calcext:value-type="float">
            <text:p>0.0018959</text:p>
          </table:table-cell>
          <table:table-cell office:value-type="float" office:value="0.00441128" calcext:value-type="float">
            <text:p>0.00441128</text:p>
          </table:table-cell>
          <table:table-cell office:value-type="float" office:value="0.00895557" calcext:value-type="float">
            <text:p>0.00895557</text:p>
          </table:table-cell>
          <table:table-cell office:value-type="float" office:value="0.0143463" calcext:value-type="float">
            <text:p>0.0143463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0.0254246" calcext:value-type="float">
            <text:p>0.0254246</text:p>
          </table:table-cell>
          <table:table-cell office:value-type="float" office:value="0.0536824" calcext:value-type="float">
            <text:p>0.0536824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577" calcext:value-type="float">
            <text:p>0.000131577</text:p>
          </table:table-cell>
          <table:table-cell office:value-type="float" office:value="0.000339373" calcext:value-type="float">
            <text:p>0.000339373</text:p>
          </table:table-cell>
          <table:table-cell office:value-type="float" office:value="0.00188829" calcext:value-type="float">
            <text:p>0.00188829</text:p>
          </table:table-cell>
          <table:table-cell office:value-type="float" office:value="0.00438324" calcext:value-type="float">
            <text:p>0.00438324</text:p>
          </table:table-cell>
          <table:table-cell office:value-type="float" office:value="0.00894747" calcext:value-type="float">
            <text:p>0.00894747</text:p>
          </table:table-cell>
          <table:table-cell office:value-type="float" office:value="0.0144945" calcext:value-type="float">
            <text:p>0.0144945</text:p>
          </table:table-cell>
          <table:table-cell office:value-type="float" office:value="0.0196626" calcext:value-type="float">
            <text:p>0.0196626</text:p>
          </table:table-cell>
          <table:table-cell office:value-type="float" office:value="0.0254259" calcext:value-type="float">
            <text:p>0.0254259</text:p>
          </table:table-cell>
          <table:table-cell office:value-type="float" office:value="0.0536856" calcext:value-type="float">
            <text:p>0.0536856</text:p>
          </table:table-cell>
          <table:table-cell table:number-columns-repeated="11"/>
        </table:table-row>
        <table:table-row table:style-name="ro1">
          <table:table-cell office:value-type="float" office:value="0.000027088" calcext:value-type="float">
            <text:p>2.71E-005</text:p>
          </table:table-cell>
          <table:table-cell office:value-type="float" office:value="0.000132027" calcext:value-type="float">
            <text:p>0.000132027</text:p>
          </table:table-cell>
          <table:table-cell office:value-type="float" office:value="0.000338323" calcext:value-type="float">
            <text:p>0.000338323</text:p>
          </table:table-cell>
          <table:table-cell office:value-type="float" office:value="0.00189797" calcext:value-type="float">
            <text:p>0.00189797</text:p>
          </table:table-cell>
          <table:table-cell office:value-type="float" office:value="0.0043902" calcext:value-type="float">
            <text:p>0.0043902</text:p>
          </table:table-cell>
          <table:table-cell office:value-type="float" office:value="0.00893258" calcext:value-type="float">
            <text:p>0.00893258</text:p>
          </table:table-cell>
          <table:table-cell office:value-type="float" office:value="0.0146222" calcext:value-type="float">
            <text:p>0.0146222</text:p>
          </table:table-cell>
          <table:table-cell office:value-type="float" office:value="0.0198861" calcext:value-type="float">
            <text:p>0.0198861</text:p>
          </table:table-cell>
          <table:table-cell office:value-type="float" office:value="0.0254287" calcext:value-type="float">
            <text:p>0.0254287</text:p>
          </table:table-cell>
          <table:table-cell office:value-type="float" office:value="0.0538331" calcext:value-type="float">
            <text:p>0.0538331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158" calcext:value-type="float">
            <text:p>0.000339158</text:p>
          </table:table-cell>
          <table:table-cell office:value-type="float" office:value="0.00188707" calcext:value-type="float">
            <text:p>0.00188707</text:p>
          </table:table-cell>
          <table:table-cell office:value-type="float" office:value="0.00439106" calcext:value-type="float">
            <text:p>0.00439106</text:p>
          </table:table-cell>
          <table:table-cell office:value-type="float" office:value="0.00896663" calcext:value-type="float">
            <text:p>0.00896663</text:p>
          </table:table-cell>
          <table:table-cell office:value-type="float" office:value="0.0146255" calcext:value-type="float">
            <text:p>0.0146255</text:p>
          </table:table-cell>
          <table:table-cell office:value-type="float" office:value="0.0197686" calcext:value-type="float">
            <text:p>0.0197686</text:p>
          </table:table-cell>
          <table:table-cell office:value-type="float" office:value="0.025388" calcext:value-type="float">
            <text:p>0.025388</text:p>
          </table:table-cell>
          <table:table-cell office:value-type="float" office:value="0.0537498" calcext:value-type="float">
            <text:p>0.0537498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39553" calcext:value-type="float">
            <text:p>0.000339553</text:p>
          </table:table-cell>
          <table:table-cell office:value-type="float" office:value="0.00189331" calcext:value-type="float">
            <text:p>0.00189331</text:p>
          </table:table-cell>
          <table:table-cell office:value-type="float" office:value="0.00438816" calcext:value-type="float">
            <text:p>0.00438816</text:p>
          </table:table-cell>
          <table:table-cell office:value-type="float" office:value="0.00892413" calcext:value-type="float">
            <text:p>0.00892413</text:p>
          </table:table-cell>
          <table:table-cell office:value-type="float" office:value="0.0143768" calcext:value-type="float">
            <text:p>0.0143768</text:p>
          </table:table-cell>
          <table:table-cell office:value-type="float" office:value="0.0198576" calcext:value-type="float">
            <text:p>0.0198576</text:p>
          </table:table-cell>
          <table:table-cell office:value-type="float" office:value="0.0253623" calcext:value-type="float">
            <text:p>0.0253623</text:p>
          </table:table-cell>
          <table:table-cell office:value-type="float" office:value="0.0536527" calcext:value-type="float">
            <text:p>0.0536527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417" calcext:value-type="float">
            <text:p>0.000131417</text:p>
          </table:table-cell>
          <table:table-cell office:value-type="float" office:value="0.000338633" calcext:value-type="float">
            <text:p>0.000338633</text:p>
          </table:table-cell>
          <table:table-cell office:value-type="float" office:value="0.00188669" calcext:value-type="float">
            <text:p>0.00188669</text:p>
          </table:table-cell>
          <table:table-cell office:value-type="float" office:value="0.00447969" calcext:value-type="float">
            <text:p>0.00447969</text:p>
          </table:table-cell>
          <table:table-cell office:value-type="float" office:value="0.00893517" calcext:value-type="float">
            <text:p>0.00893517</text:p>
          </table:table-cell>
          <table:table-cell office:value-type="float" office:value="0.0143808" calcext:value-type="float">
            <text:p>0.0143808</text:p>
          </table:table-cell>
          <table:table-cell office:value-type="float" office:value="0.0196727" calcext:value-type="float">
            <text:p>0.0196727</text:p>
          </table:table-cell>
          <table:table-cell office:value-type="float" office:value="0.0254629" calcext:value-type="float">
            <text:p>0.0254629</text:p>
          </table:table-cell>
          <table:table-cell office:value-type="float" office:value="0.0537861" calcext:value-type="float">
            <text:p>0.0537861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1828" calcext:value-type="float">
            <text:p>0.000131828</text:p>
          </table:table-cell>
          <table:table-cell office:value-type="float" office:value="0.000338463" calcext:value-type="float">
            <text:p>0.000338463</text:p>
          </table:table-cell>
          <table:table-cell office:value-type="float" office:value="0.00189569" calcext:value-type="float">
            <text:p>0.00189569</text:p>
          </table:table-cell>
          <table:table-cell office:value-type="float" office:value="0.00444726" calcext:value-type="float">
            <text:p>0.00444726</text:p>
          </table:table-cell>
          <table:table-cell office:value-type="float" office:value="0.00892528" calcext:value-type="float">
            <text:p>0.00892528</text:p>
          </table:table-cell>
          <table:table-cell office:value-type="float" office:value="0.0143594" calcext:value-type="float">
            <text:p>0.0143594</text:p>
          </table:table-cell>
          <table:table-cell office:value-type="float" office:value="0.0200402" calcext:value-type="float">
            <text:p>0.0200402</text:p>
          </table:table-cell>
          <table:table-cell office:value-type="float" office:value="0.0254045" calcext:value-type="float">
            <text:p>0.0254045</text:p>
          </table:table-cell>
          <table:table-cell office:value-type="float" office:value="0.0537036" calcext:value-type="float">
            <text:p>0.0537036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55519" calcext:value-type="float">
            <text:p>0.000355519</text:p>
          </table:table-cell>
          <table:table-cell office:value-type="float" office:value="0.00189369" calcext:value-type="float">
            <text:p>0.00189369</text:p>
          </table:table-cell>
          <table:table-cell office:value-type="float" office:value="0.00440812" calcext:value-type="float">
            <text:p>0.00440812</text:p>
          </table:table-cell>
          <table:table-cell office:value-type="float" office:value="0.00896451" calcext:value-type="float">
            <text:p>0.00896451</text:p>
          </table:table-cell>
          <table:table-cell office:value-type="float" office:value="0.0144666" calcext:value-type="float">
            <text:p>0.0144666</text:p>
          </table:table-cell>
          <table:table-cell office:value-type="float" office:value="0.0198197" calcext:value-type="float">
            <text:p>0.0198197</text:p>
          </table:table-cell>
          <table:table-cell office:value-type="float" office:value="0.0254803" calcext:value-type="float">
            <text:p>0.0254803</text:p>
          </table:table-cell>
          <table:table-cell office:value-type="float" office:value="0.0537038" calcext:value-type="float">
            <text:p>0.0537038</text:p>
          </table:table-cell>
          <table:table-cell table:number-columns-repeated="11"/>
        </table:table-row>
        <table:table-row table:style-name="ro1">
          <table:table-cell office:value-type="float" office:value="0.000027098" calcext:value-type="float">
            <text:p>2.71E-005</text:p>
          </table:table-cell>
          <table:table-cell office:value-type="float" office:value="0.000132302" calcext:value-type="float">
            <text:p>0.000132302</text:p>
          </table:table-cell>
          <table:table-cell office:value-type="float" office:value="0.000339393" calcext:value-type="float">
            <text:p>0.000339393</text:p>
          </table:table-cell>
          <table:table-cell office:value-type="float" office:value="0.00188828" calcext:value-type="float">
            <text:p>0.00188828</text:p>
          </table:table-cell>
          <table:table-cell office:value-type="float" office:value="0.00438173" calcext:value-type="float">
            <text:p>0.00438173</text:p>
          </table:table-cell>
          <table:table-cell office:value-type="float" office:value="0.00900553" calcext:value-type="float">
            <text:p>0.00900553</text:p>
          </table:table-cell>
          <table:table-cell office:value-type="float" office:value="0.0148856" calcext:value-type="float">
            <text:p>0.0148856</text:p>
          </table:table-cell>
          <table:table-cell office:value-type="float" office:value="0.0197682" calcext:value-type="float">
            <text:p>0.0197682</text:p>
          </table:table-cell>
          <table:table-cell office:value-type="float" office:value="0.0255838" calcext:value-type="float">
            <text:p>0.0255838</text:p>
          </table:table-cell>
          <table:table-cell office:value-type="float" office:value="0.0537777" calcext:value-type="float">
            <text:p>0.0537777</text:p>
          </table:table-cell>
          <table:table-cell table:number-columns-repeated="11"/>
        </table:table-row>
        <table:table-row table:style-name="ro1">
          <table:table-cell office:value-type="float" office:value="0.000027013" calcext:value-type="float">
            <text:p>2.70E-005</text:p>
          </table:table-cell>
          <table:table-cell office:value-type="float" office:value="0.000132307" calcext:value-type="float">
            <text:p>0.000132307</text:p>
          </table:table-cell>
          <table:table-cell office:value-type="float" office:value="0.000339128" calcext:value-type="float">
            <text:p>0.000339128</text:p>
          </table:table-cell>
          <table:table-cell office:value-type="float" office:value="0.00189765" calcext:value-type="float">
            <text:p>0.00189765</text:p>
          </table:table-cell>
          <table:table-cell office:value-type="float" office:value="0.00439266" calcext:value-type="float">
            <text:p>0.00439266</text:p>
          </table:table-cell>
          <table:table-cell office:value-type="float" office:value="0.00894689" calcext:value-type="float">
            <text:p>0.00894689</text:p>
          </table:table-cell>
          <table:table-cell office:value-type="float" office:value="0.0144038" calcext:value-type="float">
            <text:p>0.0144038</text:p>
          </table:table-cell>
          <table:table-cell office:value-type="float" office:value="0.0196696" calcext:value-type="float">
            <text:p>0.0196696</text:p>
          </table:table-cell>
          <table:table-cell office:value-type="float" office:value="0.0253775" calcext:value-type="float">
            <text:p>0.0253775</text:p>
          </table:table-cell>
          <table:table-cell office:value-type="float" office:value="0.0538177" calcext:value-type="float">
            <text:p>0.0538177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8983" calcext:value-type="float">
            <text:p>0.000338983</text:p>
          </table:table-cell>
          <table:table-cell office:value-type="float" office:value="0.00188658" calcext:value-type="float">
            <text:p>0.00188658</text:p>
          </table:table-cell>
          <table:table-cell office:value-type="float" office:value="0.00440074" calcext:value-type="float">
            <text:p>0.00440074</text:p>
          </table:table-cell>
          <table:table-cell office:value-type="float" office:value="0.00900838" calcext:value-type="float">
            <text:p>0.00900838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1849" calcext:value-type="float">
            <text:p>0.0201849</text:p>
          </table:table-cell>
          <table:table-cell office:value-type="float" office:value="0.0254188" calcext:value-type="float">
            <text:p>0.0254188</text:p>
          </table:table-cell>
          <table:table-cell office:value-type="float" office:value="0.0536734" calcext:value-type="float">
            <text:p>0.0536734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45508" calcext:value-type="float">
            <text:p>0.000345508</text:p>
          </table:table-cell>
          <table:table-cell office:value-type="float" office:value="0.00189259" calcext:value-type="float">
            <text:p>0.00189259</text:p>
          </table:table-cell>
          <table:table-cell office:value-type="float" office:value="0.00438132" calcext:value-type="float">
            <text:p>0.00438132</text:p>
          </table:table-cell>
          <table:table-cell office:value-type="float" office:value="0.00897381" calcext:value-type="float">
            <text:p>0.00897381</text:p>
          </table:table-cell>
          <table:table-cell office:value-type="float" office:value="0.0144932" calcext:value-type="float">
            <text:p>0.0144932</text:p>
          </table:table-cell>
          <table:table-cell office:value-type="float" office:value="0.0196647" calcext:value-type="float">
            <text:p>0.0196647</text:p>
          </table:table-cell>
          <table:table-cell office:value-type="float" office:value="0.025394" calcext:value-type="float">
            <text:p>0.025394</text:p>
          </table:table-cell>
          <table:table-cell office:value-type="float" office:value="0.0537136" calcext:value-type="float">
            <text:p>0.0537136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4666" calcext:value-type="float">
            <text:p>0.00014666</text:p>
          </table:table-cell>
          <table:table-cell office:value-type="float" office:value="0.000355039" calcext:value-type="float">
            <text:p>0.000355039</text:p>
          </table:table-cell>
          <table:table-cell office:value-type="float" office:value="0.00188705" calcext:value-type="float">
            <text:p>0.00188705</text:p>
          </table:table-cell>
          <table:table-cell office:value-type="float" office:value="0.0043863" calcext:value-type="float">
            <text:p>0.0043863</text:p>
          </table:table-cell>
          <table:table-cell office:value-type="float" office:value="0.00893793" calcext:value-type="float">
            <text:p>0.00893793</text:p>
          </table:table-cell>
          <table:table-cell office:value-type="float" office:value="0.0143687" calcext:value-type="float">
            <text:p>0.0143687</text:p>
          </table:table-cell>
          <table:table-cell office:value-type="float" office:value="0.0196524" calcext:value-type="float">
            <text:p>0.0196524</text:p>
          </table:table-cell>
          <table:table-cell office:value-type="float" office:value="0.0254198" calcext:value-type="float">
            <text:p>0.0254198</text:p>
          </table:table-cell>
          <table:table-cell office:value-type="float" office:value="0.0538904" calcext:value-type="float">
            <text:p>0.0538904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457" calcext:value-type="float">
            <text:p>0.000132457</text:p>
          </table:table-cell>
          <table:table-cell office:value-type="float" office:value="0.000339043" calcext:value-type="float">
            <text:p>0.000339043</text:p>
          </table:table-cell>
          <table:table-cell office:value-type="float" office:value="0.00188966" calcext:value-type="float">
            <text:p>0.00188966</text:p>
          </table:table-cell>
          <table:table-cell office:value-type="float" office:value="0.00443999" calcext:value-type="float">
            <text:p>0.00443999</text:p>
          </table:table-cell>
          <table:table-cell office:value-type="float" office:value="0.00897422" calcext:value-type="float">
            <text:p>0.00897422</text:p>
          </table:table-cell>
          <table:table-cell office:value-type="float" office:value="0.0145792" calcext:value-type="float">
            <text:p>0.0145792</text:p>
          </table:table-cell>
          <table:table-cell office:value-type="float" office:value="0.0196803" calcext:value-type="float">
            <text:p>0.0196803</text:p>
          </table:table-cell>
          <table:table-cell office:value-type="float" office:value="0.025512" calcext:value-type="float">
            <text:p>0.025512</text:p>
          </table:table-cell>
          <table:table-cell office:value-type="float" office:value="0.0537964" calcext:value-type="float">
            <text:p>0.0537964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9358" calcext:value-type="float">
            <text:p>0.000339358</text:p>
          </table:table-cell>
          <table:table-cell office:value-type="float" office:value="0.00188762" calcext:value-type="float">
            <text:p>0.00188762</text:p>
          </table:table-cell>
          <table:table-cell office:value-type="float" office:value="0.00452226" calcext:value-type="float">
            <text:p>0.00452226</text:p>
          </table:table-cell>
          <table:table-cell office:value-type="float" office:value="0.00891987" calcext:value-type="float">
            <text:p>0.00891987</text:p>
          </table:table-cell>
          <table:table-cell office:value-type="float" office:value="0.0143729" calcext:value-type="float">
            <text:p>0.0143729</text:p>
          </table:table-cell>
          <table:table-cell office:value-type="float" office:value="0.0198234" calcext:value-type="float">
            <text:p>0.0198234</text:p>
          </table:table-cell>
          <table:table-cell office:value-type="float" office:value="0.0253996" calcext:value-type="float">
            <text:p>0.0253996</text:p>
          </table:table-cell>
          <table:table-cell office:value-type="float" office:value="0.0536256" calcext:value-type="float">
            <text:p>0.0536256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623" calcext:value-type="float">
            <text:p>0.000131623</text:p>
          </table:table-cell>
          <table:table-cell office:value-type="float" office:value="0.000339124" calcext:value-type="float">
            <text:p>0.000339124</text:p>
          </table:table-cell>
          <table:table-cell office:value-type="float" office:value="0.00189648" calcext:value-type="float">
            <text:p>0.00189648</text:p>
          </table:table-cell>
          <table:table-cell office:value-type="float" office:value="0.00455158" calcext:value-type="float">
            <text:p>0.00455158</text:p>
          </table:table-cell>
          <table:table-cell office:value-type="float" office:value="0.00892983" calcext:value-type="float">
            <text:p>0.00892983</text:p>
          </table:table-cell>
          <table:table-cell office:value-type="float" office:value="0.0143777" calcext:value-type="float">
            <text:p>0.0143777</text:p>
          </table:table-cell>
          <table:table-cell office:value-type="float" office:value="0.019765" calcext:value-type="float">
            <text:p>0.019765</text:p>
          </table:table-cell>
          <table:table-cell office:value-type="float" office:value="0.0254338" calcext:value-type="float">
            <text:p>0.0254338</text:p>
          </table:table-cell>
          <table:table-cell office:value-type="float" office:value="0.0537484" calcext:value-type="float">
            <text:p>0.0537484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383" calcext:value-type="float">
            <text:p>0.000339383</text:p>
          </table:table-cell>
          <table:table-cell office:value-type="float" office:value="0.00188616" calcext:value-type="float">
            <text:p>0.00188616</text:p>
          </table:table-cell>
          <table:table-cell office:value-type="float" office:value="0.00454759" calcext:value-type="float">
            <text:p>0.00454759</text:p>
          </table:table-cell>
          <table:table-cell office:value-type="float" office:value="0.00893482" calcext:value-type="float">
            <text:p>0.00893482</text:p>
          </table:table-cell>
          <table:table-cell office:value-type="float" office:value="0.0143774" calcext:value-type="float">
            <text:p>0.0143774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537468" calcext:value-type="float">
            <text:p>0.0537468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58" calcext:value-type="float">
            <text:p>0.000131758</text:p>
          </table:table-cell>
          <table:table-cell office:value-type="float" office:value="0.000339919" calcext:value-type="float">
            <text:p>0.000339919</text:p>
          </table:table-cell>
          <table:table-cell office:value-type="float" office:value="0.00189179" calcext:value-type="float">
            <text:p>0.00189179</text:p>
          </table:table-cell>
          <table:table-cell office:value-type="float" office:value="0.00464749" calcext:value-type="float">
            <text:p>0.00464749</text:p>
          </table:table-cell>
          <table:table-cell office:value-type="float" office:value="0.00892858" calcext:value-type="float">
            <text:p>0.00892858</text:p>
          </table:table-cell>
          <table:table-cell office:value-type="float" office:value="0.0144197" calcext:value-type="float">
            <text:p>0.0144197</text:p>
          </table:table-cell>
          <table:table-cell office:value-type="float" office:value="0.0196543" calcext:value-type="float">
            <text:p>0.0196543</text:p>
          </table:table-cell>
          <table:table-cell office:value-type="float" office:value="0.0253881" calcext:value-type="float">
            <text:p>0.0253881</text:p>
          </table:table-cell>
          <table:table-cell office:value-type="float" office:value="0.0537065" calcext:value-type="float">
            <text:p>0.0537065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9273" calcext:value-type="float">
            <text:p>0.000339273</text:p>
          </table:table-cell>
          <table:table-cell office:value-type="float" office:value="0.0018889" calcext:value-type="float">
            <text:p>0.0018889</text:p>
          </table:table-cell>
          <table:table-cell office:value-type="float" office:value="0.00451784" calcext:value-type="float">
            <text:p>0.00451784</text:p>
          </table:table-cell>
          <table:table-cell office:value-type="float" office:value="0.00892482" calcext:value-type="float">
            <text:p>0.00892482</text:p>
          </table:table-cell>
          <table:table-cell office:value-type="float" office:value="0.0143686" calcext:value-type="float">
            <text:p>0.0143686</text:p>
          </table:table-cell>
          <table:table-cell office:value-type="float" office:value="0.0197369" calcext:value-type="float">
            <text:p>0.0197369</text:p>
          </table:table-cell>
          <table:table-cell office:value-type="float" office:value="0.025447" calcext:value-type="float">
            <text:p>0.025447</text:p>
          </table:table-cell>
          <table:table-cell office:value-type="float" office:value="0.0537672" calcext:value-type="float">
            <text:p>0.0537672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6795" calcext:value-type="float">
            <text:p>0.000136795</text:p>
          </table:table-cell>
          <table:table-cell office:value-type="float" office:value="0.000338769" calcext:value-type="float">
            <text:p>0.000338769</text:p>
          </table:table-cell>
          <table:table-cell office:value-type="float" office:value="0.00189148" calcext:value-type="float">
            <text:p>0.00189148</text:p>
          </table:table-cell>
          <table:table-cell office:value-type="float" office:value="0.00449806" calcext:value-type="float">
            <text:p>0.00449806</text:p>
          </table:table-cell>
          <table:table-cell office:value-type="float" office:value="0.00892433" calcext:value-type="float">
            <text:p>0.00892433</text:p>
          </table:table-cell>
          <table:table-cell office:value-type="float" office:value="0.0144068" calcext:value-type="float">
            <text:p>0.0144068</text:p>
          </table:table-cell>
          <table:table-cell office:value-type="float" office:value="0.0197148" calcext:value-type="float">
            <text:p>0.0197148</text:p>
          </table:table-cell>
          <table:table-cell office:value-type="float" office:value="0.0254009" calcext:value-type="float">
            <text:p>0.0254009</text:p>
          </table:table-cell>
          <table:table-cell office:value-type="float" office:value="0.0538112" calcext:value-type="float">
            <text:p>0.0538112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8737" calcext:value-type="float">
            <text:p>0.00188737</text:p>
          </table:table-cell>
          <table:table-cell office:value-type="float" office:value="0.0043832" calcext:value-type="float">
            <text:p>0.0043832</text:p>
          </table:table-cell>
          <table:table-cell office:value-type="float" office:value="0.00892974" calcext:value-type="float">
            <text:p>0.00892974</text:p>
          </table:table-cell>
          <table:table-cell office:value-type="float" office:value="0.0143778" calcext:value-type="float">
            <text:p>0.0143778</text:p>
          </table:table-cell>
          <table:table-cell office:value-type="float" office:value="0.0196706" calcext:value-type="float">
            <text:p>0.0196706</text:p>
          </table:table-cell>
          <table:table-cell office:value-type="float" office:value="0.0255673" calcext:value-type="float">
            <text:p>0.0255673</text:p>
          </table:table-cell>
          <table:table-cell office:value-type="float" office:value="0.0539434" calcext:value-type="float">
            <text:p>0.0539434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38529" calcext:value-type="float">
            <text:p>0.000338529</text:p>
          </table:table-cell>
          <table:table-cell office:value-type="float" office:value="0.00189539" calcext:value-type="float">
            <text:p>0.00189539</text:p>
          </table:table-cell>
          <table:table-cell office:value-type="float" office:value="0.00440119" calcext:value-type="float">
            <text:p>0.00440119</text:p>
          </table:table-cell>
          <table:table-cell office:value-type="float" office:value="0.00892916" calcext:value-type="float">
            <text:p>0.00892916</text:p>
          </table:table-cell>
          <table:table-cell office:value-type="float" office:value="0.0143779" calcext:value-type="float">
            <text:p>0.0143779</text:p>
          </table:table-cell>
          <table:table-cell office:value-type="float" office:value="0.0198015" calcext:value-type="float">
            <text:p>0.0198015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0.0541001" calcext:value-type="float">
            <text:p>0.0541001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88653" calcext:value-type="float">
            <text:p>0.00188653</text:p>
          </table:table-cell>
          <table:table-cell office:value-type="float" office:value="0.0044035" calcext:value-type="float">
            <text:p>0.0044035</text:p>
          </table:table-cell>
          <table:table-cell office:value-type="float" office:value="0.00893204" calcext:value-type="float">
            <text:p>0.00893204</text:p>
          </table:table-cell>
          <table:table-cell office:value-type="float" office:value="0.0144395" calcext:value-type="float">
            <text:p>0.0144395</text:p>
          </table:table-cell>
          <table:table-cell office:value-type="float" office:value="0.0196339" calcext:value-type="float">
            <text:p>0.0196339</text:p>
          </table:table-cell>
          <table:table-cell office:value-type="float" office:value="0.0253973" calcext:value-type="float">
            <text:p>0.0253973</text:p>
          </table:table-cell>
          <table:table-cell office:value-type="float" office:value="0.0539653" calcext:value-type="float">
            <text:p>0.0539653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1662" calcext:value-type="float">
            <text:p>0.000131662</text:p>
          </table:table-cell>
          <table:table-cell office:value-type="float" office:value="0.000342749" calcext:value-type="float">
            <text:p>0.000342749</text:p>
          </table:table-cell>
          <table:table-cell office:value-type="float" office:value="0.00189528" calcext:value-type="float">
            <text:p>0.00189528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.00909087" calcext:value-type="float">
            <text:p>0.00909087</text:p>
          </table:table-cell>
          <table:table-cell office:value-type="float" office:value="0.0145291" calcext:value-type="float">
            <text:p>0.0145291</text:p>
          </table:table-cell>
          <table:table-cell office:value-type="float" office:value="0.0197538" calcext:value-type="float">
            <text:p>0.0197538</text:p>
          </table:table-cell>
          <table:table-cell office:value-type="float" office:value="0.0253901" calcext:value-type="float">
            <text:p>0.0253901</text:p>
          </table:table-cell>
          <table:table-cell office:value-type="float" office:value="0.0540051" calcext:value-type="float">
            <text:p>0.0540051</text:p>
          </table:table-cell>
          <table:table-cell table:number-columns-repeated="11"/>
        </table:table-row>
        <table:table-row table:style-name="ro1">
          <table:table-cell office:value-type="float" office:value="0.000026948" calcext:value-type="float">
            <text:p>2.69E-005</text:p>
          </table:table-cell>
          <table:table-cell office:value-type="float" office:value="0.000131658" calcext:value-type="float">
            <text:p>0.000131658</text:p>
          </table:table-cell>
          <table:table-cell office:value-type="float" office:value="0.000340158" calcext:value-type="float">
            <text:p>0.000340158</text:p>
          </table:table-cell>
          <table:table-cell office:value-type="float" office:value="0.00189632" calcext:value-type="float">
            <text:p>0.00189632</text:p>
          </table:table-cell>
          <table:table-cell office:value-type="float" office:value="0.00439466" calcext:value-type="float">
            <text:p>0.00439466</text:p>
          </table:table-cell>
          <table:table-cell office:value-type="float" office:value="0.00890979" calcext:value-type="float">
            <text:p>0.00890979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.0197166" calcext:value-type="float">
            <text:p>0.0197166</text:p>
          </table:table-cell>
          <table:table-cell office:value-type="float" office:value="0.0254226" calcext:value-type="float">
            <text:p>0.0254226</text:p>
          </table:table-cell>
          <table:table-cell office:value-type="float" office:value="0.0539677" calcext:value-type="float">
            <text:p>0.0539677</text:p>
          </table:table-cell>
          <table:table-cell table:number-columns-repeated="11"/>
        </table:table-row>
        <table:table-row table:style-name="ro1">
          <table:table-cell office:value-type="float" office:value="0.000027088" calcext:value-type="float">
            <text:p>2.71E-005</text:p>
          </table:table-cell>
          <table:table-cell office:value-type="float" office:value="0.000132083" calcext:value-type="float">
            <text:p>0.000132083</text:p>
          </table:table-cell>
          <table:table-cell office:value-type="float" office:value="0.000340593" calcext:value-type="float">
            <text:p>0.000340593</text:p>
          </table:table-cell>
          <table:table-cell office:value-type="float" office:value="0.00189316" calcext:value-type="float">
            <text:p>0.00189316</text:p>
          </table:table-cell>
          <table:table-cell office:value-type="float" office:value="0.00445216" calcext:value-type="float">
            <text:p>0.00445216</text:p>
          </table:table-cell>
          <table:table-cell office:value-type="float" office:value="0.00898932" calcext:value-type="float">
            <text:p>0.00898932</text:p>
          </table:table-cell>
          <table:table-cell office:value-type="float" office:value="0.0144637" calcext:value-type="float">
            <text:p>0.0144637</text:p>
          </table:table-cell>
          <table:table-cell office:value-type="float" office:value="0.0196769" calcext:value-type="float">
            <text:p>0.0196769</text:p>
          </table:table-cell>
          <table:table-cell office:value-type="float" office:value="0.0254036" calcext:value-type="float">
            <text:p>0.0254036</text:p>
          </table:table-cell>
          <table:table-cell office:value-type="float" office:value="0.0540051" calcext:value-type="float">
            <text:p>0.0540051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262" calcext:value-type="float">
            <text:p>0.000132262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88672" calcext:value-type="float">
            <text:p>0.00188672</text:p>
          </table:table-cell>
          <table:table-cell office:value-type="float" office:value="0.00441305" calcext:value-type="float">
            <text:p>0.00441305</text:p>
          </table:table-cell>
          <table:table-cell office:value-type="float" office:value="0.00898286" calcext:value-type="float">
            <text:p>0.00898286</text:p>
          </table:table-cell>
          <table:table-cell office:value-type="float" office:value="0.0144443" calcext:value-type="float">
            <text:p>0.0144443</text:p>
          </table:table-cell>
          <table:table-cell office:value-type="float" office:value="0.0196842" calcext:value-type="float">
            <text:p>0.0196842</text:p>
          </table:table-cell>
          <table:table-cell office:value-type="float" office:value="0.0254377" calcext:value-type="float">
            <text:p>0.0254377</text:p>
          </table:table-cell>
          <table:table-cell office:value-type="float" office:value="0.0536328" calcext:value-type="float">
            <text:p>0.0536328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463" calcext:value-type="float">
            <text:p>0.000339463</text:p>
          </table:table-cell>
          <table:table-cell office:value-type="float" office:value="0.00189653" calcext:value-type="float">
            <text:p>0.00189653</text:p>
          </table:table-cell>
          <table:table-cell office:value-type="float" office:value="0.00439305" calcext:value-type="float">
            <text:p>0.00439305</text:p>
          </table:table-cell>
          <table:table-cell office:value-type="float" office:value="0.00895538" calcext:value-type="float">
            <text:p>0.00895538</text:p>
          </table:table-cell>
          <table:table-cell office:value-type="float" office:value="0.0143756" calcext:value-type="float">
            <text:p>0.0143756</text:p>
          </table:table-cell>
          <table:table-cell office:value-type="float" office:value="0.0196824" calcext:value-type="float">
            <text:p>0.0196824</text:p>
          </table:table-cell>
          <table:table-cell office:value-type="float" office:value="0.0253952" calcext:value-type="float">
            <text:p>0.0253952</text:p>
          </table:table-cell>
          <table:table-cell office:value-type="float" office:value="0.0538394" calcext:value-type="float">
            <text:p>0.0538394</text:p>
          </table:table-cell>
          <table:table-cell table:number-columns-repeated="11"/>
        </table:table-row>
        <table:table-row table:style-name="ro1">
          <table:table-cell office:value-type="float" office:value="0.000027322" calcext:value-type="float">
            <text:p>2.73E-005</text:p>
          </table:table-cell>
          <table:table-cell office:value-type="float" office:value="0.000131842" calcext:value-type="float">
            <text:p>0.000131842</text:p>
          </table:table-cell>
          <table:table-cell office:value-type="float" office:value="0.000338498" calcext:value-type="float">
            <text:p>0.000338498</text:p>
          </table:table-cell>
          <table:table-cell office:value-type="float" office:value="0.00188645" calcext:value-type="float">
            <text:p>0.00188645</text:p>
          </table:table-cell>
          <table:table-cell office:value-type="float" office:value="0.0044053" calcext:value-type="float">
            <text:p>0.0044053</text:p>
          </table:table-cell>
          <table:table-cell office:value-type="float" office:value="0.00889825" calcext:value-type="float">
            <text:p>0.00889825</text:p>
          </table:table-cell>
          <table:table-cell office:value-type="float" office:value="0.0143551" calcext:value-type="float">
            <text:p>0.0143551</text:p>
          </table:table-cell>
          <table:table-cell office:value-type="float" office:value="0.0197686" calcext:value-type="float">
            <text:p>0.0197686</text:p>
          </table:table-cell>
          <table:table-cell office:value-type="float" office:value="0.025441" calcext:value-type="float">
            <text:p>0.025441</text:p>
          </table:table-cell>
          <table:table-cell office:value-type="float" office:value="0.0541077" calcext:value-type="float">
            <text:p>0.0541077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9738" calcext:value-type="float">
            <text:p>0.000339738</text:p>
          </table:table-cell>
          <table:table-cell office:value-type="float" office:value="0.00189243" calcext:value-type="float">
            <text:p>0.00189243</text:p>
          </table:table-cell>
          <table:table-cell office:value-type="float" office:value="0.00438352" calcext:value-type="float">
            <text:p>0.00438352</text:p>
          </table:table-cell>
          <table:table-cell office:value-type="float" office:value="0.0089471" calcext:value-type="float">
            <text:p>0.0089471</text:p>
          </table:table-cell>
          <table:table-cell office:value-type="float" office:value="0.0143738" calcext:value-type="float">
            <text:p>0.0143738</text:p>
          </table:table-cell>
          <table:table-cell office:value-type="float" office:value="0.0197746" calcext:value-type="float">
            <text:p>0.0197746</text:p>
          </table:table-cell>
          <table:table-cell office:value-type="float" office:value="0.0253967" calcext:value-type="float">
            <text:p>0.0253967</text:p>
          </table:table-cell>
          <table:table-cell office:value-type="float" office:value="0.0543267" calcext:value-type="float">
            <text:p>0.0543267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583" calcext:value-type="float">
            <text:p>0.000131583</text:p>
          </table:table-cell>
          <table:table-cell office:value-type="float" office:value="0.000338969" calcext:value-type="float">
            <text:p>0.000338969</text:p>
          </table:table-cell>
          <table:table-cell office:value-type="float" office:value="0.0018893" calcext:value-type="float">
            <text:p>0.0018893</text:p>
          </table:table-cell>
          <table:table-cell office:value-type="float" office:value="0.00438893" calcext:value-type="float">
            <text:p>0.00438893</text:p>
          </table:table-cell>
          <table:table-cell office:value-type="float" office:value="0.00891427" calcext:value-type="float">
            <text:p>0.00891427</text:p>
          </table:table-cell>
          <table:table-cell office:value-type="float" office:value="0.0143631" calcext:value-type="float">
            <text:p>0.0143631</text:p>
          </table:table-cell>
          <table:table-cell office:value-type="float" office:value="0.0206335" calcext:value-type="float">
            <text:p>0.0206335</text:p>
          </table:table-cell>
          <table:table-cell office:value-type="float" office:value="0.0254094" calcext:value-type="float">
            <text:p>0.0254094</text:p>
          </table:table-cell>
          <table:table-cell office:value-type="float" office:value="0.0539724" calcext:value-type="float">
            <text:p>0.0539724</text:p>
          </table:table-cell>
          <table:table-cell table:number-columns-repeated="11"/>
        </table:table-row>
        <table:table-row table:style-name="ro1">
          <table:table-cell office:value-type="float" office:value="0.000027273" calcext:value-type="float">
            <text:p>2.73E-005</text:p>
          </table:table-cell>
          <table:table-cell office:value-type="float" office:value="0.000131772" calcext:value-type="float">
            <text:p>0.000131772</text:p>
          </table:table-cell>
          <table:table-cell office:value-type="float" office:value="0.000339023" calcext:value-type="float">
            <text:p>0.000339023</text:p>
          </table:table-cell>
          <table:table-cell office:value-type="float" office:value="0.00189125" calcext:value-type="float">
            <text:p>0.00189125</text:p>
          </table:table-cell>
          <table:table-cell office:value-type="float" office:value="0.00439094" calcext:value-type="float">
            <text:p>0.00439094</text:p>
          </table:table-cell>
          <table:table-cell office:value-type="float" office:value="0.00892146" calcext:value-type="float">
            <text:p>0.00892146</text:p>
          </table:table-cell>
          <table:table-cell office:value-type="float" office:value="0.0144296" calcext:value-type="float">
            <text:p>0.0144296</text:p>
          </table:table-cell>
          <table:table-cell office:value-type="float" office:value="0.0196388" calcext:value-type="float">
            <text:p>0.0196388</text:p>
          </table:table-cell>
          <table:table-cell office:value-type="float" office:value="0.0253955" calcext:value-type="float">
            <text:p>0.0253955</text:p>
          </table:table-cell>
          <table:table-cell office:value-type="float" office:value="0.0538908" calcext:value-type="float">
            <text:p>0.0538908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658" calcext:value-type="float">
            <text:p>0.000131658</text:p>
          </table:table-cell>
          <table:table-cell office:value-type="float" office:value="0.000338664" calcext:value-type="float">
            <text:p>0.000338664</text:p>
          </table:table-cell>
          <table:table-cell office:value-type="float" office:value="0.00188705" calcext:value-type="float">
            <text:p>0.00188705</text:p>
          </table:table-cell>
          <table:table-cell office:value-type="float" office:value="0.00438093" calcext:value-type="float">
            <text:p>0.00438093</text:p>
          </table:table-cell>
          <table:table-cell office:value-type="float" office:value="0.00891396" calcext:value-type="float">
            <text:p>0.00891396</text:p>
          </table:table-cell>
          <table:table-cell office:value-type="float" office:value="0.0143856" calcext:value-type="float">
            <text:p>0.0143856</text:p>
          </table:table-cell>
          <table:table-cell office:value-type="float" office:value="0.0196569" calcext:value-type="float">
            <text:p>0.0196569</text:p>
          </table:table-cell>
          <table:table-cell office:value-type="float" office:value="0.0254438" calcext:value-type="float">
            <text:p>0.0254438</text:p>
          </table:table-cell>
          <table:table-cell office:value-type="float" office:value="0.0542869" calcext:value-type="float">
            <text:p>0.0542869</text:p>
          </table:table-cell>
          <table:table-cell table:number-columns-repeated="11"/>
        </table:table-row>
        <table:table-row table:style-name="ro1">
          <table:table-cell office:value-type="float" office:value="0.000027307" calcext:value-type="float">
            <text:p>2.73E-005</text:p>
          </table:table-cell>
          <table:table-cell office:value-type="float" office:value="0.000131352" calcext:value-type="float">
            <text:p>0.000131352</text:p>
          </table:table-cell>
          <table:table-cell office:value-type="float" office:value="0.000339013" calcext:value-type="float">
            <text:p>0.000339013</text:p>
          </table:table-cell>
          <table:table-cell office:value-type="float" office:value="0.00189424" calcext:value-type="float">
            <text:p>0.00189424</text:p>
          </table:table-cell>
          <table:table-cell office:value-type="float" office:value="0.00439152" calcext:value-type="float">
            <text:p>0.00439152</text:p>
          </table:table-cell>
          <table:table-cell office:value-type="float" office:value="0.00894762" calcext:value-type="float">
            <text:p>0.00894762</text:p>
          </table:table-cell>
          <table:table-cell office:value-type="float" office:value="0.0143872" calcext:value-type="float">
            <text:p>0.0143872</text:p>
          </table:table-cell>
          <table:table-cell office:value-type="float" office:value="0.0198969" calcext:value-type="float">
            <text:p>0.0198969</text:p>
          </table:table-cell>
          <table:table-cell office:value-type="float" office:value="0.025527" calcext:value-type="float">
            <text:p>0.025527</text:p>
          </table:table-cell>
          <table:table-cell office:value-type="float" office:value="0.0540867" calcext:value-type="float">
            <text:p>0.0540867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418" calcext:value-type="float">
            <text:p>0.000131418</text:p>
          </table:table-cell>
          <table:table-cell office:value-type="float" office:value="0.000342729" calcext:value-type="float">
            <text:p>0.000342729</text:p>
          </table:table-cell>
          <table:table-cell office:value-type="float" office:value="0.00188813" calcext:value-type="float">
            <text:p>0.00188813</text:p>
          </table:table-cell>
          <table:table-cell office:value-type="float" office:value="0.00438829" calcext:value-type="float">
            <text:p>0.00438829</text:p>
          </table:table-cell>
          <table:table-cell office:value-type="float" office:value="0.0089314" calcext:value-type="float">
            <text:p>0.0089314</text:p>
          </table:table-cell>
          <table:table-cell office:value-type="float" office:value="0.0144296" calcext:value-type="float">
            <text:p>0.0144296</text:p>
          </table:table-cell>
          <table:table-cell office:value-type="float" office:value="0.0204517" calcext:value-type="float">
            <text:p>0.0204517</text:p>
          </table:table-cell>
          <table:table-cell office:value-type="float" office:value="0.0254889" calcext:value-type="float">
            <text:p>0.0254889</text:p>
          </table:table-cell>
          <table:table-cell office:value-type="float" office:value="0.0556067" calcext:value-type="float">
            <text:p>0.0556067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957" calcext:value-type="float">
            <text:p>0.000131957</text:p>
          </table:table-cell>
          <table:table-cell office:value-type="float" office:value="0.000339318" calcext:value-type="float">
            <text:p>0.000339318</text:p>
          </table:table-cell>
          <table:table-cell office:value-type="float" office:value="0.00189148" calcext:value-type="float">
            <text:p>0.00189148</text:p>
          </table:table-cell>
          <table:table-cell office:value-type="float" office:value="0.00438598" calcext:value-type="float">
            <text:p>0.00438598</text:p>
          </table:table-cell>
          <table:table-cell office:value-type="float" office:value="0.00896494" calcext:value-type="float">
            <text:p>0.00896494</text:p>
          </table:table-cell>
          <table:table-cell office:value-type="float" office:value="0.0148724" calcext:value-type="float">
            <text:p>0.0148724</text:p>
          </table:table-cell>
          <table:table-cell office:value-type="float" office:value="0.0198023" calcext:value-type="float">
            <text:p>0.0198023</text:p>
          </table:table-cell>
          <table:table-cell office:value-type="float" office:value="0.0253997" calcext:value-type="float">
            <text:p>0.0253997</text:p>
          </table:table-cell>
          <table:table-cell office:value-type="float" office:value="0.0552732" calcext:value-type="float">
            <text:p>0.0552732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447" calcext:value-type="float">
            <text:p>0.000131447</text:p>
          </table:table-cell>
          <table:table-cell office:value-type="float" office:value="0.000344939" calcext:value-type="float">
            <text:p>0.000344939</text:p>
          </table:table-cell>
          <table:table-cell office:value-type="float" office:value="0.00188922" calcext:value-type="float">
            <text:p>0.00188922</text:p>
          </table:table-cell>
          <table:table-cell office:value-type="float" office:value="0.00440569" calcext:value-type="float">
            <text:p>0.00440569</text:p>
          </table:table-cell>
          <table:table-cell office:value-type="float" office:value="0.00891817" calcext:value-type="float">
            <text:p>0.00891817</text:p>
          </table:table-cell>
          <table:table-cell office:value-type="float" office:value="0.0144314" calcext:value-type="float">
            <text:p>0.0144314</text:p>
          </table:table-cell>
          <table:table-cell office:value-type="float" office:value="0.0197604" calcext:value-type="float">
            <text:p>0.0197604</text:p>
          </table:table-cell>
          <table:table-cell office:value-type="float" office:value="0.0254356" calcext:value-type="float">
            <text:p>0.0254356</text:p>
          </table:table-cell>
          <table:table-cell office:value-type="float" office:value="0.0547517" calcext:value-type="float">
            <text:p>0.0547517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39798" calcext:value-type="float">
            <text:p>0.000339798</text:p>
          </table:table-cell>
          <table:table-cell office:value-type="float" office:value="0.00189245" calcext:value-type="float">
            <text:p>0.00189245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894183" calcext:value-type="float">
            <text:p>0.00894183</text:p>
          </table:table-cell>
          <table:table-cell office:value-type="float" office:value="0.0143944" calcext:value-type="float">
            <text:p>0.0143944</text:p>
          </table:table-cell>
          <table:table-cell office:value-type="float" office:value="0.0198418" calcext:value-type="float">
            <text:p>0.0198418</text:p>
          </table:table-cell>
          <table:table-cell office:value-type="float" office:value="0.0253885" calcext:value-type="float">
            <text:p>0.0253885</text:p>
          </table:table-cell>
          <table:table-cell office:value-type="float" office:value="0.05504" calcext:value-type="float">
            <text:p>0.05504</text:p>
          </table:table-cell>
          <table:table-cell table:number-columns-repeated="11"/>
        </table:table-row>
        <table:table-row table:style-name="ro1">
          <table:table-cell office:value-type="float" office:value="0.000026918" calcext:value-type="float">
            <text:p>2.69E-005</text:p>
          </table:table-cell>
          <table:table-cell office:value-type="float" office:value="0.000132117" calcext:value-type="float">
            <text:p>0.000132117</text:p>
          </table:table-cell>
          <table:table-cell office:value-type="float" office:value="0.000338763" calcext:value-type="float">
            <text:p>0.000338763</text:p>
          </table:table-cell>
          <table:table-cell office:value-type="float" office:value="0.0018883" calcext:value-type="float">
            <text:p>0.0018883</text:p>
          </table:table-cell>
          <table:table-cell office:value-type="float" office:value="0.00438516" calcext:value-type="float">
            <text:p>0.00438516</text:p>
          </table:table-cell>
          <table:table-cell office:value-type="float" office:value="0.00907358" calcext:value-type="float">
            <text:p>0.00907358</text:p>
          </table:table-cell>
          <table:table-cell office:value-type="float" office:value="0.0144967" calcext:value-type="float">
            <text:p>0.0144967</text:p>
          </table:table-cell>
          <table:table-cell office:value-type="float" office:value="0.0201822" calcext:value-type="float">
            <text:p>0.0201822</text:p>
          </table:table-cell>
          <table:table-cell office:value-type="float" office:value="0.0255388" calcext:value-type="float">
            <text:p>0.0255388</text:p>
          </table:table-cell>
          <table:table-cell office:value-type="float" office:value="0.0557871" calcext:value-type="float">
            <text:p>0.0557871</text:p>
          </table:table-cell>
          <table:table-cell table:number-columns-repeated="11"/>
        </table:table-row>
        <table:table-row table:style-name="ro1">
          <table:table-cell office:value-type="float" office:value="0.000027103" calcext:value-type="float">
            <text:p>2.71E-005</text:p>
          </table:table-cell>
          <table:table-cell office:value-type="float" office:value="0.000132042" calcext:value-type="float">
            <text:p>0.000132042</text:p>
          </table:table-cell>
          <table:table-cell office:value-type="float" office:value="0.000339893" calcext:value-type="float">
            <text:p>0.000339893</text:p>
          </table:table-cell>
          <table:table-cell office:value-type="float" office:value="0.00188814" calcext:value-type="float">
            <text:p>0.00188814</text:p>
          </table:table-cell>
          <table:table-cell office:value-type="float" office:value="0.00439592" calcext:value-type="float">
            <text:p>0.00439592</text:p>
          </table:table-cell>
          <table:table-cell office:value-type="float" office:value="0.00893677" calcext:value-type="float">
            <text:p>0.00893677</text:p>
          </table:table-cell>
          <table:table-cell office:value-type="float" office:value="0.0143928" calcext:value-type="float">
            <text:p>0.0143928</text:p>
          </table:table-cell>
          <table:table-cell office:value-type="float" office:value="0.0196838" calcext:value-type="float">
            <text:p>0.0196838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558718" calcext:value-type="float">
            <text:p>0.0558718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848" calcext:value-type="float">
            <text:p>0.000131848</text:p>
          </table:table-cell>
          <table:table-cell office:value-type="float" office:value="0.000339253" calcext:value-type="float">
            <text:p>0.000339253</text:p>
          </table:table-cell>
          <table:table-cell office:value-type="float" office:value="0.00189717" calcext:value-type="float">
            <text:p>0.00189717</text:p>
          </table:table-cell>
          <table:table-cell office:value-type="float" office:value="0.00438482" calcext:value-type="float">
            <text:p>0.00438482</text:p>
          </table:table-cell>
          <table:table-cell office:value-type="float" office:value="0.00896917" calcext:value-type="float">
            <text:p>0.00896917</text:p>
          </table:table-cell>
          <table:table-cell office:value-type="float" office:value="0.0147526" calcext:value-type="float">
            <text:p>0.0147526</text:p>
          </table:table-cell>
          <table:table-cell office:value-type="float" office:value="0.0196399" calcext:value-type="float">
            <text:p>0.0196399</text:p>
          </table:table-cell>
          <table:table-cell office:value-type="float" office:value="0.0254539" calcext:value-type="float">
            <text:p>0.0254539</text:p>
          </table:table-cell>
          <table:table-cell office:value-type="float" office:value="0.0553264" calcext:value-type="float">
            <text:p>0.0553264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642" calcext:value-type="float">
            <text:p>0.000131642</text:p>
          </table:table-cell>
          <table:table-cell office:value-type="float" office:value="0.000339388" calcext:value-type="float">
            <text:p>0.000339388</text:p>
          </table:table-cell>
          <table:table-cell office:value-type="float" office:value="0.00189239" calcext:value-type="float">
            <text:p>0.00189239</text:p>
          </table:table-cell>
          <table:table-cell office:value-type="float" office:value="0.0043837" calcext:value-type="float">
            <text:p>0.0043837</text:p>
          </table:table-cell>
          <table:table-cell office:value-type="float" office:value="0.00897944" calcext:value-type="float">
            <text:p>0.00897944</text:p>
          </table:table-cell>
          <table:table-cell office:value-type="float" office:value="0.0144186" calcext:value-type="float">
            <text:p>0.0144186</text:p>
          </table:table-cell>
          <table:table-cell office:value-type="float" office:value="0.019778" calcext:value-type="float">
            <text:p>0.019778</text:p>
          </table:table-cell>
          <table:table-cell office:value-type="float" office:value="0.0254479" calcext:value-type="float">
            <text:p>0.0254479</text:p>
          </table:table-cell>
          <table:table-cell office:value-type="float" office:value="0.0559936" calcext:value-type="float">
            <text:p>0.0559936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977" calcext:value-type="float">
            <text:p>0.000131977</text:p>
          </table:table-cell>
          <table:table-cell office:value-type="float" office:value="0.000339008" calcext:value-type="float">
            <text:p>0.000339008</text:p>
          </table:table-cell>
          <table:table-cell office:value-type="float" office:value="0.00189557" calcext:value-type="float">
            <text:p>0.00189557</text:p>
          </table:table-cell>
          <table:table-cell office:value-type="float" office:value="0.00439799" calcext:value-type="float">
            <text:p>0.00439799</text:p>
          </table:table-cell>
          <table:table-cell office:value-type="float" office:value="0.00893054" calcext:value-type="float">
            <text:p>0.00893054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200053" calcext:value-type="float">
            <text:p>0.0200053</text:p>
          </table:table-cell>
          <table:table-cell office:value-type="float" office:value="0.0254136" calcext:value-type="float">
            <text:p>0.0254136</text:p>
          </table:table-cell>
          <table:table-cell office:value-type="float" office:value="0.0557482" calcext:value-type="float">
            <text:p>0.0557482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39159" calcext:value-type="float">
            <text:p>0.000339159</text:p>
          </table:table-cell>
          <table:table-cell office:value-type="float" office:value="0.00188703" calcext:value-type="float">
            <text:p>0.00188703</text:p>
          </table:table-cell>
          <table:table-cell office:value-type="float" office:value="0.00438869" calcext:value-type="float">
            <text:p>0.00438869</text:p>
          </table:table-cell>
          <table:table-cell office:value-type="float" office:value="0.00896051" calcext:value-type="float">
            <text:p>0.00896051</text:p>
          </table:table-cell>
          <table:table-cell office:value-type="float" office:value="0.0143591" calcext:value-type="float">
            <text:p>0.0143591</text:p>
          </table:table-cell>
          <table:table-cell office:value-type="float" office:value="0.0198729" calcext:value-type="float">
            <text:p>0.0198729</text:p>
          </table:table-cell>
          <table:table-cell office:value-type="float" office:value="0.0254018" calcext:value-type="float">
            <text:p>0.0254018</text:p>
          </table:table-cell>
          <table:table-cell office:value-type="float" office:value="0.055742" calcext:value-type="float">
            <text:p>0.055742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9198" calcext:value-type="float">
            <text:p>0.000339198</text:p>
          </table:table-cell>
          <table:table-cell office:value-type="float" office:value="0.00189086" calcext:value-type="float">
            <text:p>0.00189086</text:p>
          </table:table-cell>
          <table:table-cell office:value-type="float" office:value="0.0044005" calcext:value-type="float">
            <text:p>0.0044005</text:p>
          </table:table-cell>
          <table:table-cell office:value-type="float" office:value="0.00890351" calcext:value-type="float">
            <text:p>0.00890351</text:p>
          </table:table-cell>
          <table:table-cell office:value-type="float" office:value="0.0143938" calcext:value-type="float">
            <text:p>0.0143938</text:p>
          </table:table-cell>
          <table:table-cell office:value-type="float" office:value="0.0197439" calcext:value-type="float">
            <text:p>0.0197439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0561492" calcext:value-type="float">
            <text:p>0.0561492</text:p>
          </table:table-cell>
          <table:table-cell table:number-columns-repeated="11"/>
        </table:table-row>
        <table:table-row table:style-name="ro1">
          <table:table-cell office:value-type="float" office:value="0.000026927" calcext:value-type="float">
            <text:p>2.69E-005</text:p>
          </table:table-cell>
          <table:table-cell office:value-type="float" office:value="0.000131618" calcext:value-type="float">
            <text:p>0.000131618</text:p>
          </table:table-cell>
          <table:table-cell office:value-type="float" office:value="0.000339239" calcext:value-type="float">
            <text:p>0.000339239</text:p>
          </table:table-cell>
          <table:table-cell office:value-type="float" office:value="0.00188717" calcext:value-type="float">
            <text:p>0.00188717</text:p>
          </table:table-cell>
          <table:table-cell office:value-type="float" office:value="0.00440347" calcext:value-type="float">
            <text:p>0.00440347</text:p>
          </table:table-cell>
          <table:table-cell office:value-type="float" office:value="0.00894983" calcext:value-type="float">
            <text:p>0.00894983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198272" calcext:value-type="float">
            <text:p>0.0198272</text:p>
          </table:table-cell>
          <table:table-cell office:value-type="float" office:value="0.0253729" calcext:value-type="float">
            <text:p>0.0253729</text:p>
          </table:table-cell>
          <table:table-cell office:value-type="float" office:value="0.0560213" calcext:value-type="float">
            <text:p>0.0560213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1437" calcext:value-type="float">
            <text:p>0.000131437</text:p>
          </table:table-cell>
          <table:table-cell office:value-type="float" office:value="0.000348423" calcext:value-type="float">
            <text:p>0.000348423</text:p>
          </table:table-cell>
          <table:table-cell office:value-type="float" office:value="0.00192768" calcext:value-type="float">
            <text:p>0.00192768</text:p>
          </table:table-cell>
          <table:table-cell office:value-type="float" office:value="0.00438132" calcext:value-type="float">
            <text:p>0.00438132</text:p>
          </table:table-cell>
          <table:table-cell office:value-type="float" office:value="0.00895831" calcext:value-type="float">
            <text:p>0.00895831</text:p>
          </table:table-cell>
          <table:table-cell office:value-type="float" office:value="0.0148639" calcext:value-type="float">
            <text:p>0.0148639</text:p>
          </table:table-cell>
          <table:table-cell office:value-type="float" office:value="0.019989" calcext:value-type="float">
            <text:p>0.019989</text:p>
          </table:table-cell>
          <table:table-cell office:value-type="float" office:value="0.0255434" calcext:value-type="float">
            <text:p>0.0255434</text:p>
          </table:table-cell>
          <table:table-cell office:value-type="float" office:value="0.0558974" calcext:value-type="float">
            <text:p>0.0558974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5485" calcext:value-type="float">
            <text:p>0.000135485</text:p>
          </table:table-cell>
          <table:table-cell office:value-type="float" office:value="0.000339628" calcext:value-type="float">
            <text:p>0.000339628</text:p>
          </table:table-cell>
          <table:table-cell office:value-type="float" office:value="0.00195687" calcext:value-type="float">
            <text:p>0.00195687</text:p>
          </table:table-cell>
          <table:table-cell office:value-type="float" office:value="0.00439162" calcext:value-type="float">
            <text:p>0.00439162</text:p>
          </table:table-cell>
          <table:table-cell office:value-type="float" office:value="0.00895099" calcext:value-type="float">
            <text:p>0.00895099</text:p>
          </table:table-cell>
          <table:table-cell office:value-type="float" office:value="0.0145499" calcext:value-type="float">
            <text:p>0.0145499</text:p>
          </table:table-cell>
          <table:table-cell office:value-type="float" office:value="0.0196879" calcext:value-type="float">
            <text:p>0.0196879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0547564" calcext:value-type="float">
            <text:p>0.0547564</text:p>
          </table:table-cell>
          <table:table-cell table:number-columns-repeated="11"/>
        </table:table-row>
        <table:table-row table:style-name="ro1">
          <table:table-cell office:value-type="float" office:value="0.000027083" calcext:value-type="float">
            <text:p>2.71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9048" calcext:value-type="float">
            <text:p>0.000339048</text:p>
          </table:table-cell>
          <table:table-cell office:value-type="float" office:value="0.00192527" calcext:value-type="float">
            <text:p>0.00192527</text:p>
          </table:table-cell>
          <table:table-cell office:value-type="float" office:value="0.00439018" calcext:value-type="float">
            <text:p>0.00439018</text:p>
          </table:table-cell>
          <table:table-cell office:value-type="float" office:value="0.00892012" calcext:value-type="float">
            <text:p>0.00892012</text:p>
          </table:table-cell>
          <table:table-cell office:value-type="float" office:value="0.014365" calcext:value-type="float">
            <text:p>0.014365</text:p>
          </table:table-cell>
          <table:table-cell office:value-type="float" office:value="0.0197873" calcext:value-type="float">
            <text:p>0.0197873</text:p>
          </table:table-cell>
          <table:table-cell office:value-type="float" office:value="0.0254521" calcext:value-type="float">
            <text:p>0.0254521</text:p>
          </table:table-cell>
          <table:table-cell office:value-type="float" office:value="0.0541098" calcext:value-type="float">
            <text:p>0.0541098</text:p>
          </table:table-cell>
          <table:table-cell table:number-columns-repeated="11"/>
        </table:table-row>
        <table:table-row table:style-name="ro1">
          <table:table-cell office:value-type="float" office:value="0.000026883" calcext:value-type="float">
            <text:p>2.69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9188" calcext:value-type="float">
            <text:p>0.000339188</text:p>
          </table:table-cell>
          <table:table-cell office:value-type="float" office:value="0.00188773" calcext:value-type="float">
            <text:p>0.00188773</text:p>
          </table:table-cell>
          <table:table-cell office:value-type="float" office:value="0.00438208" calcext:value-type="float">
            <text:p>0.00438208</text:p>
          </table:table-cell>
          <table:table-cell office:value-type="float" office:value="0.00892396" calcext:value-type="float">
            <text:p>0.00892396</text:p>
          </table:table-cell>
          <table:table-cell office:value-type="float" office:value="0.0144963" calcext:value-type="float">
            <text:p>0.0144963</text:p>
          </table:table-cell>
          <table:table-cell office:value-type="float" office:value="0.0199329" calcext:value-type="float">
            <text:p>0.0199329</text:p>
          </table:table-cell>
          <table:table-cell office:value-type="float" office:value="0.0253746" calcext:value-type="float">
            <text:p>0.0253746</text:p>
          </table:table-cell>
          <table:table-cell office:value-type="float" office:value="0.0541185" calcext:value-type="float">
            <text:p>0.0541185</text:p>
          </table:table-cell>
          <table:table-cell table:number-columns-repeated="11"/>
        </table:table-row>
        <table:table-row table:style-name="ro1">
          <table:table-cell office:value-type="float" office:value="0.000026968" calcext:value-type="float">
            <text:p>2.70E-005</text:p>
          </table:table-cell>
          <table:table-cell office:value-type="float" office:value="0.000131863" calcext:value-type="float">
            <text:p>0.000131863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89475" calcext:value-type="float">
            <text:p>0.00189475</text:p>
          </table:table-cell>
          <table:table-cell office:value-type="float" office:value="0.00439233" calcext:value-type="float">
            <text:p>0.00439233</text:p>
          </table:table-cell>
          <table:table-cell office:value-type="float" office:value="0.0089259" calcext:value-type="float">
            <text:p>0.0089259</text:p>
          </table:table-cell>
          <table:table-cell office:value-type="float" office:value="0.0144561" calcext:value-type="float">
            <text:p>0.0144561</text:p>
          </table:table-cell>
          <table:table-cell office:value-type="float" office:value="0.0198361" calcext:value-type="float">
            <text:p>0.0198361</text:p>
          </table:table-cell>
          <table:table-cell office:value-type="float" office:value="0.0254062" calcext:value-type="float">
            <text:p>0.0254062</text:p>
          </table:table-cell>
          <table:table-cell office:value-type="float" office:value="0.0540202" calcext:value-type="float">
            <text:p>0.0540202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012" calcext:value-type="float">
            <text:p>0.000132012</text:p>
          </table:table-cell>
          <table:table-cell office:value-type="float" office:value="0.000340438" calcext:value-type="float">
            <text:p>0.000340438</text:p>
          </table:table-cell>
          <table:table-cell office:value-type="float" office:value="0.00190449" calcext:value-type="float">
            <text:p>0.00190449</text:p>
          </table:table-cell>
          <table:table-cell office:value-type="float" office:value="0.00438719" calcext:value-type="float">
            <text:p>0.00438719</text:p>
          </table:table-cell>
          <table:table-cell office:value-type="float" office:value="0.00894341" calcext:value-type="float">
            <text:p>0.00894341</text:p>
          </table:table-cell>
          <table:table-cell office:value-type="float" office:value="0.0147721" calcext:value-type="float">
            <text:p>0.0147721</text:p>
          </table:table-cell>
          <table:table-cell office:value-type="float" office:value="0.0197402" calcext:value-type="float">
            <text:p>0.0197402</text:p>
          </table:table-cell>
          <table:table-cell office:value-type="float" office:value="0.0254166" calcext:value-type="float">
            <text:p>0.0254166</text:p>
          </table:table-cell>
          <table:table-cell office:value-type="float" office:value="0.0553352" calcext:value-type="float">
            <text:p>0.0553352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43189" calcext:value-type="float">
            <text:p>0.000343189</text:p>
          </table:table-cell>
          <table:table-cell office:value-type="float" office:value="0.00191043" calcext:value-type="float">
            <text:p>0.00191043</text:p>
          </table:table-cell>
          <table:table-cell office:value-type="float" office:value="0.0043842" calcext:value-type="float">
            <text:p>0.0043842</text:p>
          </table:table-cell>
          <table:table-cell office:value-type="float" office:value="0.00892825" calcext:value-type="float">
            <text:p>0.00892825</text:p>
          </table:table-cell>
          <table:table-cell office:value-type="float" office:value="0.0156032" calcext:value-type="float">
            <text:p>0.0156032</text:p>
          </table:table-cell>
          <table:table-cell office:value-type="float" office:value="0.0196988" calcext:value-type="float">
            <text:p>0.0196988</text:p>
          </table:table-cell>
          <table:table-cell office:value-type="float" office:value="0.0254657" calcext:value-type="float">
            <text:p>0.0254657</text:p>
          </table:table-cell>
          <table:table-cell office:value-type="float" office:value="0.0554029" calcext:value-type="float">
            <text:p>0.0554029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41983" calcext:value-type="float">
            <text:p>0.000341983</text:p>
          </table:table-cell>
          <table:table-cell office:value-type="float" office:value="0.00188949" calcext:value-type="float">
            <text:p>0.00188949</text:p>
          </table:table-cell>
          <table:table-cell office:value-type="float" office:value="0.00446118" calcext:value-type="float">
            <text:p>0.00446118</text:p>
          </table:table-cell>
          <table:table-cell office:value-type="float" office:value="0.00913329" calcext:value-type="float">
            <text:p>0.00913329</text:p>
          </table:table-cell>
          <table:table-cell office:value-type="float" office:value="0.0144064" calcext:value-type="float">
            <text:p>0.0144064</text:p>
          </table:table-cell>
          <table:table-cell office:value-type="float" office:value="0.0198766" calcext:value-type="float">
            <text:p>0.0198766</text:p>
          </table:table-cell>
          <table:table-cell office:value-type="float" office:value="0.0254192" calcext:value-type="float">
            <text:p>0.0254192</text:p>
          </table:table-cell>
          <table:table-cell office:value-type="float" office:value="0.0560935" calcext:value-type="float">
            <text:p>0.0560935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593" calcext:value-type="float">
            <text:p>0.000131593</text:p>
          </table:table-cell>
          <table:table-cell office:value-type="float" office:value="0.000341268" calcext:value-type="float">
            <text:p>0.000341268</text:p>
          </table:table-cell>
          <table:table-cell office:value-type="float" office:value="0.00189499" calcext:value-type="float">
            <text:p>0.00189499</text:p>
          </table:table-cell>
          <table:table-cell office:value-type="float" office:value="0.00440718" calcext:value-type="float">
            <text:p>0.00440718</text:p>
          </table:table-cell>
          <table:table-cell office:value-type="float" office:value="0.00889939" calcext:value-type="float">
            <text:p>0.00889939</text:p>
          </table:table-cell>
          <table:table-cell office:value-type="float" office:value="0.0143897" calcext:value-type="float">
            <text:p>0.0143897</text:p>
          </table:table-cell>
          <table:table-cell office:value-type="float" office:value="0.0196914" calcext:value-type="float">
            <text:p>0.0196914</text:p>
          </table:table-cell>
          <table:table-cell office:value-type="float" office:value="0.0254887" calcext:value-type="float">
            <text:p>0.0254887</text:p>
          </table:table-cell>
          <table:table-cell office:value-type="float" office:value="0.0558864" calcext:value-type="float">
            <text:p>0.0558864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0339424" calcext:value-type="float">
            <text:p>0.000339424</text:p>
          </table:table-cell>
          <table:table-cell office:value-type="float" office:value="0.00188849" calcext:value-type="float">
            <text:p>0.00188849</text:p>
          </table:table-cell>
          <table:table-cell office:value-type="float" office:value="0.00438873" calcext:value-type="float">
            <text:p>0.00438873</text:p>
          </table:table-cell>
          <table:table-cell office:value-type="float" office:value="0.00895676" calcext:value-type="float">
            <text:p>0.00895676</text:p>
          </table:table-cell>
          <table:table-cell office:value-type="float" office:value="0.0144269" calcext:value-type="float">
            <text:p>0.0144269</text:p>
          </table:table-cell>
          <table:table-cell office:value-type="float" office:value="0.0197872" calcext:value-type="float">
            <text:p>0.0197872</text:p>
          </table:table-cell>
          <table:table-cell office:value-type="float" office:value="0.0254077" calcext:value-type="float">
            <text:p>0.0254077</text:p>
          </table:table-cell>
          <table:table-cell office:value-type="float" office:value="0.0550468" calcext:value-type="float">
            <text:p>0.0550468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2197" calcext:value-type="float">
            <text:p>0.000132197</text:p>
          </table:table-cell>
          <table:table-cell office:value-type="float" office:value="0.000338978" calcext:value-type="float">
            <text:p>0.000338978</text:p>
          </table:table-cell>
          <table:table-cell office:value-type="float" office:value="0.00191446" calcext:value-type="float">
            <text:p>0.00191446</text:p>
          </table:table-cell>
          <table:table-cell office:value-type="float" office:value="0.00438094" calcext:value-type="float">
            <text:p>0.00438094</text:p>
          </table:table-cell>
          <table:table-cell office:value-type="float" office:value="0.0090262" calcext:value-type="float">
            <text:p>0.0090262</text:p>
          </table:table-cell>
          <table:table-cell office:value-type="float" office:value="0.0146904" calcext:value-type="float">
            <text:p>0.0146904</text:p>
          </table:table-cell>
          <table:table-cell office:value-type="float" office:value="0.0196623" calcext:value-type="float">
            <text:p>0.0196623</text:p>
          </table:table-cell>
          <table:table-cell office:value-type="float" office:value="0.0254514" calcext:value-type="float">
            <text:p>0.0254514</text:p>
          </table:table-cell>
          <table:table-cell office:value-type="float" office:value="0.0553108" calcext:value-type="float">
            <text:p>0.0553108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57" calcext:value-type="float">
            <text:p>0.000132057</text:p>
          </table:table-cell>
          <table:table-cell office:value-type="float" office:value="0.000348139" calcext:value-type="float">
            <text:p>0.000348139</text:p>
          </table:table-cell>
          <table:table-cell office:value-type="float" office:value="0.00189827" calcext:value-type="float">
            <text:p>0.00189827</text:p>
          </table:table-cell>
          <table:table-cell office:value-type="float" office:value="0.00438999" calcext:value-type="float">
            <text:p>0.00438999</text:p>
          </table:table-cell>
          <table:table-cell office:value-type="float" office:value="0.00896646" calcext:value-type="float">
            <text:p>0.00896646</text:p>
          </table:table-cell>
          <table:table-cell office:value-type="float" office:value="0.0144392" calcext:value-type="float">
            <text:p>0.0144392</text:p>
          </table:table-cell>
          <table:table-cell office:value-type="float" office:value="0.0198432" calcext:value-type="float">
            <text:p>0.0198432</text:p>
          </table:table-cell>
          <table:table-cell office:value-type="float" office:value="0.0253603" calcext:value-type="float">
            <text:p>0.0253603</text:p>
          </table:table-cell>
          <table:table-cell office:value-type="float" office:value="0.0643204" calcext:value-type="float">
            <text:p>0.0643204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667" calcext:value-type="float">
            <text:p>0.000131667</text:p>
          </table:table-cell>
          <table:table-cell office:value-type="float" office:value="0.000340033" calcext:value-type="float">
            <text:p>0.000340033</text:p>
          </table:table-cell>
          <table:table-cell office:value-type="float" office:value="0.00190548" calcext:value-type="float">
            <text:p>0.00190548</text:p>
          </table:table-cell>
          <table:table-cell office:value-type="float" office:value="0.00438737" calcext:value-type="float">
            <text:p>0.00438737</text:p>
          </table:table-cell>
          <table:table-cell office:value-type="float" office:value="0.00891541" calcext:value-type="float">
            <text:p>0.00891541</text:p>
          </table:table-cell>
          <table:table-cell office:value-type="float" office:value="0.0144332" calcext:value-type="float">
            <text:p>0.0144332</text:p>
          </table:table-cell>
          <table:table-cell office:value-type="float" office:value="0.0197028" calcext:value-type="float">
            <text:p>0.0197028</text:p>
          </table:table-cell>
          <table:table-cell office:value-type="float" office:value="0.0253883" calcext:value-type="float">
            <text:p>0.0253883</text:p>
          </table:table-cell>
          <table:table-cell office:value-type="float" office:value="0.0597179" calcext:value-type="float">
            <text:p>0.0597179</text:p>
          </table:table-cell>
          <table:table-cell table:number-columns-repeated="11"/>
        </table:table-row>
        <table:table-row table:style-name="ro1">
          <table:table-cell office:value-type="float" office:value="0.000027033" calcext:value-type="float">
            <text:p>2.70E-005</text:p>
          </table:table-cell>
          <table:table-cell office:value-type="float" office:value="0.000131782" calcext:value-type="float">
            <text:p>0.000131782</text:p>
          </table:table-cell>
          <table:table-cell office:value-type="float" office:value="0.000338858" calcext:value-type="float">
            <text:p>0.000338858</text:p>
          </table:table-cell>
          <table:table-cell office:value-type="float" office:value="0.00188908" calcext:value-type="float">
            <text:p>0.00188908</text:p>
          </table:table-cell>
          <table:table-cell office:value-type="float" office:value="0.00442735" calcext:value-type="float">
            <text:p>0.00442735</text:p>
          </table:table-cell>
          <table:table-cell office:value-type="float" office:value="0.00893723" calcext:value-type="float">
            <text:p>0.00893723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0.019705" calcext:value-type="float">
            <text:p>0.019705</text:p>
          </table:table-cell>
          <table:table-cell office:value-type="float" office:value="0.0255291" calcext:value-type="float">
            <text:p>0.0255291</text:p>
          </table:table-cell>
          <table:table-cell office:value-type="float" office:value="0.0551994" calcext:value-type="float">
            <text:p>0.0551994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2067" calcext:value-type="float">
            <text:p>0.000132067</text:p>
          </table:table-cell>
          <table:table-cell office:value-type="float" office:value="0.000339148" calcext:value-type="float">
            <text:p>0.000339148</text:p>
          </table:table-cell>
          <table:table-cell office:value-type="float" office:value="0.00189487" calcext:value-type="float">
            <text:p>0.00189487</text:p>
          </table:table-cell>
          <table:table-cell office:value-type="float" office:value="0.00443992" calcext:value-type="float">
            <text:p>0.00443992</text:p>
          </table:table-cell>
          <table:table-cell office:value-type="float" office:value="0.00893093" calcext:value-type="float">
            <text:p>0.00893093</text:p>
          </table:table-cell>
          <table:table-cell office:value-type="float" office:value="0.0143721" calcext:value-type="float">
            <text:p>0.0143721</text:p>
          </table:table-cell>
          <table:table-cell office:value-type="float" office:value="0.0196553" calcext:value-type="float">
            <text:p>0.0196553</text:p>
          </table:table-cell>
          <table:table-cell office:value-type="float" office:value="0.0254612" calcext:value-type="float">
            <text:p>0.0254612</text:p>
          </table:table-cell>
          <table:table-cell office:value-type="float" office:value="0.0561495" calcext:value-type="float">
            <text:p>0.0561495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803" calcext:value-type="float">
            <text:p>0.000131803</text:p>
          </table:table-cell>
          <table:table-cell office:value-type="float" office:value="0.000338223" calcext:value-type="float">
            <text:p>0.000338223</text:p>
          </table:table-cell>
          <table:table-cell office:value-type="float" office:value="0.0018876" calcext:value-type="float">
            <text:p>0.0018876</text:p>
          </table:table-cell>
          <table:table-cell office:value-type="float" office:value="0.00439886" calcext:value-type="float">
            <text:p>0.00439886</text:p>
          </table:table-cell>
          <table:table-cell office:value-type="float" office:value="0.00894014" calcext:value-type="float">
            <text:p>0.00894014</text:p>
          </table:table-cell>
          <table:table-cell office:value-type="float" office:value="0.0146725" calcext:value-type="float">
            <text:p>0.0146725</text:p>
          </table:table-cell>
          <table:table-cell office:value-type="float" office:value="0.0198966" calcext:value-type="float">
            <text:p>0.0198966</text:p>
          </table:table-cell>
          <table:table-cell office:value-type="float" office:value="0.0253918" calcext:value-type="float">
            <text:p>0.0253918</text:p>
          </table:table-cell>
          <table:table-cell office:value-type="float" office:value="0.0633665" calcext:value-type="float">
            <text:p>0.0633665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39354" calcext:value-type="float">
            <text:p>0.000339354</text:p>
          </table:table-cell>
          <table:table-cell office:value-type="float" office:value="0.00189076" calcext:value-type="float">
            <text:p>0.00189076</text:p>
          </table:table-cell>
          <table:table-cell office:value-type="float" office:value="0.00438486" calcext:value-type="float">
            <text:p>0.00438486</text:p>
          </table:table-cell>
          <table:table-cell office:value-type="float" office:value="0.00889945" calcext:value-type="float">
            <text:p>0.00889945</text:p>
          </table:table-cell>
          <table:table-cell office:value-type="float" office:value="0.0148096" calcext:value-type="float">
            <text:p>0.0148096</text:p>
          </table:table-cell>
          <table:table-cell office:value-type="float" office:value="0.0198866" calcext:value-type="float">
            <text:p>0.0198866</text:p>
          </table:table-cell>
          <table:table-cell office:value-type="float" office:value="0.0256614" calcext:value-type="float">
            <text:p>0.0256614</text:p>
          </table:table-cell>
          <table:table-cell office:value-type="float" office:value="0.0616402" calcext:value-type="float">
            <text:p>0.0616402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97" calcext:value-type="float">
            <text:p>0.000131797</text:p>
          </table:table-cell>
          <table:table-cell office:value-type="float" office:value="0.000339013" calcext:value-type="float">
            <text:p>0.000339013</text:p>
          </table:table-cell>
          <table:table-cell office:value-type="float" office:value="0.00188721" calcext:value-type="float">
            <text:p>0.00188721</text:p>
          </table:table-cell>
          <table:table-cell office:value-type="float" office:value="0.00440064" calcext:value-type="float">
            <text:p>0.00440064</text:p>
          </table:table-cell>
          <table:table-cell office:value-type="float" office:value="0.00897659" calcext:value-type="float">
            <text:p>0.00897659</text:p>
          </table:table-cell>
          <table:table-cell office:value-type="float" office:value="0.014396" calcext:value-type="float">
            <text:p>0.014396</text:p>
          </table:table-cell>
          <table:table-cell office:value-type="float" office:value="0.0201104" calcext:value-type="float">
            <text:p>0.0201104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543465" calcext:value-type="float">
            <text:p>0.0543465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924" calcext:value-type="float">
            <text:p>0.000339924</text:p>
          </table:table-cell>
          <table:table-cell office:value-type="float" office:value="0.00189617" calcext:value-type="float">
            <text:p>0.00189617</text:p>
          </table:table-cell>
          <table:table-cell office:value-type="float" office:value="0.00438947" calcext:value-type="float">
            <text:p>0.00438947</text:p>
          </table:table-cell>
          <table:table-cell office:value-type="float" office:value="0.00913197" calcext:value-type="float">
            <text:p>0.00913197</text:p>
          </table:table-cell>
          <table:table-cell office:value-type="float" office:value="0.0144281" calcext:value-type="float">
            <text:p>0.0144281</text:p>
          </table:table-cell>
          <table:table-cell office:value-type="float" office:value="0.0199262" calcext:value-type="float">
            <text:p>0.0199262</text:p>
          </table:table-cell>
          <table:table-cell office:value-type="float" office:value="0.0254181" calcext:value-type="float">
            <text:p>0.0254181</text:p>
          </table:table-cell>
          <table:table-cell office:value-type="float" office:value="0.0542736" calcext:value-type="float">
            <text:p>0.0542736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582" calcext:value-type="float">
            <text:p>0.000131582</text:p>
          </table:table-cell>
          <table:table-cell office:value-type="float" office:value="0.000339783" calcext:value-type="float">
            <text:p>0.000339783</text:p>
          </table:table-cell>
          <table:table-cell office:value-type="float" office:value="0.00188901" calcext:value-type="float">
            <text:p>0.00188901</text:p>
          </table:table-cell>
          <table:table-cell office:value-type="float" office:value="0.00438355" calcext:value-type="float">
            <text:p>0.00438355</text:p>
          </table:table-cell>
          <table:table-cell office:value-type="float" office:value="0.00898063" calcext:value-type="float">
            <text:p>0.00898063</text:p>
          </table:table-cell>
          <table:table-cell office:value-type="float" office:value="0.0144009" calcext:value-type="float">
            <text:p>0.0144009</text:p>
          </table:table-cell>
          <table:table-cell office:value-type="float" office:value="0.019876" calcext:value-type="float">
            <text:p>0.019876</text:p>
          </table:table-cell>
          <table:table-cell office:value-type="float" office:value="0.0254239" calcext:value-type="float">
            <text:p>0.0254239</text:p>
          </table:table-cell>
          <table:table-cell office:value-type="float" office:value="0.0541629" calcext:value-type="float">
            <text:p>0.0541629</text:p>
          </table:table-cell>
          <table:table-cell table:number-columns-repeated="11"/>
        </table:table-row>
        <table:table-row table:style-name="ro1">
          <table:table-cell office:value-type="float" office:value="0.000027138" calcext:value-type="float">
            <text:p>2.71E-005</text:p>
          </table:table-cell>
          <table:table-cell office:value-type="float" office:value="0.000132062" calcext:value-type="float">
            <text:p>0.000132062</text:p>
          </table:table-cell>
          <table:table-cell office:value-type="float" office:value="0.000339384" calcext:value-type="float">
            <text:p>0.000339384</text:p>
          </table:table-cell>
          <table:table-cell office:value-type="float" office:value="0.00189442" calcext:value-type="float">
            <text:p>0.00189442</text:p>
          </table:table-cell>
          <table:table-cell office:value-type="float" office:value="0.00440007" calcext:value-type="float">
            <text:p>0.00440007</text:p>
          </table:table-cell>
          <table:table-cell office:value-type="float" office:value="0.00892456" calcext:value-type="float">
            <text:p>0.00892456</text:p>
          </table:table-cell>
          <table:table-cell office:value-type="float" office:value="0.014415" calcext:value-type="float">
            <text:p>0.014415</text:p>
          </table:table-cell>
          <table:table-cell office:value-type="float" office:value="0.0198037" calcext:value-type="float">
            <text:p>0.0198037</text:p>
          </table:table-cell>
          <table:table-cell office:value-type="float" office:value="0.0254555" calcext:value-type="float">
            <text:p>0.0254555</text:p>
          </table:table-cell>
          <table:table-cell office:value-type="float" office:value="0.0541732" calcext:value-type="float">
            <text:p>0.0541732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481" calcext:value-type="float">
            <text:p>0.000132481</text:p>
          </table:table-cell>
          <table:table-cell office:value-type="float" office:value="0.000338833" calcext:value-type="float">
            <text:p>0.000338833</text:p>
          </table:table-cell>
          <table:table-cell office:value-type="float" office:value="0.00188767" calcext:value-type="float">
            <text:p>0.00188767</text:p>
          </table:table-cell>
          <table:table-cell office:value-type="float" office:value="0.00438095" calcext:value-type="float">
            <text:p>0.00438095</text:p>
          </table:table-cell>
          <table:table-cell office:value-type="float" office:value="0.0089274" calcext:value-type="float">
            <text:p>0.0089274</text:p>
          </table:table-cell>
          <table:table-cell office:value-type="float" office:value="0.0148507" calcext:value-type="float">
            <text:p>0.0148507</text:p>
          </table:table-cell>
          <table:table-cell office:value-type="float" office:value="0.0199435" calcext:value-type="float">
            <text:p>0.0199435</text:p>
          </table:table-cell>
          <table:table-cell office:value-type="float" office:value="0.0255163" calcext:value-type="float">
            <text:p>0.0255163</text:p>
          </table:table-cell>
          <table:table-cell office:value-type="float" office:value="0.054634" calcext:value-type="float">
            <text:p>0.054634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42514" calcext:value-type="float">
            <text:p>0.000342514</text:p>
          </table:table-cell>
          <table:table-cell office:value-type="float" office:value="0.00189151" calcext:value-type="float">
            <text:p>0.00189151</text:p>
          </table:table-cell>
          <table:table-cell office:value-type="float" office:value="0.00439604" calcext:value-type="float">
            <text:p>0.00439604</text:p>
          </table:table-cell>
          <table:table-cell office:value-type="float" office:value="0.00912527" calcext:value-type="float">
            <text:p>0.00912527</text:p>
          </table:table-cell>
          <table:table-cell office:value-type="float" office:value="0.014392" calcext:value-type="float">
            <text:p>0.014392</text:p>
          </table:table-cell>
          <table:table-cell office:value-type="float" office:value="0.0198229" calcext:value-type="float">
            <text:p>0.0198229</text:p>
          </table:table-cell>
          <table:table-cell office:value-type="float" office:value="0.0254713" calcext:value-type="float">
            <text:p>0.0254713</text:p>
          </table:table-cell>
          <table:table-cell office:value-type="float" office:value="0.0542616" calcext:value-type="float">
            <text:p>0.0542616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2337" calcext:value-type="float">
            <text:p>0.000132337</text:p>
          </table:table-cell>
          <table:table-cell office:value-type="float" office:value="0.000339038" calcext:value-type="float">
            <text:p>0.000339038</text:p>
          </table:table-cell>
          <table:table-cell office:value-type="float" office:value="0.00188605" calcext:value-type="float">
            <text:p>0.00188605</text:p>
          </table:table-cell>
          <table:table-cell office:value-type="float" office:value="0.00440454" calcext:value-type="float">
            <text:p>0.00440454</text:p>
          </table:table-cell>
          <table:table-cell office:value-type="float" office:value="0.00894233" calcext:value-type="float">
            <text:p>0.00894233</text:p>
          </table:table-cell>
          <table:table-cell office:value-type="float" office:value="0.0144078" calcext:value-type="float">
            <text:p>0.0144078</text:p>
          </table:table-cell>
          <table:table-cell office:value-type="float" office:value="0.019944" calcext:value-type="float">
            <text:p>0.019944</text:p>
          </table:table-cell>
          <table:table-cell office:value-type="float" office:value="0.0254104" calcext:value-type="float">
            <text:p>0.0254104</text:p>
          </table:table-cell>
          <table:table-cell office:value-type="float" office:value="0.0549559" calcext:value-type="float">
            <text:p>0.0549559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508" calcext:value-type="float">
            <text:p>0.000131508</text:p>
          </table:table-cell>
          <table:table-cell office:value-type="float" office:value="0.000339283" calcext:value-type="float">
            <text:p>0.000339283</text:p>
          </table:table-cell>
          <table:table-cell office:value-type="float" office:value="0.00189634" calcext:value-type="float">
            <text:p>0.00189634</text:p>
          </table:table-cell>
          <table:table-cell office:value-type="float" office:value="0.00438203" calcext:value-type="float">
            <text:p>0.00438203</text:p>
          </table:table-cell>
          <table:table-cell office:value-type="float" office:value="0.00893117" calcext:value-type="float">
            <text:p>0.00893117</text:p>
          </table:table-cell>
          <table:table-cell office:value-type="float" office:value="0.0144616" calcext:value-type="float">
            <text:p>0.0144616</text:p>
          </table:table-cell>
          <table:table-cell office:value-type="float" office:value="0.0197617" calcext:value-type="float">
            <text:p>0.0197617</text:p>
          </table:table-cell>
          <table:table-cell office:value-type="float" office:value="0.0254069" calcext:value-type="float">
            <text:p>0.0254069</text:p>
          </table:table-cell>
          <table:table-cell office:value-type="float" office:value="0.0540894" calcext:value-type="float">
            <text:p>0.0540894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2367" calcext:value-type="float">
            <text:p>0.000132367</text:p>
          </table:table-cell>
          <table:table-cell office:value-type="float" office:value="0.000339098" calcext:value-type="float">
            <text:p>0.000339098</text:p>
          </table:table-cell>
          <table:table-cell office:value-type="float" office:value="0.00188814" calcext:value-type="float">
            <text:p>0.00188814</text:p>
          </table:table-cell>
          <table:table-cell office:value-type="float" office:value="0.0043881" calcext:value-type="float">
            <text:p>0.0043881</text:p>
          </table:table-cell>
          <table:table-cell office:value-type="float" office:value="0.00907296" calcext:value-type="float">
            <text:p>0.00907296</text:p>
          </table:table-cell>
          <table:table-cell office:value-type="float" office:value="0.0143812" calcext:value-type="float">
            <text:p>0.0143812</text:p>
          </table:table-cell>
          <table:table-cell office:value-type="float" office:value="0.0196676" calcext:value-type="float">
            <text:p>0.0196676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568394" calcext:value-type="float">
            <text:p>0.0568394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673" calcext:value-type="float">
            <text:p>0.000131673</text:p>
          </table:table-cell>
          <table:table-cell office:value-type="float" office:value="0.000338613" calcext:value-type="float">
            <text:p>0.000338613</text:p>
          </table:table-cell>
          <table:table-cell office:value-type="float" office:value="0.00189698" calcext:value-type="float">
            <text:p>0.00189698</text:p>
          </table:table-cell>
          <table:table-cell office:value-type="float" office:value="0.00439601" calcext:value-type="float">
            <text:p>0.00439601</text:p>
          </table:table-cell>
          <table:table-cell office:value-type="float" office:value="0.00894343" calcext:value-type="float">
            <text:p>0.00894343</text:p>
          </table:table-cell>
          <table:table-cell office:value-type="float" office:value="0.0146401" calcext:value-type="float">
            <text:p>0.0146401</text:p>
          </table:table-cell>
          <table:table-cell office:value-type="float" office:value="0.0196653" calcext:value-type="float">
            <text:p>0.0196653</text:p>
          </table:table-cell>
          <table:table-cell office:value-type="float" office:value="0.0255108" calcext:value-type="float">
            <text:p>0.0255108</text:p>
          </table:table-cell>
          <table:table-cell office:value-type="float" office:value="0.0542014" calcext:value-type="float">
            <text:p>0.0542014</text:p>
          </table:table-cell>
          <table:table-cell table:number-columns-repeated="11"/>
        </table:table-row>
        <table:table-row table:style-name="ro1">
          <table:table-cell office:value-type="float" office:value="0.000044628" calcext:value-type="float">
            <text:p>4.46E-005</text:p>
          </table:table-cell>
          <table:table-cell office:value-type="float" office:value="0.000131387" calcext:value-type="float">
            <text:p>0.000131387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89115" calcext:value-type="float">
            <text:p>0.00189115</text:p>
          </table:table-cell>
          <table:table-cell office:value-type="float" office:value="0.00438317" calcext:value-type="float">
            <text:p>0.00438317</text:p>
          </table:table-cell>
          <table:table-cell office:value-type="float" office:value="0.00894319" calcext:value-type="float">
            <text:p>0.00894319</text:p>
          </table:table-cell>
          <table:table-cell office:value-type="float" office:value="0.014714" calcext:value-type="float">
            <text:p>0.014714</text:p>
          </table:table-cell>
          <table:table-cell office:value-type="float" office:value="0.019694" calcext:value-type="float">
            <text:p>0.019694</text:p>
          </table:table-cell>
          <table:table-cell office:value-type="float" office:value="0.0253699" calcext:value-type="float">
            <text:p>0.0253699</text:p>
          </table:table-cell>
          <table:table-cell office:value-type="float" office:value="0.0540815" calcext:value-type="float">
            <text:p>0.0540815</text:p>
          </table:table-cell>
          <table:table-cell table:number-columns-repeated="11"/>
        </table:table-row>
        <table:table-row table:style-name="ro1">
          <table:table-cell office:value-type="float" office:value="0.000027547" calcext:value-type="float">
            <text:p>2.75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8283" calcext:value-type="float">
            <text:p>0.000338283</text:p>
          </table:table-cell>
          <table:table-cell office:value-type="float" office:value="0.0018905" calcext:value-type="float">
            <text:p>0.0018905</text:p>
          </table:table-cell>
          <table:table-cell office:value-type="float" office:value="0.00439226" calcext:value-type="float">
            <text:p>0.00439226</text:p>
          </table:table-cell>
          <table:table-cell office:value-type="float" office:value="0.00890919" calcext:value-type="float">
            <text:p>0.00890919</text:p>
          </table:table-cell>
          <table:table-cell office:value-type="float" office:value="0.0143901" calcext:value-type="float">
            <text:p>0.0143901</text:p>
          </table:table-cell>
          <table:table-cell office:value-type="float" office:value="0.0197037" calcext:value-type="float">
            <text:p>0.0197037</text:p>
          </table:table-cell>
          <table:table-cell office:value-type="float" office:value="0.0253785" calcext:value-type="float">
            <text:p>0.0253785</text:p>
          </table:table-cell>
          <table:table-cell office:value-type="float" office:value="0.0548121" calcext:value-type="float">
            <text:p>0.0548121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40578" calcext:value-type="float">
            <text:p>0.000140578</text:p>
          </table:table-cell>
          <table:table-cell office:value-type="float" office:value="0.000340163" calcext:value-type="float">
            <text:p>0.000340163</text:p>
          </table:table-cell>
          <table:table-cell office:value-type="float" office:value="0.00189546" calcext:value-type="float">
            <text:p>0.00189546</text:p>
          </table:table-cell>
          <table:table-cell office:value-type="float" office:value="0.00439432" calcext:value-type="float">
            <text:p>0.00439432</text:p>
          </table:table-cell>
          <table:table-cell office:value-type="float" office:value="0.00892196" calcext:value-type="float">
            <text:p>0.00892196</text:p>
          </table:table-cell>
          <table:table-cell office:value-type="float" office:value="0.0144073" calcext:value-type="float">
            <text:p>0.0144073</text:p>
          </table:table-cell>
          <table:table-cell office:value-type="float" office:value="0.0196396" calcext:value-type="float">
            <text:p>0.0196396</text:p>
          </table:table-cell>
          <table:table-cell office:value-type="float" office:value="0.0254325" calcext:value-type="float">
            <text:p>0.0254325</text:p>
          </table:table-cell>
          <table:table-cell office:value-type="float" office:value="0.0539669" calcext:value-type="float">
            <text:p>0.0539669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933" calcext:value-type="float">
            <text:p>0.000131933</text:p>
          </table:table-cell>
          <table:table-cell office:value-type="float" office:value="0.000338798" calcext:value-type="float">
            <text:p>0.000338798</text:p>
          </table:table-cell>
          <table:table-cell office:value-type="float" office:value="0.00188681" calcext:value-type="float">
            <text:p>0.00188681</text:p>
          </table:table-cell>
          <table:table-cell office:value-type="float" office:value="0.00438118" calcext:value-type="float">
            <text:p>0.00438118</text:p>
          </table:table-cell>
          <table:table-cell office:value-type="float" office:value="0.00892596" calcext:value-type="float">
            <text:p>0.00892596</text:p>
          </table:table-cell>
          <table:table-cell office:value-type="float" office:value="0.0143809" calcext:value-type="float">
            <text:p>0.0143809</text:p>
          </table:table-cell>
          <table:table-cell office:value-type="float" office:value="0.0197744" calcext:value-type="float">
            <text:p>0.0197744</text:p>
          </table:table-cell>
          <table:table-cell office:value-type="float" office:value="0.0253885" calcext:value-type="float">
            <text:p>0.0253885</text:p>
          </table:table-cell>
          <table:table-cell office:value-type="float" office:value="0.0537856" calcext:value-type="float">
            <text:p>0.0537856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572" calcext:value-type="float">
            <text:p>0.000131572</text:p>
          </table:table-cell>
          <table:table-cell office:value-type="float" office:value="0.000339323" calcext:value-type="float">
            <text:p>0.000339323</text:p>
          </table:table-cell>
          <table:table-cell office:value-type="float" office:value="0.00190114" calcext:value-type="float">
            <text:p>0.00190114</text:p>
          </table:table-cell>
          <table:table-cell office:value-type="float" office:value="0.00439011" calcext:value-type="float">
            <text:p>0.00439011</text:p>
          </table:table-cell>
          <table:table-cell office:value-type="float" office:value="0.00894889" calcext:value-type="float">
            <text:p>0.00894889</text:p>
          </table:table-cell>
          <table:table-cell office:value-type="float" office:value="0.0144866" calcext:value-type="float">
            <text:p>0.0144866</text:p>
          </table:table-cell>
          <table:table-cell office:value-type="float" office:value="0.0196752" calcext:value-type="float">
            <text:p>0.0196752</text:p>
          </table:table-cell>
          <table:table-cell office:value-type="float" office:value="0.0253887" calcext:value-type="float">
            <text:p>0.0253887</text:p>
          </table:table-cell>
          <table:table-cell office:value-type="float" office:value="0.0539997" calcext:value-type="float">
            <text:p>0.0539997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653" calcext:value-type="float">
            <text:p>0.000131653</text:p>
          </table:table-cell>
          <table:table-cell office:value-type="float" office:value="0.000339218" calcext:value-type="float">
            <text:p>0.000339218</text:p>
          </table:table-cell>
          <table:table-cell office:value-type="float" office:value="0.00188832" calcext:value-type="float">
            <text:p>0.00188832</text:p>
          </table:table-cell>
          <table:table-cell office:value-type="float" office:value="0.00439877" calcext:value-type="float">
            <text:p>0.00439877</text:p>
          </table:table-cell>
          <table:table-cell office:value-type="float" office:value="0.00891935" calcext:value-type="float">
            <text:p>0.00891935</text:p>
          </table:table-cell>
          <table:table-cell office:value-type="float" office:value="0.0148573" calcext:value-type="float">
            <text:p>0.0148573</text:p>
          </table:table-cell>
          <table:table-cell office:value-type="float" office:value="0.0197138" calcext:value-type="float">
            <text:p>0.0197138</text:p>
          </table:table-cell>
          <table:table-cell office:value-type="float" office:value="0.0254306" calcext:value-type="float">
            <text:p>0.0254306</text:p>
          </table:table-cell>
          <table:table-cell office:value-type="float" office:value="0.0538611" calcext:value-type="float">
            <text:p>0.0538611</text:p>
          </table:table-cell>
          <table:table-cell table:number-columns-repeated="11"/>
        </table:table-row>
        <table:table-row table:style-name="ro1">
          <table:table-cell office:value-type="float" office:value="0.000026937" calcext:value-type="float">
            <text:p>2.69E-005</text:p>
          </table:table-cell>
          <table:table-cell office:value-type="float" office:value="0.000131662" calcext:value-type="float">
            <text:p>0.000131662</text:p>
          </table:table-cell>
          <table:table-cell office:value-type="float" office:value="0.000338794" calcext:value-type="float">
            <text:p>0.000338794</text:p>
          </table:table-cell>
          <table:table-cell office:value-type="float" office:value="0.0018932" calcext:value-type="float">
            <text:p>0.0018932</text:p>
          </table:table-cell>
          <table:table-cell office:value-type="float" office:value="0.00438806" calcext:value-type="float">
            <text:p>0.00438806</text:p>
          </table:table-cell>
          <table:table-cell office:value-type="float" office:value="0.00896063" calcext:value-type="float">
            <text:p>0.00896063</text:p>
          </table:table-cell>
          <table:table-cell office:value-type="float" office:value="0.0145369" calcext:value-type="float">
            <text:p>0.0145369</text:p>
          </table:table-cell>
          <table:table-cell office:value-type="float" office:value="0.0197192" calcext:value-type="float">
            <text:p>0.0197192</text:p>
          </table:table-cell>
          <table:table-cell office:value-type="float" office:value="0.0254505" calcext:value-type="float">
            <text:p>0.0254505</text:p>
          </table:table-cell>
          <table:table-cell office:value-type="float" office:value="0.0540205" calcext:value-type="float">
            <text:p>0.0540205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2067" calcext:value-type="float">
            <text:p>0.000132067</text:p>
          </table:table-cell>
          <table:table-cell office:value-type="float" office:value="0.000360189" calcext:value-type="float">
            <text:p>0.000360189</text:p>
          </table:table-cell>
          <table:table-cell office:value-type="float" office:value="0.00188646" calcext:value-type="float">
            <text:p>0.00188646</text:p>
          </table:table-cell>
          <table:table-cell office:value-type="float" office:value="0.00438911" calcext:value-type="float">
            <text:p>0.00438911</text:p>
          </table:table-cell>
          <table:table-cell office:value-type="float" office:value="0.00891385" calcext:value-type="float">
            <text:p>0.00891385</text:p>
          </table:table-cell>
          <table:table-cell office:value-type="float" office:value="0.0143883" calcext:value-type="float">
            <text:p>0.0143883</text:p>
          </table:table-cell>
          <table:table-cell office:value-type="float" office:value="0.0197461" calcext:value-type="float">
            <text:p>0.0197461</text:p>
          </table:table-cell>
          <table:table-cell office:value-type="float" office:value="0.0254814" calcext:value-type="float">
            <text:p>0.0254814</text:p>
          </table:table-cell>
          <table:table-cell office:value-type="float" office:value="0.0541867" calcext:value-type="float">
            <text:p>0.0541867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38833" calcext:value-type="float">
            <text:p>0.000338833</text:p>
          </table:table-cell>
          <table:table-cell office:value-type="float" office:value="0.0018915" calcext:value-type="float">
            <text:p>0.0018915</text:p>
          </table:table-cell>
          <table:table-cell office:value-type="float" office:value="0.00438729" calcext:value-type="float">
            <text:p>0.00438729</text:p>
          </table:table-cell>
          <table:table-cell office:value-type="float" office:value="0.00894274" calcext:value-type="float">
            <text:p>0.00894274</text:p>
          </table:table-cell>
          <table:table-cell office:value-type="float" office:value="0.014766" calcext:value-type="float">
            <text:p>0.014766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253942" calcext:value-type="float">
            <text:p>0.0253942</text:p>
          </table:table-cell>
          <table:table-cell office:value-type="float" office:value="0.0556431" calcext:value-type="float">
            <text:p>0.0556431</text:p>
          </table:table-cell>
          <table:table-cell table:number-columns-repeated="11"/>
        </table:table-row>
        <table:table-row table:style-name="ro1">
          <table:table-cell office:value-type="float" office:value="0.000027292" calcext:value-type="float">
            <text:p>2.73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39074" calcext:value-type="float">
            <text:p>0.000339074</text:p>
          </table:table-cell>
          <table:table-cell office:value-type="float" office:value="0.00188725" calcext:value-type="float">
            <text:p>0.00188725</text:p>
          </table:table-cell>
          <table:table-cell office:value-type="float" office:value="0.00439669" calcext:value-type="float">
            <text:p>0.00439669</text:p>
          </table:table-cell>
          <table:table-cell office:value-type="float" office:value="0.00890916" calcext:value-type="float">
            <text:p>0.00890916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0.0198465" calcext:value-type="float">
            <text:p>0.0198465</text:p>
          </table:table-cell>
          <table:table-cell office:value-type="float" office:value="0.0253878" calcext:value-type="float">
            <text:p>0.0253878</text:p>
          </table:table-cell>
          <table:table-cell office:value-type="float" office:value="0.0595724" calcext:value-type="float">
            <text:p>0.0595724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2057" calcext:value-type="float">
            <text:p>0.000132057</text:p>
          </table:table-cell>
          <table:table-cell office:value-type="float" office:value="0.000338524" calcext:value-type="float">
            <text:p>0.000338524</text:p>
          </table:table-cell>
          <table:table-cell office:value-type="float" office:value="0.00189662" calcext:value-type="float">
            <text:p>0.00189662</text:p>
          </table:table-cell>
          <table:table-cell office:value-type="float" office:value="0.00440284" calcext:value-type="float">
            <text:p>0.00440284</text:p>
          </table:table-cell>
          <table:table-cell office:value-type="float" office:value="0.0090925" calcext:value-type="float">
            <text:p>0.0090925</text:p>
          </table:table-cell>
          <table:table-cell office:value-type="float" office:value="0.0143854" calcext:value-type="float">
            <text:p>0.0143854</text:p>
          </table:table-cell>
          <table:table-cell office:value-type="float" office:value="0.0198147" calcext:value-type="float">
            <text:p>0.0198147</text:p>
          </table:table-cell>
          <table:table-cell office:value-type="float" office:value="0.0254006" calcext:value-type="float">
            <text:p>0.0254006</text:p>
          </table:table-cell>
          <table:table-cell office:value-type="float" office:value="0.0569756" calcext:value-type="float">
            <text:p>0.0569756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883" calcext:value-type="float">
            <text:p>0.000131883</text:p>
          </table:table-cell>
          <table:table-cell office:value-type="float" office:value="0.000347638" calcext:value-type="float">
            <text:p>0.000347638</text:p>
          </table:table-cell>
          <table:table-cell office:value-type="float" office:value="0.00188943" calcext:value-type="float">
            <text:p>0.00188943</text:p>
          </table:table-cell>
          <table:table-cell office:value-type="float" office:value="0.00439788" calcext:value-type="float">
            <text:p>0.00439788</text:p>
          </table:table-cell>
          <table:table-cell office:value-type="float" office:value="0.0089155" calcext:value-type="float">
            <text:p>0.0089155</text:p>
          </table:table-cell>
          <table:table-cell office:value-type="float" office:value="0.0145026" calcext:value-type="float">
            <text:p>0.0145026</text:p>
          </table:table-cell>
          <table:table-cell office:value-type="float" office:value="0.0197497" calcext:value-type="float">
            <text:p>0.0197497</text:p>
          </table:table-cell>
          <table:table-cell office:value-type="float" office:value="0.025386" calcext:value-type="float">
            <text:p>0.025386</text:p>
          </table:table-cell>
          <table:table-cell office:value-type="float" office:value="0.0543649" calcext:value-type="float">
            <text:p>0.0543649</text:p>
          </table:table-cell>
          <table:table-cell table:number-columns-repeated="11"/>
        </table:table-row>
        <table:table-row table:style-name="ro1">
          <table:table-cell office:value-type="float" office:value="0.000026912" calcext:value-type="float">
            <text:p>2.69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9113" calcext:value-type="float">
            <text:p>0.000339113</text:p>
          </table:table-cell>
          <table:table-cell office:value-type="float" office:value="0.0018921" calcext:value-type="float">
            <text:p>0.0018921</text:p>
          </table:table-cell>
          <table:table-cell office:value-type="float" office:value="0.00439357" calcext:value-type="float">
            <text:p>0.00439357</text:p>
          </table:table-cell>
          <table:table-cell office:value-type="float" office:value="0.00893383" calcext:value-type="float">
            <text:p>0.00893383</text:p>
          </table:table-cell>
          <table:table-cell office:value-type="float" office:value="0.014396" calcext:value-type="float">
            <text:p>0.014396</text:p>
          </table:table-cell>
          <table:table-cell office:value-type="float" office:value="0.0204975" calcext:value-type="float">
            <text:p>0.0204975</text:p>
          </table:table-cell>
          <table:table-cell office:value-type="float" office:value="0.0257105" calcext:value-type="float">
            <text:p>0.0257105</text:p>
          </table:table-cell>
          <table:table-cell office:value-type="float" office:value="0.053853" calcext:value-type="float">
            <text:p>0.053853</text:p>
          </table:table-cell>
          <table:table-cell table:number-columns-repeated="11"/>
        </table:table-row>
        <table:table-row table:style-name="ro1">
          <table:table-cell office:value-type="float" office:value="0.000027317" calcext:value-type="float">
            <text:p>2.73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38828" calcext:value-type="float">
            <text:p>0.000338828</text:p>
          </table:table-cell>
          <table:table-cell office:value-type="float" office:value="0.00188728" calcext:value-type="float">
            <text:p>0.00188728</text:p>
          </table:table-cell>
          <table:table-cell office:value-type="float" office:value="0.0043864" calcext:value-type="float">
            <text:p>0.0043864</text:p>
          </table:table-cell>
          <table:table-cell office:value-type="float" office:value="0.00911487" calcext:value-type="float">
            <text:p>0.00911487</text:p>
          </table:table-cell>
          <table:table-cell office:value-type="float" office:value="0.0143486" calcext:value-type="float">
            <text:p>0.0143486</text:p>
          </table:table-cell>
          <table:table-cell office:value-type="float" office:value="0.0196877" calcext:value-type="float">
            <text:p>0.0196877</text:p>
          </table:table-cell>
          <table:table-cell office:value-type="float" office:value="0.0253874" calcext:value-type="float">
            <text:p>0.0253874</text:p>
          </table:table-cell>
          <table:table-cell office:value-type="float" office:value="0.0538315" calcext:value-type="float">
            <text:p>0.0538315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39913" calcext:value-type="float">
            <text:p>0.000339913</text:p>
          </table:table-cell>
          <table:table-cell office:value-type="float" office:value="0.00189141" calcext:value-type="float">
            <text:p>0.00189141</text:p>
          </table:table-cell>
          <table:table-cell office:value-type="float" office:value="0.00445486" calcext:value-type="float">
            <text:p>0.00445486</text:p>
          </table:table-cell>
          <table:table-cell office:value-type="float" office:value="0.00894239" calcext:value-type="float">
            <text:p>0.00894239</text:p>
          </table:table-cell>
          <table:table-cell office:value-type="float" office:value="0.0143639" calcext:value-type="float">
            <text:p>0.0143639</text:p>
          </table:table-cell>
          <table:table-cell office:value-type="float" office:value="0.0196802" calcext:value-type="float">
            <text:p>0.0196802</text:p>
          </table:table-cell>
          <table:table-cell office:value-type="float" office:value="0.0253792" calcext:value-type="float">
            <text:p>0.0253792</text:p>
          </table:table-cell>
          <table:table-cell office:value-type="float" office:value="0.0550897" calcext:value-type="float">
            <text:p>0.0550897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662" calcext:value-type="float">
            <text:p>0.000131662</text:p>
          </table:table-cell>
          <table:table-cell office:value-type="float" office:value="0.000338718" calcext:value-type="float">
            <text:p>0.000338718</text:p>
          </table:table-cell>
          <table:table-cell office:value-type="float" office:value="0.00188652" calcext:value-type="float">
            <text:p>0.00188652</text:p>
          </table:table-cell>
          <table:table-cell office:value-type="float" office:value="0.00441394" calcext:value-type="float">
            <text:p>0.00441394</text:p>
          </table:table-cell>
          <table:table-cell office:value-type="float" office:value="0.0089174" calcext:value-type="float">
            <text:p>0.0089174</text:p>
          </table:table-cell>
          <table:table-cell office:value-type="float" office:value="0.014369" calcext:value-type="float">
            <text:p>0.014369</text:p>
          </table:table-cell>
          <table:table-cell office:value-type="float" office:value="0.0198994" calcext:value-type="float">
            <text:p>0.0198994</text:p>
          </table:table-cell>
          <table:table-cell office:value-type="float" office:value="0.0253382" calcext:value-type="float">
            <text:p>0.0253382</text:p>
          </table:table-cell>
          <table:table-cell office:value-type="float" office:value="0.054649" calcext:value-type="float">
            <text:p>0.054649</text:p>
          </table:table-cell>
          <table:table-cell table:number-columns-repeated="11"/>
        </table:table-row>
        <table:table-row table:style-name="ro1">
          <table:table-cell office:value-type="float" office:value="0.000027148" calcext:value-type="float">
            <text:p>2.71E-005</text:p>
          </table:table-cell>
          <table:table-cell office:value-type="float" office:value="0.000131512" calcext:value-type="float">
            <text:p>0.000131512</text:p>
          </table:table-cell>
          <table:table-cell office:value-type="float" office:value="0.000339608" calcext:value-type="float">
            <text:p>0.000339608</text:p>
          </table:table-cell>
          <table:table-cell office:value-type="float" office:value="0.0018975" calcext:value-type="float">
            <text:p>0.0018975</text:p>
          </table:table-cell>
          <table:table-cell office:value-type="float" office:value="0.00438133" calcext:value-type="float">
            <text:p>0.00438133</text:p>
          </table:table-cell>
          <table:table-cell office:value-type="float" office:value="0.00894772" calcext:value-type="float">
            <text:p>0.00894772</text:p>
          </table:table-cell>
          <table:table-cell office:value-type="float" office:value="0.0143744" calcext:value-type="float">
            <text:p>0.0143744</text:p>
          </table:table-cell>
          <table:table-cell office:value-type="float" office:value="0.0203406" calcext:value-type="float">
            <text:p>0.0203406</text:p>
          </table:table-cell>
          <table:table-cell office:value-type="float" office:value="0.0253686" calcext:value-type="float">
            <text:p>0.0253686</text:p>
          </table:table-cell>
          <table:table-cell office:value-type="float" office:value="0.05504" calcext:value-type="float">
            <text:p>0.05504</text:p>
          </table:table-cell>
          <table:table-cell table:number-columns-repeated="11"/>
        </table:table-row>
        <table:table-row table:style-name="ro1">
          <table:table-cell office:value-type="float" office:value="0.000027292" calcext:value-type="float">
            <text:p>2.73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89109" calcext:value-type="float">
            <text:p>0.00189109</text:p>
          </table:table-cell>
          <table:table-cell office:value-type="float" office:value="0.00441601" calcext:value-type="float">
            <text:p>0.00441601</text:p>
          </table:table-cell>
          <table:table-cell office:value-type="float" office:value="0.00895021" calcext:value-type="float">
            <text:p>0.00895021</text:p>
          </table:table-cell>
          <table:table-cell office:value-type="float" office:value="0.0143676" calcext:value-type="float">
            <text:p>0.0143676</text:p>
          </table:table-cell>
          <table:table-cell office:value-type="float" office:value="0.0197012" calcext:value-type="float">
            <text:p>0.0197012</text:p>
          </table:table-cell>
          <table:table-cell office:value-type="float" office:value="0.0254081" calcext:value-type="float">
            <text:p>0.0254081</text:p>
          </table:table-cell>
          <table:table-cell office:value-type="float" office:value="0.0558677" calcext:value-type="float">
            <text:p>0.0558677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873" calcext:value-type="float">
            <text:p>0.000131873</text:p>
          </table:table-cell>
          <table:table-cell office:value-type="float" office:value="0.000342528" calcext:value-type="float">
            <text:p>0.000342528</text:p>
          </table:table-cell>
          <table:table-cell office:value-type="float" office:value="0.00189188" calcext:value-type="float">
            <text:p>0.00189188</text:p>
          </table:table-cell>
          <table:table-cell office:value-type="float" office:value="0.00437823" calcext:value-type="float">
            <text:p>0.00437823</text:p>
          </table:table-cell>
          <table:table-cell office:value-type="float" office:value="0.00894435" calcext:value-type="float">
            <text:p>0.00894435</text:p>
          </table:table-cell>
          <table:table-cell office:value-type="float" office:value="0.0143496" calcext:value-type="float">
            <text:p>0.0143496</text:p>
          </table:table-cell>
          <table:table-cell office:value-type="float" office:value="0.0198497" calcext:value-type="float">
            <text:p>0.0198497</text:p>
          </table:table-cell>
          <table:table-cell office:value-type="float" office:value="0.0253945" calcext:value-type="float">
            <text:p>0.0253945</text:p>
          </table:table-cell>
          <table:table-cell office:value-type="float" office:value="0.0562447" calcext:value-type="float">
            <text:p>0.0562447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39089" calcext:value-type="float">
            <text:p>0.000339089</text:p>
          </table:table-cell>
          <table:table-cell office:value-type="float" office:value="0.00188669" calcext:value-type="float">
            <text:p>0.00188669</text:p>
          </table:table-cell>
          <table:table-cell office:value-type="float" office:value="0.00438069" calcext:value-type="float">
            <text:p>0.00438069</text:p>
          </table:table-cell>
          <table:table-cell office:value-type="float" office:value="0.00889789" calcext:value-type="float">
            <text:p>0.00889789</text:p>
          </table:table-cell>
          <table:table-cell office:value-type="float" office:value="0.0143711" calcext:value-type="float">
            <text:p>0.0143711</text:p>
          </table:table-cell>
          <table:table-cell office:value-type="float" office:value="0.0199438" calcext:value-type="float">
            <text:p>0.0199438</text:p>
          </table:table-cell>
          <table:table-cell office:value-type="float" office:value="0.0254195" calcext:value-type="float">
            <text:p>0.0254195</text:p>
          </table:table-cell>
          <table:table-cell office:value-type="float" office:value="0.057778" calcext:value-type="float">
            <text:p>0.057778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898" calcext:value-type="float">
            <text:p>0.000131898</text:p>
          </table:table-cell>
          <table:table-cell office:value-type="float" office:value="0.000339453" calcext:value-type="float">
            <text:p>0.000339453</text:p>
          </table:table-cell>
          <table:table-cell office:value-type="float" office:value="0.00189488" calcext:value-type="float">
            <text:p>0.00189488</text:p>
          </table:table-cell>
          <table:table-cell office:value-type="float" office:value="0.00441847" calcext:value-type="float">
            <text:p>0.00441847</text:p>
          </table:table-cell>
          <table:table-cell office:value-type="float" office:value="0.0089396" calcext:value-type="float">
            <text:p>0.0089396</text:p>
          </table:table-cell>
          <table:table-cell office:value-type="float" office:value="0.0143867" calcext:value-type="float">
            <text:p>0.0143867</text:p>
          </table:table-cell>
          <table:table-cell office:value-type="float" office:value="0.0202798" calcext:value-type="float">
            <text:p>0.0202798</text:p>
          </table:table-cell>
          <table:table-cell office:value-type="float" office:value="0.0255258" calcext:value-type="float">
            <text:p>0.0255258</text:p>
          </table:table-cell>
          <table:table-cell office:value-type="float" office:value="0.0561818" calcext:value-type="float">
            <text:p>0.0561818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7989" calcext:value-type="float">
            <text:p>0.000337989</text:p>
          </table:table-cell>
          <table:table-cell office:value-type="float" office:value="0.00188634" calcext:value-type="float">
            <text:p>0.00188634</text:p>
          </table:table-cell>
          <table:table-cell office:value-type="float" office:value="0.00442431" calcext:value-type="float">
            <text:p>0.00442431</text:p>
          </table:table-cell>
          <table:table-cell office:value-type="float" office:value="0.00892602" calcext:value-type="float">
            <text:p>0.00892602</text:p>
          </table:table-cell>
          <table:table-cell office:value-type="float" office:value="0.0144213" calcext:value-type="float">
            <text:p>0.0144213</text:p>
          </table:table-cell>
          <table:table-cell office:value-type="float" office:value="0.0197288" calcext:value-type="float">
            <text:p>0.0197288</text:p>
          </table:table-cell>
          <table:table-cell office:value-type="float" office:value="0.025408" calcext:value-type="float">
            <text:p>0.025408</text:p>
          </table:table-cell>
          <table:table-cell office:value-type="float" office:value="0.0581136" calcext:value-type="float">
            <text:p>0.0581136</text:p>
          </table:table-cell>
          <table:table-cell table:number-columns-repeated="11"/>
        </table:table-row>
        <table:table-row table:style-name="ro1">
          <table:table-cell office:value-type="float" office:value="0.000026977" calcext:value-type="float">
            <text:p>2.70E-005</text:p>
          </table:table-cell>
          <table:table-cell office:value-type="float" office:value="0.000131583" calcext:value-type="float">
            <text:p>0.000131583</text:p>
          </table:table-cell>
          <table:table-cell office:value-type="float" office:value="0.000339473" calcext:value-type="float">
            <text:p>0.000339473</text:p>
          </table:table-cell>
          <table:table-cell office:value-type="float" office:value="0.00189888" calcext:value-type="float">
            <text:p>0.00189888</text:p>
          </table:table-cell>
          <table:table-cell office:value-type="float" office:value="0.00439919" calcext:value-type="float">
            <text:p>0.00439919</text:p>
          </table:table-cell>
          <table:table-cell office:value-type="float" office:value="0.00893668" calcext:value-type="float">
            <text:p>0.0089366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96521" calcext:value-type="float">
            <text:p>0.0196521</text:p>
          </table:table-cell>
          <table:table-cell office:value-type="float" office:value="0.0254714" calcext:value-type="float">
            <text:p>0.0254714</text:p>
          </table:table-cell>
          <table:table-cell office:value-type="float" office:value="0.0555523" calcext:value-type="float">
            <text:p>0.0555523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78" calcext:value-type="float">
            <text:p>0.000131778</text:p>
          </table:table-cell>
          <table:table-cell office:value-type="float" office:value="0.000338959" calcext:value-type="float">
            <text:p>0.000338959</text:p>
          </table:table-cell>
          <table:table-cell office:value-type="float" office:value="0.00188859" calcext:value-type="float">
            <text:p>0.00188859</text:p>
          </table:table-cell>
          <table:table-cell office:value-type="float" office:value="0.00438714" calcext:value-type="float">
            <text:p>0.00438714</text:p>
          </table:table-cell>
          <table:table-cell office:value-type="float" office:value="0.0089192" calcext:value-type="float">
            <text:p>0.0089192</text:p>
          </table:table-cell>
          <table:table-cell office:value-type="float" office:value="0.0144156" calcext:value-type="float">
            <text:p>0.0144156</text:p>
          </table:table-cell>
          <table:table-cell office:value-type="float" office:value="0.0198637" calcext:value-type="float">
            <text:p>0.0198637</text:p>
          </table:table-cell>
          <table:table-cell office:value-type="float" office:value="0.0254246" calcext:value-type="float">
            <text:p>0.0254246</text:p>
          </table:table-cell>
          <table:table-cell office:value-type="float" office:value="0.0567568" calcext:value-type="float">
            <text:p>0.0567568</text:p>
          </table:table-cell>
          <table:table-cell table:number-columns-repeated="11"/>
        </table:table-row>
        <table:table-row table:style-name="ro1">
          <table:table-cell office:value-type="float" office:value="0.000026947" calcext:value-type="float">
            <text:p>2.69E-005</text:p>
          </table:table-cell>
          <table:table-cell office:value-type="float" office:value="0.000132347" calcext:value-type="float">
            <text:p>0.000132347</text:p>
          </table:table-cell>
          <table:table-cell office:value-type="float" office:value="0.000338798" calcext:value-type="float">
            <text:p>0.000338798</text:p>
          </table:table-cell>
          <table:table-cell office:value-type="float" office:value="0.00189075" calcext:value-type="float">
            <text:p>0.00189075</text:p>
          </table:table-cell>
          <table:table-cell office:value-type="float" office:value="0.00437832" calcext:value-type="float">
            <text:p>0.00437832</text:p>
          </table:table-cell>
          <table:table-cell office:value-type="float" office:value="0.00892987" calcext:value-type="float">
            <text:p>0.00892987</text:p>
          </table:table-cell>
          <table:table-cell office:value-type="float" office:value="0.0144778" calcext:value-type="float">
            <text:p>0.0144778</text:p>
          </table:table-cell>
          <table:table-cell office:value-type="float" office:value="0.0199305" calcext:value-type="float">
            <text:p>0.0199305</text:p>
          </table:table-cell>
          <table:table-cell office:value-type="float" office:value="0.0253732" calcext:value-type="float">
            <text:p>0.0253732</text:p>
          </table:table-cell>
          <table:table-cell office:value-type="float" office:value="0.0569692" calcext:value-type="float">
            <text:p>0.0569692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1927" calcext:value-type="float">
            <text:p>0.000131927</text:p>
          </table:table-cell>
          <table:table-cell office:value-type="float" office:value="0.000339739" calcext:value-type="float">
            <text:p>0.000339739</text:p>
          </table:table-cell>
          <table:table-cell office:value-type="float" office:value="0.00188737" calcext:value-type="float">
            <text:p>0.00188737</text:p>
          </table:table-cell>
          <table:table-cell office:value-type="float" office:value="0.00438805" calcext:value-type="float">
            <text:p>0.00438805</text:p>
          </table:table-cell>
          <table:table-cell office:value-type="float" office:value="0.00902997" calcext:value-type="float">
            <text:p>0.00902997</text:p>
          </table:table-cell>
          <table:table-cell office:value-type="float" office:value="0.0143719" calcext:value-type="float">
            <text:p>0.0143719</text:p>
          </table:table-cell>
          <table:table-cell office:value-type="float" office:value="0.0202233" calcext:value-type="float">
            <text:p>0.0202233</text:p>
          </table:table-cell>
          <table:table-cell office:value-type="float" office:value="0.025476" calcext:value-type="float">
            <text:p>0.025476</text:p>
          </table:table-cell>
          <table:table-cell office:value-type="float" office:value="0.0557831" calcext:value-type="float">
            <text:p>0.0557831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9113" calcext:value-type="float">
            <text:p>0.000339113</text:p>
          </table:table-cell>
          <table:table-cell office:value-type="float" office:value="0.0018905" calcext:value-type="float">
            <text:p>0.0018905</text:p>
          </table:table-cell>
          <table:table-cell office:value-type="float" office:value="0.00438973" calcext:value-type="float">
            <text:p>0.00438973</text:p>
          </table:table-cell>
          <table:table-cell office:value-type="float" office:value="0.00898802" calcext:value-type="float">
            <text:p>0.00898802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197148" calcext:value-type="float">
            <text:p>0.0197148</text:p>
          </table:table-cell>
          <table:table-cell office:value-type="float" office:value="0.0254308" calcext:value-type="float">
            <text:p>0.0254308</text:p>
          </table:table-cell>
          <table:table-cell office:value-type="float" office:value="0.0572348" calcext:value-type="float">
            <text:p>0.0572348</text:p>
          </table:table-cell>
          <table:table-cell table:number-columns-repeated="11"/>
        </table:table-row>
        <table:table-row table:style-name="ro1">
          <table:table-cell office:value-type="float" office:value="0.000027322" calcext:value-type="float">
            <text:p>2.73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214" calcext:value-type="float">
            <text:p>0.000339214</text:p>
          </table:table-cell>
          <table:table-cell office:value-type="float" office:value="0.00188648" calcext:value-type="float">
            <text:p>0.00188648</text:p>
          </table:table-cell>
          <table:table-cell office:value-type="float" office:value="0.00438302" calcext:value-type="float">
            <text:p>0.00438302</text:p>
          </table:table-cell>
          <table:table-cell office:value-type="float" office:value="0.00891522" calcext:value-type="float">
            <text:p>0.00891522</text:p>
          </table:table-cell>
          <table:table-cell office:value-type="float" office:value="0.0143796" calcext:value-type="float">
            <text:p>0.0143796</text:p>
          </table:table-cell>
          <table:table-cell office:value-type="float" office:value="0.0198441" calcext:value-type="float">
            <text:p>0.0198441</text:p>
          </table:table-cell>
          <table:table-cell office:value-type="float" office:value="0.0253791" calcext:value-type="float">
            <text:p>0.0253791</text:p>
          </table:table-cell>
          <table:table-cell office:value-type="float" office:value="0.0562088" calcext:value-type="float">
            <text:p>0.0562088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1423" calcext:value-type="float">
            <text:p>0.000131423</text:p>
          </table:table-cell>
          <table:table-cell office:value-type="float" office:value="0.000339153" calcext:value-type="float">
            <text:p>0.000339153</text:p>
          </table:table-cell>
          <table:table-cell office:value-type="float" office:value="0.00189748" calcext:value-type="float">
            <text:p>0.00189748</text:p>
          </table:table-cell>
          <table:table-cell office:value-type="float" office:value="0.00439076" calcext:value-type="float">
            <text:p>0.00439076</text:p>
          </table:table-cell>
          <table:table-cell office:value-type="float" office:value="0.00913186" calcext:value-type="float">
            <text:p>0.00913186</text:p>
          </table:table-cell>
          <table:table-cell office:value-type="float" office:value="0.0143897" calcext:value-type="float">
            <text:p>0.0143897</text:p>
          </table:table-cell>
          <table:table-cell office:value-type="float" office:value="0.0196681" calcext:value-type="float">
            <text:p>0.0196681</text:p>
          </table:table-cell>
          <table:table-cell office:value-type="float" office:value="0.025397" calcext:value-type="float">
            <text:p>0.025397</text:p>
          </table:table-cell>
          <table:table-cell office:value-type="float" office:value="0.0555824" calcext:value-type="float">
            <text:p>0.0555824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477" calcext:value-type="float">
            <text:p>0.000131477</text:p>
          </table:table-cell>
          <table:table-cell office:value-type="float" office:value="0.000342159" calcext:value-type="float">
            <text:p>0.000342159</text:p>
          </table:table-cell>
          <table:table-cell office:value-type="float" office:value="0.00188872" calcext:value-type="float">
            <text:p>0.00188872</text:p>
          </table:table-cell>
          <table:table-cell office:value-type="float" office:value="0.00439794" calcext:value-type="float">
            <text:p>0.00439794</text:p>
          </table:table-cell>
          <table:table-cell office:value-type="float" office:value="0.00893369" calcext:value-type="float">
            <text:p>0.00893369</text:p>
          </table:table-cell>
          <table:table-cell office:value-type="float" office:value="0.0143876" calcext:value-type="float">
            <text:p>0.0143876</text:p>
          </table:table-cell>
          <table:table-cell office:value-type="float" office:value="0.0196612" calcext:value-type="float">
            <text:p>0.0196612</text:p>
          </table:table-cell>
          <table:table-cell office:value-type="float" office:value="0.0254209" calcext:value-type="float">
            <text:p>0.0254209</text:p>
          </table:table-cell>
          <table:table-cell office:value-type="float" office:value="0.0554472" calcext:value-type="float">
            <text:p>0.0554472</text:p>
          </table:table-cell>
          <table:table-cell table:number-columns-repeated="11"/>
        </table:table-row>
        <table:table-row table:style-name="ro1">
          <table:table-cell office:value-type="float" office:value="0.000026983" calcext:value-type="float">
            <text:p>2.70E-005</text:p>
          </table:table-cell>
          <table:table-cell office:value-type="float" office:value="0.000135395" calcext:value-type="float">
            <text:p>0.000135395</text:p>
          </table:table-cell>
          <table:table-cell office:value-type="float" office:value="0.000339468" calcext:value-type="float">
            <text:p>0.000339468</text:p>
          </table:table-cell>
          <table:table-cell office:value-type="float" office:value="0.00189332" calcext:value-type="float">
            <text:p>0.00189332</text:p>
          </table:table-cell>
          <table:table-cell office:value-type="float" office:value="0.0043921" calcext:value-type="float">
            <text:p>0.0043921</text:p>
          </table:table-cell>
          <table:table-cell office:value-type="float" office:value="0.00895046" calcext:value-type="float">
            <text:p>0.00895046</text:p>
          </table:table-cell>
          <table:table-cell office:value-type="float" office:value="0.0144332" calcext:value-type="float">
            <text:p>0.0144332</text:p>
          </table:table-cell>
          <table:table-cell office:value-type="float" office:value="0.0197159" calcext:value-type="float">
            <text:p>0.0197159</text:p>
          </table:table-cell>
          <table:table-cell office:value-type="float" office:value="0.0254498" calcext:value-type="float">
            <text:p>0.0254498</text:p>
          </table:table-cell>
          <table:table-cell office:value-type="float" office:value="0.0554939" calcext:value-type="float">
            <text:p>0.0554939</text:p>
          </table:table-cell>
          <table:table-cell table:number-columns-repeated="11"/>
        </table:table-row>
        <table:table-row table:style-name="ro1">
          <table:table-cell office:value-type="float" office:value="0.000026933" calcext:value-type="float">
            <text:p>2.69E-005</text:p>
          </table:table-cell>
          <table:table-cell office:value-type="float" office:value="0.000131532" calcext:value-type="float">
            <text:p>0.000131532</text:p>
          </table:table-cell>
          <table:table-cell office:value-type="float" office:value="0.000339693" calcext:value-type="float">
            <text:p>0.000339693</text:p>
          </table:table-cell>
          <table:table-cell office:value-type="float" office:value="0.00189429" calcext:value-type="float">
            <text:p>0.00189429</text:p>
          </table:table-cell>
          <table:table-cell office:value-type="float" office:value="0.00437783" calcext:value-type="float">
            <text:p>0.00437783</text:p>
          </table:table-cell>
          <table:table-cell office:value-type="float" office:value="0.00891353" calcext:value-type="float">
            <text:p>0.00891353</text:p>
          </table:table-cell>
          <table:table-cell office:value-type="float" office:value="0.0145072" calcext:value-type="float">
            <text:p>0.0145072</text:p>
          </table:table-cell>
          <table:table-cell office:value-type="float" office:value="0.0199189" calcext:value-type="float">
            <text:p>0.0199189</text:p>
          </table:table-cell>
          <table:table-cell office:value-type="float" office:value="0.0254266" calcext:value-type="float">
            <text:p>0.0254266</text:p>
          </table:table-cell>
          <table:table-cell office:value-type="float" office:value="0.0560841" calcext:value-type="float">
            <text:p>0.0560841</text:p>
          </table:table-cell>
          <table:table-cell table:number-columns-repeated="11"/>
        </table:table-row>
        <table:table-row table:style-name="ro1">
          <table:table-cell office:value-type="float" office:value="0.000027093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713" calcext:value-type="float">
            <text:p>0.000339713</text:p>
          </table:table-cell>
          <table:table-cell office:value-type="float" office:value="0.00188696" calcext:value-type="float">
            <text:p>0.00188696</text:p>
          </table:table-cell>
          <table:table-cell office:value-type="float" office:value="0.00440517" calcext:value-type="float">
            <text:p>0.00440517</text:p>
          </table:table-cell>
          <table:table-cell office:value-type="float" office:value="0.00893353" calcext:value-type="float">
            <text:p>0.00893353</text:p>
          </table:table-cell>
          <table:table-cell office:value-type="float" office:value="0.0148125" calcext:value-type="float">
            <text:p>0.0148125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54243" calcext:value-type="float">
            <text:p>0.0254243</text:p>
          </table:table-cell>
          <table:table-cell office:value-type="float" office:value="0.0559718" calcext:value-type="float">
            <text:p>0.0559718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2357" calcext:value-type="float">
            <text:p>0.000132357</text:p>
          </table:table-cell>
          <table:table-cell office:value-type="float" office:value="0.000339683" calcext:value-type="float">
            <text:p>0.000339683</text:p>
          </table:table-cell>
          <table:table-cell office:value-type="float" office:value="0.00189722" calcext:value-type="float">
            <text:p>0.00189722</text:p>
          </table:table-cell>
          <table:table-cell office:value-type="float" office:value="0.00440851" calcext:value-type="float">
            <text:p>0.00440851</text:p>
          </table:table-cell>
          <table:table-cell office:value-type="float" office:value="0.00893986" calcext:value-type="float">
            <text:p>0.00893986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0.0255845" calcext:value-type="float">
            <text:p>0.0255845</text:p>
          </table:table-cell>
          <table:table-cell office:value-type="float" office:value="0.0546303" calcext:value-type="float">
            <text:p>0.0546303</text:p>
          </table:table-cell>
          <table:table-cell table:number-columns-repeated="11"/>
        </table:table-row>
        <table:table-row table:style-name="ro1">
          <table:table-cell office:value-type="float" office:value="0.000027267" calcext:value-type="float">
            <text:p>2.73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39309" calcext:value-type="float">
            <text:p>0.000339309</text:p>
          </table:table-cell>
          <table:table-cell office:value-type="float" office:value="0.00188778" calcext:value-type="float">
            <text:p>0.00188778</text:p>
          </table:table-cell>
          <table:table-cell office:value-type="float" office:value="0.0043859" calcext:value-type="float">
            <text:p>0.0043859</text:p>
          </table:table-cell>
          <table:table-cell office:value-type="float" office:value="0.00893282" calcext:value-type="float">
            <text:p>0.00893282</text:p>
          </table:table-cell>
          <table:table-cell office:value-type="float" office:value="0.0144209" calcext:value-type="float">
            <text:p>0.0144209</text:p>
          </table:table-cell>
          <table:table-cell office:value-type="float" office:value="0.0196638" calcext:value-type="float">
            <text:p>0.0196638</text:p>
          </table:table-cell>
          <table:table-cell office:value-type="float" office:value="0.0254344" calcext:value-type="float">
            <text:p>0.0254344</text:p>
          </table:table-cell>
          <table:table-cell office:value-type="float" office:value="0.0547326" calcext:value-type="float">
            <text:p>0.0547326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967" calcext:value-type="float">
            <text:p>0.000131967</text:p>
          </table:table-cell>
          <table:table-cell office:value-type="float" office:value="0.000339403" calcext:value-type="float">
            <text:p>0.000339403</text:p>
          </table:table-cell>
          <table:table-cell office:value-type="float" office:value="0.00190268" calcext:value-type="float">
            <text:p>0.00190268</text:p>
          </table:table-cell>
          <table:table-cell office:value-type="float" office:value="0.00439221" calcext:value-type="float">
            <text:p>0.00439221</text:p>
          </table:table-cell>
          <table:table-cell office:value-type="float" office:value="0.00890641" calcext:value-type="float">
            <text:p>0.00890641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198359" calcext:value-type="float">
            <text:p>0.0198359</text:p>
          </table:table-cell>
          <table:table-cell office:value-type="float" office:value="0.0254656" calcext:value-type="float">
            <text:p>0.0254656</text:p>
          </table:table-cell>
          <table:table-cell office:value-type="float" office:value="0.0539101" calcext:value-type="float">
            <text:p>0.0539101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302" calcext:value-type="float">
            <text:p>0.000131302</text:p>
          </table:table-cell>
          <table:table-cell office:value-type="float" office:value="0.000339454" calcext:value-type="float">
            <text:p>0.000339454</text:p>
          </table:table-cell>
          <table:table-cell office:value-type="float" office:value="0.0018879" calcext:value-type="float">
            <text:p>0.0018879</text:p>
          </table:table-cell>
          <table:table-cell office:value-type="float" office:value="0.00439455" calcext:value-type="float">
            <text:p>0.00439455</text:p>
          </table:table-cell>
          <table:table-cell office:value-type="float" office:value="0.00893479" calcext:value-type="float">
            <text:p>0.00893479</text:p>
          </table:table-cell>
          <table:table-cell office:value-type="float" office:value="0.0145645" calcext:value-type="float">
            <text:p>0.0145645</text:p>
          </table:table-cell>
          <table:table-cell office:value-type="float" office:value="0.0197686" calcext:value-type="float">
            <text:p>0.0197686</text:p>
          </table:table-cell>
          <table:table-cell office:value-type="float" office:value="0.0253939" calcext:value-type="float">
            <text:p>0.0253939</text:p>
          </table:table-cell>
          <table:table-cell office:value-type="float" office:value="0.0538946" calcext:value-type="float">
            <text:p>0.0538946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8738" calcext:value-type="float">
            <text:p>0.000338738</text:p>
          </table:table-cell>
          <table:table-cell office:value-type="float" office:value="0.00189651" calcext:value-type="float">
            <text:p>0.00189651</text:p>
          </table:table-cell>
          <table:table-cell office:value-type="float" office:value="0.00438263" calcext:value-type="float">
            <text:p>0.00438263</text:p>
          </table:table-cell>
          <table:table-cell office:value-type="float" office:value="0.00892382" calcext:value-type="float">
            <text:p>0.00892382</text:p>
          </table:table-cell>
          <table:table-cell office:value-type="float" office:value="0.0146508" calcext:value-type="float">
            <text:p>0.0146508</text:p>
          </table:table-cell>
          <table:table-cell office:value-type="float" office:value="0.0198419" calcext:value-type="float">
            <text:p>0.0198419</text:p>
          </table:table-cell>
          <table:table-cell office:value-type="float" office:value="0.0254204" calcext:value-type="float">
            <text:p>0.0254204</text:p>
          </table:table-cell>
          <table:table-cell office:value-type="float" office:value="0.053829" calcext:value-type="float">
            <text:p>0.053829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788" calcext:value-type="float">
            <text:p>0.000131788</text:p>
          </table:table-cell>
          <table:table-cell office:value-type="float" office:value="0.000338359" calcext:value-type="float">
            <text:p>0.000338359</text:p>
          </table:table-cell>
          <table:table-cell office:value-type="float" office:value="0.00188651" calcext:value-type="float">
            <text:p>0.00188651</text:p>
          </table:table-cell>
          <table:table-cell office:value-type="float" office:value="0.00439839" calcext:value-type="float">
            <text:p>0.00439839</text:p>
          </table:table-cell>
          <table:table-cell office:value-type="float" office:value="0.00893613" calcext:value-type="float">
            <text:p>0.00893613</text:p>
          </table:table-cell>
          <table:table-cell office:value-type="float" office:value="0.0143628" calcext:value-type="float">
            <text:p>0.0143628</text:p>
          </table:table-cell>
          <table:table-cell office:value-type="float" office:value="0.0196571" calcext:value-type="float">
            <text:p>0.0196571</text:p>
          </table:table-cell>
          <table:table-cell office:value-type="float" office:value="0.0254191" calcext:value-type="float">
            <text:p>0.0254191</text:p>
          </table:table-cell>
          <table:table-cell office:value-type="float" office:value="0.0538772" calcext:value-type="float">
            <text:p>0.0538772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982" calcext:value-type="float">
            <text:p>0.000131982</text:p>
          </table:table-cell>
          <table:table-cell office:value-type="float" office:value="0.000339188" calcext:value-type="float">
            <text:p>0.000339188</text:p>
          </table:table-cell>
          <table:table-cell office:value-type="float" office:value="0.00189258" calcext:value-type="float">
            <text:p>0.00189258</text:p>
          </table:table-cell>
          <table:table-cell office:value-type="float" office:value="0.00440512" calcext:value-type="float">
            <text:p>0.00440512</text:p>
          </table:table-cell>
          <table:table-cell office:value-type="float" office:value="0.00894612" calcext:value-type="float">
            <text:p>0.00894612</text:p>
          </table:table-cell>
          <table:table-cell office:value-type="float" office:value="0.0143895" calcext:value-type="float">
            <text:p>0.0143895</text:p>
          </table:table-cell>
          <table:table-cell office:value-type="float" office:value="0.0200926" calcext:value-type="float">
            <text:p>0.0200926</text:p>
          </table:table-cell>
          <table:table-cell office:value-type="float" office:value="0.0253668" calcext:value-type="float">
            <text:p>0.0253668</text:p>
          </table:table-cell>
          <table:table-cell office:value-type="float" office:value="0.0537893" calcext:value-type="float">
            <text:p>0.0537893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2027" calcext:value-type="float">
            <text:p>0.000132027</text:p>
          </table:table-cell>
          <table:table-cell office:value-type="float" office:value="0.000338589" calcext:value-type="float">
            <text:p>0.000338589</text:p>
          </table:table-cell>
          <table:table-cell office:value-type="float" office:value="0.00188853" calcext:value-type="float">
            <text:p>0.00188853</text:p>
          </table:table-cell>
          <table:table-cell office:value-type="float" office:value="0.0043815" calcext:value-type="float">
            <text:p>0.0043815</text:p>
          </table:table-cell>
          <table:table-cell office:value-type="float" office:value="0.00899532" calcext:value-type="float">
            <text:p>0.00899532</text:p>
          </table:table-cell>
          <table:table-cell office:value-type="float" office:value="0.0143534" calcext:value-type="float">
            <text:p>0.0143534</text:p>
          </table:table-cell>
          <table:table-cell office:value-type="float" office:value="0.0197674" calcext:value-type="float">
            <text:p>0.0197674</text:p>
          </table:table-cell>
          <table:table-cell office:value-type="float" office:value="0.0254199" calcext:value-type="float">
            <text:p>0.0254199</text:p>
          </table:table-cell>
          <table:table-cell office:value-type="float" office:value="0.0539238" calcext:value-type="float">
            <text:p>0.0539238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47893" calcext:value-type="float">
            <text:p>0.000347893</text:p>
          </table:table-cell>
          <table:table-cell office:value-type="float" office:value="0.00189922" calcext:value-type="float">
            <text:p>0.00189922</text:p>
          </table:table-cell>
          <table:table-cell office:value-type="float" office:value="0.00439823" calcext:value-type="float">
            <text:p>0.00439823</text:p>
          </table:table-cell>
          <table:table-cell office:value-type="float" office:value="0.008967" calcext:value-type="float">
            <text:p>0.008967</text:p>
          </table:table-cell>
          <table:table-cell office:value-type="float" office:value="0.0144675" calcext:value-type="float">
            <text:p>0.0144675</text:p>
          </table:table-cell>
          <table:table-cell office:value-type="float" office:value="0.0197121" calcext:value-type="float">
            <text:p>0.0197121</text:p>
          </table:table-cell>
          <table:table-cell office:value-type="float" office:value="0.0253908" calcext:value-type="float">
            <text:p>0.0253908</text:p>
          </table:table-cell>
          <table:table-cell office:value-type="float" office:value="0.0539782" calcext:value-type="float">
            <text:p>0.0539782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9793" calcext:value-type="float">
            <text:p>0.000339793</text:p>
          </table:table-cell>
          <table:table-cell office:value-type="float" office:value="0.00188764" calcext:value-type="float">
            <text:p>0.00188764</text:p>
          </table:table-cell>
          <table:table-cell office:value-type="float" office:value="0.00438131" calcext:value-type="float">
            <text:p>0.00438131</text:p>
          </table:table-cell>
          <table:table-cell office:value-type="float" office:value="0.00892932" calcext:value-type="float">
            <text:p>0.00892932</text:p>
          </table:table-cell>
          <table:table-cell office:value-type="float" office:value="0.0145827" calcext:value-type="float">
            <text:p>0.0145827</text:p>
          </table:table-cell>
          <table:table-cell office:value-type="float" office:value="0.0196682" calcext:value-type="float">
            <text:p>0.0196682</text:p>
          </table:table-cell>
          <table:table-cell office:value-type="float" office:value="0.0254314" calcext:value-type="float">
            <text:p>0.0254314</text:p>
          </table:table-cell>
          <table:table-cell office:value-type="float" office:value="0.0546298" calcext:value-type="float">
            <text:p>0.0546298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8668" calcext:value-type="float">
            <text:p>0.000338668</text:p>
          </table:table-cell>
          <table:table-cell office:value-type="float" office:value="0.00189187" calcext:value-type="float">
            <text:p>0.00189187</text:p>
          </table:table-cell>
          <table:table-cell office:value-type="float" office:value="0.00437871" calcext:value-type="float">
            <text:p>0.00437871</text:p>
          </table:table-cell>
          <table:table-cell office:value-type="float" office:value="0.00905233" calcext:value-type="float">
            <text:p>0.00905233</text:p>
          </table:table-cell>
          <table:table-cell office:value-type="float" office:value="0.0148274" calcext:value-type="float">
            <text:p>0.0148274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0253719" calcext:value-type="float">
            <text:p>0.0253719</text:p>
          </table:table-cell>
          <table:table-cell office:value-type="float" office:value="0.0544828" calcext:value-type="float">
            <text:p>0.0544828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1857" calcext:value-type="float">
            <text:p>0.000131857</text:p>
          </table:table-cell>
          <table:table-cell office:value-type="float" office:value="0.000338933" calcext:value-type="float">
            <text:p>0.000338933</text:p>
          </table:table-cell>
          <table:table-cell office:value-type="float" office:value="0.00188813" calcext:value-type="float">
            <text:p>0.00188813</text:p>
          </table:table-cell>
          <table:table-cell office:value-type="float" office:value="0.00440002" calcext:value-type="float">
            <text:p>0.00440002</text:p>
          </table:table-cell>
          <table:table-cell office:value-type="float" office:value="0.00898581" calcext:value-type="float">
            <text:p>0.00898581</text:p>
          </table:table-cell>
          <table:table-cell office:value-type="float" office:value="0.0145087" calcext:value-type="float">
            <text:p>0.0145087</text:p>
          </table:table-cell>
          <table:table-cell office:value-type="float" office:value="0.0198364" calcext:value-type="float">
            <text:p>0.0198364</text:p>
          </table:table-cell>
          <table:table-cell office:value-type="float" office:value="0.0253881" calcext:value-type="float">
            <text:p>0.0253881</text:p>
          </table:table-cell>
          <table:table-cell office:value-type="float" office:value="0.054185" calcext:value-type="float">
            <text:p>0.054185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8982" calcext:value-type="float">
            <text:p>0.00188982</text:p>
          </table:table-cell>
          <table:table-cell office:value-type="float" office:value="0.00438378" calcext:value-type="float">
            <text:p>0.00438378</text:p>
          </table:table-cell>
          <table:table-cell office:value-type="float" office:value="0.00889677" calcext:value-type="float">
            <text:p>0.00889677</text:p>
          </table:table-cell>
          <table:table-cell office:value-type="float" office:value="0.014547" calcext:value-type="float">
            <text:p>0.014547</text:p>
          </table:table-cell>
          <table:table-cell office:value-type="float" office:value="0.0197632" calcext:value-type="float">
            <text:p>0.0197632</text:p>
          </table:table-cell>
          <table:table-cell office:value-type="float" office:value="0.0254471" calcext:value-type="float">
            <text:p>0.0254471</text:p>
          </table:table-cell>
          <table:table-cell office:value-type="float" office:value="0.0543953" calcext:value-type="float">
            <text:p>0.0543953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9078" calcext:value-type="float">
            <text:p>0.000339078</text:p>
          </table:table-cell>
          <table:table-cell office:value-type="float" office:value="0.00188825" calcext:value-type="float">
            <text:p>0.00188825</text:p>
          </table:table-cell>
          <table:table-cell office:value-type="float" office:value="0.00439131" calcext:value-type="float">
            <text:p>0.00439131</text:p>
          </table:table-cell>
          <table:table-cell office:value-type="float" office:value="0.00895046" calcext:value-type="float">
            <text:p>0.00895046</text:p>
          </table:table-cell>
          <table:table-cell office:value-type="float" office:value="0.0144227" calcext:value-type="float">
            <text:p>0.0144227</text:p>
          </table:table-cell>
          <table:table-cell office:value-type="float" office:value="0.0196807" calcext:value-type="float">
            <text:p>0.0196807</text:p>
          </table:table-cell>
          <table:table-cell office:value-type="float" office:value="0.0256107" calcext:value-type="float">
            <text:p>0.0256107</text:p>
          </table:table-cell>
          <table:table-cell office:value-type="float" office:value="0.0543296" calcext:value-type="float">
            <text:p>0.0543296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638" calcext:value-type="float">
            <text:p>0.000131638</text:p>
          </table:table-cell>
          <table:table-cell office:value-type="float" office:value="0.000338813" calcext:value-type="float">
            <text:p>0.000338813</text:p>
          </table:table-cell>
          <table:table-cell office:value-type="float" office:value="0.00189949" calcext:value-type="float">
            <text:p>0.00189949</text:p>
          </table:table-cell>
          <table:table-cell office:value-type="float" office:value="0.00438891" calcext:value-type="float">
            <text:p>0.00438891</text:p>
          </table:table-cell>
          <table:table-cell office:value-type="float" office:value="0.00892039" calcext:value-type="float">
            <text:p>0.00892039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253761" calcext:value-type="float">
            <text:p>0.0253761</text:p>
          </table:table-cell>
          <table:table-cell office:value-type="float" office:value="0.0542566" calcext:value-type="float">
            <text:p>0.0542566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1942" calcext:value-type="float">
            <text:p>0.000131942</text:p>
          </table:table-cell>
          <table:table-cell office:value-type="float" office:value="0.000339093" calcext:value-type="float">
            <text:p>0.000339093</text:p>
          </table:table-cell>
          <table:table-cell office:value-type="float" office:value="0.00188747" calcext:value-type="float">
            <text:p>0.00188747</text:p>
          </table:table-cell>
          <table:table-cell office:value-type="float" office:value="0.00441261" calcext:value-type="float">
            <text:p>0.00441261</text:p>
          </table:table-cell>
          <table:table-cell office:value-type="float" office:value="0.00892837" calcext:value-type="float">
            <text:p>0.00892837</text:p>
          </table:table-cell>
          <table:table-cell office:value-type="float" office:value="0.0149155" calcext:value-type="float">
            <text:p>0.0149155</text:p>
          </table:table-cell>
          <table:table-cell office:value-type="float" office:value="0.0196617" calcext:value-type="float">
            <text:p>0.0196617</text:p>
          </table:table-cell>
          <table:table-cell office:value-type="float" office:value="0.0253648" calcext:value-type="float">
            <text:p>0.0253648</text:p>
          </table:table-cell>
          <table:table-cell office:value-type="float" office:value="0.0542055" calcext:value-type="float">
            <text:p>0.0542055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938" calcext:value-type="float">
            <text:p>0.000131938</text:p>
          </table:table-cell>
          <table:table-cell office:value-type="float" office:value="0.000339659" calcext:value-type="float">
            <text:p>0.000339659</text:p>
          </table:table-cell>
          <table:table-cell office:value-type="float" office:value="0.00189141" calcext:value-type="float">
            <text:p>0.00189141</text:p>
          </table:table-cell>
          <table:table-cell office:value-type="float" office:value="0.00444224" calcext:value-type="float">
            <text:p>0.00444224</text:p>
          </table:table-cell>
          <table:table-cell office:value-type="float" office:value="0.00890022" calcext:value-type="float">
            <text:p>0.00890022</text:p>
          </table:table-cell>
          <table:table-cell office:value-type="float" office:value="0.0144713" calcext:value-type="float">
            <text:p>0.0144713</text:p>
          </table:table-cell>
          <table:table-cell office:value-type="float" office:value="0.0197607" calcext:value-type="float">
            <text:p>0.0197607</text:p>
          </table:table-cell>
          <table:table-cell office:value-type="float" office:value="0.0254063" calcext:value-type="float">
            <text:p>0.0254063</text:p>
          </table:table-cell>
          <table:table-cell office:value-type="float" office:value="0.054082" calcext:value-type="float">
            <text:p>0.054082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1927" calcext:value-type="float">
            <text:p>0.000131927</text:p>
          </table:table-cell>
          <table:table-cell office:value-type="float" office:value="0.000338618" calcext:value-type="float">
            <text:p>0.000338618</text:p>
          </table:table-cell>
          <table:table-cell office:value-type="float" office:value="0.00188647" calcext:value-type="float">
            <text:p>0.00188647</text:p>
          </table:table-cell>
          <table:table-cell office:value-type="float" office:value="0.00439323" calcext:value-type="float">
            <text:p>0.00439323</text:p>
          </table:table-cell>
          <table:table-cell office:value-type="float" office:value="0.00897742" calcext:value-type="float">
            <text:p>0.00897742</text:p>
          </table:table-cell>
          <table:table-cell office:value-type="float" office:value="0.0150323" calcext:value-type="float">
            <text:p>0.0150323</text:p>
          </table:table-cell>
          <table:table-cell office:value-type="float" office:value="0.0197212" calcext:value-type="float">
            <text:p>0.0197212</text:p>
          </table:table-cell>
          <table:table-cell office:value-type="float" office:value="0.025425" calcext:value-type="float">
            <text:p>0.025425</text:p>
          </table:table-cell>
          <table:table-cell office:value-type="float" office:value="0.0541248" calcext:value-type="float">
            <text:p>0.0541248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9224" calcext:value-type="float">
            <text:p>0.000339224</text:p>
          </table:table-cell>
          <table:table-cell office:value-type="float" office:value="0.0018911" calcext:value-type="float">
            <text:p>0.0018911</text:p>
          </table:table-cell>
          <table:table-cell office:value-type="float" office:value="0.00438751" calcext:value-type="float">
            <text:p>0.00438751</text:p>
          </table:table-cell>
          <table:table-cell office:value-type="float" office:value="0.00891138" calcext:value-type="float">
            <text:p>0.00891138</text:p>
          </table:table-cell>
          <table:table-cell office:value-type="float" office:value="0.0144615" calcext:value-type="float">
            <text:p>0.0144615</text:p>
          </table:table-cell>
          <table:table-cell office:value-type="float" office:value="0.0197879" calcext:value-type="float">
            <text:p>0.0197879</text:p>
          </table:table-cell>
          <table:table-cell office:value-type="float" office:value="0.0254122" calcext:value-type="float">
            <text:p>0.0254122</text:p>
          </table:table-cell>
          <table:table-cell office:value-type="float" office:value="0.0541476" calcext:value-type="float">
            <text:p>0.0541476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702" calcext:value-type="float">
            <text:p>0.000131702</text:p>
          </table:table-cell>
          <table:table-cell office:value-type="float" office:value="0.000342248" calcext:value-type="float">
            <text:p>0.000342248</text:p>
          </table:table-cell>
          <table:table-cell office:value-type="float" office:value="0.00189116" calcext:value-type="float">
            <text:p>0.00189116</text:p>
          </table:table-cell>
          <table:table-cell office:value-type="float" office:value="0.00438804" calcext:value-type="float">
            <text:p>0.00438804</text:p>
          </table:table-cell>
          <table:table-cell office:value-type="float" office:value="0.00893811" calcext:value-type="float">
            <text:p>0.0089381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96824" calcext:value-type="float">
            <text:p>0.0196824</text:p>
          </table:table-cell>
          <table:table-cell office:value-type="float" office:value="0.0254067" calcext:value-type="float">
            <text:p>0.0254067</text:p>
          </table:table-cell>
          <table:table-cell office:value-type="float" office:value="0.0541266" calcext:value-type="float">
            <text:p>0.0541266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782" calcext:value-type="float">
            <text:p>0.000131782</text:p>
          </table:table-cell>
          <table:table-cell office:value-type="float" office:value="0.000339239" calcext:value-type="float">
            <text:p>0.000339239</text:p>
          </table:table-cell>
          <table:table-cell office:value-type="float" office:value="0.00189965" calcext:value-type="float">
            <text:p>0.00189965</text:p>
          </table:table-cell>
          <table:table-cell office:value-type="float" office:value="0.00439035" calcext:value-type="float">
            <text:p>0.00439035</text:p>
          </table:table-cell>
          <table:table-cell office:value-type="float" office:value="0.00891151" calcext:value-type="float">
            <text:p>0.00891151</text:p>
          </table:table-cell>
          <table:table-cell office:value-type="float" office:value="0.0166178" calcext:value-type="float">
            <text:p>0.0166178</text:p>
          </table:table-cell>
          <table:table-cell office:value-type="float" office:value="0.0196565" calcext:value-type="float">
            <text:p>0.0196565</text:p>
          </table:table-cell>
          <table:table-cell office:value-type="float" office:value="0.0254463" calcext:value-type="float">
            <text:p>0.0254463</text:p>
          </table:table-cell>
          <table:table-cell office:value-type="float" office:value="0.0545343" calcext:value-type="float">
            <text:p>0.0545343</text:p>
          </table:table-cell>
          <table:table-cell table:number-columns-repeated="11"/>
        </table:table-row>
        <table:table-row table:style-name="ro1">
          <table:table-cell office:value-type="float" office:value="0.000027098" calcext:value-type="float">
            <text:p>2.71E-005</text:p>
          </table:table-cell>
          <table:table-cell office:value-type="float" office:value="0.000131542" calcext:value-type="float">
            <text:p>0.000131542</text:p>
          </table:table-cell>
          <table:table-cell office:value-type="float" office:value="0.000339288" calcext:value-type="float">
            <text:p>0.000339288</text:p>
          </table:table-cell>
          <table:table-cell office:value-type="float" office:value="0.00189426" calcext:value-type="float">
            <text:p>0.00189426</text:p>
          </table:table-cell>
          <table:table-cell office:value-type="float" office:value="0.00440353" calcext:value-type="float">
            <text:p>0.00440353</text:p>
          </table:table-cell>
          <table:table-cell office:value-type="float" office:value="0.00893382" calcext:value-type="float">
            <text:p>0.00893382</text:p>
          </table:table-cell>
          <table:table-cell office:value-type="float" office:value="0.0145231" calcext:value-type="float">
            <text:p>0.0145231</text:p>
          </table:table-cell>
          <table:table-cell office:value-type="float" office:value="0.0196748" calcext:value-type="float">
            <text:p>0.0196748</text:p>
          </table:table-cell>
          <table:table-cell office:value-type="float" office:value="0.0253521" calcext:value-type="float">
            <text:p>0.0253521</text:p>
          </table:table-cell>
          <table:table-cell office:value-type="float" office:value="0.0542734" calcext:value-type="float">
            <text:p>0.0542734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2177" calcext:value-type="float">
            <text:p>0.000132177</text:p>
          </table:table-cell>
          <table:table-cell office:value-type="float" office:value="0.000338854" calcext:value-type="float">
            <text:p>0.000338854</text:p>
          </table:table-cell>
          <table:table-cell office:value-type="float" office:value="0.00189752" calcext:value-type="float">
            <text:p>0.00189752</text:p>
          </table:table-cell>
          <table:table-cell office:value-type="float" office:value="0.0044588" calcext:value-type="float">
            <text:p>0.0044588</text:p>
          </table:table-cell>
          <table:table-cell office:value-type="float" office:value="0.0089584" calcext:value-type="float">
            <text:p>0.0089584</text:p>
          </table:table-cell>
          <table:table-cell office:value-type="float" office:value="0.0143838" calcext:value-type="float">
            <text:p>0.0143838</text:p>
          </table:table-cell>
          <table:table-cell office:value-type="float" office:value="0.0197164" calcext:value-type="float">
            <text:p>0.0197164</text:p>
          </table:table-cell>
          <table:table-cell office:value-type="float" office:value="0.0253747" calcext:value-type="float">
            <text:p>0.0253747</text:p>
          </table:table-cell>
          <table:table-cell office:value-type="float" office:value="0.0543946" calcext:value-type="float">
            <text:p>0.0543946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388" calcext:value-type="float">
            <text:p>0.000339388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40427" calcext:value-type="float">
            <text:p>0.00440427</text:p>
          </table:table-cell>
          <table:table-cell office:value-type="float" office:value="0.00913301" calcext:value-type="float">
            <text:p>0.00913301</text:p>
          </table:table-cell>
          <table:table-cell office:value-type="float" office:value="0.0145545" calcext:value-type="float">
            <text:p>0.0145545</text:p>
          </table:table-cell>
          <table:table-cell office:value-type="float" office:value="0.0197182" calcext:value-type="float">
            <text:p>0.0197182</text:p>
          </table:table-cell>
          <table:table-cell office:value-type="float" office:value="0.0253676" calcext:value-type="float">
            <text:p>0.0253676</text:p>
          </table:table-cell>
          <table:table-cell office:value-type="float" office:value="0.0542568" calcext:value-type="float">
            <text:p>0.0542568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407" calcext:value-type="float">
            <text:p>0.000132407</text:p>
          </table:table-cell>
          <table:table-cell office:value-type="float" office:value="0.000339398" calcext:value-type="float">
            <text:p>0.000339398</text:p>
          </table:table-cell>
          <table:table-cell office:value-type="float" office:value="0.00189021" calcext:value-type="float">
            <text:p>0.00189021</text:p>
          </table:table-cell>
          <table:table-cell office:value-type="float" office:value="0.00439582" calcext:value-type="float">
            <text:p>0.00439582</text:p>
          </table:table-cell>
          <table:table-cell office:value-type="float" office:value="0.00893458" calcext:value-type="float">
            <text:p>0.00893458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196362" calcext:value-type="float">
            <text:p>0.0196362</text:p>
          </table:table-cell>
          <table:table-cell office:value-type="float" office:value="0.0253987" calcext:value-type="float">
            <text:p>0.0253987</text:p>
          </table:table-cell>
          <table:table-cell office:value-type="float" office:value="0.0542356" calcext:value-type="float">
            <text:p>0.0542356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5511" calcext:value-type="float">
            <text:p>0.000135511</text:p>
          </table:table-cell>
          <table:table-cell office:value-type="float" office:value="0.000338763" calcext:value-type="float">
            <text:p>0.000338763</text:p>
          </table:table-cell>
          <table:table-cell office:value-type="float" office:value="0.00188689" calcext:value-type="float">
            <text:p>0.00188689</text:p>
          </table:table-cell>
          <table:table-cell office:value-type="float" office:value="0.0043835" calcext:value-type="float">
            <text:p>0.0043835</text:p>
          </table:table-cell>
          <table:table-cell office:value-type="float" office:value="0.00901135" calcext:value-type="float">
            <text:p>0.00901135</text:p>
          </table:table-cell>
          <table:table-cell office:value-type="float" office:value="0.0148757" calcext:value-type="float">
            <text:p>0.0148757</text:p>
          </table:table-cell>
          <table:table-cell office:value-type="float" office:value="0.0197349" calcext:value-type="float">
            <text:p>0.0197349</text:p>
          </table:table-cell>
          <table:table-cell office:value-type="float" office:value="0.0255708" calcext:value-type="float">
            <text:p>0.0255708</text:p>
          </table:table-cell>
          <table:table-cell office:value-type="float" office:value="0.0542279" calcext:value-type="float">
            <text:p>0.0542279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928" calcext:value-type="float">
            <text:p>0.000131928</text:p>
          </table:table-cell>
          <table:table-cell office:value-type="float" office:value="0.000338573" calcext:value-type="float">
            <text:p>0.000338573</text:p>
          </table:table-cell>
          <table:table-cell office:value-type="float" office:value="0.00189827" calcext:value-type="float">
            <text:p>0.00189827</text:p>
          </table:table-cell>
          <table:table-cell office:value-type="float" office:value="0.0044015" calcext:value-type="float">
            <text:p>0.0044015</text:p>
          </table:table-cell>
          <table:table-cell office:value-type="float" office:value="0.00895718" calcext:value-type="float">
            <text:p>0.00895718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203827" calcext:value-type="float">
            <text:p>0.0203827</text:p>
          </table:table-cell>
          <table:table-cell office:value-type="float" office:value="0.0255677" calcext:value-type="float">
            <text:p>0.0255677</text:p>
          </table:table-cell>
          <table:table-cell office:value-type="float" office:value="0.0541366" calcext:value-type="float">
            <text:p>0.0541366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222" calcext:value-type="float">
            <text:p>0.000131222</text:p>
          </table:table-cell>
          <table:table-cell office:value-type="float" office:value="0.000340103" calcext:value-type="float">
            <text:p>0.000340103</text:p>
          </table:table-cell>
          <table:table-cell office:value-type="float" office:value="0.00188827" calcext:value-type="float">
            <text:p>0.00188827</text:p>
          </table:table-cell>
          <table:table-cell office:value-type="float" office:value="0.00438967" calcext:value-type="float">
            <text:p>0.00438967</text:p>
          </table:table-cell>
          <table:table-cell office:value-type="float" office:value="0.00896594" calcext:value-type="float">
            <text:p>0.00896594</text:p>
          </table:table-cell>
          <table:table-cell office:value-type="float" office:value="0.0143923" calcext:value-type="float">
            <text:p>0.0143923</text:p>
          </table:table-cell>
          <table:table-cell office:value-type="float" office:value="0.0197158" calcext:value-type="float">
            <text:p>0.0197158</text:p>
          </table:table-cell>
          <table:table-cell office:value-type="float" office:value="0.0253769" calcext:value-type="float">
            <text:p>0.0253769</text:p>
          </table:table-cell>
          <table:table-cell office:value-type="float" office:value="0.0541616" calcext:value-type="float">
            <text:p>0.0541616</text:p>
          </table:table-cell>
          <table:table-cell table:number-columns-repeated="11"/>
        </table:table-row>
        <table:table-row table:style-name="ro1">
          <table:table-cell office:value-type="float" office:value="0.000026998" calcext:value-type="float">
            <text:p>2.70E-005</text:p>
          </table:table-cell>
          <table:table-cell office:value-type="float" office:value="0.000132012" calcext:value-type="float">
            <text:p>0.000132012</text:p>
          </table:table-cell>
          <table:table-cell office:value-type="float" office:value="0.000339228" calcext:value-type="float">
            <text:p>0.000339228</text:p>
          </table:table-cell>
          <table:table-cell office:value-type="float" office:value="0.00188704" calcext:value-type="float">
            <text:p>0.00188704</text:p>
          </table:table-cell>
          <table:table-cell office:value-type="float" office:value="0.00438256" calcext:value-type="float">
            <text:p>0.00438256</text:p>
          </table:table-cell>
          <table:table-cell office:value-type="float" office:value="0.00893198" calcext:value-type="float">
            <text:p>0.00893198</text:p>
          </table:table-cell>
          <table:table-cell office:value-type="float" office:value="0.0143746" calcext:value-type="float">
            <text:p>0.0143746</text:p>
          </table:table-cell>
          <table:table-cell office:value-type="float" office:value="0.019642" calcext:value-type="float">
            <text:p>0.019642</text:p>
          </table:table-cell>
          <table:table-cell office:value-type="float" office:value="0.0254482" calcext:value-type="float">
            <text:p>0.0254482</text:p>
          </table:table-cell>
          <table:table-cell office:value-type="float" office:value="0.054184" calcext:value-type="float">
            <text:p>0.054184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537" calcext:value-type="float">
            <text:p>0.000131537</text:p>
          </table:table-cell>
          <table:table-cell office:value-type="float" office:value="0.000338358" calcext:value-type="float">
            <text:p>0.000338358</text:p>
          </table:table-cell>
          <table:table-cell office:value-type="float" office:value="0.00189403" calcext:value-type="float">
            <text:p>0.00189403</text:p>
          </table:table-cell>
          <table:table-cell office:value-type="float" office:value="0.00440829" calcext:value-type="float">
            <text:p>0.00440829</text:p>
          </table:table-cell>
          <table:table-cell office:value-type="float" office:value="0.00893617" calcext:value-type="float">
            <text:p>0.00893617</text:p>
          </table:table-cell>
          <table:table-cell office:value-type="float" office:value="0.0143906" calcext:value-type="float">
            <text:p>0.0143906</text:p>
          </table:table-cell>
          <table:table-cell office:value-type="float" office:value="0.0198169" calcext:value-type="float">
            <text:p>0.0198169</text:p>
          </table:table-cell>
          <table:table-cell office:value-type="float" office:value="0.0253876" calcext:value-type="float">
            <text:p>0.0253876</text:p>
          </table:table-cell>
          <table:table-cell office:value-type="float" office:value="0.0541127" calcext:value-type="float">
            <text:p>0.0541127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573" calcext:value-type="float">
            <text:p>0.000131573</text:p>
          </table:table-cell>
          <table:table-cell office:value-type="float" office:value="0.000338793" calcext:value-type="float">
            <text:p>0.000338793</text:p>
          </table:table-cell>
          <table:table-cell office:value-type="float" office:value="0.00188763" calcext:value-type="float">
            <text:p>0.00188763</text:p>
          </table:table-cell>
          <table:table-cell office:value-type="float" office:value="0.00438549" calcext:value-type="float">
            <text:p>0.00438549</text:p>
          </table:table-cell>
          <table:table-cell office:value-type="float" office:value="0.00891863" calcext:value-type="float">
            <text:p>0.00891863</text:p>
          </table:table-cell>
          <table:table-cell office:value-type="float" office:value="0.0144656" calcext:value-type="float">
            <text:p>0.0144656</text:p>
          </table:table-cell>
          <table:table-cell office:value-type="float" office:value="0.0205113" calcext:value-type="float">
            <text:p>0.0205113</text:p>
          </table:table-cell>
          <table:table-cell office:value-type="float" office:value="0.0253915" calcext:value-type="float">
            <text:p>0.0253915</text:p>
          </table:table-cell>
          <table:table-cell office:value-type="float" office:value="0.0537732" calcext:value-type="float">
            <text:p>0.0537732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2272" calcext:value-type="float">
            <text:p>0.000132272</text:p>
          </table:table-cell>
          <table:table-cell office:value-type="float" office:value="0.000343078" calcext:value-type="float">
            <text:p>0.000343078</text:p>
          </table:table-cell>
          <table:table-cell office:value-type="float" office:value="0.00189207" calcext:value-type="float">
            <text:p>0.00189207</text:p>
          </table:table-cell>
          <table:table-cell office:value-type="float" office:value="0.00440263" calcext:value-type="float">
            <text:p>0.00440263</text:p>
          </table:table-cell>
          <table:table-cell office:value-type="float" office:value="0.00893773" calcext:value-type="float">
            <text:p>0.00893773</text:p>
          </table:table-cell>
          <table:table-cell office:value-type="float" office:value="0.0148929" calcext:value-type="float">
            <text:p>0.0148929</text:p>
          </table:table-cell>
          <table:table-cell office:value-type="float" office:value="0.0196727" calcext:value-type="float">
            <text:p>0.0196727</text:p>
          </table:table-cell>
          <table:table-cell office:value-type="float" office:value="0.0254197" calcext:value-type="float">
            <text:p>0.0254197</text:p>
          </table:table-cell>
          <table:table-cell office:value-type="float" office:value="0.0539981" calcext:value-type="float">
            <text:p>0.0539981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39718" calcext:value-type="float">
            <text:p>0.000339718</text:p>
          </table:table-cell>
          <table:table-cell office:value-type="float" office:value="0.00188907" calcext:value-type="float">
            <text:p>0.00188907</text:p>
          </table:table-cell>
          <table:table-cell office:value-type="float" office:value="0.00441962" calcext:value-type="float">
            <text:p>0.00441962</text:p>
          </table:table-cell>
          <table:table-cell office:value-type="float" office:value="0.00891904" calcext:value-type="float">
            <text:p>0.00891904</text:p>
          </table:table-cell>
          <table:table-cell office:value-type="float" office:value="0.0144225" calcext:value-type="float">
            <text:p>0.0144225</text:p>
          </table:table-cell>
          <table:table-cell office:value-type="float" office:value="0.0198455" calcext:value-type="float">
            <text:p>0.0198455</text:p>
          </table:table-cell>
          <table:table-cell office:value-type="float" office:value="0.0254287" calcext:value-type="float">
            <text:p>0.0254287</text:p>
          </table:table-cell>
          <table:table-cell office:value-type="float" office:value="0.0538405" calcext:value-type="float">
            <text:p>0.0538405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514" calcext:value-type="float">
            <text:p>0.000339514</text:p>
          </table:table-cell>
          <table:table-cell office:value-type="float" office:value="0.00189669" calcext:value-type="float">
            <text:p>0.00189669</text:p>
          </table:table-cell>
          <table:table-cell office:value-type="float" office:value="0.00455281" calcext:value-type="float">
            <text:p>0.00455281</text:p>
          </table:table-cell>
          <table:table-cell office:value-type="float" office:value="0.00894621" calcext:value-type="float">
            <text:p>0.00894621</text:p>
          </table:table-cell>
          <table:table-cell office:value-type="float" office:value="0.0143722" calcext:value-type="float">
            <text:p>0.0143722</text:p>
          </table:table-cell>
          <table:table-cell office:value-type="float" office:value="0.0198769" calcext:value-type="float">
            <text:p>0.0198769</text:p>
          </table:table-cell>
          <table:table-cell office:value-type="float" office:value="0.0254078" calcext:value-type="float">
            <text:p>0.0254078</text:p>
          </table:table-cell>
          <table:table-cell office:value-type="float" office:value="0.0538054" calcext:value-type="float">
            <text:p>0.0538054</text:p>
          </table:table-cell>
          <table:table-cell table:number-columns-repeated="11"/>
        </table:table-row>
        <table:table-row table:style-name="ro1">
          <table:table-cell office:value-type="float" office:value="0.000027113" calcext:value-type="float">
            <text:p>2.71E-005</text:p>
          </table:table-cell>
          <table:table-cell office:value-type="float" office:value="0.000131802" calcext:value-type="float">
            <text:p>0.000131802</text:p>
          </table:table-cell>
          <table:table-cell office:value-type="float" office:value="0.000339333" calcext:value-type="float">
            <text:p>0.000339333</text:p>
          </table:table-cell>
          <table:table-cell office:value-type="float" office:value="0.00188926" calcext:value-type="float">
            <text:p>0.00188926</text:p>
          </table:table-cell>
          <table:table-cell office:value-type="float" office:value="0.00440108" calcext:value-type="float">
            <text:p>0.00440108</text:p>
          </table:table-cell>
          <table:table-cell office:value-type="float" office:value="0.00891594" calcext:value-type="float">
            <text:p>0.00891594</text:p>
          </table:table-cell>
          <table:table-cell office:value-type="float" office:value="0.0143694" calcext:value-type="float">
            <text:p>0.0143694</text:p>
          </table:table-cell>
          <table:table-cell office:value-type="float" office:value="0.020357" calcext:value-type="float">
            <text:p>0.020357</text:p>
          </table:table-cell>
          <table:table-cell office:value-type="float" office:value="0.0253899" calcext:value-type="float">
            <text:p>0.0253899</text:p>
          </table:table-cell>
          <table:table-cell office:value-type="float" office:value="0.0538958" calcext:value-type="float">
            <text:p>0.0538958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39214" calcext:value-type="float">
            <text:p>0.000339214</text:p>
          </table:table-cell>
          <table:table-cell office:value-type="float" office:value="0.00189204" calcext:value-type="float">
            <text:p>0.00189204</text:p>
          </table:table-cell>
          <table:table-cell office:value-type="float" office:value="0.00441477" calcext:value-type="float">
            <text:p>0.00441477</text:p>
          </table:table-cell>
          <table:table-cell office:value-type="float" office:value="0.00894446" calcext:value-type="float">
            <text:p>0.00894446</text:p>
          </table:table-cell>
          <table:table-cell office:value-type="float" office:value="0.0145089" calcext:value-type="float">
            <text:p>0.0145089</text:p>
          </table:table-cell>
          <table:table-cell office:value-type="float" office:value="0.0197707" calcext:value-type="float">
            <text:p>0.0197707</text:p>
          </table:table-cell>
          <table:table-cell office:value-type="float" office:value="0.0253767" calcext:value-type="float">
            <text:p>0.0253767</text:p>
          </table:table-cell>
          <table:table-cell office:value-type="float" office:value="0.0539032" calcext:value-type="float">
            <text:p>0.0539032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8713" calcext:value-type="float">
            <text:p>0.000338713</text:p>
          </table:table-cell>
          <table:table-cell office:value-type="float" office:value="0.00188842" calcext:value-type="float">
            <text:p>0.00188842</text:p>
          </table:table-cell>
          <table:table-cell office:value-type="float" office:value="0.0043863" calcext:value-type="float">
            <text:p>0.0043863</text:p>
          </table:table-cell>
          <table:table-cell office:value-type="float" office:value="0.008912" calcext:value-type="float">
            <text:p>0.008912</text:p>
          </table:table-cell>
          <table:table-cell office:value-type="float" office:value="0.0146645" calcext:value-type="float">
            <text:p>0.0146645</text:p>
          </table:table-cell>
          <table:table-cell office:value-type="float" office:value="0.0197364" calcext:value-type="float">
            <text:p>0.0197364</text:p>
          </table:table-cell>
          <table:table-cell office:value-type="float" office:value="0.0254459" calcext:value-type="float">
            <text:p>0.0254459</text:p>
          </table:table-cell>
          <table:table-cell office:value-type="float" office:value="0.0564111" calcext:value-type="float">
            <text:p>0.0564111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2102" calcext:value-type="float">
            <text:p>0.000132102</text:p>
          </table:table-cell>
          <table:table-cell office:value-type="float" office:value="0.000338624" calcext:value-type="float">
            <text:p>0.000338624</text:p>
          </table:table-cell>
          <table:table-cell office:value-type="float" office:value="0.00189347" calcext:value-type="float">
            <text:p>0.00189347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896804" calcext:value-type="float">
            <text:p>0.00896804</text:p>
          </table:table-cell>
          <table:table-cell office:value-type="float" office:value="0.0145123" calcext:value-type="float">
            <text:p>0.0145123</text:p>
          </table:table-cell>
          <table:table-cell office:value-type="float" office:value="0.0201386" calcext:value-type="float">
            <text:p>0.0201386</text:p>
          </table:table-cell>
          <table:table-cell office:value-type="float" office:value="0.0254074" calcext:value-type="float">
            <text:p>0.0254074</text:p>
          </table:table-cell>
          <table:table-cell office:value-type="float" office:value="0.0559096" calcext:value-type="float">
            <text:p>0.0559096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72" calcext:value-type="float">
            <text:p>0.000131772</text:p>
          </table:table-cell>
          <table:table-cell office:value-type="float" office:value="0.000338843" calcext:value-type="float">
            <text:p>0.000338843</text:p>
          </table:table-cell>
          <table:table-cell office:value-type="float" office:value="0.00189424" calcext:value-type="float">
            <text:p>0.00189424</text:p>
          </table:table-cell>
          <table:table-cell office:value-type="float" office:value="0.00440637" calcext:value-type="float">
            <text:p>0.00440637</text:p>
          </table:table-cell>
          <table:table-cell office:value-type="float" office:value="0.00903479" calcext:value-type="float">
            <text:p>0.00903479</text:p>
          </table:table-cell>
          <table:table-cell office:value-type="float" office:value="0.0147882" calcext:value-type="float">
            <text:p>0.0147882</text:p>
          </table:table-cell>
          <table:table-cell office:value-type="float" office:value="0.0203925" calcext:value-type="float">
            <text:p>0.0203925</text:p>
          </table:table-cell>
          <table:table-cell office:value-type="float" office:value="0.0254902" calcext:value-type="float">
            <text:p>0.0254902</text:p>
          </table:table-cell>
          <table:table-cell office:value-type="float" office:value="0.0555628" calcext:value-type="float">
            <text:p>0.0555628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573" calcext:value-type="float">
            <text:p>0.000131573</text:p>
          </table:table-cell>
          <table:table-cell office:value-type="float" office:value="0.000338819" calcext:value-type="float">
            <text:p>0.000338819</text:p>
          </table:table-cell>
          <table:table-cell office:value-type="float" office:value="0.00189806" calcext:value-type="float">
            <text:p>0.00189806</text:p>
          </table:table-cell>
          <table:table-cell office:value-type="float" office:value="0.00438093" calcext:value-type="float">
            <text:p>0.00438093</text:p>
          </table:table-cell>
          <table:table-cell office:value-type="float" office:value="0.00899192" calcext:value-type="float">
            <text:p>0.00899192</text:p>
          </table:table-cell>
          <table:table-cell office:value-type="float" office:value="0.0144433" calcext:value-type="float">
            <text:p>0.0144433</text:p>
          </table:table-cell>
          <table:table-cell office:value-type="float" office:value="0.0198041" calcext:value-type="float">
            <text:p>0.0198041</text:p>
          </table:table-cell>
          <table:table-cell office:value-type="float" office:value="0.025506" calcext:value-type="float">
            <text:p>0.025506</text:p>
          </table:table-cell>
          <table:table-cell office:value-type="float" office:value="0.054906" calcext:value-type="float">
            <text:p>0.054906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38523" calcext:value-type="float">
            <text:p>0.000338523</text:p>
          </table:table-cell>
          <table:table-cell office:value-type="float" office:value="0.00190699" calcext:value-type="float">
            <text:p>0.00190699</text:p>
          </table:table-cell>
          <table:table-cell office:value-type="float" office:value="0.00439202" calcext:value-type="float">
            <text:p>0.00439202</text:p>
          </table:table-cell>
          <table:table-cell office:value-type="float" office:value="0.00899628" calcext:value-type="float">
            <text:p>0.00899628</text:p>
          </table:table-cell>
          <table:table-cell office:value-type="float" office:value="0.0143591" calcext:value-type="float">
            <text:p>0.0143591</text:p>
          </table:table-cell>
          <table:table-cell office:value-type="float" office:value="0.0199559" calcext:value-type="float">
            <text:p>0.0199559</text:p>
          </table:table-cell>
          <table:table-cell office:value-type="float" office:value="0.0254356" calcext:value-type="float">
            <text:p>0.0254356</text:p>
          </table:table-cell>
          <table:table-cell office:value-type="float" office:value="0.0544981" calcext:value-type="float">
            <text:p>0.0544981</text:p>
          </table:table-cell>
          <table:table-cell table:number-columns-repeated="11"/>
        </table:table-row>
        <table:table-row table:style-name="ro1">
          <table:table-cell office:value-type="float" office:value="0.000026963" calcext:value-type="float">
            <text:p>2.70E-005</text:p>
          </table:table-cell>
          <table:table-cell office:value-type="float" office:value="0.000131498" calcext:value-type="float">
            <text:p>0.000131498</text:p>
          </table:table-cell>
          <table:table-cell office:value-type="float" office:value="0.000338979" calcext:value-type="float">
            <text:p>0.000338979</text:p>
          </table:table-cell>
          <table:table-cell office:value-type="float" office:value="0.00189184" calcext:value-type="float">
            <text:p>0.00189184</text:p>
          </table:table-cell>
          <table:table-cell office:value-type="float" office:value="0.00439588" calcext:value-type="float">
            <text:p>0.00439588</text:p>
          </table:table-cell>
          <table:table-cell office:value-type="float" office:value="0.0089881" calcext:value-type="float">
            <text:p>0.0089881</text:p>
          </table:table-cell>
          <table:table-cell office:value-type="float" office:value="0.0145227" calcext:value-type="float">
            <text:p>0.0145227</text:p>
          </table:table-cell>
          <table:table-cell office:value-type="float" office:value="0.020166" calcext:value-type="float">
            <text:p>0.020166</text:p>
          </table:table-cell>
          <table:table-cell office:value-type="float" office:value="0.0253832" calcext:value-type="float">
            <text:p>0.0253832</text:p>
          </table:table-cell>
          <table:table-cell office:value-type="float" office:value="0.0546372" calcext:value-type="float">
            <text:p>0.0546372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47363" calcext:value-type="float">
            <text:p>0.000347363</text:p>
          </table:table-cell>
          <table:table-cell office:value-type="float" office:value="0.00188552" calcext:value-type="float">
            <text:p>0.00188552</text:p>
          </table:table-cell>
          <table:table-cell office:value-type="float" office:value="0.00438262" calcext:value-type="float">
            <text:p>0.00438262</text:p>
          </table:table-cell>
          <table:table-cell office:value-type="float" office:value="0.00890035" calcext:value-type="float">
            <text:p>0.00890035</text:p>
          </table:table-cell>
          <table:table-cell office:value-type="float" office:value="0.0147576" calcext:value-type="float">
            <text:p>0.0147576</text:p>
          </table:table-cell>
          <table:table-cell office:value-type="float" office:value="0.0199708" calcext:value-type="float">
            <text:p>0.0199708</text:p>
          </table:table-cell>
          <table:table-cell office:value-type="float" office:value="0.0253898" calcext:value-type="float">
            <text:p>0.0253898</text:p>
          </table:table-cell>
          <table:table-cell office:value-type="float" office:value="0.0541486" calcext:value-type="float">
            <text:p>0.054148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9753" calcext:value-type="float">
            <text:p>0.000339753</text:p>
          </table:table-cell>
          <table:table-cell office:value-type="float" office:value="0.00189114" calcext:value-type="float">
            <text:p>0.00189114</text:p>
          </table:table-cell>
          <table:table-cell office:value-type="float" office:value="0.00438737" calcext:value-type="float">
            <text:p>0.00438737</text:p>
          </table:table-cell>
          <table:table-cell office:value-type="float" office:value="0.00895423" calcext:value-type="float">
            <text:p>0.00895423</text:p>
          </table:table-cell>
          <table:table-cell office:value-type="float" office:value="0.0144219" calcext:value-type="float">
            <text:p>0.0144219</text:p>
          </table:table-cell>
          <table:table-cell office:value-type="float" office:value="0.0197138" calcext:value-type="float">
            <text:p>0.0197138</text:p>
          </table:table-cell>
          <table:table-cell office:value-type="float" office:value="0.0253989" calcext:value-type="float">
            <text:p>0.0253989</text:p>
          </table:table-cell>
          <table:table-cell office:value-type="float" office:value="0.0539236" calcext:value-type="float">
            <text:p>0.0539236</text:p>
          </table:table-cell>
          <table:table-cell table:number-columns-repeated="11"/>
        </table:table-row>
        <table:table-row table:style-name="ro1">
          <table:table-cell office:value-type="float" office:value="0.000026927" calcext:value-type="float">
            <text:p>2.69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38688" calcext:value-type="float">
            <text:p>0.000338688</text:p>
          </table:table-cell>
          <table:table-cell office:value-type="float" office:value="0.0018897" calcext:value-type="float">
            <text:p>0.0018897</text:p>
          </table:table-cell>
          <table:table-cell office:value-type="float" office:value="0.00439221" calcext:value-type="float">
            <text:p>0.00439221</text:p>
          </table:table-cell>
          <table:table-cell office:value-type="float" office:value="0.00892744" calcext:value-type="float">
            <text:p>0.00892744</text:p>
          </table:table-cell>
          <table:table-cell office:value-type="float" office:value="0.0143665" calcext:value-type="float">
            <text:p>0.0143665</text:p>
          </table:table-cell>
          <table:table-cell office:value-type="float" office:value="0.0196799" calcext:value-type="float">
            <text:p>0.0196799</text:p>
          </table:table-cell>
          <table:table-cell office:value-type="float" office:value="0.0254745" calcext:value-type="float">
            <text:p>0.0254745</text:p>
          </table:table-cell>
          <table:table-cell office:value-type="float" office:value="0.0538899" calcext:value-type="float">
            <text:p>0.0538899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0338953" calcext:value-type="float">
            <text:p>0.000338953</text:p>
          </table:table-cell>
          <table:table-cell office:value-type="float" office:value="0.00189642" calcext:value-type="float">
            <text:p>0.00189642</text:p>
          </table:table-cell>
          <table:table-cell office:value-type="float" office:value="0.00441029" calcext:value-type="float">
            <text:p>0.00441029</text:p>
          </table:table-cell>
          <table:table-cell office:value-type="float" office:value="0.00892915" calcext:value-type="float">
            <text:p>0.00892915</text:p>
          </table:table-cell>
          <table:table-cell office:value-type="float" office:value="0.0143957" calcext:value-type="float">
            <text:p>0.0143957</text:p>
          </table:table-cell>
          <table:table-cell office:value-type="float" office:value="0.0199246" calcext:value-type="float">
            <text:p>0.0199246</text:p>
          </table:table-cell>
          <table:table-cell office:value-type="float" office:value="0.0253862" calcext:value-type="float">
            <text:p>0.0253862</text:p>
          </table:table-cell>
          <table:table-cell office:value-type="float" office:value="0.0538091" calcext:value-type="float">
            <text:p>0.0538091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2137" calcext:value-type="float">
            <text:p>0.000132137</text:p>
          </table:table-cell>
          <table:table-cell office:value-type="float" office:value="0.000338598" calcext:value-type="float">
            <text:p>0.000338598</text:p>
          </table:table-cell>
          <table:table-cell office:value-type="float" office:value="0.00188771" calcext:value-type="float">
            <text:p>0.00188771</text:p>
          </table:table-cell>
          <table:table-cell office:value-type="float" office:value="0.00439497" calcext:value-type="float">
            <text:p>0.00439497</text:p>
          </table:table-cell>
          <table:table-cell office:value-type="float" office:value="0.00888875" calcext:value-type="float">
            <text:p>0.00888875</text:p>
          </table:table-cell>
          <table:table-cell office:value-type="float" office:value="0.0143695" calcext:value-type="float">
            <text:p>0.0143695</text:p>
          </table:table-cell>
          <table:table-cell office:value-type="float" office:value="0.0199349" calcext:value-type="float">
            <text:p>0.0199349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0538969" calcext:value-type="float">
            <text:p>0.0538969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623" calcext:value-type="float">
            <text:p>0.000339623</text:p>
          </table:table-cell>
          <table:table-cell office:value-type="float" office:value="0.00189034" calcext:value-type="float">
            <text:p>0.00189034</text:p>
          </table:table-cell>
          <table:table-cell office:value-type="float" office:value="0.00438584" calcext:value-type="float">
            <text:p>0.00438584</text:p>
          </table:table-cell>
          <table:table-cell office:value-type="float" office:value="0.00895715" calcext:value-type="float">
            <text:p>0.00895715</text:p>
          </table:table-cell>
          <table:table-cell office:value-type="float" office:value="0.014571" calcext:value-type="float">
            <text:p>0.014571</text:p>
          </table:table-cell>
          <table:table-cell office:value-type="float" office:value="0.0197743" calcext:value-type="float">
            <text:p>0.0197743</text:p>
          </table:table-cell>
          <table:table-cell office:value-type="float" office:value="0.0254071" calcext:value-type="float">
            <text:p>0.0254071</text:p>
          </table:table-cell>
          <table:table-cell office:value-type="float" office:value="0.0540839" calcext:value-type="float">
            <text:p>0.0540839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983" calcext:value-type="float">
            <text:p>0.000131983</text:p>
          </table:table-cell>
          <table:table-cell office:value-type="float" office:value="0.000339374" calcext:value-type="float">
            <text:p>0.000339374</text:p>
          </table:table-cell>
          <table:table-cell office:value-type="float" office:value="0.0018872" calcext:value-type="float">
            <text:p>0.0018872</text:p>
          </table:table-cell>
          <table:table-cell office:value-type="float" office:value="0.00439871" calcext:value-type="float">
            <text:p>0.00439871</text:p>
          </table:table-cell>
          <table:table-cell office:value-type="float" office:value="0.00891333" calcext:value-type="float">
            <text:p>0.00891333</text:p>
          </table:table-cell>
          <table:table-cell office:value-type="float" office:value="0.0143889" calcext:value-type="float">
            <text:p>0.0143889</text:p>
          </table:table-cell>
          <table:table-cell office:value-type="float" office:value="0.0197097" calcext:value-type="float">
            <text:p>0.0197097</text:p>
          </table:table-cell>
          <table:table-cell office:value-type="float" office:value="0.0254783" calcext:value-type="float">
            <text:p>0.0254783</text:p>
          </table:table-cell>
          <table:table-cell office:value-type="float" office:value="0.0541565" calcext:value-type="float">
            <text:p>0.0541565</text:p>
          </table:table-cell>
          <table:table-cell table:number-columns-repeated="11"/>
        </table:table-row>
        <table:table-row table:style-name="ro1">
          <table:table-cell office:value-type="float" office:value="0.000026998" calcext:value-type="float">
            <text:p>2.70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38738" calcext:value-type="float">
            <text:p>0.000338738</text:p>
          </table:table-cell>
          <table:table-cell office:value-type="float" office:value="0.00189192" calcext:value-type="float">
            <text:p>0.00189192</text:p>
          </table:table-cell>
          <table:table-cell office:value-type="float" office:value="0.00440862" calcext:value-type="float">
            <text:p>0.00440862</text:p>
          </table:table-cell>
          <table:table-cell office:value-type="float" office:value="0.00896683" calcext:value-type="float">
            <text:p>0.00896683</text:p>
          </table:table-cell>
          <table:table-cell office:value-type="float" office:value="0.0145014" calcext:value-type="float">
            <text:p>0.0145014</text:p>
          </table:table-cell>
          <table:table-cell office:value-type="float" office:value="0.0198646" calcext:value-type="float">
            <text:p>0.0198646</text:p>
          </table:table-cell>
          <table:table-cell office:value-type="float" office:value="0.0253929" calcext:value-type="float">
            <text:p>0.0253929</text:p>
          </table:table-cell>
          <table:table-cell office:value-type="float" office:value="0.0544876" calcext:value-type="float">
            <text:p>0.054487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8924" calcext:value-type="float">
            <text:p>0.000338924</text:p>
          </table:table-cell>
          <table:table-cell office:value-type="float" office:value="0.00190667" calcext:value-type="float">
            <text:p>0.00190667</text:p>
          </table:table-cell>
          <table:table-cell office:value-type="float" office:value="0.00446965" calcext:value-type="float">
            <text:p>0.00446965</text:p>
          </table:table-cell>
          <table:table-cell office:value-type="float" office:value="0.00893305" calcext:value-type="float">
            <text:p>0.00893305</text:p>
          </table:table-cell>
          <table:table-cell office:value-type="float" office:value="0.014391" calcext:value-type="float">
            <text:p>0.014391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0.0254085" calcext:value-type="float">
            <text:p>0.0254085</text:p>
          </table:table-cell>
          <table:table-cell office:value-type="float" office:value="0.0542404" calcext:value-type="float">
            <text:p>0.0542404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657" calcext:value-type="float">
            <text:p>0.000131657</text:p>
          </table:table-cell>
          <table:table-cell office:value-type="float" office:value="0.000339693" calcext:value-type="float">
            <text:p>0.000339693</text:p>
          </table:table-cell>
          <table:table-cell office:value-type="float" office:value="0.00190579" calcext:value-type="float">
            <text:p>0.00190579</text:p>
          </table:table-cell>
          <table:table-cell office:value-type="float" office:value="0.00439327" calcext:value-type="float">
            <text:p>0.00439327</text:p>
          </table:table-cell>
          <table:table-cell office:value-type="float" office:value="0.00894768" calcext:value-type="float">
            <text:p>0.00894768</text:p>
          </table:table-cell>
          <table:table-cell office:value-type="float" office:value="0.0143787" calcext:value-type="float">
            <text:p>0.0143787</text:p>
          </table:table-cell>
          <table:table-cell office:value-type="float" office:value="0.019775" calcext:value-type="float">
            <text:p>0.019775</text:p>
          </table:table-cell>
          <table:table-cell office:value-type="float" office:value="0.0255569" calcext:value-type="float">
            <text:p>0.0255569</text:p>
          </table:table-cell>
          <table:table-cell office:value-type="float" office:value="0.0543748" calcext:value-type="float">
            <text:p>0.0543748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967" calcext:value-type="float">
            <text:p>0.000131967</text:p>
          </table:table-cell>
          <table:table-cell office:value-type="float" office:value="0.000338099" calcext:value-type="float">
            <text:p>0.000338099</text:p>
          </table:table-cell>
          <table:table-cell office:value-type="float" office:value="0.00188693" calcext:value-type="float">
            <text:p>0.00188693</text:p>
          </table:table-cell>
          <table:table-cell office:value-type="float" office:value="0.00438691" calcext:value-type="float">
            <text:p>0.00438691</text:p>
          </table:table-cell>
          <table:table-cell office:value-type="float" office:value="0.00893462" calcext:value-type="float">
            <text:p>0.00893462</text:p>
          </table:table-cell>
          <table:table-cell office:value-type="float" office:value="0.0143866" calcext:value-type="float">
            <text:p>0.0143866</text:p>
          </table:table-cell>
          <table:table-cell office:value-type="float" office:value="0.0197324" calcext:value-type="float">
            <text:p>0.0197324</text:p>
          </table:table-cell>
          <table:table-cell office:value-type="float" office:value="0.0255312" calcext:value-type="float">
            <text:p>0.0255312</text:p>
          </table:table-cell>
          <table:table-cell office:value-type="float" office:value="0.0541278" calcext:value-type="float">
            <text:p>0.0541278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40119" calcext:value-type="float">
            <text:p>0.000140119</text:p>
          </table:table-cell>
          <table:table-cell office:value-type="float" office:value="0.000342348" calcext:value-type="float">
            <text:p>0.000342348</text:p>
          </table:table-cell>
          <table:table-cell office:value-type="float" office:value="0.00188979" calcext:value-type="float">
            <text:p>0.00188979</text:p>
          </table:table-cell>
          <table:table-cell office:value-type="float" office:value="0.00446567" calcext:value-type="float">
            <text:p>0.00446567</text:p>
          </table:table-cell>
          <table:table-cell office:value-type="float" office:value="0.00908762" calcext:value-type="float">
            <text:p>0.00908762</text:p>
          </table:table-cell>
          <table:table-cell office:value-type="float" office:value="0.0143594" calcext:value-type="float">
            <text:p>0.0143594</text:p>
          </table:table-cell>
          <table:table-cell office:value-type="float" office:value="0.0198522" calcext:value-type="float">
            <text:p>0.0198522</text:p>
          </table:table-cell>
          <table:table-cell office:value-type="float" office:value="0.0253869" calcext:value-type="float">
            <text:p>0.0253869</text:p>
          </table:table-cell>
          <table:table-cell office:value-type="float" office:value="0.05428" calcext:value-type="float">
            <text:p>0.05428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9474" calcext:value-type="float">
            <text:p>0.000339474</text:p>
          </table:table-cell>
          <table:table-cell office:value-type="float" office:value="0.00188753" calcext:value-type="float">
            <text:p>0.00188753</text:p>
          </table:table-cell>
          <table:table-cell office:value-type="float" office:value="0.00438209" calcext:value-type="float">
            <text:p>0.00438209</text:p>
          </table:table-cell>
          <table:table-cell office:value-type="float" office:value="0.00893552" calcext:value-type="float">
            <text:p>0.00893552</text:p>
          </table:table-cell>
          <table:table-cell office:value-type="float" office:value="0.0143599" calcext:value-type="float">
            <text:p>0.0143599</text:p>
          </table:table-cell>
          <table:table-cell office:value-type="float" office:value="0.0196901" calcext:value-type="float">
            <text:p>0.0196901</text:p>
          </table:table-cell>
          <table:table-cell office:value-type="float" office:value="0.0253956" calcext:value-type="float">
            <text:p>0.0253956</text:p>
          </table:table-cell>
          <table:table-cell office:value-type="float" office:value="0.0542676" calcext:value-type="float">
            <text:p>0.0542676</text:p>
          </table:table-cell>
          <table:table-cell table:number-columns-repeated="11"/>
        </table:table-row>
        <table:table-row table:style-name="ro1">
          <table:table-cell office:value-type="float" office:value="0.000027018" calcext:value-type="float">
            <text:p>2.70E-005</text:p>
          </table:table-cell>
          <table:table-cell office:value-type="float" office:value="0.000131623" calcext:value-type="float">
            <text:p>0.000131623</text:p>
          </table:table-cell>
          <table:table-cell office:value-type="float" office:value="0.000339113" calcext:value-type="float">
            <text:p>0.000339113</text:p>
          </table:table-cell>
          <table:table-cell office:value-type="float" office:value="0.00189805" calcext:value-type="float">
            <text:p>0.00189805</text:p>
          </table:table-cell>
          <table:table-cell office:value-type="float" office:value="0.00438275" calcext:value-type="float">
            <text:p>0.00438275</text:p>
          </table:table-cell>
          <table:table-cell office:value-type="float" office:value="0.00897633" calcext:value-type="float">
            <text:p>0.00897633</text:p>
          </table:table-cell>
          <table:table-cell office:value-type="float" office:value="0.0143687" calcext:value-type="float">
            <text:p>0.0143687</text:p>
          </table:table-cell>
          <table:table-cell office:value-type="float" office:value="0.0196554" calcext:value-type="float">
            <text:p>0.0196554</text:p>
          </table:table-cell>
          <table:table-cell office:value-type="float" office:value="0.0253813" calcext:value-type="float">
            <text:p>0.0253813</text:p>
          </table:table-cell>
          <table:table-cell office:value-type="float" office:value="0.0543967" calcext:value-type="float">
            <text:p>0.0543967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562" calcext:value-type="float">
            <text:p>0.000131562</text:p>
          </table:table-cell>
          <table:table-cell office:value-type="float" office:value="0.000339658" calcext:value-type="float">
            <text:p>0.000339658</text:p>
          </table:table-cell>
          <table:table-cell office:value-type="float" office:value="0.00189814" calcext:value-type="float">
            <text:p>0.00189814</text:p>
          </table:table-cell>
          <table:table-cell office:value-type="float" office:value="0.00446225" calcext:value-type="float">
            <text:p>0.00446225</text:p>
          </table:table-cell>
          <table:table-cell office:value-type="float" office:value="0.00899237" calcext:value-type="float">
            <text:p>0.00899237</text:p>
          </table:table-cell>
          <table:table-cell office:value-type="float" office:value="0.0143711" calcext:value-type="float">
            <text:p>0.0143711</text:p>
          </table:table-cell>
          <table:table-cell office:value-type="float" office:value="0.0196717" calcext:value-type="float">
            <text:p>0.0196717</text:p>
          </table:table-cell>
          <table:table-cell office:value-type="float" office:value="0.0254252" calcext:value-type="float">
            <text:p>0.0254252</text:p>
          </table:table-cell>
          <table:table-cell office:value-type="float" office:value="0.0541311" calcext:value-type="float">
            <text:p>0.0541311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2037" calcext:value-type="float">
            <text:p>0.000132037</text:p>
          </table:table-cell>
          <table:table-cell office:value-type="float" office:value="0.000339188" calcext:value-type="float">
            <text:p>0.000339188</text:p>
          </table:table-cell>
          <table:table-cell office:value-type="float" office:value="0.0019015" calcext:value-type="float">
            <text:p>0.0019015</text:p>
          </table:table-cell>
          <table:table-cell office:value-type="float" office:value="0.00438362" calcext:value-type="float">
            <text:p>0.00438362</text:p>
          </table:table-cell>
          <table:table-cell office:value-type="float" office:value="0.00894809" calcext:value-type="float">
            <text:p>0.00894809</text:p>
          </table:table-cell>
          <table:table-cell office:value-type="float" office:value="0.0143663" calcext:value-type="float">
            <text:p>0.0143663</text:p>
          </table:table-cell>
          <table:table-cell office:value-type="float" office:value="0.0198405" calcext:value-type="float">
            <text:p>0.0198405</text:p>
          </table:table-cell>
          <table:table-cell office:value-type="float" office:value="0.0254074" calcext:value-type="float">
            <text:p>0.0254074</text:p>
          </table:table-cell>
          <table:table-cell office:value-type="float" office:value="0.0544154" calcext:value-type="float">
            <text:p>0.0544154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9648" calcext:value-type="float">
            <text:p>0.000339648</text:p>
          </table:table-cell>
          <table:table-cell office:value-type="float" office:value="0.00188662" calcext:value-type="float">
            <text:p>0.00188662</text:p>
          </table:table-cell>
          <table:table-cell office:value-type="float" office:value="0.00438514" calcext:value-type="float">
            <text:p>0.00438514</text:p>
          </table:table-cell>
          <table:table-cell office:value-type="float" office:value="0.00892987" calcext:value-type="float">
            <text:p>0.00892987</text:p>
          </table:table-cell>
          <table:table-cell office:value-type="float" office:value="0.0143598" calcext:value-type="float">
            <text:p>0.0143598</text:p>
          </table:table-cell>
          <table:table-cell office:value-type="float" office:value="0.0197006" calcext:value-type="float">
            <text:p>0.0197006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0.0540618" calcext:value-type="float">
            <text:p>0.0540618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2467" calcext:value-type="float">
            <text:p>0.000132467</text:p>
          </table:table-cell>
          <table:table-cell office:value-type="float" office:value="0.000339153" calcext:value-type="float">
            <text:p>0.000339153</text:p>
          </table:table-cell>
          <table:table-cell office:value-type="float" office:value="0.00188695" calcext:value-type="float">
            <text:p>0.00188695</text:p>
          </table:table-cell>
          <table:table-cell office:value-type="float" office:value="0.00440368" calcext:value-type="float">
            <text:p>0.00440368</text:p>
          </table:table-cell>
          <table:table-cell office:value-type="float" office:value="0.00891811" calcext:value-type="float">
            <text:p>0.00891811</text:p>
          </table:table-cell>
          <table:table-cell office:value-type="float" office:value="0.0144025" calcext:value-type="float">
            <text:p>0.0144025</text:p>
          </table:table-cell>
          <table:table-cell office:value-type="float" office:value="0.0198188" calcext:value-type="float">
            <text:p>0.0198188</text:p>
          </table:table-cell>
          <table:table-cell office:value-type="float" office:value="0.0254331" calcext:value-type="float">
            <text:p>0.0254331</text:p>
          </table:table-cell>
          <table:table-cell office:value-type="float" office:value="0.0540707" calcext:value-type="float">
            <text:p>0.0540707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412" calcext:value-type="float">
            <text:p>0.000131412</text:p>
          </table:table-cell>
          <table:table-cell office:value-type="float" office:value="0.000339963" calcext:value-type="float">
            <text:p>0.000339963</text:p>
          </table:table-cell>
          <table:table-cell office:value-type="float" office:value="0.0018915" calcext:value-type="float">
            <text:p>0.0018915</text:p>
          </table:table-cell>
          <table:table-cell office:value-type="float" office:value="0.0043859" calcext:value-type="float">
            <text:p>0.0043859</text:p>
          </table:table-cell>
          <table:table-cell office:value-type="float" office:value="0.00892184" calcext:value-type="float">
            <text:p>0.00892184</text:p>
          </table:table-cell>
          <table:table-cell office:value-type="float" office:value="0.0144331" calcext:value-type="float">
            <text:p>0.0144331</text:p>
          </table:table-cell>
          <table:table-cell office:value-type="float" office:value="0.019766" calcext:value-type="float">
            <text:p>0.019766</text:p>
          </table:table-cell>
          <table:table-cell office:value-type="float" office:value="0.025443" calcext:value-type="float">
            <text:p>0.025443</text:p>
          </table:table-cell>
          <table:table-cell office:value-type="float" office:value="0.0540261" calcext:value-type="float">
            <text:p>0.0540261</text:p>
          </table:table-cell>
          <table:table-cell table:number-columns-repeated="11"/>
        </table:table-row>
        <table:table-row table:style-name="ro1">
          <table:table-cell office:value-type="float" office:value="0.000026938" calcext:value-type="float">
            <text:p>2.69E-005</text:p>
          </table:table-cell>
          <table:table-cell office:value-type="float" office:value="0.000131907" calcext:value-type="float">
            <text:p>0.000131907</text:p>
          </table:table-cell>
          <table:table-cell office:value-type="float" office:value="0.000338553" calcext:value-type="float">
            <text:p>0.000338553</text:p>
          </table:table-cell>
          <table:table-cell office:value-type="float" office:value="0.00188964" calcext:value-type="float">
            <text:p>0.00188964</text:p>
          </table:table-cell>
          <table:table-cell office:value-type="float" office:value="0.0043939" calcext:value-type="float">
            <text:p>0.0043939</text:p>
          </table:table-cell>
          <table:table-cell office:value-type="float" office:value="0.00894769" calcext:value-type="float">
            <text:p>0.00894769</text:p>
          </table:table-cell>
          <table:table-cell office:value-type="float" office:value="0.0143845" calcext:value-type="float">
            <text:p>0.0143845</text:p>
          </table:table-cell>
          <table:table-cell office:value-type="float" office:value="0.0196717" calcext:value-type="float">
            <text:p>0.0196717</text:p>
          </table:table-cell>
          <table:table-cell office:value-type="float" office:value="0.0254012" calcext:value-type="float">
            <text:p>0.0254012</text:p>
          </table:table-cell>
          <table:table-cell office:value-type="float" office:value="0.0538606" calcext:value-type="float">
            <text:p>0.0538606</text:p>
          </table:table-cell>
          <table:table-cell table:number-columns-repeated="11"/>
        </table:table-row>
        <table:table-row table:style-name="ro1">
          <table:table-cell office:value-type="float" office:value="0.000026983" calcext:value-type="float">
            <text:p>2.70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38808" calcext:value-type="float">
            <text:p>0.000338808</text:p>
          </table:table-cell>
          <table:table-cell office:value-type="float" office:value="0.00189352" calcext:value-type="float">
            <text:p>0.00189352</text:p>
          </table:table-cell>
          <table:table-cell office:value-type="float" office:value="0.00439695" calcext:value-type="float">
            <text:p>0.00439695</text:p>
          </table:table-cell>
          <table:table-cell office:value-type="float" office:value="0.00892745" calcext:value-type="float">
            <text:p>0.00892745</text:p>
          </table:table-cell>
          <table:table-cell office:value-type="float" office:value="0.0145491" calcext:value-type="float">
            <text:p>0.0145491</text:p>
          </table:table-cell>
          <table:table-cell office:value-type="float" office:value="0.0196961" calcext:value-type="float">
            <text:p>0.0196961</text:p>
          </table:table-cell>
          <table:table-cell office:value-type="float" office:value="0.0253819" calcext:value-type="float">
            <text:p>0.0253819</text:p>
          </table:table-cell>
          <table:table-cell office:value-type="float" office:value="0.0538971" calcext:value-type="float">
            <text:p>0.0538971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597" calcext:value-type="float">
            <text:p>0.000131597</text:p>
          </table:table-cell>
          <table:table-cell office:value-type="float" office:value="0.000338853" calcext:value-type="float">
            <text:p>0.000338853</text:p>
          </table:table-cell>
          <table:table-cell office:value-type="float" office:value="0.00188733" calcext:value-type="float">
            <text:p>0.00188733</text:p>
          </table:table-cell>
          <table:table-cell office:value-type="float" office:value="0.00437979" calcext:value-type="float">
            <text:p>0.00437979</text:p>
          </table:table-cell>
          <table:table-cell office:value-type="float" office:value="0.00891612" calcext:value-type="float">
            <text:p>0.00891612</text:p>
          </table:table-cell>
          <table:table-cell office:value-type="float" office:value="0.0143695" calcext:value-type="float">
            <text:p>0.0143695</text:p>
          </table:table-cell>
          <table:table-cell office:value-type="float" office:value="0.0196647" calcext:value-type="float">
            <text:p>0.0196647</text:p>
          </table:table-cell>
          <table:table-cell office:value-type="float" office:value="0.0253643" calcext:value-type="float">
            <text:p>0.0253643</text:p>
          </table:table-cell>
          <table:table-cell office:value-type="float" office:value="0.0540784" calcext:value-type="float">
            <text:p>0.0540784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2137" calcext:value-type="float">
            <text:p>0.000132137</text:p>
          </table:table-cell>
          <table:table-cell office:value-type="float" office:value="0.000338808" calcext:value-type="float">
            <text:p>0.000338808</text:p>
          </table:table-cell>
          <table:table-cell office:value-type="float" office:value="0.00190254" calcext:value-type="float">
            <text:p>0.00190254</text:p>
          </table:table-cell>
          <table:table-cell office:value-type="float" office:value="0.00438452" calcext:value-type="float">
            <text:p>0.00438452</text:p>
          </table:table-cell>
          <table:table-cell office:value-type="float" office:value="0.00892175" calcext:value-type="float">
            <text:p>0.00892175</text:p>
          </table:table-cell>
          <table:table-cell office:value-type="float" office:value="0.0143587" calcext:value-type="float">
            <text:p>0.0143587</text:p>
          </table:table-cell>
          <table:table-cell office:value-type="float" office:value="0.0196633" calcext:value-type="float">
            <text:p>0.0196633</text:p>
          </table:table-cell>
          <table:table-cell office:value-type="float" office:value="0.0255802" calcext:value-type="float">
            <text:p>0.0255802</text:p>
          </table:table-cell>
          <table:table-cell office:value-type="float" office:value="0.0540432" calcext:value-type="float">
            <text:p>0.0540432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863" calcext:value-type="float">
            <text:p>0.000131863</text:p>
          </table:table-cell>
          <table:table-cell office:value-type="float" office:value="0.000343044" calcext:value-type="float">
            <text:p>0.000343044</text:p>
          </table:table-cell>
          <table:table-cell office:value-type="float" office:value="0.00188879" calcext:value-type="float">
            <text:p>0.00188879</text:p>
          </table:table-cell>
          <table:table-cell office:value-type="float" office:value="0.00438859" calcext:value-type="float">
            <text:p>0.00438859</text:p>
          </table:table-cell>
          <table:table-cell office:value-type="float" office:value="0.00893376" calcext:value-type="float">
            <text:p>0.00893376</text:p>
          </table:table-cell>
          <table:table-cell office:value-type="float" office:value="0.0143634" calcext:value-type="float">
            <text:p>0.0143634</text:p>
          </table:table-cell>
          <table:table-cell office:value-type="float" office:value="0.0196612" calcext:value-type="float">
            <text:p>0.0196612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537981" calcext:value-type="float">
            <text:p>0.0537981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39523" calcext:value-type="float">
            <text:p>0.000339523</text:p>
          </table:table-cell>
          <table:table-cell office:value-type="float" office:value="0.00189029" calcext:value-type="float">
            <text:p>0.00189029</text:p>
          </table:table-cell>
          <table:table-cell office:value-type="float" office:value="0.00438984" calcext:value-type="float">
            <text:p>0.00438984</text:p>
          </table:table-cell>
          <table:table-cell office:value-type="float" office:value="0.00891756" calcext:value-type="float">
            <text:p>0.00891756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198625" calcext:value-type="float">
            <text:p>0.0198625</text:p>
          </table:table-cell>
          <table:table-cell office:value-type="float" office:value="0.0253798" calcext:value-type="float">
            <text:p>0.0253798</text:p>
          </table:table-cell>
          <table:table-cell office:value-type="float" office:value="0.0538795" calcext:value-type="float">
            <text:p>0.0538795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1893" calcext:value-type="float">
            <text:p>0.000131893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188824" calcext:value-type="float">
            <text:p>0.00188824</text:p>
          </table:table-cell>
          <table:table-cell office:value-type="float" office:value="0.00438852" calcext:value-type="float">
            <text:p>0.00438852</text:p>
          </table:table-cell>
          <table:table-cell office:value-type="float" office:value="0.00896431" calcext:value-type="float">
            <text:p>0.00896431</text:p>
          </table:table-cell>
          <table:table-cell office:value-type="float" office:value="0.0143812" calcext:value-type="float">
            <text:p>0.0143812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0.0253825" calcext:value-type="float">
            <text:p>0.0253825</text:p>
          </table:table-cell>
          <table:table-cell office:value-type="float" office:value="0.0538191" calcext:value-type="float">
            <text:p>0.0538191</text:p>
          </table:table-cell>
          <table:table-cell table:number-columns-repeated="11"/>
        </table:table-row>
        <table:table-row table:style-name="ro1">
          <table:table-cell office:value-type="float" office:value="0.000026892" calcext:value-type="float">
            <text:p>2.69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9253" calcext:value-type="float">
            <text:p>0.000339253</text:p>
          </table:table-cell>
          <table:table-cell office:value-type="float" office:value="0.00189228" calcext:value-type="float">
            <text:p>0.00189228</text:p>
          </table:table-cell>
          <table:table-cell office:value-type="float" office:value="0.00440003" calcext:value-type="float">
            <text:p>0.00440003</text:p>
          </table:table-cell>
          <table:table-cell office:value-type="float" office:value="0.00907655" calcext:value-type="float">
            <text:p>0.00907655</text:p>
          </table:table-cell>
          <table:table-cell office:value-type="float" office:value="0.0144437" calcext:value-type="float">
            <text:p>0.0144437</text:p>
          </table:table-cell>
          <table:table-cell office:value-type="float" office:value="0.0196691" calcext:value-type="float">
            <text:p>0.0196691</text:p>
          </table:table-cell>
          <table:table-cell office:value-type="float" office:value="0.0254505" calcext:value-type="float">
            <text:p>0.0254505</text:p>
          </table:table-cell>
          <table:table-cell office:value-type="float" office:value="0.0538064" calcext:value-type="float">
            <text:p>0.0538064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7969" calcext:value-type="float">
            <text:p>0.000337969</text:p>
          </table:table-cell>
          <table:table-cell office:value-type="float" office:value="0.00188716" calcext:value-type="float">
            <text:p>0.00188716</text:p>
          </table:table-cell>
          <table:table-cell office:value-type="float" office:value="0.0044163" calcext:value-type="float">
            <text:p>0.0044163</text:p>
          </table:table-cell>
          <table:table-cell office:value-type="float" office:value="0.00893042" calcext:value-type="float">
            <text:p>0.00893042</text:p>
          </table:table-cell>
          <table:table-cell office:value-type="float" office:value="0.0148586" calcext:value-type="float">
            <text:p>0.0148586</text:p>
          </table:table-cell>
          <table:table-cell office:value-type="float" office:value="0.0196573" calcext:value-type="float">
            <text:p>0.0196573</text:p>
          </table:table-cell>
          <table:table-cell office:value-type="float" office:value="0.0253783" calcext:value-type="float">
            <text:p>0.0253783</text:p>
          </table:table-cell>
          <table:table-cell office:value-type="float" office:value="0.0538712" calcext:value-type="float">
            <text:p>0.0538712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2307" calcext:value-type="float">
            <text:p>0.000132307</text:p>
          </table:table-cell>
          <table:table-cell office:value-type="float" office:value="0.000339703" calcext:value-type="float">
            <text:p>0.000339703</text:p>
          </table:table-cell>
          <table:table-cell office:value-type="float" office:value="0.00189505" calcext:value-type="float">
            <text:p>0.00189505</text:p>
          </table:table-cell>
          <table:table-cell office:value-type="float" office:value="0.00438713" calcext:value-type="float">
            <text:p>0.00438713</text:p>
          </table:table-cell>
          <table:table-cell office:value-type="float" office:value="0.00893682" calcext:value-type="float">
            <text:p>0.00893682</text:p>
          </table:table-cell>
          <table:table-cell office:value-type="float" office:value="0.0144593" calcext:value-type="float">
            <text:p>0.0144593</text:p>
          </table:table-cell>
          <table:table-cell office:value-type="float" office:value="0.0196574" calcext:value-type="float">
            <text:p>0.0196574</text:p>
          </table:table-cell>
          <table:table-cell office:value-type="float" office:value="0.0253957" calcext:value-type="float">
            <text:p>0.0253957</text:p>
          </table:table-cell>
          <table:table-cell office:value-type="float" office:value="0.0538315" calcext:value-type="float">
            <text:p>0.0538315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38744" calcext:value-type="float">
            <text:p>0.000338744</text:p>
          </table:table-cell>
          <table:table-cell office:value-type="float" office:value="0.00188885" calcext:value-type="float">
            <text:p>0.00188885</text:p>
          </table:table-cell>
          <table:table-cell office:value-type="float" office:value="0.00439169" calcext:value-type="float">
            <text:p>0.00439169</text:p>
          </table:table-cell>
          <table:table-cell office:value-type="float" office:value="0.00904265" calcext:value-type="float">
            <text:p>0.00904265</text:p>
          </table:table-cell>
          <table:table-cell office:value-type="float" office:value="0.0144029" calcext:value-type="float">
            <text:p>0.0144029</text:p>
          </table:table-cell>
          <table:table-cell office:value-type="float" office:value="0.0196952" calcext:value-type="float">
            <text:p>0.0196952</text:p>
          </table:table-cell>
          <table:table-cell office:value-type="float" office:value="0.0254467" calcext:value-type="float">
            <text:p>0.0254467</text:p>
          </table:table-cell>
          <table:table-cell office:value-type="float" office:value="0.0542085" calcext:value-type="float">
            <text:p>0.0542085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578" calcext:value-type="float">
            <text:p>0.000131578</text:p>
          </table:table-cell>
          <table:table-cell office:value-type="float" office:value="0.000342858" calcext:value-type="float">
            <text:p>0.000342858</text:p>
          </table:table-cell>
          <table:table-cell office:value-type="float" office:value="0.00189111" calcext:value-type="float">
            <text:p>0.00189111</text:p>
          </table:table-cell>
          <table:table-cell office:value-type="float" office:value="0.00439155" calcext:value-type="float">
            <text:p>0.00439155</text:p>
          </table:table-cell>
          <table:table-cell office:value-type="float" office:value="0.008939" calcext:value-type="float">
            <text:p>0.008939</text:p>
          </table:table-cell>
          <table:table-cell office:value-type="float" office:value="0.0144405" calcext:value-type="float">
            <text:p>0.0144405</text:p>
          </table:table-cell>
          <table:table-cell office:value-type="float" office:value="0.0196851" calcext:value-type="float">
            <text:p>0.0196851</text:p>
          </table:table-cell>
          <table:table-cell office:value-type="float" office:value="0.025497" calcext:value-type="float">
            <text:p>0.025497</text:p>
          </table:table-cell>
          <table:table-cell office:value-type="float" office:value="0.0538701" calcext:value-type="float">
            <text:p>0.0538701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627" calcext:value-type="float">
            <text:p>0.000131627</text:p>
          </table:table-cell>
          <table:table-cell office:value-type="float" office:value="0.000339428" calcext:value-type="float">
            <text:p>0.000339428</text:p>
          </table:table-cell>
          <table:table-cell office:value-type="float" office:value="0.00189113" calcext:value-type="float">
            <text:p>0.00189113</text:p>
          </table:table-cell>
          <table:table-cell office:value-type="float" office:value="0.00438346" calcext:value-type="float">
            <text:p>0.00438346</text:p>
          </table:table-cell>
          <table:table-cell office:value-type="float" office:value="0.00896199" calcext:value-type="float">
            <text:p>0.00896199</text:p>
          </table:table-cell>
          <table:table-cell office:value-type="float" office:value="0.0144051" calcext:value-type="float">
            <text:p>0.0144051</text:p>
          </table:table-cell>
          <table:table-cell office:value-type="float" office:value="0.0197344" calcext:value-type="float">
            <text:p>0.0197344</text:p>
          </table:table-cell>
          <table:table-cell office:value-type="float" office:value="0.0254013" calcext:value-type="float">
            <text:p>0.0254013</text:p>
          </table:table-cell>
          <table:table-cell office:value-type="float" office:value="0.0539104" calcext:value-type="float">
            <text:p>0.0539104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2162" calcext:value-type="float">
            <text:p>0.000132162</text:p>
          </table:table-cell>
          <table:table-cell office:value-type="float" office:value="0.000339303" calcext:value-type="float">
            <text:p>0.000339303</text:p>
          </table:table-cell>
          <table:table-cell office:value-type="float" office:value="0.00189306" calcext:value-type="float">
            <text:p>0.00189306</text:p>
          </table:table-cell>
          <table:table-cell office:value-type="float" office:value="0.0044283" calcext:value-type="float">
            <text:p>0.0044283</text:p>
          </table:table-cell>
          <table:table-cell office:value-type="float" office:value="0.00891649" calcext:value-type="float">
            <text:p>0.00891649</text:p>
          </table:table-cell>
          <table:table-cell office:value-type="float" office:value="0.0148561" calcext:value-type="float">
            <text:p>0.0148561</text:p>
          </table:table-cell>
          <table:table-cell office:value-type="float" office:value="0.0197343" calcext:value-type="float">
            <text:p>0.0197343</text:p>
          </table:table-cell>
          <table:table-cell office:value-type="float" office:value="0.0253696" calcext:value-type="float">
            <text:p>0.0253696</text:p>
          </table:table-cell>
          <table:table-cell office:value-type="float" office:value="0.0539077" calcext:value-type="float">
            <text:p>0.0539077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40333" calcext:value-type="float">
            <text:p>0.000340333</text:p>
          </table:table-cell>
          <table:table-cell office:value-type="float" office:value="0.00188862" calcext:value-type="float">
            <text:p>0.00188862</text:p>
          </table:table-cell>
          <table:table-cell office:value-type="float" office:value="0.00442237" calcext:value-type="float">
            <text:p>0.00442237</text:p>
          </table:table-cell>
          <table:table-cell office:value-type="float" office:value="0.00894305" calcext:value-type="float">
            <text:p>0.00894305</text:p>
          </table:table-cell>
          <table:table-cell office:value-type="float" office:value="0.0144068" calcext:value-type="float">
            <text:p>0.0144068</text:p>
          </table:table-cell>
          <table:table-cell office:value-type="float" office:value="0.0198045" calcext:value-type="float">
            <text:p>0.0198045</text:p>
          </table:table-cell>
          <table:table-cell office:value-type="float" office:value="0.0253874" calcext:value-type="float">
            <text:p>0.0253874</text:p>
          </table:table-cell>
          <table:table-cell office:value-type="float" office:value="0.0540179" calcext:value-type="float">
            <text:p>0.0540179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073" calcext:value-type="float">
            <text:p>0.000132073</text:p>
          </table:table-cell>
          <table:table-cell office:value-type="float" office:value="0.000347249" calcext:value-type="float">
            <text:p>0.000347249</text:p>
          </table:table-cell>
          <table:table-cell office:value-type="float" office:value="0.00189893" calcext:value-type="float">
            <text:p>0.00189893</text:p>
          </table:table-cell>
          <table:table-cell office:value-type="float" office:value="0.00438375" calcext:value-type="float">
            <text:p>0.00438375</text:p>
          </table:table-cell>
          <table:table-cell office:value-type="float" office:value="0.00889598" calcext:value-type="float">
            <text:p>0.00889598</text:p>
          </table:table-cell>
          <table:table-cell office:value-type="float" office:value="0.0143734" calcext:value-type="float">
            <text:p>0.0143734</text:p>
          </table:table-cell>
          <table:table-cell office:value-type="float" office:value="0.0196807" calcext:value-type="float">
            <text:p>0.0196807</text:p>
          </table:table-cell>
          <table:table-cell office:value-type="float" office:value="0.0254445" calcext:value-type="float">
            <text:p>0.0254445</text:p>
          </table:table-cell>
          <table:table-cell office:value-type="float" office:value="0.0539831" calcext:value-type="float">
            <text:p>0.0539831</text:p>
          </table:table-cell>
          <table:table-cell table:number-columns-repeated="11"/>
        </table:table-row>
        <table:table-row table:style-name="ro1">
          <table:table-cell office:value-type="float" office:value="0.000035689" calcext:value-type="float">
            <text:p>3.57E-005</text:p>
          </table:table-cell>
          <table:table-cell office:value-type="float" office:value="0.000131507" calcext:value-type="float">
            <text:p>0.000131507</text:p>
          </table:table-cell>
          <table:table-cell office:value-type="float" office:value="0.000339793" calcext:value-type="float">
            <text:p>0.000339793</text:p>
          </table:table-cell>
          <table:table-cell office:value-type="float" office:value="0.00188857" calcext:value-type="float">
            <text:p>0.00188857</text:p>
          </table:table-cell>
          <table:table-cell office:value-type="float" office:value="0.00440237" calcext:value-type="float">
            <text:p>0.00440237</text:p>
          </table:table-cell>
          <table:table-cell office:value-type="float" office:value="0.0089585" calcext:value-type="float">
            <text:p>0.0089585</text:p>
          </table:table-cell>
          <table:table-cell office:value-type="float" office:value="0.0143931" calcext:value-type="float">
            <text:p>0.0143931</text:p>
          </table:table-cell>
          <table:table-cell office:value-type="float" office:value="0.0203235" calcext:value-type="float">
            <text:p>0.0203235</text:p>
          </table:table-cell>
          <table:table-cell office:value-type="float" office:value="0.0255246" calcext:value-type="float">
            <text:p>0.0255246</text:p>
          </table:table-cell>
          <table:table-cell office:value-type="float" office:value="0.0540617" calcext:value-type="float">
            <text:p>0.0540617</text:p>
          </table:table-cell>
          <table:table-cell table:number-columns-repeated="11"/>
        </table:table-row>
        <table:table-row table:style-name="ro1">
          <table:table-cell office:value-type="float" office:value="0.000027617" calcext:value-type="float">
            <text:p>2.76E-005</text:p>
          </table:table-cell>
          <table:table-cell office:value-type="float" office:value="0.000131783" calcext:value-type="float">
            <text:p>0.000131783</text:p>
          </table:table-cell>
          <table:table-cell office:value-type="float" office:value="0.000339299" calcext:value-type="float">
            <text:p>0.000339299</text:p>
          </table:table-cell>
          <table:table-cell office:value-type="float" office:value="0.00189141" calcext:value-type="float">
            <text:p>0.00189141</text:p>
          </table:table-cell>
          <table:table-cell office:value-type="float" office:value="0.00438621" calcext:value-type="float">
            <text:p>0.00438621</text:p>
          </table:table-cell>
          <table:table-cell office:value-type="float" office:value="0.00892251" calcext:value-type="float">
            <text:p>0.00892251</text:p>
          </table:table-cell>
          <table:table-cell office:value-type="float" office:value="0.0147301" calcext:value-type="float">
            <text:p>0.0147301</text:p>
          </table:table-cell>
          <table:table-cell office:value-type="float" office:value="0.0196909" calcext:value-type="float">
            <text:p>0.0196909</text:p>
          </table:table-cell>
          <table:table-cell office:value-type="float" office:value="0.0253973" calcext:value-type="float">
            <text:p>0.0253973</text:p>
          </table:table-cell>
          <table:table-cell office:value-type="float" office:value="0.0539815" calcext:value-type="float">
            <text:p>0.0539815</text:p>
          </table:table-cell>
          <table:table-cell table:number-columns-repeated="11"/>
        </table:table-row>
        <table:table-row table:style-name="ro1">
          <table:table-cell office:value-type="float" office:value="0.000027287" calcext:value-type="float">
            <text:p>2.73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38688" calcext:value-type="float">
            <text:p>0.000338688</text:p>
          </table:table-cell>
          <table:table-cell office:value-type="float" office:value="0.00188881" calcext:value-type="float">
            <text:p>0.00188881</text:p>
          </table:table-cell>
          <table:table-cell office:value-type="float" office:value="0.0043856" calcext:value-type="float">
            <text:p>0.0043856</text:p>
          </table:table-cell>
          <table:table-cell office:value-type="float" office:value="0.00893476" calcext:value-type="float">
            <text:p>0.00893476</text:p>
          </table:table-cell>
          <table:table-cell office:value-type="float" office:value="0.0146147" calcext:value-type="float">
            <text:p>0.0146147</text:p>
          </table:table-cell>
          <table:table-cell office:value-type="float" office:value="0.0196709" calcext:value-type="float">
            <text:p>0.0196709</text:p>
          </table:table-cell>
          <table:table-cell office:value-type="float" office:value="0.0254056" calcext:value-type="float">
            <text:p>0.0254056</text:p>
          </table:table-cell>
          <table:table-cell office:value-type="float" office:value="0.0543337" calcext:value-type="float">
            <text:p>0.0543337</text:p>
          </table:table-cell>
          <table:table-cell table:number-columns-repeated="11"/>
        </table:table-row>
        <table:table-row table:style-name="ro1">
          <table:table-cell office:value-type="float" office:value="0.00008456" calcext:value-type="float">
            <text:p>8.46E-005</text:p>
          </table:table-cell>
          <table:table-cell office:value-type="float" office:value="0.000131957" calcext:value-type="float">
            <text:p>0.000131957</text:p>
          </table:table-cell>
          <table:table-cell office:value-type="float" office:value="0.000339054" calcext:value-type="float">
            <text:p>0.000339054</text:p>
          </table:table-cell>
          <table:table-cell office:value-type="float" office:value="0.0018924" calcext:value-type="float">
            <text:p>0.0018924</text:p>
          </table:table-cell>
          <table:table-cell office:value-type="float" office:value="0.00441003" calcext:value-type="float">
            <text:p>0.00441003</text:p>
          </table:table-cell>
          <table:table-cell office:value-type="float" office:value="0.00889092" calcext:value-type="float">
            <text:p>0.00889092</text:p>
          </table:table-cell>
          <table:table-cell office:value-type="float" office:value="0.0146812" calcext:value-type="float">
            <text:p>0.0146812</text:p>
          </table:table-cell>
          <table:table-cell office:value-type="float" office:value="0.0198698" calcext:value-type="float">
            <text:p>0.0198698</text:p>
          </table:table-cell>
          <table:table-cell office:value-type="float" office:value="0.0254129" calcext:value-type="float">
            <text:p>0.0254129</text:p>
          </table:table-cell>
          <table:table-cell office:value-type="float" office:value="0.0539369" calcext:value-type="float">
            <text:p>0.0539369</text:p>
          </table:table-cell>
          <table:table-cell table:number-columns-repeated="11"/>
        </table:table-row>
        <table:table-row table:style-name="ro1">
          <table:table-cell office:value-type="float" office:value="0.000028302" calcext:value-type="float">
            <text:p>2.83E-005</text:p>
          </table:table-cell>
          <table:table-cell office:value-type="float" office:value="0.000135521" calcext:value-type="float">
            <text:p>0.000135521</text:p>
          </table:table-cell>
          <table:table-cell office:value-type="float" office:value="0.000339168" calcext:value-type="float">
            <text:p>0.000339168</text:p>
          </table:table-cell>
          <table:table-cell office:value-type="float" office:value="0.00189297" calcext:value-type="float">
            <text:p>0.00189297</text:p>
          </table:table-cell>
          <table:table-cell office:value-type="float" office:value="0.00439021" calcext:value-type="float">
            <text:p>0.00439021</text:p>
          </table:table-cell>
          <table:table-cell office:value-type="float" office:value="0.00894056" calcext:value-type="float">
            <text:p>0.00894056</text:p>
          </table:table-cell>
          <table:table-cell office:value-type="float" office:value="0.0144047" calcext:value-type="float">
            <text:p>0.0144047</text:p>
          </table:table-cell>
          <table:table-cell office:value-type="float" office:value="0.0204693" calcext:value-type="float">
            <text:p>0.0204693</text:p>
          </table:table-cell>
          <table:table-cell office:value-type="float" office:value="0.0253612" calcext:value-type="float">
            <text:p>0.0253612</text:p>
          </table:table-cell>
          <table:table-cell office:value-type="float" office:value="0.0540555" calcext:value-type="float">
            <text:p>0.0540555</text:p>
          </table:table-cell>
          <table:table-cell table:number-columns-repeated="11"/>
        </table:table-row>
        <table:table-row table:style-name="ro1">
          <table:table-cell office:value-type="float" office:value="0.000027532" calcext:value-type="float">
            <text:p>2.75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8543" calcext:value-type="float">
            <text:p>0.000338543</text:p>
          </table:table-cell>
          <table:table-cell office:value-type="float" office:value="0.00189724" calcext:value-type="float">
            <text:p>0.00189724</text:p>
          </table:table-cell>
          <table:table-cell office:value-type="float" office:value="0.00438199" calcext:value-type="float">
            <text:p>0.00438199</text:p>
          </table:table-cell>
          <table:table-cell office:value-type="float" office:value="0.00892329" calcext:value-type="float">
            <text:p>0.00892329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97067" calcext:value-type="float">
            <text:p>0.0197067</text:p>
          </table:table-cell>
          <table:table-cell office:value-type="float" office:value="0.0253918" calcext:value-type="float">
            <text:p>0.0253918</text:p>
          </table:table-cell>
          <table:table-cell office:value-type="float" office:value="0.0543118" calcext:value-type="float">
            <text:p>0.0543118</text:p>
          </table:table-cell>
          <table:table-cell table:number-columns-repeated="11"/>
        </table:table-row>
        <table:table-row table:style-name="ro1">
          <table:table-cell office:value-type="float" office:value="0.000027322" calcext:value-type="float">
            <text:p>2.73E-005</text:p>
          </table:table-cell>
          <table:table-cell office:value-type="float" office:value="0.000131492" calcext:value-type="float">
            <text:p>0.000131492</text:p>
          </table:table-cell>
          <table:table-cell office:value-type="float" office:value="0.000339273" calcext:value-type="float">
            <text:p>0.000339273</text:p>
          </table:table-cell>
          <table:table-cell office:value-type="float" office:value="0.00188727" calcext:value-type="float">
            <text:p>0.00188727</text:p>
          </table:table-cell>
          <table:table-cell office:value-type="float" office:value="0.00441229" calcext:value-type="float">
            <text:p>0.00441229</text:p>
          </table:table-cell>
          <table:table-cell office:value-type="float" office:value="0.0091324" calcext:value-type="float">
            <text:p>0.0091324</text:p>
          </table:table-cell>
          <table:table-cell office:value-type="float" office:value="0.0144768" calcext:value-type="float">
            <text:p>0.0144768</text:p>
          </table:table-cell>
          <table:table-cell office:value-type="float" office:value="0.0196759" calcext:value-type="float">
            <text:p>0.0196759</text:p>
          </table:table-cell>
          <table:table-cell office:value-type="float" office:value="0.0254305" calcext:value-type="float">
            <text:p>0.0254305</text:p>
          </table:table-cell>
          <table:table-cell office:value-type="float" office:value="0.0541416" calcext:value-type="float">
            <text:p>0.0541416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9203" calcext:value-type="float">
            <text:p>0.000339203</text:p>
          </table:table-cell>
          <table:table-cell office:value-type="float" office:value="0.00189025" calcext:value-type="float">
            <text:p>0.00189025</text:p>
          </table:table-cell>
          <table:table-cell office:value-type="float" office:value="0.0044571" calcext:value-type="float">
            <text:p>0.0044571</text:p>
          </table:table-cell>
          <table:table-cell office:value-type="float" office:value="0.00892863" calcext:value-type="float">
            <text:p>0.00892863</text:p>
          </table:table-cell>
          <table:table-cell office:value-type="float" office:value="0.0155858" calcext:value-type="float">
            <text:p>0.0155858</text:p>
          </table:table-cell>
          <table:table-cell office:value-type="float" office:value="0.0198097" calcext:value-type="float">
            <text:p>0.0198097</text:p>
          </table:table-cell>
          <table:table-cell office:value-type="float" office:value="0.0254937" calcext:value-type="float">
            <text:p>0.0254937</text:p>
          </table:table-cell>
          <table:table-cell office:value-type="float" office:value="0.0544368" calcext:value-type="float">
            <text:p>0.0544368</text:p>
          </table:table-cell>
          <table:table-cell table:number-columns-repeated="11"/>
        </table:table-row>
        <table:table-row table:style-name="ro1">
          <table:table-cell office:value-type="float" office:value="0.000027377" calcext:value-type="float">
            <text:p>2.74E-005</text:p>
          </table:table-cell>
          <table:table-cell office:value-type="float" office:value="0.000131327" calcext:value-type="float">
            <text:p>0.000131327</text:p>
          </table:table-cell>
          <table:table-cell office:value-type="float" office:value="0.000340463" calcext:value-type="float">
            <text:p>0.000340463</text:p>
          </table:table-cell>
          <table:table-cell office:value-type="float" office:value="0.0018886" calcext:value-type="float">
            <text:p>0.0018886</text:p>
          </table:table-cell>
          <table:table-cell office:value-type="float" office:value="0.00439377" calcext:value-type="float">
            <text:p>0.00439377</text:p>
          </table:table-cell>
          <table:table-cell office:value-type="float" office:value="0.00891868" calcext:value-type="float">
            <text:p>0.00891868</text:p>
          </table:table-cell>
          <table:table-cell office:value-type="float" office:value="0.0149386" calcext:value-type="float">
            <text:p>0.0149386</text:p>
          </table:table-cell>
          <table:table-cell office:value-type="float" office:value="0.0205315" calcext:value-type="float">
            <text:p>0.0205315</text:p>
          </table:table-cell>
          <table:table-cell office:value-type="float" office:value="0.0254522" calcext:value-type="float">
            <text:p>0.0254522</text:p>
          </table:table-cell>
          <table:table-cell office:value-type="float" office:value="0.0543778" calcext:value-type="float">
            <text:p>0.0543778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9463" calcext:value-type="float">
            <text:p>0.000339463</text:p>
          </table:table-cell>
          <table:table-cell office:value-type="float" office:value="0.00189433" calcext:value-type="float">
            <text:p>0.00189433</text:p>
          </table:table-cell>
          <table:table-cell office:value-type="float" office:value="0.00439715" calcext:value-type="float">
            <text:p>0.00439715</text:p>
          </table:table-cell>
          <table:table-cell office:value-type="float" office:value="0.00907087" calcext:value-type="float">
            <text:p>0.00907087</text:p>
          </table:table-cell>
          <table:table-cell office:value-type="float" office:value="0.0144471" calcext:value-type="float">
            <text:p>0.0144471</text:p>
          </table:table-cell>
          <table:table-cell office:value-type="float" office:value="0.0196634" calcext:value-type="float">
            <text:p>0.0196634</text:p>
          </table:table-cell>
          <table:table-cell office:value-type="float" office:value="0.0253772" calcext:value-type="float">
            <text:p>0.0253772</text:p>
          </table:table-cell>
          <table:table-cell office:value-type="float" office:value="0.0542506" calcext:value-type="float">
            <text:p>0.0542506</text:p>
          </table:table-cell>
          <table:table-cell table:number-columns-repeated="11"/>
        </table:table-row>
        <table:table-row table:style-name="ro1">
          <table:table-cell office:value-type="float" office:value="0.000027327" calcext:value-type="float">
            <text:p>2.73E-005</text:p>
          </table:table-cell>
          <table:table-cell office:value-type="float" office:value="0.000132042" calcext:value-type="float">
            <text:p>0.000132042</text:p>
          </table:table-cell>
          <table:table-cell office:value-type="float" office:value="0.000343669" calcext:value-type="float">
            <text:p>0.000343669</text:p>
          </table:table-cell>
          <table:table-cell office:value-type="float" office:value="0.00188775" calcext:value-type="float">
            <text:p>0.00188775</text:p>
          </table:table-cell>
          <table:table-cell office:value-type="float" office:value="0.00438023" calcext:value-type="float">
            <text:p>0.00438023</text:p>
          </table:table-cell>
          <table:table-cell office:value-type="float" office:value="0.00896208" calcext:value-type="float">
            <text:p>0.00896208</text:p>
          </table:table-cell>
          <table:table-cell office:value-type="float" office:value="0.0144068" calcext:value-type="float">
            <text:p>0.0144068</text:p>
          </table:table-cell>
          <table:table-cell office:value-type="float" office:value="0.0197773" calcext:value-type="float">
            <text:p>0.0197773</text:p>
          </table:table-cell>
          <table:table-cell office:value-type="float" office:value="0.0254183" calcext:value-type="float">
            <text:p>0.0254183</text:p>
          </table:table-cell>
          <table:table-cell office:value-type="float" office:value="0.0542524" calcext:value-type="float">
            <text:p>0.0542524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668" calcext:value-type="float">
            <text:p>0.000131668</text:p>
          </table:table-cell>
          <table:table-cell office:value-type="float" office:value="0.000339408" calcext:value-type="float">
            <text:p>0.000339408</text:p>
          </table:table-cell>
          <table:table-cell office:value-type="float" office:value="0.00188608" calcext:value-type="float">
            <text:p>0.00188608</text:p>
          </table:table-cell>
          <table:table-cell office:value-type="float" office:value="0.00438586" calcext:value-type="float">
            <text:p>0.00438586</text:p>
          </table:table-cell>
          <table:table-cell office:value-type="float" office:value="0.00894282" calcext:value-type="float">
            <text:p>0.00894282</text:p>
          </table:table-cell>
          <table:table-cell office:value-type="float" office:value="0.0143718" calcext:value-type="float">
            <text:p>0.0143718</text:p>
          </table:table-cell>
          <table:table-cell office:value-type="float" office:value="0.0199058" calcext:value-type="float">
            <text:p>0.0199058</text:p>
          </table:table-cell>
          <table:table-cell office:value-type="float" office:value="0.025397" calcext:value-type="float">
            <text:p>0.025397</text:p>
          </table:table-cell>
          <table:table-cell office:value-type="float" office:value="0.0543474" calcext:value-type="float">
            <text:p>0.0543474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2232" calcext:value-type="float">
            <text:p>0.000132232</text:p>
          </table:table-cell>
          <table:table-cell office:value-type="float" office:value="0.000339924" calcext:value-type="float">
            <text:p>0.000339924</text:p>
          </table:table-cell>
          <table:table-cell office:value-type="float" office:value="0.00188784" calcext:value-type="float">
            <text:p>0.00188784</text:p>
          </table:table-cell>
          <table:table-cell office:value-type="float" office:value="0.00439547" calcext:value-type="float">
            <text:p>0.00439547</text:p>
          </table:table-cell>
          <table:table-cell office:value-type="float" office:value="0.00895891" calcext:value-type="float">
            <text:p>0.00895891</text:p>
          </table:table-cell>
          <table:table-cell office:value-type="float" office:value="0.0143822" calcext:value-type="float">
            <text:p>0.0143822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0253739" calcext:value-type="float">
            <text:p>0.0253739</text:p>
          </table:table-cell>
          <table:table-cell office:value-type="float" office:value="0.0541993" calcext:value-type="float">
            <text:p>0.0541993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628" calcext:value-type="float">
            <text:p>0.000131628</text:p>
          </table:table-cell>
          <table:table-cell office:value-type="float" office:value="0.000339218" calcext:value-type="float">
            <text:p>0.000339218</text:p>
          </table:table-cell>
          <table:table-cell office:value-type="float" office:value="0.00188653" calcext:value-type="float">
            <text:p>0.00188653</text:p>
          </table:table-cell>
          <table:table-cell office:value-type="float" office:value="0.00444702" calcext:value-type="float">
            <text:p>0.00444702</text:p>
          </table:table-cell>
          <table:table-cell office:value-type="float" office:value="0.00893691" calcext:value-type="float">
            <text:p>0.00893691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5032" calcext:value-type="float">
            <text:p>0.0255032</text:p>
          </table:table-cell>
          <table:table-cell office:value-type="float" office:value="0.0543205" calcext:value-type="float">
            <text:p>0.0543205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977" calcext:value-type="float">
            <text:p>0.000131977</text:p>
          </table:table-cell>
          <table:table-cell office:value-type="float" office:value="0.000338674" calcext:value-type="float">
            <text:p>0.000338674</text:p>
          </table:table-cell>
          <table:table-cell office:value-type="float" office:value="0.00189424" calcext:value-type="float">
            <text:p>0.00189424</text:p>
          </table:table-cell>
          <table:table-cell office:value-type="float" office:value="0.00440267" calcext:value-type="float">
            <text:p>0.00440267</text:p>
          </table:table-cell>
          <table:table-cell office:value-type="float" office:value="0.00893462" calcext:value-type="float">
            <text:p>0.00893462</text:p>
          </table:table-cell>
          <table:table-cell office:value-type="float" office:value="0.014502" calcext:value-type="float">
            <text:p>0.014502</text:p>
          </table:table-cell>
          <table:table-cell office:value-type="float" office:value="0.0197812" calcext:value-type="float">
            <text:p>0.0197812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5416" calcext:value-type="float">
            <text:p>0.05416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2002" calcext:value-type="float">
            <text:p>0.000132002</text:p>
          </table:table-cell>
          <table:table-cell office:value-type="float" office:value="0.000338883" calcext:value-type="float">
            <text:p>0.000338883</text:p>
          </table:table-cell>
          <table:table-cell office:value-type="float" office:value="0.0018894" calcext:value-type="float">
            <text:p>0.0018894</text:p>
          </table:table-cell>
          <table:table-cell office:value-type="float" office:value="0.00441783" calcext:value-type="float">
            <text:p>0.00441783</text:p>
          </table:table-cell>
          <table:table-cell office:value-type="float" office:value="0.00890868" calcext:value-type="float">
            <text:p>0.00890868</text:p>
          </table:table-cell>
          <table:table-cell office:value-type="float" office:value="0.0143665" calcext:value-type="float">
            <text:p>0.0143665</text:p>
          </table:table-cell>
          <table:table-cell office:value-type="float" office:value="0.0198976" calcext:value-type="float">
            <text:p>0.0198976</text:p>
          </table:table-cell>
          <table:table-cell office:value-type="float" office:value="0.0254362" calcext:value-type="float">
            <text:p>0.0254362</text:p>
          </table:table-cell>
          <table:table-cell office:value-type="float" office:value="0.0542491" calcext:value-type="float">
            <text:p>0.0542491</text:p>
          </table:table-cell>
          <table:table-cell table:number-columns-repeated="11"/>
        </table:table-row>
        <table:table-row table:style-name="ro1">
          <table:table-cell office:value-type="float" office:value="0.000027437" calcext:value-type="float">
            <text:p>2.74E-005</text:p>
          </table:table-cell>
          <table:table-cell office:value-type="float" office:value="0.000131862" calcext:value-type="float">
            <text:p>0.000131862</text:p>
          </table:table-cell>
          <table:table-cell office:value-type="float" office:value="0.000339039" calcext:value-type="float">
            <text:p>0.000339039</text:p>
          </table:table-cell>
          <table:table-cell office:value-type="float" office:value="0.00189407" calcext:value-type="float">
            <text:p>0.00189407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.00892468" calcext:value-type="float">
            <text:p>0.00892468</text:p>
          </table:table-cell>
          <table:table-cell office:value-type="float" office:value="0.0143565" calcext:value-type="float">
            <text:p>0.0143565</text:p>
          </table:table-cell>
          <table:table-cell office:value-type="float" office:value="0.0202345" calcext:value-type="float">
            <text:p>0.0202345</text:p>
          </table:table-cell>
          <table:table-cell office:value-type="float" office:value="0.0253824" calcext:value-type="float">
            <text:p>0.0253824</text:p>
          </table:table-cell>
          <table:table-cell office:value-type="float" office:value="0.0540844" calcext:value-type="float">
            <text:p>0.0540844</text:p>
          </table:table-cell>
          <table:table-cell table:number-columns-repeated="11"/>
        </table:table-row>
        <table:table-row table:style-name="ro1">
          <table:table-cell office:value-type="float" office:value="0.000027282" calcext:value-type="float">
            <text:p>2.73E-005</text:p>
          </table:table-cell>
          <table:table-cell office:value-type="float" office:value="0.000131578" calcext:value-type="float">
            <text:p>0.000131578</text:p>
          </table:table-cell>
          <table:table-cell office:value-type="float" office:value="0.000338743" calcext:value-type="float">
            <text:p>0.000338743</text:p>
          </table:table-cell>
          <table:table-cell office:value-type="float" office:value="0.00188906" calcext:value-type="float">
            <text:p>0.00188906</text:p>
          </table:table-cell>
          <table:table-cell office:value-type="float" office:value="0.0043854" calcext:value-type="float">
            <text:p>0.0043854</text:p>
          </table:table-cell>
          <table:table-cell office:value-type="float" office:value="0.00894487" calcext:value-type="float">
            <text:p>0.00894487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196692" calcext:value-type="float">
            <text:p>0.0196692</text:p>
          </table:table-cell>
          <table:table-cell office:value-type="float" office:value="0.0253893" calcext:value-type="float">
            <text:p>0.0253893</text:p>
          </table:table-cell>
          <table:table-cell office:value-type="float" office:value="0.0542559" calcext:value-type="float">
            <text:p>0.0542559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697" calcext:value-type="float">
            <text:p>0.000131697</text:p>
          </table:table-cell>
          <table:table-cell office:value-type="float" office:value="0.000338809" calcext:value-type="float">
            <text:p>0.000338809</text:p>
          </table:table-cell>
          <table:table-cell office:value-type="float" office:value="0.00189582" calcext:value-type="float">
            <text:p>0.00189582</text:p>
          </table:table-cell>
          <table:table-cell office:value-type="float" office:value="0.00439604" calcext:value-type="float">
            <text:p>0.00439604</text:p>
          </table:table-cell>
          <table:table-cell office:value-type="float" office:value="0.0089477" calcext:value-type="float">
            <text:p>0.0089477</text:p>
          </table:table-cell>
          <table:table-cell office:value-type="float" office:value="0.0146061" calcext:value-type="float">
            <text:p>0.0146061</text:p>
          </table:table-cell>
          <table:table-cell office:value-type="float" office:value="0.0197514" calcext:value-type="float">
            <text:p>0.0197514</text:p>
          </table:table-cell>
          <table:table-cell office:value-type="float" office:value="0.0254023" calcext:value-type="float">
            <text:p>0.0254023</text:p>
          </table:table-cell>
          <table:table-cell office:value-type="float" office:value="0.0541085" calcext:value-type="float">
            <text:p>0.0541085</text:p>
          </table:table-cell>
          <table:table-cell table:number-columns-repeated="11"/>
        </table:table-row>
        <table:table-row table:style-name="ro1">
          <table:table-cell office:value-type="float" office:value="0.000027307" calcext:value-type="float">
            <text:p>2.73E-005</text:p>
          </table:table-cell>
          <table:table-cell office:value-type="float" office:value="0.000131528" calcext:value-type="float">
            <text:p>0.000131528</text:p>
          </table:table-cell>
          <table:table-cell office:value-type="float" office:value="0.000338553" calcext:value-type="float">
            <text:p>0.000338553</text:p>
          </table:table-cell>
          <table:table-cell office:value-type="float" office:value="0.00188682" calcext:value-type="float">
            <text:p>0.00188682</text:p>
          </table:table-cell>
          <table:table-cell office:value-type="float" office:value="0.00439981" calcext:value-type="float">
            <text:p>0.00439981</text:p>
          </table:table-cell>
          <table:table-cell office:value-type="float" office:value="0.00892224" calcext:value-type="float">
            <text:p>0.00892224</text:p>
          </table:table-cell>
          <table:table-cell office:value-type="float" office:value="0.0148006" calcext:value-type="float">
            <text:p>0.0148006</text:p>
          </table:table-cell>
          <table:table-cell office:value-type="float" office:value="0.0199247" calcext:value-type="float">
            <text:p>0.0199247</text:p>
          </table:table-cell>
          <table:table-cell office:value-type="float" office:value="0.0254233" calcext:value-type="float">
            <text:p>0.0254233</text:p>
          </table:table-cell>
          <table:table-cell office:value-type="float" office:value="0.0542181" calcext:value-type="float">
            <text:p>0.0542181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9259" calcext:value-type="float">
            <text:p>0.000339259</text:p>
          </table:table-cell>
          <table:table-cell office:value-type="float" office:value="0.00189235" calcext:value-type="float">
            <text:p>0.00189235</text:p>
          </table:table-cell>
          <table:table-cell office:value-type="float" office:value="0.00438069" calcext:value-type="float">
            <text:p>0.00438069</text:p>
          </table:table-cell>
          <table:table-cell office:value-type="float" office:value="0.00893585" calcext:value-type="float">
            <text:p>0.00893585</text:p>
          </table:table-cell>
          <table:table-cell office:value-type="float" office:value="0.0144771" calcext:value-type="float">
            <text:p>0.0144771</text:p>
          </table:table-cell>
          <table:table-cell office:value-type="float" office:value="0.0200729" calcext:value-type="float">
            <text:p>0.0200729</text:p>
          </table:table-cell>
          <table:table-cell office:value-type="float" office:value="0.0253963" calcext:value-type="float">
            <text:p>0.0253963</text:p>
          </table:table-cell>
          <table:table-cell office:value-type="float" office:value="0.0546407" calcext:value-type="float">
            <text:p>0.0546407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2202" calcext:value-type="float">
            <text:p>0.000132202</text:p>
          </table:table-cell>
          <table:table-cell office:value-type="float" office:value="0.000339228" calcext:value-type="float">
            <text:p>0.000339228</text:p>
          </table:table-cell>
          <table:table-cell office:value-type="float" office:value="0.0018892" calcext:value-type="float">
            <text:p>0.0018892</text:p>
          </table:table-cell>
          <table:table-cell office:value-type="float" office:value="0.00439242" calcext:value-type="float">
            <text:p>0.00439242</text:p>
          </table:table-cell>
          <table:table-cell office:value-type="float" office:value="0.00905057" calcext:value-type="float">
            <text:p>0.00905057</text:p>
          </table:table-cell>
          <table:table-cell office:value-type="float" office:value="0.0143892" calcext:value-type="float">
            <text:p>0.0143892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54742" calcext:value-type="float">
            <text:p>0.0254742</text:p>
          </table:table-cell>
          <table:table-cell office:value-type="float" office:value="0.0541056" calcext:value-type="float">
            <text:p>0.0541056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41734" calcext:value-type="float">
            <text:p>0.000341734</text:p>
          </table:table-cell>
          <table:table-cell office:value-type="float" office:value="0.00189536" calcext:value-type="float">
            <text:p>0.00189536</text:p>
          </table:table-cell>
          <table:table-cell office:value-type="float" office:value="0.00443608" calcext:value-type="float">
            <text:p>0.00443608</text:p>
          </table:table-cell>
          <table:table-cell office:value-type="float" office:value="0.00895796" calcext:value-type="float">
            <text:p>0.00895796</text:p>
          </table:table-cell>
          <table:table-cell office:value-type="float" office:value="0.0143691" calcext:value-type="float">
            <text:p>0.0143691</text:p>
          </table:table-cell>
          <table:table-cell office:value-type="float" office:value="0.0196906" calcext:value-type="float">
            <text:p>0.0196906</text:p>
          </table:table-cell>
          <table:table-cell office:value-type="float" office:value="0.0254375" calcext:value-type="float">
            <text:p>0.0254375</text:p>
          </table:table-cell>
          <table:table-cell office:value-type="float" office:value="0.0540061" calcext:value-type="float">
            <text:p>0.0540061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39153" calcext:value-type="float">
            <text:p>0.000339153</text:p>
          </table:table-cell>
          <table:table-cell office:value-type="float" office:value="0.00188661" calcext:value-type="float">
            <text:p>0.00188661</text:p>
          </table:table-cell>
          <table:table-cell office:value-type="float" office:value="0.00439131" calcext:value-type="float">
            <text:p>0.00439131</text:p>
          </table:table-cell>
          <table:table-cell office:value-type="float" office:value="0.00892329" calcext:value-type="float">
            <text:p>0.00892329</text:p>
          </table:table-cell>
          <table:table-cell office:value-type="float" office:value="0.0144395" calcext:value-type="float">
            <text:p>0.0144395</text:p>
          </table:table-cell>
          <table:table-cell office:value-type="float" office:value="0.0198473" calcext:value-type="float">
            <text:p>0.0198473</text:p>
          </table:table-cell>
          <table:table-cell office:value-type="float" office:value="0.0254029" calcext:value-type="float">
            <text:p>0.0254029</text:p>
          </table:table-cell>
          <table:table-cell office:value-type="float" office:value="0.0540666" calcext:value-type="float">
            <text:p>0.0540666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39578" calcext:value-type="float">
            <text:p>0.000339578</text:p>
          </table:table-cell>
          <table:table-cell office:value-type="float" office:value="0.00189592" calcext:value-type="float">
            <text:p>0.00189592</text:p>
          </table:table-cell>
          <table:table-cell office:value-type="float" office:value="0.00440371" calcext:value-type="float">
            <text:p>0.00440371</text:p>
          </table:table-cell>
          <table:table-cell office:value-type="float" office:value="0.00913428" calcext:value-type="float">
            <text:p>0.00913428</text:p>
          </table:table-cell>
          <table:table-cell office:value-type="float" office:value="0.0148277" calcext:value-type="float">
            <text:p>0.0148277</text:p>
          </table:table-cell>
          <table:table-cell office:value-type="float" office:value="0.0198129" calcext:value-type="float">
            <text:p>0.0198129</text:p>
          </table:table-cell>
          <table:table-cell office:value-type="float" office:value="0.0253803" calcext:value-type="float">
            <text:p>0.0253803</text:p>
          </table:table-cell>
          <table:table-cell office:value-type="float" office:value="0.0539262" calcext:value-type="float">
            <text:p>0.0539262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923" calcext:value-type="float">
            <text:p>0.000339923</text:p>
          </table:table-cell>
          <table:table-cell office:value-type="float" office:value="0.00189226" calcext:value-type="float">
            <text:p>0.00189226</text:p>
          </table:table-cell>
          <table:table-cell office:value-type="float" office:value="0.00438493" calcext:value-type="float">
            <text:p>0.00438493</text:p>
          </table:table-cell>
          <table:table-cell office:value-type="float" office:value="0.00890076" calcext:value-type="float">
            <text:p>0.00890076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197188" calcext:value-type="float">
            <text:p>0.0197188</text:p>
          </table:table-cell>
          <table:table-cell office:value-type="float" office:value="0.0253857" calcext:value-type="float">
            <text:p>0.0253857</text:p>
          </table:table-cell>
          <table:table-cell office:value-type="float" office:value="0.0537688" calcext:value-type="float">
            <text:p>0.0537688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2197" calcext:value-type="float">
            <text:p>0.000132197</text:p>
          </table:table-cell>
          <table:table-cell office:value-type="float" office:value="0.000338793" calcext:value-type="float">
            <text:p>0.000338793</text:p>
          </table:table-cell>
          <table:table-cell office:value-type="float" office:value="0.00190394" calcext:value-type="float">
            <text:p>0.00190394</text:p>
          </table:table-cell>
          <table:table-cell office:value-type="float" office:value="0.00439346" calcext:value-type="float">
            <text:p>0.00439346</text:p>
          </table:table-cell>
          <table:table-cell office:value-type="float" office:value="0.00893867" calcext:value-type="float">
            <text:p>0.00893867</text:p>
          </table:table-cell>
          <table:table-cell office:value-type="float" office:value="0.0143724" calcext:value-type="float">
            <text:p>0.0143724</text:p>
          </table:table-cell>
          <table:table-cell office:value-type="float" office:value="0.0196856" calcext:value-type="float">
            <text:p>0.0196856</text:p>
          </table:table-cell>
          <table:table-cell office:value-type="float" office:value="0.0254877" calcext:value-type="float">
            <text:p>0.0254877</text:p>
          </table:table-cell>
          <table:table-cell office:value-type="float" office:value="0.0537971" calcext:value-type="float">
            <text:p>0.0537971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987" calcext:value-type="float">
            <text:p>0.000131987</text:p>
          </table:table-cell>
          <table:table-cell office:value-type="float" office:value="0.000339183" calcext:value-type="float">
            <text:p>0.000339183</text:p>
          </table:table-cell>
          <table:table-cell office:value-type="float" office:value="0.00189083" calcext:value-type="float">
            <text:p>0.00189083</text:p>
          </table:table-cell>
          <table:table-cell office:value-type="float" office:value="0.00440729" calcext:value-type="float">
            <text:p>0.00440729</text:p>
          </table:table-cell>
          <table:table-cell office:value-type="float" office:value="0.00893666" calcext:value-type="float">
            <text:p>0.00893666</text:p>
          </table:table-cell>
          <table:table-cell office:value-type="float" office:value="0.0143736" calcext:value-type="float">
            <text:p>0.0143736</text:p>
          </table:table-cell>
          <table:table-cell office:value-type="float" office:value="0.0198755" calcext:value-type="float">
            <text:p>0.019875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53891" calcext:value-type="float">
            <text:p>0.053891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942" calcext:value-type="float">
            <text:p>0.000131942</text:p>
          </table:table-cell>
          <table:table-cell office:value-type="float" office:value="0.000340168" calcext:value-type="float">
            <text:p>0.000340168</text:p>
          </table:table-cell>
          <table:table-cell office:value-type="float" office:value="0.00189083" calcext:value-type="float">
            <text:p>0.00189083</text:p>
          </table:table-cell>
          <table:table-cell office:value-type="float" office:value="0.00438022" calcext:value-type="float">
            <text:p>0.00438022</text:p>
          </table:table-cell>
          <table:table-cell office:value-type="float" office:value="0.00896875" calcext:value-type="float">
            <text:p>0.00896875</text:p>
          </table:table-cell>
          <table:table-cell office:value-type="float" office:value="0.014361" calcext:value-type="float">
            <text:p>0.014361</text:p>
          </table:table-cell>
          <table:table-cell office:value-type="float" office:value="0.0197364" calcext:value-type="float">
            <text:p>0.0197364</text:p>
          </table:table-cell>
          <table:table-cell office:value-type="float" office:value="0.0253773" calcext:value-type="float">
            <text:p>0.0253773</text:p>
          </table:table-cell>
          <table:table-cell office:value-type="float" office:value="0.0539366" calcext:value-type="float">
            <text:p>0.0539366</text:p>
          </table:table-cell>
          <table:table-cell table:number-columns-repeated="11"/>
        </table:table-row>
        <table:table-row table:style-name="ro1">
          <table:table-cell office:value-type="float" office:value="0.000027302" calcext:value-type="float">
            <text:p>2.73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39193" calcext:value-type="float">
            <text:p>0.000339193</text:p>
          </table:table-cell>
          <table:table-cell office:value-type="float" office:value="0.00188681" calcext:value-type="float">
            <text:p>0.00188681</text:p>
          </table:table-cell>
          <table:table-cell office:value-type="float" office:value="0.00437963" calcext:value-type="float">
            <text:p>0.00437963</text:p>
          </table:table-cell>
          <table:table-cell office:value-type="float" office:value="0.00889201" calcext:value-type="float">
            <text:p>0.00889201</text:p>
          </table:table-cell>
          <table:table-cell office:value-type="float" office:value="0.0146636" calcext:value-type="float">
            <text:p>0.0146636</text:p>
          </table:table-cell>
          <table:table-cell office:value-type="float" office:value="0.0197317" calcext:value-type="float">
            <text:p>0.0197317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53962" calcext:value-type="float">
            <text:p>0.053962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2173" calcext:value-type="float">
            <text:p>0.000132173</text:p>
          </table:table-cell>
          <table:table-cell office:value-type="float" office:value="0.000338838" calcext:value-type="float">
            <text:p>0.000338838</text:p>
          </table:table-cell>
          <table:table-cell office:value-type="float" office:value="0.00189616" calcext:value-type="float">
            <text:p>0.00189616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895094" calcext:value-type="float">
            <text:p>0.00895094</text:p>
          </table:table-cell>
          <table:table-cell office:value-type="float" office:value="0.0144105" calcext:value-type="float">
            <text:p>0.0144105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0.0255379" calcext:value-type="float">
            <text:p>0.0255379</text:p>
          </table:table-cell>
          <table:table-cell office:value-type="float" office:value="0.054127" calcext:value-type="float">
            <text:p>0.054127</text:p>
          </table:table-cell>
          <table:table-cell table:number-columns-repeated="11"/>
        </table:table-row>
        <table:table-row table:style-name="ro1">
          <table:table-cell office:value-type="float" office:value="0.000027048" calcext:value-type="float">
            <text:p>2.70E-005</text:p>
          </table:table-cell>
          <table:table-cell office:value-type="float" office:value="0.000131597" calcext:value-type="float">
            <text:p>0.000131597</text:p>
          </table:table-cell>
          <table:table-cell office:value-type="float" office:value="0.000338273" calcext:value-type="float">
            <text:p>0.000338273</text:p>
          </table:table-cell>
          <table:table-cell office:value-type="float" office:value="0.00188771" calcext:value-type="float">
            <text:p>0.00188771</text:p>
          </table:table-cell>
          <table:table-cell office:value-type="float" office:value="0.00438063" calcext:value-type="float">
            <text:p>0.00438063</text:p>
          </table:table-cell>
          <table:table-cell office:value-type="float" office:value="0.00890585" calcext:value-type="float">
            <text:p>0.00890585</text:p>
          </table:table-cell>
          <table:table-cell office:value-type="float" office:value="0.0145203" calcext:value-type="float">
            <text:p>0.0145203</text:p>
          </table:table-cell>
          <table:table-cell office:value-type="float" office:value="0.0198082" calcext:value-type="float">
            <text:p>0.0198082</text:p>
          </table:table-cell>
          <table:table-cell office:value-type="float" office:value="0.0254282" calcext:value-type="float">
            <text:p>0.0254282</text:p>
          </table:table-cell>
          <table:table-cell office:value-type="float" office:value="0.0541478" calcext:value-type="float">
            <text:p>0.0541478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748" calcext:value-type="float">
            <text:p>0.000131748</text:p>
          </table:table-cell>
          <table:table-cell office:value-type="float" office:value="0.000339543" calcext:value-type="float">
            <text:p>0.000339543</text:p>
          </table:table-cell>
          <table:table-cell office:value-type="float" office:value="0.00189312" calcext:value-type="float">
            <text:p>0.00189312</text:p>
          </table:table-cell>
          <table:table-cell office:value-type="float" office:value="0.00437889" calcext:value-type="float">
            <text:p>0.00437889</text:p>
          </table:table-cell>
          <table:table-cell office:value-type="float" office:value="0.00893288" calcext:value-type="float">
            <text:p>0.00893288</text:p>
          </table:table-cell>
          <table:table-cell office:value-type="float" office:value="0.0144077" calcext:value-type="float">
            <text:p>0.0144077</text:p>
          </table:table-cell>
          <table:table-cell office:value-type="float" office:value="0.0197451" calcext:value-type="float">
            <text:p>0.0197451</text:p>
          </table:table-cell>
          <table:table-cell office:value-type="float" office:value="0.0254202" calcext:value-type="float">
            <text:p>0.0254202</text:p>
          </table:table-cell>
          <table:table-cell office:value-type="float" office:value="0.05412" calcext:value-type="float">
            <text:p>0.05412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2297" calcext:value-type="float">
            <text:p>0.000132297</text:p>
          </table:table-cell>
          <table:table-cell office:value-type="float" office:value="0.000346899" calcext:value-type="float">
            <text:p>0.000346899</text:p>
          </table:table-cell>
          <table:table-cell office:value-type="float" office:value="0.00188939" calcext:value-type="float">
            <text:p>0.00188939</text:p>
          </table:table-cell>
          <table:table-cell office:value-type="float" office:value="0.00440358" calcext:value-type="float">
            <text:p>0.00440358</text:p>
          </table:table-cell>
          <table:table-cell office:value-type="float" office:value="0.00890201" calcext:value-type="float">
            <text:p>0.00890201</text:p>
          </table:table-cell>
          <table:table-cell office:value-type="float" office:value="0.0143725" calcext:value-type="float">
            <text:p>0.0143725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0.0254401" calcext:value-type="float">
            <text:p>0.0254401</text:p>
          </table:table-cell>
          <table:table-cell office:value-type="float" office:value="0.0538544" calcext:value-type="float">
            <text:p>0.0538544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39293" calcext:value-type="float">
            <text:p>0.000339293</text:p>
          </table:table-cell>
          <table:table-cell office:value-type="float" office:value="0.00189289" calcext:value-type="float">
            <text:p>0.00189289</text:p>
          </table:table-cell>
          <table:table-cell office:value-type="float" office:value="0.00438729" calcext:value-type="float">
            <text:p>0.00438729</text:p>
          </table:table-cell>
          <table:table-cell office:value-type="float" office:value="0.00893193" calcext:value-type="float">
            <text:p>0.00893193</text:p>
          </table:table-cell>
          <table:table-cell office:value-type="float" office:value="0.0145123" calcext:value-type="float">
            <text:p>0.0145123</text:p>
          </table:table-cell>
          <table:table-cell office:value-type="float" office:value="0.0196814" calcext:value-type="float">
            <text:p>0.0196814</text:p>
          </table:table-cell>
          <table:table-cell office:value-type="float" office:value="0.0255262" calcext:value-type="float">
            <text:p>0.0255262</text:p>
          </table:table-cell>
          <table:table-cell office:value-type="float" office:value="0.0541981" calcext:value-type="float">
            <text:p>0.0541981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2132" calcext:value-type="float">
            <text:p>0.000132132</text:p>
          </table:table-cell>
          <table:table-cell office:value-type="float" office:value="0.000339528" calcext:value-type="float">
            <text:p>0.000339528</text:p>
          </table:table-cell>
          <table:table-cell office:value-type="float" office:value="0.00188594" calcext:value-type="float">
            <text:p>0.00188594</text:p>
          </table:table-cell>
          <table:table-cell office:value-type="float" office:value="0.0043869" calcext:value-type="float">
            <text:p>0.0043869</text:p>
          </table:table-cell>
          <table:table-cell office:value-type="float" office:value="0.00891068" calcext:value-type="float">
            <text:p>0.00891068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197125" calcext:value-type="float">
            <text:p>0.0197125</text:p>
          </table:table-cell>
          <table:table-cell office:value-type="float" office:value="0.025413" calcext:value-type="float">
            <text:p>0.025413</text:p>
          </table:table-cell>
          <table:table-cell office:value-type="float" office:value="0.0540423" calcext:value-type="float">
            <text:p>0.0540423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553" calcext:value-type="float">
            <text:p>0.000131553</text:p>
          </table:table-cell>
          <table:table-cell office:value-type="float" office:value="0.000339388" calcext:value-type="float">
            <text:p>0.000339388</text:p>
          </table:table-cell>
          <table:table-cell office:value-type="float" office:value="0.00189689" calcext:value-type="float">
            <text:p>0.00189689</text:p>
          </table:table-cell>
          <table:table-cell office:value-type="float" office:value="0.00438886" calcext:value-type="float">
            <text:p>0.00438886</text:p>
          </table:table-cell>
          <table:table-cell office:value-type="float" office:value="0.00904503" calcext:value-type="float">
            <text:p>0.00904503</text:p>
          </table:table-cell>
          <table:table-cell office:value-type="float" office:value="0.0144286" calcext:value-type="float">
            <text:p>0.0144286</text:p>
          </table:table-cell>
          <table:table-cell office:value-type="float" office:value="0.0196965" calcext:value-type="float">
            <text:p>0.0196965</text:p>
          </table:table-cell>
          <table:table-cell office:value-type="float" office:value="0.0253709" calcext:value-type="float">
            <text:p>0.0253709</text:p>
          </table:table-cell>
          <table:table-cell office:value-type="float" office:value="0.0541411" calcext:value-type="float">
            <text:p>0.0541411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39283" calcext:value-type="float">
            <text:p>0.000339283</text:p>
          </table:table-cell>
          <table:table-cell office:value-type="float" office:value="0.00188793" calcext:value-type="float">
            <text:p>0.00188793</text:p>
          </table:table-cell>
          <table:table-cell office:value-type="float" office:value="0.00439096" calcext:value-type="float">
            <text:p>0.00439096</text:p>
          </table:table-cell>
          <table:table-cell office:value-type="float" office:value="0.00895005" calcext:value-type="float">
            <text:p>0.00895005</text:p>
          </table:table-cell>
          <table:table-cell office:value-type="float" office:value="0.0143758" calcext:value-type="float">
            <text:p>0.0143758</text:p>
          </table:table-cell>
          <table:table-cell office:value-type="float" office:value="0.0198618" calcext:value-type="float">
            <text:p>0.0198618</text:p>
          </table:table-cell>
          <table:table-cell office:value-type="float" office:value="0.0254129" calcext:value-type="float">
            <text:p>0.0254129</text:p>
          </table:table-cell>
          <table:table-cell office:value-type="float" office:value="0.0540819" calcext:value-type="float">
            <text:p>0.0540819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823" calcext:value-type="float">
            <text:p>0.000131823</text:p>
          </table:table-cell>
          <table:table-cell office:value-type="float" office:value="0.000340008" calcext:value-type="float">
            <text:p>0.000340008</text:p>
          </table:table-cell>
          <table:table-cell office:value-type="float" office:value="0.00189208" calcext:value-type="float">
            <text:p>0.00189208</text:p>
          </table:table-cell>
          <table:table-cell office:value-type="float" office:value="0.00441036" calcext:value-type="float">
            <text:p>0.00441036</text:p>
          </table:table-cell>
          <table:table-cell office:value-type="float" office:value="0.00892661" calcext:value-type="float">
            <text:p>0.00892661</text:p>
          </table:table-cell>
          <table:table-cell office:value-type="float" office:value="0.0144023" calcext:value-type="float">
            <text:p>0.0144023</text:p>
          </table:table-cell>
          <table:table-cell office:value-type="float" office:value="0.019688" calcext:value-type="float">
            <text:p>0.019688</text:p>
          </table:table-cell>
          <table:table-cell office:value-type="float" office:value="0.0254235" calcext:value-type="float">
            <text:p>0.0254235</text:p>
          </table:table-cell>
          <table:table-cell office:value-type="float" office:value="0.0542662" calcext:value-type="float">
            <text:p>0.0542662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38903" calcext:value-type="float">
            <text:p>0.000338903</text:p>
          </table:table-cell>
          <table:table-cell office:value-type="float" office:value="0.00189358" calcext:value-type="float">
            <text:p>0.00189358</text:p>
          </table:table-cell>
          <table:table-cell office:value-type="float" office:value="0.00439741" calcext:value-type="float">
            <text:p>0.00439741</text:p>
          </table:table-cell>
          <table:table-cell office:value-type="float" office:value="0.0091131" calcext:value-type="float">
            <text:p>0.0091131</text:p>
          </table:table-cell>
          <table:table-cell office:value-type="float" office:value="0.0143599" calcext:value-type="float">
            <text:p>0.0143599</text:p>
          </table:table-cell>
          <table:table-cell office:value-type="float" office:value="0.0196722" calcext:value-type="float">
            <text:p>0.0196722</text:p>
          </table:table-cell>
          <table:table-cell office:value-type="float" office:value="0.0254923" calcext:value-type="float">
            <text:p>0.0254923</text:p>
          </table:table-cell>
          <table:table-cell office:value-type="float" office:value="0.0541129" calcext:value-type="float">
            <text:p>0.0541129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217" calcext:value-type="float">
            <text:p>0.000132217</text:p>
          </table:table-cell>
          <table:table-cell office:value-type="float" office:value="0.000339733" calcext:value-type="float">
            <text:p>0.000339733</text:p>
          </table:table-cell>
          <table:table-cell office:value-type="float" office:value="0.0018911" calcext:value-type="float">
            <text:p>0.0018911</text:p>
          </table:table-cell>
          <table:table-cell office:value-type="float" office:value="0.00440148" calcext:value-type="float">
            <text:p>0.00440148</text:p>
          </table:table-cell>
          <table:table-cell office:value-type="float" office:value="0.0089625" calcext:value-type="float">
            <text:p>0.0089625</text:p>
          </table:table-cell>
          <table:table-cell office:value-type="float" office:value="0.0143761" calcext:value-type="float">
            <text:p>0.0143761</text:p>
          </table:table-cell>
          <table:table-cell office:value-type="float" office:value="0.0196709" calcext:value-type="float">
            <text:p>0.0196709</text:p>
          </table:table-cell>
          <table:table-cell office:value-type="float" office:value="0.0253607" calcext:value-type="float">
            <text:p>0.0253607</text:p>
          </table:table-cell>
          <table:table-cell office:value-type="float" office:value="0.0542774" calcext:value-type="float">
            <text:p>0.0542774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958" calcext:value-type="float">
            <text:p>0.000131958</text:p>
          </table:table-cell>
          <table:table-cell office:value-type="float" office:value="0.000339048" calcext:value-type="float">
            <text:p>0.000339048</text:p>
          </table:table-cell>
          <table:table-cell office:value-type="float" office:value="0.00188908" calcext:value-type="float">
            <text:p>0.00188908</text:p>
          </table:table-cell>
          <table:table-cell office:value-type="float" office:value="0.00447854" calcext:value-type="float">
            <text:p>0.00447854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0.0146228" calcext:value-type="float">
            <text:p>0.0146228</text:p>
          </table:table-cell>
          <table:table-cell office:value-type="float" office:value="0.0196747" calcext:value-type="float">
            <text:p>0.0196747</text:p>
          </table:table-cell>
          <table:table-cell office:value-type="float" office:value="0.0253943" calcext:value-type="float">
            <text:p>0.0253943</text:p>
          </table:table-cell>
          <table:table-cell office:value-type="float" office:value="0.0547806" calcext:value-type="float">
            <text:p>0.0547806</text:p>
          </table:table-cell>
          <table:table-cell table:number-columns-repeated="11"/>
        </table:table-row>
        <table:table-row table:style-name="ro1">
          <table:table-cell office:value-type="float" office:value="0.000027247" calcext:value-type="float">
            <text:p>2.72E-005</text:p>
          </table:table-cell>
          <table:table-cell office:value-type="float" office:value="0.000131432" calcext:value-type="float">
            <text:p>0.000131432</text:p>
          </table:table-cell>
          <table:table-cell office:value-type="float" office:value="0.000338969" calcext:value-type="float">
            <text:p>0.000338969</text:p>
          </table:table-cell>
          <table:table-cell office:value-type="float" office:value="0.0018876" calcext:value-type="float">
            <text:p>0.0018876</text:p>
          </table:table-cell>
          <table:table-cell office:value-type="float" office:value="0.00439734" calcext:value-type="float">
            <text:p>0.00439734</text:p>
          </table:table-cell>
          <table:table-cell office:value-type="float" office:value="0.00892251" calcext:value-type="float">
            <text:p>0.00892251</text:p>
          </table:table-cell>
          <table:table-cell office:value-type="float" office:value="0.0143699" calcext:value-type="float">
            <text:p>0.0143699</text:p>
          </table:table-cell>
          <table:table-cell office:value-type="float" office:value="0.0196787" calcext:value-type="float">
            <text:p>0.0196787</text:p>
          </table:table-cell>
          <table:table-cell office:value-type="float" office:value="0.025448" calcext:value-type="float">
            <text:p>0.025448</text:p>
          </table:table-cell>
          <table:table-cell office:value-type="float" office:value="0.0542717" calcext:value-type="float">
            <text:p>0.0542717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763" calcext:value-type="float">
            <text:p>0.000131763</text:p>
          </table:table-cell>
          <table:table-cell office:value-type="float" office:value="0.000339038" calcext:value-type="float">
            <text:p>0.000339038</text:p>
          </table:table-cell>
          <table:table-cell office:value-type="float" office:value="0.00189772" calcext:value-type="float">
            <text:p>0.00189772</text:p>
          </table:table-cell>
          <table:table-cell office:value-type="float" office:value="0.00438715" calcext:value-type="float">
            <text:p>0.00438715</text:p>
          </table:table-cell>
          <table:table-cell office:value-type="float" office:value="0.00892253" calcext:value-type="float">
            <text:p>0.00892253</text:p>
          </table:table-cell>
          <table:table-cell office:value-type="float" office:value="0.0144675" calcext:value-type="float">
            <text:p>0.0144675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54143" calcext:value-type="float">
            <text:p>0.0254143</text:p>
          </table:table-cell>
          <table:table-cell office:value-type="float" office:value="0.0538703" calcext:value-type="float">
            <text:p>0.0538703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672" calcext:value-type="float">
            <text:p>0.000131672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188941" calcext:value-type="float">
            <text:p>0.00188941</text:p>
          </table:table-cell>
          <table:table-cell office:value-type="float" office:value="0.00443315" calcext:value-type="float">
            <text:p>0.00443315</text:p>
          </table:table-cell>
          <table:table-cell office:value-type="float" office:value="0.00894059" calcext:value-type="float">
            <text:p>0.00894059</text:p>
          </table:table-cell>
          <table:table-cell office:value-type="float" office:value="0.0144147" calcext:value-type="float">
            <text:p>0.0144147</text:p>
          </table:table-cell>
          <table:table-cell office:value-type="float" office:value="0.0196781" calcext:value-type="float">
            <text:p>0.0196781</text:p>
          </table:table-cell>
          <table:table-cell office:value-type="float" office:value="0.0253757" calcext:value-type="float">
            <text:p>0.0253757</text:p>
          </table:table-cell>
          <table:table-cell office:value-type="float" office:value="0.053957" calcext:value-type="float">
            <text:p>0.053957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44288" calcext:value-type="float">
            <text:p>0.000344288</text:p>
          </table:table-cell>
          <table:table-cell office:value-type="float" office:value="0.00189356" calcext:value-type="float">
            <text:p>0.00189356</text:p>
          </table:table-cell>
          <table:table-cell office:value-type="float" office:value="0.00439742" calcext:value-type="float">
            <text:p>0.00439742</text:p>
          </table:table-cell>
          <table:table-cell office:value-type="float" office:value="0.00892467" calcext:value-type="float">
            <text:p>0.00892467</text:p>
          </table:table-cell>
          <table:table-cell office:value-type="float" office:value="0.0143697" calcext:value-type="float">
            <text:p>0.0143697</text:p>
          </table:table-cell>
          <table:table-cell office:value-type="float" office:value="0.0196533" calcext:value-type="float">
            <text:p>0.0196533</text:p>
          </table:table-cell>
          <table:table-cell office:value-type="float" office:value="0.0254078" calcext:value-type="float">
            <text:p>0.0254078</text:p>
          </table:table-cell>
          <table:table-cell office:value-type="float" office:value="0.0539032" calcext:value-type="float">
            <text:p>0.0539032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339" calcext:value-type="float">
            <text:p>0.000339339</text:p>
          </table:table-cell>
          <table:table-cell office:value-type="float" office:value="0.00188732" calcext:value-type="float">
            <text:p>0.00188732</text:p>
          </table:table-cell>
          <table:table-cell office:value-type="float" office:value="0.00439081" calcext:value-type="float">
            <text:p>0.00439081</text:p>
          </table:table-cell>
          <table:table-cell office:value-type="float" office:value="0.00892317" calcext:value-type="float">
            <text:p>0.00892317</text:p>
          </table:table-cell>
          <table:table-cell office:value-type="float" office:value="0.0143938" calcext:value-type="float">
            <text:p>0.0143938</text:p>
          </table:table-cell>
          <table:table-cell office:value-type="float" office:value="0.0196783" calcext:value-type="float">
            <text:p>0.0196783</text:p>
          </table:table-cell>
          <table:table-cell office:value-type="float" office:value="0.0254448" calcext:value-type="float">
            <text:p>0.0254448</text:p>
          </table:table-cell>
          <table:table-cell office:value-type="float" office:value="0.0541804" calcext:value-type="float">
            <text:p>0.0541804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612" calcext:value-type="float">
            <text:p>0.000131612</text:p>
          </table:table-cell>
          <table:table-cell office:value-type="float" office:value="0.000338263" calcext:value-type="float">
            <text:p>0.000338263</text:p>
          </table:table-cell>
          <table:table-cell office:value-type="float" office:value="0.00189266" calcext:value-type="float">
            <text:p>0.00189266</text:p>
          </table:table-cell>
          <table:table-cell office:value-type="float" office:value="0.00445441" calcext:value-type="float">
            <text:p>0.00445441</text:p>
          </table:table-cell>
          <table:table-cell office:value-type="float" office:value="0.00891155" calcext:value-type="float">
            <text:p>0.00891155</text:p>
          </table:table-cell>
          <table:table-cell office:value-type="float" office:value="0.0143755" calcext:value-type="float">
            <text:p>0.0143755</text:p>
          </table:table-cell>
          <table:table-cell office:value-type="float" office:value="0.019654" calcext:value-type="float">
            <text:p>0.019654</text:p>
          </table:table-cell>
          <table:table-cell office:value-type="float" office:value="0.0255721" calcext:value-type="float">
            <text:p>0.0255721</text:p>
          </table:table-cell>
          <table:table-cell office:value-type="float" office:value="0.054149" calcext:value-type="float">
            <text:p>0.054149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40053" calcext:value-type="float">
            <text:p>0.000340053</text:p>
          </table:table-cell>
          <table:table-cell office:value-type="float" office:value="0.00188652" calcext:value-type="float">
            <text:p>0.00188652</text:p>
          </table:table-cell>
          <table:table-cell office:value-type="float" office:value="0.00439615" calcext:value-type="float">
            <text:p>0.00439615</text:p>
          </table:table-cell>
          <table:table-cell office:value-type="float" office:value="0.0089403" calcext:value-type="float">
            <text:p>0.0089403</text:p>
          </table:table-cell>
          <table:table-cell office:value-type="float" office:value="0.0143608" calcext:value-type="float">
            <text:p>0.0143608</text:p>
          </table:table-cell>
          <table:table-cell office:value-type="float" office:value="0.0197304" calcext:value-type="float">
            <text:p>0.0197304</text:p>
          </table:table-cell>
          <table:table-cell office:value-type="float" office:value="0.0254171" calcext:value-type="float">
            <text:p>0.0254171</text:p>
          </table:table-cell>
          <table:table-cell office:value-type="float" office:value="0.053828" calcext:value-type="float">
            <text:p>0.053828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9083" calcext:value-type="float">
            <text:p>0.000339083</text:p>
          </table:table-cell>
          <table:table-cell office:value-type="float" office:value="0.00191033" calcext:value-type="float">
            <text:p>0.00191033</text:p>
          </table:table-cell>
          <table:table-cell office:value-type="float" office:value="0.00440339" calcext:value-type="float">
            <text:p>0.00440339</text:p>
          </table:table-cell>
          <table:table-cell office:value-type="float" office:value="0.00891525" calcext:value-type="float">
            <text:p>0.00891525</text:p>
          </table:table-cell>
          <table:table-cell office:value-type="float" office:value="0.0143499" calcext:value-type="float">
            <text:p>0.0143499</text:p>
          </table:table-cell>
          <table:table-cell office:value-type="float" office:value="0.0196544" calcext:value-type="float">
            <text:p>0.0196544</text:p>
          </table:table-cell>
          <table:table-cell office:value-type="float" office:value="0.0253704" calcext:value-type="float">
            <text:p>0.0253704</text:p>
          </table:table-cell>
          <table:table-cell office:value-type="float" office:value="0.0538576" calcext:value-type="float">
            <text:p>0.0538576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478" calcext:value-type="float">
            <text:p>0.000131478</text:p>
          </table:table-cell>
          <table:table-cell office:value-type="float" office:value="0.000339263" calcext:value-type="float">
            <text:p>0.000339263</text:p>
          </table:table-cell>
          <table:table-cell office:value-type="float" office:value="0.00189262" calcext:value-type="float">
            <text:p>0.00189262</text:p>
          </table:table-cell>
          <table:table-cell office:value-type="float" office:value="0.00438317" calcext:value-type="float">
            <text:p>0.00438317</text:p>
          </table:table-cell>
          <table:table-cell office:value-type="float" office:value="0.00897734" calcext:value-type="float">
            <text:p>0.00897734</text:p>
          </table:table-cell>
          <table:table-cell office:value-type="float" office:value="0.0143669" calcext:value-type="float">
            <text:p>0.0143669</text:p>
          </table:table-cell>
          <table:table-cell office:value-type="float" office:value="0.0196888" calcext:value-type="float">
            <text:p>0.0196888</text:p>
          </table:table-cell>
          <table:table-cell office:value-type="float" office:value="0.0254214" calcext:value-type="float">
            <text:p>0.0254214</text:p>
          </table:table-cell>
          <table:table-cell office:value-type="float" office:value="0.0538245" calcext:value-type="float">
            <text:p>0.0538245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8783" calcext:value-type="float">
            <text:p>0.000338783</text:p>
          </table:table-cell>
          <table:table-cell office:value-type="float" office:value="0.0018941" calcext:value-type="float">
            <text:p>0.0018941</text:p>
          </table:table-cell>
          <table:table-cell office:value-type="float" office:value="0.00439835" calcext:value-type="float">
            <text:p>0.00439835</text:p>
          </table:table-cell>
          <table:table-cell office:value-type="float" office:value="0.00895604" calcext:value-type="float">
            <text:p>0.00895604</text:p>
          </table:table-cell>
          <table:table-cell office:value-type="float" office:value="0.0143593" calcext:value-type="float">
            <text:p>0.0143593</text:p>
          </table:table-cell>
          <table:table-cell office:value-type="float" office:value="0.0202158" calcext:value-type="float">
            <text:p>0.0202158</text:p>
          </table:table-cell>
          <table:table-cell office:value-type="float" office:value="0.0254204" calcext:value-type="float">
            <text:p>0.0254204</text:p>
          </table:table-cell>
          <table:table-cell office:value-type="float" office:value="0.0538834" calcext:value-type="float">
            <text:p>0.0538834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2033" calcext:value-type="float">
            <text:p>0.000132033</text:p>
          </table:table-cell>
          <table:table-cell office:value-type="float" office:value="0.000339793" calcext:value-type="float">
            <text:p>0.000339793</text:p>
          </table:table-cell>
          <table:table-cell office:value-type="float" office:value="0.00188748" calcext:value-type="float">
            <text:p>0.00188748</text:p>
          </table:table-cell>
          <table:table-cell office:value-type="float" office:value="0.00438608" calcext:value-type="float">
            <text:p>0.00438608</text:p>
          </table:table-cell>
          <table:table-cell office:value-type="float" office:value="0.00900873" calcext:value-type="float">
            <text:p>0.00900873</text:p>
          </table:table-cell>
          <table:table-cell office:value-type="float" office:value="0.0143508" calcext:value-type="float">
            <text:p>0.0143508</text:p>
          </table:table-cell>
          <table:table-cell office:value-type="float" office:value="0.0198296" calcext:value-type="float">
            <text:p>0.0198296</text:p>
          </table:table-cell>
          <table:table-cell office:value-type="float" office:value="0.0254069" calcext:value-type="float">
            <text:p>0.0254069</text:p>
          </table:table-cell>
          <table:table-cell office:value-type="float" office:value="0.0541374" calcext:value-type="float">
            <text:p>0.0541374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8748" calcext:value-type="float">
            <text:p>0.000338748</text:p>
          </table:table-cell>
          <table:table-cell office:value-type="float" office:value="0.00190433" calcext:value-type="float">
            <text:p>0.00190433</text:p>
          </table:table-cell>
          <table:table-cell office:value-type="float" office:value="0.00438598" calcext:value-type="float">
            <text:p>0.00438598</text:p>
          </table:table-cell>
          <table:table-cell office:value-type="float" office:value="0.00890487" calcext:value-type="float">
            <text:p>0.00890487</text:p>
          </table:table-cell>
          <table:table-cell office:value-type="float" office:value="0.0144195" calcext:value-type="float">
            <text:p>0.0144195</text:p>
          </table:table-cell>
          <table:table-cell office:value-type="float" office:value="0.0196957" calcext:value-type="float">
            <text:p>0.0196957</text:p>
          </table:table-cell>
          <table:table-cell office:value-type="float" office:value="0.0254021" calcext:value-type="float">
            <text:p>0.0254021</text:p>
          </table:table-cell>
          <table:table-cell office:value-type="float" office:value="0.0538351" calcext:value-type="float">
            <text:p>0.0538351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39523" calcext:value-type="float">
            <text:p>0.000339523</text:p>
          </table:table-cell>
          <table:table-cell office:value-type="float" office:value="0.0018909" calcext:value-type="float">
            <text:p>0.0018909</text:p>
          </table:table-cell>
          <table:table-cell office:value-type="float" office:value="0.00439925" calcext:value-type="float">
            <text:p>0.00439925</text:p>
          </table:table-cell>
          <table:table-cell office:value-type="float" office:value="0.00906503" calcext:value-type="float">
            <text:p>0.00906503</text:p>
          </table:table-cell>
          <table:table-cell office:value-type="float" office:value="0.0144601" calcext:value-type="float">
            <text:p>0.0144601</text:p>
          </table:table-cell>
          <table:table-cell office:value-type="float" office:value="0.0196743" calcext:value-type="float">
            <text:p>0.0196743</text:p>
          </table:table-cell>
          <table:table-cell office:value-type="float" office:value="0.0254328" calcext:value-type="float">
            <text:p>0.0254328</text:p>
          </table:table-cell>
          <table:table-cell office:value-type="float" office:value="0.0538765" calcext:value-type="float">
            <text:p>0.0538765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2127" calcext:value-type="float">
            <text:p>0.000132127</text:p>
          </table:table-cell>
          <table:table-cell office:value-type="float" office:value="0.000339388" calcext:value-type="float">
            <text:p>0.000339388</text:p>
          </table:table-cell>
          <table:table-cell office:value-type="float" office:value="0.00189877" calcext:value-type="float">
            <text:p>0.00189877</text:p>
          </table:table-cell>
          <table:table-cell office:value-type="float" office:value="0.0043856" calcext:value-type="float">
            <text:p>0.0043856</text:p>
          </table:table-cell>
          <table:table-cell office:value-type="float" office:value="0.00893397" calcext:value-type="float">
            <text:p>0.00893397</text:p>
          </table:table-cell>
          <table:table-cell office:value-type="float" office:value="0.0143529" calcext:value-type="float">
            <text:p>0.0143529</text:p>
          </table:table-cell>
          <table:table-cell office:value-type="float" office:value="0.0204757" calcext:value-type="float">
            <text:p>0.0204757</text:p>
          </table:table-cell>
          <table:table-cell office:value-type="float" office:value="0.0254062" calcext:value-type="float">
            <text:p>0.0254062</text:p>
          </table:table-cell>
          <table:table-cell office:value-type="float" office:value="0.0539968" calcext:value-type="float">
            <text:p>0.0539968</text:p>
          </table:table-cell>
          <table:table-cell table:number-columns-repeated="11"/>
        </table:table-row>
        <table:table-row table:style-name="ro1">
          <table:table-cell office:value-type="float" office:value="0.000027247" calcext:value-type="float">
            <text:p>2.72E-005</text:p>
          </table:table-cell>
          <table:table-cell office:value-type="float" office:value="0.000132167" calcext:value-type="float">
            <text:p>0.000132167</text:p>
          </table:table-cell>
          <table:table-cell office:value-type="float" office:value="0.000342413" calcext:value-type="float">
            <text:p>0.000342413</text:p>
          </table:table-cell>
          <table:table-cell office:value-type="float" office:value="0.00189372" calcext:value-type="float">
            <text:p>0.00189372</text:p>
          </table:table-cell>
          <table:table-cell office:value-type="float" office:value="0.0043806" calcext:value-type="float">
            <text:p>0.0043806</text:p>
          </table:table-cell>
          <table:table-cell office:value-type="float" office:value="0.00895576" calcext:value-type="float">
            <text:p>0.00895576</text:p>
          </table:table-cell>
          <table:table-cell office:value-type="float" office:value="0.0145664" calcext:value-type="float">
            <text:p>0.0145664</text:p>
          </table:table-cell>
          <table:table-cell office:value-type="float" office:value="0.0196905" calcext:value-type="float">
            <text:p>0.0196905</text:p>
          </table:table-cell>
          <table:table-cell office:value-type="float" office:value="0.0253996" calcext:value-type="float">
            <text:p>0.0253996</text:p>
          </table:table-cell>
          <table:table-cell office:value-type="float" office:value="0.0538553" calcext:value-type="float">
            <text:p>0.0538553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9079" calcext:value-type="float">
            <text:p>0.000339079</text:p>
          </table:table-cell>
          <table:table-cell office:value-type="float" office:value="0.00189226" calcext:value-type="float">
            <text:p>0.00189226</text:p>
          </table:table-cell>
          <table:table-cell office:value-type="float" office:value="0.00440684" calcext:value-type="float">
            <text:p>0.00440684</text:p>
          </table:table-cell>
          <table:table-cell office:value-type="float" office:value="0.0089237" calcext:value-type="float">
            <text:p>0.0089237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0.0197555" calcext:value-type="float">
            <text:p>0.0197555</text:p>
          </table:table-cell>
          <table:table-cell office:value-type="float" office:value="0.0253988" calcext:value-type="float">
            <text:p>0.0253988</text:p>
          </table:table-cell>
          <table:table-cell office:value-type="float" office:value="0.053829" calcext:value-type="float">
            <text:p>0.053829</text:p>
          </table:table-cell>
          <table:table-cell table:number-columns-repeated="11"/>
        </table:table-row>
        <table:table-row table:style-name="ro1">
          <table:table-cell office:value-type="float" office:value="0.000027257" calcext:value-type="float">
            <text:p>2.73E-005</text:p>
          </table:table-cell>
          <table:table-cell office:value-type="float" office:value="0.000131618" calcext:value-type="float">
            <text:p>0.000131618</text:p>
          </table:table-cell>
          <table:table-cell office:value-type="float" office:value="0.000339758" calcext:value-type="float">
            <text:p>0.000339758</text:p>
          </table:table-cell>
          <table:table-cell office:value-type="float" office:value="0.00188891" calcext:value-type="float">
            <text:p>0.00188891</text:p>
          </table:table-cell>
          <table:table-cell office:value-type="float" office:value="0.00438314" calcext:value-type="float">
            <text:p>0.00438314</text:p>
          </table:table-cell>
          <table:table-cell office:value-type="float" office:value="0.00893267" calcext:value-type="float">
            <text:p>0.00893267</text:p>
          </table:table-cell>
          <table:table-cell office:value-type="float" office:value="0.0143714" calcext:value-type="float">
            <text:p>0.0143714</text:p>
          </table:table-cell>
          <table:table-cell office:value-type="float" office:value="0.0199258" calcext:value-type="float">
            <text:p>0.0199258</text:p>
          </table:table-cell>
          <table:table-cell office:value-type="float" office:value="0.025447" calcext:value-type="float">
            <text:p>0.025447</text:p>
          </table:table-cell>
          <table:table-cell office:value-type="float" office:value="0.0539677" calcext:value-type="float">
            <text:p>0.0539677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402" calcext:value-type="float">
            <text:p>0.000131402</text:p>
          </table:table-cell>
          <table:table-cell office:value-type="float" office:value="0.000339294" calcext:value-type="float">
            <text:p>0.000339294</text:p>
          </table:table-cell>
          <table:table-cell office:value-type="float" office:value="0.00189152" calcext:value-type="float">
            <text:p>0.00189152</text:p>
          </table:table-cell>
          <table:table-cell office:value-type="float" office:value="0.00438845" calcext:value-type="float">
            <text:p>0.00438845</text:p>
          </table:table-cell>
          <table:table-cell office:value-type="float" office:value="0.00890712" calcext:value-type="float">
            <text:p>0.00890712</text:p>
          </table:table-cell>
          <table:table-cell office:value-type="float" office:value="0.0143843" calcext:value-type="float">
            <text:p>0.0143843</text:p>
          </table:table-cell>
          <table:table-cell office:value-type="float" office:value="0.0205988" calcext:value-type="float">
            <text:p>0.0205988</text:p>
          </table:table-cell>
          <table:table-cell office:value-type="float" office:value="0.0254617" calcext:value-type="float">
            <text:p>0.0254617</text:p>
          </table:table-cell>
          <table:table-cell office:value-type="float" office:value="0.053842" calcext:value-type="float">
            <text:p>0.053842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207" calcext:value-type="float">
            <text:p>0.000132207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188663" calcext:value-type="float">
            <text:p>0.00188663</text:p>
          </table:table-cell>
          <table:table-cell office:value-type="float" office:value="0.00441148" calcext:value-type="float">
            <text:p>0.00441148</text:p>
          </table:table-cell>
          <table:table-cell office:value-type="float" office:value="0.00895514" calcext:value-type="float">
            <text:p>0.00895514</text:p>
          </table:table-cell>
          <table:table-cell office:value-type="float" office:value="0.0143794" calcext:value-type="float">
            <text:p>0.0143794</text:p>
          </table:table-cell>
          <table:table-cell office:value-type="float" office:value="0.0197123" calcext:value-type="float">
            <text:p>0.0197123</text:p>
          </table:table-cell>
          <table:table-cell office:value-type="float" office:value="0.0255644" calcext:value-type="float">
            <text:p>0.0255644</text:p>
          </table:table-cell>
          <table:table-cell office:value-type="float" office:value="0.0539088" calcext:value-type="float">
            <text:p>0.0539088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9763" calcext:value-type="float">
            <text:p>0.000139763</text:p>
          </table:table-cell>
          <table:table-cell office:value-type="float" office:value="0.000339464" calcext:value-type="float">
            <text:p>0.000339464</text:p>
          </table:table-cell>
          <table:table-cell office:value-type="float" office:value="0.00189642" calcext:value-type="float">
            <text:p>0.00189642</text:p>
          </table:table-cell>
          <table:table-cell office:value-type="float" office:value="0.00439651" calcext:value-type="float">
            <text:p>0.00439651</text:p>
          </table:table-cell>
          <table:table-cell office:value-type="float" office:value="0.00893603" calcext:value-type="float">
            <text:p>0.00893603</text:p>
          </table:table-cell>
          <table:table-cell office:value-type="float" office:value="0.0144143" calcext:value-type="float">
            <text:p>0.0144143</text:p>
          </table:table-cell>
          <table:table-cell office:value-type="float" office:value="0.0196772" calcext:value-type="float">
            <text:p>0.0196772</text:p>
          </table:table-cell>
          <table:table-cell office:value-type="float" office:value="0.0254283" calcext:value-type="float">
            <text:p>0.0254283</text:p>
          </table:table-cell>
          <table:table-cell office:value-type="float" office:value="0.0538373" calcext:value-type="float">
            <text:p>0.0538373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2667" calcext:value-type="float">
            <text:p>0.000132667</text:p>
          </table:table-cell>
          <table:table-cell office:value-type="float" office:value="0.000340043" calcext:value-type="float">
            <text:p>0.000340043</text:p>
          </table:table-cell>
          <table:table-cell office:value-type="float" office:value="0.00188864" calcext:value-type="float">
            <text:p>0.00188864</text:p>
          </table:table-cell>
          <table:table-cell office:value-type="float" office:value="0.00439138" calcext:value-type="float">
            <text:p>0.00439138</text:p>
          </table:table-cell>
          <table:table-cell office:value-type="float" office:value="0.00894311" calcext:value-type="float">
            <text:p>0.00894311</text:p>
          </table:table-cell>
          <table:table-cell office:value-type="float" office:value="0.0149368" calcext:value-type="float">
            <text:p>0.0149368</text:p>
          </table:table-cell>
          <table:table-cell office:value-type="float" office:value="0.0199927" calcext:value-type="float">
            <text:p>0.0199927</text:p>
          </table:table-cell>
          <table:table-cell office:value-type="float" office:value="0.0254122" calcext:value-type="float">
            <text:p>0.0254122</text:p>
          </table:table-cell>
          <table:table-cell office:value-type="float" office:value="0.0539996" calcext:value-type="float">
            <text:p>0.0539996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5445" calcext:value-type="float">
            <text:p>0.000135445</text:p>
          </table:table-cell>
          <table:table-cell office:value-type="float" office:value="0.000338704" calcext:value-type="float">
            <text:p>0.000338704</text:p>
          </table:table-cell>
          <table:table-cell office:value-type="float" office:value="0.00189531" calcext:value-type="float">
            <text:p>0.00189531</text:p>
          </table:table-cell>
          <table:table-cell office:value-type="float" office:value="0.00439359" calcext:value-type="float">
            <text:p>0.00439359</text:p>
          </table:table-cell>
          <table:table-cell office:value-type="float" office:value="0.0089188" calcext:value-type="float">
            <text:p>0.0089188</text:p>
          </table:table-cell>
          <table:table-cell office:value-type="float" office:value="0.0144253" calcext:value-type="float">
            <text:p>0.0144253</text:p>
          </table:table-cell>
          <table:table-cell office:value-type="float" office:value="0.0205053" calcext:value-type="float">
            <text:p>0.0205053</text:p>
          </table:table-cell>
          <table:table-cell office:value-type="float" office:value="0.025809" calcext:value-type="float">
            <text:p>0.025809</text:p>
          </table:table-cell>
          <table:table-cell office:value-type="float" office:value="0.0538369" calcext:value-type="float">
            <text:p>0.0538369</text:p>
          </table:table-cell>
          <table:table-cell table:number-columns-repeated="11"/>
        </table:table-row>
        <table:table-row table:style-name="ro1">
          <table:table-cell office:value-type="float" office:value="0.000026938" calcext:value-type="float">
            <text:p>2.69E-005</text:p>
          </table:table-cell>
          <table:table-cell office:value-type="float" office:value="0.000132317" calcext:value-type="float">
            <text:p>0.000132317</text:p>
          </table:table-cell>
          <table:table-cell office:value-type="float" office:value="0.000339468" calcext:value-type="float">
            <text:p>0.000339468</text:p>
          </table:table-cell>
          <table:table-cell office:value-type="float" office:value="0.00188646" calcext:value-type="float">
            <text:p>0.00188646</text:p>
          </table:table-cell>
          <table:table-cell office:value-type="float" office:value="0.00439221" calcext:value-type="float">
            <text:p>0.00439221</text:p>
          </table:table-cell>
          <table:table-cell office:value-type="float" office:value="0.00893682" calcext:value-type="float">
            <text:p>0.00893682</text:p>
          </table:table-cell>
          <table:table-cell office:value-type="float" office:value="0.0143808" calcext:value-type="float">
            <text:p>0.0143808</text:p>
          </table:table-cell>
          <table:table-cell office:value-type="float" office:value="0.0197101" calcext:value-type="float">
            <text:p>0.0197101</text:p>
          </table:table-cell>
          <table:table-cell office:value-type="float" office:value="0.0254046" calcext:value-type="float">
            <text:p>0.0254046</text:p>
          </table:table-cell>
          <table:table-cell office:value-type="float" office:value="0.0538795" calcext:value-type="float">
            <text:p>0.0538795</text:p>
          </table:table-cell>
          <table:table-cell table:number-columns-repeated="11"/>
        </table:table-row>
        <table:table-row table:style-name="ro1">
          <table:table-cell office:value-type="float" office:value="0.000027018" calcext:value-type="float">
            <text:p>2.70E-005</text:p>
          </table:table-cell>
          <table:table-cell office:value-type="float" office:value="0.000131627" calcext:value-type="float">
            <text:p>0.000131627</text:p>
          </table:table-cell>
          <table:table-cell office:value-type="float" office:value="0.000339808" calcext:value-type="float">
            <text:p>0.000339808</text:p>
          </table:table-cell>
          <table:table-cell office:value-type="float" office:value="0.00189062" calcext:value-type="float">
            <text:p>0.00189062</text:p>
          </table:table-cell>
          <table:table-cell office:value-type="float" office:value="0.0044005" calcext:value-type="float">
            <text:p>0.0044005</text:p>
          </table:table-cell>
          <table:table-cell office:value-type="float" office:value="0.00891912" calcext:value-type="float">
            <text:p>0.00891912</text:p>
          </table:table-cell>
          <table:table-cell office:value-type="float" office:value="0.0143768" calcext:value-type="float">
            <text:p>0.0143768</text:p>
          </table:table-cell>
          <table:table-cell office:value-type="float" office:value="0.0198474" calcext:value-type="float">
            <text:p>0.0198474</text:p>
          </table:table-cell>
          <table:table-cell office:value-type="float" office:value="0.0254181" calcext:value-type="float">
            <text:p>0.0254181</text:p>
          </table:table-cell>
          <table:table-cell office:value-type="float" office:value="0.0538331" calcext:value-type="float">
            <text:p>0.0538331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39513" calcext:value-type="float">
            <text:p>0.000339513</text:p>
          </table:table-cell>
          <table:table-cell office:value-type="float" office:value="0.00188604" calcext:value-type="float">
            <text:p>0.00188604</text:p>
          </table:table-cell>
          <table:table-cell office:value-type="float" office:value="0.0044327" calcext:value-type="float">
            <text:p>0.0044327</text:p>
          </table:table-cell>
          <table:table-cell office:value-type="float" office:value="0.00899428" calcext:value-type="float">
            <text:p>0.00899428</text:p>
          </table:table-cell>
          <table:table-cell office:value-type="float" office:value="0.0144996" calcext:value-type="float">
            <text:p>0.0144996</text:p>
          </table:table-cell>
          <table:table-cell office:value-type="float" office:value="0.0203097" calcext:value-type="float">
            <text:p>0.0203097</text:p>
          </table:table-cell>
          <table:table-cell office:value-type="float" office:value="0.0254263" calcext:value-type="float">
            <text:p>0.0254263</text:p>
          </table:table-cell>
          <table:table-cell office:value-type="float" office:value="0.0538834" calcext:value-type="float">
            <text:p>0.0538834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46548" calcext:value-type="float">
            <text:p>0.000346548</text:p>
          </table:table-cell>
          <table:table-cell office:value-type="float" office:value="0.00189539" calcext:value-type="float">
            <text:p>0.00189539</text:p>
          </table:table-cell>
          <table:table-cell office:value-type="float" office:value="0.00439492" calcext:value-type="float">
            <text:p>0.00439492</text:p>
          </table:table-cell>
          <table:table-cell office:value-type="float" office:value="0.00899623" calcext:value-type="float">
            <text:p>0.00899623</text:p>
          </table:table-cell>
          <table:table-cell office:value-type="float" office:value="0.0147661" calcext:value-type="float">
            <text:p>0.0147661</text:p>
          </table:table-cell>
          <table:table-cell office:value-type="float" office:value="0.0202097" calcext:value-type="float">
            <text:p>0.0202097</text:p>
          </table:table-cell>
          <table:table-cell office:value-type="float" office:value="0.0254438" calcext:value-type="float">
            <text:p>0.0254438</text:p>
          </table:table-cell>
          <table:table-cell office:value-type="float" office:value="0.0539702" calcext:value-type="float">
            <text:p>0.0539702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39634" calcext:value-type="float">
            <text:p>0.000339634</text:p>
          </table:table-cell>
          <table:table-cell office:value-type="float" office:value="0.00188926" calcext:value-type="float">
            <text:p>0.00188926</text:p>
          </table:table-cell>
          <table:table-cell office:value-type="float" office:value="0.00437967" calcext:value-type="float">
            <text:p>0.00437967</text:p>
          </table:table-cell>
          <table:table-cell office:value-type="float" office:value="0.00892986" calcext:value-type="float">
            <text:p>0.00892986</text:p>
          </table:table-cell>
          <table:table-cell office:value-type="float" office:value="0.0146077" calcext:value-type="float">
            <text:p>0.0146077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3984" calcext:value-type="float">
            <text:p>0.0253984</text:p>
          </table:table-cell>
          <table:table-cell office:value-type="float" office:value="0.0541162" calcext:value-type="float">
            <text:p>0.0541162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9565" calcext:value-type="float">
            <text:p>0.00189565</text:p>
          </table:table-cell>
          <table:table-cell office:value-type="float" office:value="0.00439192" calcext:value-type="float">
            <text:p>0.00439192</text:p>
          </table:table-cell>
          <table:table-cell office:value-type="float" office:value="0.00905253" calcext:value-type="float">
            <text:p>0.00905253</text:p>
          </table:table-cell>
          <table:table-cell office:value-type="float" office:value="0.0143748" calcext:value-type="float">
            <text:p>0.0143748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0.025392" calcext:value-type="float">
            <text:p>0.025392</text:p>
          </table:table-cell>
          <table:table-cell office:value-type="float" office:value="0.0544319" calcext:value-type="float">
            <text:p>0.0544319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38244" calcext:value-type="float">
            <text:p>0.000338244</text:p>
          </table:table-cell>
          <table:table-cell office:value-type="float" office:value="0.00189117" calcext:value-type="float">
            <text:p>0.00189117</text:p>
          </table:table-cell>
          <table:table-cell office:value-type="float" office:value="0.00439127" calcext:value-type="float">
            <text:p>0.00439127</text:p>
          </table:table-cell>
          <table:table-cell office:value-type="float" office:value="0.00898189" calcext:value-type="float">
            <text:p>0.00898189</text:p>
          </table:table-cell>
          <table:table-cell office:value-type="float" office:value="0.014372" calcext:value-type="float">
            <text:p>0.014372</text:p>
          </table:table-cell>
          <table:table-cell office:value-type="float" office:value="0.0198339" calcext:value-type="float">
            <text:p>0.0198339</text:p>
          </table:table-cell>
          <table:table-cell office:value-type="float" office:value="0.0253935" calcext:value-type="float">
            <text:p>0.0253935</text:p>
          </table:table-cell>
          <table:table-cell office:value-type="float" office:value="0.0540914" calcext:value-type="float">
            <text:p>0.0540914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433" calcext:value-type="float">
            <text:p>0.000131433</text:p>
          </table:table-cell>
          <table:table-cell office:value-type="float" office:value="0.000339268" calcext:value-type="float">
            <text:p>0.000339268</text:p>
          </table:table-cell>
          <table:table-cell office:value-type="float" office:value="0.00189133" calcext:value-type="float">
            <text:p>0.00189133</text:p>
          </table:table-cell>
          <table:table-cell office:value-type="float" office:value="0.00438857" calcext:value-type="float">
            <text:p>0.00438857</text:p>
          </table:table-cell>
          <table:table-cell office:value-type="float" office:value="0.00891964" calcext:value-type="float">
            <text:p>0.00891964</text:p>
          </table:table-cell>
          <table:table-cell office:value-type="float" office:value="0.0143674" calcext:value-type="float">
            <text:p>0.0143674</text:p>
          </table:table-cell>
          <table:table-cell office:value-type="float" office:value="0.0202588" calcext:value-type="float">
            <text:p>0.0202588</text:p>
          </table:table-cell>
          <table:table-cell office:value-type="float" office:value="0.0254484" calcext:value-type="float">
            <text:p>0.0254484</text:p>
          </table:table-cell>
          <table:table-cell office:value-type="float" office:value="0.0545526" calcext:value-type="float">
            <text:p>0.0545526</text:p>
          </table:table-cell>
          <table:table-cell table:number-columns-repeated="11"/>
        </table:table-row>
        <table:table-row table:style-name="ro1">
          <table:table-cell office:value-type="float" office:value="0.000026937" calcext:value-type="float">
            <text:p>2.69E-005</text:p>
          </table:table-cell>
          <table:table-cell office:value-type="float" office:value="0.000131543" calcext:value-type="float">
            <text:p>0.000131543</text:p>
          </table:table-cell>
          <table:table-cell office:value-type="float" office:value="0.000338924" calcext:value-type="float">
            <text:p>0.000338924</text:p>
          </table:table-cell>
          <table:table-cell office:value-type="float" office:value="0.00188873" calcext:value-type="float">
            <text:p>0.00188873</text:p>
          </table:table-cell>
          <table:table-cell office:value-type="float" office:value="0.00438597" calcext:value-type="float">
            <text:p>0.00438597</text:p>
          </table:table-cell>
          <table:table-cell office:value-type="float" office:value="0.00895981" calcext:value-type="float">
            <text:p>0.00895981</text:p>
          </table:table-cell>
          <table:table-cell office:value-type="float" office:value="0.0145056" calcext:value-type="float">
            <text:p>0.0145056</text:p>
          </table:table-cell>
          <table:table-cell office:value-type="float" office:value="0.0197546" calcext:value-type="float">
            <text:p>0.0197546</text:p>
          </table:table-cell>
          <table:table-cell office:value-type="float" office:value="0.0254999" calcext:value-type="float">
            <text:p>0.0254999</text:p>
          </table:table-cell>
          <table:table-cell office:value-type="float" office:value="0.0546065" calcext:value-type="float">
            <text:p>0.0546065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8973" calcext:value-type="float">
            <text:p>0.000338973</text:p>
          </table:table-cell>
          <table:table-cell office:value-type="float" office:value="0.00189039" calcext:value-type="float">
            <text:p>0.00189039</text:p>
          </table:table-cell>
          <table:table-cell office:value-type="float" office:value="0.0043923" calcext:value-type="float">
            <text:p>0.0043923</text:p>
          </table:table-cell>
          <table:table-cell office:value-type="float" office:value="0.00891688" calcext:value-type="float">
            <text:p>0.00891688</text:p>
          </table:table-cell>
          <table:table-cell office:value-type="float" office:value="0.0148698" calcext:value-type="float">
            <text:p>0.0148698</text:p>
          </table:table-cell>
          <table:table-cell office:value-type="float" office:value="0.0198072" calcext:value-type="float">
            <text:p>0.0198072</text:p>
          </table:table-cell>
          <table:table-cell office:value-type="float" office:value="0.0255427" calcext:value-type="float">
            <text:p>0.0255427</text:p>
          </table:table-cell>
          <table:table-cell office:value-type="float" office:value="0.0547066" calcext:value-type="float">
            <text:p>0.0547066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728" calcext:value-type="float">
            <text:p>0.000131728</text:p>
          </table:table-cell>
          <table:table-cell office:value-type="float" office:value="0.000338779" calcext:value-type="float">
            <text:p>0.000338779</text:p>
          </table:table-cell>
          <table:table-cell office:value-type="float" office:value="0.00190407" calcext:value-type="float">
            <text:p>0.00190407</text:p>
          </table:table-cell>
          <table:table-cell office:value-type="float" office:value="0.00438197" calcext:value-type="float">
            <text:p>0.00438197</text:p>
          </table:table-cell>
          <table:table-cell office:value-type="float" office:value="0.00894148" calcext:value-type="float">
            <text:p>0.00894148</text:p>
          </table:table-cell>
          <table:table-cell office:value-type="float" office:value="0.0144116" calcext:value-type="float">
            <text:p>0.0144116</text:p>
          </table:table-cell>
          <table:table-cell office:value-type="float" office:value="0.0198911" calcext:value-type="float">
            <text:p>0.0198911</text:p>
          </table:table-cell>
          <table:table-cell office:value-type="float" office:value="0.0254236" calcext:value-type="float">
            <text:p>0.0254236</text:p>
          </table:table-cell>
          <table:table-cell office:value-type="float" office:value="0.0541771" calcext:value-type="float">
            <text:p>0.0541771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8418" calcext:value-type="float">
            <text:p>0.000338418</text:p>
          </table:table-cell>
          <table:table-cell office:value-type="float" office:value="0.00189542" calcext:value-type="float">
            <text:p>0.00189542</text:p>
          </table:table-cell>
          <table:table-cell office:value-type="float" office:value="0.00448471" calcext:value-type="float">
            <text:p>0.00448471</text:p>
          </table:table-cell>
          <table:table-cell office:value-type="float" office:value="0.0089164" calcext:value-type="float">
            <text:p>0.0089164</text:p>
          </table:table-cell>
          <table:table-cell office:value-type="float" office:value="0.0143811" calcext:value-type="float">
            <text:p>0.0143811</text:p>
          </table:table-cell>
          <table:table-cell office:value-type="float" office:value="0.0199007" calcext:value-type="float">
            <text:p>0.0199007</text:p>
          </table:table-cell>
          <table:table-cell office:value-type="float" office:value="0.0253834" calcext:value-type="float">
            <text:p>0.0253834</text:p>
          </table:table-cell>
          <table:table-cell office:value-type="float" office:value="0.0542839" calcext:value-type="float">
            <text:p>0.0542839</text:p>
          </table:table-cell>
          <table:table-cell table:number-columns-repeated="11"/>
        </table:table-row>
        <table:table-row table:style-name="ro1">
          <table:table-cell office:value-type="float" office:value="0.000027267" calcext:value-type="float">
            <text:p>2.73E-005</text:p>
          </table:table-cell>
          <table:table-cell office:value-type="float" office:value="0.000132102" calcext:value-type="float">
            <text:p>0.000132102</text:p>
          </table:table-cell>
          <table:table-cell office:value-type="float" office:value="0.000338499" calcext:value-type="float">
            <text:p>0.000338499</text:p>
          </table:table-cell>
          <table:table-cell office:value-type="float" office:value="0.00193133" calcext:value-type="float">
            <text:p>0.00193133</text:p>
          </table:table-cell>
          <table:table-cell office:value-type="float" office:value="0.00438398" calcext:value-type="float">
            <text:p>0.00438398</text:p>
          </table:table-cell>
          <table:table-cell office:value-type="float" office:value="0.0089196" calcext:value-type="float">
            <text:p>0.0089196</text:p>
          </table:table-cell>
          <table:table-cell office:value-type="float" office:value="0.0143629" calcext:value-type="float">
            <text:p>0.0143629</text:p>
          </table:table-cell>
          <table:table-cell office:value-type="float" office:value="0.0198311" calcext:value-type="float">
            <text:p>0.0198311</text:p>
          </table:table-cell>
          <table:table-cell office:value-type="float" office:value="0.0253828" calcext:value-type="float">
            <text:p>0.0253828</text:p>
          </table:table-cell>
          <table:table-cell office:value-type="float" office:value="0.054217" calcext:value-type="float">
            <text:p>0.054217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8668" calcext:value-type="float">
            <text:p>0.000338668</text:p>
          </table:table-cell>
          <table:table-cell office:value-type="float" office:value="0.0019027" calcext:value-type="float">
            <text:p>0.0019027</text:p>
          </table:table-cell>
          <table:table-cell office:value-type="float" office:value="0.00438032" calcext:value-type="float">
            <text:p>0.00438032</text:p>
          </table:table-cell>
          <table:table-cell office:value-type="float" office:value="0.00921504" calcext:value-type="float">
            <text:p>0.00921504</text:p>
          </table:table-cell>
          <table:table-cell office:value-type="float" office:value="0.0145079" calcext:value-type="float">
            <text:p>0.0145079</text:p>
          </table:table-cell>
          <table:table-cell office:value-type="float" office:value="0.019751" calcext:value-type="float">
            <text:p>0.019751</text:p>
          </table:table-cell>
          <table:table-cell office:value-type="float" office:value="0.0254128" calcext:value-type="float">
            <text:p>0.0254128</text:p>
          </table:table-cell>
          <table:table-cell office:value-type="float" office:value="0.0546066" calcext:value-type="float">
            <text:p>0.054606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657" calcext:value-type="float">
            <text:p>0.000131657</text:p>
          </table:table-cell>
          <table:table-cell office:value-type="float" office:value="0.000339239" calcext:value-type="float">
            <text:p>0.000339239</text:p>
          </table:table-cell>
          <table:table-cell office:value-type="float" office:value="0.00191852" calcext:value-type="float">
            <text:p>0.00191852</text:p>
          </table:table-cell>
          <table:table-cell office:value-type="float" office:value="0.00440402" calcext:value-type="float">
            <text:p>0.00440402</text:p>
          </table:table-cell>
          <table:table-cell office:value-type="float" office:value="0.00892213" calcext:value-type="float">
            <text:p>0.00892213</text:p>
          </table:table-cell>
          <table:table-cell office:value-type="float" office:value="0.0148642" calcext:value-type="float">
            <text:p>0.0148642</text:p>
          </table:table-cell>
          <table:table-cell office:value-type="float" office:value="0.0198832" calcext:value-type="float">
            <text:p>0.0198832</text:p>
          </table:table-cell>
          <table:table-cell office:value-type="float" office:value="0.0254499" calcext:value-type="float">
            <text:p>0.0254499</text:p>
          </table:table-cell>
          <table:table-cell office:value-type="float" office:value="0.0542892" calcext:value-type="float">
            <text:p>0.0542892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44948" calcext:value-type="float">
            <text:p>0.000344948</text:p>
          </table:table-cell>
          <table:table-cell office:value-type="float" office:value="0.00188841" calcext:value-type="float">
            <text:p>0.00188841</text:p>
          </table:table-cell>
          <table:table-cell office:value-type="float" office:value="0.00437832" calcext:value-type="float">
            <text:p>0.00437832</text:p>
          </table:table-cell>
          <table:table-cell office:value-type="float" office:value="0.00892775" calcext:value-type="float">
            <text:p>0.00892775</text:p>
          </table:table-cell>
          <table:table-cell office:value-type="float" office:value="0.0144817" calcext:value-type="float">
            <text:p>0.0144817</text:p>
          </table:table-cell>
          <table:table-cell office:value-type="float" office:value="0.0197126" calcext:value-type="float">
            <text:p>0.0197126</text:p>
          </table:table-cell>
          <table:table-cell office:value-type="float" office:value="0.0254778" calcext:value-type="float">
            <text:p>0.0254778</text:p>
          </table:table-cell>
          <table:table-cell office:value-type="float" office:value="0.0541554" calcext:value-type="float">
            <text:p>0.0541554</text:p>
          </table:table-cell>
          <table:table-cell table:number-columns-repeated="11"/>
        </table:table-row>
        <table:table-row table:style-name="ro1">
          <table:table-cell office:value-type="float" office:value="0.000027312" calcext:value-type="float">
            <text:p>2.73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9968" calcext:value-type="float">
            <text:p>0.000339968</text:p>
          </table:table-cell>
          <table:table-cell office:value-type="float" office:value="0.00190973" calcext:value-type="float">
            <text:p>0.00190973</text:p>
          </table:table-cell>
          <table:table-cell office:value-type="float" office:value="0.00438008" calcext:value-type="float">
            <text:p>0.00438008</text:p>
          </table:table-cell>
          <table:table-cell office:value-type="float" office:value="0.00893875" calcext:value-type="float">
            <text:p>0.00893875</text:p>
          </table:table-cell>
          <table:table-cell office:value-type="float" office:value="0.0144377" calcext:value-type="float">
            <text:p>0.0144377</text:p>
          </table:table-cell>
          <table:table-cell office:value-type="float" office:value="0.0196961" calcext:value-type="float">
            <text:p>0.0196961</text:p>
          </table:table-cell>
          <table:table-cell office:value-type="float" office:value="0.0253836" calcext:value-type="float">
            <text:p>0.0253836</text:p>
          </table:table-cell>
          <table:table-cell office:value-type="float" office:value="0.0544458" calcext:value-type="float">
            <text:p>0.0544458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2008" calcext:value-type="float">
            <text:p>0.000132008</text:p>
          </table:table-cell>
          <table:table-cell office:value-type="float" office:value="0.000339008" calcext:value-type="float">
            <text:p>0.000339008</text:p>
          </table:table-cell>
          <table:table-cell office:value-type="float" office:value="0.00188891" calcext:value-type="float">
            <text:p>0.00188891</text:p>
          </table:table-cell>
          <table:table-cell office:value-type="float" office:value="0.00444875" calcext:value-type="float">
            <text:p>0.00444875</text:p>
          </table:table-cell>
          <table:table-cell office:value-type="float" office:value="0.00894042" calcext:value-type="float">
            <text:p>0.00894042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96561" calcext:value-type="float">
            <text:p>0.0196561</text:p>
          </table:table-cell>
          <table:table-cell office:value-type="float" office:value="0.0253738" calcext:value-type="float">
            <text:p>0.0253738</text:p>
          </table:table-cell>
          <table:table-cell office:value-type="float" office:value="0.0540627" calcext:value-type="float">
            <text:p>0.0540627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89416" calcext:value-type="float">
            <text:p>0.00189416</text:p>
          </table:table-cell>
          <table:table-cell office:value-type="float" office:value="0.00439096" calcext:value-type="float">
            <text:p>0.00439096</text:p>
          </table:table-cell>
          <table:table-cell office:value-type="float" office:value="0.00906374" calcext:value-type="float">
            <text:p>0.00906374</text:p>
          </table:table-cell>
          <table:table-cell office:value-type="float" office:value="0.0146701" calcext:value-type="float">
            <text:p>0.0146701</text:p>
          </table:table-cell>
          <table:table-cell office:value-type="float" office:value="0.0198871" calcext:value-type="float">
            <text:p>0.0198871</text:p>
          </table:table-cell>
          <table:table-cell office:value-type="float" office:value="0.025363" calcext:value-type="float">
            <text:p>0.025363</text:p>
          </table:table-cell>
          <table:table-cell office:value-type="float" office:value="0.0544676" calcext:value-type="float">
            <text:p>0.0544676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667" calcext:value-type="float">
            <text:p>0.000131667</text:p>
          </table:table-cell>
          <table:table-cell office:value-type="float" office:value="0.000338393" calcext:value-type="float">
            <text:p>0.000338393</text:p>
          </table:table-cell>
          <table:table-cell office:value-type="float" office:value="0.00188972" calcext:value-type="float">
            <text:p>0.00188972</text:p>
          </table:table-cell>
          <table:table-cell office:value-type="float" office:value="0.00440634" calcext:value-type="float">
            <text:p>0.00440634</text:p>
          </table:table-cell>
          <table:table-cell office:value-type="float" office:value="0.00925183" calcext:value-type="float">
            <text:p>0.00925183</text:p>
          </table:table-cell>
          <table:table-cell office:value-type="float" office:value="0.0146513" calcext:value-type="float">
            <text:p>0.0146513</text:p>
          </table:table-cell>
          <table:table-cell office:value-type="float" office:value="0.0196925" calcext:value-type="float">
            <text:p>0.0196925</text:p>
          </table:table-cell>
          <table:table-cell office:value-type="float" office:value="0.0253842" calcext:value-type="float">
            <text:p>0.0253842</text:p>
          </table:table-cell>
          <table:table-cell office:value-type="float" office:value="0.0542041" calcext:value-type="float">
            <text:p>0.0542041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8858" calcext:value-type="float">
            <text:p>0.000338858</text:p>
          </table:table-cell>
          <table:table-cell office:value-type="float" office:value="0.00189021" calcext:value-type="float">
            <text:p>0.00189021</text:p>
          </table:table-cell>
          <table:table-cell office:value-type="float" office:value="0.00440897" calcext:value-type="float">
            <text:p>0.00440897</text:p>
          </table:table-cell>
          <table:table-cell office:value-type="float" office:value="0.00978359" calcext:value-type="float">
            <text:p>0.00978359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0196327" calcext:value-type="float">
            <text:p>0.0196327</text:p>
          </table:table-cell>
          <table:table-cell office:value-type="float" office:value="0.0254136" calcext:value-type="float">
            <text:p>0.0254136</text:p>
          </table:table-cell>
          <table:table-cell office:value-type="float" office:value="0.0545389" calcext:value-type="float">
            <text:p>0.0545389</text:p>
          </table:table-cell>
          <table:table-cell table:number-columns-repeated="11"/>
        </table:table-row>
        <table:table-row table:style-name="ro1">
          <table:table-cell office:value-type="float" office:value="0.000027272" calcext:value-type="float">
            <text:p>2.73E-005</text:p>
          </table:table-cell>
          <table:table-cell office:value-type="float" office:value="0.000131603" calcext:value-type="float">
            <text:p>0.000131603</text:p>
          </table:table-cell>
          <table:table-cell office:value-type="float" office:value="0.000338548" calcext:value-type="float">
            <text:p>0.000338548</text:p>
          </table:table-cell>
          <table:table-cell office:value-type="float" office:value="0.00188751" calcext:value-type="float">
            <text:p>0.00188751</text:p>
          </table:table-cell>
          <table:table-cell office:value-type="float" office:value="0.00438313" calcext:value-type="float">
            <text:p>0.00438313</text:p>
          </table:table-cell>
          <table:table-cell office:value-type="float" office:value="0.00897756" calcext:value-type="float">
            <text:p>0.00897756</text:p>
          </table:table-cell>
          <table:table-cell office:value-type="float" office:value="0.0143831" calcext:value-type="float">
            <text:p>0.0143831</text:p>
          </table:table-cell>
          <table:table-cell office:value-type="float" office:value="0.0197925" calcext:value-type="float">
            <text:p>0.0197925</text:p>
          </table:table-cell>
          <table:table-cell office:value-type="float" office:value="0.0255645" calcext:value-type="float">
            <text:p>0.0255645</text:p>
          </table:table-cell>
          <table:table-cell office:value-type="float" office:value="0.0556323" calcext:value-type="float">
            <text:p>0.0556323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822" calcext:value-type="float">
            <text:p>0.000131822</text:p>
          </table:table-cell>
          <table:table-cell office:value-type="float" office:value="0.000338623" calcext:value-type="float">
            <text:p>0.000338623</text:p>
          </table:table-cell>
          <table:table-cell office:value-type="float" office:value="0.00189955" calcext:value-type="float">
            <text:p>0.00189955</text:p>
          </table:table-cell>
          <table:table-cell office:value-type="float" office:value="0.00439528" calcext:value-type="float">
            <text:p>0.00439528</text:p>
          </table:table-cell>
          <table:table-cell office:value-type="float" office:value="0.00895044" calcext:value-type="float">
            <text:p>0.00895044</text:p>
          </table:table-cell>
          <table:table-cell office:value-type="float" office:value="0.0143608" calcext:value-type="float">
            <text:p>0.0143608</text:p>
          </table:table-cell>
          <table:table-cell office:value-type="float" office:value="0.0197037" calcext:value-type="float">
            <text:p>0.0197037</text:p>
          </table:table-cell>
          <table:table-cell office:value-type="float" office:value="0.0255056" calcext:value-type="float">
            <text:p>0.0255056</text:p>
          </table:table-cell>
          <table:table-cell office:value-type="float" office:value="0.0541605" calcext:value-type="float">
            <text:p>0.0541605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1673" calcext:value-type="float">
            <text:p>0.000131673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9088" calcext:value-type="float">
            <text:p>0.00189088</text:p>
          </table:table-cell>
          <table:table-cell office:value-type="float" office:value="0.00439045" calcext:value-type="float">
            <text:p>0.00439045</text:p>
          </table:table-cell>
          <table:table-cell office:value-type="float" office:value="0.00894042" calcext:value-type="float">
            <text:p>0.00894042</text:p>
          </table:table-cell>
          <table:table-cell office:value-type="float" office:value="0.0143768" calcext:value-type="float">
            <text:p>0.0143768</text:p>
          </table:table-cell>
          <table:table-cell office:value-type="float" office:value="0.0197057" calcext:value-type="float">
            <text:p>0.0197057</text:p>
          </table:table-cell>
          <table:table-cell office:value-type="float" office:value="0.0254345" calcext:value-type="float">
            <text:p>0.0254345</text:p>
          </table:table-cell>
          <table:table-cell office:value-type="float" office:value="0.0542944" calcext:value-type="float">
            <text:p>0.0542944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1717" calcext:value-type="float">
            <text:p>0.000131717</text:p>
          </table:table-cell>
          <table:table-cell office:value-type="float" office:value="0.000339873" calcext:value-type="float">
            <text:p>0.000339873</text:p>
          </table:table-cell>
          <table:table-cell office:value-type="float" office:value="0.00189304" calcext:value-type="float">
            <text:p>0.00189304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00895515" calcext:value-type="float">
            <text:p>0.00895515</text:p>
          </table:table-cell>
          <table:table-cell office:value-type="float" office:value="0.0144341" calcext:value-type="float">
            <text:p>0.0144341</text:p>
          </table:table-cell>
          <table:table-cell office:value-type="float" office:value="0.0196829" calcext:value-type="float">
            <text:p>0.019682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546646" calcext:value-type="float">
            <text:p>0.0546646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5741" calcext:value-type="float">
            <text:p>0.000135741</text:p>
          </table:table-cell>
          <table:table-cell office:value-type="float" office:value="0.000339184" calcext:value-type="float">
            <text:p>0.000339184</text:p>
          </table:table-cell>
          <table:table-cell office:value-type="float" office:value="0.00188853" calcext:value-type="float">
            <text:p>0.00188853</text:p>
          </table:table-cell>
          <table:table-cell office:value-type="float" office:value="0.00441153" calcext:value-type="float">
            <text:p>0.00441153</text:p>
          </table:table-cell>
          <table:table-cell office:value-type="float" office:value="0.00894524" calcext:value-type="float">
            <text:p>0.00894524</text:p>
          </table:table-cell>
          <table:table-cell office:value-type="float" office:value="0.0149617" calcext:value-type="float">
            <text:p>0.0149617</text:p>
          </table:table-cell>
          <table:table-cell office:value-type="float" office:value="0.0196543" calcext:value-type="float">
            <text:p>0.0196543</text:p>
          </table:table-cell>
          <table:table-cell office:value-type="float" office:value="0.0254048" calcext:value-type="float">
            <text:p>0.0254048</text:p>
          </table:table-cell>
          <table:table-cell office:value-type="float" office:value="0.054069" calcext:value-type="float">
            <text:p>0.054069</text:p>
          </table:table-cell>
          <table:table-cell table:number-columns-repeated="11"/>
        </table:table-row>
        <table:table-row table:style-name="ro1">
          <table:table-cell office:value-type="float" office:value="0.000027113" calcext:value-type="float">
            <text:p>2.71E-005</text:p>
          </table:table-cell>
          <table:table-cell office:value-type="float" office:value="0.000131508" calcext:value-type="float">
            <text:p>0.000131508</text:p>
          </table:table-cell>
          <table:table-cell office:value-type="float" office:value="0.000345448" calcext:value-type="float">
            <text:p>0.000345448</text:p>
          </table:table-cell>
          <table:table-cell office:value-type="float" office:value="0.00189549" calcext:value-type="float">
            <text:p>0.00189549</text:p>
          </table:table-cell>
          <table:table-cell office:value-type="float" office:value="0.00463879" calcext:value-type="float">
            <text:p>0.00463879</text:p>
          </table:table-cell>
          <table:table-cell office:value-type="float" office:value="0.00894878" calcext:value-type="float">
            <text:p>0.00894878</text:p>
          </table:table-cell>
          <table:table-cell office:value-type="float" office:value="0.0144277" calcext:value-type="float">
            <text:p>0.0144277</text:p>
          </table:table-cell>
          <table:table-cell office:value-type="float" office:value="0.0196834" calcext:value-type="float">
            <text:p>0.0196834</text:p>
          </table:table-cell>
          <table:table-cell office:value-type="float" office:value="0.0253905" calcext:value-type="float">
            <text:p>0.0253905</text:p>
          </table:table-cell>
          <table:table-cell office:value-type="float" office:value="0.054805" calcext:value-type="float">
            <text:p>0.054805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357" calcext:value-type="float">
            <text:p>0.000131357</text:p>
          </table:table-cell>
          <table:table-cell office:value-type="float" office:value="0.000339448" calcext:value-type="float">
            <text:p>0.000339448</text:p>
          </table:table-cell>
          <table:table-cell office:value-type="float" office:value="0.00188888" calcext:value-type="float">
            <text:p>0.00188888</text:p>
          </table:table-cell>
          <table:table-cell office:value-type="float" office:value="0.00442703" calcext:value-type="float">
            <text:p>0.00442703</text:p>
          </table:table-cell>
          <table:table-cell office:value-type="float" office:value="0.00910417" calcext:value-type="float">
            <text:p>0.00910417</text:p>
          </table:table-cell>
          <table:table-cell office:value-type="float" office:value="0.0145674" calcext:value-type="float">
            <text:p>0.0145674</text:p>
          </table:table-cell>
          <table:table-cell office:value-type="float" office:value="0.0196847" calcext:value-type="float">
            <text:p>0.0196847</text:p>
          </table:table-cell>
          <table:table-cell office:value-type="float" office:value="0.0254398" calcext:value-type="float">
            <text:p>0.0254398</text:p>
          </table:table-cell>
          <table:table-cell office:value-type="float" office:value="0.0553179" calcext:value-type="float">
            <text:p>0.0553179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862" calcext:value-type="float">
            <text:p>0.000131862</text:p>
          </table:table-cell>
          <table:table-cell office:value-type="float" office:value="0.000338188" calcext:value-type="float">
            <text:p>0.000338188</text:p>
          </table:table-cell>
          <table:table-cell office:value-type="float" office:value="0.00189785" calcext:value-type="float">
            <text:p>0.00189785</text:p>
          </table:table-cell>
          <table:table-cell office:value-type="float" office:value="0.00438523" calcext:value-type="float">
            <text:p>0.00438523</text:p>
          </table:table-cell>
          <table:table-cell office:value-type="float" office:value="0.00893094" calcext:value-type="float">
            <text:p>0.00893094</text:p>
          </table:table-cell>
          <table:table-cell office:value-type="float" office:value="0.0143613" calcext:value-type="float">
            <text:p>0.0143613</text:p>
          </table:table-cell>
          <table:table-cell office:value-type="float" office:value="0.0197157" calcext:value-type="float">
            <text:p>0.0197157</text:p>
          </table:table-cell>
          <table:table-cell office:value-type="float" office:value="0.0254252" calcext:value-type="float">
            <text:p>0.0254252</text:p>
          </table:table-cell>
          <table:table-cell office:value-type="float" office:value="0.0547087" calcext:value-type="float">
            <text:p>0.0547087</text:p>
          </table:table-cell>
          <table:table-cell table:number-columns-repeated="11"/>
        </table:table-row>
        <table:table-row table:style-name="ro1">
          <table:table-cell office:value-type="float" office:value="0.000027397" calcext:value-type="float">
            <text:p>2.74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8999" calcext:value-type="float">
            <text:p>0.00188999</text:p>
          </table:table-cell>
          <table:table-cell office:value-type="float" office:value="0.00439171" calcext:value-type="float">
            <text:p>0.00439171</text:p>
          </table:table-cell>
          <table:table-cell office:value-type="float" office:value="0.00898049" calcext:value-type="float">
            <text:p>0.00898049</text:p>
          </table:table-cell>
          <table:table-cell office:value-type="float" office:value="0.0143817" calcext:value-type="float">
            <text:p>0.0143817</text:p>
          </table:table-cell>
          <table:table-cell office:value-type="float" office:value="0.0196408" calcext:value-type="float">
            <text:p>0.0196408</text:p>
          </table:table-cell>
          <table:table-cell office:value-type="float" office:value="0.0254433" calcext:value-type="float">
            <text:p>0.0254433</text:p>
          </table:table-cell>
          <table:table-cell office:value-type="float" office:value="0.0549805" calcext:value-type="float">
            <text:p>0.0549805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537" calcext:value-type="float">
            <text:p>0.000131537</text:p>
          </table:table-cell>
          <table:table-cell office:value-type="float" office:value="0.000338693" calcext:value-type="float">
            <text:p>0.000338693</text:p>
          </table:table-cell>
          <table:table-cell office:value-type="float" office:value="0.00189172" calcext:value-type="float">
            <text:p>0.00189172</text:p>
          </table:table-cell>
          <table:table-cell office:value-type="float" office:value="0.00439875" calcext:value-type="float">
            <text:p>0.00439875</text:p>
          </table:table-cell>
          <table:table-cell office:value-type="float" office:value="0.00900018" calcext:value-type="float">
            <text:p>0.00900018</text:p>
          </table:table-cell>
          <table:table-cell office:value-type="float" office:value="0.0148668" calcext:value-type="float">
            <text:p>0.0148668</text:p>
          </table:table-cell>
          <table:table-cell office:value-type="float" office:value="0.0196986" calcext:value-type="float">
            <text:p>0.0196986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552559" calcext:value-type="float">
            <text:p>0.0552559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9063" calcext:value-type="float">
            <text:p>0.000339063</text:p>
          </table:table-cell>
          <table:table-cell office:value-type="float" office:value="0.00188764" calcext:value-type="float">
            <text:p>0.00188764</text:p>
          </table:table-cell>
          <table:table-cell office:value-type="float" office:value="0.00438609" calcext:value-type="float">
            <text:p>0.00438609</text:p>
          </table:table-cell>
          <table:table-cell office:value-type="float" office:value="0.00891423" calcext:value-type="float">
            <text:p>0.00891423</text:p>
          </table:table-cell>
          <table:table-cell office:value-type="float" office:value="0.0143966" calcext:value-type="float">
            <text:p>0.0143966</text:p>
          </table:table-cell>
          <table:table-cell office:value-type="float" office:value="0.0196659" calcext:value-type="float">
            <text:p>0.0196659</text:p>
          </table:table-cell>
          <table:table-cell office:value-type="float" office:value="0.025396" calcext:value-type="float">
            <text:p>0.025396</text:p>
          </table:table-cell>
          <table:table-cell office:value-type="float" office:value="0.0544256" calcext:value-type="float">
            <text:p>0.0544256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2067" calcext:value-type="float">
            <text:p>0.000132067</text:p>
          </table:table-cell>
          <table:table-cell office:value-type="float" office:value="0.000338433" calcext:value-type="float">
            <text:p>0.000338433</text:p>
          </table:table-cell>
          <table:table-cell office:value-type="float" office:value="0.00189279" calcext:value-type="float">
            <text:p>0.00189279</text:p>
          </table:table-cell>
          <table:table-cell office:value-type="float" office:value="0.00439239" calcext:value-type="float">
            <text:p>0.00439239</text:p>
          </table:table-cell>
          <table:table-cell office:value-type="float" office:value="0.00896044" calcext:value-type="float">
            <text:p>0.00896044</text:p>
          </table:table-cell>
          <table:table-cell office:value-type="float" office:value="0.0143795" calcext:value-type="float">
            <text:p>0.0143795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54164" calcext:value-type="float">
            <text:p>0.0254164</text:p>
          </table:table-cell>
          <table:table-cell office:value-type="float" office:value="0.054268" calcext:value-type="float">
            <text:p>0.054268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8559" calcext:value-type="float">
            <text:p>0.00188559</text:p>
          </table:table-cell>
          <table:table-cell office:value-type="float" office:value="0.00440089" calcext:value-type="float">
            <text:p>0.00440089</text:p>
          </table:table-cell>
          <table:table-cell office:value-type="float" office:value="0.00892904" calcext:value-type="float">
            <text:p>0.00892904</text:p>
          </table:table-cell>
          <table:table-cell office:value-type="float" office:value="0.0143659" calcext:value-type="float">
            <text:p>0.0143659</text:p>
          </table:table-cell>
          <table:table-cell office:value-type="float" office:value="0.0198074" calcext:value-type="float">
            <text:p>0.0198074</text:p>
          </table:table-cell>
          <table:table-cell office:value-type="float" office:value="0.0254171" calcext:value-type="float">
            <text:p>0.0254171</text:p>
          </table:table-cell>
          <table:table-cell office:value-type="float" office:value="0.0540454" calcext:value-type="float">
            <text:p>0.0540454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2207" calcext:value-type="float">
            <text:p>0.000132207</text:p>
          </table:table-cell>
          <table:table-cell office:value-type="float" office:value="0.000339268" calcext:value-type="float">
            <text:p>0.000339268</text:p>
          </table:table-cell>
          <table:table-cell office:value-type="float" office:value="0.00189793" calcext:value-type="float">
            <text:p>0.00189793</text:p>
          </table:table-cell>
          <table:table-cell office:value-type="float" office:value="0.00437887" calcext:value-type="float">
            <text:p>0.00437887</text:p>
          </table:table-cell>
          <table:table-cell office:value-type="float" office:value="0.00895258" calcext:value-type="float">
            <text:p>0.00895258</text:p>
          </table:table-cell>
          <table:table-cell office:value-type="float" office:value="0.0143815" calcext:value-type="float">
            <text:p>0.0143815</text:p>
          </table:table-cell>
          <table:table-cell office:value-type="float" office:value="0.0197856" calcext:value-type="float">
            <text:p>0.0197856</text:p>
          </table:table-cell>
          <table:table-cell office:value-type="float" office:value="0.0255393" calcext:value-type="float">
            <text:p>0.0255393</text:p>
          </table:table-cell>
          <table:table-cell office:value-type="float" office:value="0.0543009" calcext:value-type="float">
            <text:p>0.0543009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8688" calcext:value-type="float">
            <text:p>0.000338688</text:p>
          </table:table-cell>
          <table:table-cell office:value-type="float" office:value="0.00188907" calcext:value-type="float">
            <text:p>0.00188907</text:p>
          </table:table-cell>
          <table:table-cell office:value-type="float" office:value="0.00439523" calcext:value-type="float">
            <text:p>0.00439523</text:p>
          </table:table-cell>
          <table:table-cell office:value-type="float" office:value="0.00891635" calcext:value-type="float">
            <text:p>0.00891635</text:p>
          </table:table-cell>
          <table:table-cell office:value-type="float" office:value="0.0145426" calcext:value-type="float">
            <text:p>0.0145426</text:p>
          </table:table-cell>
          <table:table-cell office:value-type="float" office:value="0.0198351" calcext:value-type="float">
            <text:p>0.0198351</text:p>
          </table:table-cell>
          <table:table-cell office:value-type="float" office:value="0.0254621" calcext:value-type="float">
            <text:p>0.0254621</text:p>
          </table:table-cell>
          <table:table-cell office:value-type="float" office:value="0.054385" calcext:value-type="float">
            <text:p>0.054385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2437" calcext:value-type="float">
            <text:p>0.000132437</text:p>
          </table:table-cell>
          <table:table-cell office:value-type="float" office:value="0.000339623" calcext:value-type="float">
            <text:p>0.000339623</text:p>
          </table:table-cell>
          <table:table-cell office:value-type="float" office:value="0.00189246" calcext:value-type="float">
            <text:p>0.00189246</text:p>
          </table:table-cell>
          <table:table-cell office:value-type="float" office:value="0.00438712" calcext:value-type="float">
            <text:p>0.00438712</text:p>
          </table:table-cell>
          <table:table-cell office:value-type="float" office:value="0.00895874" calcext:value-type="float">
            <text:p>0.00895874</text:p>
          </table:table-cell>
          <table:table-cell office:value-type="float" office:value="0.0147093" calcext:value-type="float">
            <text:p>0.0147093</text:p>
          </table:table-cell>
          <table:table-cell office:value-type="float" office:value="0.0196751" calcext:value-type="float">
            <text:p>0.0196751</text:p>
          </table:table-cell>
          <table:table-cell office:value-type="float" office:value="0.0254154" calcext:value-type="float">
            <text:p>0.0254154</text:p>
          </table:table-cell>
          <table:table-cell office:value-type="float" office:value="0.0541746" calcext:value-type="float">
            <text:p>0.0541746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097" calcext:value-type="float">
            <text:p>0.000132097</text:p>
          </table:table-cell>
          <table:table-cell office:value-type="float" office:value="0.000346628" calcext:value-type="float">
            <text:p>0.000346628</text:p>
          </table:table-cell>
          <table:table-cell office:value-type="float" office:value="0.00188991" calcext:value-type="float">
            <text:p>0.00188991</text:p>
          </table:table-cell>
          <table:table-cell office:value-type="float" office:value="0.00438202" calcext:value-type="float">
            <text:p>0.00438202</text:p>
          </table:table-cell>
          <table:table-cell office:value-type="float" office:value="0.00893186" calcext:value-type="float">
            <text:p>0.00893186</text:p>
          </table:table-cell>
          <table:table-cell office:value-type="float" office:value="0.0144032" calcext:value-type="float">
            <text:p>0.0144032</text:p>
          </table:table-cell>
          <table:table-cell office:value-type="float" office:value="0.0197808" calcext:value-type="float">
            <text:p>0.0197808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543408" calcext:value-type="float">
            <text:p>0.0543408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38829" calcext:value-type="float">
            <text:p>0.000338829</text:p>
          </table:table-cell>
          <table:table-cell office:value-type="float" office:value="0.0018915" calcext:value-type="float">
            <text:p>0.0018915</text:p>
          </table:table-cell>
          <table:table-cell office:value-type="float" office:value="0.00439521" calcext:value-type="float">
            <text:p>0.00439521</text:p>
          </table:table-cell>
          <table:table-cell office:value-type="float" office:value="0.00896435" calcext:value-type="float">
            <text:p>0.00896435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0201971" calcext:value-type="float">
            <text:p>0.0201971</text:p>
          </table:table-cell>
          <table:table-cell office:value-type="float" office:value="0.0253816" calcext:value-type="float">
            <text:p>0.0253816</text:p>
          </table:table-cell>
          <table:table-cell office:value-type="float" office:value="0.0547451" calcext:value-type="float">
            <text:p>0.0547451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907" calcext:value-type="float">
            <text:p>0.000131907</text:p>
          </table:table-cell>
          <table:table-cell office:value-type="float" office:value="0.000339183" calcext:value-type="float">
            <text:p>0.000339183</text:p>
          </table:table-cell>
          <table:table-cell office:value-type="float" office:value="0.00188687" calcext:value-type="float">
            <text:p>0.00188687</text:p>
          </table:table-cell>
          <table:table-cell office:value-type="float" office:value="0.00438351" calcext:value-type="float">
            <text:p>0.00438351</text:p>
          </table:table-cell>
          <table:table-cell office:value-type="float" office:value="0.00889326" calcext:value-type="float">
            <text:p>0.00889326</text:p>
          </table:table-cell>
          <table:table-cell office:value-type="float" office:value="0.0144533" calcext:value-type="float">
            <text:p>0.0144533</text:p>
          </table:table-cell>
          <table:table-cell office:value-type="float" office:value="0.0196661" calcext:value-type="float">
            <text:p>0.0196661</text:p>
          </table:table-cell>
          <table:table-cell office:value-type="float" office:value="0.0254163" calcext:value-type="float">
            <text:p>0.0254163</text:p>
          </table:table-cell>
          <table:table-cell office:value-type="float" office:value="0.0543433" calcext:value-type="float">
            <text:p>0.0543433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002" calcext:value-type="float">
            <text:p>0.000132002</text:p>
          </table:table-cell>
          <table:table-cell office:value-type="float" office:value="0.000356354" calcext:value-type="float">
            <text:p>0.000356354</text:p>
          </table:table-cell>
          <table:table-cell office:value-type="float" office:value="0.0018982" calcext:value-type="float">
            <text:p>0.0018982</text:p>
          </table:table-cell>
          <table:table-cell office:value-type="float" office:value="0.00439017" calcext:value-type="float">
            <text:p>0.00439017</text:p>
          </table:table-cell>
          <table:table-cell office:value-type="float" office:value="0.0089684" calcext:value-type="float">
            <text:p>0.0089684</text:p>
          </table:table-cell>
          <table:table-cell office:value-type="float" office:value="0.0144285" calcext:value-type="float">
            <text:p>0.0144285</text:p>
          </table:table-cell>
          <table:table-cell office:value-type="float" office:value="0.0196838" calcext:value-type="float">
            <text:p>0.0196838</text:p>
          </table:table-cell>
          <table:table-cell office:value-type="float" office:value="0.0254476" calcext:value-type="float">
            <text:p>0.0254476</text:p>
          </table:table-cell>
          <table:table-cell office:value-type="float" office:value="0.0548359" calcext:value-type="float">
            <text:p>0.0548359</text:p>
          </table:table-cell>
          <table:table-cell table:number-columns-repeated="11"/>
        </table:table-row>
        <table:table-row table:style-name="ro1">
          <table:table-cell office:value-type="float" office:value="0.000027193" calcext:value-type="float">
            <text:p>2.72E-005</text:p>
          </table:table-cell>
          <table:table-cell office:value-type="float" office:value="0.000131753" calcext:value-type="float">
            <text:p>0.000131753</text:p>
          </table:table-cell>
          <table:table-cell office:value-type="float" office:value="0.000339589" calcext:value-type="float">
            <text:p>0.000339589</text:p>
          </table:table-cell>
          <table:table-cell office:value-type="float" office:value="0.0018894" calcext:value-type="float">
            <text:p>0.0018894</text:p>
          </table:table-cell>
          <table:table-cell office:value-type="float" office:value="0.00440116" calcext:value-type="float">
            <text:p>0.00440116</text:p>
          </table:table-cell>
          <table:table-cell office:value-type="float" office:value="0.00899987" calcext:value-type="float">
            <text:p>0.00899987</text:p>
          </table:table-cell>
          <table:table-cell office:value-type="float" office:value="0.014964" calcext:value-type="float">
            <text:p>0.014964</text:p>
          </table:table-cell>
          <table:table-cell office:value-type="float" office:value="0.0196632" calcext:value-type="float">
            <text:p>0.0196632</text:p>
          </table:table-cell>
          <table:table-cell office:value-type="float" office:value="0.0255026" calcext:value-type="float">
            <text:p>0.0255026</text:p>
          </table:table-cell>
          <table:table-cell office:value-type="float" office:value="0.0544239" calcext:value-type="float">
            <text:p>0.0544239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8748" calcext:value-type="float">
            <text:p>0.00188748</text:p>
          </table:table-cell>
          <table:table-cell office:value-type="float" office:value="0.00439754" calcext:value-type="float">
            <text:p>0.00439754</text:p>
          </table:table-cell>
          <table:table-cell office:value-type="float" office:value="0.00916656" calcext:value-type="float">
            <text:p>0.00916656</text:p>
          </table:table-cell>
          <table:table-cell office:value-type="float" office:value="0.0144124" calcext:value-type="float">
            <text:p>0.0144124</text:p>
          </table:table-cell>
          <table:table-cell office:value-type="float" office:value="0.0204152" calcext:value-type="float">
            <text:p>0.0204152</text:p>
          </table:table-cell>
          <table:table-cell office:value-type="float" office:value="0.0254478" calcext:value-type="float">
            <text:p>0.0254478</text:p>
          </table:table-cell>
          <table:table-cell office:value-type="float" office:value="0.0545158" calcext:value-type="float">
            <text:p>0.0545158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478" calcext:value-type="float">
            <text:p>0.000131478</text:p>
          </table:table-cell>
          <table:table-cell office:value-type="float" office:value="0.000339044" calcext:value-type="float">
            <text:p>0.000339044</text:p>
          </table:table-cell>
          <table:table-cell office:value-type="float" office:value="0.00189245" calcext:value-type="float">
            <text:p>0.00189245</text:p>
          </table:table-cell>
          <table:table-cell office:value-type="float" office:value="0.00441084" calcext:value-type="float">
            <text:p>0.00441084</text:p>
          </table:table-cell>
          <table:table-cell office:value-type="float" office:value="0.00888205" calcext:value-type="float">
            <text:p>0.00888205</text:p>
          </table:table-cell>
          <table:table-cell office:value-type="float" office:value="0.0143657" calcext:value-type="float">
            <text:p>0.0143657</text:p>
          </table:table-cell>
          <table:table-cell office:value-type="float" office:value="0.0197116" calcext:value-type="float">
            <text:p>0.0197116</text:p>
          </table:table-cell>
          <table:table-cell office:value-type="float" office:value="0.0253745" calcext:value-type="float">
            <text:p>0.0253745</text:p>
          </table:table-cell>
          <table:table-cell office:value-type="float" office:value="0.0545332" calcext:value-type="float">
            <text:p>0.0545332</text:p>
          </table:table-cell>
          <table:table-cell table:number-columns-repeated="11"/>
        </table:table-row>
        <table:table-row table:style-name="ro1">
          <table:table-cell office:value-type="float" office:value="0.000036183" calcext:value-type="float">
            <text:p>3.62E-005</text:p>
          </table:table-cell>
          <table:table-cell office:value-type="float" office:value="0.000132047" calcext:value-type="float">
            <text:p>0.000132047</text:p>
          </table:table-cell>
          <table:table-cell office:value-type="float" office:value="0.000338248" calcext:value-type="float">
            <text:p>0.000338248</text:p>
          </table:table-cell>
          <table:table-cell office:value-type="float" office:value="0.00189353" calcext:value-type="float">
            <text:p>0.00189353</text:p>
          </table:table-cell>
          <table:table-cell office:value-type="float" office:value="0.00439304" calcext:value-type="float">
            <text:p>0.00439304</text:p>
          </table:table-cell>
          <table:table-cell office:value-type="float" office:value="0.00895437" calcext:value-type="float">
            <text:p>0.00895437</text:p>
          </table:table-cell>
          <table:table-cell office:value-type="float" office:value="0.0143971" calcext:value-type="float">
            <text:p>0.0143971</text:p>
          </table:table-cell>
          <table:table-cell office:value-type="float" office:value="0.0196488" calcext:value-type="float">
            <text:p>0.0196488</text:p>
          </table:table-cell>
          <table:table-cell office:value-type="float" office:value="0.0254262" calcext:value-type="float">
            <text:p>0.0254262</text:p>
          </table:table-cell>
          <table:table-cell office:value-type="float" office:value="0.0542349" calcext:value-type="float">
            <text:p>0.0542349</text:p>
          </table:table-cell>
          <table:table-cell table:number-columns-repeated="11"/>
        </table:table-row>
        <table:table-row table:style-name="ro1">
          <table:table-cell office:value-type="float" office:value="0.000027332" calcext:value-type="float">
            <text:p>2.73E-005</text:p>
          </table:table-cell>
          <table:table-cell office:value-type="float" office:value="0.000132147" calcext:value-type="float">
            <text:p>0.000132147</text:p>
          </table:table-cell>
          <table:table-cell office:value-type="float" office:value="0.000338174" calcext:value-type="float">
            <text:p>0.000338174</text:p>
          </table:table-cell>
          <table:table-cell office:value-type="float" office:value="0.00189259" calcext:value-type="float">
            <text:p>0.00189259</text:p>
          </table:table-cell>
          <table:table-cell office:value-type="float" office:value="0.00447259" calcext:value-type="float">
            <text:p>0.00447259</text:p>
          </table:table-cell>
          <table:table-cell office:value-type="float" office:value="0.00904859" calcext:value-type="float">
            <text:p>0.00904859</text:p>
          </table:table-cell>
          <table:table-cell office:value-type="float" office:value="0.0143873" calcext:value-type="float">
            <text:p>0.0143873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0.0254124" calcext:value-type="float">
            <text:p>0.0254124</text:p>
          </table:table-cell>
          <table:table-cell office:value-type="float" office:value="0.0545334" calcext:value-type="float">
            <text:p>0.0545334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2292" calcext:value-type="float">
            <text:p>0.000132292</text:p>
          </table:table-cell>
          <table:table-cell office:value-type="float" office:value="0.000339083" calcext:value-type="float">
            <text:p>0.000339083</text:p>
          </table:table-cell>
          <table:table-cell office:value-type="float" office:value="0.00188821" calcext:value-type="float">
            <text:p>0.00188821</text:p>
          </table:table-cell>
          <table:table-cell office:value-type="float" office:value="0.00441389" calcext:value-type="float">
            <text:p>0.00441389</text:p>
          </table:table-cell>
          <table:table-cell office:value-type="float" office:value="0.00895397" calcext:value-type="float">
            <text:p>0.00895397</text:p>
          </table:table-cell>
          <table:table-cell office:value-type="float" office:value="0.0143665" calcext:value-type="float">
            <text:p>0.0143665</text:p>
          </table:table-cell>
          <table:table-cell office:value-type="float" office:value="0.0205147" calcext:value-type="float">
            <text:p>0.0205147</text:p>
          </table:table-cell>
          <table:table-cell office:value-type="float" office:value="0.0253927" calcext:value-type="float">
            <text:p>0.0253927</text:p>
          </table:table-cell>
          <table:table-cell office:value-type="float" office:value="0.055897" calcext:value-type="float">
            <text:p>0.055897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352" calcext:value-type="float">
            <text:p>0.000131352</text:p>
          </table:table-cell>
          <table:table-cell office:value-type="float" office:value="0.000339648" calcext:value-type="float">
            <text:p>0.000339648</text:p>
          </table:table-cell>
          <table:table-cell office:value-type="float" office:value="0.00189908" calcext:value-type="float">
            <text:p>0.00189908</text:p>
          </table:table-cell>
          <table:table-cell office:value-type="float" office:value="0.00439336" calcext:value-type="float">
            <text:p>0.00439336</text:p>
          </table:table-cell>
          <table:table-cell office:value-type="float" office:value="0.00896002" calcext:value-type="float">
            <text:p>0.00896002</text:p>
          </table:table-cell>
          <table:table-cell office:value-type="float" office:value="0.0143481" calcext:value-type="float">
            <text:p>0.0143481</text:p>
          </table:table-cell>
          <table:table-cell office:value-type="float" office:value="0.0197439" calcext:value-type="float">
            <text:p>0.0197439</text:p>
          </table:table-cell>
          <table:table-cell office:value-type="float" office:value="0.0255033" calcext:value-type="float">
            <text:p>0.0255033</text:p>
          </table:table-cell>
          <table:table-cell office:value-type="float" office:value="0.0539796" calcext:value-type="float">
            <text:p>0.0539796</text:p>
          </table:table-cell>
          <table:table-cell table:number-columns-repeated="11"/>
        </table:table-row>
        <table:table-row table:style-name="ro1">
          <table:table-cell office:value-type="float" office:value="0.000026892" calcext:value-type="float">
            <text:p>2.69E-005</text:p>
          </table:table-cell>
          <table:table-cell office:value-type="float" office:value="0.000131558" calcext:value-type="float">
            <text:p>0.000131558</text:p>
          </table:table-cell>
          <table:table-cell office:value-type="float" office:value="0.000338573" calcext:value-type="float">
            <text:p>0.000338573</text:p>
          </table:table-cell>
          <table:table-cell office:value-type="float" office:value="0.00188808" calcext:value-type="float">
            <text:p>0.00188808</text:p>
          </table:table-cell>
          <table:table-cell office:value-type="float" office:value="0.00444111" calcext:value-type="float">
            <text:p>0.00444111</text:p>
          </table:table-cell>
          <table:table-cell office:value-type="float" office:value="0.0089425" calcext:value-type="float">
            <text:p>0.0089425</text:p>
          </table:table-cell>
          <table:table-cell office:value-type="float" office:value="0.0144437" calcext:value-type="float">
            <text:p>0.0144437</text:p>
          </table:table-cell>
          <table:table-cell office:value-type="float" office:value="0.0196868" calcext:value-type="float">
            <text:p>0.0196868</text:p>
          </table:table-cell>
          <table:table-cell office:value-type="float" office:value="0.0253949" calcext:value-type="float">
            <text:p>0.0253949</text:p>
          </table:table-cell>
          <table:table-cell office:value-type="float" office:value="0.0547441" calcext:value-type="float">
            <text:p>0.0547441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42503" calcext:value-type="float">
            <text:p>0.000342503</text:p>
          </table:table-cell>
          <table:table-cell office:value-type="float" office:value="0.00188992" calcext:value-type="float">
            <text:p>0.00188992</text:p>
          </table:table-cell>
          <table:table-cell office:value-type="float" office:value="0.00439294" calcext:value-type="float">
            <text:p>0.00439294</text:p>
          </table:table-cell>
          <table:table-cell office:value-type="float" office:value="0.00895913" calcext:value-type="float">
            <text:p>0.00895913</text:p>
          </table:table-cell>
          <table:table-cell office:value-type="float" office:value="0.0143902" calcext:value-type="float">
            <text:p>0.0143902</text:p>
          </table:table-cell>
          <table:table-cell office:value-type="float" office:value="0.0199085" calcext:value-type="float">
            <text:p>0.0199085</text:p>
          </table:table-cell>
          <table:table-cell office:value-type="float" office:value="0.0253973" calcext:value-type="float">
            <text:p>0.0253973</text:p>
          </table:table-cell>
          <table:table-cell office:value-type="float" office:value="0.0548366" calcext:value-type="float">
            <text:p>0.0548366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813" calcext:value-type="float">
            <text:p>0.000131813</text:p>
          </table:table-cell>
          <table:table-cell office:value-type="float" office:value="0.000344934" calcext:value-type="float">
            <text:p>0.000344934</text:p>
          </table:table-cell>
          <table:table-cell office:value-type="float" office:value="0.00188794" calcext:value-type="float">
            <text:p>0.00188794</text:p>
          </table:table-cell>
          <table:table-cell office:value-type="float" office:value="0.00439018" calcext:value-type="float">
            <text:p>0.00439018</text:p>
          </table:table-cell>
          <table:table-cell office:value-type="float" office:value="0.00893853" calcext:value-type="float">
            <text:p>0.00893853</text:p>
          </table:table-cell>
          <table:table-cell office:value-type="float" office:value="0.0143841" calcext:value-type="float">
            <text:p>0.0143841</text:p>
          </table:table-cell>
          <table:table-cell office:value-type="float" office:value="0.0204382" calcext:value-type="float">
            <text:p>0.0204382</text:p>
          </table:table-cell>
          <table:table-cell office:value-type="float" office:value="0.0253946" calcext:value-type="float">
            <text:p>0.0253946</text:p>
          </table:table-cell>
          <table:table-cell office:value-type="float" office:value="0.0544739" calcext:value-type="float">
            <text:p>0.0544739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2317" calcext:value-type="float">
            <text:p>0.000132317</text:p>
          </table:table-cell>
          <table:table-cell office:value-type="float" office:value="0.000339143" calcext:value-type="float">
            <text:p>0.000339143</text:p>
          </table:table-cell>
          <table:table-cell office:value-type="float" office:value="0.00189108" calcext:value-type="float">
            <text:p>0.00189108</text:p>
          </table:table-cell>
          <table:table-cell office:value-type="float" office:value="0.00444982" calcext:value-type="float">
            <text:p>0.00444982</text:p>
          </table:table-cell>
          <table:table-cell office:value-type="float" office:value="0.00894658" calcext:value-type="float">
            <text:p>0.00894658</text:p>
          </table:table-cell>
          <table:table-cell office:value-type="float" office:value="0.0144991" calcext:value-type="float">
            <text:p>0.0144991</text:p>
          </table:table-cell>
          <table:table-cell office:value-type="float" office:value="0.0197959" calcext:value-type="float">
            <text:p>0.0197959</text:p>
          </table:table-cell>
          <table:table-cell office:value-type="float" office:value="0.0254016" calcext:value-type="float">
            <text:p>0.0254016</text:p>
          </table:table-cell>
          <table:table-cell office:value-type="float" office:value="0.0552496" calcext:value-type="float">
            <text:p>0.0552496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477" calcext:value-type="float">
            <text:p>0.000131477</text:p>
          </table:table-cell>
          <table:table-cell office:value-type="float" office:value="0.000338569" calcext:value-type="float">
            <text:p>0.000338569</text:p>
          </table:table-cell>
          <table:table-cell office:value-type="float" office:value="0.00188991" calcext:value-type="float">
            <text:p>0.00188991</text:p>
          </table:table-cell>
          <table:table-cell office:value-type="float" office:value="0.00439526" calcext:value-type="float">
            <text:p>0.00439526</text:p>
          </table:table-cell>
          <table:table-cell office:value-type="float" office:value="0.00893258" calcext:value-type="float">
            <text:p>0.00893258</text:p>
          </table:table-cell>
          <table:table-cell office:value-type="float" office:value="0.0143726" calcext:value-type="float">
            <text:p>0.0143726</text:p>
          </table:table-cell>
          <table:table-cell office:value-type="float" office:value="0.0196563" calcext:value-type="float">
            <text:p>0.0196563</text:p>
          </table:table-cell>
          <table:table-cell office:value-type="float" office:value="0.0254153" calcext:value-type="float">
            <text:p>0.0254153</text:p>
          </table:table-cell>
          <table:table-cell office:value-type="float" office:value="0.0546647" calcext:value-type="float">
            <text:p>0.0546647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5515" calcext:value-type="float">
            <text:p>0.000135515</text:p>
          </table:table-cell>
          <table:table-cell office:value-type="float" office:value="0.000338868" calcext:value-type="float">
            <text:p>0.000338868</text:p>
          </table:table-cell>
          <table:table-cell office:value-type="float" office:value="0.00189741" calcext:value-type="float">
            <text:p>0.00189741</text:p>
          </table:table-cell>
          <table:table-cell office:value-type="float" office:value="0.00439059" calcext:value-type="float">
            <text:p>0.00439059</text:p>
          </table:table-cell>
          <table:table-cell office:value-type="float" office:value="0.00898327" calcext:value-type="float">
            <text:p>0.00898327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198641" calcext:value-type="float">
            <text:p>0.0198641</text:p>
          </table:table-cell>
          <table:table-cell office:value-type="float" office:value="0.0254639" calcext:value-type="float">
            <text:p>0.0254639</text:p>
          </table:table-cell>
          <table:table-cell office:value-type="float" office:value="0.0547199" calcext:value-type="float">
            <text:p>0.0547199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2047" calcext:value-type="float">
            <text:p>0.000132047</text:p>
          </table:table-cell>
          <table:table-cell office:value-type="float" office:value="0.000338514" calcext:value-type="float">
            <text:p>0.000338514</text:p>
          </table:table-cell>
          <table:table-cell office:value-type="float" office:value="0.00188786" calcext:value-type="float">
            <text:p>0.00188786</text:p>
          </table:table-cell>
          <table:table-cell office:value-type="float" office:value="0.00439054" calcext:value-type="float">
            <text:p>0.00439054</text:p>
          </table:table-cell>
          <table:table-cell office:value-type="float" office:value="0.00895355" calcext:value-type="float">
            <text:p>0.00895355</text:p>
          </table:table-cell>
          <table:table-cell office:value-type="float" office:value="0.0143799" calcext:value-type="float">
            <text:p>0.0143799</text:p>
          </table:table-cell>
          <table:table-cell office:value-type="float" office:value="0.020257" calcext:value-type="float">
            <text:p>0.020257</text:p>
          </table:table-cell>
          <table:table-cell office:value-type="float" office:value="0.0253793" calcext:value-type="float">
            <text:p>0.0253793</text:p>
          </table:table-cell>
          <table:table-cell office:value-type="float" office:value="0.0547791" calcext:value-type="float">
            <text:p>0.0547791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308" calcext:value-type="float">
            <text:p>0.000131308</text:p>
          </table:table-cell>
          <table:table-cell office:value-type="float" office:value="0.000339173" calcext:value-type="float">
            <text:p>0.000339173</text:p>
          </table:table-cell>
          <table:table-cell office:value-type="float" office:value="0.00189064" calcext:value-type="float">
            <text:p>0.00189064</text:p>
          </table:table-cell>
          <table:table-cell office:value-type="float" office:value="0.00439219" calcext:value-type="float">
            <text:p>0.00439219</text:p>
          </table:table-cell>
          <table:table-cell office:value-type="float" office:value="0.00894861" calcext:value-type="float">
            <text:p>0.00894861</text:p>
          </table:table-cell>
          <table:table-cell office:value-type="float" office:value="0.0143551" calcext:value-type="float">
            <text:p>0.0143551</text:p>
          </table:table-cell>
          <table:table-cell office:value-type="float" office:value="0.0197339" calcext:value-type="float">
            <text:p>0.0197339</text:p>
          </table:table-cell>
          <table:table-cell office:value-type="float" office:value="0.0255382" calcext:value-type="float">
            <text:p>0.0255382</text:p>
          </table:table-cell>
          <table:table-cell office:value-type="float" office:value="0.0548786" calcext:value-type="float">
            <text:p>0.0548786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582" calcext:value-type="float">
            <text:p>0.000131582</text:p>
          </table:table-cell>
          <table:table-cell office:value-type="float" office:value="0.000339109" calcext:value-type="float">
            <text:p>0.000339109</text:p>
          </table:table-cell>
          <table:table-cell office:value-type="float" office:value="0.00188735" calcext:value-type="float">
            <text:p>0.00188735</text:p>
          </table:table-cell>
          <table:table-cell office:value-type="float" office:value="0.00439393" calcext:value-type="float">
            <text:p>0.00439393</text:p>
          </table:table-cell>
          <table:table-cell office:value-type="float" office:value="0.008921" calcext:value-type="float">
            <text:p>0.008921</text:p>
          </table:table-cell>
          <table:table-cell office:value-type="float" office:value="0.0143721" calcext:value-type="float">
            <text:p>0.0143721</text:p>
          </table:table-cell>
          <table:table-cell office:value-type="float" office:value="0.0197679" calcext:value-type="float">
            <text:p>0.0197679</text:p>
          </table:table-cell>
          <table:table-cell office:value-type="float" office:value="0.0254148" calcext:value-type="float">
            <text:p>0.0254148</text:p>
          </table:table-cell>
          <table:table-cell office:value-type="float" office:value="0.0546928" calcext:value-type="float">
            <text:p>0.0546928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813" calcext:value-type="float">
            <text:p>0.000131813</text:p>
          </table:table-cell>
          <table:table-cell office:value-type="float" office:value="0.000339328" calcext:value-type="float">
            <text:p>0.000339328</text:p>
          </table:table-cell>
          <table:table-cell office:value-type="float" office:value="0.00189053" calcext:value-type="float">
            <text:p>0.00189053</text:p>
          </table:table-cell>
          <table:table-cell office:value-type="float" office:value="0.00439535" calcext:value-type="float">
            <text:p>0.00439535</text:p>
          </table:table-cell>
          <table:table-cell office:value-type="float" office:value="0.00912024" calcext:value-type="float">
            <text:p>0.00912024</text:p>
          </table:table-cell>
          <table:table-cell office:value-type="float" office:value="0.0143531" calcext:value-type="float">
            <text:p>0.0143531</text:p>
          </table:table-cell>
          <table:table-cell office:value-type="float" office:value="0.02011" calcext:value-type="float">
            <text:p>0.02011</text:p>
          </table:table-cell>
          <table:table-cell office:value-type="float" office:value="0.0253881" calcext:value-type="float">
            <text:p>0.0253881</text:p>
          </table:table-cell>
          <table:table-cell office:value-type="float" office:value="0.0546601" calcext:value-type="float">
            <text:p>0.0546601</text:p>
          </table:table-cell>
          <table:table-cell table:number-columns-repeated="11"/>
        </table:table-row>
        <table:table-row table:style-name="ro1">
          <table:table-cell office:value-type="float" office:value="0.000027187" calcext:value-type="float">
            <text:p>2.72E-00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00338564" calcext:value-type="float">
            <text:p>0.000338564</text:p>
          </table:table-cell>
          <table:table-cell office:value-type="float" office:value="0.00188867" calcext:value-type="float">
            <text:p>0.00188867</text:p>
          </table:table-cell>
          <table:table-cell office:value-type="float" office:value="0.00438549" calcext:value-type="float">
            <text:p>0.00438549</text:p>
          </table:table-cell>
          <table:table-cell office:value-type="float" office:value="0.00895876" calcext:value-type="float">
            <text:p>0.00895876</text:p>
          </table:table-cell>
          <table:table-cell office:value-type="float" office:value="0.0144279" calcext:value-type="float">
            <text:p>0.0144279</text:p>
          </table:table-cell>
          <table:table-cell office:value-type="float" office:value="0.0201975" calcext:value-type="float">
            <text:p>0.0201975</text:p>
          </table:table-cell>
          <table:table-cell office:value-type="float" office:value="0.025405" calcext:value-type="float">
            <text:p>0.025405</text:p>
          </table:table-cell>
          <table:table-cell office:value-type="float" office:value="0.054557" calcext:value-type="float">
            <text:p>0.054557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9723" calcext:value-type="float">
            <text:p>0.000339723</text:p>
          </table:table-cell>
          <table:table-cell office:value-type="float" office:value="0.00189905" calcext:value-type="float">
            <text:p>0.00189905</text:p>
          </table:table-cell>
          <table:table-cell office:value-type="float" office:value="0.0043987" calcext:value-type="float">
            <text:p>0.0043987</text:p>
          </table:table-cell>
          <table:table-cell office:value-type="float" office:value="0.00891189" calcext:value-type="float">
            <text:p>0.00891189</text:p>
          </table:table-cell>
          <table:table-cell office:value-type="float" office:value="0.0143763" calcext:value-type="float">
            <text:p>0.0143763</text:p>
          </table:table-cell>
          <table:table-cell office:value-type="float" office:value="0.0198078" calcext:value-type="float">
            <text:p>0.0198078</text:p>
          </table:table-cell>
          <table:table-cell office:value-type="float" office:value="0.0253867" calcext:value-type="float">
            <text:p>0.0253867</text:p>
          </table:table-cell>
          <table:table-cell office:value-type="float" office:value="0.0547413" calcext:value-type="float">
            <text:p>0.0547413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2132" calcext:value-type="float">
            <text:p>0.000132132</text:p>
          </table:table-cell>
          <table:table-cell office:value-type="float" office:value="0.000350353" calcext:value-type="float">
            <text:p>0.000350353</text:p>
          </table:table-cell>
          <table:table-cell office:value-type="float" office:value="0.0018888" calcext:value-type="float">
            <text:p>0.0018888</text:p>
          </table:table-cell>
          <table:table-cell office:value-type="float" office:value="0.00438288" calcext:value-type="float">
            <text:p>0.00438288</text:p>
          </table:table-cell>
          <table:table-cell office:value-type="float" office:value="0.00908577" calcext:value-type="float">
            <text:p>0.00908577</text:p>
          </table:table-cell>
          <table:table-cell office:value-type="float" office:value="0.0143887" calcext:value-type="float">
            <text:p>0.0143887</text:p>
          </table:table-cell>
          <table:table-cell office:value-type="float" office:value="0.0196699" calcext:value-type="float">
            <text:p>0.0196699</text:p>
          </table:table-cell>
          <table:table-cell office:value-type="float" office:value="0.0254803" calcext:value-type="float">
            <text:p>0.0254803</text:p>
          </table:table-cell>
          <table:table-cell office:value-type="float" office:value="0.0544968" calcext:value-type="float">
            <text:p>0.0544968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9454" calcext:value-type="float">
            <text:p>0.000339454</text:p>
          </table:table-cell>
          <table:table-cell office:value-type="float" office:value="0.00189508" calcext:value-type="float">
            <text:p>0.00189508</text:p>
          </table:table-cell>
          <table:table-cell office:value-type="float" office:value="0.0043809" calcext:value-type="float">
            <text:p>0.0043809</text:p>
          </table:table-cell>
          <table:table-cell office:value-type="float" office:value="0.00892984" calcext:value-type="float">
            <text:p>0.00892984</text:p>
          </table:table-cell>
          <table:table-cell office:value-type="float" office:value="0.0145822" calcext:value-type="float">
            <text:p>0.0145822</text:p>
          </table:table-cell>
          <table:table-cell office:value-type="float" office:value="0.0199419" calcext:value-type="float">
            <text:p>0.0199419</text:p>
          </table:table-cell>
          <table:table-cell office:value-type="float" office:value="0.0254033" calcext:value-type="float">
            <text:p>0.0254033</text:p>
          </table:table-cell>
          <table:table-cell office:value-type="float" office:value="0.0545434" calcext:value-type="float">
            <text:p>0.0545434</text:p>
          </table:table-cell>
          <table:table-cell table:number-columns-repeated="11"/>
        </table:table-row>
        <table:table-row table:style-name="ro1">
          <table:table-cell office:value-type="float" office:value="0.000027138" calcext:value-type="float">
            <text:p>2.71E-005</text:p>
          </table:table-cell>
          <table:table-cell office:value-type="float" office:value="0.000131673" calcext:value-type="float">
            <text:p>0.000131673</text:p>
          </table:table-cell>
          <table:table-cell office:value-type="float" office:value="0.000338918" calcext:value-type="float">
            <text:p>0.000338918</text:p>
          </table:table-cell>
          <table:table-cell office:value-type="float" office:value="0.00188704" calcext:value-type="float">
            <text:p>0.00188704</text:p>
          </table:table-cell>
          <table:table-cell office:value-type="float" office:value="0.00439844" calcext:value-type="float">
            <text:p>0.00439844</text:p>
          </table:table-cell>
          <table:table-cell office:value-type="float" office:value="0.00897391" calcext:value-type="float">
            <text:p>0.00897391</text:p>
          </table:table-cell>
          <table:table-cell office:value-type="float" office:value="0.0143503" calcext:value-type="float">
            <text:p>0.0143503</text:p>
          </table:table-cell>
          <table:table-cell office:value-type="float" office:value="0.0200221" calcext:value-type="float">
            <text:p>0.0200221</text:p>
          </table:table-cell>
          <table:table-cell office:value-type="float" office:value="0.0253751" calcext:value-type="float">
            <text:p>0.0253751</text:p>
          </table:table-cell>
          <table:table-cell office:value-type="float" office:value="0.0542612" calcext:value-type="float">
            <text:p>0.0542612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9829" calcext:value-type="float">
            <text:p>0.000339829</text:p>
          </table:table-cell>
          <table:table-cell office:value-type="float" office:value="0.00189224" calcext:value-type="float">
            <text:p>0.00189224</text:p>
          </table:table-cell>
          <table:table-cell office:value-type="float" office:value="0.00438102" calcext:value-type="float">
            <text:p>0.00438102</text:p>
          </table:table-cell>
          <table:table-cell office:value-type="float" office:value="0.00892198" calcext:value-type="float">
            <text:p>0.00892198</text:p>
          </table:table-cell>
          <table:table-cell office:value-type="float" office:value="0.0144931" calcext:value-type="float">
            <text:p>0.0144931</text:p>
          </table:table-cell>
          <table:table-cell office:value-type="float" office:value="0.0196728" calcext:value-type="float">
            <text:p>0.0196728</text:p>
          </table:table-cell>
          <table:table-cell office:value-type="float" office:value="0.0254036" calcext:value-type="float">
            <text:p>0.0254036</text:p>
          </table:table-cell>
          <table:table-cell office:value-type="float" office:value="0.054449" calcext:value-type="float">
            <text:p>0.054449</text:p>
          </table:table-cell>
          <table:table-cell table:number-columns-repeated="11"/>
        </table:table-row>
        <table:table-row table:style-name="ro1">
          <table:table-cell office:value-type="float" office:value="0.000026837" calcext:value-type="float">
            <text:p>2.68E-005</text:p>
          </table:table-cell>
          <table:table-cell office:value-type="float" office:value="0.000132372" calcext:value-type="float">
            <text:p>0.000132372</text:p>
          </table:table-cell>
          <table:table-cell office:value-type="float" office:value="0.000339208" calcext:value-type="float">
            <text:p>0.000339208</text:p>
          </table:table-cell>
          <table:table-cell office:value-type="float" office:value="0.00189436" calcext:value-type="float">
            <text:p>0.00189436</text:p>
          </table:table-cell>
          <table:table-cell office:value-type="float" office:value="0.00438034" calcext:value-type="float">
            <text:p>0.00438034</text:p>
          </table:table-cell>
          <table:table-cell office:value-type="float" office:value="0.00897847" calcext:value-type="float">
            <text:p>0.00897847</text:p>
          </table:table-cell>
          <table:table-cell office:value-type="float" office:value="0.0144152" calcext:value-type="float">
            <text:p>0.0144152</text:p>
          </table:table-cell>
          <table:table-cell office:value-type="float" office:value="0.0198056" calcext:value-type="float">
            <text:p>0.0198056</text:p>
          </table:table-cell>
          <table:table-cell office:value-type="float" office:value="0.0254588" calcext:value-type="float">
            <text:p>0.0254588</text:p>
          </table:table-cell>
          <table:table-cell office:value-type="float" office:value="0.055045" calcext:value-type="float">
            <text:p>0.055045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2312" calcext:value-type="float">
            <text:p>0.000132312</text:p>
          </table:table-cell>
          <table:table-cell office:value-type="float" office:value="0.000340059" calcext:value-type="float">
            <text:p>0.000340059</text:p>
          </table:table-cell>
          <table:table-cell office:value-type="float" office:value="0.00196954" calcext:value-type="float">
            <text:p>0.00196954</text:p>
          </table:table-cell>
          <table:table-cell office:value-type="float" office:value="0.00440575" calcext:value-type="float">
            <text:p>0.00440575</text:p>
          </table:table-cell>
          <table:table-cell office:value-type="float" office:value="0.0089012" calcext:value-type="float">
            <text:p>0.0089012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0.0198374" calcext:value-type="float">
            <text:p>0.0198374</text:p>
          </table:table-cell>
          <table:table-cell office:value-type="float" office:value="0.0253564" calcext:value-type="float">
            <text:p>0.0253564</text:p>
          </table:table-cell>
          <table:table-cell office:value-type="float" office:value="0.0541521" calcext:value-type="float">
            <text:p>0.0541521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2137" calcext:value-type="float">
            <text:p>0.000132137</text:p>
          </table:table-cell>
          <table:table-cell office:value-type="float" office:value="0.000338673" calcext:value-type="float">
            <text:p>0.000338673</text:p>
          </table:table-cell>
          <table:table-cell office:value-type="float" office:value="0.00192466" calcext:value-type="float">
            <text:p>0.00192466</text:p>
          </table:table-cell>
          <table:table-cell office:value-type="float" office:value="0.00440476" calcext:value-type="float">
            <text:p>0.00440476</text:p>
          </table:table-cell>
          <table:table-cell office:value-type="float" office:value="0.00896324" calcext:value-type="float">
            <text:p>0.00896324</text:p>
          </table:table-cell>
          <table:table-cell office:value-type="float" office:value="0.0143757" calcext:value-type="float">
            <text:p>0.0143757</text:p>
          </table:table-cell>
          <table:table-cell office:value-type="float" office:value="0.0199017" calcext:value-type="float">
            <text:p>0.0199017</text:p>
          </table:table-cell>
          <table:table-cell office:value-type="float" office:value="0.0254013" calcext:value-type="float">
            <text:p>0.0254013</text:p>
          </table:table-cell>
          <table:table-cell office:value-type="float" office:value="0.0547883" calcext:value-type="float">
            <text:p>0.0547883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2397" calcext:value-type="float">
            <text:p>0.000132397</text:p>
          </table:table-cell>
          <table:table-cell office:value-type="float" office:value="0.000339164" calcext:value-type="float">
            <text:p>0.000339164</text:p>
          </table:table-cell>
          <table:table-cell office:value-type="float" office:value="0.00195734" calcext:value-type="float">
            <text:p>0.00195734</text:p>
          </table:table-cell>
          <table:table-cell office:value-type="float" office:value="0.00438871" calcext:value-type="float">
            <text:p>0.00438871</text:p>
          </table:table-cell>
          <table:table-cell office:value-type="float" office:value="0.00891838" calcext:value-type="float">
            <text:p>0.00891838</text:p>
          </table:table-cell>
          <table:table-cell office:value-type="float" office:value="0.0144219" calcext:value-type="float">
            <text:p>0.0144219</text:p>
          </table:table-cell>
          <table:table-cell office:value-type="float" office:value="0.019681" calcext:value-type="float">
            <text:p>0.019681</text:p>
          </table:table-cell>
          <table:table-cell office:value-type="float" office:value="0.0254517" calcext:value-type="float">
            <text:p>0.0254517</text:p>
          </table:table-cell>
          <table:table-cell office:value-type="float" office:value="0.0547382" calcext:value-type="float">
            <text:p>0.0547382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40353" calcext:value-type="float">
            <text:p>0.000340353</text:p>
          </table:table-cell>
          <table:table-cell office:value-type="float" office:value="0.00192928" calcext:value-type="float">
            <text:p>0.00192928</text:p>
          </table:table-cell>
          <table:table-cell office:value-type="float" office:value="0.0043906" calcext:value-type="float">
            <text:p>0.0043906</text:p>
          </table:table-cell>
          <table:table-cell office:value-type="float" office:value="0.0089575" calcext:value-type="float">
            <text:p>0.0089575</text:p>
          </table:table-cell>
          <table:table-cell office:value-type="float" office:value="0.0149062" calcext:value-type="float">
            <text:p>0.0149062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0.0255045" calcext:value-type="float">
            <text:p>0.0255045</text:p>
          </table:table-cell>
          <table:table-cell office:value-type="float" office:value="0.0548096" calcext:value-type="float">
            <text:p>0.0548096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9528" calcext:value-type="float">
            <text:p>0.000339528</text:p>
          </table:table-cell>
          <table:table-cell office:value-type="float" office:value="0.00194974" calcext:value-type="float">
            <text:p>0.00194974</text:p>
          </table:table-cell>
          <table:table-cell office:value-type="float" office:value="0.00437918" calcext:value-type="float">
            <text:p>0.00437918</text:p>
          </table:table-cell>
          <table:table-cell office:value-type="float" office:value="0.00890878" calcext:value-type="float">
            <text:p>0.00890878</text:p>
          </table:table-cell>
          <table:table-cell office:value-type="float" office:value="0.0143553" calcext:value-type="float">
            <text:p>0.0143553</text:p>
          </table:table-cell>
          <table:table-cell office:value-type="float" office:value="0.0199442" calcext:value-type="float">
            <text:p>0.0199442</text:p>
          </table:table-cell>
          <table:table-cell office:value-type="float" office:value="0.0253786" calcext:value-type="float">
            <text:p>0.0253786</text:p>
          </table:table-cell>
          <table:table-cell office:value-type="float" office:value="0.0548736" calcext:value-type="float">
            <text:p>0.0548736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2002" calcext:value-type="float">
            <text:p>0.000132002</text:p>
          </table:table-cell>
          <table:table-cell office:value-type="float" office:value="0.000338738" calcext:value-type="float">
            <text:p>0.000338738</text:p>
          </table:table-cell>
          <table:table-cell office:value-type="float" office:value="0.00194498" calcext:value-type="float">
            <text:p>0.00194498</text:p>
          </table:table-cell>
          <table:table-cell office:value-type="float" office:value="0.00443889" calcext:value-type="float">
            <text:p>0.00443889</text:p>
          </table:table-cell>
          <table:table-cell office:value-type="float" office:value="0.00896163" calcext:value-type="float">
            <text:p>0.00896163</text:p>
          </table:table-cell>
          <table:table-cell office:value-type="float" office:value="0.0143777" calcext:value-type="float">
            <text:p>0.0143777</text:p>
          </table:table-cell>
          <table:table-cell office:value-type="float" office:value="0.0196834" calcext:value-type="float">
            <text:p>0.0196834</text:p>
          </table:table-cell>
          <table:table-cell office:value-type="float" office:value="0.0253792" calcext:value-type="float">
            <text:p>0.0253792</text:p>
          </table:table-cell>
          <table:table-cell office:value-type="float" office:value="0.0544004" calcext:value-type="float">
            <text:p>0.0544004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33" calcext:value-type="float">
            <text:p>0.000132033</text:p>
          </table:table-cell>
          <table:table-cell office:value-type="float" office:value="0.000338318" calcext:value-type="float">
            <text:p>0.000338318</text:p>
          </table:table-cell>
          <table:table-cell office:value-type="float" office:value="0.00200865" calcext:value-type="float">
            <text:p>0.00200865</text:p>
          </table:table-cell>
          <table:table-cell office:value-type="float" office:value="0.00439744" calcext:value-type="float">
            <text:p>0.00439744</text:p>
          </table:table-cell>
          <table:table-cell office:value-type="float" office:value="0.00892471" calcext:value-type="float">
            <text:p>0.00892471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197259" calcext:value-type="float">
            <text:p>0.0197259</text:p>
          </table:table-cell>
          <table:table-cell office:value-type="float" office:value="0.0253887" calcext:value-type="float">
            <text:p>0.0253887</text:p>
          </table:table-cell>
          <table:table-cell office:value-type="float" office:value="0.0542343" calcext:value-type="float">
            <text:p>0.0542343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39679" calcext:value-type="float">
            <text:p>0.000339679</text:p>
          </table:table-cell>
          <table:table-cell office:value-type="float" office:value="0.00197733" calcext:value-type="float">
            <text:p>0.00197733</text:p>
          </table:table-cell>
          <table:table-cell office:value-type="float" office:value="0.00438428" calcext:value-type="float">
            <text:p>0.00438428</text:p>
          </table:table-cell>
          <table:table-cell office:value-type="float" office:value="0.00906984" calcext:value-type="float">
            <text:p>0.00906984</text:p>
          </table:table-cell>
          <table:table-cell office:value-type="float" office:value="0.014381" calcext:value-type="float">
            <text:p>0.014381</text:p>
          </table:table-cell>
          <table:table-cell office:value-type="float" office:value="0.0196611" calcext:value-type="float">
            <text:p>0.0196611</text:p>
          </table:table-cell>
          <table:table-cell office:value-type="float" office:value="0.0254097" calcext:value-type="float">
            <text:p>0.0254097</text:p>
          </table:table-cell>
          <table:table-cell office:value-type="float" office:value="0.0541345" calcext:value-type="float">
            <text:p>0.0541345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887" calcext:value-type="float">
            <text:p>0.000131887</text:p>
          </table:table-cell>
          <table:table-cell office:value-type="float" office:value="0.000339258" calcext:value-type="float">
            <text:p>0.000339258</text:p>
          </table:table-cell>
          <table:table-cell office:value-type="float" office:value="0.00197111" calcext:value-type="float">
            <text:p>0.00197111</text:p>
          </table:table-cell>
          <table:table-cell office:value-type="float" office:value="0.00439109" calcext:value-type="float">
            <text:p>0.00439109</text:p>
          </table:table-cell>
          <table:table-cell office:value-type="float" office:value="0.00893723" calcext:value-type="float">
            <text:p>0.00893723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0.0196883" calcext:value-type="float">
            <text:p>0.0196883</text:p>
          </table:table-cell>
          <table:table-cell office:value-type="float" office:value="0.025466" calcext:value-type="float">
            <text:p>0.025466</text:p>
          </table:table-cell>
          <table:table-cell office:value-type="float" office:value="0.0544658" calcext:value-type="float">
            <text:p>0.0544658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577" calcext:value-type="float">
            <text:p>0.000131577</text:p>
          </table:table-cell>
          <table:table-cell office:value-type="float" office:value="0.000339174" calcext:value-type="float">
            <text:p>0.000339174</text:p>
          </table:table-cell>
          <table:table-cell office:value-type="float" office:value="0.0019442" calcext:value-type="float">
            <text:p>0.0019442</text:p>
          </table:table-cell>
          <table:table-cell office:value-type="float" office:value="0.00439847" calcext:value-type="float">
            <text:p>0.00439847</text:p>
          </table:table-cell>
          <table:table-cell office:value-type="float" office:value="0.0089497" calcext:value-type="float">
            <text:p>0.0089497</text:p>
          </table:table-cell>
          <table:table-cell office:value-type="float" office:value="0.0144405" calcext:value-type="float">
            <text:p>0.0144405</text:p>
          </table:table-cell>
          <table:table-cell office:value-type="float" office:value="0.0196805" calcext:value-type="float">
            <text:p>0.0196805</text:p>
          </table:table-cell>
          <table:table-cell office:value-type="float" office:value="0.0253759" calcext:value-type="float">
            <text:p>0.0253759</text:p>
          </table:table-cell>
          <table:table-cell office:value-type="float" office:value="0.0542858" calcext:value-type="float">
            <text:p>0.0542858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957" calcext:value-type="float">
            <text:p>0.000131957</text:p>
          </table:table-cell>
          <table:table-cell office:value-type="float" office:value="0.000338568" calcext:value-type="float">
            <text:p>0.000338568</text:p>
          </table:table-cell>
          <table:table-cell office:value-type="float" office:value="0.00198026" calcext:value-type="float">
            <text:p>0.00198026</text:p>
          </table:table-cell>
          <table:table-cell office:value-type="float" office:value="0.0043887" calcext:value-type="float">
            <text:p>0.0043887</text:p>
          </table:table-cell>
          <table:table-cell office:value-type="float" office:value="0.00913143" calcext:value-type="float">
            <text:p>0.00913143</text:p>
          </table:table-cell>
          <table:table-cell office:value-type="float" office:value="0.0145514" calcext:value-type="float">
            <text:p>0.0145514</text:p>
          </table:table-cell>
          <table:table-cell office:value-type="float" office:value="0.0196477" calcext:value-type="float">
            <text:p>0.0196477</text:p>
          </table:table-cell>
          <table:table-cell office:value-type="float" office:value="0.0254058" calcext:value-type="float">
            <text:p>0.0254058</text:p>
          </table:table-cell>
          <table:table-cell office:value-type="float" office:value="0.0548002" calcext:value-type="float">
            <text:p>0.0548002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62118" calcext:value-type="float">
            <text:p>0.000162118</text:p>
          </table:table-cell>
          <table:table-cell office:value-type="float" office:value="0.000338749" calcext:value-type="float">
            <text:p>0.000338749</text:p>
          </table:table-cell>
          <table:table-cell office:value-type="float" office:value="0.0019429" calcext:value-type="float">
            <text:p>0.0019429</text:p>
          </table:table-cell>
          <table:table-cell office:value-type="float" office:value="0.00438323" calcext:value-type="float">
            <text:p>0.00438323</text:p>
          </table:table-cell>
          <table:table-cell office:value-type="float" office:value="0.00894803" calcext:value-type="float">
            <text:p>0.00894803</text:p>
          </table:table-cell>
          <table:table-cell office:value-type="float" office:value="0.0143841" calcext:value-type="float">
            <text:p>0.0143841</text:p>
          </table:table-cell>
          <table:table-cell office:value-type="float" office:value="0.0196832" calcext:value-type="float">
            <text:p>0.0196832</text:p>
          </table:table-cell>
          <table:table-cell office:value-type="float" office:value="0.0254295" calcext:value-type="float">
            <text:p>0.0254295</text:p>
          </table:table-cell>
          <table:table-cell office:value-type="float" office:value="0.0549002" calcext:value-type="float">
            <text:p>0.0549002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99389" calcext:value-type="float">
            <text:p>0.00199389</text:p>
          </table:table-cell>
          <table:table-cell office:value-type="float" office:value="0.00439419" calcext:value-type="float">
            <text:p>0.00439419</text:p>
          </table:table-cell>
          <table:table-cell office:value-type="float" office:value="0.00893671" calcext:value-type="float">
            <text:p>0.00893671</text:p>
          </table:table-cell>
          <table:table-cell office:value-type="float" office:value="0.014424" calcext:value-type="float">
            <text:p>0.014424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0.0253812" calcext:value-type="float">
            <text:p>0.0253812</text:p>
          </table:table-cell>
          <table:table-cell office:value-type="float" office:value="0.0545151" calcext:value-type="float">
            <text:p>0.0545151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39464" calcext:value-type="float">
            <text:p>0.000339464</text:p>
          </table:table-cell>
          <table:table-cell office:value-type="float" office:value="0.00189728" calcext:value-type="float">
            <text:p>0.00189728</text:p>
          </table:table-cell>
          <table:table-cell office:value-type="float" office:value="0.00438791" calcext:value-type="float">
            <text:p>0.00438791</text:p>
          </table:table-cell>
          <table:table-cell office:value-type="float" office:value="0.00915611" calcext:value-type="float">
            <text:p>0.00915611</text:p>
          </table:table-cell>
          <table:table-cell office:value-type="float" office:value="0.0146116" calcext:value-type="float">
            <text:p>0.0146116</text:p>
          </table:table-cell>
          <table:table-cell office:value-type="float" office:value="0.0197497" calcext:value-type="float">
            <text:p>0.0197497</text:p>
          </table:table-cell>
          <table:table-cell office:value-type="float" office:value="0.0254229" calcext:value-type="float">
            <text:p>0.0254229</text:p>
          </table:table-cell>
          <table:table-cell office:value-type="float" office:value="0.0541117" calcext:value-type="float">
            <text:p>0.0541117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8668" calcext:value-type="float">
            <text:p>0.000338668</text:p>
          </table:table-cell>
          <table:table-cell office:value-type="float" office:value="0.00195892" calcext:value-type="float">
            <text:p>0.00195892</text:p>
          </table:table-cell>
          <table:table-cell office:value-type="float" office:value="0.00444913" calcext:value-type="float">
            <text:p>0.00444913</text:p>
          </table:table-cell>
          <table:table-cell office:value-type="float" office:value="0.00896847" calcext:value-type="float">
            <text:p>0.00896847</text:p>
          </table:table-cell>
          <table:table-cell office:value-type="float" office:value="0.0148136" calcext:value-type="float">
            <text:p>0.0148136</text:p>
          </table:table-cell>
          <table:table-cell office:value-type="float" office:value="0.0196488" calcext:value-type="float">
            <text:p>0.0196488</text:p>
          </table:table-cell>
          <table:table-cell office:value-type="float" office:value="0.0254111" calcext:value-type="float">
            <text:p>0.0254111</text:p>
          </table:table-cell>
          <table:table-cell office:value-type="float" office:value="0.0541506" calcext:value-type="float">
            <text:p>0.0541506</text:p>
          </table:table-cell>
          <table:table-cell table:number-columns-repeated="11"/>
        </table:table-row>
        <table:table-row table:style-name="ro1">
          <table:table-cell office:value-type="float" office:value="0.000027357" calcext:value-type="float">
            <text:p>2.74E-005</text:p>
          </table:table-cell>
          <table:table-cell office:value-type="float" office:value="0.000131923" calcext:value-type="float">
            <text:p>0.000131923</text:p>
          </table:table-cell>
          <table:table-cell office:value-type="float" office:value="0.000339074" calcext:value-type="float">
            <text:p>0.000339074</text:p>
          </table:table-cell>
          <table:table-cell office:value-type="float" office:value="0.00194797" calcext:value-type="float">
            <text:p>0.00194797</text:p>
          </table:table-cell>
          <table:table-cell office:value-type="float" office:value="0.00441617" calcext:value-type="float">
            <text:p>0.00441617</text:p>
          </table:table-cell>
          <table:table-cell office:value-type="float" office:value="0.00895582" calcext:value-type="float">
            <text:p>0.00895582</text:p>
          </table:table-cell>
          <table:table-cell office:value-type="float" office:value="0.0144548" calcext:value-type="float">
            <text:p>0.0144548</text:p>
          </table:table-cell>
          <table:table-cell office:value-type="float" office:value="0.019681" calcext:value-type="float">
            <text:p>0.019681</text:p>
          </table:table-cell>
          <table:table-cell office:value-type="float" office:value="0.0254448" calcext:value-type="float">
            <text:p>0.0254448</text:p>
          </table:table-cell>
          <table:table-cell office:value-type="float" office:value="0.0549381" calcext:value-type="float">
            <text:p>0.0549381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47115" calcext:value-type="float">
            <text:p>0.000147115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97918" calcext:value-type="float">
            <text:p>0.00197918</text:p>
          </table:table-cell>
          <table:table-cell office:value-type="float" office:value="0.00439794" calcext:value-type="float">
            <text:p>0.00439794</text:p>
          </table:table-cell>
          <table:table-cell office:value-type="float" office:value="0.00894442" calcext:value-type="float">
            <text:p>0.00894442</text:p>
          </table:table-cell>
          <table:table-cell office:value-type="float" office:value="0.0143955" calcext:value-type="float">
            <text:p>0.0143955</text:p>
          </table:table-cell>
          <table:table-cell office:value-type="float" office:value="0.0196892" calcext:value-type="float">
            <text:p>0.0196892</text:p>
          </table:table-cell>
          <table:table-cell office:value-type="float" office:value="0.0255075" calcext:value-type="float">
            <text:p>0.0255075</text:p>
          </table:table-cell>
          <table:table-cell office:value-type="float" office:value="0.0544252" calcext:value-type="float">
            <text:p>0.0544252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2752" calcext:value-type="float">
            <text:p>0.000132752</text:p>
          </table:table-cell>
          <table:table-cell office:value-type="float" office:value="0.000339199" calcext:value-type="float">
            <text:p>0.000339199</text:p>
          </table:table-cell>
          <table:table-cell office:value-type="float" office:value="0.00190931" calcext:value-type="float">
            <text:p>0.00190931</text:p>
          </table:table-cell>
          <table:table-cell office:value-type="float" office:value="0.00438584" calcext:value-type="float">
            <text:p>0.00438584</text:p>
          </table:table-cell>
          <table:table-cell office:value-type="float" office:value="0.00893215" calcext:value-type="float">
            <text:p>0.00893215</text:p>
          </table:table-cell>
          <table:table-cell office:value-type="float" office:value="0.0143528" calcext:value-type="float">
            <text:p>0.0143528</text:p>
          </table:table-cell>
          <table:table-cell office:value-type="float" office:value="0.0196924" calcext:value-type="float">
            <text:p>0.0196924</text:p>
          </table:table-cell>
          <table:table-cell office:value-type="float" office:value="0.0254035" calcext:value-type="float">
            <text:p>0.0254035</text:p>
          </table:table-cell>
          <table:table-cell office:value-type="float" office:value="0.0545418" calcext:value-type="float">
            <text:p>0.0545418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2212" calcext:value-type="float">
            <text:p>0.000132212</text:p>
          </table:table-cell>
          <table:table-cell office:value-type="float" office:value="0.000342573" calcext:value-type="float">
            <text:p>0.000342573</text:p>
          </table:table-cell>
          <table:table-cell office:value-type="float" office:value="0.00191009" calcext:value-type="float">
            <text:p>0.00191009</text:p>
          </table:table-cell>
          <table:table-cell office:value-type="float" office:value="0.00439709" calcext:value-type="float">
            <text:p>0.00439709</text:p>
          </table:table-cell>
          <table:table-cell office:value-type="float" office:value="0.00893941" calcext:value-type="float">
            <text:p>0.00893941</text:p>
          </table:table-cell>
          <table:table-cell office:value-type="float" office:value="0.014413" calcext:value-type="float">
            <text:p>0.014413</text:p>
          </table:table-cell>
          <table:table-cell office:value-type="float" office:value="0.0196639" calcext:value-type="float">
            <text:p>0.0196639</text:p>
          </table:table-cell>
          <table:table-cell office:value-type="float" office:value="0.0253852" calcext:value-type="float">
            <text:p>0.0253852</text:p>
          </table:table-cell>
          <table:table-cell office:value-type="float" office:value="0.0544576" calcext:value-type="float">
            <text:p>0.054457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9393" calcext:value-type="float">
            <text:p>0.000339393</text:p>
          </table:table-cell>
          <table:table-cell office:value-type="float" office:value="0.00188822" calcext:value-type="float">
            <text:p>0.00188822</text:p>
          </table:table-cell>
          <table:table-cell office:value-type="float" office:value="0.00437616" calcext:value-type="float">
            <text:p>0.00437616</text:p>
          </table:table-cell>
          <table:table-cell office:value-type="float" office:value="0.0089485" calcext:value-type="float">
            <text:p>0.0089485</text:p>
          </table:table-cell>
          <table:table-cell office:value-type="float" office:value="0.0148145" calcext:value-type="float">
            <text:p>0.0148145</text:p>
          </table:table-cell>
          <table:table-cell office:value-type="float" office:value="0.0196835" calcext:value-type="float">
            <text:p>0.0196835</text:p>
          </table:table-cell>
          <table:table-cell office:value-type="float" office:value="0.0253923" calcext:value-type="float">
            <text:p>0.0253923</text:p>
          </table:table-cell>
          <table:table-cell office:value-type="float" office:value="0.0552271" calcext:value-type="float">
            <text:p>0.0552271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2197" calcext:value-type="float">
            <text:p>0.000132197</text:p>
          </table:table-cell>
          <table:table-cell office:value-type="float" office:value="0.000339828" calcext:value-type="float">
            <text:p>0.000339828</text:p>
          </table:table-cell>
          <table:table-cell office:value-type="float" office:value="0.00189007" calcext:value-type="float">
            <text:p>0.00189007</text:p>
          </table:table-cell>
          <table:table-cell office:value-type="float" office:value="0.00442701" calcext:value-type="float">
            <text:p>0.00442701</text:p>
          </table:table-cell>
          <table:table-cell office:value-type="float" office:value="0.00894102" calcext:value-type="float">
            <text:p>0.00894102</text:p>
          </table:table-cell>
          <table:table-cell office:value-type="float" office:value="0.0144803" calcext:value-type="float">
            <text:p>0.0144803</text:p>
          </table:table-cell>
          <table:table-cell office:value-type="float" office:value="0.0197895" calcext:value-type="float">
            <text:p>0.0197895</text:p>
          </table:table-cell>
          <table:table-cell office:value-type="float" office:value="0.0254169" calcext:value-type="float">
            <text:p>0.0254169</text:p>
          </table:table-cell>
          <table:table-cell office:value-type="float" office:value="0.0542843" calcext:value-type="float">
            <text:p>0.0542843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2442" calcext:value-type="float">
            <text:p>0.000132442</text:p>
          </table:table-cell>
          <table:table-cell office:value-type="float" office:value="0.000339573" calcext:value-type="float">
            <text:p>0.000339573</text:p>
          </table:table-cell>
          <table:table-cell office:value-type="float" office:value="0.00192079" calcext:value-type="float">
            <text:p>0.00192079</text:p>
          </table:table-cell>
          <table:table-cell office:value-type="float" office:value="0.00443022" calcext:value-type="float">
            <text:p>0.00443022</text:p>
          </table:table-cell>
          <table:table-cell office:value-type="float" office:value="0.00896113" calcext:value-type="float">
            <text:p>0.00896113</text:p>
          </table:table-cell>
          <table:table-cell office:value-type="float" office:value="0.0144077" calcext:value-type="float">
            <text:p>0.0144077</text:p>
          </table:table-cell>
          <table:table-cell office:value-type="float" office:value="0.0197148" calcext:value-type="float">
            <text:p>0.0197148</text:p>
          </table:table-cell>
          <table:table-cell office:value-type="float" office:value="0.0254328" calcext:value-type="float">
            <text:p>0.0254328</text:p>
          </table:table-cell>
          <table:table-cell office:value-type="float" office:value="0.0542679" calcext:value-type="float">
            <text:p>0.0542679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922" calcext:value-type="float">
            <text:p>0.000131922</text:p>
          </table:table-cell>
          <table:table-cell office:value-type="float" office:value="0.000339108" calcext:value-type="float">
            <text:p>0.000339108</text:p>
          </table:table-cell>
          <table:table-cell office:value-type="float" office:value="0.00192297" calcext:value-type="float">
            <text:p>0.00192297</text:p>
          </table:table-cell>
          <table:table-cell office:value-type="float" office:value="0.00438314" calcext:value-type="float">
            <text:p>0.00438314</text:p>
          </table:table-cell>
          <table:table-cell office:value-type="float" office:value="0.00903363" calcext:value-type="float">
            <text:p>0.00903363</text:p>
          </table:table-cell>
          <table:table-cell office:value-type="float" office:value="0.014442" calcext:value-type="float">
            <text:p>0.014442</text:p>
          </table:table-cell>
          <table:table-cell office:value-type="float" office:value="0.0196887" calcext:value-type="float">
            <text:p>0.0196887</text:p>
          </table:table-cell>
          <table:table-cell office:value-type="float" office:value="0.0253971" calcext:value-type="float">
            <text:p>0.0253971</text:p>
          </table:table-cell>
          <table:table-cell office:value-type="float" office:value="0.0547693" calcext:value-type="float">
            <text:p>0.0547693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448" calcext:value-type="float">
            <text:p>0.000339448</text:p>
          </table:table-cell>
          <table:table-cell office:value-type="float" office:value="0.00189212" calcext:value-type="float">
            <text:p>0.00189212</text:p>
          </table:table-cell>
          <table:table-cell office:value-type="float" office:value="0.00439114" calcext:value-type="float">
            <text:p>0.00439114</text:p>
          </table:table-cell>
          <table:table-cell office:value-type="float" office:value="0.00898048" calcext:value-type="float">
            <text:p>0.00898048</text:p>
          </table:table-cell>
          <table:table-cell office:value-type="float" office:value="0.0143692" calcext:value-type="float">
            <text:p>0.0143692</text:p>
          </table:table-cell>
          <table:table-cell office:value-type="float" office:value="0.0196502" calcext:value-type="float">
            <text:p>0.0196502</text:p>
          </table:table-cell>
          <table:table-cell office:value-type="float" office:value="0.0254271" calcext:value-type="float">
            <text:p>0.0254271</text:p>
          </table:table-cell>
          <table:table-cell office:value-type="float" office:value="0.054905" calcext:value-type="float">
            <text:p>0.054905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9598" calcext:value-type="float">
            <text:p>0.000339598</text:p>
          </table:table-cell>
          <table:table-cell office:value-type="float" office:value="0.00190345" calcext:value-type="float">
            <text:p>0.00190345</text:p>
          </table:table-cell>
          <table:table-cell office:value-type="float" office:value="0.00442365" calcext:value-type="float">
            <text:p>0.00442365</text:p>
          </table:table-cell>
          <table:table-cell office:value-type="float" office:value="0.00890281" calcext:value-type="float">
            <text:p>0.00890281</text:p>
          </table:table-cell>
          <table:table-cell office:value-type="float" office:value="0.0145055" calcext:value-type="float">
            <text:p>0.0145055</text:p>
          </table:table-cell>
          <table:table-cell office:value-type="float" office:value="0.0201432" calcext:value-type="float">
            <text:p>0.0201432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546086" calcext:value-type="float">
            <text:p>0.054608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702" calcext:value-type="float">
            <text:p>0.000131702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188855" calcext:value-type="float">
            <text:p>0.00188855</text:p>
          </table:table-cell>
          <table:table-cell office:value-type="float" office:value="0.00439722" calcext:value-type="float">
            <text:p>0.00439722</text:p>
          </table:table-cell>
          <table:table-cell office:value-type="float" office:value="0.00910512" calcext:value-type="float">
            <text:p>0.0091051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97107" calcext:value-type="float">
            <text:p>0.0197107</text:p>
          </table:table-cell>
          <table:table-cell office:value-type="float" office:value="0.0253958" calcext:value-type="float">
            <text:p>0.0253958</text:p>
          </table:table-cell>
          <table:table-cell office:value-type="float" office:value="0.0550302" calcext:value-type="float">
            <text:p>0.0550302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2267" calcext:value-type="float">
            <text:p>0.000132267</text:p>
          </table:table-cell>
          <table:table-cell office:value-type="float" office:value="0.000339404" calcext:value-type="float">
            <text:p>0.000339404</text:p>
          </table:table-cell>
          <table:table-cell office:value-type="float" office:value="0.0018905" calcext:value-type="float">
            <text:p>0.0018905</text:p>
          </table:table-cell>
          <table:table-cell office:value-type="float" office:value="0.00438914" calcext:value-type="float">
            <text:p>0.00438914</text:p>
          </table:table-cell>
          <table:table-cell office:value-type="float" office:value="0.00895007" calcext:value-type="float">
            <text:p>0.00895007</text:p>
          </table:table-cell>
          <table:table-cell office:value-type="float" office:value="0.0143583" calcext:value-type="float">
            <text:p>0.0143583</text:p>
          </table:table-cell>
          <table:table-cell office:value-type="float" office:value="0.0196913" calcext:value-type="float">
            <text:p>0.0196913</text:p>
          </table:table-cell>
          <table:table-cell office:value-type="float" office:value="0.025394" calcext:value-type="float">
            <text:p>0.025394</text:p>
          </table:table-cell>
          <table:table-cell office:value-type="float" office:value="0.0545603" calcext:value-type="float">
            <text:p>0.0545603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8895" calcext:value-type="float">
            <text:p>0.0018895</text:p>
          </table:table-cell>
          <table:table-cell office:value-type="float" office:value="0.00439704" calcext:value-type="float">
            <text:p>0.00439704</text:p>
          </table:table-cell>
          <table:table-cell office:value-type="float" office:value="0.00895695" calcext:value-type="float">
            <text:p>0.00895695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97607" calcext:value-type="float">
            <text:p>0.0197607</text:p>
          </table:table-cell>
          <table:table-cell office:value-type="float" office:value="0.025445" calcext:value-type="float">
            <text:p>0.025445</text:p>
          </table:table-cell>
          <table:table-cell office:value-type="float" office:value="0.0544096" calcext:value-type="float">
            <text:p>0.0544096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589" calcext:value-type="float">
            <text:p>0.000339589</text:p>
          </table:table-cell>
          <table:table-cell office:value-type="float" office:value="0.0018926" calcext:value-type="float">
            <text:p>0.0018926</text:p>
          </table:table-cell>
          <table:table-cell office:value-type="float" office:value="0.00438532" calcext:value-type="float">
            <text:p>0.00438532</text:p>
          </table:table-cell>
          <table:table-cell office:value-type="float" office:value="0.0089403" calcext:value-type="float">
            <text:p>0.0089403</text:p>
          </table:table-cell>
          <table:table-cell office:value-type="float" office:value="0.0143898" calcext:value-type="float">
            <text:p>0.0143898</text:p>
          </table:table-cell>
          <table:table-cell office:value-type="float" office:value="0.020209" calcext:value-type="float">
            <text:p>0.020209</text:p>
          </table:table-cell>
          <table:table-cell office:value-type="float" office:value="0.0254116" calcext:value-type="float">
            <text:p>0.0254116</text:p>
          </table:table-cell>
          <table:table-cell office:value-type="float" office:value="0.0542045" calcext:value-type="float">
            <text:p>0.0542045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723" calcext:value-type="float">
            <text:p>0.000131723</text:p>
          </table:table-cell>
          <table:table-cell office:value-type="float" office:value="0.000342383" calcext:value-type="float">
            <text:p>0.000342383</text:p>
          </table:table-cell>
          <table:table-cell office:value-type="float" office:value="0.00190597" calcext:value-type="float">
            <text:p>0.00190597</text:p>
          </table:table-cell>
          <table:table-cell office:value-type="float" office:value="0.00438985" calcext:value-type="float">
            <text:p>0.00438985</text:p>
          </table:table-cell>
          <table:table-cell office:value-type="float" office:value="0.00895008" calcext:value-type="float">
            <text:p>0.00895008</text:p>
          </table:table-cell>
          <table:table-cell office:value-type="float" office:value="0.0144509" calcext:value-type="float">
            <text:p>0.0144509</text:p>
          </table:table-cell>
          <table:table-cell office:value-type="float" office:value="0.0196844" calcext:value-type="float">
            <text:p>0.0196844</text:p>
          </table:table-cell>
          <table:table-cell office:value-type="float" office:value="0.0255332" calcext:value-type="float">
            <text:p>0.0255332</text:p>
          </table:table-cell>
          <table:table-cell office:value-type="float" office:value="0.0540703" calcext:value-type="float">
            <text:p>0.0540703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127" calcext:value-type="float">
            <text:p>0.000132127</text:p>
          </table:table-cell>
          <table:table-cell office:value-type="float" office:value="0.000339449" calcext:value-type="float">
            <text:p>0.000339449</text:p>
          </table:table-cell>
          <table:table-cell office:value-type="float" office:value="0.00191693" calcext:value-type="float">
            <text:p>0.00191693</text:p>
          </table:table-cell>
          <table:table-cell office:value-type="float" office:value="0.00444064" calcext:value-type="float">
            <text:p>0.00444064</text:p>
          </table:table-cell>
          <table:table-cell office:value-type="float" office:value="0.00891544" calcext:value-type="float">
            <text:p>0.00891544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0.0196619" calcext:value-type="float">
            <text:p>0.0196619</text:p>
          </table:table-cell>
          <table:table-cell office:value-type="float" office:value="0.0253856" calcext:value-type="float">
            <text:p>0.0253856</text:p>
          </table:table-cell>
          <table:table-cell office:value-type="float" office:value="0.0543189" calcext:value-type="float">
            <text:p>0.0543189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363" calcext:value-type="float">
            <text:p>0.000339363</text:p>
          </table:table-cell>
          <table:table-cell office:value-type="float" office:value="0.00191193" calcext:value-type="float">
            <text:p>0.00191193</text:p>
          </table:table-cell>
          <table:table-cell office:value-type="float" office:value="0.00438622" calcext:value-type="float">
            <text:p>0.00438622</text:p>
          </table:table-cell>
          <table:table-cell office:value-type="float" office:value="0.00894569" calcext:value-type="float">
            <text:p>0.00894569</text:p>
          </table:table-cell>
          <table:table-cell office:value-type="float" office:value="0.0145789" calcext:value-type="float">
            <text:p>0.0145789</text:p>
          </table:table-cell>
          <table:table-cell office:value-type="float" office:value="0.0198282" calcext:value-type="float">
            <text:p>0.0198282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541429" calcext:value-type="float">
            <text:p>0.0541429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9758" calcext:value-type="float">
            <text:p>0.000339758</text:p>
          </table:table-cell>
          <table:table-cell office:value-type="float" office:value="0.00189163" calcext:value-type="float">
            <text:p>0.00189163</text:p>
          </table:table-cell>
          <table:table-cell office:value-type="float" office:value="0.0043901" calcext:value-type="float">
            <text:p>0.0043901</text:p>
          </table:table-cell>
          <table:table-cell office:value-type="float" office:value="0.00895934" calcext:value-type="float">
            <text:p>0.00895934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0.0204223" calcext:value-type="float">
            <text:p>0.0204223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539769" calcext:value-type="float">
            <text:p>0.0539769</text:p>
          </table:table-cell>
          <table:table-cell table:number-columns-repeated="11"/>
        </table:table-row>
        <table:table-row table:style-name="ro1">
          <table:table-cell office:value-type="float" office:value="0.000027228" calcext:value-type="float">
            <text:p>2.72E-005</text:p>
          </table:table-cell>
          <table:table-cell office:value-type="float" office:value="0.000131572" calcext:value-type="float">
            <text:p>0.000131572</text:p>
          </table:table-cell>
          <table:table-cell office:value-type="float" office:value="0.000338933" calcext:value-type="float">
            <text:p>0.000338933</text:p>
          </table:table-cell>
          <table:table-cell office:value-type="float" office:value="0.00188769" calcext:value-type="float">
            <text:p>0.00188769</text:p>
          </table:table-cell>
          <table:table-cell office:value-type="float" office:value="0.00439648" calcext:value-type="float">
            <text:p>0.00439648</text:p>
          </table:table-cell>
          <table:table-cell office:value-type="float" office:value="0.00897855" calcext:value-type="float">
            <text:p>0.00897855</text:p>
          </table:table-cell>
          <table:table-cell office:value-type="float" office:value="0.0145541" calcext:value-type="float">
            <text:p>0.0145541</text:p>
          </table:table-cell>
          <table:table-cell office:value-type="float" office:value="0.0196763" calcext:value-type="float">
            <text:p>0.0196763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0.0545815" calcext:value-type="float">
            <text:p>0.0545815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9453" calcext:value-type="float">
            <text:p>0.000339453</text:p>
          </table:table-cell>
          <table:table-cell office:value-type="float" office:value="0.00189445" calcext:value-type="float">
            <text:p>0.00189445</text:p>
          </table:table-cell>
          <table:table-cell office:value-type="float" office:value="0.00438698" calcext:value-type="float">
            <text:p>0.00438698</text:p>
          </table:table-cell>
          <table:table-cell office:value-type="float" office:value="0.00897357" calcext:value-type="float">
            <text:p>0.00897357</text:p>
          </table:table-cell>
          <table:table-cell office:value-type="float" office:value="0.0146466" calcext:value-type="float">
            <text:p>0.0146466</text:p>
          </table:table-cell>
          <table:table-cell office:value-type="float" office:value="0.0196701" calcext:value-type="float">
            <text:p>0.0196701</text:p>
          </table:table-cell>
          <table:table-cell office:value-type="float" office:value="0.0254541" calcext:value-type="float">
            <text:p>0.0254541</text:p>
          </table:table-cell>
          <table:table-cell office:value-type="float" office:value="0.0548593" calcext:value-type="float">
            <text:p>0.0548593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2132" calcext:value-type="float">
            <text:p>0.000132132</text:p>
          </table:table-cell>
          <table:table-cell office:value-type="float" office:value="0.000339753" calcext:value-type="float">
            <text:p>0.000339753</text:p>
          </table:table-cell>
          <table:table-cell office:value-type="float" office:value="0.00189101" calcext:value-type="float">
            <text:p>0.00189101</text:p>
          </table:table-cell>
          <table:table-cell office:value-type="float" office:value="0.00438965" calcext:value-type="float">
            <text:p>0.00438965</text:p>
          </table:table-cell>
          <table:table-cell office:value-type="float" office:value="0.00896481" calcext:value-type="float">
            <text:p>0.00896481</text:p>
          </table:table-cell>
          <table:table-cell office:value-type="float" office:value="0.0148329" calcext:value-type="float">
            <text:p>0.0148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254112" calcext:value-type="float">
            <text:p>0.0254112</text:p>
          </table:table-cell>
          <table:table-cell office:value-type="float" office:value="0.0544379" calcext:value-type="float">
            <text:p>0.0544379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2402" calcext:value-type="float">
            <text:p>0.000132402</text:p>
          </table:table-cell>
          <table:table-cell office:value-type="float" office:value="0.000338873" calcext:value-type="float">
            <text:p>0.000338873</text:p>
          </table:table-cell>
          <table:table-cell office:value-type="float" office:value="0.0018984" calcext:value-type="float">
            <text:p>0.0018984</text:p>
          </table:table-cell>
          <table:table-cell office:value-type="float" office:value="0.00438594" calcext:value-type="float">
            <text:p>0.00438594</text:p>
          </table:table-cell>
          <table:table-cell office:value-type="float" office:value="0.00892893" calcext:value-type="float">
            <text:p>0.00892893</text:p>
          </table:table-cell>
          <table:table-cell office:value-type="float" office:value="0.0144095" calcext:value-type="float">
            <text:p>0.0144095</text:p>
          </table:table-cell>
          <table:table-cell office:value-type="float" office:value="0.0204723" calcext:value-type="float">
            <text:p>0.0204723</text:p>
          </table:table-cell>
          <table:table-cell office:value-type="float" office:value="0.025354" calcext:value-type="float">
            <text:p>0.025354</text:p>
          </table:table-cell>
          <table:table-cell office:value-type="float" office:value="0.0542784" calcext:value-type="float">
            <text:p>0.0542784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473" calcext:value-type="float">
            <text:p>0.000131473</text:p>
          </table:table-cell>
          <table:table-cell office:value-type="float" office:value="0.000338868" calcext:value-type="float">
            <text:p>0.000338868</text:p>
          </table:table-cell>
          <table:table-cell office:value-type="float" office:value="0.0018889" calcext:value-type="float">
            <text:p>0.0018889</text:p>
          </table:table-cell>
          <table:table-cell office:value-type="float" office:value="0.00438902" calcext:value-type="float">
            <text:p>0.00438902</text:p>
          </table:table-cell>
          <table:table-cell office:value-type="float" office:value="0.00900113" calcext:value-type="float">
            <text:p>0.00900113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197078" calcext:value-type="float">
            <text:p>0.0197078</text:p>
          </table:table-cell>
          <table:table-cell office:value-type="float" office:value="0.0253644" calcext:value-type="float">
            <text:p>0.0253644</text:p>
          </table:table-cell>
          <table:table-cell office:value-type="float" office:value="0.0544792" calcext:value-type="float">
            <text:p>0.0544792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9113" calcext:value-type="float">
            <text:p>0.000339113</text:p>
          </table:table-cell>
          <table:table-cell office:value-type="float" office:value="0.00189233" calcext:value-type="float">
            <text:p>0.00189233</text:p>
          </table:table-cell>
          <table:table-cell office:value-type="float" office:value="0.0043794" calcext:value-type="float">
            <text:p>0.0043794</text:p>
          </table:table-cell>
          <table:table-cell office:value-type="float" office:value="0.00897023" calcext:value-type="float">
            <text:p>0.00897023</text:p>
          </table:table-cell>
          <table:table-cell office:value-type="float" office:value="0.0143802" calcext:value-type="float">
            <text:p>0.0143802</text:p>
          </table:table-cell>
          <table:table-cell office:value-type="float" office:value="0.0197161" calcext:value-type="float">
            <text:p>0.0197161</text:p>
          </table:table-cell>
          <table:table-cell office:value-type="float" office:value="0.0254002" calcext:value-type="float">
            <text:p>0.0254002</text:p>
          </table:table-cell>
          <table:table-cell office:value-type="float" office:value="0.0542007" calcext:value-type="float">
            <text:p>0.0542007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617" calcext:value-type="float">
            <text:p>0.000131617</text:p>
          </table:table-cell>
          <table:table-cell office:value-type="float" office:value="0.000339033" calcext:value-type="float">
            <text:p>0.000339033</text:p>
          </table:table-cell>
          <table:table-cell office:value-type="float" office:value="0.00188811" calcext:value-type="float">
            <text:p>0.00188811</text:p>
          </table:table-cell>
          <table:table-cell office:value-type="float" office:value="0.00439038" calcext:value-type="float">
            <text:p>0.00439038</text:p>
          </table:table-cell>
          <table:table-cell office:value-type="float" office:value="0.00894099" calcext:value-type="float">
            <text:p>0.00894099</text:p>
          </table:table-cell>
          <table:table-cell office:value-type="float" office:value="0.0143752" calcext:value-type="float">
            <text:p>0.0143752</text:p>
          </table:table-cell>
          <table:table-cell office:value-type="float" office:value="0.0198674" calcext:value-type="float">
            <text:p>0.0198674</text:p>
          </table:table-cell>
          <table:table-cell office:value-type="float" office:value="0.0254638" calcext:value-type="float">
            <text:p>0.0254638</text:p>
          </table:table-cell>
          <table:table-cell office:value-type="float" office:value="0.0544512" calcext:value-type="float">
            <text:p>0.0544512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492" calcext:value-type="float">
            <text:p>0.000132492</text:p>
          </table:table-cell>
          <table:table-cell office:value-type="float" office:value="0.000339323" calcext:value-type="float">
            <text:p>0.000339323</text:p>
          </table:table-cell>
          <table:table-cell office:value-type="float" office:value="0.00189313" calcext:value-type="float">
            <text:p>0.00189313</text:p>
          </table:table-cell>
          <table:table-cell office:value-type="float" office:value="0.00439566" calcext:value-type="float">
            <text:p>0.00439566</text:p>
          </table:table-cell>
          <table:table-cell office:value-type="float" office:value="0.00902531" calcext:value-type="float">
            <text:p>0.00902531</text:p>
          </table:table-cell>
          <table:table-cell office:value-type="float" office:value="0.0145214" calcext:value-type="float">
            <text:p>0.0145214</text:p>
          </table:table-cell>
          <table:table-cell office:value-type="float" office:value="0.0205375" calcext:value-type="float">
            <text:p>0.0205375</text:p>
          </table:table-cell>
          <table:table-cell office:value-type="float" office:value="0.0253953" calcext:value-type="float">
            <text:p>0.0253953</text:p>
          </table:table-cell>
          <table:table-cell office:value-type="float" office:value="0.0545357" calcext:value-type="float">
            <text:p>0.0545357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47234" calcext:value-type="float">
            <text:p>0.000347234</text:p>
          </table:table-cell>
          <table:table-cell office:value-type="float" office:value="0.00189084" calcext:value-type="float">
            <text:p>0.00189084</text:p>
          </table:table-cell>
          <table:table-cell office:value-type="float" office:value="0.00438282" calcext:value-type="float">
            <text:p>0.00438282</text:p>
          </table:table-cell>
          <table:table-cell office:value-type="float" office:value="0.00897538" calcext:value-type="float">
            <text:p>0.00897538</text:p>
          </table:table-cell>
          <table:table-cell office:value-type="float" office:value="0.0147454" calcext:value-type="float">
            <text:p>0.0147454</text:p>
          </table:table-cell>
          <table:table-cell office:value-type="float" office:value="0.0196784" calcext:value-type="float">
            <text:p>0.0196784</text:p>
          </table:table-cell>
          <table:table-cell office:value-type="float" office:value="0.0254388" calcext:value-type="float">
            <text:p>0.0254388</text:p>
          </table:table-cell>
          <table:table-cell office:value-type="float" office:value="0.0548506" calcext:value-type="float">
            <text:p>0.0548506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1928" calcext:value-type="float">
            <text:p>0.000131928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89612" calcext:value-type="float">
            <text:p>0.00189612</text:p>
          </table:table-cell>
          <table:table-cell office:value-type="float" office:value="0.00440003" calcext:value-type="float">
            <text:p>0.00440003</text:p>
          </table:table-cell>
          <table:table-cell office:value-type="float" office:value="0.00895579" calcext:value-type="float">
            <text:p>0.00895579</text:p>
          </table:table-cell>
          <table:table-cell office:value-type="float" office:value="0.0144536" calcext:value-type="float">
            <text:p>0.0144536</text:p>
          </table:table-cell>
          <table:table-cell office:value-type="float" office:value="0.0196715" calcext:value-type="float">
            <text:p>0.0196715</text:p>
          </table:table-cell>
          <table:table-cell office:value-type="float" office:value="0.025597" calcext:value-type="float">
            <text:p>0.025597</text:p>
          </table:table-cell>
          <table:table-cell office:value-type="float" office:value="0.0540795" calcext:value-type="float">
            <text:p>0.0540795</text:p>
          </table:table-cell>
          <table:table-cell table:number-columns-repeated="11"/>
        </table:table-row>
        <table:table-row table:style-name="ro1">
          <table:table-cell office:value-type="float" office:value="0.000027622" calcext:value-type="float">
            <text:p>2.76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39324" calcext:value-type="float">
            <text:p>0.000339324</text:p>
          </table:table-cell>
          <table:table-cell office:value-type="float" office:value="0.00190409" calcext:value-type="float">
            <text:p>0.00190409</text:p>
          </table:table-cell>
          <table:table-cell office:value-type="float" office:value="0.00438208" calcext:value-type="float">
            <text:p>0.00438208</text:p>
          </table:table-cell>
          <table:table-cell office:value-type="float" office:value="0.00896618" calcext:value-type="float">
            <text:p>0.00896618</text:p>
          </table:table-cell>
          <table:table-cell office:value-type="float" office:value="0.0144619" calcext:value-type="float">
            <text:p>0.0144619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254153" calcext:value-type="float">
            <text:p>0.0254153</text:p>
          </table:table-cell>
          <table:table-cell office:value-type="float" office:value="0.0541589" calcext:value-type="float">
            <text:p>0.0541589</text:p>
          </table:table-cell>
          <table:table-cell table:number-columns-repeated="11"/>
        </table:table-row>
        <table:table-row table:style-name="ro1">
          <table:table-cell office:value-type="float" office:value="0.000027532" calcext:value-type="float">
            <text:p>2.75E-005</text:p>
          </table:table-cell>
          <table:table-cell office:value-type="float" office:value="0.00013779" calcext:value-type="float">
            <text:p>0.00013779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94996" calcext:value-type="float">
            <text:p>0.00194996</text:p>
          </table:table-cell>
          <table:table-cell office:value-type="float" office:value="0.00437872" calcext:value-type="float">
            <text:p>0.00437872</text:p>
          </table:table-cell>
          <table:table-cell office:value-type="float" office:value="0.00893478" calcext:value-type="float">
            <text:p>0.00893478</text:p>
          </table:table-cell>
          <table:table-cell office:value-type="float" office:value="0.0143586" calcext:value-type="float">
            <text:p>0.0143586</text:p>
          </table:table-cell>
          <table:table-cell office:value-type="float" office:value="0.0203498" calcext:value-type="float">
            <text:p>0.0203498</text:p>
          </table:table-cell>
          <table:table-cell office:value-type="float" office:value="0.0253669" calcext:value-type="float">
            <text:p>0.0253669</text:p>
          </table:table-cell>
          <table:table-cell office:value-type="float" office:value="0.0540301" calcext:value-type="float">
            <text:p>0.0540301</text:p>
          </table:table-cell>
          <table:table-cell table:number-columns-repeated="11"/>
        </table:table-row>
        <table:table-row table:style-name="ro1">
          <table:table-cell office:value-type="float" office:value="0.000027597" calcext:value-type="float">
            <text:p>2.76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39284" calcext:value-type="float">
            <text:p>0.000339284</text:p>
          </table:table-cell>
          <table:table-cell office:value-type="float" office:value="0.00191451" calcext:value-type="float">
            <text:p>0.00191451</text:p>
          </table:table-cell>
          <table:table-cell office:value-type="float" office:value="0.00440049" calcext:value-type="float">
            <text:p>0.00440049</text:p>
          </table:table-cell>
          <table:table-cell office:value-type="float" office:value="0.00895143" calcext:value-type="float">
            <text:p>0.00895143</text:p>
          </table:table-cell>
          <table:table-cell office:value-type="float" office:value="0.0146702" calcext:value-type="float">
            <text:p>0.0146702</text:p>
          </table:table-cell>
          <table:table-cell office:value-type="float" office:value="0.0196818" calcext:value-type="float">
            <text:p>0.0196818</text:p>
          </table:table-cell>
          <table:table-cell office:value-type="float" office:value="0.0254082" calcext:value-type="float">
            <text:p>0.0254082</text:p>
          </table:table-cell>
          <table:table-cell office:value-type="float" office:value="0.0540208" calcext:value-type="float">
            <text:p>0.0540208</text:p>
          </table:table-cell>
          <table:table-cell table:number-columns-repeated="11"/>
        </table:table-row>
        <table:table-row table:style-name="ro1">
          <table:table-cell office:value-type="float" office:value="0.000026772" calcext:value-type="float">
            <text:p>2.68E-005</text:p>
          </table:table-cell>
          <table:table-cell office:value-type="float" office:value="0.000131477" calcext:value-type="float">
            <text:p>0.000131477</text:p>
          </table:table-cell>
          <table:table-cell office:value-type="float" office:value="0.000338718" calcext:value-type="float">
            <text:p>0.000338718</text:p>
          </table:table-cell>
          <table:table-cell office:value-type="float" office:value="0.00191351" calcext:value-type="float">
            <text:p>0.00191351</text:p>
          </table:table-cell>
          <table:table-cell office:value-type="float" office:value="0.00439561" calcext:value-type="float">
            <text:p>0.00439561</text:p>
          </table:table-cell>
          <table:table-cell office:value-type="float" office:value="0.00892799" calcext:value-type="float">
            <text:p>0.00892799</text:p>
          </table:table-cell>
          <table:table-cell office:value-type="float" office:value="0.0148046" calcext:value-type="float">
            <text:p>0.0148046</text:p>
          </table:table-cell>
          <table:table-cell office:value-type="float" office:value="0.0198283" calcext:value-type="float">
            <text:p>0.0198283</text:p>
          </table:table-cell>
          <table:table-cell office:value-type="float" office:value="0.0254055" calcext:value-type="float">
            <text:p>0.0254055</text:p>
          </table:table-cell>
          <table:table-cell office:value-type="float" office:value="0.054117" calcext:value-type="float">
            <text:p>0.054117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037" calcext:value-type="float">
            <text:p>0.000132037</text:p>
          </table:table-cell>
          <table:table-cell office:value-type="float" office:value="0.000338379" calcext:value-type="float">
            <text:p>0.000338379</text:p>
          </table:table-cell>
          <table:table-cell office:value-type="float" office:value="0.0018933" calcext:value-type="float">
            <text:p>0.0018933</text:p>
          </table:table-cell>
          <table:table-cell office:value-type="float" office:value="0.00440553" calcext:value-type="float">
            <text:p>0.00440553</text:p>
          </table:table-cell>
          <table:table-cell office:value-type="float" office:value="0.008939" calcext:value-type="float">
            <text:p>0.008939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254564" calcext:value-type="float">
            <text:p>0.0254564</text:p>
          </table:table-cell>
          <table:table-cell office:value-type="float" office:value="0.0542803" calcext:value-type="float">
            <text:p>0.0542803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857" calcext:value-type="float">
            <text:p>0.000131857</text:p>
          </table:table-cell>
          <table:table-cell office:value-type="float" office:value="0.000338873" calcext:value-type="float">
            <text:p>0.000338873</text:p>
          </table:table-cell>
          <table:table-cell office:value-type="float" office:value="0.00190007" calcext:value-type="float">
            <text:p>0.00190007</text:p>
          </table:table-cell>
          <table:table-cell office:value-type="float" office:value="0.00445299" calcext:value-type="float">
            <text:p>0.00445299</text:p>
          </table:table-cell>
          <table:table-cell office:value-type="float" office:value="0.00891871" calcext:value-type="float">
            <text:p>0.00891871</text:p>
          </table:table-cell>
          <table:table-cell office:value-type="float" office:value="0.0144015" calcext:value-type="float">
            <text:p>0.0144015</text:p>
          </table:table-cell>
          <table:table-cell office:value-type="float" office:value="0.0202952" calcext:value-type="float">
            <text:p>0.0202952</text:p>
          </table:table-cell>
          <table:table-cell office:value-type="float" office:value="0.0253581" calcext:value-type="float">
            <text:p>0.0253581</text:p>
          </table:table-cell>
          <table:table-cell office:value-type="float" office:value="0.0540543" calcext:value-type="float">
            <text:p>0.0540543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942" calcext:value-type="float">
            <text:p>0.000131942</text:p>
          </table:table-cell>
          <table:table-cell office:value-type="float" office:value="0.000338354" calcext:value-type="float">
            <text:p>0.000338354</text:p>
          </table:table-cell>
          <table:table-cell office:value-type="float" office:value="0.00188828" calcext:value-type="float">
            <text:p>0.00188828</text:p>
          </table:table-cell>
          <table:table-cell office:value-type="float" office:value="0.00443503" calcext:value-type="float">
            <text:p>0.00443503</text:p>
          </table:table-cell>
          <table:table-cell office:value-type="float" office:value="0.00896289" calcext:value-type="float">
            <text:p>0.00896289</text:p>
          </table:table-cell>
          <table:table-cell office:value-type="float" office:value="0.014384" calcext:value-type="float">
            <text:p>0.014384</text:p>
          </table:table-cell>
          <table:table-cell office:value-type="float" office:value="0.0197186" calcext:value-type="float">
            <text:p>0.0197186</text:p>
          </table:table-cell>
          <table:table-cell office:value-type="float" office:value="0.0253896" calcext:value-type="float">
            <text:p>0.0253896</text:p>
          </table:table-cell>
          <table:table-cell office:value-type="float" office:value="0.0541848" calcext:value-type="float">
            <text:p>0.0541848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918" calcext:value-type="float">
            <text:p>0.000131918</text:p>
          </table:table-cell>
          <table:table-cell office:value-type="float" office:value="0.000338748" calcext:value-type="float">
            <text:p>0.000338748</text:p>
          </table:table-cell>
          <table:table-cell office:value-type="float" office:value="0.00188644" calcext:value-type="float">
            <text:p>0.00188644</text:p>
          </table:table-cell>
          <table:table-cell office:value-type="float" office:value="0.00439268" calcext:value-type="float">
            <text:p>0.00439268</text:p>
          </table:table-cell>
          <table:table-cell office:value-type="float" office:value="0.00892592" calcext:value-type="float">
            <text:p>0.00892592</text:p>
          </table:table-cell>
          <table:table-cell office:value-type="float" office:value="0.014369" calcext:value-type="float">
            <text:p>0.014369</text:p>
          </table:table-cell>
          <table:table-cell office:value-type="float" office:value="0.0196454" calcext:value-type="float">
            <text:p>0.0196454</text:p>
          </table:table-cell>
          <table:table-cell office:value-type="float" office:value="0.0254057" calcext:value-type="float">
            <text:p>0.0254057</text:p>
          </table:table-cell>
          <table:table-cell office:value-type="float" office:value="0.0545107" calcext:value-type="float">
            <text:p>0.0545107</text:p>
          </table:table-cell>
          <table:table-cell table:number-columns-repeated="11"/>
        </table:table-row>
        <table:table-row table:style-name="ro1">
          <table:table-cell office:value-type="float" office:value="0.000026858" calcext:value-type="float">
            <text:p>2.69E-005</text:p>
          </table:table-cell>
          <table:table-cell office:value-type="float" office:value="0.000132087" calcext:value-type="float">
            <text:p>0.000132087</text:p>
          </table:table-cell>
          <table:table-cell office:value-type="float" office:value="0.000339179" calcext:value-type="float">
            <text:p>0.000339179</text:p>
          </table:table-cell>
          <table:table-cell office:value-type="float" office:value="0.00189171" calcext:value-type="float">
            <text:p>0.00189171</text:p>
          </table:table-cell>
          <table:table-cell office:value-type="float" office:value="0.00439064" calcext:value-type="float">
            <text:p>0.00439064</text:p>
          </table:table-cell>
          <table:table-cell office:value-type="float" office:value="0.00894741" calcext:value-type="float">
            <text:p>0.00894741</text:p>
          </table:table-cell>
          <table:table-cell office:value-type="float" office:value="0.0143553" calcext:value-type="float">
            <text:p>0.0143553</text:p>
          </table:table-cell>
          <table:table-cell office:value-type="float" office:value="0.0199068" calcext:value-type="float">
            <text:p>0.0199068</text:p>
          </table:table-cell>
          <table:table-cell office:value-type="float" office:value="0.0254231" calcext:value-type="float">
            <text:p>0.0254231</text:p>
          </table:table-cell>
          <table:table-cell office:value-type="float" office:value="0.0548178" calcext:value-type="float">
            <text:p>0.0548178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2112" calcext:value-type="float">
            <text:p>0.000132112</text:p>
          </table:table-cell>
          <table:table-cell office:value-type="float" office:value="0.000342133" calcext:value-type="float">
            <text:p>0.000342133</text:p>
          </table:table-cell>
          <table:table-cell office:value-type="float" office:value="0.00188831" calcext:value-type="float">
            <text:p>0.00188831</text:p>
          </table:table-cell>
          <table:table-cell office:value-type="float" office:value="0.00444415" calcext:value-type="float">
            <text:p>0.00444415</text:p>
          </table:table-cell>
          <table:table-cell office:value-type="float" office:value="0.0089506" calcext:value-type="float">
            <text:p>0.0089506</text:p>
          </table:table-cell>
          <table:table-cell office:value-type="float" office:value="0.0143706" calcext:value-type="float">
            <text:p>0.0143706</text:p>
          </table:table-cell>
          <table:table-cell office:value-type="float" office:value="0.0199823" calcext:value-type="float">
            <text:p>0.0199823</text:p>
          </table:table-cell>
          <table:table-cell office:value-type="float" office:value="0.0253913" calcext:value-type="float">
            <text:p>0.0253913</text:p>
          </table:table-cell>
          <table:table-cell office:value-type="float" office:value="0.0543629" calcext:value-type="float">
            <text:p>0.0543629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9243" calcext:value-type="float">
            <text:p>0.000339243</text:p>
          </table:table-cell>
          <table:table-cell office:value-type="float" office:value="0.0018948" calcext:value-type="float">
            <text:p>0.0018948</text:p>
          </table:table-cell>
          <table:table-cell office:value-type="float" office:value="0.00439007" calcext:value-type="float">
            <text:p>0.00439007</text:p>
          </table:table-cell>
          <table:table-cell office:value-type="float" office:value="0.00905573" calcext:value-type="float">
            <text:p>0.00905573</text:p>
          </table:table-cell>
          <table:table-cell office:value-type="float" office:value="0.0143757" calcext:value-type="float">
            <text:p>0.0143757</text:p>
          </table:table-cell>
          <table:table-cell office:value-type="float" office:value="0.0197405" calcext:value-type="float">
            <text:p>0.0197405</text:p>
          </table:table-cell>
          <table:table-cell office:value-type="float" office:value="0.0253926" calcext:value-type="float">
            <text:p>0.0253926</text:p>
          </table:table-cell>
          <table:table-cell office:value-type="float" office:value="0.0548198" calcext:value-type="float">
            <text:p>0.0548198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1548" calcext:value-type="float">
            <text:p>0.000131548</text:p>
          </table:table-cell>
          <table:table-cell office:value-type="float" office:value="0.000339053" calcext:value-type="float">
            <text:p>0.000339053</text:p>
          </table:table-cell>
          <table:table-cell office:value-type="float" office:value="0.0018974" calcext:value-type="float">
            <text:p>0.0018974</text:p>
          </table:table-cell>
          <table:table-cell office:value-type="float" office:value="0.0044177" calcext:value-type="float">
            <text:p>0.0044177</text:p>
          </table:table-cell>
          <table:table-cell office:value-type="float" office:value="0.00893419" calcext:value-type="float">
            <text:p>0.00893419</text:p>
          </table:table-cell>
          <table:table-cell office:value-type="float" office:value="0.014393" calcext:value-type="float">
            <text:p>0.014393</text:p>
          </table:table-cell>
          <table:table-cell office:value-type="float" office:value="0.0199188" calcext:value-type="float">
            <text:p>0.0199188</text:p>
          </table:table-cell>
          <table:table-cell office:value-type="float" office:value="0.0254457" calcext:value-type="float">
            <text:p>0.0254457</text:p>
          </table:table-cell>
          <table:table-cell office:value-type="float" office:value="0.0557009" calcext:value-type="float">
            <text:p>0.0557009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38613" calcext:value-type="float">
            <text:p>0.000338613</text:p>
          </table:table-cell>
          <table:table-cell office:value-type="float" office:value="0.00191363" calcext:value-type="float">
            <text:p>0.00191363</text:p>
          </table:table-cell>
          <table:table-cell office:value-type="float" office:value="0.00442903" calcext:value-type="float">
            <text:p>0.00442903</text:p>
          </table:table-cell>
          <table:table-cell office:value-type="float" office:value="0.00901674" calcext:value-type="float">
            <text:p>0.00901674</text:p>
          </table:table-cell>
          <table:table-cell office:value-type="float" office:value="0.0145002" calcext:value-type="float">
            <text:p>0.0145002</text:p>
          </table:table-cell>
          <table:table-cell office:value-type="float" office:value="0.0199525" calcext:value-type="float">
            <text:p>0.0199525</text:p>
          </table:table-cell>
          <table:table-cell office:value-type="float" office:value="0.0256316" calcext:value-type="float">
            <text:p>0.0256316</text:p>
          </table:table-cell>
          <table:table-cell office:value-type="float" office:value="0.0546421" calcext:value-type="float">
            <text:p>0.0546421</text:p>
          </table:table-cell>
          <table:table-cell table:number-columns-repeated="11"/>
        </table:table-row>
        <table:table-row table:style-name="ro1">
          <table:table-cell office:value-type="float" office:value="0.000026923" calcext:value-type="float">
            <text:p>2.69E-005</text:p>
          </table:table-cell>
          <table:table-cell office:value-type="float" office:value="0.000131473" calcext:value-type="float">
            <text:p>0.000131473</text:p>
          </table:table-cell>
          <table:table-cell office:value-type="float" office:value="0.000343484" calcext:value-type="float">
            <text:p>0.000343484</text:p>
          </table:table-cell>
          <table:table-cell office:value-type="float" office:value="0.00188557" calcext:value-type="float">
            <text:p>0.00188557</text:p>
          </table:table-cell>
          <table:table-cell office:value-type="float" office:value="0.00439251" calcext:value-type="float">
            <text:p>0.00439251</text:p>
          </table:table-cell>
          <table:table-cell office:value-type="float" office:value="0.00895785" calcext:value-type="float">
            <text:p>0.00895785</text:p>
          </table:table-cell>
          <table:table-cell office:value-type="float" office:value="0.0143756" calcext:value-type="float">
            <text:p>0.0143756</text:p>
          </table:table-cell>
          <table:table-cell office:value-type="float" office:value="0.0200138" calcext:value-type="float">
            <text:p>0.0200138</text:p>
          </table:table-cell>
          <table:table-cell office:value-type="float" office:value="0.0253717" calcext:value-type="float">
            <text:p>0.0253717</text:p>
          </table:table-cell>
          <table:table-cell office:value-type="float" office:value="0.0545571" calcext:value-type="float">
            <text:p>0.0545571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9408" calcext:value-type="float">
            <text:p>0.000339408</text:p>
          </table:table-cell>
          <table:table-cell office:value-type="float" office:value="0.00194023" calcext:value-type="float">
            <text:p>0.00194023</text:p>
          </table:table-cell>
          <table:table-cell office:value-type="float" office:value="0.00440062" calcext:value-type="float">
            <text:p>0.00440062</text:p>
          </table:table-cell>
          <table:table-cell office:value-type="float" office:value="0.00896687" calcext:value-type="float">
            <text:p>0.00896687</text:p>
          </table:table-cell>
          <table:table-cell office:value-type="float" office:value="0.0145832" calcext:value-type="float">
            <text:p>0.0145832</text:p>
          </table:table-cell>
          <table:table-cell office:value-type="float" office:value="0.0197222" calcext:value-type="float">
            <text:p>0.0197222</text:p>
          </table:table-cell>
          <table:table-cell office:value-type="float" office:value="0.0253721" calcext:value-type="float">
            <text:p>0.0253721</text:p>
          </table:table-cell>
          <table:table-cell office:value-type="float" office:value="0.0547315" calcext:value-type="float">
            <text:p>0.0547315</text:p>
          </table:table-cell>
          <table:table-cell table:number-columns-repeated="11"/>
        </table:table-row>
        <table:table-row table:style-name="ro1">
          <table:table-cell office:value-type="float" office:value="0.000026843" calcext:value-type="float">
            <text:p>2.68E-005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0.000340254" calcext:value-type="float">
            <text:p>0.000340254</text:p>
          </table:table-cell>
          <table:table-cell office:value-type="float" office:value="0.0019386" calcext:value-type="float">
            <text:p>0.0019386</text:p>
          </table:table-cell>
          <table:table-cell office:value-type="float" office:value="0.00439105" calcext:value-type="float">
            <text:p>0.00439105</text:p>
          </table:table-cell>
          <table:table-cell office:value-type="float" office:value="0.00892956" calcext:value-type="float">
            <text:p>0.00892956</text:p>
          </table:table-cell>
          <table:table-cell office:value-type="float" office:value="0.0144196" calcext:value-type="float">
            <text:p>0.0144196</text:p>
          </table:table-cell>
          <table:table-cell office:value-type="float" office:value="0.0196807" calcext:value-type="float">
            <text:p>0.0196807</text:p>
          </table:table-cell>
          <table:table-cell office:value-type="float" office:value="0.0254603" calcext:value-type="float">
            <text:p>0.0254603</text:p>
          </table:table-cell>
          <table:table-cell office:value-type="float" office:value="0.0546146" calcext:value-type="float">
            <text:p>0.0546146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077" calcext:value-type="float">
            <text:p>0.000132077</text:p>
          </table:table-cell>
          <table:table-cell office:value-type="float" office:value="0.000337808" calcext:value-type="float">
            <text:p>0.000337808</text:p>
          </table:table-cell>
          <table:table-cell office:value-type="float" office:value="0.00195053" calcext:value-type="float">
            <text:p>0.00195053</text:p>
          </table:table-cell>
          <table:table-cell office:value-type="float" office:value="0.00438043" calcext:value-type="float">
            <text:p>0.00438043</text:p>
          </table:table-cell>
          <table:table-cell office:value-type="float" office:value="0.00895774" calcext:value-type="float">
            <text:p>0.00895774</text:p>
          </table:table-cell>
          <table:table-cell office:value-type="float" office:value="0.0143602" calcext:value-type="float">
            <text:p>0.0143602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3615" calcext:value-type="float">
            <text:p>0.0253615</text:p>
          </table:table-cell>
          <table:table-cell office:value-type="float" office:value="0.0543901" calcext:value-type="float">
            <text:p>0.0543901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833" calcext:value-type="float">
            <text:p>0.000131833</text:p>
          </table:table-cell>
          <table:table-cell office:value-type="float" office:value="0.000339004" calcext:value-type="float">
            <text:p>0.000339004</text:p>
          </table:table-cell>
          <table:table-cell office:value-type="float" office:value="0.00191921" calcext:value-type="float">
            <text:p>0.00191921</text:p>
          </table:table-cell>
          <table:table-cell office:value-type="float" office:value="0.00439011" calcext:value-type="float">
            <text:p>0.00439011</text:p>
          </table:table-cell>
          <table:table-cell office:value-type="float" office:value="0.00891084" calcext:value-type="float">
            <text:p>0.00891084</text:p>
          </table:table-cell>
          <table:table-cell office:value-type="float" office:value="0.0143529" calcext:value-type="float">
            <text:p>0.0143529</text:p>
          </table:table-cell>
          <table:table-cell office:value-type="float" office:value="0.019633" calcext:value-type="float">
            <text:p>0.019633</text:p>
          </table:table-cell>
          <table:table-cell office:value-type="float" office:value="0.0253924" calcext:value-type="float">
            <text:p>0.0253924</text:p>
          </table:table-cell>
          <table:table-cell office:value-type="float" office:value="0.0542511" calcext:value-type="float">
            <text:p>0.0542511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088" calcext:value-type="float">
            <text:p>0.000339088</text:p>
          </table:table-cell>
          <table:table-cell office:value-type="float" office:value="0.00196517" calcext:value-type="float">
            <text:p>0.00196517</text:p>
          </table:table-cell>
          <table:table-cell office:value-type="float" office:value="0.00438777" calcext:value-type="float">
            <text:p>0.00438777</text:p>
          </table:table-cell>
          <table:table-cell office:value-type="float" office:value="0.00894842" calcext:value-type="float">
            <text:p>0.00894842</text:p>
          </table:table-cell>
          <table:table-cell office:value-type="float" office:value="0.0143622" calcext:value-type="float">
            <text:p>0.0143622</text:p>
          </table:table-cell>
          <table:table-cell office:value-type="float" office:value="0.0197868" calcext:value-type="float">
            <text:p>0.0197868</text:p>
          </table:table-cell>
          <table:table-cell office:value-type="float" office:value="0.0253754" calcext:value-type="float">
            <text:p>0.0253754</text:p>
          </table:table-cell>
          <table:table-cell office:value-type="float" office:value="0.0541762" calcext:value-type="float">
            <text:p>0.0541762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508" calcext:value-type="float">
            <text:p>0.000131508</text:p>
          </table:table-cell>
          <table:table-cell office:value-type="float" office:value="0.000339044" calcext:value-type="float">
            <text:p>0.000339044</text:p>
          </table:table-cell>
          <table:table-cell office:value-type="float" office:value="0.00194081" calcext:value-type="float">
            <text:p>0.00194081</text:p>
          </table:table-cell>
          <table:table-cell office:value-type="float" office:value="0.00438479" calcext:value-type="float">
            <text:p>0.00438479</text:p>
          </table:table-cell>
          <table:table-cell office:value-type="float" office:value="0.00893231" calcext:value-type="float">
            <text:p>0.00893231</text:p>
          </table:table-cell>
          <table:table-cell office:value-type="float" office:value="0.0143833" calcext:value-type="float">
            <text:p>0.0143833</text:p>
          </table:table-cell>
          <table:table-cell office:value-type="float" office:value="0.0196869" calcext:value-type="float">
            <text:p>0.0196869</text:p>
          </table:table-cell>
          <table:table-cell office:value-type="float" office:value="0.0254546" calcext:value-type="float">
            <text:p>0.0254546</text:p>
          </table:table-cell>
          <table:table-cell office:value-type="float" office:value="0.0544266" calcext:value-type="float">
            <text:p>0.0544266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547" calcext:value-type="float">
            <text:p>0.000131547</text:p>
          </table:table-cell>
          <table:table-cell office:value-type="float" office:value="0.000342358" calcext:value-type="float">
            <text:p>0.000342358</text:p>
          </table:table-cell>
          <table:table-cell office:value-type="float" office:value="0.00195731" calcext:value-type="float">
            <text:p>0.00195731</text:p>
          </table:table-cell>
          <table:table-cell office:value-type="float" office:value="0.00439009" calcext:value-type="float">
            <text:p>0.00439009</text:p>
          </table:table-cell>
          <table:table-cell office:value-type="float" office:value="0.00895459" calcext:value-type="float">
            <text:p>0.00895459</text:p>
          </table:table-cell>
          <table:table-cell office:value-type="float" office:value="0.0143606" calcext:value-type="float">
            <text:p>0.0143606</text:p>
          </table:table-cell>
          <table:table-cell office:value-type="float" office:value="0.0196557" calcext:value-type="float">
            <text:p>0.0196557</text:p>
          </table:table-cell>
          <table:table-cell office:value-type="float" office:value="0.025386" calcext:value-type="float">
            <text:p>0.025386</text:p>
          </table:table-cell>
          <table:table-cell office:value-type="float" office:value="0.0548226" calcext:value-type="float">
            <text:p>0.0548226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39023" calcext:value-type="float">
            <text:p>0.000339023</text:p>
          </table:table-cell>
          <table:table-cell office:value-type="float" office:value="0.00193621" calcext:value-type="float">
            <text:p>0.00193621</text:p>
          </table:table-cell>
          <table:table-cell office:value-type="float" office:value="0.00439825" calcext:value-type="float">
            <text:p>0.00439825</text:p>
          </table:table-cell>
          <table:table-cell office:value-type="float" office:value="0.00891991" calcext:value-type="float">
            <text:p>0.00891991</text:p>
          </table:table-cell>
          <table:table-cell office:value-type="float" office:value="0.0143988" calcext:value-type="float">
            <text:p>0.0143988</text:p>
          </table:table-cell>
          <table:table-cell office:value-type="float" office:value="0.0196685" calcext:value-type="float">
            <text:p>0.0196685</text:p>
          </table:table-cell>
          <table:table-cell office:value-type="float" office:value="0.0254014" calcext:value-type="float">
            <text:p>0.0254014</text:p>
          </table:table-cell>
          <table:table-cell office:value-type="float" office:value="0.0545883" calcext:value-type="float">
            <text:p>0.0545883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697" calcext:value-type="float">
            <text:p>0.000131697</text:p>
          </table:table-cell>
          <table:table-cell office:value-type="float" office:value="0.000338498" calcext:value-type="float">
            <text:p>0.000338498</text:p>
          </table:table-cell>
          <table:table-cell office:value-type="float" office:value="0.00195277" calcext:value-type="float">
            <text:p>0.00195277</text:p>
          </table:table-cell>
          <table:table-cell office:value-type="float" office:value="0.00438165" calcext:value-type="float">
            <text:p>0.00438165</text:p>
          </table:table-cell>
          <table:table-cell office:value-type="float" office:value="0.00897484" calcext:value-type="float">
            <text:p>0.00897484</text:p>
          </table:table-cell>
          <table:table-cell office:value-type="float" office:value="0.0143602" calcext:value-type="float">
            <text:p>0.0143602</text:p>
          </table:table-cell>
          <table:table-cell office:value-type="float" office:value="0.0196702" calcext:value-type="float">
            <text:p>0.0196702</text:p>
          </table:table-cell>
          <table:table-cell office:value-type="float" office:value="0.0254011" calcext:value-type="float">
            <text:p>0.0254011</text:p>
          </table:table-cell>
          <table:table-cell office:value-type="float" office:value="0.0545838" calcext:value-type="float">
            <text:p>0.0545838</text:p>
          </table:table-cell>
          <table:table-cell table:number-columns-repeated="11"/>
        </table:table-row>
        <table:table-row table:style-name="ro1">
          <table:table-cell office:value-type="float" office:value="0.000026917" calcext:value-type="float">
            <text:p>2.69E-005</text:p>
          </table:table-cell>
          <table:table-cell office:value-type="float" office:value="0.000131678" calcext:value-type="float">
            <text:p>0.000131678</text:p>
          </table:table-cell>
          <table:table-cell office:value-type="float" office:value="0.000339393" calcext:value-type="float">
            <text:p>0.000339393</text:p>
          </table:table-cell>
          <table:table-cell office:value-type="float" office:value="0.00194494" calcext:value-type="float">
            <text:p>0.00194494</text:p>
          </table:table-cell>
          <table:table-cell office:value-type="float" office:value="0.00440029" calcext:value-type="float">
            <text:p>0.00440029</text:p>
          </table:table-cell>
          <table:table-cell office:value-type="float" office:value="0.00893761" calcext:value-type="float">
            <text:p>0.00893761</text:p>
          </table:table-cell>
          <table:table-cell office:value-type="float" office:value="0.0143692" calcext:value-type="float">
            <text:p>0.0143692</text:p>
          </table:table-cell>
          <table:table-cell office:value-type="float" office:value="0.0196897" calcext:value-type="float">
            <text:p>0.0196897</text:p>
          </table:table-cell>
          <table:table-cell office:value-type="float" office:value="0.0253823" calcext:value-type="float">
            <text:p>0.0253823</text:p>
          </table:table-cell>
          <table:table-cell office:value-type="float" office:value="0.0543827" calcext:value-type="float">
            <text:p>0.0543827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1687" calcext:value-type="float">
            <text:p>0.000131687</text:p>
          </table:table-cell>
          <table:table-cell office:value-type="float" office:value="0.000338358" calcext:value-type="float">
            <text:p>0.000338358</text:p>
          </table:table-cell>
          <table:table-cell office:value-type="float" office:value="0.00191969" calcext:value-type="float">
            <text:p>0.00191969</text:p>
          </table:table-cell>
          <table:table-cell office:value-type="float" office:value="0.00438805" calcext:value-type="float">
            <text:p>0.00438805</text:p>
          </table:table-cell>
          <table:table-cell office:value-type="float" office:value="0.0089746" calcext:value-type="float">
            <text:p>0.0089746</text:p>
          </table:table-cell>
          <table:table-cell office:value-type="float" office:value="0.0144909" calcext:value-type="float">
            <text:p>0.0144909</text:p>
          </table:table-cell>
          <table:table-cell office:value-type="float" office:value="0.0197248" calcext:value-type="float">
            <text:p>0.0197248</text:p>
          </table:table-cell>
          <table:table-cell office:value-type="float" office:value="0.0255568" calcext:value-type="float">
            <text:p>0.0255568</text:p>
          </table:table-cell>
          <table:table-cell office:value-type="float" office:value="0.0544881" calcext:value-type="float">
            <text:p>0.0544881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9453" calcext:value-type="float">
            <text:p>0.000339453</text:p>
          </table:table-cell>
          <table:table-cell office:value-type="float" office:value="0.00189655" calcext:value-type="float">
            <text:p>0.00189655</text:p>
          </table:table-cell>
          <table:table-cell office:value-type="float" office:value="0.00438303" calcext:value-type="float">
            <text:p>0.00438303</text:p>
          </table:table-cell>
          <table:table-cell office:value-type="float" office:value="0.00902468" calcext:value-type="float">
            <text:p>0.00902468</text:p>
          </table:table-cell>
          <table:table-cell office:value-type="float" office:value="0.0143668" calcext:value-type="float">
            <text:p>0.0143668</text:p>
          </table:table-cell>
          <table:table-cell office:value-type="float" office:value="0.0198706" calcext:value-type="float">
            <text:p>0.0198706</text:p>
          </table:table-cell>
          <table:table-cell office:value-type="float" office:value="0.0255149" calcext:value-type="float">
            <text:p>0.0255149</text:p>
          </table:table-cell>
          <table:table-cell office:value-type="float" office:value="0.0547358" calcext:value-type="float">
            <text:p>0.0547358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537" calcext:value-type="float">
            <text:p>0.000131537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18872" calcext:value-type="float">
            <text:p>0.0018872</text:p>
          </table:table-cell>
          <table:table-cell office:value-type="float" office:value="0.00441052" calcext:value-type="float">
            <text:p>0.00441052</text:p>
          </table:table-cell>
          <table:table-cell office:value-type="float" office:value="0.00894733" calcext:value-type="float">
            <text:p>0.00894733</text:p>
          </table:table-cell>
          <table:table-cell office:value-type="float" office:value="0.014406" calcext:value-type="float">
            <text:p>0.014406</text:p>
          </table:table-cell>
          <table:table-cell office:value-type="float" office:value="0.0196632" calcext:value-type="float">
            <text:p>0.0196632</text:p>
          </table:table-cell>
          <table:table-cell office:value-type="float" office:value="0.0253779" calcext:value-type="float">
            <text:p>0.0253779</text:p>
          </table:table-cell>
          <table:table-cell office:value-type="float" office:value="0.0545115" calcext:value-type="float">
            <text:p>0.0545115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2222" calcext:value-type="float">
            <text:p>0.000132222</text:p>
          </table:table-cell>
          <table:table-cell office:value-type="float" office:value="0.000339078" calcext:value-type="float">
            <text:p>0.000339078</text:p>
          </table:table-cell>
          <table:table-cell office:value-type="float" office:value="0.00188698" calcext:value-type="float">
            <text:p>0.00188698</text:p>
          </table:table-cell>
          <table:table-cell office:value-type="float" office:value="0.00439639" calcext:value-type="float">
            <text:p>0.00439639</text:p>
          </table:table-cell>
          <table:table-cell office:value-type="float" office:value="0.00897954" calcext:value-type="float">
            <text:p>0.00897954</text:p>
          </table:table-cell>
          <table:table-cell office:value-type="float" office:value="0.0144606" calcext:value-type="float">
            <text:p>0.0144606</text:p>
          </table:table-cell>
          <table:table-cell office:value-type="float" office:value="0.0196503" calcext:value-type="float">
            <text:p>0.0196503</text:p>
          </table:table-cell>
          <table:table-cell office:value-type="float" office:value="0.0254154" calcext:value-type="float">
            <text:p>0.0254154</text:p>
          </table:table-cell>
          <table:table-cell office:value-type="float" office:value="0.0540662" calcext:value-type="float">
            <text:p>0.0540662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2217" calcext:value-type="float">
            <text:p>0.000132217</text:p>
          </table:table-cell>
          <table:table-cell office:value-type="float" office:value="0.000339713" calcext:value-type="float">
            <text:p>0.000339713</text:p>
          </table:table-cell>
          <table:table-cell office:value-type="float" office:value="0.00189452" calcext:value-type="float">
            <text:p>0.00189452</text:p>
          </table:table-cell>
          <table:table-cell office:value-type="float" office:value="0.00438534" calcext:value-type="float">
            <text:p>0.00438534</text:p>
          </table:table-cell>
          <table:table-cell office:value-type="float" office:value="0.00900839" calcext:value-type="float">
            <text:p>0.00900839</text:p>
          </table:table-cell>
          <table:table-cell office:value-type="float" office:value="0.0143994" calcext:value-type="float">
            <text:p>0.0143994</text:p>
          </table:table-cell>
          <table:table-cell office:value-type="float" office:value="0.0197302" calcext:value-type="float">
            <text:p>0.0197302</text:p>
          </table:table-cell>
          <table:table-cell office:value-type="float" office:value="0.0254087" calcext:value-type="float">
            <text:p>0.0254087</text:p>
          </table:table-cell>
          <table:table-cell office:value-type="float" office:value="0.0542619" calcext:value-type="float">
            <text:p>0.0542619</text:p>
          </table:table-cell>
          <table:table-cell table:number-columns-repeated="11"/>
        </table:table-row>
        <table:table-row table:style-name="ro1">
          <table:table-cell office:value-type="float" office:value="0.000026917" calcext:value-type="float">
            <text:p>2.69E-005</text:p>
          </table:table-cell>
          <table:table-cell office:value-type="float" office:value="0.000135255" calcext:value-type="float">
            <text:p>0.000135255</text:p>
          </table:table-cell>
          <table:table-cell office:value-type="float" office:value="0.000339248" calcext:value-type="float">
            <text:p>0.000339248</text:p>
          </table:table-cell>
          <table:table-cell office:value-type="float" office:value="0.00189066" calcext:value-type="float">
            <text:p>0.00189066</text:p>
          </table:table-cell>
          <table:table-cell office:value-type="float" office:value="0.00440443" calcext:value-type="float">
            <text:p>0.00440443</text:p>
          </table:table-cell>
          <table:table-cell office:value-type="float" office:value="0.00893272" calcext:value-type="float">
            <text:p>0.00893272</text:p>
          </table:table-cell>
          <table:table-cell office:value-type="float" office:value="0.0144038" calcext:value-type="float">
            <text:p>0.014403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25356" calcext:value-type="float">
            <text:p>0.025356</text:p>
          </table:table-cell>
          <table:table-cell office:value-type="float" office:value="0.0540897" calcext:value-type="float">
            <text:p>0.0540897</text:p>
          </table:table-cell>
          <table:table-cell table:number-columns-repeated="11"/>
        </table:table-row>
        <table:table-row table:style-name="ro1">
          <table:table-cell office:value-type="float" office:value="0.000026892" calcext:value-type="float">
            <text:p>2.69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38863" calcext:value-type="float">
            <text:p>0.000338863</text:p>
          </table:table-cell>
          <table:table-cell office:value-type="float" office:value="0.00190161" calcext:value-type="float">
            <text:p>0.00190161</text:p>
          </table:table-cell>
          <table:table-cell office:value-type="float" office:value="0.00440115" calcext:value-type="float">
            <text:p>0.00440115</text:p>
          </table:table-cell>
          <table:table-cell office:value-type="float" office:value="0.00896314" calcext:value-type="float">
            <text:p>0.00896314</text:p>
          </table:table-cell>
          <table:table-cell office:value-type="float" office:value="0.0148007" calcext:value-type="float">
            <text:p>0.0148007</text:p>
          </table:table-cell>
          <table:table-cell office:value-type="float" office:value="0.0196588" calcext:value-type="float">
            <text:p>0.0196588</text:p>
          </table:table-cell>
          <table:table-cell office:value-type="float" office:value="0.0254087" calcext:value-type="float">
            <text:p>0.0254087</text:p>
          </table:table-cell>
          <table:table-cell office:value-type="float" office:value="0.0542915" calcext:value-type="float">
            <text:p>0.0542915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678" calcext:value-type="float">
            <text:p>0.000131678</text:p>
          </table:table-cell>
          <table:table-cell office:value-type="float" office:value="0.000338488" calcext:value-type="float">
            <text:p>0.000338488</text:p>
          </table:table-cell>
          <table:table-cell office:value-type="float" office:value="0.00188867" calcext:value-type="float">
            <text:p>0.00188867</text:p>
          </table:table-cell>
          <table:table-cell office:value-type="float" office:value="0.00442313" calcext:value-type="float">
            <text:p>0.00442313</text:p>
          </table:table-cell>
          <table:table-cell office:value-type="float" office:value="0.00891834" calcext:value-type="float">
            <text:p>0.00891834</text:p>
          </table:table-cell>
          <table:table-cell office:value-type="float" office:value="0.0144453" calcext:value-type="float">
            <text:p>0.0144453</text:p>
          </table:table-cell>
          <table:table-cell office:value-type="float" office:value="0.0197733" calcext:value-type="float">
            <text:p>0.0197733</text:p>
          </table:table-cell>
          <table:table-cell office:value-type="float" office:value="0.0254251" calcext:value-type="float">
            <text:p>0.0254251</text:p>
          </table:table-cell>
          <table:table-cell office:value-type="float" office:value="0.0546549" calcext:value-type="float">
            <text:p>0.0546549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2117" calcext:value-type="float">
            <text:p>0.000132117</text:p>
          </table:table-cell>
          <table:table-cell office:value-type="float" office:value="0.000346309" calcext:value-type="float">
            <text:p>0.000346309</text:p>
          </table:table-cell>
          <table:table-cell office:value-type="float" office:value="0.00189197" calcext:value-type="float">
            <text:p>0.00189197</text:p>
          </table:table-cell>
          <table:table-cell office:value-type="float" office:value="0.00439319" calcext:value-type="float">
            <text:p>0.00439319</text:p>
          </table:table-cell>
          <table:table-cell office:value-type="float" office:value="0.0089816" calcext:value-type="float">
            <text:p>0.0089816</text:p>
          </table:table-cell>
          <table:table-cell office:value-type="float" office:value="0.0144361" calcext:value-type="float">
            <text:p>0.0144361</text:p>
          </table:table-cell>
          <table:table-cell office:value-type="float" office:value="0.0201764" calcext:value-type="float">
            <text:p>0.0201764</text:p>
          </table:table-cell>
          <table:table-cell office:value-type="float" office:value="0.0254434" calcext:value-type="float">
            <text:p>0.0254434</text:p>
          </table:table-cell>
          <table:table-cell office:value-type="float" office:value="0.0542304" calcext:value-type="float">
            <text:p>0.0542304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9193" calcext:value-type="float">
            <text:p>0.000339193</text:p>
          </table:table-cell>
          <table:table-cell office:value-type="float" office:value="0.00188841" calcext:value-type="float">
            <text:p>0.00188841</text:p>
          </table:table-cell>
          <table:table-cell office:value-type="float" office:value="0.00438144" calcext:value-type="float">
            <text:p>0.00438144</text:p>
          </table:table-cell>
          <table:table-cell office:value-type="float" office:value="0.00896179" calcext:value-type="float">
            <text:p>0.00896179</text:p>
          </table:table-cell>
          <table:table-cell office:value-type="float" office:value="0.0143656" calcext:value-type="float">
            <text:p>0.0143656</text:p>
          </table:table-cell>
          <table:table-cell office:value-type="float" office:value="0.0197395" calcext:value-type="float">
            <text:p>0.0197395</text:p>
          </table:table-cell>
          <table:table-cell office:value-type="float" office:value="0.0253806" calcext:value-type="float">
            <text:p>0.0253806</text:p>
          </table:table-cell>
          <table:table-cell office:value-type="float" office:value="0.0543376" calcext:value-type="float">
            <text:p>0.0543376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9839" calcext:value-type="float">
            <text:p>0.000339839</text:p>
          </table:table-cell>
          <table:table-cell office:value-type="float" office:value="0.00189787" calcext:value-type="float">
            <text:p>0.00189787</text:p>
          </table:table-cell>
          <table:table-cell office:value-type="float" office:value="0.00438621" calcext:value-type="float">
            <text:p>0.00438621</text:p>
          </table:table-cell>
          <table:table-cell office:value-type="float" office:value="0.0089433" calcext:value-type="float">
            <text:p>0.0089433</text:p>
          </table:table-cell>
          <table:table-cell office:value-type="float" office:value="0.0143828" calcext:value-type="float">
            <text:p>0.0143828</text:p>
          </table:table-cell>
          <table:table-cell office:value-type="float" office:value="0.0196446" calcext:value-type="float">
            <text:p>0.0196446</text:p>
          </table:table-cell>
          <table:table-cell office:value-type="float" office:value="0.0253686" calcext:value-type="float">
            <text:p>0.0253686</text:p>
          </table:table-cell>
          <table:table-cell office:value-type="float" office:value="0.0542784" calcext:value-type="float">
            <text:p>0.0542784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547" calcext:value-type="float">
            <text:p>0.000131547</text:p>
          </table:table-cell>
          <table:table-cell office:value-type="float" office:value="0.000339313" calcext:value-type="float">
            <text:p>0.000339313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39266" calcext:value-type="float">
            <text:p>0.00439266</text:p>
          </table:table-cell>
          <table:table-cell office:value-type="float" office:value="0.00908673" calcext:value-type="float">
            <text:p>0.00908673</text:p>
          </table:table-cell>
          <table:table-cell office:value-type="float" office:value="0.0145716" calcext:value-type="float">
            <text:p>0.0145716</text:p>
          </table:table-cell>
          <table:table-cell office:value-type="float" office:value="0.0196702" calcext:value-type="float">
            <text:p>0.0196702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054441" calcext:value-type="float">
            <text:p>0.054441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38919" calcext:value-type="float">
            <text:p>0.000338919</text:p>
          </table:table-cell>
          <table:table-cell office:value-type="float" office:value="0.00189847" calcext:value-type="float">
            <text:p>0.00189847</text:p>
          </table:table-cell>
          <table:table-cell office:value-type="float" office:value="0.00438514" calcext:value-type="float">
            <text:p>0.00438514</text:p>
          </table:table-cell>
          <table:table-cell office:value-type="float" office:value="0.00899293" calcext:value-type="float">
            <text:p>0.00899293</text:p>
          </table:table-cell>
          <table:table-cell office:value-type="float" office:value="0.0146492" calcext:value-type="float">
            <text:p>0.0146492</text:p>
          </table:table-cell>
          <table:table-cell office:value-type="float" office:value="0.0201878" calcext:value-type="float">
            <text:p>0.0201878</text:p>
          </table:table-cell>
          <table:table-cell office:value-type="float" office:value="0.0253731" calcext:value-type="float">
            <text:p>0.0253731</text:p>
          </table:table-cell>
          <table:table-cell office:value-type="float" office:value="0.0545106" calcext:value-type="float">
            <text:p>0.0545106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0963" calcext:value-type="float">
            <text:p>0.000130963</text:p>
          </table:table-cell>
          <table:table-cell office:value-type="float" office:value="0.000338833" calcext:value-type="float">
            <text:p>0.000338833</text:p>
          </table:table-cell>
          <table:table-cell office:value-type="float" office:value="0.00189336" calcext:value-type="float">
            <text:p>0.00189336</text:p>
          </table:table-cell>
          <table:table-cell office:value-type="float" office:value="0.00438853" calcext:value-type="float">
            <text:p>0.00438853</text:p>
          </table:table-cell>
          <table:table-cell office:value-type="float" office:value="0.00893203" calcext:value-type="float">
            <text:p>0.00893203</text:p>
          </table:table-cell>
          <table:table-cell office:value-type="float" office:value="0.0144452" calcext:value-type="float">
            <text:p>0.0144452</text:p>
          </table:table-cell>
          <table:table-cell office:value-type="float" office:value="0.0198084" calcext:value-type="float">
            <text:p>0.0198084</text:p>
          </table:table-cell>
          <table:table-cell office:value-type="float" office:value="0.0255094" calcext:value-type="float">
            <text:p>0.0255094</text:p>
          </table:table-cell>
          <table:table-cell office:value-type="float" office:value="0.0544557" calcext:value-type="float">
            <text:p>0.0544557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2232" calcext:value-type="float">
            <text:p>0.000132232</text:p>
          </table:table-cell>
          <table:table-cell office:value-type="float" office:value="0.000338883" calcext:value-type="float">
            <text:p>0.000338883</text:p>
          </table:table-cell>
          <table:table-cell office:value-type="float" office:value="0.00189087" calcext:value-type="float">
            <text:p>0.00189087</text:p>
          </table:table-cell>
          <table:table-cell office:value-type="float" office:value="0.00439304" calcext:value-type="float">
            <text:p>0.00439304</text:p>
          </table:table-cell>
          <table:table-cell office:value-type="float" office:value="0.00894821" calcext:value-type="float">
            <text:p>0.00894821</text:p>
          </table:table-cell>
          <table:table-cell office:value-type="float" office:value="0.0144961" calcext:value-type="float">
            <text:p>0.0144961</text:p>
          </table:table-cell>
          <table:table-cell office:value-type="float" office:value="0.0196904" calcext:value-type="float">
            <text:p>0.0196904</text:p>
          </table:table-cell>
          <table:table-cell office:value-type="float" office:value="0.0254776" calcext:value-type="float">
            <text:p>0.0254776</text:p>
          </table:table-cell>
          <table:table-cell office:value-type="float" office:value="0.0543251" calcext:value-type="float">
            <text:p>0.0543251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563" calcext:value-type="float">
            <text:p>0.000131563</text:p>
          </table:table-cell>
          <table:table-cell office:value-type="float" office:value="0.000338608" calcext:value-type="float">
            <text:p>0.000338608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00442462" calcext:value-type="float">
            <text:p>0.00442462</text:p>
          </table:table-cell>
          <table:table-cell office:value-type="float" office:value="0.00895119" calcext:value-type="float">
            <text:p>0.00895119</text:p>
          </table:table-cell>
          <table:table-cell office:value-type="float" office:value="0.0143745" calcext:value-type="float">
            <text:p>0.0143745</text:p>
          </table:table-cell>
          <table:table-cell office:value-type="float" office:value="0.0198235" calcext:value-type="float">
            <text:p>0.0198235</text:p>
          </table:table-cell>
          <table:table-cell office:value-type="float" office:value="0.025424" calcext:value-type="float">
            <text:p>0.025424</text:p>
          </table:table-cell>
          <table:table-cell office:value-type="float" office:value="0.0546495" calcext:value-type="float">
            <text:p>0.0546495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063" calcext:value-type="float">
            <text:p>0.000339063</text:p>
          </table:table-cell>
          <table:table-cell office:value-type="float" office:value="0.00189315" calcext:value-type="float">
            <text:p>0.00189315</text:p>
          </table:table-cell>
          <table:table-cell office:value-type="float" office:value="0.00443156" calcext:value-type="float">
            <text:p>0.00443156</text:p>
          </table:table-cell>
          <table:table-cell office:value-type="float" office:value="0.00910278" calcext:value-type="float">
            <text:p>0.00910278</text:p>
          </table:table-cell>
          <table:table-cell office:value-type="float" office:value="0.014467" calcext:value-type="float">
            <text:p>0.014467</text:p>
          </table:table-cell>
          <table:table-cell office:value-type="float" office:value="0.0203232" calcext:value-type="float">
            <text:p>0.0203232</text:p>
          </table:table-cell>
          <table:table-cell office:value-type="float" office:value="0.0253818" calcext:value-type="float">
            <text:p>0.0253818</text:p>
          </table:table-cell>
          <table:table-cell office:value-type="float" office:value="0.0544873" calcext:value-type="float">
            <text:p>0.0544873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8753" calcext:value-type="float">
            <text:p>0.000338753</text:p>
          </table:table-cell>
          <table:table-cell office:value-type="float" office:value="0.00188745" calcext:value-type="float">
            <text:p>0.00188745</text:p>
          </table:table-cell>
          <table:table-cell office:value-type="float" office:value="0.00439096" calcext:value-type="float">
            <text:p>0.00439096</text:p>
          </table:table-cell>
          <table:table-cell office:value-type="float" office:value="0.00890567" calcext:value-type="float">
            <text:p>0.00890567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197121" calcext:value-type="float">
            <text:p>0.0197121</text:p>
          </table:table-cell>
          <table:table-cell office:value-type="float" office:value="0.0253624" calcext:value-type="float">
            <text:p>0.0253624</text:p>
          </table:table-cell>
          <table:table-cell office:value-type="float" office:value="0.0550276" calcext:value-type="float">
            <text:p>0.0550276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9103" calcext:value-type="float">
            <text:p>0.000339103</text:p>
          </table:table-cell>
          <table:table-cell office:value-type="float" office:value="0.00189689" calcext:value-type="float">
            <text:p>0.00189689</text:p>
          </table:table-cell>
          <table:table-cell office:value-type="float" office:value="0.00438548" calcext:value-type="float">
            <text:p>0.00438548</text:p>
          </table:table-cell>
          <table:table-cell office:value-type="float" office:value="0.00896038" calcext:value-type="float">
            <text:p>0.00896038</text:p>
          </table:table-cell>
          <table:table-cell office:value-type="float" office:value="0.0144118" calcext:value-type="float">
            <text:p>0.0144118</text:p>
          </table:table-cell>
          <table:table-cell office:value-type="float" office:value="0.0196692" calcext:value-type="float">
            <text:p>0.0196692</text:p>
          </table:table-cell>
          <table:table-cell office:value-type="float" office:value="0.025369" calcext:value-type="float">
            <text:p>0.025369</text:p>
          </table:table-cell>
          <table:table-cell office:value-type="float" office:value="0.0544095" calcext:value-type="float">
            <text:p>0.0544095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942" calcext:value-type="float">
            <text:p>0.000131942</text:p>
          </table:table-cell>
          <table:table-cell office:value-type="float" office:value="0.000341663" calcext:value-type="float">
            <text:p>0.000341663</text:p>
          </table:table-cell>
          <table:table-cell office:value-type="float" office:value="0.00188789" calcext:value-type="float">
            <text:p>0.00188789</text:p>
          </table:table-cell>
          <table:table-cell office:value-type="float" office:value="0.00438209" calcext:value-type="float">
            <text:p>0.00438209</text:p>
          </table:table-cell>
          <table:table-cell office:value-type="float" office:value="0.00900038" calcext:value-type="float">
            <text:p>0.00900038</text:p>
          </table:table-cell>
          <table:table-cell office:value-type="float" office:value="0.0143589" calcext:value-type="float">
            <text:p>0.0143589</text:p>
          </table:table-cell>
          <table:table-cell office:value-type="float" office:value="0.0197813" calcext:value-type="float">
            <text:p>0.0197813</text:p>
          </table:table-cell>
          <table:table-cell office:value-type="float" office:value="0.025442" calcext:value-type="float">
            <text:p>0.025442</text:p>
          </table:table-cell>
          <table:table-cell office:value-type="float" office:value="0.0541925" calcext:value-type="float">
            <text:p>0.0541925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1613" calcext:value-type="float">
            <text:p>0.000131613</text:p>
          </table:table-cell>
          <table:table-cell office:value-type="float" office:value="0.000339768" calcext:value-type="float">
            <text:p>0.000339768</text:p>
          </table:table-cell>
          <table:table-cell office:value-type="float" office:value="0.00189208" calcext:value-type="float">
            <text:p>0.00189208</text:p>
          </table:table-cell>
          <table:table-cell office:value-type="float" office:value="0.00438768" calcext:value-type="float">
            <text:p>0.00438768</text:p>
          </table:table-cell>
          <table:table-cell office:value-type="float" office:value="0.00896814" calcext:value-type="float">
            <text:p>0.00896814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204175" calcext:value-type="float">
            <text:p>0.0204175</text:p>
          </table:table-cell>
          <table:table-cell office:value-type="float" office:value="0.0254195" calcext:value-type="float">
            <text:p>0.0254195</text:p>
          </table:table-cell>
          <table:table-cell office:value-type="float" office:value="0.0540438" calcext:value-type="float">
            <text:p>0.0540438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518" calcext:value-type="float">
            <text:p>0.000339518</text:p>
          </table:table-cell>
          <table:table-cell office:value-type="float" office:value="0.0018884" calcext:value-type="float">
            <text:p>0.0018884</text:p>
          </table:table-cell>
          <table:table-cell office:value-type="float" office:value="0.0043959" calcext:value-type="float">
            <text:p>0.0043959</text:p>
          </table:table-cell>
          <table:table-cell office:value-type="float" office:value="0.0089484" calcext:value-type="float">
            <text:p>0.0089484</text:p>
          </table:table-cell>
          <table:table-cell office:value-type="float" office:value="0.0143766" calcext:value-type="float">
            <text:p>0.0143766</text:p>
          </table:table-cell>
          <table:table-cell office:value-type="float" office:value="0.0196928" calcext:value-type="float">
            <text:p>0.0196928</text:p>
          </table:table-cell>
          <table:table-cell office:value-type="float" office:value="0.025449" calcext:value-type="float">
            <text:p>0.025449</text:p>
          </table:table-cell>
          <table:table-cell office:value-type="float" office:value="0.0542499" calcext:value-type="float">
            <text:p>0.0542499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828" calcext:value-type="float">
            <text:p>0.000131828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89384" calcext:value-type="float">
            <text:p>0.00189384</text:p>
          </table:table-cell>
          <table:table-cell office:value-type="float" office:value="0.00444133" calcext:value-type="float">
            <text:p>0.00444133</text:p>
          </table:table-cell>
          <table:table-cell office:value-type="float" office:value="0.00894388" calcext:value-type="float">
            <text:p>0.00894388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97707" calcext:value-type="float">
            <text:p>0.0197707</text:p>
          </table:table-cell>
          <table:table-cell office:value-type="float" office:value="0.0253835" calcext:value-type="float">
            <text:p>0.0253835</text:p>
          </table:table-cell>
          <table:table-cell office:value-type="float" office:value="0.0540594" calcext:value-type="float">
            <text:p>0.0540594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38924" calcext:value-type="float">
            <text:p>0.000338924</text:p>
          </table:table-cell>
          <table:table-cell office:value-type="float" office:value="0.00188821" calcext:value-type="float">
            <text:p>0.00188821</text:p>
          </table:table-cell>
          <table:table-cell office:value-type="float" office:value="0.00440962" calcext:value-type="float">
            <text:p>0.00440962</text:p>
          </table:table-cell>
          <table:table-cell office:value-type="float" office:value="0.00892637" calcext:value-type="float">
            <text:p>0.00892637</text:p>
          </table:table-cell>
          <table:table-cell office:value-type="float" office:value="0.0144435" calcext:value-type="float">
            <text:p>0.0144435</text:p>
          </table:table-cell>
          <table:table-cell office:value-type="float" office:value="0.0197426" calcext:value-type="float">
            <text:p>0.0197426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0.0549531" calcext:value-type="float">
            <text:p>0.0549531</text:p>
          </table:table-cell>
          <table:table-cell table:number-columns-repeated="11"/>
        </table:table-row>
        <table:table-row table:style-name="ro1">
          <table:table-cell office:value-type="float" office:value="0.000045638" calcext:value-type="float">
            <text:p>4.56E-005</text:p>
          </table:table-cell>
          <table:table-cell office:value-type="float" office:value="0.000132043" calcext:value-type="float">
            <text:p>0.000132043</text:p>
          </table:table-cell>
          <table:table-cell office:value-type="float" office:value="0.000339153" calcext:value-type="float">
            <text:p>0.000339153</text:p>
          </table:table-cell>
          <table:table-cell office:value-type="float" office:value="0.00189563" calcext:value-type="float">
            <text:p>0.00189563</text:p>
          </table:table-cell>
          <table:table-cell office:value-type="float" office:value="0.00438486" calcext:value-type="float">
            <text:p>0.00438486</text:p>
          </table:table-cell>
          <table:table-cell office:value-type="float" office:value="0.00893257" calcext:value-type="float">
            <text:p>0.00893257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0.0204329" calcext:value-type="float">
            <text:p>0.0204329</text:p>
          </table:table-cell>
          <table:table-cell office:value-type="float" office:value="0.0253959" calcext:value-type="float">
            <text:p>0.0253959</text:p>
          </table:table-cell>
          <table:table-cell office:value-type="float" office:value="0.0543861" calcext:value-type="float">
            <text:p>0.0543861</text:p>
          </table:table-cell>
          <table:table-cell table:number-columns-repeated="11"/>
        </table:table-row>
        <table:table-row table:style-name="ro1">
          <table:table-cell office:value-type="float" office:value="0.000027312" calcext:value-type="float">
            <text:p>2.73E-005</text:p>
          </table:table-cell>
          <table:table-cell office:value-type="float" office:value="0.000131477" calcext:value-type="float">
            <text:p>0.000131477</text:p>
          </table:table-cell>
          <table:table-cell office:value-type="float" office:value="0.000338704" calcext:value-type="float">
            <text:p>0.000338704</text:p>
          </table:table-cell>
          <table:table-cell office:value-type="float" office:value="0.00188639" calcext:value-type="float">
            <text:p>0.00188639</text:p>
          </table:table-cell>
          <table:table-cell office:value-type="float" office:value="0.00439487" calcext:value-type="float">
            <text:p>0.00439487</text:p>
          </table:table-cell>
          <table:table-cell office:value-type="float" office:value="0.00893719" calcext:value-type="float">
            <text:p>0.00893719</text:p>
          </table:table-cell>
          <table:table-cell office:value-type="float" office:value="0.0144212" calcext:value-type="float">
            <text:p>0.0144212</text:p>
          </table:table-cell>
          <table:table-cell office:value-type="float" office:value="0.019706" calcext:value-type="float">
            <text:p>0.019706</text:p>
          </table:table-cell>
          <table:table-cell office:value-type="float" office:value="0.0253697" calcext:value-type="float">
            <text:p>0.0253697</text:p>
          </table:table-cell>
          <table:table-cell office:value-type="float" office:value="0.0546815" calcext:value-type="float">
            <text:p>0.0546815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793" calcext:value-type="float">
            <text:p>0.000131793</text:p>
          </table:table-cell>
          <table:table-cell office:value-type="float" office:value="0.000339258" calcext:value-type="float">
            <text:p>0.000339258</text:p>
          </table:table-cell>
          <table:table-cell office:value-type="float" office:value="0.00189131" calcext:value-type="float">
            <text:p>0.00189131</text:p>
          </table:table-cell>
          <table:table-cell office:value-type="float" office:value="0.00441317" calcext:value-type="float">
            <text:p>0.00441317</text:p>
          </table:table-cell>
          <table:table-cell office:value-type="float" office:value="0.00893438" calcext:value-type="float">
            <text:p>0.00893438</text:p>
          </table:table-cell>
          <table:table-cell office:value-type="float" office:value="0.0143549" calcext:value-type="float">
            <text:p>0.0143549</text:p>
          </table:table-cell>
          <table:table-cell office:value-type="float" office:value="0.0196562" calcext:value-type="float">
            <text:p>0.0196562</text:p>
          </table:table-cell>
          <table:table-cell office:value-type="float" office:value="0.0255714" calcext:value-type="float">
            <text:p>0.0255714</text:p>
          </table:table-cell>
          <table:table-cell office:value-type="float" office:value="0.0547793" calcext:value-type="float">
            <text:p>0.0547793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2097" calcext:value-type="float">
            <text:p>0.000132097</text:p>
          </table:table-cell>
          <table:table-cell office:value-type="float" office:value="0.000339239" calcext:value-type="float">
            <text:p>0.000339239</text:p>
          </table:table-cell>
          <table:table-cell office:value-type="float" office:value="0.00188892" calcext:value-type="float">
            <text:p>0.00188892</text:p>
          </table:table-cell>
          <table:table-cell office:value-type="float" office:value="0.00441166" calcext:value-type="float">
            <text:p>0.00441166</text:p>
          </table:table-cell>
          <table:table-cell office:value-type="float" office:value="0.00892552" calcext:value-type="float">
            <text:p>0.00892552</text:p>
          </table:table-cell>
          <table:table-cell office:value-type="float" office:value="0.0145129" calcext:value-type="float">
            <text:p>0.0145129</text:p>
          </table:table-cell>
          <table:table-cell office:value-type="float" office:value="0.0198593" calcext:value-type="float">
            <text:p>0.0198593</text:p>
          </table:table-cell>
          <table:table-cell office:value-type="float" office:value="0.0255093" calcext:value-type="float">
            <text:p>0.0255093</text:p>
          </table:table-cell>
          <table:table-cell office:value-type="float" office:value="0.0543956" calcext:value-type="float">
            <text:p>0.0543956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2157" calcext:value-type="float">
            <text:p>0.000132157</text:p>
          </table:table-cell>
          <table:table-cell office:value-type="float" office:value="0.000339178" calcext:value-type="float">
            <text:p>0.000339178</text:p>
          </table:table-cell>
          <table:table-cell office:value-type="float" office:value="0.00189471" calcext:value-type="float">
            <text:p>0.00189471</text:p>
          </table:table-cell>
          <table:table-cell office:value-type="float" office:value="0.00445123" calcext:value-type="float">
            <text:p>0.00445123</text:p>
          </table:table-cell>
          <table:table-cell office:value-type="float" office:value="0.00895268" calcext:value-type="float">
            <text:p>0.00895268</text:p>
          </table:table-cell>
          <table:table-cell office:value-type="float" office:value="0.0147876" calcext:value-type="float">
            <text:p>0.0147876</text:p>
          </table:table-cell>
          <table:table-cell office:value-type="float" office:value="0.0203708" calcext:value-type="float">
            <text:p>0.0203708</text:p>
          </table:table-cell>
          <table:table-cell office:value-type="float" office:value="0.0254108" calcext:value-type="float">
            <text:p>0.0254108</text:p>
          </table:table-cell>
          <table:table-cell office:value-type="float" office:value="0.0546891" calcext:value-type="float">
            <text:p>0.0546891</text:p>
          </table:table-cell>
          <table:table-cell table:number-columns-repeated="11"/>
        </table:table-row>
        <table:table-row table:style-name="ro1">
          <table:table-cell office:value-type="float" office:value="0.000026887" calcext:value-type="float">
            <text:p>2.69E-005</text:p>
          </table:table-cell>
          <table:table-cell office:value-type="float" office:value="0.000132347" calcext:value-type="float">
            <text:p>0.000132347</text:p>
          </table:table-cell>
          <table:table-cell office:value-type="float" office:value="0.000339324" calcext:value-type="float">
            <text:p>0.000339324</text:p>
          </table:table-cell>
          <table:table-cell office:value-type="float" office:value="0.00188903" calcext:value-type="float">
            <text:p>0.00188903</text:p>
          </table:table-cell>
          <table:table-cell office:value-type="float" office:value="0.00441192" calcext:value-type="float">
            <text:p>0.00441192</text:p>
          </table:table-cell>
          <table:table-cell office:value-type="float" office:value="0.00894053" calcext:value-type="float">
            <text:p>0.00894053</text:p>
          </table:table-cell>
          <table:table-cell office:value-type="float" office:value="0.0144173" calcext:value-type="float">
            <text:p>0.0144173</text:p>
          </table:table-cell>
          <table:table-cell office:value-type="float" office:value="0.0196875" calcext:value-type="float">
            <text:p>0.0196875</text:p>
          </table:table-cell>
          <table:table-cell office:value-type="float" office:value="0.0253929" calcext:value-type="float">
            <text:p>0.0253929</text:p>
          </table:table-cell>
          <table:table-cell office:value-type="float" office:value="0.0547707" calcext:value-type="float">
            <text:p>0.0547707</text:p>
          </table:table-cell>
          <table:table-cell table:number-columns-repeated="11"/>
        </table:table-row>
        <table:table-row table:style-name="ro1">
          <table:table-cell office:value-type="float" office:value="0.000027128" calcext:value-type="float">
            <text:p>2.71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9798" calcext:value-type="float">
            <text:p>0.000339798</text:p>
          </table:table-cell>
          <table:table-cell office:value-type="float" office:value="0.00190017" calcext:value-type="float">
            <text:p>0.00190017</text:p>
          </table:table-cell>
          <table:table-cell office:value-type="float" office:value="0.00438459" calcext:value-type="float">
            <text:p>0.00438459</text:p>
          </table:table-cell>
          <table:table-cell office:value-type="float" office:value="0.0089394" calcext:value-type="float">
            <text:p>0.0089394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196481" calcext:value-type="float">
            <text:p>0.0196481</text:p>
          </table:table-cell>
          <table:table-cell office:value-type="float" office:value="0.0253632" calcext:value-type="float">
            <text:p>0.0253632</text:p>
          </table:table-cell>
          <table:table-cell office:value-type="float" office:value="0.0544135" calcext:value-type="float">
            <text:p>0.0544135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41874" calcext:value-type="float">
            <text:p>0.000341874</text:p>
          </table:table-cell>
          <table:table-cell office:value-type="float" office:value="0.00188786" calcext:value-type="float">
            <text:p>0.00188786</text:p>
          </table:table-cell>
          <table:table-cell office:value-type="float" office:value="0.0044617" calcext:value-type="float">
            <text:p>0.0044617</text:p>
          </table:table-cell>
          <table:table-cell office:value-type="float" office:value="0.00914238" calcext:value-type="float">
            <text:p>0.00914238</text:p>
          </table:table-cell>
          <table:table-cell office:value-type="float" office:value="0.0143675" calcext:value-type="float">
            <text:p>0.0143675</text:p>
          </table:table-cell>
          <table:table-cell office:value-type="float" office:value="0.0198093" calcext:value-type="float">
            <text:p>0.0198093</text:p>
          </table:table-cell>
          <table:table-cell office:value-type="float" office:value="0.0254215" calcext:value-type="float">
            <text:p>0.0254215</text:p>
          </table:table-cell>
          <table:table-cell office:value-type="float" office:value="0.0545312" calcext:value-type="float">
            <text:p>0.0545312</text:p>
          </table:table-cell>
          <table:table-cell table:number-columns-repeated="11"/>
        </table:table-row>
        <table:table-row table:style-name="ro1">
          <table:table-cell office:value-type="float" office:value="0.000026937" calcext:value-type="float">
            <text:p>2.69E-005</text:p>
          </table:table-cell>
          <table:table-cell office:value-type="float" office:value="0.000131402" calcext:value-type="float">
            <text:p>0.000131402</text:p>
          </table:table-cell>
          <table:table-cell office:value-type="float" office:value="0.000339023" calcext:value-type="float">
            <text:p>0.000339023</text:p>
          </table:table-cell>
          <table:table-cell office:value-type="float" office:value="0.00189043" calcext:value-type="float">
            <text:p>0.00189043</text:p>
          </table:table-cell>
          <table:table-cell office:value-type="float" office:value="0.00440742" calcext:value-type="float">
            <text:p>0.00440742</text:p>
          </table:table-cell>
          <table:table-cell office:value-type="float" office:value="0.00894896" calcext:value-type="float">
            <text:p>0.00894896</text:p>
          </table:table-cell>
          <table:table-cell office:value-type="float" office:value="0.0144337" calcext:value-type="float">
            <text:p>0.0144337</text:p>
          </table:table-cell>
          <table:table-cell office:value-type="float" office:value="0.0202714" calcext:value-type="float">
            <text:p>0.0202714</text:p>
          </table:table-cell>
          <table:table-cell office:value-type="float" office:value="0.0254235" calcext:value-type="float">
            <text:p>0.0254235</text:p>
          </table:table-cell>
          <table:table-cell office:value-type="float" office:value="0.0549221" calcext:value-type="float">
            <text:p>0.0549221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41458" calcext:value-type="float">
            <text:p>0.000141458</text:p>
          </table:table-cell>
          <table:table-cell office:value-type="float" office:value="0.000338648" calcext:value-type="float">
            <text:p>0.000338648</text:p>
          </table:table-cell>
          <table:table-cell office:value-type="float" office:value="0.00188738" calcext:value-type="float">
            <text:p>0.00188738</text:p>
          </table:table-cell>
          <table:table-cell office:value-type="float" office:value="0.00438442" calcext:value-type="float">
            <text:p>0.00438442</text:p>
          </table:table-cell>
          <table:table-cell office:value-type="float" office:value="0.00894556" calcext:value-type="float">
            <text:p>0.00894556</text:p>
          </table:table-cell>
          <table:table-cell office:value-type="float" office:value="0.0148168" calcext:value-type="float">
            <text:p>0.0148168</text:p>
          </table:table-cell>
          <table:table-cell office:value-type="float" office:value="0.0196573" calcext:value-type="float">
            <text:p>0.0196573</text:p>
          </table:table-cell>
          <table:table-cell office:value-type="float" office:value="0.0253852" calcext:value-type="float">
            <text:p>0.0253852</text:p>
          </table:table-cell>
          <table:table-cell office:value-type="float" office:value="0.0547658" calcext:value-type="float">
            <text:p>0.0547658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1608" calcext:value-type="float">
            <text:p>0.000131608</text:p>
          </table:table-cell>
          <table:table-cell office:value-type="float" office:value="0.000338908" calcext:value-type="float">
            <text:p>0.000338908</text:p>
          </table:table-cell>
          <table:table-cell office:value-type="float" office:value="0.00189032" calcext:value-type="float">
            <text:p>0.00189032</text:p>
          </table:table-cell>
          <table:table-cell office:value-type="float" office:value="0.00439359" calcext:value-type="float">
            <text:p>0.00439359</text:p>
          </table:table-cell>
          <table:table-cell office:value-type="float" office:value="0.00907355" calcext:value-type="float">
            <text:p>0.00907355</text:p>
          </table:table-cell>
          <table:table-cell office:value-type="float" office:value="0.0145572" calcext:value-type="float">
            <text:p>0.0145572</text:p>
          </table:table-cell>
          <table:table-cell office:value-type="float" office:value="0.0197996" calcext:value-type="float">
            <text:p>0.0197996</text:p>
          </table:table-cell>
          <table:table-cell office:value-type="float" office:value="0.0254678" calcext:value-type="float">
            <text:p>0.0254678</text:p>
          </table:table-cell>
          <table:table-cell office:value-type="float" office:value="0.054636" calcext:value-type="float">
            <text:p>0.054636</text:p>
          </table:table-cell>
          <table:table-cell table:number-columns-repeated="11"/>
        </table:table-row>
        <table:table-row table:style-name="ro1">
          <table:table-cell office:value-type="float" office:value="0.000026947" calcext:value-type="float">
            <text:p>2.69E-005</text:p>
          </table:table-cell>
          <table:table-cell office:value-type="float" office:value="0.000131717" calcext:value-type="float">
            <text:p>0.000131717</text:p>
          </table:table-cell>
          <table:table-cell office:value-type="float" office:value="0.000339388" calcext:value-type="float">
            <text:p>0.000339388</text:p>
          </table:table-cell>
          <table:table-cell office:value-type="float" office:value="0.0018937" calcext:value-type="float">
            <text:p>0.0018937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893819" calcext:value-type="float">
            <text:p>0.00893819</text:p>
          </table:table-cell>
          <table:table-cell office:value-type="float" office:value="0.0143819" calcext:value-type="float">
            <text:p>0.0143819</text:p>
          </table:table-cell>
          <table:table-cell office:value-type="float" office:value="0.0199898" calcext:value-type="float">
            <text:p>0.0199898</text:p>
          </table:table-cell>
          <table:table-cell office:value-type="float" office:value="0.0253954" calcext:value-type="float">
            <text:p>0.0253954</text:p>
          </table:table-cell>
          <table:table-cell office:value-type="float" office:value="0.0544826" calcext:value-type="float">
            <text:p>0.0544826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413" calcext:value-type="float">
            <text:p>0.000131413</text:p>
          </table:table-cell>
          <table:table-cell office:value-type="float" office:value="0.000339148" calcext:value-type="float">
            <text:p>0.000339148</text:p>
          </table:table-cell>
          <table:table-cell office:value-type="float" office:value="0.00188774" calcext:value-type="float">
            <text:p>0.00188774</text:p>
          </table:table-cell>
          <table:table-cell office:value-type="float" office:value="0.00438282" calcext:value-type="float">
            <text:p>0.00438282</text:p>
          </table:table-cell>
          <table:table-cell office:value-type="float" office:value="0.00895759" calcext:value-type="float">
            <text:p>0.00895759</text:p>
          </table:table-cell>
          <table:table-cell office:value-type="float" office:value="0.0145733" calcext:value-type="float">
            <text:p>0.0145733</text:p>
          </table:table-cell>
          <table:table-cell office:value-type="float" office:value="0.0201179" calcext:value-type="float">
            <text:p>0.0201179</text:p>
          </table:table-cell>
          <table:table-cell office:value-type="float" office:value="0.0253801" calcext:value-type="float">
            <text:p>0.0253801</text:p>
          </table:table-cell>
          <table:table-cell office:value-type="float" office:value="0.056532" calcext:value-type="float">
            <text:p>0.056532</text:p>
          </table:table-cell>
          <table:table-cell table:number-columns-repeated="11"/>
        </table:table-row>
        <table:table-row table:style-name="ro1">
          <table:table-cell office:value-type="float" office:value="0.000026878" calcext:value-type="float">
            <text:p>2.69E-005</text:p>
          </table:table-cell>
          <table:table-cell office:value-type="float" office:value="0.000131617" calcext:value-type="float">
            <text:p>0.000131617</text:p>
          </table:table-cell>
          <table:table-cell office:value-type="float" office:value="0.000339288" calcext:value-type="float">
            <text:p>0.000339288</text:p>
          </table:table-cell>
          <table:table-cell office:value-type="float" office:value="0.00193255" calcext:value-type="float">
            <text:p>0.00193255</text:p>
          </table:table-cell>
          <table:table-cell office:value-type="float" office:value="0.00438818" calcext:value-type="float">
            <text:p>0.00438818</text:p>
          </table:table-cell>
          <table:table-cell office:value-type="float" office:value="0.00890832" calcext:value-type="float">
            <text:p>0.00890832</text:p>
          </table:table-cell>
          <table:table-cell office:value-type="float" office:value="0.0143688" calcext:value-type="float">
            <text:p>0.0143688</text:p>
          </table:table-cell>
          <table:table-cell office:value-type="float" office:value="0.0197049" calcext:value-type="float">
            <text:p>0.0197049</text:p>
          </table:table-cell>
          <table:table-cell office:value-type="float" office:value="0.0253718" calcext:value-type="float">
            <text:p>0.0253718</text:p>
          </table:table-cell>
          <table:table-cell office:value-type="float" office:value="0.0552373" calcext:value-type="float">
            <text:p>0.0552373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38528" calcext:value-type="float">
            <text:p>0.000338528</text:p>
          </table:table-cell>
          <table:table-cell office:value-type="float" office:value="0.00189006" calcext:value-type="float">
            <text:p>0.00189006</text:p>
          </table:table-cell>
          <table:table-cell office:value-type="float" office:value="0.00438806" calcext:value-type="float">
            <text:p>0.00438806</text:p>
          </table:table-cell>
          <table:table-cell office:value-type="float" office:value="0.00898604" calcext:value-type="float">
            <text:p>0.00898604</text:p>
          </table:table-cell>
          <table:table-cell office:value-type="float" office:value="0.0146127" calcext:value-type="float">
            <text:p>0.0146127</text:p>
          </table:table-cell>
          <table:table-cell office:value-type="float" office:value="0.0196626" calcext:value-type="float">
            <text:p>0.0196626</text:p>
          </table:table-cell>
          <table:table-cell office:value-type="float" office:value="0.025381" calcext:value-type="float">
            <text:p>0.025381</text:p>
          </table:table-cell>
          <table:table-cell office:value-type="float" office:value="0.0545446" calcext:value-type="float">
            <text:p>0.0545446</text:p>
          </table:table-cell>
          <table:table-cell table:number-columns-repeated="11"/>
        </table:table-row>
        <table:table-row table:style-name="ro1">
          <table:table-cell office:value-type="float" office:value="0.000027163" calcext:value-type="float">
            <text:p>2.72E-005</text:p>
          </table:table-cell>
          <table:table-cell office:value-type="float" office:value="0.000131977" calcext:value-type="float">
            <text:p>0.000131977</text:p>
          </table:table-cell>
          <table:table-cell office:value-type="float" office:value="0.000338833" calcext:value-type="float">
            <text:p>0.000338833</text:p>
          </table:table-cell>
          <table:table-cell office:value-type="float" office:value="0.00190077" calcext:value-type="float">
            <text:p>0.00190077</text:p>
          </table:table-cell>
          <table:table-cell office:value-type="float" office:value="0.00439578" calcext:value-type="float">
            <text:p>0.00439578</text:p>
          </table:table-cell>
          <table:table-cell office:value-type="float" office:value="0.00890843" calcext:value-type="float">
            <text:p>0.00890843</text:p>
          </table:table-cell>
          <table:table-cell office:value-type="float" office:value="0.0145358" calcext:value-type="float">
            <text:p>0.0145358</text:p>
          </table:table-cell>
          <table:table-cell office:value-type="float" office:value="0.0199626" calcext:value-type="float">
            <text:p>0.0199626</text:p>
          </table:table-cell>
          <table:table-cell office:value-type="float" office:value="0.0255414" calcext:value-type="float">
            <text:p>0.0255414</text:p>
          </table:table-cell>
          <table:table-cell office:value-type="float" office:value="0.0548843" calcext:value-type="float">
            <text:p>0.0548843</text:p>
          </table:table-cell>
          <table:table-cell table:number-columns-repeated="11"/>
        </table:table-row>
        <table:table-row table:style-name="ro1">
          <table:table-cell office:value-type="float" office:value="0.000026872" calcext:value-type="float">
            <text:p>2.69E-005</text:p>
          </table:table-cell>
          <table:table-cell office:value-type="float" office:value="0.000131828" calcext:value-type="float">
            <text:p>0.000131828</text:p>
          </table:table-cell>
          <table:table-cell office:value-type="float" office:value="0.000339208" calcext:value-type="float">
            <text:p>0.000339208</text:p>
          </table:table-cell>
          <table:table-cell office:value-type="float" office:value="0.00189973" calcext:value-type="float">
            <text:p>0.00189973</text:p>
          </table:table-cell>
          <table:table-cell office:value-type="float" office:value="0.00438456" calcext:value-type="float">
            <text:p>0.00438456</text:p>
          </table:table-cell>
          <table:table-cell office:value-type="float" office:value="0.00894242" calcext:value-type="float">
            <text:p>0.00894242</text:p>
          </table:table-cell>
          <table:table-cell office:value-type="float" office:value="0.0144032" calcext:value-type="float">
            <text:p>0.0144032</text:p>
          </table:table-cell>
          <table:table-cell office:value-type="float" office:value="0.0200094" calcext:value-type="float">
            <text:p>0.0200094</text:p>
          </table:table-cell>
          <table:table-cell office:value-type="float" office:value="0.0254149" calcext:value-type="float">
            <text:p>0.0254149</text:p>
          </table:table-cell>
          <table:table-cell office:value-type="float" office:value="0.0542263" calcext:value-type="float">
            <text:p>0.0542263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2152" calcext:value-type="float">
            <text:p>0.000132152</text:p>
          </table:table-cell>
          <table:table-cell office:value-type="float" office:value="0.000339653" calcext:value-type="float">
            <text:p>0.000339653</text:p>
          </table:table-cell>
          <table:table-cell office:value-type="float" office:value="0.0019008" calcext:value-type="float">
            <text:p>0.0019008</text:p>
          </table:table-cell>
          <table:table-cell office:value-type="float" office:value="0.0043913" calcext:value-type="float">
            <text:p>0.0043913</text:p>
          </table:table-cell>
          <table:table-cell office:value-type="float" office:value="0.00892184" calcext:value-type="float">
            <text:p>0.00892184</text:p>
          </table:table-cell>
          <table:table-cell office:value-type="float" office:value="0.0143763" calcext:value-type="float">
            <text:p>0.0143763</text:p>
          </table:table-cell>
          <table:table-cell office:value-type="float" office:value="0.0196638" calcext:value-type="float">
            <text:p>0.0196638</text:p>
          </table:table-cell>
          <table:table-cell office:value-type="float" office:value="0.0253572" calcext:value-type="float">
            <text:p>0.0253572</text:p>
          </table:table-cell>
          <table:table-cell office:value-type="float" office:value="0.0542377" calcext:value-type="float">
            <text:p>0.0542377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46869" calcext:value-type="float">
            <text:p>0.000346869</text:p>
          </table:table-cell>
          <table:table-cell office:value-type="float" office:value="0.00188713" calcext:value-type="float">
            <text:p>0.00188713</text:p>
          </table:table-cell>
          <table:table-cell office:value-type="float" office:value="0.00439774" calcext:value-type="float">
            <text:p>0.00439774</text:p>
          </table:table-cell>
          <table:table-cell office:value-type="float" office:value="0.00899847" calcext:value-type="float">
            <text:p>0.00899847</text:p>
          </table:table-cell>
          <table:table-cell office:value-type="float" office:value="0.0143875" calcext:value-type="float">
            <text:p>0.0143875</text:p>
          </table:table-cell>
          <table:table-cell office:value-type="float" office:value="0.0198632" calcext:value-type="float">
            <text:p>0.0198632</text:p>
          </table:table-cell>
          <table:table-cell office:value-type="float" office:value="0.0253942" calcext:value-type="float">
            <text:p>0.0253942</text:p>
          </table:table-cell>
          <table:table-cell office:value-type="float" office:value="0.0543657" calcext:value-type="float">
            <text:p>0.0543657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743" calcext:value-type="float">
            <text:p>0.000131743</text:p>
          </table:table-cell>
          <table:table-cell office:value-type="float" office:value="0.000339993" calcext:value-type="float">
            <text:p>0.000339993</text:p>
          </table:table-cell>
          <table:table-cell office:value-type="float" office:value="0.00189932" calcext:value-type="float">
            <text:p>0.00189932</text:p>
          </table:table-cell>
          <table:table-cell office:value-type="float" office:value="0.00438276" calcext:value-type="float">
            <text:p>0.00438276</text:p>
          </table:table-cell>
          <table:table-cell office:value-type="float" office:value="0.00891174" calcext:value-type="float">
            <text:p>0.00891174</text:p>
          </table:table-cell>
          <table:table-cell office:value-type="float" office:value="0.0144589" calcext:value-type="float">
            <text:p>0.0144589</text:p>
          </table:table-cell>
          <table:table-cell office:value-type="float" office:value="0.0196608" calcext:value-type="float">
            <text:p>0.0196608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538974" calcext:value-type="float">
            <text:p>0.0538974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40459" calcext:value-type="float">
            <text:p>0.000340459</text:p>
          </table:table-cell>
          <table:table-cell office:value-type="float" office:value="0.00188719" calcext:value-type="float">
            <text:p>0.00188719</text:p>
          </table:table-cell>
          <table:table-cell office:value-type="float" office:value="0.00438907" calcext:value-type="float">
            <text:p>0.00438907</text:p>
          </table:table-cell>
          <table:table-cell office:value-type="float" office:value="0.00894834" calcext:value-type="float">
            <text:p>0.00894834</text:p>
          </table:table-cell>
          <table:table-cell office:value-type="float" office:value="0.0148511" calcext:value-type="float">
            <text:p>0.0148511</text:p>
          </table:table-cell>
          <table:table-cell office:value-type="float" office:value="0.0197162" calcext:value-type="float">
            <text:p>0.0197162</text:p>
          </table:table-cell>
          <table:table-cell office:value-type="float" office:value="0.0254085" calcext:value-type="float">
            <text:p>0.0254085</text:p>
          </table:table-cell>
          <table:table-cell office:value-type="float" office:value="0.0542259" calcext:value-type="float">
            <text:p>0.0542259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793" calcext:value-type="float">
            <text:p>0.000131793</text:p>
          </table:table-cell>
          <table:table-cell office:value-type="float" office:value="0.000340039" calcext:value-type="float">
            <text:p>0.000340039</text:p>
          </table:table-cell>
          <table:table-cell office:value-type="float" office:value="0.00189094" calcext:value-type="float">
            <text:p>0.00189094</text:p>
          </table:table-cell>
          <table:table-cell office:value-type="float" office:value="0.0043889" calcext:value-type="float">
            <text:p>0.0043889</text:p>
          </table:table-cell>
          <table:table-cell office:value-type="float" office:value="0.00892187" calcext:value-type="float">
            <text:p>0.00892187</text:p>
          </table:table-cell>
          <table:table-cell office:value-type="float" office:value="0.0144384" calcext:value-type="float">
            <text:p>0.0144384</text:p>
          </table:table-cell>
          <table:table-cell office:value-type="float" office:value="0.0196902" calcext:value-type="float">
            <text:p>0.0196902</text:p>
          </table:table-cell>
          <table:table-cell office:value-type="float" office:value="0.0253945" calcext:value-type="float">
            <text:p>0.0253945</text:p>
          </table:table-cell>
          <table:table-cell office:value-type="float" office:value="0.0539389" calcext:value-type="float">
            <text:p>0.0539389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127" calcext:value-type="float">
            <text:p>0.000132127</text:p>
          </table:table-cell>
          <table:table-cell office:value-type="float" office:value="0.000338708" calcext:value-type="float">
            <text:p>0.000338708</text:p>
          </table:table-cell>
          <table:table-cell office:value-type="float" office:value="0.00189025" calcext:value-type="float">
            <text:p>0.00189025</text:p>
          </table:table-cell>
          <table:table-cell office:value-type="float" office:value="0.00438425" calcext:value-type="float">
            <text:p>0.00438425</text:p>
          </table:table-cell>
          <table:table-cell office:value-type="float" office:value="0.00911514" calcext:value-type="float">
            <text:p>0.00911514</text:p>
          </table:table-cell>
          <table:table-cell office:value-type="float" office:value="0.0144042" calcext:value-type="float">
            <text:p>0.0144042</text:p>
          </table:table-cell>
          <table:table-cell office:value-type="float" office:value="0.0196508" calcext:value-type="float">
            <text:p>0.0196508</text:p>
          </table:table-cell>
          <table:table-cell office:value-type="float" office:value="0.0254406" calcext:value-type="float">
            <text:p>0.0254406</text:p>
          </table:table-cell>
          <table:table-cell office:value-type="float" office:value="0.0540741" calcext:value-type="float">
            <text:p>0.0540741</text:p>
          </table:table-cell>
          <table:table-cell table:number-columns-repeated="11"/>
        </table:table-row>
        <table:table-row table:style-name="ro1">
          <table:table-cell office:value-type="float" office:value="0.000026907" calcext:value-type="float">
            <text:p>2.69E-005</text:p>
          </table:table-cell>
          <table:table-cell office:value-type="float" office:value="0.000131698" calcext:value-type="float">
            <text:p>0.000131698</text:p>
          </table:table-cell>
          <table:table-cell office:value-type="float" office:value="0.000339844" calcext:value-type="float">
            <text:p>0.000339844</text:p>
          </table:table-cell>
          <table:table-cell office:value-type="float" office:value="0.00189743" calcext:value-type="float">
            <text:p>0.00189743</text:p>
          </table:table-cell>
          <table:table-cell office:value-type="float" office:value="0.00440159" calcext:value-type="float">
            <text:p>0.00440159</text:p>
          </table:table-cell>
          <table:table-cell office:value-type="float" office:value="0.00893599" calcext:value-type="float">
            <text:p>0.00893599</text:p>
          </table:table-cell>
          <table:table-cell office:value-type="float" office:value="0.0143659" calcext:value-type="float">
            <text:p>0.0143659</text:p>
          </table:table-cell>
          <table:table-cell office:value-type="float" office:value="0.0197782" calcext:value-type="float">
            <text:p>0.0197782</text:p>
          </table:table-cell>
          <table:table-cell office:value-type="float" office:value="0.0254992" calcext:value-type="float">
            <text:p>0.0254992</text:p>
          </table:table-cell>
          <table:table-cell office:value-type="float" office:value="0.054257" calcext:value-type="float">
            <text:p>0.054257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44541" calcext:value-type="float">
            <text:p>0.000144541</text:p>
          </table:table-cell>
          <table:table-cell office:value-type="float" office:value="0.000339633" calcext:value-type="float">
            <text:p>0.000339633</text:p>
          </table:table-cell>
          <table:table-cell office:value-type="float" office:value="0.00188811" calcext:value-type="float">
            <text:p>0.00188811</text:p>
          </table:table-cell>
          <table:table-cell office:value-type="float" office:value="0.00440034" calcext:value-type="float">
            <text:p>0.00440034</text:p>
          </table:table-cell>
          <table:table-cell office:value-type="float" office:value="0.00894883" calcext:value-type="float">
            <text:p>0.00894883</text:p>
          </table:table-cell>
          <table:table-cell office:value-type="float" office:value="0.0146866" calcext:value-type="float">
            <text:p>0.0146866</text:p>
          </table:table-cell>
          <table:table-cell office:value-type="float" office:value="0.0197344" calcext:value-type="float">
            <text:p>0.0197344</text:p>
          </table:table-cell>
          <table:table-cell office:value-type="float" office:value="0.0253821" calcext:value-type="float">
            <text:p>0.0253821</text:p>
          </table:table-cell>
          <table:table-cell office:value-type="float" office:value="0.0541124" calcext:value-type="float">
            <text:p>0.0541124</text:p>
          </table:table-cell>
          <table:table-cell table:number-columns-repeated="11"/>
        </table:table-row>
        <table:table-row table:style-name="ro1">
          <table:table-cell office:value-type="float" office:value="0.000026837" calcext:value-type="float">
            <text:p>2.68E-005</text:p>
          </table:table-cell>
          <table:table-cell office:value-type="float" office:value="0.000132092" calcext:value-type="float">
            <text:p>0.000132092</text:p>
          </table:table-cell>
          <table:table-cell office:value-type="float" office:value="0.000339019" calcext:value-type="float">
            <text:p>0.000339019</text:p>
          </table:table-cell>
          <table:table-cell office:value-type="float" office:value="0.00189769" calcext:value-type="float">
            <text:p>0.00189769</text:p>
          </table:table-cell>
          <table:table-cell office:value-type="float" office:value="0.00443102" calcext:value-type="float">
            <text:p>0.00443102</text:p>
          </table:table-cell>
          <table:table-cell office:value-type="float" office:value="0.0090803" calcext:value-type="float">
            <text:p>0.0090803</text:p>
          </table:table-cell>
          <table:table-cell office:value-type="float" office:value="0.0148763" calcext:value-type="float">
            <text:p>0.0148763</text:p>
          </table:table-cell>
          <table:table-cell office:value-type="float" office:value="0.0198689" calcext:value-type="float">
            <text:p>0.0198689</text:p>
          </table:table-cell>
          <table:table-cell office:value-type="float" office:value="0.0253913" calcext:value-type="float">
            <text:p>0.0253913</text:p>
          </table:table-cell>
          <table:table-cell office:value-type="float" office:value="0.054744" calcext:value-type="float">
            <text:p>0.054744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2102" calcext:value-type="float">
            <text:p>0.000132102</text:p>
          </table:table-cell>
          <table:table-cell office:value-type="float" office:value="0.000338663" calcext:value-type="float">
            <text:p>0.000338663</text:p>
          </table:table-cell>
          <table:table-cell office:value-type="float" office:value="0.00188747" calcext:value-type="float">
            <text:p>0.00188747</text:p>
          </table:table-cell>
          <table:table-cell office:value-type="float" office:value="0.00446531" calcext:value-type="float">
            <text:p>0.00446531</text:p>
          </table:table-cell>
          <table:table-cell office:value-type="float" office:value="0.00895632" calcext:value-type="float">
            <text:p>0.00895632</text:p>
          </table:table-cell>
          <table:table-cell office:value-type="float" office:value="0.0144307" calcext:value-type="float">
            <text:p>0.0144307</text:p>
          </table:table-cell>
          <table:table-cell office:value-type="float" office:value="0.0196584" calcext:value-type="float">
            <text:p>0.0196584</text:p>
          </table:table-cell>
          <table:table-cell office:value-type="float" office:value="0.0253864" calcext:value-type="float">
            <text:p>0.0253864</text:p>
          </table:table-cell>
          <table:table-cell office:value-type="float" office:value="0.0545818" calcext:value-type="float">
            <text:p>0.0545818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2447" calcext:value-type="float">
            <text:p>0.000132447</text:p>
          </table:table-cell>
          <table:table-cell office:value-type="float" office:value="0.000339059" calcext:value-type="float">
            <text:p>0.000339059</text:p>
          </table:table-cell>
          <table:table-cell office:value-type="float" office:value="0.00189122" calcext:value-type="float">
            <text:p>0.00189122</text:p>
          </table:table-cell>
          <table:table-cell office:value-type="float" office:value="0.00438084" calcext:value-type="float">
            <text:p>0.00438084</text:p>
          </table:table-cell>
          <table:table-cell office:value-type="float" office:value="0.00896282" calcext:value-type="float">
            <text:p>0.00896282</text:p>
          </table:table-cell>
          <table:table-cell office:value-type="float" office:value="0.0143687" calcext:value-type="float">
            <text:p>0.0143687</text:p>
          </table:table-cell>
          <table:table-cell office:value-type="float" office:value="0.0196562" calcext:value-type="float">
            <text:p>0.0196562</text:p>
          </table:table-cell>
          <table:table-cell office:value-type="float" office:value="0.0254451" calcext:value-type="float">
            <text:p>0.0254451</text:p>
          </table:table-cell>
          <table:table-cell office:value-type="float" office:value="0.0541156" calcext:value-type="float">
            <text:p>0.0541156</text:p>
          </table:table-cell>
          <table:table-cell table:number-columns-repeated="11"/>
        </table:table-row>
        <table:table-row table:style-name="ro1">
          <table:table-cell office:value-type="float" office:value="0.000027317" calcext:value-type="float">
            <text:p>2.73E-005</text:p>
          </table:table-cell>
          <table:table-cell office:value-type="float" office:value="0.000131667" calcext:value-type="float">
            <text:p>0.000131667</text:p>
          </table:table-cell>
          <table:table-cell office:value-type="float" office:value="0.000339688" calcext:value-type="float">
            <text:p>0.000339688</text:p>
          </table:table-cell>
          <table:table-cell office:value-type="float" office:value="0.00188947" calcext:value-type="float">
            <text:p>0.00188947</text:p>
          </table:table-cell>
          <table:table-cell office:value-type="float" office:value="0.00438491" calcext:value-type="float">
            <text:p>0.00438491</text:p>
          </table:table-cell>
          <table:table-cell office:value-type="float" office:value="0.00893772" calcext:value-type="float">
            <text:p>0.00893772</text:p>
          </table:table-cell>
          <table:table-cell office:value-type="float" office:value="0.0143758" calcext:value-type="float">
            <text:p>0.0143758</text:p>
          </table:table-cell>
          <table:table-cell office:value-type="float" office:value="0.0196514" calcext:value-type="float">
            <text:p>0.0196514</text:p>
          </table:table-cell>
          <table:table-cell office:value-type="float" office:value="0.0254796" calcext:value-type="float">
            <text:p>0.0254796</text:p>
          </table:table-cell>
          <table:table-cell office:value-type="float" office:value="0.0541099" calcext:value-type="float">
            <text:p>0.0541099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2157" calcext:value-type="float">
            <text:p>0.000132157</text:p>
          </table:table-cell>
          <table:table-cell office:value-type="float" office:value="0.000343304" calcext:value-type="float">
            <text:p>0.000343304</text:p>
          </table:table-cell>
          <table:table-cell office:value-type="float" office:value="0.00190369" calcext:value-type="float">
            <text:p>0.00190369</text:p>
          </table:table-cell>
          <table:table-cell office:value-type="float" office:value="0.00445291" calcext:value-type="float">
            <text:p>0.00445291</text:p>
          </table:table-cell>
          <table:table-cell office:value-type="float" office:value="0.00895673" calcext:value-type="float">
            <text:p>0.00895673</text:p>
          </table:table-cell>
          <table:table-cell office:value-type="float" office:value="0.0143642" calcext:value-type="float">
            <text:p>0.0143642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0253803" calcext:value-type="float">
            <text:p>0.0253803</text:p>
          </table:table-cell>
          <table:table-cell office:value-type="float" office:value="0.0545774" calcext:value-type="float">
            <text:p>0.0545774</text:p>
          </table:table-cell>
          <table:table-cell table:number-columns-repeated="11"/>
        </table:table-row>
        <table:table-row table:style-name="ro1">
          <table:table-cell office:value-type="float" office:value="0.000027033" calcext:value-type="float">
            <text:p>2.70E-005</text:p>
          </table:table-cell>
          <table:table-cell office:value-type="float" office:value="0.000131917" calcext:value-type="float">
            <text:p>0.000131917</text:p>
          </table:table-cell>
          <table:table-cell office:value-type="float" office:value="0.000339928" calcext:value-type="float">
            <text:p>0.000339928</text:p>
          </table:table-cell>
          <table:table-cell office:value-type="float" office:value="0.00189287" calcext:value-type="float">
            <text:p>0.00189287</text:p>
          </table:table-cell>
          <table:table-cell office:value-type="float" office:value="0.00439061" calcext:value-type="float">
            <text:p>0.00439061</text:p>
          </table:table-cell>
          <table:table-cell office:value-type="float" office:value="0.00894833" calcext:value-type="float">
            <text:p>0.00894833</text:p>
          </table:table-cell>
          <table:table-cell office:value-type="float" office:value="0.014373" calcext:value-type="float">
            <text:p>0.014373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0.0253898" calcext:value-type="float">
            <text:p>0.0253898</text:p>
          </table:table-cell>
          <table:table-cell office:value-type="float" office:value="0.0546193" calcext:value-type="float">
            <text:p>0.0546193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39473" calcext:value-type="float">
            <text:p>0.000339473</text:p>
          </table:table-cell>
          <table:table-cell office:value-type="float" office:value="0.0018991" calcext:value-type="float">
            <text:p>0.0018991</text:p>
          </table:table-cell>
          <table:table-cell office:value-type="float" office:value="0.00440523" calcext:value-type="float">
            <text:p>0.00440523</text:p>
          </table:table-cell>
          <table:table-cell office:value-type="float" office:value="0.00896459" calcext:value-type="float">
            <text:p>0.00896459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253862" calcext:value-type="float">
            <text:p>0.0253862</text:p>
          </table:table-cell>
          <table:table-cell office:value-type="float" office:value="0.0546431" calcext:value-type="float">
            <text:p>0.0546431</text:p>
          </table:table-cell>
          <table:table-cell table:number-columns-repeated="11"/>
        </table:table-row>
        <table:table-row table:style-name="ro1">
          <table:table-cell office:value-type="float" office:value="0.000026822" calcext:value-type="float">
            <text:p>2.68E-005</text:p>
          </table:table-cell>
          <table:table-cell office:value-type="float" office:value="0.000131753" calcext:value-type="float">
            <text:p>0.000131753</text:p>
          </table:table-cell>
          <table:table-cell office:value-type="float" office:value="0.000339223" calcext:value-type="float">
            <text:p>0.000339223</text:p>
          </table:table-cell>
          <table:table-cell office:value-type="float" office:value="0.00188627" calcext:value-type="float">
            <text:p>0.00188627</text:p>
          </table:table-cell>
          <table:table-cell office:value-type="float" office:value="0.00444465" calcext:value-type="float">
            <text:p>0.00444465</text:p>
          </table:table-cell>
          <table:table-cell office:value-type="float" office:value="0.00893822" calcext:value-type="float">
            <text:p>0.00893822</text:p>
          </table:table-cell>
          <table:table-cell office:value-type="float" office:value="0.0143633" calcext:value-type="float">
            <text:p>0.0143633</text:p>
          </table:table-cell>
          <table:table-cell office:value-type="float" office:value="0.0197474" calcext:value-type="float">
            <text:p>0.0197474</text:p>
          </table:table-cell>
          <table:table-cell office:value-type="float" office:value="0.0253737" calcext:value-type="float">
            <text:p>0.0253737</text:p>
          </table:table-cell>
          <table:table-cell office:value-type="float" office:value="0.0548416" calcext:value-type="float">
            <text:p>0.0548416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2292" calcext:value-type="float">
            <text:p>0.000132292</text:p>
          </table:table-cell>
          <table:table-cell office:value-type="float" office:value="0.000340018" calcext:value-type="float">
            <text:p>0.000340018</text:p>
          </table:table-cell>
          <table:table-cell office:value-type="float" office:value="0.00189105" calcext:value-type="float">
            <text:p>0.00189105</text:p>
          </table:table-cell>
          <table:table-cell office:value-type="float" office:value="0.00438755" calcext:value-type="float">
            <text:p>0.00438755</text:p>
          </table:table-cell>
          <table:table-cell office:value-type="float" office:value="0.00892743" calcext:value-type="float">
            <text:p>0.00892743</text:p>
          </table:table-cell>
          <table:table-cell office:value-type="float" office:value="0.0144086" calcext:value-type="float">
            <text:p>0.0144086</text:p>
          </table:table-cell>
          <table:table-cell office:value-type="float" office:value="0.0197514" calcext:value-type="float">
            <text:p>0.0197514</text:p>
          </table:table-cell>
          <table:table-cell office:value-type="float" office:value="0.0253886" calcext:value-type="float">
            <text:p>0.0253886</text:p>
          </table:table-cell>
          <table:table-cell office:value-type="float" office:value="0.0542751" calcext:value-type="float">
            <text:p>0.0542751</text:p>
          </table:table-cell>
          <table:table-cell table:number-columns-repeated="11"/>
        </table:table-row>
        <table:table-row table:style-name="ro1">
          <table:table-cell office:value-type="float" office:value="0.000034763" calcext:value-type="float">
            <text:p>3.48E-005</text:p>
          </table:table-cell>
          <table:table-cell office:value-type="float" office:value="0.000131967" calcext:value-type="float">
            <text:p>0.000131967</text:p>
          </table:table-cell>
          <table:table-cell office:value-type="float" office:value="0.000339348" calcext:value-type="float">
            <text:p>0.000339348</text:p>
          </table:table-cell>
          <table:table-cell office:value-type="float" office:value="0.00188939" calcext:value-type="float">
            <text:p>0.00188939</text:p>
          </table:table-cell>
          <table:table-cell office:value-type="float" office:value="0.00438833" calcext:value-type="float">
            <text:p>0.00438833</text:p>
          </table:table-cell>
          <table:table-cell office:value-type="float" office:value="0.00895241" calcext:value-type="float">
            <text:p>0.00895241</text:p>
          </table:table-cell>
          <table:table-cell office:value-type="float" office:value="0.0144336" calcext:value-type="float">
            <text:p>0.0144336</text:p>
          </table:table-cell>
          <table:table-cell office:value-type="float" office:value="0.0196837" calcext:value-type="float">
            <text:p>0.0196837</text:p>
          </table:table-cell>
          <table:table-cell office:value-type="float" office:value="0.0253958" calcext:value-type="float">
            <text:p>0.0253958</text:p>
          </table:table-cell>
          <table:table-cell office:value-type="float" office:value="0.0545071" calcext:value-type="float">
            <text:p>0.0545071</text:p>
          </table:table-cell>
          <table:table-cell table:number-columns-repeated="11"/>
        </table:table-row>
        <table:table-row table:style-name="ro1">
          <table:table-cell office:value-type="float" office:value="0.000026812" calcext:value-type="float">
            <text:p>2.68E-005</text:p>
          </table:table-cell>
          <table:table-cell office:value-type="float" office:value="0.000131532" calcext:value-type="float">
            <text:p>0.000131532</text:p>
          </table:table-cell>
          <table:table-cell office:value-type="float" office:value="0.000339598" calcext:value-type="float">
            <text:p>0.000339598</text:p>
          </table:table-cell>
          <table:table-cell office:value-type="float" office:value="0.00189218" calcext:value-type="float">
            <text:p>0.00189218</text:p>
          </table:table-cell>
          <table:table-cell office:value-type="float" office:value="0.00439387" calcext:value-type="float">
            <text:p>0.00439387</text:p>
          </table:table-cell>
          <table:table-cell office:value-type="float" office:value="0.00893405" calcext:value-type="float">
            <text:p>0.00893405</text:p>
          </table:table-cell>
          <table:table-cell office:value-type="float" office:value="0.0144082" calcext:value-type="float">
            <text:p>0.0144082</text:p>
          </table:table-cell>
          <table:table-cell office:value-type="float" office:value="0.0199292" calcext:value-type="float">
            <text:p>0.0199292</text:p>
          </table:table-cell>
          <table:table-cell office:value-type="float" office:value="0.0254475" calcext:value-type="float">
            <text:p>0.0254475</text:p>
          </table:table-cell>
          <table:table-cell office:value-type="float" office:value="0.0543788" calcext:value-type="float">
            <text:p>0.0543788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927" calcext:value-type="float">
            <text:p>0.000131927</text:p>
          </table:table-cell>
          <table:table-cell office:value-type="float" office:value="0.000339089" calcext:value-type="float">
            <text:p>0.000339089</text:p>
          </table:table-cell>
          <table:table-cell office:value-type="float" office:value="0.00188747" calcext:value-type="float">
            <text:p>0.00188747</text:p>
          </table:table-cell>
          <table:table-cell office:value-type="float" office:value="0.00438943" calcext:value-type="float">
            <text:p>0.00438943</text:p>
          </table:table-cell>
          <table:table-cell office:value-type="float" office:value="0.00895506" calcext:value-type="float">
            <text:p>0.00895506</text:p>
          </table:table-cell>
          <table:table-cell office:value-type="float" office:value="0.0145242" calcext:value-type="float">
            <text:p>0.0145242</text:p>
          </table:table-cell>
          <table:table-cell office:value-type="float" office:value="0.0197366" calcext:value-type="float">
            <text:p>0.0197366</text:p>
          </table:table-cell>
          <table:table-cell office:value-type="float" office:value="0.0254865" calcext:value-type="float">
            <text:p>0.0254865</text:p>
          </table:table-cell>
          <table:table-cell office:value-type="float" office:value="0.0546208" calcext:value-type="float">
            <text:p>0.0546208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43461" calcext:value-type="float">
            <text:p>0.000143461</text:p>
          </table:table-cell>
          <table:table-cell office:value-type="float" office:value="0.000338938" calcext:value-type="float">
            <text:p>0.000338938</text:p>
          </table:table-cell>
          <table:table-cell office:value-type="float" office:value="0.00189793" calcext:value-type="float">
            <text:p>0.00189793</text:p>
          </table:table-cell>
          <table:table-cell office:value-type="float" office:value="0.00438931" calcext:value-type="float">
            <text:p>0.00438931</text:p>
          </table:table-cell>
          <table:table-cell office:value-type="float" office:value="0.00902279" calcext:value-type="float">
            <text:p>0.00902279</text:p>
          </table:table-cell>
          <table:table-cell office:value-type="float" office:value="0.0143636" calcext:value-type="float">
            <text:p>0.0143636</text:p>
          </table:table-cell>
          <table:table-cell office:value-type="float" office:value="0.0196378" calcext:value-type="float">
            <text:p>0.0196378</text:p>
          </table:table-cell>
          <table:table-cell office:value-type="float" office:value="0.0253809" calcext:value-type="float">
            <text:p>0.0253809</text:p>
          </table:table-cell>
          <table:table-cell office:value-type="float" office:value="0.0545834" calcext:value-type="float">
            <text:p>0.0545834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39449" calcext:value-type="float">
            <text:p>0.000339449</text:p>
          </table:table-cell>
          <table:table-cell office:value-type="float" office:value="0.00188763" calcext:value-type="float">
            <text:p>0.00188763</text:p>
          </table:table-cell>
          <table:table-cell office:value-type="float" office:value="0.00439273" calcext:value-type="float">
            <text:p>0.00439273</text:p>
          </table:table-cell>
          <table:table-cell office:value-type="float" office:value="0.00896655" calcext:value-type="float">
            <text:p>0.00896655</text:p>
          </table:table-cell>
          <table:table-cell office:value-type="float" office:value="0.0143777" calcext:value-type="float">
            <text:p>0.014377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254169" calcext:value-type="float">
            <text:p>0.0254169</text:p>
          </table:table-cell>
          <table:table-cell office:value-type="float" office:value="0.0548701" calcext:value-type="float">
            <text:p>0.0548701</text:p>
          </table:table-cell>
          <table:table-cell table:number-columns-repeated="11"/>
        </table:table-row>
        <table:table-row table:style-name="ro1">
          <table:table-cell office:value-type="float" office:value="0.000027023" calcext:value-type="float">
            <text:p>2.70E-005</text:p>
          </table:table-cell>
          <table:table-cell office:value-type="float" office:value="0.000132302" calcext:value-type="float">
            <text:p>0.000132302</text:p>
          </table:table-cell>
          <table:table-cell office:value-type="float" office:value="0.000339113" calcext:value-type="float">
            <text:p>0.000339113</text:p>
          </table:table-cell>
          <table:table-cell office:value-type="float" office:value="0.00189578" calcext:value-type="float">
            <text:p>0.00189578</text:p>
          </table:table-cell>
          <table:table-cell office:value-type="float" office:value="0.00439215" calcext:value-type="float">
            <text:p>0.00439215</text:p>
          </table:table-cell>
          <table:table-cell office:value-type="float" office:value="0.00890986" calcext:value-type="float">
            <text:p>0.00890986</text:p>
          </table:table-cell>
          <table:table-cell office:value-type="float" office:value="0.0143729" calcext:value-type="float">
            <text:p>0.0143729</text:p>
          </table:table-cell>
          <table:table-cell office:value-type="float" office:value="0.0203043" calcext:value-type="float">
            <text:p>0.0203043</text:p>
          </table:table-cell>
          <table:table-cell office:value-type="float" office:value="0.0254071" calcext:value-type="float">
            <text:p>0.0254071</text:p>
          </table:table-cell>
          <table:table-cell office:value-type="float" office:value="0.0544963" calcext:value-type="float">
            <text:p>0.0544963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8734" calcext:value-type="float">
            <text:p>0.000338734</text:p>
          </table:table-cell>
          <table:table-cell office:value-type="float" office:value="0.00189421" calcext:value-type="float">
            <text:p>0.00189421</text:p>
          </table:table-cell>
          <table:table-cell office:value-type="float" office:value="0.00438144" calcext:value-type="float">
            <text:p>0.00438144</text:p>
          </table:table-cell>
          <table:table-cell office:value-type="float" office:value="0.00917238" calcext:value-type="float">
            <text:p>0.00917238</text:p>
          </table:table-cell>
          <table:table-cell office:value-type="float" office:value="0.0143614" calcext:value-type="float">
            <text:p>0.0143614</text:p>
          </table:table-cell>
          <table:table-cell office:value-type="float" office:value="0.0197508" calcext:value-type="float">
            <text:p>0.0197508</text:p>
          </table:table-cell>
          <table:table-cell office:value-type="float" office:value="0.0253886" calcext:value-type="float">
            <text:p>0.0253886</text:p>
          </table:table-cell>
          <table:table-cell office:value-type="float" office:value="0.0546805" calcext:value-type="float">
            <text:p>0.0546805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892" calcext:value-type="float">
            <text:p>0.000131892</text:p>
          </table:table-cell>
          <table:table-cell office:value-type="float" office:value="0.000345173" calcext:value-type="float">
            <text:p>0.000345173</text:p>
          </table:table-cell>
          <table:table-cell office:value-type="float" office:value="0.00188788" calcext:value-type="float">
            <text:p>0.00188788</text:p>
          </table:table-cell>
          <table:table-cell office:value-type="float" office:value="0.00439225" calcext:value-type="float">
            <text:p>0.00439225</text:p>
          </table:table-cell>
          <table:table-cell office:value-type="float" office:value="0.00892068" calcext:value-type="float">
            <text:p>0.00892068</text:p>
          </table:table-cell>
          <table:table-cell office:value-type="float" office:value="0.0143524" calcext:value-type="float">
            <text:p>0.0143524</text:p>
          </table:table-cell>
          <table:table-cell office:value-type="float" office:value="0.0196738" calcext:value-type="float">
            <text:p>0.0196738</text:p>
          </table:table-cell>
          <table:table-cell office:value-type="float" office:value="0.0254508" calcext:value-type="float">
            <text:p>0.0254508</text:p>
          </table:table-cell>
          <table:table-cell office:value-type="float" office:value="0.054764" calcext:value-type="float">
            <text:p>0.054764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2397" calcext:value-type="float">
            <text:p>0.000132397</text:p>
          </table:table-cell>
          <table:table-cell office:value-type="float" office:value="0.000339463" calcext:value-type="float">
            <text:p>0.000339463</text:p>
          </table:table-cell>
          <table:table-cell office:value-type="float" office:value="0.00189043" calcext:value-type="float">
            <text:p>0.00189043</text:p>
          </table:table-cell>
          <table:table-cell office:value-type="float" office:value="0.0043889" calcext:value-type="float">
            <text:p>0.0043889</text:p>
          </table:table-cell>
          <table:table-cell office:value-type="float" office:value="0.00895756" calcext:value-type="float">
            <text:p>0.00895756</text:p>
          </table:table-cell>
          <table:table-cell office:value-type="float" office:value="0.0143835" calcext:value-type="float">
            <text:p>0.0143835</text:p>
          </table:table-cell>
          <table:table-cell office:value-type="float" office:value="0.0196122" calcext:value-type="float">
            <text:p>0.0196122</text:p>
          </table:table-cell>
          <table:table-cell office:value-type="float" office:value="0.0253998" calcext:value-type="float">
            <text:p>0.0253998</text:p>
          </table:table-cell>
          <table:table-cell office:value-type="float" office:value="0.0546512" calcext:value-type="float">
            <text:p>0.0546512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9268" calcext:value-type="float">
            <text:p>0.000339268</text:p>
          </table:table-cell>
          <table:table-cell office:value-type="float" office:value="0.0018878" calcext:value-type="float">
            <text:p>0.0018878</text:p>
          </table:table-cell>
          <table:table-cell office:value-type="float" office:value="0.00438422" calcext:value-type="float">
            <text:p>0.00438422</text:p>
          </table:table-cell>
          <table:table-cell office:value-type="float" office:value="0.00893236" calcext:value-type="float">
            <text:p>0.00893236</text:p>
          </table:table-cell>
          <table:table-cell office:value-type="float" office:value="0.0143855" calcext:value-type="float">
            <text:p>0.0143855</text:p>
          </table:table-cell>
          <table:table-cell office:value-type="float" office:value="0.0202302" calcext:value-type="float">
            <text:p>0.0202302</text:p>
          </table:table-cell>
          <table:table-cell office:value-type="float" office:value="0.0253901" calcext:value-type="float">
            <text:p>0.0253901</text:p>
          </table:table-cell>
          <table:table-cell office:value-type="float" office:value="0.0543904" calcext:value-type="float">
            <text:p>0.0543904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8133" calcext:value-type="float">
            <text:p>0.000338133</text:p>
          </table:table-cell>
          <table:table-cell office:value-type="float" office:value="0.00189888" calcext:value-type="float">
            <text:p>0.00189888</text:p>
          </table:table-cell>
          <table:table-cell office:value-type="float" office:value="0.00439467" calcext:value-type="float">
            <text:p>0.00439467</text:p>
          </table:table-cell>
          <table:table-cell office:value-type="float" office:value="0.00896135" calcext:value-type="float">
            <text:p>0.00896135</text:p>
          </table:table-cell>
          <table:table-cell office:value-type="float" office:value="0.0143601" calcext:value-type="float">
            <text:p>0.0143601</text:p>
          </table:table-cell>
          <table:table-cell office:value-type="float" office:value="0.0196741" calcext:value-type="float">
            <text:p>0.0196741</text:p>
          </table:table-cell>
          <table:table-cell office:value-type="float" office:value="0.0253889" calcext:value-type="float">
            <text:p>0.0253889</text:p>
          </table:table-cell>
          <table:table-cell office:value-type="float" office:value="0.0542147" calcext:value-type="float">
            <text:p>0.0542147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1842" calcext:value-type="float">
            <text:p>0.000131842</text:p>
          </table:table-cell>
          <table:table-cell office:value-type="float" office:value="0.000338878" calcext:value-type="float">
            <text:p>0.000338878</text:p>
          </table:table-cell>
          <table:table-cell office:value-type="float" office:value="0.00188825" calcext:value-type="float">
            <text:p>0.00188825</text:p>
          </table:table-cell>
          <table:table-cell office:value-type="float" office:value="0.00439278" calcext:value-type="float">
            <text:p>0.00439278</text:p>
          </table:table-cell>
          <table:table-cell office:value-type="float" office:value="0.0089079" calcext:value-type="float">
            <text:p>0.0089079</text:p>
          </table:table-cell>
          <table:table-cell office:value-type="float" office:value="0.0143748" calcext:value-type="float">
            <text:p>0.0143748</text:p>
          </table:table-cell>
          <table:table-cell office:value-type="float" office:value="0.0196676" calcext:value-type="float">
            <text:p>0.0196676</text:p>
          </table:table-cell>
          <table:table-cell office:value-type="float" office:value="0.0254022" calcext:value-type="float">
            <text:p>0.0254022</text:p>
          </table:table-cell>
          <table:table-cell office:value-type="float" office:value="0.0540944" calcext:value-type="float">
            <text:p>0.0540944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2227" calcext:value-type="float">
            <text:p>0.000132227</text:p>
          </table:table-cell>
          <table:table-cell office:value-type="float" office:value="0.000339198" calcext:value-type="float">
            <text:p>0.000339198</text:p>
          </table:table-cell>
          <table:table-cell office:value-type="float" office:value="0.0018955" calcext:value-type="float">
            <text:p>0.0018955</text:p>
          </table:table-cell>
          <table:table-cell office:value-type="float" office:value="0.00438016" calcext:value-type="float">
            <text:p>0.00438016</text:p>
          </table:table-cell>
          <table:table-cell office:value-type="float" office:value="0.00893809" calcext:value-type="float">
            <text:p>0.00893809</text:p>
          </table:table-cell>
          <table:table-cell office:value-type="float" office:value="0.0145944" calcext:value-type="float">
            <text:p>0.0145944</text:p>
          </table:table-cell>
          <table:table-cell office:value-type="float" office:value="0.0197535" calcext:value-type="float">
            <text:p>0.0197535</text:p>
          </table:table-cell>
          <table:table-cell office:value-type="float" office:value="0.0254052" calcext:value-type="float">
            <text:p>0.0254052</text:p>
          </table:table-cell>
          <table:table-cell office:value-type="float" office:value="0.0538515" calcext:value-type="float">
            <text:p>0.0538515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2257" calcext:value-type="float">
            <text:p>0.000132257</text:p>
          </table:table-cell>
          <table:table-cell office:value-type="float" office:value="0.000338998" calcext:value-type="float">
            <text:p>0.000338998</text:p>
          </table:table-cell>
          <table:table-cell office:value-type="float" office:value="0.0018885" calcext:value-type="float">
            <text:p>0.0018885</text:p>
          </table:table-cell>
          <table:table-cell office:value-type="float" office:value="0.00440175" calcext:value-type="float">
            <text:p>0.00440175</text:p>
          </table:table-cell>
          <table:table-cell office:value-type="float" office:value="0.0089364" calcext:value-type="float">
            <text:p>0.0089364</text:p>
          </table:table-cell>
          <table:table-cell office:value-type="float" office:value="0.0143666" calcext:value-type="float">
            <text:p>0.0143666</text:p>
          </table:table-cell>
          <table:table-cell office:value-type="float" office:value="0.0203699" calcext:value-type="float">
            <text:p>0.0203699</text:p>
          </table:table-cell>
          <table:table-cell office:value-type="float" office:value="0.0253936" calcext:value-type="float">
            <text:p>0.0253936</text:p>
          </table:table-cell>
          <table:table-cell office:value-type="float" office:value="0.0541203" calcext:value-type="float">
            <text:p>0.0541203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848" calcext:value-type="float">
            <text:p>0.000131848</text:p>
          </table:table-cell>
          <table:table-cell office:value-type="float" office:value="0.000339093" calcext:value-type="float">
            <text:p>0.000339093</text:p>
          </table:table-cell>
          <table:table-cell office:value-type="float" office:value="0.00189127" calcext:value-type="float">
            <text:p>0.00189127</text:p>
          </table:table-cell>
          <table:table-cell office:value-type="float" office:value="0.00441422" calcext:value-type="float">
            <text:p>0.00441422</text:p>
          </table:table-cell>
          <table:table-cell office:value-type="float" office:value="0.00895138" calcext:value-type="float">
            <text:p>0.00895138</text:p>
          </table:table-cell>
          <table:table-cell office:value-type="float" office:value="0.0145003" calcext:value-type="float">
            <text:p>0.0145003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54176" calcext:value-type="float">
            <text:p>0.0254176</text:p>
          </table:table-cell>
          <table:table-cell office:value-type="float" office:value="0.0543733" calcext:value-type="float">
            <text:p>0.0543733</text:p>
          </table:table-cell>
          <table:table-cell table:number-columns-repeated="11"/>
        </table:table-row>
        <table:table-row table:style-name="ro1">
          <table:table-cell office:value-type="float" office:value="0.000027267" calcext:value-type="float">
            <text:p>2.73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39123" calcext:value-type="float">
            <text:p>0.000339123</text:p>
          </table:table-cell>
          <table:table-cell office:value-type="float" office:value="0.00188595" calcext:value-type="float">
            <text:p>0.00188595</text:p>
          </table:table-cell>
          <table:table-cell office:value-type="float" office:value="0.00438379" calcext:value-type="float">
            <text:p>0.00438379</text:p>
          </table:table-cell>
          <table:table-cell office:value-type="float" office:value="0.00890952" calcext:value-type="float">
            <text:p>0.00890952</text:p>
          </table:table-cell>
          <table:table-cell office:value-type="float" office:value="0.0144633" calcext:value-type="float">
            <text:p>0.0144633</text:p>
          </table:table-cell>
          <table:table-cell office:value-type="float" office:value="0.019653" calcext:value-type="float">
            <text:p>0.019653</text:p>
          </table:table-cell>
          <table:table-cell office:value-type="float" office:value="0.025494" calcext:value-type="float">
            <text:p>0.025494</text:p>
          </table:table-cell>
          <table:table-cell office:value-type="float" office:value="0.054907" calcext:value-type="float">
            <text:p>0.054907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8803" calcext:value-type="float">
            <text:p>0.000338803</text:p>
          </table:table-cell>
          <table:table-cell office:value-type="float" office:value="0.00189773" calcext:value-type="float">
            <text:p>0.00189773</text:p>
          </table:table-cell>
          <table:table-cell office:value-type="float" office:value="0.00439794" calcext:value-type="float">
            <text:p>0.00439794</text:p>
          </table:table-cell>
          <table:table-cell office:value-type="float" office:value="0.00895012" calcext:value-type="float">
            <text:p>0.00895012</text:p>
          </table:table-cell>
          <table:table-cell office:value-type="float" office:value="0.0143731" calcext:value-type="float">
            <text:p>0.0143731</text:p>
          </table:table-cell>
          <table:table-cell office:value-type="float" office:value="0.0197284" calcext:value-type="float">
            <text:p>0.0197284</text:p>
          </table:table-cell>
          <table:table-cell office:value-type="float" office:value="0.0254011" calcext:value-type="float">
            <text:p>0.0254011</text:p>
          </table:table-cell>
          <table:table-cell office:value-type="float" office:value="0.0546472" calcext:value-type="float">
            <text:p>0.0546472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647" calcext:value-type="float">
            <text:p>0.000131647</text:p>
          </table:table-cell>
          <table:table-cell office:value-type="float" office:value="0.000338348" calcext:value-type="float">
            <text:p>0.000338348</text:p>
          </table:table-cell>
          <table:table-cell office:value-type="float" office:value="0.00188906" calcext:value-type="float">
            <text:p>0.00188906</text:p>
          </table:table-cell>
          <table:table-cell office:value-type="float" office:value="0.00440183" calcext:value-type="float">
            <text:p>0.00440183</text:p>
          </table:table-cell>
          <table:table-cell office:value-type="float" office:value="0.00895196" calcext:value-type="float">
            <text:p>0.00895196</text:p>
          </table:table-cell>
          <table:table-cell office:value-type="float" office:value="0.014355" calcext:value-type="float">
            <text:p>0.014355</text:p>
          </table:table-cell>
          <table:table-cell office:value-type="float" office:value="0.0203843" calcext:value-type="float">
            <text:p>0.0203843</text:p>
          </table:table-cell>
          <table:table-cell office:value-type="float" office:value="0.0254251" calcext:value-type="float">
            <text:p>0.0254251</text:p>
          </table:table-cell>
          <table:table-cell office:value-type="float" office:value="0.0540559" calcext:value-type="float">
            <text:p>0.0540559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46428" calcext:value-type="float">
            <text:p>0.000346428</text:p>
          </table:table-cell>
          <table:table-cell office:value-type="float" office:value="0.00189393" calcext:value-type="float">
            <text:p>0.00189393</text:p>
          </table:table-cell>
          <table:table-cell office:value-type="float" office:value="0.00438583" calcext:value-type="float">
            <text:p>0.00438583</text:p>
          </table:table-cell>
          <table:table-cell office:value-type="float" office:value="0.00905129" calcext:value-type="float">
            <text:p>0.00905129</text:p>
          </table:table-cell>
          <table:table-cell office:value-type="float" office:value="0.0148727" calcext:value-type="float">
            <text:p>0.0148727</text:p>
          </table:table-cell>
          <table:table-cell office:value-type="float" office:value="0.0196759" calcext:value-type="float">
            <text:p>0.0196759</text:p>
          </table:table-cell>
          <table:table-cell office:value-type="float" office:value="0.0253927" calcext:value-type="float">
            <text:p>0.0253927</text:p>
          </table:table-cell>
          <table:table-cell office:value-type="float" office:value="0.0540865" calcext:value-type="float">
            <text:p>0.0540865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903" calcext:value-type="float">
            <text:p>0.000131903</text:p>
          </table:table-cell>
          <table:table-cell office:value-type="float" office:value="0.000339344" calcext:value-type="float">
            <text:p>0.000339344</text:p>
          </table:table-cell>
          <table:table-cell office:value-type="float" office:value="0.0018893" calcext:value-type="float">
            <text:p>0.0018893</text:p>
          </table:table-cell>
          <table:table-cell office:value-type="float" office:value="0.00439962" calcext:value-type="float">
            <text:p>0.00439962</text:p>
          </table:table-cell>
          <table:table-cell office:value-type="float" office:value="0.00895771" calcext:value-type="float">
            <text:p>0.00895771</text:p>
          </table:table-cell>
          <table:table-cell office:value-type="float" office:value="0.0143968" calcext:value-type="float">
            <text:p>0.0143968</text:p>
          </table:table-cell>
          <table:table-cell office:value-type="float" office:value="0.0197186" calcext:value-type="float">
            <text:p>0.0197186</text:p>
          </table:table-cell>
          <table:table-cell office:value-type="float" office:value="0.0254319" calcext:value-type="float">
            <text:p>0.0254319</text:p>
          </table:table-cell>
          <table:table-cell office:value-type="float" office:value="0.0552781" calcext:value-type="float">
            <text:p>0.0552781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552" calcext:value-type="float">
            <text:p>0.000131552</text:p>
          </table:table-cell>
          <table:table-cell office:value-type="float" office:value="0.000339553" calcext:value-type="float">
            <text:p>0.000339553</text:p>
          </table:table-cell>
          <table:table-cell office:value-type="float" office:value="0.00189032" calcext:value-type="float">
            <text:p>0.00189032</text:p>
          </table:table-cell>
          <table:table-cell office:value-type="float" office:value="0.00438122" calcext:value-type="float">
            <text:p>0.00438122</text:p>
          </table:table-cell>
          <table:table-cell office:value-type="float" office:value="0.00895234" calcext:value-type="float">
            <text:p>0.00895234</text:p>
          </table:table-cell>
          <table:table-cell office:value-type="float" office:value="0.014371" calcext:value-type="float">
            <text:p>0.014371</text:p>
          </table:table-cell>
          <table:table-cell office:value-type="float" office:value="0.0197808" calcext:value-type="float">
            <text:p>0.0197808</text:p>
          </table:table-cell>
          <table:table-cell office:value-type="float" office:value="0.0254637" calcext:value-type="float">
            <text:p>0.0254637</text:p>
          </table:table-cell>
          <table:table-cell office:value-type="float" office:value="0.0549816" calcext:value-type="float">
            <text:p>0.0549816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933" calcext:value-type="float">
            <text:p>0.000131933</text:p>
          </table:table-cell>
          <table:table-cell office:value-type="float" office:value="0.000339109" calcext:value-type="float">
            <text:p>0.000339109</text:p>
          </table:table-cell>
          <table:table-cell office:value-type="float" office:value="0.00188764" calcext:value-type="float">
            <text:p>0.00188764</text:p>
          </table:table-cell>
          <table:table-cell office:value-type="float" office:value="0.00439344" calcext:value-type="float">
            <text:p>0.00439344</text:p>
          </table:table-cell>
          <table:table-cell office:value-type="float" office:value="0.00906515" calcext:value-type="float">
            <text:p>0.00906515</text:p>
          </table:table-cell>
          <table:table-cell office:value-type="float" office:value="0.0143717" calcext:value-type="float">
            <text:p>0.0143717</text:p>
          </table:table-cell>
          <table:table-cell office:value-type="float" office:value="0.0205222" calcext:value-type="float">
            <text:p>0.0205222</text:p>
          </table:table-cell>
          <table:table-cell office:value-type="float" office:value="0.0253865" calcext:value-type="float">
            <text:p>0.0253865</text:p>
          </table:table-cell>
          <table:table-cell office:value-type="float" office:value="0.0544911" calcext:value-type="float">
            <text:p>0.0544911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38998" calcext:value-type="float">
            <text:p>0.000338998</text:p>
          </table:table-cell>
          <table:table-cell office:value-type="float" office:value="0.00189594" calcext:value-type="float">
            <text:p>0.00189594</text:p>
          </table:table-cell>
          <table:table-cell office:value-type="float" office:value="0.00439806" calcext:value-type="float">
            <text:p>0.00439806</text:p>
          </table:table-cell>
          <table:table-cell office:value-type="float" office:value="0.00897125" calcext:value-type="float">
            <text:p>0.00897125</text:p>
          </table:table-cell>
          <table:table-cell office:value-type="float" office:value="0.014492" calcext:value-type="float">
            <text:p>0.014492</text:p>
          </table:table-cell>
          <table:table-cell office:value-type="float" office:value="0.0198541" calcext:value-type="float">
            <text:p>0.0198541</text:p>
          </table:table-cell>
          <table:table-cell office:value-type="float" office:value="0.0253794" calcext:value-type="float">
            <text:p>0.0253794</text:p>
          </table:table-cell>
          <table:table-cell office:value-type="float" office:value="0.0546968" calcext:value-type="float">
            <text:p>0.0546968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2122" calcext:value-type="float">
            <text:p>0.000132122</text:p>
          </table:table-cell>
          <table:table-cell office:value-type="float" office:value="0.000339084" calcext:value-type="float">
            <text:p>0.000339084</text:p>
          </table:table-cell>
          <table:table-cell office:value-type="float" office:value="0.00188934" calcext:value-type="float">
            <text:p>0.00188934</text:p>
          </table:table-cell>
          <table:table-cell office:value-type="float" office:value="0.00438121" calcext:value-type="float">
            <text:p>0.00438121</text:p>
          </table:table-cell>
          <table:table-cell office:value-type="float" office:value="0.00891905" calcext:value-type="float">
            <text:p>0.00891905</text:p>
          </table:table-cell>
          <table:table-cell office:value-type="float" office:value="0.0148555" calcext:value-type="float">
            <text:p>0.0148555</text:p>
          </table:table-cell>
          <table:table-cell office:value-type="float" office:value="0.0196395" calcext:value-type="float">
            <text:p>0.0196395</text:p>
          </table:table-cell>
          <table:table-cell office:value-type="float" office:value="0.0253866" calcext:value-type="float">
            <text:p>0.0253866</text:p>
          </table:table-cell>
          <table:table-cell office:value-type="float" office:value="0.0542555" calcext:value-type="float">
            <text:p>0.0542555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548" calcext:value-type="float">
            <text:p>0.000131548</text:p>
          </table:table-cell>
          <table:table-cell office:value-type="float" office:value="0.000338663" calcext:value-type="float">
            <text:p>0.000338663</text:p>
          </table:table-cell>
          <table:table-cell office:value-type="float" office:value="0.0018986" calcext:value-type="float">
            <text:p>0.0018986</text:p>
          </table:table-cell>
          <table:table-cell office:value-type="float" office:value="0.00438914" calcext:value-type="float">
            <text:p>0.00438914</text:p>
          </table:table-cell>
          <table:table-cell office:value-type="float" office:value="0.0089633" calcext:value-type="float">
            <text:p>0.0089633</text:p>
          </table:table-cell>
          <table:table-cell office:value-type="float" office:value="0.0148046" calcext:value-type="float">
            <text:p>0.0148046</text:p>
          </table:table-cell>
          <table:table-cell office:value-type="float" office:value="0.0200477" calcext:value-type="float">
            <text:p>0.0200477</text:p>
          </table:table-cell>
          <table:table-cell office:value-type="float" office:value="0.0254164" calcext:value-type="float">
            <text:p>0.0254164</text:p>
          </table:table-cell>
          <table:table-cell office:value-type="float" office:value="0.0549255" calcext:value-type="float">
            <text:p>0.0549255</text:p>
          </table:table-cell>
          <table:table-cell table:number-columns-repeated="11"/>
        </table:table-row>
        <table:table-row table:style-name="ro1">
          <table:table-cell office:value-type="float" office:value="0.000027113" calcext:value-type="float">
            <text:p>2.71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8933" calcext:value-type="float">
            <text:p>0.000338933</text:p>
          </table:table-cell>
          <table:table-cell office:value-type="float" office:value="0.0018869" calcext:value-type="float">
            <text:p>0.0018869</text:p>
          </table:table-cell>
          <table:table-cell office:value-type="float" office:value="0.00440814" calcext:value-type="float">
            <text:p>0.00440814</text:p>
          </table:table-cell>
          <table:table-cell office:value-type="float" office:value="0.00890236" calcext:value-type="float">
            <text:p>0.00890236</text:p>
          </table:table-cell>
          <table:table-cell office:value-type="float" office:value="0.0144006" calcext:value-type="float">
            <text:p>0.0144006</text:p>
          </table:table-cell>
          <table:table-cell office:value-type="float" office:value="0.0202487" calcext:value-type="float">
            <text:p>0.0202487</text:p>
          </table:table-cell>
          <table:table-cell office:value-type="float" office:value="0.025368" calcext:value-type="float">
            <text:p>0.025368</text:p>
          </table:table-cell>
          <table:table-cell office:value-type="float" office:value="0.0550264" calcext:value-type="float">
            <text:p>0.0550264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43158" calcext:value-type="float">
            <text:p>0.000343158</text:p>
          </table:table-cell>
          <table:table-cell office:value-type="float" office:value="0.00189008" calcext:value-type="float">
            <text:p>0.00189008</text:p>
          </table:table-cell>
          <table:table-cell office:value-type="float" office:value="0.00444589" calcext:value-type="float">
            <text:p>0.00444589</text:p>
          </table:table-cell>
          <table:table-cell office:value-type="float" office:value="0.00896301" calcext:value-type="float">
            <text:p>0.00896301</text:p>
          </table:table-cell>
          <table:table-cell office:value-type="float" office:value="0.0147107" calcext:value-type="float">
            <text:p>0.0147107</text:p>
          </table:table-cell>
          <table:table-cell office:value-type="float" office:value="0.0197418" calcext:value-type="float">
            <text:p>0.0197418</text:p>
          </table:table-cell>
          <table:table-cell office:value-type="float" office:value="0.0254122" calcext:value-type="float">
            <text:p>0.0254122</text:p>
          </table:table-cell>
          <table:table-cell office:value-type="float" office:value="0.0548878" calcext:value-type="float">
            <text:p>0.0548878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377" calcext:value-type="float">
            <text:p>0.000131377</text:p>
          </table:table-cell>
          <table:table-cell office:value-type="float" office:value="0.000338723" calcext:value-type="float">
            <text:p>0.000338723</text:p>
          </table:table-cell>
          <table:table-cell office:value-type="float" office:value="0.00188888" calcext:value-type="float">
            <text:p>0.00188888</text:p>
          </table:table-cell>
          <table:table-cell office:value-type="float" office:value="0.00439321" calcext:value-type="float">
            <text:p>0.00439321</text:p>
          </table:table-cell>
          <table:table-cell office:value-type="float" office:value="0.00894769" calcext:value-type="float">
            <text:p>0.00894769</text:p>
          </table:table-cell>
          <table:table-cell office:value-type="float" office:value="0.0143479" calcext:value-type="float">
            <text:p>0.0143479</text:p>
          </table:table-cell>
          <table:table-cell office:value-type="float" office:value="0.019704" calcext:value-type="float">
            <text:p>0.019704</text:p>
          </table:table-cell>
          <table:table-cell office:value-type="float" office:value="0.0254098" calcext:value-type="float">
            <text:p>0.0254098</text:p>
          </table:table-cell>
          <table:table-cell office:value-type="float" office:value="0.0547406" calcext:value-type="float">
            <text:p>0.0547406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483" calcext:value-type="float">
            <text:p>0.000131483</text:p>
          </table:table-cell>
          <table:table-cell office:value-type="float" office:value="0.000338738" calcext:value-type="float">
            <text:p>0.000338738</text:p>
          </table:table-cell>
          <table:table-cell office:value-type="float" office:value="0.00189743" calcext:value-type="float">
            <text:p>0.00189743</text:p>
          </table:table-cell>
          <table:table-cell office:value-type="float" office:value="0.00439711" calcext:value-type="float">
            <text:p>0.00439711</text:p>
          </table:table-cell>
          <table:table-cell office:value-type="float" office:value="0.00897602" calcext:value-type="float">
            <text:p>0.00897602</text:p>
          </table:table-cell>
          <table:table-cell office:value-type="float" office:value="0.0144465" calcext:value-type="float">
            <text:p>0.0144465</text:p>
          </table:table-cell>
          <table:table-cell office:value-type="float" office:value="0.0199295" calcext:value-type="float">
            <text:p>0.0199295</text:p>
          </table:table-cell>
          <table:table-cell office:value-type="float" office:value="0.0255782" calcext:value-type="float">
            <text:p>0.0255782</text:p>
          </table:table-cell>
          <table:table-cell office:value-type="float" office:value="0.0545778" calcext:value-type="float">
            <text:p>0.0545778</text:p>
          </table:table-cell>
          <table:table-cell table:number-columns-repeated="11"/>
        </table:table-row>
        <table:table-row table:style-name="ro1">
          <table:table-cell office:value-type="float" office:value="0.000095485" calcext:value-type="float">
            <text:p>9.55E-005</text:p>
          </table:table-cell>
          <table:table-cell office:value-type="float" office:value="0.000131298" calcext:value-type="float">
            <text:p>0.000131298</text:p>
          </table:table-cell>
          <table:table-cell office:value-type="float" office:value="0.000342363" calcext:value-type="float">
            <text:p>0.000342363</text:p>
          </table:table-cell>
          <table:table-cell office:value-type="float" office:value="0.00188818" calcext:value-type="float">
            <text:p>0.00188818</text:p>
          </table:table-cell>
          <table:table-cell office:value-type="float" office:value="0.00438057" calcext:value-type="float">
            <text:p>0.00438057</text:p>
          </table:table-cell>
          <table:table-cell office:value-type="float" office:value="0.00891198" calcext:value-type="float">
            <text:p>0.00891198</text:p>
          </table:table-cell>
          <table:table-cell office:value-type="float" office:value="0.0148901" calcext:value-type="float">
            <text:p>0.0148901</text:p>
          </table:table-cell>
          <table:table-cell office:value-type="float" office:value="0.0201947" calcext:value-type="float">
            <text:p>0.0201947</text:p>
          </table:table-cell>
          <table:table-cell office:value-type="float" office:value="0.0253823" calcext:value-type="float">
            <text:p>0.0253823</text:p>
          </table:table-cell>
          <table:table-cell office:value-type="float" office:value="0.0540977" calcext:value-type="float">
            <text:p>0.0540977</text:p>
          </table:table-cell>
          <table:table-cell table:number-columns-repeated="11"/>
        </table:table-row>
        <table:table-row table:style-name="ro1">
          <table:table-cell office:value-type="float" office:value="0.000028151" calcext:value-type="float">
            <text:p>2.82E-005</text:p>
          </table:table-cell>
          <table:table-cell office:value-type="float" office:value="0.000132237" calcext:value-type="float">
            <text:p>0.000132237</text:p>
          </table:table-cell>
          <table:table-cell office:value-type="float" office:value="0.000339323" calcext:value-type="float">
            <text:p>0.000339323</text:p>
          </table:table-cell>
          <table:table-cell office:value-type="float" office:value="0.0018938" calcext:value-type="float">
            <text:p>0.0018938</text:p>
          </table:table-cell>
          <table:table-cell office:value-type="float" office:value="0.00439539" calcext:value-type="float">
            <text:p>0.00439539</text:p>
          </table:table-cell>
          <table:table-cell office:value-type="float" office:value="0.00896615" calcext:value-type="float">
            <text:p>0.00896615</text:p>
          </table:table-cell>
          <table:table-cell office:value-type="float" office:value="0.0144768" calcext:value-type="float">
            <text:p>0.0144768</text:p>
          </table:table-cell>
          <table:table-cell office:value-type="float" office:value="0.0196488" calcext:value-type="float">
            <text:p>0.0196488</text:p>
          </table:table-cell>
          <table:table-cell office:value-type="float" office:value="0.0253787" calcext:value-type="float">
            <text:p>0.0253787</text:p>
          </table:table-cell>
          <table:table-cell office:value-type="float" office:value="0.053981" calcext:value-type="float">
            <text:p>0.053981</text:p>
          </table:table-cell>
          <table:table-cell table:number-columns-repeated="11"/>
        </table:table-row>
        <table:table-row table:style-name="ro1">
          <table:table-cell office:value-type="float" office:value="0.000027412" calcext:value-type="float">
            <text:p>2.74E-005</text:p>
          </table:table-cell>
          <table:table-cell office:value-type="float" office:value="0.000135661" calcext:value-type="float">
            <text:p>0.000135661</text:p>
          </table:table-cell>
          <table:table-cell office:value-type="float" office:value="0.000339733" calcext:value-type="float">
            <text:p>0.000339733</text:p>
          </table:table-cell>
          <table:table-cell office:value-type="float" office:value="0.00188805" calcext:value-type="float">
            <text:p>0.00188805</text:p>
          </table:table-cell>
          <table:table-cell office:value-type="float" office:value="0.00439386" calcext:value-type="float">
            <text:p>0.00439386</text:p>
          </table:table-cell>
          <table:table-cell office:value-type="float" office:value="0.00892987" calcext:value-type="float">
            <text:p>0.00892987</text:p>
          </table:table-cell>
          <table:table-cell office:value-type="float" office:value="0.0144057" calcext:value-type="float">
            <text:p>0.0144057</text:p>
          </table:table-cell>
          <table:table-cell office:value-type="float" office:value="0.0197586" calcext:value-type="float">
            <text:p>0.0197586</text:p>
          </table:table-cell>
          <table:table-cell office:value-type="float" office:value="0.0253419" calcext:value-type="float">
            <text:p>0.0253419</text:p>
          </table:table-cell>
          <table:table-cell office:value-type="float" office:value="0.0546137" calcext:value-type="float">
            <text:p>0.0546137</text:p>
          </table:table-cell>
          <table:table-cell table:number-columns-repeated="11"/>
        </table:table-row>
        <table:table-row table:style-name="ro1">
          <table:table-cell office:value-type="float" office:value="0.000027362" calcext:value-type="float">
            <text:p>2.74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39824" calcext:value-type="float">
            <text:p>0.000339824</text:p>
          </table:table-cell>
          <table:table-cell office:value-type="float" office:value="0.00189069" calcext:value-type="float">
            <text:p>0.00189069</text:p>
          </table:table-cell>
          <table:table-cell office:value-type="float" office:value="0.00445848" calcext:value-type="float">
            <text:p>0.00445848</text:p>
          </table:table-cell>
          <table:table-cell office:value-type="float" office:value="0.00894267" calcext:value-type="float">
            <text:p>0.00894267</text:p>
          </table:table-cell>
          <table:table-cell office:value-type="float" office:value="0.0143741" calcext:value-type="float">
            <text:p>0.0143741</text:p>
          </table:table-cell>
          <table:table-cell office:value-type="float" office:value="0.0199681" calcext:value-type="float">
            <text:p>0.0199681</text:p>
          </table:table-cell>
          <table:table-cell office:value-type="float" office:value="0.0253915" calcext:value-type="float">
            <text:p>0.0253915</text:p>
          </table:table-cell>
          <table:table-cell office:value-type="float" office:value="0.0555227" calcext:value-type="float">
            <text:p>0.0555227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728" calcext:value-type="float">
            <text:p>0.000131728</text:p>
          </table:table-cell>
          <table:table-cell office:value-type="float" office:value="0.000338723" calcext:value-type="float">
            <text:p>0.000338723</text:p>
          </table:table-cell>
          <table:table-cell office:value-type="float" office:value="0.00188815" calcext:value-type="float">
            <text:p>0.00188815</text:p>
          </table:table-cell>
          <table:table-cell office:value-type="float" office:value="0.00438378" calcext:value-type="float">
            <text:p>0.00438378</text:p>
          </table:table-cell>
          <table:table-cell office:value-type="float" office:value="0.00897791" calcext:value-type="float">
            <text:p>0.00897791</text:p>
          </table:table-cell>
          <table:table-cell office:value-type="float" office:value="0.0143822" calcext:value-type="float">
            <text:p>0.0143822</text:p>
          </table:table-cell>
          <table:table-cell office:value-type="float" office:value="0.0199964" calcext:value-type="float">
            <text:p>0.0199964</text:p>
          </table:table-cell>
          <table:table-cell office:value-type="float" office:value="0.0254375" calcext:value-type="float">
            <text:p>0.0254375</text:p>
          </table:table-cell>
          <table:table-cell office:value-type="float" office:value="0.0552256" calcext:value-type="float">
            <text:p>0.0552256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2012" calcext:value-type="float">
            <text:p>0.000132012</text:p>
          </table:table-cell>
          <table:table-cell office:value-type="float" office:value="0.000339239" calcext:value-type="float">
            <text:p>0.000339239</text:p>
          </table:table-cell>
          <table:table-cell office:value-type="float" office:value="0.00191786" calcext:value-type="float">
            <text:p>0.00191786</text:p>
          </table:table-cell>
          <table:table-cell office:value-type="float" office:value="0.00439343" calcext:value-type="float">
            <text:p>0.00439343</text:p>
          </table:table-cell>
          <table:table-cell office:value-type="float" office:value="0.00899131" calcext:value-type="float">
            <text:p>0.00899131</text:p>
          </table:table-cell>
          <table:table-cell office:value-type="float" office:value="0.0145742" calcext:value-type="float">
            <text:p>0.0145742</text:p>
          </table:table-cell>
          <table:table-cell office:value-type="float" office:value="0.0197267" calcext:value-type="float">
            <text:p>0.0197267</text:p>
          </table:table-cell>
          <table:table-cell office:value-type="float" office:value="0.0254534" calcext:value-type="float">
            <text:p>0.0254534</text:p>
          </table:table-cell>
          <table:table-cell office:value-type="float" office:value="0.0554494" calcext:value-type="float">
            <text:p>0.0554494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2157" calcext:value-type="float">
            <text:p>0.000132157</text:p>
          </table:table-cell>
          <table:table-cell office:value-type="float" office:value="0.000339663" calcext:value-type="float">
            <text:p>0.000339663</text:p>
          </table:table-cell>
          <table:table-cell office:value-type="float" office:value="0.00189109" calcext:value-type="float">
            <text:p>0.00189109</text:p>
          </table:table-cell>
          <table:table-cell office:value-type="float" office:value="0.00439053" calcext:value-type="float">
            <text:p>0.00439053</text:p>
          </table:table-cell>
          <table:table-cell office:value-type="float" office:value="0.00891625" calcext:value-type="float">
            <text:p>0.00891625</text:p>
          </table:table-cell>
          <table:table-cell office:value-type="float" office:value="0.0144557" calcext:value-type="float">
            <text:p>0.0144557</text:p>
          </table:table-cell>
          <table:table-cell office:value-type="float" office:value="0.0196557" calcext:value-type="float">
            <text:p>0.0196557</text:p>
          </table:table-cell>
          <table:table-cell office:value-type="float" office:value="0.0253969" calcext:value-type="float">
            <text:p>0.0253969</text:p>
          </table:table-cell>
          <table:table-cell office:value-type="float" office:value="0.0547668" calcext:value-type="float">
            <text:p>0.0547668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697" calcext:value-type="float">
            <text:p>0.000131697</text:p>
          </table:table-cell>
          <table:table-cell office:value-type="float" office:value="0.000338994" calcext:value-type="float">
            <text:p>0.000338994</text:p>
          </table:table-cell>
          <table:table-cell office:value-type="float" office:value="0.0018967" calcext:value-type="float">
            <text:p>0.0018967</text:p>
          </table:table-cell>
          <table:table-cell office:value-type="float" office:value="0.0043985" calcext:value-type="float">
            <text:p>0.0043985</text:p>
          </table:table-cell>
          <table:table-cell office:value-type="float" office:value="0.00907655" calcext:value-type="float">
            <text:p>0.00907655</text:p>
          </table:table-cell>
          <table:table-cell office:value-type="float" office:value="0.0144708" calcext:value-type="float">
            <text:p>0.0144708</text:p>
          </table:table-cell>
          <table:table-cell office:value-type="float" office:value="0.0196957" calcext:value-type="float">
            <text:p>0.0196957</text:p>
          </table:table-cell>
          <table:table-cell office:value-type="float" office:value="0.0254146" calcext:value-type="float">
            <text:p>0.0254146</text:p>
          </table:table-cell>
          <table:table-cell office:value-type="float" office:value="0.0542572" calcext:value-type="float">
            <text:p>0.0542572</text:p>
          </table:table-cell>
          <table:table-cell table:number-columns-repeated="11"/>
        </table:table-row>
        <table:table-row table:style-name="ro1">
          <table:table-cell office:value-type="float" office:value="0.000027208" calcext:value-type="float">
            <text:p>2.72E-005</text:p>
          </table:table-cell>
          <table:table-cell office:value-type="float" office:value="0.000132177" calcext:value-type="float">
            <text:p>0.000132177</text:p>
          </table:table-cell>
          <table:table-cell office:value-type="float" office:value="0.000338918" calcext:value-type="float">
            <text:p>0.000338918</text:p>
          </table:table-cell>
          <table:table-cell office:value-type="float" office:value="0.00188639" calcext:value-type="float">
            <text:p>0.00188639</text:p>
          </table:table-cell>
          <table:table-cell office:value-type="float" office:value="0.00441968" calcext:value-type="float">
            <text:p>0.00441968</text:p>
          </table:table-cell>
          <table:table-cell office:value-type="float" office:value="0.0089398" calcext:value-type="float">
            <text:p>0.0089398</text:p>
          </table:table-cell>
          <table:table-cell office:value-type="float" office:value="0.0143862" calcext:value-type="float">
            <text:p>0.0143862</text:p>
          </table:table-cell>
          <table:table-cell office:value-type="float" office:value="0.0196672" calcext:value-type="float">
            <text:p>0.0196672</text:p>
          </table:table-cell>
          <table:table-cell office:value-type="float" office:value="0.0253707" calcext:value-type="float">
            <text:p>0.0253707</text:p>
          </table:table-cell>
          <table:table-cell office:value-type="float" office:value="0.0544457" calcext:value-type="float">
            <text:p>0.0544457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2127" calcext:value-type="float">
            <text:p>0.000132127</text:p>
          </table:table-cell>
          <table:table-cell office:value-type="float" office:value="0.000339534" calcext:value-type="float">
            <text:p>0.000339534</text:p>
          </table:table-cell>
          <table:table-cell office:value-type="float" office:value="0.0018871" calcext:value-type="float">
            <text:p>0.0018871</text:p>
          </table:table-cell>
          <table:table-cell office:value-type="float" office:value="0.00439882" calcext:value-type="float">
            <text:p>0.00439882</text:p>
          </table:table-cell>
          <table:table-cell office:value-type="float" office:value="0.00894596" calcext:value-type="float">
            <text:p>0.00894596</text:p>
          </table:table-cell>
          <table:table-cell office:value-type="float" office:value="0.0144575" calcext:value-type="float">
            <text:p>0.0144575</text:p>
          </table:table-cell>
          <table:table-cell office:value-type="float" office:value="0.0196965" calcext:value-type="float">
            <text:p>0.0196965</text:p>
          </table:table-cell>
          <table:table-cell office:value-type="float" office:value="0.0254112" calcext:value-type="float">
            <text:p>0.0254112</text:p>
          </table:table-cell>
          <table:table-cell office:value-type="float" office:value="0.0541663" calcext:value-type="float">
            <text:p>0.0541663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687" calcext:value-type="float">
            <text:p>0.000131687</text:p>
          </table:table-cell>
          <table:table-cell office:value-type="float" office:value="0.000338573" calcext:value-type="float">
            <text:p>0.000338573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0.00438026" calcext:value-type="float">
            <text:p>0.00438026</text:p>
          </table:table-cell>
          <table:table-cell office:value-type="float" office:value="0.00897322" calcext:value-type="float">
            <text:p>0.00897322</text:p>
          </table:table-cell>
          <table:table-cell office:value-type="float" office:value="0.0145682" calcext:value-type="float">
            <text:p>0.0145682</text:p>
          </table:table-cell>
          <table:table-cell office:value-type="float" office:value="0.0199123" calcext:value-type="float">
            <text:p>0.0199123</text:p>
          </table:table-cell>
          <table:table-cell office:value-type="float" office:value="0.0254072" calcext:value-type="float">
            <text:p>0.0254072</text:p>
          </table:table-cell>
          <table:table-cell office:value-type="float" office:value="0.0539874" calcext:value-type="float">
            <text:p>0.0539874</text:p>
          </table:table-cell>
          <table:table-cell table:number-columns-repeated="11"/>
        </table:table-row>
        <table:table-row table:style-name="ro1">
          <table:table-cell office:value-type="float" office:value="0.000027272" calcext:value-type="float">
            <text:p>2.73E-005</text:p>
          </table:table-cell>
          <table:table-cell office:value-type="float" office:value="0.000131858" calcext:value-type="float">
            <text:p>0.000131858</text:p>
          </table:table-cell>
          <table:table-cell office:value-type="float" office:value="0.000339079" calcext:value-type="float">
            <text:p>0.000339079</text:p>
          </table:table-cell>
          <table:table-cell office:value-type="float" office:value="0.00188782" calcext:value-type="float">
            <text:p>0.00188782</text:p>
          </table:table-cell>
          <table:table-cell office:value-type="float" office:value="0.00440075" calcext:value-type="float">
            <text:p>0.00440075</text:p>
          </table:table-cell>
          <table:table-cell office:value-type="float" office:value="0.00895916" calcext:value-type="float">
            <text:p>0.00895916</text:p>
          </table:table-cell>
          <table:table-cell office:value-type="float" office:value="0.0147709" calcext:value-type="float">
            <text:p>0.0147709</text:p>
          </table:table-cell>
          <table:table-cell office:value-type="float" office:value="0.0196639" calcext:value-type="float">
            <text:p>0.0196639</text:p>
          </table:table-cell>
          <table:table-cell office:value-type="float" office:value="0.0254607" calcext:value-type="float">
            <text:p>0.0254607</text:p>
          </table:table-cell>
          <table:table-cell office:value-type="float" office:value="0.0539899" calcext:value-type="float">
            <text:p>0.0539899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382" calcext:value-type="float">
            <text:p>0.000131382</text:p>
          </table:table-cell>
          <table:table-cell office:value-type="float" office:value="0.000341603" calcext:value-type="float">
            <text:p>0.000341603</text:p>
          </table:table-cell>
          <table:table-cell office:value-type="float" office:value="0.00190418" calcext:value-type="float">
            <text:p>0.00190418</text:p>
          </table:table-cell>
          <table:table-cell office:value-type="float" office:value="0.0044022" calcext:value-type="float">
            <text:p>0.0044022</text:p>
          </table:table-cell>
          <table:table-cell office:value-type="float" office:value="0.00892783" calcext:value-type="float">
            <text:p>0.00892783</text:p>
          </table:table-cell>
          <table:table-cell office:value-type="float" office:value="0.0143715" calcext:value-type="float">
            <text:p>0.0143715</text:p>
          </table:table-cell>
          <table:table-cell office:value-type="float" office:value="0.0196922" calcext:value-type="float">
            <text:p>0.0196922</text:p>
          </table:table-cell>
          <table:table-cell office:value-type="float" office:value="0.0255908" calcext:value-type="float">
            <text:p>0.0255908</text:p>
          </table:table-cell>
          <table:table-cell office:value-type="float" office:value="0.0539261" calcext:value-type="float">
            <text:p>0.0539261</text:p>
          </table:table-cell>
          <table:table-cell table:number-columns-repeated="11"/>
        </table:table-row>
        <table:table-row table:style-name="ro1">
          <table:table-cell office:value-type="float" office:value="0.000027227" calcext:value-type="float">
            <text:p>2.72E-005</text:p>
          </table:table-cell>
          <table:table-cell office:value-type="float" office:value="0.000132407" calcext:value-type="float">
            <text:p>0.000132407</text:p>
          </table:table-cell>
          <table:table-cell office:value-type="float" office:value="0.000338663" calcext:value-type="float">
            <text:p>0.000338663</text:p>
          </table:table-cell>
          <table:table-cell office:value-type="float" office:value="0.00188934" calcext:value-type="float">
            <text:p>0.00188934</text:p>
          </table:table-cell>
          <table:table-cell office:value-type="float" office:value="0.00438377" calcext:value-type="float">
            <text:p>0.00438377</text:p>
          </table:table-cell>
          <table:table-cell office:value-type="float" office:value="0.00893396" calcext:value-type="float">
            <text:p>0.00893396</text:p>
          </table:table-cell>
          <table:table-cell office:value-type="float" office:value="0.0143701" calcext:value-type="float">
            <text:p>0.0143701</text:p>
          </table:table-cell>
          <table:table-cell office:value-type="float" office:value="0.0196719" calcext:value-type="float">
            <text:p>0.0196719</text:p>
          </table:table-cell>
          <table:table-cell office:value-type="float" office:value="0.0254177" calcext:value-type="float">
            <text:p>0.0254177</text:p>
          </table:table-cell>
          <table:table-cell office:value-type="float" office:value="0.0540584" calcext:value-type="float">
            <text:p>0.0540584</text:p>
          </table:table-cell>
          <table:table-cell table:number-columns-repeated="11"/>
        </table:table-row>
        <table:table-row table:style-name="ro1">
          <table:table-cell office:value-type="float" office:value="0.000027138" calcext:value-type="float">
            <text:p>2.71E-005</text:p>
          </table:table-cell>
          <table:table-cell office:value-type="float" office:value="0.000131527" calcext:value-type="float">
            <text:p>0.000131527</text:p>
          </table:table-cell>
          <table:table-cell office:value-type="float" office:value="0.000338883" calcext:value-type="float">
            <text:p>0.000338883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439354" calcext:value-type="float">
            <text:p>0.00439354</text:p>
          </table:table-cell>
          <table:table-cell office:value-type="float" office:value="0.00894757" calcext:value-type="float">
            <text:p>0.00894757</text:p>
          </table:table-cell>
          <table:table-cell office:value-type="float" office:value="0.0143865" calcext:value-type="float">
            <text:p>0.0143865</text:p>
          </table:table-cell>
          <table:table-cell office:value-type="float" office:value="0.0196639" calcext:value-type="float">
            <text:p>0.0196639</text:p>
          </table:table-cell>
          <table:table-cell office:value-type="float" office:value="0.0253717" calcext:value-type="float">
            <text:p>0.0253717</text:p>
          </table:table-cell>
          <table:table-cell office:value-type="float" office:value="0.0545371" calcext:value-type="float">
            <text:p>0.0545371</text:p>
          </table:table-cell>
          <table:table-cell table:number-columns-repeated="11"/>
        </table:table-row>
        <table:table-row table:style-name="ro1">
          <table:table-cell office:value-type="float" office:value="0.000027167" calcext:value-type="float">
            <text:p>2.72E-005</text:p>
          </table:table-cell>
          <table:table-cell office:value-type="float" office:value="0.000131678" calcext:value-type="float">
            <text:p>0.000131678</text:p>
          </table:table-cell>
          <table:table-cell office:value-type="float" office:value="0.000340498" calcext:value-type="float">
            <text:p>0.000340498</text:p>
          </table:table-cell>
          <table:table-cell office:value-type="float" office:value="0.00188643" calcext:value-type="float">
            <text:p>0.00188643</text:p>
          </table:table-cell>
          <table:table-cell office:value-type="float" office:value="0.00438458" calcext:value-type="float">
            <text:p>0.00438458</text:p>
          </table:table-cell>
          <table:table-cell office:value-type="float" office:value="0.0089334" calcext:value-type="float">
            <text:p>0.0089334</text:p>
          </table:table-cell>
          <table:table-cell office:value-type="float" office:value="0.0143907" calcext:value-type="float">
            <text:p>0.0143907</text:p>
          </table:table-cell>
          <table:table-cell office:value-type="float" office:value="0.0196838" calcext:value-type="float">
            <text:p>0.0196838</text:p>
          </table:table-cell>
          <table:table-cell office:value-type="float" office:value="0.025516" calcext:value-type="float">
            <text:p>0.025516</text:p>
          </table:table-cell>
          <table:table-cell office:value-type="float" office:value="0.0540314" calcext:value-type="float">
            <text:p>0.0540314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213" calcext:value-type="float">
            <text:p>0.000339213</text:p>
          </table:table-cell>
          <table:table-cell office:value-type="float" office:value="0.00189121" calcext:value-type="float">
            <text:p>0.00189121</text:p>
          </table:table-cell>
          <table:table-cell office:value-type="float" office:value="0.0043836" calcext:value-type="float">
            <text:p>0.0043836</text:p>
          </table:table-cell>
          <table:table-cell office:value-type="float" office:value="0.00893677" calcext:value-type="float">
            <text:p>0.00893677</text:p>
          </table:table-cell>
          <table:table-cell office:value-type="float" office:value="0.0148413" calcext:value-type="float">
            <text:p>0.0148413</text:p>
          </table:table-cell>
          <table:table-cell office:value-type="float" office:value="0.0197825" calcext:value-type="float">
            <text:p>0.0197825</text:p>
          </table:table-cell>
          <table:table-cell office:value-type="float" office:value="0.0253827" calcext:value-type="float">
            <text:p>0.0253827</text:p>
          </table:table-cell>
          <table:table-cell office:value-type="float" office:value="0.0540977" calcext:value-type="float">
            <text:p>0.0540977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503" calcext:value-type="float">
            <text:p>0.000131503</text:p>
          </table:table-cell>
          <table:table-cell office:value-type="float" office:value="0.000339868" calcext:value-type="float">
            <text:p>0.000339868</text:p>
          </table:table-cell>
          <table:table-cell office:value-type="float" office:value="0.00188779" calcext:value-type="float">
            <text:p>0.00188779</text:p>
          </table:table-cell>
          <table:table-cell office:value-type="float" office:value="0.00440336" calcext:value-type="float">
            <text:p>0.00440336</text:p>
          </table:table-cell>
          <table:table-cell office:value-type="float" office:value="0.00895523" calcext:value-type="float">
            <text:p>0.00895523</text:p>
          </table:table-cell>
          <table:table-cell office:value-type="float" office:value="0.0144183" calcext:value-type="float">
            <text:p>0.0144183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0.0254257" calcext:value-type="float">
            <text:p>0.0254257</text:p>
          </table:table-cell>
          <table:table-cell office:value-type="float" office:value="0.0544431" calcext:value-type="float">
            <text:p>0.0544431</text:p>
          </table:table-cell>
          <table:table-cell table:number-columns-repeated="11"/>
        </table:table-row>
        <table:table-row table:style-name="ro1">
          <table:table-cell office:value-type="float" office:value="0.000026912" calcext:value-type="float">
            <text:p>2.69E-005</text:p>
          </table:table-cell>
          <table:table-cell office:value-type="float" office:value="0.000131597" calcext:value-type="float">
            <text:p>0.000131597</text:p>
          </table:table-cell>
          <table:table-cell office:value-type="float" office:value="0.000337943" calcext:value-type="float">
            <text:p>0.000337943</text:p>
          </table:table-cell>
          <table:table-cell office:value-type="float" office:value="0.00189766" calcext:value-type="float">
            <text:p>0.00189766</text:p>
          </table:table-cell>
          <table:table-cell office:value-type="float" office:value="0.00437949" calcext:value-type="float">
            <text:p>0.00437949</text:p>
          </table:table-cell>
          <table:table-cell office:value-type="float" office:value="0.0089242" calcext:value-type="float">
            <text:p>0.0089242</text:p>
          </table:table-cell>
          <table:table-cell office:value-type="float" office:value="0.0145963" calcext:value-type="float">
            <text:p>0.0145963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3864" calcext:value-type="float">
            <text:p>0.0253864</text:p>
          </table:table-cell>
          <table:table-cell office:value-type="float" office:value="0.0545852" calcext:value-type="float">
            <text:p>0.0545852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642" calcext:value-type="float">
            <text:p>0.000131642</text:p>
          </table:table-cell>
          <table:table-cell office:value-type="float" office:value="0.000338628" calcext:value-type="float">
            <text:p>0.000338628</text:p>
          </table:table-cell>
          <table:table-cell office:value-type="float" office:value="0.00188947" calcext:value-type="float">
            <text:p>0.00188947</text:p>
          </table:table-cell>
          <table:table-cell office:value-type="float" office:value="0.00439281" calcext:value-type="float">
            <text:p>0.00439281</text:p>
          </table:table-cell>
          <table:table-cell office:value-type="float" office:value="0.00897828" calcext:value-type="float">
            <text:p>0.00897828</text:p>
          </table:table-cell>
          <table:table-cell office:value-type="float" office:value="0.0143589" calcext:value-type="float">
            <text:p>0.0143589</text:p>
          </table:table-cell>
          <table:table-cell office:value-type="float" office:value="0.0196361" calcext:value-type="float">
            <text:p>0.019636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542363" calcext:value-type="float">
            <text:p>0.0542363</text:p>
          </table:table-cell>
          <table:table-cell table:number-columns-repeated="11"/>
        </table:table-row>
        <table:table-row table:style-name="ro1">
          <table:table-cell office:value-type="float" office:value="0.000027272" calcext:value-type="float">
            <text:p>2.73E-005</text:p>
          </table:table-cell>
          <table:table-cell office:value-type="float" office:value="0.000131587" calcext:value-type="float">
            <text:p>0.000131587</text:p>
          </table:table-cell>
          <table:table-cell office:value-type="float" office:value="0.000339063" calcext:value-type="float">
            <text:p>0.000339063</text:p>
          </table:table-cell>
          <table:table-cell office:value-type="float" office:value="0.00189135" calcext:value-type="float">
            <text:p>0.00189135</text:p>
          </table:table-cell>
          <table:table-cell office:value-type="float" office:value="0.00439072" calcext:value-type="float">
            <text:p>0.00439072</text:p>
          </table:table-cell>
          <table:table-cell office:value-type="float" office:value="0.00903682" calcext:value-type="float">
            <text:p>0.00903682</text:p>
          </table:table-cell>
          <table:table-cell office:value-type="float" office:value="0.014477" calcext:value-type="float">
            <text:p>0.014477</text:p>
          </table:table-cell>
          <table:table-cell office:value-type="float" office:value="0.0196971" calcext:value-type="float">
            <text:p>0.0196971</text:p>
          </table:table-cell>
          <table:table-cell office:value-type="float" office:value="0.0253675" calcext:value-type="float">
            <text:p>0.0253675</text:p>
          </table:table-cell>
          <table:table-cell office:value-type="float" office:value="0.0548123" calcext:value-type="float">
            <text:p>0.0548123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522" calcext:value-type="float">
            <text:p>0.000131522</text:p>
          </table:table-cell>
          <table:table-cell office:value-type="float" office:value="0.000339168" calcext:value-type="float">
            <text:p>0.000339168</text:p>
          </table:table-cell>
          <table:table-cell office:value-type="float" office:value="0.00188805" calcext:value-type="float">
            <text:p>0.00188805</text:p>
          </table:table-cell>
          <table:table-cell office:value-type="float" office:value="0.00438444" calcext:value-type="float">
            <text:p>0.00438444</text:p>
          </table:table-cell>
          <table:table-cell office:value-type="float" office:value="0.00896245" calcext:value-type="float">
            <text:p>0.00896245</text:p>
          </table:table-cell>
          <table:table-cell office:value-type="float" office:value="0.0146304" calcext:value-type="float">
            <text:p>0.0146304</text:p>
          </table:table-cell>
          <table:table-cell office:value-type="float" office:value="0.019665" calcext:value-type="float">
            <text:p>0.019665</text:p>
          </table:table-cell>
          <table:table-cell office:value-type="float" office:value="0.025417" calcext:value-type="float">
            <text:p>0.025417</text:p>
          </table:table-cell>
          <table:table-cell office:value-type="float" office:value="0.0545957" calcext:value-type="float">
            <text:p>0.0545957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2042" calcext:value-type="float">
            <text:p>0.000132042</text:p>
          </table:table-cell>
          <table:table-cell office:value-type="float" office:value="0.000338803" calcext:value-type="float">
            <text:p>0.000338803</text:p>
          </table:table-cell>
          <table:table-cell office:value-type="float" office:value="0.00189119" calcext:value-type="float">
            <text:p>0.00189119</text:p>
          </table:table-cell>
          <table:table-cell office:value-type="float" office:value="0.00438725" calcext:value-type="float">
            <text:p>0.00438725</text:p>
          </table:table-cell>
          <table:table-cell office:value-type="float" office:value="0.00898522" calcext:value-type="float">
            <text:p>0.00898522</text:p>
          </table:table-cell>
          <table:table-cell office:value-type="float" office:value="0.0146841" calcext:value-type="float">
            <text:p>0.0146841</text:p>
          </table:table-cell>
          <table:table-cell office:value-type="float" office:value="0.0196904" calcext:value-type="float">
            <text:p>0.0196904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543636" calcext:value-type="float">
            <text:p>0.0543636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442" calcext:value-type="float">
            <text:p>0.000131442</text:p>
          </table:table-cell>
          <table:table-cell office:value-type="float" office:value="0.000346373" calcext:value-type="float">
            <text:p>0.000346373</text:p>
          </table:table-cell>
          <table:table-cell office:value-type="float" office:value="0.00188719" calcext:value-type="float">
            <text:p>0.00188719</text:p>
          </table:table-cell>
          <table:table-cell office:value-type="float" office:value="0.00439244" calcext:value-type="float">
            <text:p>0.00439244</text:p>
          </table:table-cell>
          <table:table-cell office:value-type="float" office:value="0.00898775" calcext:value-type="float">
            <text:p>0.00898775</text:p>
          </table:table-cell>
          <table:table-cell office:value-type="float" office:value="0.0143721" calcext:value-type="float">
            <text:p>0.0143721</text:p>
          </table:table-cell>
          <table:table-cell office:value-type="float" office:value="0.0199954" calcext:value-type="float">
            <text:p>0.0199954</text:p>
          </table:table-cell>
          <table:table-cell office:value-type="float" office:value="0.0254435" calcext:value-type="float">
            <text:p>0.0254435</text:p>
          </table:table-cell>
          <table:table-cell office:value-type="float" office:value="0.0544203" calcext:value-type="float">
            <text:p>0.0544203</text:p>
          </table:table-cell>
          <table:table-cell table:number-columns-repeated="11"/>
        </table:table-row>
        <table:table-row table:style-name="ro1">
          <table:table-cell office:value-type="float" office:value="0.000026868" calcext:value-type="float">
            <text:p>2.69E-005</text:p>
          </table:table-cell>
          <table:table-cell office:value-type="float" office:value="0.000131933" calcext:value-type="float">
            <text:p>0.000131933</text:p>
          </table:table-cell>
          <table:table-cell office:value-type="float" office:value="0.000339559" calcext:value-type="float">
            <text:p>0.000339559</text:p>
          </table:table-cell>
          <table:table-cell office:value-type="float" office:value="0.00189784" calcext:value-type="float">
            <text:p>0.00189784</text:p>
          </table:table-cell>
          <table:table-cell office:value-type="float" office:value="0.00438318" calcext:value-type="float">
            <text:p>0.00438318</text:p>
          </table:table-cell>
          <table:table-cell office:value-type="float" office:value="0.00894237" calcext:value-type="float">
            <text:p>0.00894237</text:p>
          </table:table-cell>
          <table:table-cell office:value-type="float" office:value="0.0143711" calcext:value-type="float">
            <text:p>0.0143711</text:p>
          </table:table-cell>
          <table:table-cell office:value-type="float" office:value="0.0197725" calcext:value-type="float">
            <text:p>0.0197725</text:p>
          </table:table-cell>
          <table:table-cell office:value-type="float" office:value="0.0254574" calcext:value-type="float">
            <text:p>0.0254574</text:p>
          </table:table-cell>
          <table:table-cell office:value-type="float" office:value="0.0543187" calcext:value-type="float">
            <text:p>0.0543187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2027" calcext:value-type="float">
            <text:p>0.000132027</text:p>
          </table:table-cell>
          <table:table-cell office:value-type="float" office:value="0.000338713" calcext:value-type="float">
            <text:p>0.000338713</text:p>
          </table:table-cell>
          <table:table-cell office:value-type="float" office:value="0.00188932" calcext:value-type="float">
            <text:p>0.00188932</text:p>
          </table:table-cell>
          <table:table-cell office:value-type="float" office:value="0.00439905" calcext:value-type="float">
            <text:p>0.00439905</text:p>
          </table:table-cell>
          <table:table-cell office:value-type="float" office:value="0.00895151" calcext:value-type="float">
            <text:p>0.00895151</text:p>
          </table:table-cell>
          <table:table-cell office:value-type="float" office:value="0.0143687" calcext:value-type="float">
            <text:p>0.0143687</text:p>
          </table:table-cell>
          <table:table-cell office:value-type="float" office:value="0.019739" calcext:value-type="float">
            <text:p>0.019739</text:p>
          </table:table-cell>
          <table:table-cell office:value-type="float" office:value="0.0255354" calcext:value-type="float">
            <text:p>0.0255354</text:p>
          </table:table-cell>
          <table:table-cell office:value-type="float" office:value="0.0543622" calcext:value-type="float">
            <text:p>0.0543622</text:p>
          </table:table-cell>
          <table:table-cell table:number-columns-repeated="11"/>
        </table:table-row>
        <table:table-row table:style-name="ro1">
          <table:table-cell office:value-type="float" office:value="0.000027103" calcext:value-type="float">
            <text:p>2.71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39123" calcext:value-type="float">
            <text:p>0.000339123</text:p>
          </table:table-cell>
          <table:table-cell office:value-type="float" office:value="0.0018926" calcext:value-type="float">
            <text:p>0.0018926</text:p>
          </table:table-cell>
          <table:table-cell office:value-type="float" office:value="0.0043927" calcext:value-type="float">
            <text:p>0.0043927</text:p>
          </table:table-cell>
          <table:table-cell office:value-type="float" office:value="0.00891673" calcext:value-type="float">
            <text:p>0.00891673</text:p>
          </table:table-cell>
          <table:table-cell office:value-type="float" office:value="0.0144249" calcext:value-type="float">
            <text:p>0.0144249</text:p>
          </table:table-cell>
          <table:table-cell office:value-type="float" office:value="0.0196776" calcext:value-type="float">
            <text:p>0.0196776</text:p>
          </table:table-cell>
          <table:table-cell office:value-type="float" office:value="0.0254084" calcext:value-type="float">
            <text:p>0.0254084</text:p>
          </table:table-cell>
          <table:table-cell office:value-type="float" office:value="0.0544197" calcext:value-type="float">
            <text:p>0.0544197</text:p>
          </table:table-cell>
          <table:table-cell table:number-columns-repeated="11"/>
        </table:table-row>
        <table:table-row table:style-name="ro1">
          <table:table-cell office:value-type="float" office:value="0.000027337" calcext:value-type="float">
            <text:p>2.73E-005</text:p>
          </table:table-cell>
          <table:table-cell office:value-type="float" office:value="0.000131622" calcext:value-type="float">
            <text:p>0.000131622</text:p>
          </table:table-cell>
          <table:table-cell office:value-type="float" office:value="0.000338723" calcext:value-type="float">
            <text:p>0.000338723</text:p>
          </table:table-cell>
          <table:table-cell office:value-type="float" office:value="0.00188738" calcext:value-type="float">
            <text:p>0.00188738</text:p>
          </table:table-cell>
          <table:table-cell office:value-type="float" office:value="0.00439217" calcext:value-type="float">
            <text:p>0.00439217</text:p>
          </table:table-cell>
          <table:table-cell office:value-type="float" office:value="0.0089656" calcext:value-type="float">
            <text:p>0.0089656</text:p>
          </table:table-cell>
          <table:table-cell office:value-type="float" office:value="0.0149086" calcext:value-type="float">
            <text:p>0.0149086</text:p>
          </table:table-cell>
          <table:table-cell office:value-type="float" office:value="0.0199837" calcext:value-type="float">
            <text:p>0.0199837</text:p>
          </table:table-cell>
          <table:table-cell office:value-type="float" office:value="0.0253586" calcext:value-type="float">
            <text:p>0.0253586</text:p>
          </table:table-cell>
          <table:table-cell office:value-type="float" office:value="0.0542284" calcext:value-type="float">
            <text:p>0.0542284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8628" calcext:value-type="float">
            <text:p>0.000338628</text:p>
          </table:table-cell>
          <table:table-cell office:value-type="float" office:value="0.00189083" calcext:value-type="float">
            <text:p>0.00189083</text:p>
          </table:table-cell>
          <table:table-cell office:value-type="float" office:value="0.00438166" calcext:value-type="float">
            <text:p>0.00438166</text:p>
          </table:table-cell>
          <table:table-cell office:value-type="float" office:value="0.0089217" calcext:value-type="float">
            <text:p>0.0089217</text:p>
          </table:table-cell>
          <table:table-cell office:value-type="float" office:value="0.014449" calcext:value-type="float">
            <text:p>0.014449</text:p>
          </table:table-cell>
          <table:table-cell office:value-type="float" office:value="0.0197218" calcext:value-type="float">
            <text:p>0.0197218</text:p>
          </table:table-cell>
          <table:table-cell office:value-type="float" office:value="0.0253983" calcext:value-type="float">
            <text:p>0.0253983</text:p>
          </table:table-cell>
          <table:table-cell office:value-type="float" office:value="0.0546116" calcext:value-type="float">
            <text:p>0.0546116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8628" calcext:value-type="float">
            <text:p>0.000338628</text:p>
          </table:table-cell>
          <table:table-cell office:value-type="float" office:value="0.00188987" calcext:value-type="float">
            <text:p>0.00188987</text:p>
          </table:table-cell>
          <table:table-cell office:value-type="float" office:value="0.00439146" calcext:value-type="float">
            <text:p>0.00439146</text:p>
          </table:table-cell>
          <table:table-cell office:value-type="float" office:value="0.00894475" calcext:value-type="float">
            <text:p>0.00894475</text:p>
          </table:table-cell>
          <table:table-cell office:value-type="float" office:value="0.0143925" calcext:value-type="float">
            <text:p>0.0143925</text:p>
          </table:table-cell>
          <table:table-cell office:value-type="float" office:value="0.0196638" calcext:value-type="float">
            <text:p>0.0196638</text:p>
          </table:table-cell>
          <table:table-cell office:value-type="float" office:value="0.0253932" calcext:value-type="float">
            <text:p>0.0253932</text:p>
          </table:table-cell>
          <table:table-cell office:value-type="float" office:value="0.0546171" calcext:value-type="float">
            <text:p>0.0546171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40903" calcext:value-type="float">
            <text:p>0.000140903</text:p>
          </table:table-cell>
          <table:table-cell office:value-type="float" office:value="0.000338733" calcext:value-type="float">
            <text:p>0.000338733</text:p>
          </table:table-cell>
          <table:table-cell office:value-type="float" office:value="0.00189723" calcext:value-type="float">
            <text:p>0.00189723</text:p>
          </table:table-cell>
          <table:table-cell office:value-type="float" office:value="0.00440311" calcext:value-type="float">
            <text:p>0.00440311</text:p>
          </table:table-cell>
          <table:table-cell office:value-type="float" office:value="0.00891442" calcext:value-type="float">
            <text:p>0.00891442</text:p>
          </table:table-cell>
          <table:table-cell office:value-type="float" office:value="0.014476" calcext:value-type="float">
            <text:p>0.014476</text:p>
          </table:table-cell>
          <table:table-cell office:value-type="float" office:value="0.0197461" calcext:value-type="float">
            <text:p>0.0197461</text:p>
          </table:table-cell>
          <table:table-cell office:value-type="float" office:value="0.0254324" calcext:value-type="float">
            <text:p>0.0254324</text:p>
          </table:table-cell>
          <table:table-cell office:value-type="float" office:value="0.0544965" calcext:value-type="float">
            <text:p>0.0544965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0339568" calcext:value-type="float">
            <text:p>0.000339568</text:p>
          </table:table-cell>
          <table:table-cell office:value-type="float" office:value="0.0018918" calcext:value-type="float">
            <text:p>0.0018918</text:p>
          </table:table-cell>
          <table:table-cell office:value-type="float" office:value="0.00447541" calcext:value-type="float">
            <text:p>0.00447541</text:p>
          </table:table-cell>
          <table:table-cell office:value-type="float" office:value="0.00897957" calcext:value-type="float">
            <text:p>0.00897957</text:p>
          </table:table-cell>
          <table:table-cell office:value-type="float" office:value="0.0143769" calcext:value-type="float">
            <text:p>0.0143769</text:p>
          </table:table-cell>
          <table:table-cell office:value-type="float" office:value="0.0202512" calcext:value-type="float">
            <text:p>0.0202512</text:p>
          </table:table-cell>
          <table:table-cell office:value-type="float" office:value="0.0254174" calcext:value-type="float">
            <text:p>0.0254174</text:p>
          </table:table-cell>
          <table:table-cell office:value-type="float" office:value="0.0546168" calcext:value-type="float">
            <text:p>0.0546168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1977" calcext:value-type="float">
            <text:p>0.000131977</text:p>
          </table:table-cell>
          <table:table-cell office:value-type="float" office:value="0.000338993" calcext:value-type="float">
            <text:p>0.000338993</text:p>
          </table:table-cell>
          <table:table-cell office:value-type="float" office:value="0.0018906" calcext:value-type="float">
            <text:p>0.0018906</text:p>
          </table:table-cell>
          <table:table-cell office:value-type="float" office:value="0.00439515" calcext:value-type="float">
            <text:p>0.00439515</text:p>
          </table:table-cell>
          <table:table-cell office:value-type="float" office:value="0.00894285" calcext:value-type="float">
            <text:p>0.00894285</text:p>
          </table:table-cell>
          <table:table-cell office:value-type="float" office:value="0.0149082" calcext:value-type="float">
            <text:p>0.0149082</text:p>
          </table:table-cell>
          <table:table-cell office:value-type="float" office:value="0.0196913" calcext:value-type="float">
            <text:p>0.0196913</text:p>
          </table:table-cell>
          <table:table-cell office:value-type="float" office:value="0.025424" calcext:value-type="float">
            <text:p>0.025424</text:p>
          </table:table-cell>
          <table:table-cell office:value-type="float" office:value="0.0540174" calcext:value-type="float">
            <text:p>0.0540174</text:p>
          </table:table-cell>
          <table:table-cell table:number-columns-repeated="11"/>
        </table:table-row>
        <table:table-row table:style-name="ro1">
          <table:table-cell office:value-type="float" office:value="0.000027238" calcext:value-type="float">
            <text:p>2.72E-005</text:p>
          </table:table-cell>
          <table:table-cell office:value-type="float" office:value="0.000131642" calcext:value-type="float">
            <text:p>0.000131642</text:p>
          </table:table-cell>
          <table:table-cell office:value-type="float" office:value="0.000339143" calcext:value-type="float">
            <text:p>0.000339143</text:p>
          </table:table-cell>
          <table:table-cell office:value-type="float" office:value="0.00188787" calcext:value-type="float">
            <text:p>0.00188787</text:p>
          </table:table-cell>
          <table:table-cell office:value-type="float" office:value="0.0043998" calcext:value-type="float">
            <text:p>0.0043998</text:p>
          </table:table-cell>
          <table:table-cell office:value-type="float" office:value="0.00895301" calcext:value-type="float">
            <text:p>0.00895301</text:p>
          </table:table-cell>
          <table:table-cell office:value-type="float" office:value="0.0143818" calcext:value-type="float">
            <text:p>0.0143818</text:p>
          </table:table-cell>
          <table:table-cell office:value-type="float" office:value="0.0196726" calcext:value-type="float">
            <text:p>0.0196726</text:p>
          </table:table-cell>
          <table:table-cell office:value-type="float" office:value="0.0253788" calcext:value-type="float">
            <text:p>0.0253788</text:p>
          </table:table-cell>
          <table:table-cell office:value-type="float" office:value="0.0541596" calcext:value-type="float">
            <text:p>0.0541596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982" calcext:value-type="float">
            <text:p>0.000131982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89222" calcext:value-type="float">
            <text:p>0.00189222</text:p>
          </table:table-cell>
          <table:table-cell office:value-type="float" office:value="0.00440423" calcext:value-type="float">
            <text:p>0.00440423</text:p>
          </table:table-cell>
          <table:table-cell office:value-type="float" office:value="0.00893728" calcext:value-type="float">
            <text:p>0.00893728</text:p>
          </table:table-cell>
          <table:table-cell office:value-type="float" office:value="0.0144704" calcext:value-type="float">
            <text:p>0.0144704</text:p>
          </table:table-cell>
          <table:table-cell office:value-type="float" office:value="0.0196542" calcext:value-type="float">
            <text:p>0.0196542</text:p>
          </table:table-cell>
          <table:table-cell office:value-type="float" office:value="0.0254231" calcext:value-type="float">
            <text:p>0.0254231</text:p>
          </table:table-cell>
          <table:table-cell office:value-type="float" office:value="0.0542701" calcext:value-type="float">
            <text:p>0.0542701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2052" calcext:value-type="float">
            <text:p>0.000132052</text:p>
          </table:table-cell>
          <table:table-cell office:value-type="float" office:value="0.000342958" calcext:value-type="float">
            <text:p>0.000342958</text:p>
          </table:table-cell>
          <table:table-cell office:value-type="float" office:value="0.00188794" calcext:value-type="float">
            <text:p>0.00188794</text:p>
          </table:table-cell>
          <table:table-cell office:value-type="float" office:value="0.00440332" calcext:value-type="float">
            <text:p>0.00440332</text:p>
          </table:table-cell>
          <table:table-cell office:value-type="float" office:value="0.00908692" calcext:value-type="float">
            <text:p>0.00908692</text:p>
          </table:table-cell>
          <table:table-cell office:value-type="float" office:value="0.0143938" calcext:value-type="float">
            <text:p>0.014393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0254039" calcext:value-type="float">
            <text:p>0.0254039</text:p>
          </table:table-cell>
          <table:table-cell office:value-type="float" office:value="0.0545607" calcext:value-type="float">
            <text:p>0.0545607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092" calcext:value-type="float">
            <text:p>0.000131092</text:p>
          </table:table-cell>
          <table:table-cell office:value-type="float" office:value="0.000339328" calcext:value-type="float">
            <text:p>0.000339328</text:p>
          </table:table-cell>
          <table:table-cell office:value-type="float" office:value="0.00189644" calcext:value-type="float">
            <text:p>0.00189644</text:p>
          </table:table-cell>
          <table:table-cell office:value-type="float" office:value="0.00438261" calcext:value-type="float">
            <text:p>0.00438261</text:p>
          </table:table-cell>
          <table:table-cell office:value-type="float" office:value="0.00891378" calcext:value-type="float">
            <text:p>0.00891378</text:p>
          </table:table-cell>
          <table:table-cell office:value-type="float" office:value="0.0143727" calcext:value-type="float">
            <text:p>0.0143727</text:p>
          </table:table-cell>
          <table:table-cell office:value-type="float" office:value="0.0196657" calcext:value-type="float">
            <text:p>0.0196657</text:p>
          </table:table-cell>
          <table:table-cell office:value-type="float" office:value="0.0254019" calcext:value-type="float">
            <text:p>0.0254019</text:p>
          </table:table-cell>
          <table:table-cell office:value-type="float" office:value="0.0542564" calcext:value-type="float">
            <text:p>0.0542564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453" calcext:value-type="float">
            <text:p>0.000131453</text:p>
          </table:table-cell>
          <table:table-cell office:value-type="float" office:value="0.000339709" calcext:value-type="float">
            <text:p>0.000339709</text:p>
          </table:table-cell>
          <table:table-cell office:value-type="float" office:value="0.00188986" calcext:value-type="float">
            <text:p>0.00188986</text:p>
          </table:table-cell>
          <table:table-cell office:value-type="float" office:value="0.00444757" calcext:value-type="float">
            <text:p>0.00444757</text:p>
          </table:table-cell>
          <table:table-cell office:value-type="float" office:value="0.00898019" calcext:value-type="float">
            <text:p>0.00898019</text:p>
          </table:table-cell>
          <table:table-cell office:value-type="float" office:value="0.0143555" calcext:value-type="float">
            <text:p>0.0143555</text:p>
          </table:table-cell>
          <table:table-cell office:value-type="float" office:value="0.0196654" calcext:value-type="float">
            <text:p>0.0196654</text:p>
          </table:table-cell>
          <table:table-cell office:value-type="float" office:value="0.0254884" calcext:value-type="float">
            <text:p>0.0254884</text:p>
          </table:table-cell>
          <table:table-cell office:value-type="float" office:value="0.0544367" calcext:value-type="float">
            <text:p>0.0544367</text:p>
          </table:table-cell>
          <table:table-cell table:number-columns-repeated="11"/>
        </table:table-row>
        <table:table-row table:style-name="ro1">
          <table:table-cell office:value-type="float" office:value="0.000026872" calcext:value-type="float">
            <text:p>2.69E-005</text:p>
          </table:table-cell>
          <table:table-cell office:value-type="float" office:value="0.000131512" calcext:value-type="float">
            <text:p>0.000131512</text:p>
          </table:table-cell>
          <table:table-cell office:value-type="float" office:value="0.000339488" calcext:value-type="float">
            <text:p>0.000339488</text:p>
          </table:table-cell>
          <table:table-cell office:value-type="float" office:value="0.00189346" calcext:value-type="float">
            <text:p>0.00189346</text:p>
          </table:table-cell>
          <table:table-cell office:value-type="float" office:value="0.00440938" calcext:value-type="float">
            <text:p>0.00440938</text:p>
          </table:table-cell>
          <table:table-cell office:value-type="float" office:value="0.00900442" calcext:value-type="float">
            <text:p>0.00900442</text:p>
          </table:table-cell>
          <table:table-cell office:value-type="float" office:value="0.0143736" calcext:value-type="float">
            <text:p>0.0143736</text:p>
          </table:table-cell>
          <table:table-cell office:value-type="float" office:value="0.0197744" calcext:value-type="float">
            <text:p>0.0197744</text:p>
          </table:table-cell>
          <table:table-cell office:value-type="float" office:value="0.0255205" calcext:value-type="float">
            <text:p>0.0255205</text:p>
          </table:table-cell>
          <table:table-cell office:value-type="float" office:value="0.054084" calcext:value-type="float">
            <text:p>0.054084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602" calcext:value-type="float">
            <text:p>0.000131602</text:p>
          </table:table-cell>
          <table:table-cell office:value-type="float" office:value="0.000339289" calcext:value-type="float">
            <text:p>0.000339289</text:p>
          </table:table-cell>
          <table:table-cell office:value-type="float" office:value="0.00188736" calcext:value-type="float">
            <text:p>0.00188736</text:p>
          </table:table-cell>
          <table:table-cell office:value-type="float" office:value="0.0043825" calcext:value-type="float">
            <text:p>0.0043825</text:p>
          </table:table-cell>
          <table:table-cell office:value-type="float" office:value="0.00892447" calcext:value-type="float">
            <text:p>0.00892447</text:p>
          </table:table-cell>
          <table:table-cell office:value-type="float" office:value="0.0143703" calcext:value-type="float">
            <text:p>0.0143703</text:p>
          </table:table-cell>
          <table:table-cell office:value-type="float" office:value="0.0203946" calcext:value-type="float">
            <text:p>0.0203946</text:p>
          </table:table-cell>
          <table:table-cell office:value-type="float" office:value="0.0253486" calcext:value-type="float">
            <text:p>0.0253486</text:p>
          </table:table-cell>
          <table:table-cell office:value-type="float" office:value="0.0541188" calcext:value-type="float">
            <text:p>0.0541188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1693" calcext:value-type="float">
            <text:p>0.000131693</text:p>
          </table:table-cell>
          <table:table-cell office:value-type="float" office:value="0.000339063" calcext:value-type="float">
            <text:p>0.000339063</text:p>
          </table:table-cell>
          <table:table-cell office:value-type="float" office:value="0.00190194" calcext:value-type="float">
            <text:p>0.00190194</text:p>
          </table:table-cell>
          <table:table-cell office:value-type="float" office:value="0.00439043" calcext:value-type="float">
            <text:p>0.00439043</text:p>
          </table:table-cell>
          <table:table-cell office:value-type="float" office:value="0.00897307" calcext:value-type="float">
            <text:p>0.00897307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96759" calcext:value-type="float">
            <text:p>0.0196759</text:p>
          </table:table-cell>
          <table:table-cell office:value-type="float" office:value="0.0253873" calcext:value-type="float">
            <text:p>0.0253873</text:p>
          </table:table-cell>
          <table:table-cell office:value-type="float" office:value="0.0544023" calcext:value-type="float">
            <text:p>0.0544023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1762" calcext:value-type="float">
            <text:p>0.000131762</text:p>
          </table:table-cell>
          <table:table-cell office:value-type="float" office:value="0.000339429" calcext:value-type="float">
            <text:p>0.000339429</text:p>
          </table:table-cell>
          <table:table-cell office:value-type="float" office:value="0.00189646" calcext:value-type="float">
            <text:p>0.00189646</text:p>
          </table:table-cell>
          <table:table-cell office:value-type="float" office:value="0.00440076" calcext:value-type="float">
            <text:p>0.00440076</text:p>
          </table:table-cell>
          <table:table-cell office:value-type="float" office:value="0.00894227" calcext:value-type="float">
            <text:p>0.00894227</text:p>
          </table:table-cell>
          <table:table-cell office:value-type="float" office:value="0.0143922" calcext:value-type="float">
            <text:p>0.0143922</text:p>
          </table:table-cell>
          <table:table-cell office:value-type="float" office:value="0.0196432" calcext:value-type="float">
            <text:p>0.0196432</text:p>
          </table:table-cell>
          <table:table-cell office:value-type="float" office:value="0.0254051" calcext:value-type="float">
            <text:p>0.0254051</text:p>
          </table:table-cell>
          <table:table-cell office:value-type="float" office:value="0.0540502" calcext:value-type="float">
            <text:p>0.0540502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41198" calcext:value-type="float">
            <text:p>0.000341198</text:p>
          </table:table-cell>
          <table:table-cell office:value-type="float" office:value="0.00188847" calcext:value-type="float">
            <text:p>0.00188847</text:p>
          </table:table-cell>
          <table:table-cell office:value-type="float" office:value="0.00438653" calcext:value-type="float">
            <text:p>0.00438653</text:p>
          </table:table-cell>
          <table:table-cell office:value-type="float" office:value="0.00895665" calcext:value-type="float">
            <text:p>0.00895665</text:p>
          </table:table-cell>
          <table:table-cell office:value-type="float" office:value="0.0145504" calcext:value-type="float">
            <text:p>0.0145504</text:p>
          </table:table-cell>
          <table:table-cell office:value-type="float" office:value="0.0197472" calcext:value-type="float">
            <text:p>0.0197472</text:p>
          </table:table-cell>
          <table:table-cell office:value-type="float" office:value="0.0254127" calcext:value-type="float">
            <text:p>0.0254127</text:p>
          </table:table-cell>
          <table:table-cell office:value-type="float" office:value="0.0539703" calcext:value-type="float">
            <text:p>0.0539703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347" calcext:value-type="float">
            <text:p>0.000131347</text:p>
          </table:table-cell>
          <table:table-cell office:value-type="float" office:value="0.000339759" calcext:value-type="float">
            <text:p>0.000339759</text:p>
          </table:table-cell>
          <table:table-cell office:value-type="float" office:value="0.0019016" calcext:value-type="float">
            <text:p>0.0019016</text:p>
          </table:table-cell>
          <table:table-cell office:value-type="float" office:value="0.00438344" calcext:value-type="float">
            <text:p>0.00438344</text:p>
          </table:table-cell>
          <table:table-cell office:value-type="float" office:value="0.00895433" calcext:value-type="float">
            <text:p>0.00895433</text:p>
          </table:table-cell>
          <table:table-cell office:value-type="float" office:value="0.0143669" calcext:value-type="float">
            <text:p>0.0143669</text:p>
          </table:table-cell>
          <table:table-cell office:value-type="float" office:value="0.0204749" calcext:value-type="float">
            <text:p>0.0204749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0.0543363" calcext:value-type="float">
            <text:p>0.0543363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828" calcext:value-type="float">
            <text:p>0.000131828</text:p>
          </table:table-cell>
          <table:table-cell office:value-type="float" office:value="0.000339483" calcext:value-type="float">
            <text:p>0.000339483</text:p>
          </table:table-cell>
          <table:table-cell office:value-type="float" office:value="0.00188763" calcext:value-type="float">
            <text:p>0.00188763</text:p>
          </table:table-cell>
          <table:table-cell office:value-type="float" office:value="0.0043874" calcext:value-type="float">
            <text:p>0.0043874</text:p>
          </table:table-cell>
          <table:table-cell office:value-type="float" office:value="0.00896801" calcext:value-type="float">
            <text:p>0.00896801</text:p>
          </table:table-cell>
          <table:table-cell office:value-type="float" office:value="0.0146089" calcext:value-type="float">
            <text:p>0.0146089</text:p>
          </table:table-cell>
          <table:table-cell office:value-type="float" office:value="0.0196579" calcext:value-type="float">
            <text:p>0.0196579</text:p>
          </table:table-cell>
          <table:table-cell office:value-type="float" office:value="0.0254138" calcext:value-type="float">
            <text:p>0.0254138</text:p>
          </table:table-cell>
          <table:table-cell office:value-type="float" office:value="0.0541722" calcext:value-type="float">
            <text:p>0.0541722</text:p>
          </table:table-cell>
          <table:table-cell table:number-columns-repeated="11"/>
        </table:table-row>
        <table:table-row table:style-name="ro1">
          <table:table-cell office:value-type="float" office:value="0.000035753" calcext:value-type="float">
            <text:p>3.58E-005</text:p>
          </table:table-cell>
          <table:table-cell office:value-type="float" office:value="0.000131542" calcext:value-type="float">
            <text:p>0.000131542</text:p>
          </table:table-cell>
          <table:table-cell office:value-type="float" office:value="0.000339958" calcext:value-type="float">
            <text:p>0.000339958</text:p>
          </table:table-cell>
          <table:table-cell office:value-type="float" office:value="0.00188991" calcext:value-type="float">
            <text:p>0.00188991</text:p>
          </table:table-cell>
          <table:table-cell office:value-type="float" office:value="0.00438496" calcext:value-type="float">
            <text:p>0.00438496</text:p>
          </table:table-cell>
          <table:table-cell office:value-type="float" office:value="0.00893856" calcext:value-type="float">
            <text:p>0.00893856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196575" calcext:value-type="float">
            <text:p>0.0196575</text:p>
          </table:table-cell>
          <table:table-cell office:value-type="float" office:value="0.0254241" calcext:value-type="float">
            <text:p>0.0254241</text:p>
          </table:table-cell>
          <table:table-cell office:value-type="float" office:value="0.0540377" calcext:value-type="float">
            <text:p>0.0540377</text:p>
          </table:table-cell>
          <table:table-cell table:number-columns-repeated="11"/>
        </table:table-row>
        <table:table-row table:style-name="ro1">
          <table:table-cell office:value-type="float" office:value="0.000027282" calcext:value-type="float">
            <text:p>2.73E-005</text:p>
          </table:table-cell>
          <table:table-cell office:value-type="float" office:value="0.000131603" calcext:value-type="float">
            <text:p>0.000131603</text:p>
          </table:table-cell>
          <table:table-cell office:value-type="float" office:value="0.000343063" calcext:value-type="float">
            <text:p>0.000343063</text:p>
          </table:table-cell>
          <table:table-cell office:value-type="float" office:value="0.00189144" calcext:value-type="float">
            <text:p>0.00189144</text:p>
          </table:table-cell>
          <table:table-cell office:value-type="float" office:value="0.00439074" calcext:value-type="float">
            <text:p>0.00439074</text:p>
          </table:table-cell>
          <table:table-cell office:value-type="float" office:value="0.00893995" calcext:value-type="float">
            <text:p>0.00893995</text:p>
          </table:table-cell>
          <table:table-cell office:value-type="float" office:value="0.0143634" calcext:value-type="float">
            <text:p>0.0143634</text:p>
          </table:table-cell>
          <table:table-cell office:value-type="float" office:value="0.0198315" calcext:value-type="float">
            <text:p>0.0198315</text:p>
          </table:table-cell>
          <table:table-cell office:value-type="float" office:value="0.0253975" calcext:value-type="float">
            <text:p>0.0253975</text:p>
          </table:table-cell>
          <table:table-cell office:value-type="float" office:value="0.0541241" calcext:value-type="float">
            <text:p>0.0541241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0198" calcext:value-type="float">
            <text:p>0.000130198</text:p>
          </table:table-cell>
          <table:table-cell office:value-type="float" office:value="0.000339158" calcext:value-type="float">
            <text:p>0.000339158</text:p>
          </table:table-cell>
          <table:table-cell office:value-type="float" office:value="0.00189332" calcext:value-type="float">
            <text:p>0.00189332</text:p>
          </table:table-cell>
          <table:table-cell office:value-type="float" office:value="0.00439801" calcext:value-type="float">
            <text:p>0.00439801</text:p>
          </table:table-cell>
          <table:table-cell office:value-type="float" office:value="0.00893273" calcext:value-type="float">
            <text:p>0.00893273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020676" calcext:value-type="float">
            <text:p>0.020676</text:p>
          </table:table-cell>
          <table:table-cell office:value-type="float" office:value="0.0254045" calcext:value-type="float">
            <text:p>0.0254045</text:p>
          </table:table-cell>
          <table:table-cell office:value-type="float" office:value="0.0541777" calcext:value-type="float">
            <text:p>0.0541777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457" calcext:value-type="float">
            <text:p>0.000131457</text:p>
          </table:table-cell>
          <table:table-cell office:value-type="float" office:value="0.000339028" calcext:value-type="float">
            <text:p>0.000339028</text:p>
          </table:table-cell>
          <table:table-cell office:value-type="float" office:value="0.00188802" calcext:value-type="float">
            <text:p>0.00188802</text:p>
          </table:table-cell>
          <table:table-cell office:value-type="float" office:value="0.0043823" calcext:value-type="float">
            <text:p>0.0043823</text:p>
          </table:table-cell>
          <table:table-cell office:value-type="float" office:value="0.00891784" calcext:value-type="float">
            <text:p>0.00891784</text:p>
          </table:table-cell>
          <table:table-cell office:value-type="float" office:value="0.0143802" calcext:value-type="float">
            <text:p>0.0143802</text:p>
          </table:table-cell>
          <table:table-cell office:value-type="float" office:value="0.0196961" calcext:value-type="float">
            <text:p>0.0196961</text:p>
          </table:table-cell>
          <table:table-cell office:value-type="float" office:value="0.025385" calcext:value-type="float">
            <text:p>0.025385</text:p>
          </table:table-cell>
          <table:table-cell office:value-type="float" office:value="0.0538874" calcext:value-type="float">
            <text:p>0.0538874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922" calcext:value-type="float">
            <text:p>0.000131922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90021" calcext:value-type="float">
            <text:p>0.00190021</text:p>
          </table:table-cell>
          <table:table-cell office:value-type="float" office:value="0.00439182" calcext:value-type="float">
            <text:p>0.00439182</text:p>
          </table:table-cell>
          <table:table-cell office:value-type="float" office:value="0.00893979" calcext:value-type="float">
            <text:p>0.00893979</text:p>
          </table:table-cell>
          <table:table-cell office:value-type="float" office:value="0.0143707" calcext:value-type="float">
            <text:p>0.0143707</text:p>
          </table:table-cell>
          <table:table-cell office:value-type="float" office:value="0.0196458" calcext:value-type="float">
            <text:p>0.0196458</text:p>
          </table:table-cell>
          <table:table-cell office:value-type="float" office:value="0.0254107" calcext:value-type="float">
            <text:p>0.0254107</text:p>
          </table:table-cell>
          <table:table-cell office:value-type="float" office:value="0.0539947" calcext:value-type="float">
            <text:p>0.0539947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8819" calcext:value-type="float">
            <text:p>0.000338819</text:p>
          </table:table-cell>
          <table:table-cell office:value-type="float" office:value="0.0018882" calcext:value-type="float">
            <text:p>0.0018882</text:p>
          </table:table-cell>
          <table:table-cell office:value-type="float" office:value="0.00439122" calcext:value-type="float">
            <text:p>0.00439122</text:p>
          </table:table-cell>
          <table:table-cell office:value-type="float" office:value="0.00911261" calcext:value-type="float">
            <text:p>0.00911261</text:p>
          </table:table-cell>
          <table:table-cell office:value-type="float" office:value="0.0143859" calcext:value-type="float">
            <text:p>0.0143859</text:p>
          </table:table-cell>
          <table:table-cell office:value-type="float" office:value="0.0200283" calcext:value-type="float">
            <text:p>0.0200283</text:p>
          </table:table-cell>
          <table:table-cell office:value-type="float" office:value="0.0255388" calcext:value-type="float">
            <text:p>0.0255388</text:p>
          </table:table-cell>
          <table:table-cell office:value-type="float" office:value="0.0541838" calcext:value-type="float">
            <text:p>0.0541838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328" calcext:value-type="float">
            <text:p>0.000131328</text:p>
          </table:table-cell>
          <table:table-cell office:value-type="float" office:value="0.000338798" calcext:value-type="float">
            <text:p>0.000338798</text:p>
          </table:table-cell>
          <table:table-cell office:value-type="float" office:value="0.00189114" calcext:value-type="float">
            <text:p>0.00189114</text:p>
          </table:table-cell>
          <table:table-cell office:value-type="float" office:value="0.00438802" calcext:value-type="float">
            <text:p>0.00438802</text:p>
          </table:table-cell>
          <table:table-cell office:value-type="float" office:value="0.00894426" calcext:value-type="float">
            <text:p>0.00894426</text:p>
          </table:table-cell>
          <table:table-cell office:value-type="float" office:value="0.0143619" calcext:value-type="float">
            <text:p>0.0143619</text:p>
          </table:table-cell>
          <table:table-cell office:value-type="float" office:value="0.0202769" calcext:value-type="float">
            <text:p>0.0202769</text:p>
          </table:table-cell>
          <table:table-cell office:value-type="float" office:value="0.0254686" calcext:value-type="float">
            <text:p>0.0254686</text:p>
          </table:table-cell>
          <table:table-cell office:value-type="float" office:value="0.0541093" calcext:value-type="float">
            <text:p>0.0541093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474" calcext:value-type="float">
            <text:p>0.000339474</text:p>
          </table:table-cell>
          <table:table-cell office:value-type="float" office:value="0.00188637" calcext:value-type="float">
            <text:p>0.00188637</text:p>
          </table:table-cell>
          <table:table-cell office:value-type="float" office:value="0.00438279" calcext:value-type="float">
            <text:p>0.00438279</text:p>
          </table:table-cell>
          <table:table-cell office:value-type="float" office:value="0.00891996" calcext:value-type="float">
            <text:p>0.00891996</text:p>
          </table:table-cell>
          <table:table-cell office:value-type="float" office:value="0.0143714" calcext:value-type="float">
            <text:p>0.0143714</text:p>
          </table:table-cell>
          <table:table-cell office:value-type="float" office:value="0.0197977" calcext:value-type="float">
            <text:p>0.0197977</text:p>
          </table:table-cell>
          <table:table-cell office:value-type="float" office:value="0.0253652" calcext:value-type="float">
            <text:p>0.0253652</text:p>
          </table:table-cell>
          <table:table-cell office:value-type="float" office:value="0.0541061" calcext:value-type="float">
            <text:p>0.0541061</text:p>
          </table:table-cell>
          <table:table-cell table:number-columns-repeated="11"/>
        </table:table-row>
        <table:table-row table:style-name="ro1">
          <table:table-cell office:value-type="float" office:value="0.000027093" calcext:value-type="float">
            <text:p>2.71E-005</text:p>
          </table:table-cell>
          <table:table-cell office:value-type="float" office:value="0.000131562" calcext:value-type="float">
            <text:p>0.000131562</text:p>
          </table:table-cell>
          <table:table-cell office:value-type="float" office:value="0.000339373" calcext:value-type="float">
            <text:p>0.000339373</text:p>
          </table:table-cell>
          <table:table-cell office:value-type="float" office:value="0.00189043" calcext:value-type="float">
            <text:p>0.00189043</text:p>
          </table:table-cell>
          <table:table-cell office:value-type="float" office:value="0.00440768" calcext:value-type="float">
            <text:p>0.00440768</text:p>
          </table:table-cell>
          <table:table-cell office:value-type="float" office:value="0.00908105" calcext:value-type="float">
            <text:p>0.00908105</text:p>
          </table:table-cell>
          <table:table-cell office:value-type="float" office:value="0.0143589" calcext:value-type="float">
            <text:p>0.0143589</text:p>
          </table:table-cell>
          <table:table-cell office:value-type="float" office:value="0.0196791" calcext:value-type="float">
            <text:p>0.0196791</text:p>
          </table:table-cell>
          <table:table-cell office:value-type="float" office:value="0.0253743" calcext:value-type="float">
            <text:p>0.0253743</text:p>
          </table:table-cell>
          <table:table-cell office:value-type="float" office:value="0.0540546" calcext:value-type="float">
            <text:p>0.0540546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837" calcext:value-type="float">
            <text:p>0.000131837</text:p>
          </table:table-cell>
          <table:table-cell office:value-type="float" office:value="0.000339794" calcext:value-type="float">
            <text:p>0.000339794</text:p>
          </table:table-cell>
          <table:table-cell office:value-type="float" office:value="0.00188816" calcext:value-type="float">
            <text:p>0.00188816</text:p>
          </table:table-cell>
          <table:table-cell office:value-type="float" office:value="0.00440625" calcext:value-type="float">
            <text:p>0.00440625</text:p>
          </table:table-cell>
          <table:table-cell office:value-type="float" office:value="0.00897421" calcext:value-type="float">
            <text:p>0.00897421</text:p>
          </table:table-cell>
          <table:table-cell office:value-type="float" office:value="0.0144694" calcext:value-type="float">
            <text:p>0.0144694</text:p>
          </table:table-cell>
          <table:table-cell office:value-type="float" office:value="0.0198743" calcext:value-type="float">
            <text:p>0.0198743</text:p>
          </table:table-cell>
          <table:table-cell office:value-type="float" office:value="0.0254002" calcext:value-type="float">
            <text:p>0.0254002</text:p>
          </table:table-cell>
          <table:table-cell office:value-type="float" office:value="0.0541347" calcext:value-type="float">
            <text:p>0.0541347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462" calcext:value-type="float">
            <text:p>0.000131462</text:p>
          </table:table-cell>
          <table:table-cell office:value-type="float" office:value="0.000339408" calcext:value-type="float">
            <text:p>0.000339408</text:p>
          </table:table-cell>
          <table:table-cell office:value-type="float" office:value="0.00189842" calcext:value-type="float">
            <text:p>0.00189842</text:p>
          </table:table-cell>
          <table:table-cell office:value-type="float" office:value="0.0043904" calcext:value-type="float">
            <text:p>0.0043904</text:p>
          </table:table-cell>
          <table:table-cell office:value-type="float" office:value="0.00918616" calcext:value-type="float">
            <text:p>0.00918616</text:p>
          </table:table-cell>
          <table:table-cell office:value-type="float" office:value="0.0143865" calcext:value-type="float">
            <text:p>0.0143865</text:p>
          </table:table-cell>
          <table:table-cell office:value-type="float" office:value="0.0202145" calcext:value-type="float">
            <text:p>0.0202145</text:p>
          </table:table-cell>
          <table:table-cell office:value-type="float" office:value="0.0253642" calcext:value-type="float">
            <text:p>0.0253642</text:p>
          </table:table-cell>
          <table:table-cell office:value-type="float" office:value="0.0543404" calcext:value-type="float">
            <text:p>0.0543404</text:p>
          </table:table-cell>
          <table:table-cell table:number-columns-repeated="11"/>
        </table:table-row>
        <table:table-row table:style-name="ro1">
          <table:table-cell office:value-type="float" office:value="0.000026952" calcext:value-type="float">
            <text:p>2.70E-005</text:p>
          </table:table-cell>
          <table:table-cell office:value-type="float" office:value="0.000132307" calcext:value-type="float">
            <text:p>0.000132307</text:p>
          </table:table-cell>
          <table:table-cell office:value-type="float" office:value="0.000338709" calcext:value-type="float">
            <text:p>0.000338709</text:p>
          </table:table-cell>
          <table:table-cell office:value-type="float" office:value="0.0018926" calcext:value-type="float">
            <text:p>0.0018926</text:p>
          </table:table-cell>
          <table:table-cell office:value-type="float" office:value="0.00440636" calcext:value-type="float">
            <text:p>0.00440636</text:p>
          </table:table-cell>
          <table:table-cell office:value-type="float" office:value="0.00893705" calcext:value-type="float">
            <text:p>0.00893705</text:p>
          </table:table-cell>
          <table:table-cell office:value-type="float" office:value="0.0144043" calcext:value-type="float">
            <text:p>0.0144043</text:p>
          </table:table-cell>
          <table:table-cell office:value-type="float" office:value="0.0197603" calcext:value-type="float">
            <text:p>0.0197603</text:p>
          </table:table-cell>
          <table:table-cell office:value-type="float" office:value="0.025403" calcext:value-type="float">
            <text:p>0.025403</text:p>
          </table:table-cell>
          <table:table-cell office:value-type="float" office:value="0.0542444" calcext:value-type="float">
            <text:p>0.0542444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46993" calcext:value-type="float">
            <text:p>0.000346993</text:p>
          </table:table-cell>
          <table:table-cell office:value-type="float" office:value="0.00189354" calcext:value-type="float">
            <text:p>0.00189354</text:p>
          </table:table-cell>
          <table:table-cell office:value-type="float" office:value="0.00439795" calcext:value-type="float">
            <text:p>0.00439795</text:p>
          </table:table-cell>
          <table:table-cell office:value-type="float" office:value="0.00898564" calcext:value-type="float">
            <text:p>0.00898564</text:p>
          </table:table-cell>
          <table:table-cell office:value-type="float" office:value="0.0144705" calcext:value-type="float">
            <text:p>0.0144705</text:p>
          </table:table-cell>
          <table:table-cell office:value-type="float" office:value="0.0197082" calcext:value-type="float">
            <text:p>0.0197082</text:p>
          </table:table-cell>
          <table:table-cell office:value-type="float" office:value="0.025386" calcext:value-type="float">
            <text:p>0.025386</text:p>
          </table:table-cell>
          <table:table-cell office:value-type="float" office:value="0.0540856" calcext:value-type="float">
            <text:p>0.0540856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5896" calcext:value-type="float">
            <text:p>0.000135896</text:p>
          </table:table-cell>
          <table:table-cell office:value-type="float" office:value="0.000339363" calcext:value-type="float">
            <text:p>0.000339363</text:p>
          </table:table-cell>
          <table:table-cell office:value-type="float" office:value="0.00190044" calcext:value-type="float">
            <text:p>0.00190044</text:p>
          </table:table-cell>
          <table:table-cell office:value-type="float" office:value="0.00438625" calcext:value-type="float">
            <text:p>0.00438625</text:p>
          </table:table-cell>
          <table:table-cell office:value-type="float" office:value="0.00891518" calcext:value-type="float">
            <text:p>0.00891518</text:p>
          </table:table-cell>
          <table:table-cell office:value-type="float" office:value="0.0143575" calcext:value-type="float">
            <text:p>0.0143575</text:p>
          </table:table-cell>
          <table:table-cell office:value-type="float" office:value="0.0198474" calcext:value-type="float">
            <text:p>0.0198474</text:p>
          </table:table-cell>
          <table:table-cell office:value-type="float" office:value="0.0254133" calcext:value-type="float">
            <text:p>0.0254133</text:p>
          </table:table-cell>
          <table:table-cell office:value-type="float" office:value="0.0540277" calcext:value-type="float">
            <text:p>0.0540277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963" calcext:value-type="float">
            <text:p>0.000131963</text:p>
          </table:table-cell>
          <table:table-cell office:value-type="float" office:value="0.000340098" calcext:value-type="float">
            <text:p>0.000340098</text:p>
          </table:table-cell>
          <table:table-cell office:value-type="float" office:value="0.00190062" calcext:value-type="float">
            <text:p>0.00190062</text:p>
          </table:table-cell>
          <table:table-cell office:value-type="float" office:value="0.00439943" calcext:value-type="float">
            <text:p>0.00439943</text:p>
          </table:table-cell>
          <table:table-cell office:value-type="float" office:value="0.00896451" calcext:value-type="float">
            <text:p>0.00896451</text:p>
          </table:table-cell>
          <table:table-cell office:value-type="float" office:value="0.0146416" calcext:value-type="float">
            <text:p>0.0146416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53543" calcext:value-type="float">
            <text:p>0.0253543</text:p>
          </table:table-cell>
          <table:table-cell office:value-type="float" office:value="0.0544463" calcext:value-type="float">
            <text:p>0.0544463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39543" calcext:value-type="float">
            <text:p>0.000339543</text:p>
          </table:table-cell>
          <table:table-cell office:value-type="float" office:value="0.00188788" calcext:value-type="float">
            <text:p>0.00188788</text:p>
          </table:table-cell>
          <table:table-cell office:value-type="float" office:value="0.00438239" calcext:value-type="float">
            <text:p>0.00438239</text:p>
          </table:table-cell>
          <table:table-cell office:value-type="float" office:value="0.00889828" calcext:value-type="float">
            <text:p>0.00889828</text:p>
          </table:table-cell>
          <table:table-cell office:value-type="float" office:value="0.0143849" calcext:value-type="float">
            <text:p>0.0143849</text:p>
          </table:table-cell>
          <table:table-cell office:value-type="float" office:value="0.0196578" calcext:value-type="float">
            <text:p>0.0196578</text:p>
          </table:table-cell>
          <table:table-cell office:value-type="float" office:value="0.0253915" calcext:value-type="float">
            <text:p>0.0253915</text:p>
          </table:table-cell>
          <table:table-cell office:value-type="float" office:value="0.0541022" calcext:value-type="float">
            <text:p>0.0541022</text:p>
          </table:table-cell>
          <table:table-cell table:number-columns-repeated="11"/>
        </table:table-row>
        <table:table-row table:style-name="ro1">
          <table:table-cell office:value-type="float" office:value="0.000026882" calcext:value-type="float">
            <text:p>2.69E-005</text:p>
          </table:table-cell>
          <table:table-cell office:value-type="float" office:value="0.000131792" calcext:value-type="float">
            <text:p>0.000131792</text:p>
          </table:table-cell>
          <table:table-cell office:value-type="float" office:value="0.000338633" calcext:value-type="float">
            <text:p>0.000338633</text:p>
          </table:table-cell>
          <table:table-cell office:value-type="float" office:value="0.00190086" calcext:value-type="float">
            <text:p>0.00190086</text:p>
          </table:table-cell>
          <table:table-cell office:value-type="float" office:value="0.00438105" calcext:value-type="float">
            <text:p>0.00438105</text:p>
          </table:table-cell>
          <table:table-cell office:value-type="float" office:value="0.00894651" calcext:value-type="float">
            <text:p>0.00894651</text:p>
          </table:table-cell>
          <table:table-cell office:value-type="float" office:value="0.0145769" calcext:value-type="float">
            <text:p>0.0145769</text:p>
          </table:table-cell>
          <table:table-cell office:value-type="float" office:value="0.0197172" calcext:value-type="float">
            <text:p>0.0197172</text:p>
          </table:table-cell>
          <table:table-cell office:value-type="float" office:value="0.0253822" calcext:value-type="float">
            <text:p>0.0253822</text:p>
          </table:table-cell>
          <table:table-cell office:value-type="float" office:value="0.0541463" calcext:value-type="float">
            <text:p>0.0541463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772" calcext:value-type="float">
            <text:p>0.000131772</text:p>
          </table:table-cell>
          <table:table-cell office:value-type="float" office:value="0.000339198" calcext:value-type="float">
            <text:p>0.000339198</text:p>
          </table:table-cell>
          <table:table-cell office:value-type="float" office:value="0.00188878" calcext:value-type="float">
            <text:p>0.00188878</text:p>
          </table:table-cell>
          <table:table-cell office:value-type="float" office:value="0.00439401" calcext:value-type="float">
            <text:p>0.00439401</text:p>
          </table:table-cell>
          <table:table-cell office:value-type="float" office:value="0.00892819" calcext:value-type="float">
            <text:p>0.00892819</text:p>
          </table:table-cell>
          <table:table-cell office:value-type="float" office:value="0.0143822" calcext:value-type="float">
            <text:p>0.0143822</text:p>
          </table:table-cell>
          <table:table-cell office:value-type="float" office:value="0.0197339" calcext:value-type="float">
            <text:p>0.0197339</text:p>
          </table:table-cell>
          <table:table-cell office:value-type="float" office:value="0.0254331" calcext:value-type="float">
            <text:p>0.0254331</text:p>
          </table:table-cell>
          <table:table-cell office:value-type="float" office:value="0.0541551" calcext:value-type="float">
            <text:p>0.0541551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553" calcext:value-type="float">
            <text:p>0.000131553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189624" calcext:value-type="float">
            <text:p>0.00189624</text:p>
          </table:table-cell>
          <table:table-cell office:value-type="float" office:value="0.00438221" calcext:value-type="float">
            <text:p>0.00438221</text:p>
          </table:table-cell>
          <table:table-cell office:value-type="float" office:value="0.00897204" calcext:value-type="float">
            <text:p>0.00897204</text:p>
          </table:table-cell>
          <table:table-cell office:value-type="float" office:value="0.0143699" calcext:value-type="float">
            <text:p>0.0143699</text:p>
          </table:table-cell>
          <table:table-cell office:value-type="float" office:value="0.0196789" calcext:value-type="float">
            <text:p>0.0196789</text:p>
          </table:table-cell>
          <table:table-cell office:value-type="float" office:value="0.025543" calcext:value-type="float">
            <text:p>0.025543</text:p>
          </table:table-cell>
          <table:table-cell office:value-type="float" office:value="0.0541678" calcext:value-type="float">
            <text:p>0.0541678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9518" calcext:value-type="float">
            <text:p>0.000339518</text:p>
          </table:table-cell>
          <table:table-cell office:value-type="float" office:value="0.00188806" calcext:value-type="float">
            <text:p>0.00188806</text:p>
          </table:table-cell>
          <table:table-cell office:value-type="float" office:value="0.00438117" calcext:value-type="float">
            <text:p>0.00438117</text:p>
          </table:table-cell>
          <table:table-cell office:value-type="float" office:value="0.00891668" calcext:value-type="float">
            <text:p>0.00891668</text:p>
          </table:table-cell>
          <table:table-cell office:value-type="float" office:value="0.0145096" calcext:value-type="float">
            <text:p>0.0145096</text:p>
          </table:table-cell>
          <table:table-cell office:value-type="float" office:value="0.0198391" calcext:value-type="float">
            <text:p>0.0198391</text:p>
          </table:table-cell>
          <table:table-cell office:value-type="float" office:value="0.025579" calcext:value-type="float">
            <text:p>0.025579</text:p>
          </table:table-cell>
          <table:table-cell office:value-type="float" office:value="0.054116" calcext:value-type="float">
            <text:p>0.05411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518" calcext:value-type="float">
            <text:p>0.000131518</text:p>
          </table:table-cell>
          <table:table-cell office:value-type="float" office:value="0.000339924" calcext:value-type="float">
            <text:p>0.000339924</text:p>
          </table:table-cell>
          <table:table-cell office:value-type="float" office:value="0.00189159" calcext:value-type="float">
            <text:p>0.00189159</text:p>
          </table:table-cell>
          <table:table-cell office:value-type="float" office:value="0.00447184" calcext:value-type="float">
            <text:p>0.00447184</text:p>
          </table:table-cell>
          <table:table-cell office:value-type="float" office:value="0.00912588" calcext:value-type="float">
            <text:p>0.00912588</text:p>
          </table:table-cell>
          <table:table-cell office:value-type="float" office:value="0.0148605" calcext:value-type="float">
            <text:p>0.0148605</text:p>
          </table:table-cell>
          <table:table-cell office:value-type="float" office:value="0.0197743" calcext:value-type="float">
            <text:p>0.0197743</text:p>
          </table:table-cell>
          <table:table-cell office:value-type="float" office:value="0.0253665" calcext:value-type="float">
            <text:p>0.0253665</text:p>
          </table:table-cell>
          <table:table-cell office:value-type="float" office:value="0.0547017" calcext:value-type="float">
            <text:p>0.0547017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8898" calcext:value-type="float">
            <text:p>0.000338898</text:p>
          </table:table-cell>
          <table:table-cell office:value-type="float" office:value="0.00188711" calcext:value-type="float">
            <text:p>0.00188711</text:p>
          </table:table-cell>
          <table:table-cell office:value-type="float" office:value="0.00439675" calcext:value-type="float">
            <text:p>0.00439675</text:p>
          </table:table-cell>
          <table:table-cell office:value-type="float" office:value="0.00891906" calcext:value-type="float">
            <text:p>0.00891906</text:p>
          </table:table-cell>
          <table:table-cell office:value-type="float" office:value="0.0145088" calcext:value-type="float">
            <text:p>0.0145088</text:p>
          </table:table-cell>
          <table:table-cell office:value-type="float" office:value="0.0196686" calcext:value-type="float">
            <text:p>0.0196686</text:p>
          </table:table-cell>
          <table:table-cell office:value-type="float" office:value="0.0254185" calcext:value-type="float">
            <text:p>0.0254185</text:p>
          </table:table-cell>
          <table:table-cell office:value-type="float" office:value="0.0543386" calcext:value-type="float">
            <text:p>0.0543386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618" calcext:value-type="float">
            <text:p>0.000131618</text:p>
          </table:table-cell>
          <table:table-cell office:value-type="float" office:value="0.000339389" calcext:value-type="float">
            <text:p>0.000339389</text:p>
          </table:table-cell>
          <table:table-cell office:value-type="float" office:value="0.00190136" calcext:value-type="float">
            <text:p>0.00190136</text:p>
          </table:table-cell>
          <table:table-cell office:value-type="float" office:value="0.00439121" calcext:value-type="float">
            <text:p>0.00439121</text:p>
          </table:table-cell>
          <table:table-cell office:value-type="float" office:value="0.00896333" calcext:value-type="float">
            <text:p>0.00896333</text:p>
          </table:table-cell>
          <table:table-cell office:value-type="float" office:value="0.0143579" calcext:value-type="float">
            <text:p>0.0143579</text:p>
          </table:table-cell>
          <table:table-cell office:value-type="float" office:value="0.0197123" calcext:value-type="float">
            <text:p>0.0197123</text:p>
          </table:table-cell>
          <table:table-cell office:value-type="float" office:value="0.0253569" calcext:value-type="float">
            <text:p>0.0253569</text:p>
          </table:table-cell>
          <table:table-cell office:value-type="float" office:value="0.0547438" calcext:value-type="float">
            <text:p>0.0547438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38603" calcext:value-type="float">
            <text:p>0.000338603</text:p>
          </table:table-cell>
          <table:table-cell office:value-type="float" office:value="0.00188867" calcext:value-type="float">
            <text:p>0.00188867</text:p>
          </table:table-cell>
          <table:table-cell office:value-type="float" office:value="0.00439284" calcext:value-type="float">
            <text:p>0.00439284</text:p>
          </table:table-cell>
          <table:table-cell office:value-type="float" office:value="0.00907802" calcext:value-type="float">
            <text:p>0.00907802</text:p>
          </table:table-cell>
          <table:table-cell office:value-type="float" office:value="0.0145384" calcext:value-type="float">
            <text:p>0.0145384</text:p>
          </table:table-cell>
          <table:table-cell office:value-type="float" office:value="0.0196901" calcext:value-type="float">
            <text:p>0.0196901</text:p>
          </table:table-cell>
          <table:table-cell office:value-type="float" office:value="0.0254003" calcext:value-type="float">
            <text:p>0.0254003</text:p>
          </table:table-cell>
          <table:table-cell office:value-type="float" office:value="0.0545215" calcext:value-type="float">
            <text:p>0.0545215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553" calcext:value-type="float">
            <text:p>0.000131553</text:p>
          </table:table-cell>
          <table:table-cell office:value-type="float" office:value="0.000342999" calcext:value-type="float">
            <text:p>0.000342999</text:p>
          </table:table-cell>
          <table:table-cell office:value-type="float" office:value="0.00188717" calcext:value-type="float">
            <text:p>0.00188717</text:p>
          </table:table-cell>
          <table:table-cell office:value-type="float" office:value="0.00437793" calcext:value-type="float">
            <text:p>0.00437793</text:p>
          </table:table-cell>
          <table:table-cell office:value-type="float" office:value="0.00894331" calcext:value-type="float">
            <text:p>0.00894331</text:p>
          </table:table-cell>
          <table:table-cell office:value-type="float" office:value="0.0144107" calcext:value-type="float">
            <text:p>0.0144107</text:p>
          </table:table-cell>
          <table:table-cell office:value-type="float" office:value="0.0196534" calcext:value-type="float">
            <text:p>0.0196534</text:p>
          </table:table-cell>
          <table:table-cell office:value-type="float" office:value="0.0253861" calcext:value-type="float">
            <text:p>0.0253861</text:p>
          </table:table-cell>
          <table:table-cell office:value-type="float" office:value="0.0542245" calcext:value-type="float">
            <text:p>0.0542245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9488" calcext:value-type="float">
            <text:p>0.000339488</text:p>
          </table:table-cell>
          <table:table-cell office:value-type="float" office:value="0.00188863" calcext:value-type="float">
            <text:p>0.00188863</text:p>
          </table:table-cell>
          <table:table-cell office:value-type="float" office:value="0.00439871" calcext:value-type="float">
            <text:p>0.00439871</text:p>
          </table:table-cell>
          <table:table-cell office:value-type="float" office:value="0.00895307" calcext:value-type="float">
            <text:p>0.00895307</text:p>
          </table:table-cell>
          <table:table-cell office:value-type="float" office:value="0.0148422" calcext:value-type="float">
            <text:p>0.0148422</text:p>
          </table:table-cell>
          <table:table-cell office:value-type="float" office:value="0.019678" calcext:value-type="float">
            <text:p>0.019678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.0543776" calcext:value-type="float">
            <text:p>0.0543776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2093" calcext:value-type="float">
            <text:p>0.000132093</text:p>
          </table:table-cell>
          <table:table-cell office:value-type="float" office:value="0.000339608" calcext:value-type="float">
            <text:p>0.000339608</text:p>
          </table:table-cell>
          <table:table-cell office:value-type="float" office:value="0.00188676" calcext:value-type="float">
            <text:p>0.00188676</text:p>
          </table:table-cell>
          <table:table-cell office:value-type="float" office:value="0.0044352" calcext:value-type="float">
            <text:p>0.0044352</text:p>
          </table:table-cell>
          <table:table-cell office:value-type="float" office:value="0.00894137" calcext:value-type="float">
            <text:p>0.00894137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0.0198003" calcext:value-type="float">
            <text:p>0.0198003</text:p>
          </table:table-cell>
          <table:table-cell office:value-type="float" office:value="0.0254493" calcext:value-type="float">
            <text:p>0.0254493</text:p>
          </table:table-cell>
          <table:table-cell office:value-type="float" office:value="0.0542343" calcext:value-type="float">
            <text:p>0.0542343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8948" calcext:value-type="float">
            <text:p>0.000338948</text:p>
          </table:table-cell>
          <table:table-cell office:value-type="float" office:value="0.00189382" calcext:value-type="float">
            <text:p>0.00189382</text:p>
          </table:table-cell>
          <table:table-cell office:value-type="float" office:value="0.00440074" calcext:value-type="float">
            <text:p>0.00440074</text:p>
          </table:table-cell>
          <table:table-cell office:value-type="float" office:value="0.0089432" calcext:value-type="float">
            <text:p>0.0089432</text:p>
          </table:table-cell>
          <table:table-cell office:value-type="float" office:value="0.0143761" calcext:value-type="float">
            <text:p>0.0143761</text:p>
          </table:table-cell>
          <table:table-cell office:value-type="float" office:value="0.0196856" calcext:value-type="float">
            <text:p>0.0196856</text:p>
          </table:table-cell>
          <table:table-cell office:value-type="float" office:value="0.0253859" calcext:value-type="float">
            <text:p>0.0253859</text:p>
          </table:table-cell>
          <table:table-cell office:value-type="float" office:value="0.0541228" calcext:value-type="float">
            <text:p>0.0541228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773" calcext:value-type="float">
            <text:p>0.000131773</text:p>
          </table:table-cell>
          <table:table-cell office:value-type="float" office:value="0.000339128" calcext:value-type="float">
            <text:p>0.000339128</text:p>
          </table:table-cell>
          <table:table-cell office:value-type="float" office:value="0.00188993" calcext:value-type="float">
            <text:p>0.00188993</text:p>
          </table:table-cell>
          <table:table-cell office:value-type="float" office:value="0.00439869" calcext:value-type="float">
            <text:p>0.00439869</text:p>
          </table:table-cell>
          <table:table-cell office:value-type="float" office:value="0.00894034" calcext:value-type="float">
            <text:p>0.00894034</text:p>
          </table:table-cell>
          <table:table-cell office:value-type="float" office:value="0.0144398" calcext:value-type="float">
            <text:p>0.0144398</text:p>
          </table:table-cell>
          <table:table-cell office:value-type="float" office:value="0.0197827" calcext:value-type="float">
            <text:p>0.0197827</text:p>
          </table:table-cell>
          <table:table-cell office:value-type="float" office:value="0.0253507" calcext:value-type="float">
            <text:p>0.0253507</text:p>
          </table:table-cell>
          <table:table-cell office:value-type="float" office:value="0.0544715" calcext:value-type="float">
            <text:p>0.0544715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657" calcext:value-type="float">
            <text:p>0.000131657</text:p>
          </table:table-cell>
          <table:table-cell office:value-type="float" office:value="0.000338813" calcext:value-type="float">
            <text:p>0.000338813</text:p>
          </table:table-cell>
          <table:table-cell office:value-type="float" office:value="0.00190226" calcext:value-type="float">
            <text:p>0.00190226</text:p>
          </table:table-cell>
          <table:table-cell office:value-type="float" office:value="0.0044166" calcext:value-type="float">
            <text:p>0.0044166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149461" calcext:value-type="float">
            <text:p>0.0149461</text:p>
          </table:table-cell>
          <table:table-cell office:value-type="float" office:value="0.0199307" calcext:value-type="float">
            <text:p>0.0199307</text:p>
          </table:table-cell>
          <table:table-cell office:value-type="float" office:value="0.0253942" calcext:value-type="float">
            <text:p>0.0253942</text:p>
          </table:table-cell>
          <table:table-cell office:value-type="float" office:value="0.0542375" calcext:value-type="float">
            <text:p>0.0542375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928" calcext:value-type="float">
            <text:p>0.000131928</text:p>
          </table:table-cell>
          <table:table-cell office:value-type="float" office:value="0.000339273" calcext:value-type="float">
            <text:p>0.000339273</text:p>
          </table:table-cell>
          <table:table-cell office:value-type="float" office:value="0.00188763" calcext:value-type="float">
            <text:p>0.00188763</text:p>
          </table:table-cell>
          <table:table-cell office:value-type="float" office:value="0.00445206" calcext:value-type="float">
            <text:p>0.00445206</text:p>
          </table:table-cell>
          <table:table-cell office:value-type="float" office:value="0.00892871" calcext:value-type="float">
            <text:p>0.00892871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0197505" calcext:value-type="float">
            <text:p>0.0197505</text:p>
          </table:table-cell>
          <table:table-cell office:value-type="float" office:value="0.0253703" calcext:value-type="float">
            <text:p>0.0253703</text:p>
          </table:table-cell>
          <table:table-cell office:value-type="float" office:value="0.0540493" calcext:value-type="float">
            <text:p>0.0540493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38828" calcext:value-type="float">
            <text:p>0.000338828</text:p>
          </table:table-cell>
          <table:table-cell office:value-type="float" office:value="0.00189034" calcext:value-type="float">
            <text:p>0.00189034</text:p>
          </table:table-cell>
          <table:table-cell office:value-type="float" office:value="0.00440146" calcext:value-type="float">
            <text:p>0.00440146</text:p>
          </table:table-cell>
          <table:table-cell office:value-type="float" office:value="0.00897921" calcext:value-type="float">
            <text:p>0.00897921</text:p>
          </table:table-cell>
          <table:table-cell office:value-type="float" office:value="0.0150376" calcext:value-type="float">
            <text:p>0.0150376</text:p>
          </table:table-cell>
          <table:table-cell office:value-type="float" office:value="0.0197013" calcext:value-type="float">
            <text:p>0.0197013</text:p>
          </table:table-cell>
          <table:table-cell office:value-type="float" office:value="0.025537" calcext:value-type="float">
            <text:p>0.025537</text:p>
          </table:table-cell>
          <table:table-cell office:value-type="float" office:value="0.0542824" calcext:value-type="float">
            <text:p>0.0542824</text:p>
          </table:table-cell>
          <table:table-cell table:number-columns-repeated="11"/>
        </table:table-row>
        <table:table-row table:style-name="ro1">
          <table:table-cell office:value-type="float" office:value="0.000026948" calcext:value-type="float">
            <text:p>2.69E-005</text:p>
          </table:table-cell>
          <table:table-cell office:value-type="float" office:value="0.000131893" calcext:value-type="float">
            <text:p>0.000131893</text:p>
          </table:table-cell>
          <table:table-cell office:value-type="float" office:value="0.000339298" calcext:value-type="float">
            <text:p>0.000339298</text:p>
          </table:table-cell>
          <table:table-cell office:value-type="float" office:value="0.00188633" calcext:value-type="float">
            <text:p>0.00188633</text:p>
          </table:table-cell>
          <table:table-cell office:value-type="float" office:value="0.00441324" calcext:value-type="float">
            <text:p>0.00441324</text:p>
          </table:table-cell>
          <table:table-cell office:value-type="float" office:value="0.00894304" calcext:value-type="float">
            <text:p>0.00894304</text:p>
          </table:table-cell>
          <table:table-cell office:value-type="float" office:value="0.0148607" calcext:value-type="float">
            <text:p>0.0148607</text:p>
          </table:table-cell>
          <table:table-cell office:value-type="float" office:value="0.0197063" calcext:value-type="float">
            <text:p>0.0197063</text:p>
          </table:table-cell>
          <table:table-cell office:value-type="float" office:value="0.025396" calcext:value-type="float">
            <text:p>0.025396</text:p>
          </table:table-cell>
          <table:table-cell office:value-type="float" office:value="0.0542267" calcext:value-type="float">
            <text:p>0.0542267</text:p>
          </table:table-cell>
          <table:table-cell table:number-columns-repeated="11"/>
        </table:table-row>
        <table:table-row table:style-name="ro1">
          <table:table-cell office:value-type="float" office:value="0.000027073" calcext:value-type="float">
            <text:p>2.71E-005</text:p>
          </table:table-cell>
          <table:table-cell office:value-type="float" office:value="0.000131987" calcext:value-type="float">
            <text:p>0.000131987</text:p>
          </table:table-cell>
          <table:table-cell office:value-type="float" office:value="0.000339343" calcext:value-type="float">
            <text:p>0.000339343</text:p>
          </table:table-cell>
          <table:table-cell office:value-type="float" office:value="0.00189325" calcext:value-type="float">
            <text:p>0.00189325</text:p>
          </table:table-cell>
          <table:table-cell office:value-type="float" office:value="0.00440019" calcext:value-type="float">
            <text:p>0.00440019</text:p>
          </table:table-cell>
          <table:table-cell office:value-type="float" office:value="0.00892426" calcext:value-type="float">
            <text:p>0.00892426</text:p>
          </table:table-cell>
          <table:table-cell office:value-type="float" office:value="0.0148674" calcext:value-type="float">
            <text:p>0.0148674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.0253844" calcext:value-type="float">
            <text:p>0.0253844</text:p>
          </table:table-cell>
          <table:table-cell office:value-type="float" office:value="0.0543832" calcext:value-type="float">
            <text:p>0.0543832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558" calcext:value-type="float">
            <text:p>0.000131558</text:p>
          </table:table-cell>
          <table:table-cell office:value-type="float" office:value="0.000339083" calcext:value-type="float">
            <text:p>0.000339083</text:p>
          </table:table-cell>
          <table:table-cell office:value-type="float" office:value="0.00188947" calcext:value-type="float">
            <text:p>0.00188947</text:p>
          </table:table-cell>
          <table:table-cell office:value-type="float" office:value="0.00438538" calcext:value-type="float">
            <text:p>0.00438538</text:p>
          </table:table-cell>
          <table:table-cell office:value-type="float" office:value="0.00892905" calcext:value-type="float">
            <text:p>0.00892905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97827" calcext:value-type="float">
            <text:p>0.0197827</text:p>
          </table:table-cell>
          <table:table-cell office:value-type="float" office:value="0.0253659" calcext:value-type="float">
            <text:p>0.0253659</text:p>
          </table:table-cell>
          <table:table-cell office:value-type="float" office:value="0.0542222" calcext:value-type="float">
            <text:p>0.0542222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672" calcext:value-type="float">
            <text:p>0.000131672</text:p>
          </table:table-cell>
          <table:table-cell office:value-type="float" office:value="0.000342964" calcext:value-type="float">
            <text:p>0.000342964</text:p>
          </table:table-cell>
          <table:table-cell office:value-type="float" office:value="0.00189732" calcext:value-type="float">
            <text:p>0.00189732</text:p>
          </table:table-cell>
          <table:table-cell office:value-type="float" office:value="0.00438877" calcext:value-type="float">
            <text:p>0.00438877</text:p>
          </table:table-cell>
          <table:table-cell office:value-type="float" office:value="0.00907789" calcext:value-type="float">
            <text:p>0.00907789</text:p>
          </table:table-cell>
          <table:table-cell office:value-type="float" office:value="0.0149321" calcext:value-type="float">
            <text:p>0.0149321</text:p>
          </table:table-cell>
          <table:table-cell office:value-type="float" office:value="0.0196723" calcext:value-type="float">
            <text:p>0.0196723</text:p>
          </table:table-cell>
          <table:table-cell office:value-type="float" office:value="0.0254062" calcext:value-type="float">
            <text:p>0.0254062</text:p>
          </table:table-cell>
          <table:table-cell office:value-type="float" office:value="0.054019" calcext:value-type="float">
            <text:p>0.054019</text:p>
          </table:table-cell>
          <table:table-cell table:number-columns-repeated="11"/>
        </table:table-row>
        <table:table-row table:style-name="ro1">
          <table:table-cell office:value-type="float" office:value="0.000026917" calcext:value-type="float">
            <text:p>2.69E-005</text:p>
          </table:table-cell>
          <table:table-cell office:value-type="float" office:value="0.000131518" calcext:value-type="float">
            <text:p>0.000131518</text:p>
          </table:table-cell>
          <table:table-cell office:value-type="float" office:value="0.000339153" calcext:value-type="float">
            <text:p>0.000339153</text:p>
          </table:table-cell>
          <table:table-cell office:value-type="float" office:value="0.00189245" calcext:value-type="float">
            <text:p>0.00189245</text:p>
          </table:table-cell>
          <table:table-cell office:value-type="float" office:value="0.00441364" calcext:value-type="float">
            <text:p>0.00441364</text:p>
          </table:table-cell>
          <table:table-cell office:value-type="float" office:value="0.00896466" calcext:value-type="float">
            <text:p>0.00896466</text:p>
          </table:table-cell>
          <table:table-cell office:value-type="float" office:value="0.0149316" calcext:value-type="float">
            <text:p>0.0149316</text:p>
          </table:table-cell>
          <table:table-cell office:value-type="float" office:value="0.0196463" calcext:value-type="float">
            <text:p>0.0196463</text:p>
          </table:table-cell>
          <table:table-cell office:value-type="float" office:value="0.025367" calcext:value-type="float">
            <text:p>0.025367</text:p>
          </table:table-cell>
          <table:table-cell office:value-type="float" office:value="0.0542312" calcext:value-type="float">
            <text:p>0.0542312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8849" calcext:value-type="float">
            <text:p>0.000338849</text:p>
          </table:table-cell>
          <table:table-cell office:value-type="float" office:value="0.00189336" calcext:value-type="float">
            <text:p>0.00189336</text:p>
          </table:table-cell>
          <table:table-cell office:value-type="float" office:value="0.00439109" calcext:value-type="float">
            <text:p>0.00439109</text:p>
          </table:table-cell>
          <table:table-cell office:value-type="float" office:value="0.00888612" calcext:value-type="float">
            <text:p>0.00888612</text:p>
          </table:table-cell>
          <table:table-cell office:value-type="float" office:value="0.0148999" calcext:value-type="float">
            <text:p>0.0148999</text:p>
          </table:table-cell>
          <table:table-cell office:value-type="float" office:value="0.0199564" calcext:value-type="float">
            <text:p>0.0199564</text:p>
          </table:table-cell>
          <table:table-cell office:value-type="float" office:value="0.0254359" calcext:value-type="float">
            <text:p>0.0254359</text:p>
          </table:table-cell>
          <table:table-cell office:value-type="float" office:value="0.0540469" calcext:value-type="float">
            <text:p>0.0540469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258" calcext:value-type="float">
            <text:p>0.000339258</text:p>
          </table:table-cell>
          <table:table-cell office:value-type="float" office:value="0.00188657" calcext:value-type="float">
            <text:p>0.00188657</text:p>
          </table:table-cell>
          <table:table-cell office:value-type="float" office:value="0.00439847" calcext:value-type="float">
            <text:p>0.00439847</text:p>
          </table:table-cell>
          <table:table-cell office:value-type="float" office:value="0.00915897" calcext:value-type="float">
            <text:p>0.00915897</text:p>
          </table:table-cell>
          <table:table-cell office:value-type="float" office:value="0.0149435" calcext:value-type="float">
            <text:p>0.0149435</text:p>
          </table:table-cell>
          <table:table-cell office:value-type="float" office:value="0.0197212" calcext:value-type="float">
            <text:p>0.0197212</text:p>
          </table:table-cell>
          <table:table-cell office:value-type="float" office:value="0.0254036" calcext:value-type="float">
            <text:p>0.0254036</text:p>
          </table:table-cell>
          <table:table-cell office:value-type="float" office:value="0.0543464" calcext:value-type="float">
            <text:p>0.0543464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39419" calcext:value-type="float">
            <text:p>0.000339419</text:p>
          </table:table-cell>
          <table:table-cell office:value-type="float" office:value="0.0018907" calcext:value-type="float">
            <text:p>0.0018907</text:p>
          </table:table-cell>
          <table:table-cell office:value-type="float" office:value="0.00439467" calcext:value-type="float">
            <text:p>0.00439467</text:p>
          </table:table-cell>
          <table:table-cell office:value-type="float" office:value="0.00892409" calcext:value-type="float">
            <text:p>0.00892409</text:p>
          </table:table-cell>
          <table:table-cell office:value-type="float" office:value="0.0152752" calcext:value-type="float">
            <text:p>0.0152752</text:p>
          </table:table-cell>
          <table:table-cell office:value-type="float" office:value="0.0196434" calcext:value-type="float">
            <text:p>0.0196434</text:p>
          </table:table-cell>
          <table:table-cell office:value-type="float" office:value="0.0254682" calcext:value-type="float">
            <text:p>0.0254682</text:p>
          </table:table-cell>
          <table:table-cell office:value-type="float" office:value="0.0541673" calcext:value-type="float">
            <text:p>0.0541673</text:p>
          </table:table-cell>
          <table:table-cell table:number-columns-repeated="11"/>
        </table:table-row>
        <table:table-row table:style-name="ro1">
          <table:table-cell office:value-type="float" office:value="0.000027277" calcext:value-type="float">
            <text:p>2.73E-005</text:p>
          </table:table-cell>
          <table:table-cell office:value-type="float" office:value="0.000131452" calcext:value-type="float">
            <text:p>0.000131452</text:p>
          </table:table-cell>
          <table:table-cell office:value-type="float" office:value="0.000339013" calcext:value-type="float">
            <text:p>0.000339013</text:p>
          </table:table-cell>
          <table:table-cell office:value-type="float" office:value="0.00188915" calcext:value-type="float">
            <text:p>0.00188915</text:p>
          </table:table-cell>
          <table:table-cell office:value-type="float" office:value="0.00438356" calcext:value-type="float">
            <text:p>0.00438356</text:p>
          </table:table-cell>
          <table:table-cell office:value-type="float" office:value="0.00896578" calcext:value-type="float">
            <text:p>0.00896578</text:p>
          </table:table-cell>
          <table:table-cell office:value-type="float" office:value="0.0152512" calcext:value-type="float">
            <text:p>0.0152512</text:p>
          </table:table-cell>
          <table:table-cell office:value-type="float" office:value="0.0197117" calcext:value-type="float">
            <text:p>0.0197117</text:p>
          </table:table-cell>
          <table:table-cell office:value-type="float" office:value="0.0253806" calcext:value-type="float">
            <text:p>0.0253806</text:p>
          </table:table-cell>
          <table:table-cell office:value-type="float" office:value="0.0539965" calcext:value-type="float">
            <text:p>0.0539965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2177" calcext:value-type="float">
            <text:p>0.000132177</text:p>
          </table:table-cell>
          <table:table-cell office:value-type="float" office:value="0.000340349" calcext:value-type="float">
            <text:p>0.000340349</text:p>
          </table:table-cell>
          <table:table-cell office:value-type="float" office:value="0.00189739" calcext:value-type="float">
            <text:p>0.00189739</text:p>
          </table:table-cell>
          <table:table-cell office:value-type="float" office:value="0.0043978" calcext:value-type="float">
            <text:p>0.0043978</text:p>
          </table:table-cell>
          <table:table-cell office:value-type="float" office:value="0.00890021" calcext:value-type="float">
            <text:p>0.00890021</text:p>
          </table:table-cell>
          <table:table-cell office:value-type="float" office:value="0.0149518" calcext:value-type="float">
            <text:p>0.0149518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0.0253726" calcext:value-type="float">
            <text:p>0.0253726</text:p>
          </table:table-cell>
          <table:table-cell office:value-type="float" office:value="0.0541473" calcext:value-type="float">
            <text:p>0.0541473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2013" calcext:value-type="float">
            <text:p>0.000132013</text:p>
          </table:table-cell>
          <table:table-cell office:value-type="float" office:value="0.000338228" calcext:value-type="float">
            <text:p>0.000338228</text:p>
          </table:table-cell>
          <table:table-cell office:value-type="float" office:value="0.0018878" calcext:value-type="float">
            <text:p>0.0018878</text:p>
          </table:table-cell>
          <table:table-cell office:value-type="float" office:value="0.00437872" calcext:value-type="float">
            <text:p>0.00437872</text:p>
          </table:table-cell>
          <table:table-cell office:value-type="float" office:value="0.00900367" calcext:value-type="float">
            <text:p>0.00900367</text:p>
          </table:table-cell>
          <table:table-cell office:value-type="float" office:value="0.0150454" calcext:value-type="float">
            <text:p>0.0150454</text:p>
          </table:table-cell>
          <table:table-cell office:value-type="float" office:value="0.0197331" calcext:value-type="float">
            <text:p>0.0197331</text:p>
          </table:table-cell>
          <table:table-cell office:value-type="float" office:value="0.0253947" calcext:value-type="float">
            <text:p>0.0253947</text:p>
          </table:table-cell>
          <table:table-cell office:value-type="float" office:value="0.053954" calcext:value-type="float">
            <text:p>0.053954</text:p>
          </table:table-cell>
          <table:table-cell table:number-columns-repeated="11"/>
        </table:table-row>
        <table:table-row table:style-name="ro1">
          <table:table-cell office:value-type="float" office:value="0.000027213" calcext:value-type="float">
            <text:p>2.72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024" calcext:value-type="float">
            <text:p>0.000339024</text:p>
          </table:table-cell>
          <table:table-cell office:value-type="float" office:value="0.00189034" calcext:value-type="float">
            <text:p>0.00189034</text:p>
          </table:table-cell>
          <table:table-cell office:value-type="float" office:value="0.00438273" calcext:value-type="float">
            <text:p>0.00438273</text:p>
          </table:table-cell>
          <table:table-cell office:value-type="float" office:value="0.00891931" calcext:value-type="float">
            <text:p>0.00891931</text:p>
          </table:table-cell>
          <table:table-cell office:value-type="float" office:value="0.0150845" calcext:value-type="float">
            <text:p>0.0150845</text:p>
          </table:table-cell>
          <table:table-cell office:value-type="float" office:value="0.0196931" calcext:value-type="float">
            <text:p>0.0196931</text:p>
          </table:table-cell>
          <table:table-cell office:value-type="float" office:value="0.0253912" calcext:value-type="float">
            <text:p>0.0253912</text:p>
          </table:table-cell>
          <table:table-cell office:value-type="float" office:value="0.0539879" calcext:value-type="float">
            <text:p>0.0539879</text:p>
          </table:table-cell>
          <table:table-cell table:number-columns-repeated="11"/>
        </table:table-row>
        <table:table-row table:style-name="ro1">
          <table:table-cell office:value-type="float" office:value="0.000027053" calcext:value-type="float">
            <text:p>2.71E-005</text:p>
          </table:table-cell>
          <table:table-cell office:value-type="float" office:value="0.000131808" calcext:value-type="float">
            <text:p>0.000131808</text:p>
          </table:table-cell>
          <table:table-cell office:value-type="float" office:value="0.000339328" calcext:value-type="float">
            <text:p>0.000339328</text:p>
          </table:table-cell>
          <table:table-cell office:value-type="float" office:value="0.00189106" calcext:value-type="float">
            <text:p>0.00189106</text:p>
          </table:table-cell>
          <table:table-cell office:value-type="float" office:value="0.00440526" calcext:value-type="float">
            <text:p>0.00440526</text:p>
          </table:table-cell>
          <table:table-cell office:value-type="float" office:value="0.0089478" calcext:value-type="float">
            <text:p>0.0089478</text:p>
          </table:table-cell>
          <table:table-cell office:value-type="float" office:value="0.0149211" calcext:value-type="float">
            <text:p>0.0149211</text:p>
          </table:table-cell>
          <table:table-cell office:value-type="float" office:value="0.0196787" calcext:value-type="float">
            <text:p>0.0196787</text:p>
          </table:table-cell>
          <table:table-cell office:value-type="float" office:value="0.025505" calcext:value-type="float">
            <text:p>0.025505</text:p>
          </table:table-cell>
          <table:table-cell office:value-type="float" office:value="0.0543117" calcext:value-type="float">
            <text:p>0.0543117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39069" calcext:value-type="float">
            <text:p>0.000339069</text:p>
          </table:table-cell>
          <table:table-cell office:value-type="float" office:value="0.0018932" calcext:value-type="float">
            <text:p>0.0018932</text:p>
          </table:table-cell>
          <table:table-cell office:value-type="float" office:value="0.00438552" calcext:value-type="float">
            <text:p>0.00438552</text:p>
          </table:table-cell>
          <table:table-cell office:value-type="float" office:value="0.00891948" calcext:value-type="float">
            <text:p>0.00891948</text:p>
          </table:table-cell>
          <table:table-cell office:value-type="float" office:value="0.0144464" calcext:value-type="float">
            <text:p>0.0144464</text:p>
          </table:table-cell>
          <table:table-cell office:value-type="float" office:value="0.0201702" calcext:value-type="float">
            <text:p>0.0201702</text:p>
          </table:table-cell>
          <table:table-cell office:value-type="float" office:value="0.0254515" calcext:value-type="float">
            <text:p>0.0254515</text:p>
          </table:table-cell>
          <table:table-cell office:value-type="float" office:value="0.0541514" calcext:value-type="float">
            <text:p>0.0541514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1773" calcext:value-type="float">
            <text:p>0.000131773</text:p>
          </table:table-cell>
          <table:table-cell office:value-type="float" office:value="0.000349653" calcext:value-type="float">
            <text:p>0.000349653</text:p>
          </table:table-cell>
          <table:table-cell office:value-type="float" office:value="0.00189005" calcext:value-type="float">
            <text:p>0.00189005</text:p>
          </table:table-cell>
          <table:table-cell office:value-type="float" office:value="0.00438694" calcext:value-type="float">
            <text:p>0.00438694</text:p>
          </table:table-cell>
          <table:table-cell office:value-type="float" office:value="0.00895645" calcext:value-type="float">
            <text:p>0.00895645</text:p>
          </table:table-cell>
          <table:table-cell office:value-type="float" office:value="0.0148948" calcext:value-type="float">
            <text:p>0.0148948</text:p>
          </table:table-cell>
          <table:table-cell office:value-type="float" office:value="0.0196573" calcext:value-type="float">
            <text:p>0.0196573</text:p>
          </table:table-cell>
          <table:table-cell office:value-type="float" office:value="0.0253372" calcext:value-type="float">
            <text:p>0.0253372</text:p>
          </table:table-cell>
          <table:table-cell office:value-type="float" office:value="0.0546318" calcext:value-type="float">
            <text:p>0.0546318</text:p>
          </table:table-cell>
          <table:table-cell table:number-columns-repeated="11"/>
        </table:table-row>
        <table:table-row table:style-name="ro1">
          <table:table-cell office:value-type="float" office:value="0.000027332" calcext:value-type="float">
            <text:p>2.73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39608" calcext:value-type="float">
            <text:p>0.000339608</text:p>
          </table:table-cell>
          <table:table-cell office:value-type="float" office:value="0.00189776" calcext:value-type="float">
            <text:p>0.00189776</text:p>
          </table:table-cell>
          <table:table-cell office:value-type="float" office:value="0.00439819" calcext:value-type="float">
            <text:p>0.00439819</text:p>
          </table:table-cell>
          <table:table-cell office:value-type="float" office:value="0.00893164" calcext:value-type="float">
            <text:p>0.00893164</text:p>
          </table:table-cell>
          <table:table-cell office:value-type="float" office:value="0.0143899" calcext:value-type="float">
            <text:p>0.0143899</text:p>
          </table:table-cell>
          <table:table-cell office:value-type="float" office:value="0.0196712" calcext:value-type="float">
            <text:p>0.0196712</text:p>
          </table:table-cell>
          <table:table-cell office:value-type="float" office:value="0.0253814" calcext:value-type="float">
            <text:p>0.0253814</text:p>
          </table:table-cell>
          <table:table-cell office:value-type="float" office:value="0.0540588" calcext:value-type="float">
            <text:p>0.0540588</text:p>
          </table:table-cell>
          <table:table-cell table:number-columns-repeated="11"/>
        </table:table-row>
        <table:table-row table:style-name="ro1">
          <table:table-cell office:value-type="float" office:value="0.000027217" calcext:value-type="float">
            <text:p>2.72E-005</text:p>
          </table:table-cell>
          <table:table-cell office:value-type="float" office:value="0.000131738" calcext:value-type="float">
            <text:p>0.000131738</text:p>
          </table:table-cell>
          <table:table-cell office:value-type="float" office:value="0.000338404" calcext:value-type="float">
            <text:p>0.000338404</text:p>
          </table:table-cell>
          <table:table-cell office:value-type="float" office:value="0.00188761" calcext:value-type="float">
            <text:p>0.00188761</text:p>
          </table:table-cell>
          <table:table-cell office:value-type="float" office:value="0.00438428" calcext:value-type="float">
            <text:p>0.00438428</text:p>
          </table:table-cell>
          <table:table-cell office:value-type="float" office:value="0.00894354" calcext:value-type="float">
            <text:p>0.00894354</text:p>
          </table:table-cell>
          <table:table-cell office:value-type="float" office:value="0.0144208" calcext:value-type="float">
            <text:p>0.0144208</text:p>
          </table:table-cell>
          <table:table-cell office:value-type="float" office:value="0.019761" calcext:value-type="float">
            <text:p>0.019761</text:p>
          </table:table-cell>
          <table:table-cell office:value-type="float" office:value="0.0253814" calcext:value-type="float">
            <text:p>0.0253814</text:p>
          </table:table-cell>
          <table:table-cell office:value-type="float" office:value="0.0544688" calcext:value-type="float">
            <text:p>0.0544688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02" calcext:value-type="float">
            <text:p>0.000132002</text:p>
          </table:table-cell>
          <table:table-cell office:value-type="float" office:value="0.000338933" calcext:value-type="float">
            <text:p>0.000338933</text:p>
          </table:table-cell>
          <table:table-cell office:value-type="float" office:value="0.00189144" calcext:value-type="float">
            <text:p>0.00189144</text:p>
          </table:table-cell>
          <table:table-cell office:value-type="float" office:value="0.00438819" calcext:value-type="float">
            <text:p>0.00438819</text:p>
          </table:table-cell>
          <table:table-cell office:value-type="float" office:value="0.00891809" calcext:value-type="float">
            <text:p>0.00891809</text:p>
          </table:table-cell>
          <table:table-cell office:value-type="float" office:value="0.0143686" calcext:value-type="float">
            <text:p>0.0143686</text:p>
          </table:table-cell>
          <table:table-cell office:value-type="float" office:value="0.0203812" calcext:value-type="float">
            <text:p>0.0203812</text:p>
          </table:table-cell>
          <table:table-cell office:value-type="float" office:value="0.0253522" calcext:value-type="float">
            <text:p>0.0253522</text:p>
          </table:table-cell>
          <table:table-cell office:value-type="float" office:value="0.0541708" calcext:value-type="float">
            <text:p>0.0541708</text:p>
          </table:table-cell>
          <table:table-cell table:number-columns-repeated="11"/>
        </table:table-row>
        <table:table-row table:style-name="ro1">
          <table:table-cell office:value-type="float" office:value="0.000027023" calcext:value-type="float">
            <text:p>2.70E-005</text:p>
          </table:table-cell>
          <table:table-cell office:value-type="float" office:value="0.000131643" calcext:value-type="float">
            <text:p>0.000131643</text:p>
          </table:table-cell>
          <table:table-cell office:value-type="float" office:value="0.000338989" calcext:value-type="float">
            <text:p>0.000338989</text:p>
          </table:table-cell>
          <table:table-cell office:value-type="float" office:value="0.00188781" calcext:value-type="float">
            <text:p>0.00188781</text:p>
          </table:table-cell>
          <table:table-cell office:value-type="float" office:value="0.00439066" calcext:value-type="float">
            <text:p>0.00439066</text:p>
          </table:table-cell>
          <table:table-cell office:value-type="float" office:value="0.00901179" calcext:value-type="float">
            <text:p>0.00901179</text:p>
          </table:table-cell>
          <table:table-cell office:value-type="float" office:value="0.0143557" calcext:value-type="float">
            <text:p>0.0143557</text:p>
          </table:table-cell>
          <table:table-cell office:value-type="float" office:value="0.0197223" calcext:value-type="float">
            <text:p>0.0197223</text:p>
          </table:table-cell>
          <table:table-cell office:value-type="float" office:value="0.0254041" calcext:value-type="float">
            <text:p>0.0254041</text:p>
          </table:table-cell>
          <table:table-cell office:value-type="float" office:value="0.0539958" calcext:value-type="float">
            <text:p>0.0539958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382" calcext:value-type="float">
            <text:p>0.000131382</text:p>
          </table:table-cell>
          <table:table-cell office:value-type="float" office:value="0.000339648" calcext:value-type="float">
            <text:p>0.000339648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438338" calcext:value-type="float">
            <text:p>0.00438338</text:p>
          </table:table-cell>
          <table:table-cell office:value-type="float" office:value="0.00896343" calcext:value-type="float">
            <text:p>0.00896343</text:p>
          </table:table-cell>
          <table:table-cell office:value-type="float" office:value="0.0145958" calcext:value-type="float">
            <text:p>0.0145958</text:p>
          </table:table-cell>
          <table:table-cell office:value-type="float" office:value="0.0196829" calcext:value-type="float">
            <text:p>0.0196829</text:p>
          </table:table-cell>
          <table:table-cell office:value-type="float" office:value="0.0254236" calcext:value-type="float">
            <text:p>0.0254236</text:p>
          </table:table-cell>
          <table:table-cell office:value-type="float" office:value="0.0539616" calcext:value-type="float">
            <text:p>0.0539616</text:p>
          </table:table-cell>
          <table:table-cell table:number-columns-repeated="11"/>
        </table:table-row>
        <table:table-row table:style-name="ro1">
          <table:table-cell office:value-type="float" office:value="0.000027247" calcext:value-type="float">
            <text:p>2.72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38969" calcext:value-type="float">
            <text:p>0.000338969</text:p>
          </table:table-cell>
          <table:table-cell office:value-type="float" office:value="0.00188779" calcext:value-type="float">
            <text:p>0.00188779</text:p>
          </table:table-cell>
          <table:table-cell office:value-type="float" office:value="0.00438928" calcext:value-type="float">
            <text:p>0.00438928</text:p>
          </table:table-cell>
          <table:table-cell office:value-type="float" office:value="0.00894462" calcext:value-type="float">
            <text:p>0.00894462</text:p>
          </table:table-cell>
          <table:table-cell office:value-type="float" office:value="0.0145282" calcext:value-type="float">
            <text:p>0.0145282</text:p>
          </table:table-cell>
          <table:table-cell office:value-type="float" office:value="0.0197105" calcext:value-type="float">
            <text:p>0.0197105</text:p>
          </table:table-cell>
          <table:table-cell office:value-type="float" office:value="0.0254794" calcext:value-type="float">
            <text:p>0.0254794</text:p>
          </table:table-cell>
          <table:table-cell office:value-type="float" office:value="0.0539469" calcext:value-type="float">
            <text:p>0.0539469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39563" calcext:value-type="float">
            <text:p>0.000339563</text:p>
          </table:table-cell>
          <table:table-cell office:value-type="float" office:value="0.00189511" calcext:value-type="float">
            <text:p>0.00189511</text:p>
          </table:table-cell>
          <table:table-cell office:value-type="float" office:value="0.00439186" calcext:value-type="float">
            <text:p>0.00439186</text:p>
          </table:table-cell>
          <table:table-cell office:value-type="float" office:value="0.00909031" calcext:value-type="float">
            <text:p>0.00909031</text:p>
          </table:table-cell>
          <table:table-cell office:value-type="float" office:value="0.0144247" calcext:value-type="float">
            <text:p>0.0144247</text:p>
          </table:table-cell>
          <table:table-cell office:value-type="float" office:value="0.0203428" calcext:value-type="float">
            <text:p>0.0203428</text:p>
          </table:table-cell>
          <table:table-cell office:value-type="float" office:value="0.0253611" calcext:value-type="float">
            <text:p>0.0253611</text:p>
          </table:table-cell>
          <table:table-cell office:value-type="float" office:value="0.0539663" calcext:value-type="float">
            <text:p>0.0539663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922" calcext:value-type="float">
            <text:p>0.000131922</text:p>
          </table:table-cell>
          <table:table-cell office:value-type="float" office:value="0.000339774" calcext:value-type="float">
            <text:p>0.000339774</text:p>
          </table:table-cell>
          <table:table-cell office:value-type="float" office:value="0.00188777" calcext:value-type="float">
            <text:p>0.00188777</text:p>
          </table:table-cell>
          <table:table-cell office:value-type="float" office:value="0.00449162" calcext:value-type="float">
            <text:p>0.00449162</text:p>
          </table:table-cell>
          <table:table-cell office:value-type="float" office:value="0.0089476" calcext:value-type="float">
            <text:p>0.0089476</text:p>
          </table:table-cell>
          <table:table-cell office:value-type="float" office:value="0.0144596" calcext:value-type="float">
            <text:p>0.0144596</text:p>
          </table:table-cell>
          <table:table-cell office:value-type="float" office:value="0.0196868" calcext:value-type="float">
            <text:p>0.0196868</text:p>
          </table:table-cell>
          <table:table-cell office:value-type="float" office:value="0.0253663" calcext:value-type="float">
            <text:p>0.0253663</text:p>
          </table:table-cell>
          <table:table-cell office:value-type="float" office:value="0.0544185" calcext:value-type="float">
            <text:p>0.0544185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2128" calcext:value-type="float">
            <text:p>0.000132128</text:p>
          </table:table-cell>
          <table:table-cell office:value-type="float" office:value="0.000347618" calcext:value-type="float">
            <text:p>0.000347618</text:p>
          </table:table-cell>
          <table:table-cell office:value-type="float" office:value="0.00188779" calcext:value-type="float">
            <text:p>0.00188779</text:p>
          </table:table-cell>
          <table:table-cell office:value-type="float" office:value="0.0044258" calcext:value-type="float">
            <text:p>0.0044258</text:p>
          </table:table-cell>
          <table:table-cell office:value-type="float" office:value="0.00892944" calcext:value-type="float">
            <text:p>0.00892944</text:p>
          </table:table-cell>
          <table:table-cell office:value-type="float" office:value="0.0143956" calcext:value-type="float">
            <text:p>0.0143956</text:p>
          </table:table-cell>
          <table:table-cell office:value-type="float" office:value="0.0196842" calcext:value-type="float">
            <text:p>0.0196842</text:p>
          </table:table-cell>
          <table:table-cell office:value-type="float" office:value="0.0253842" calcext:value-type="float">
            <text:p>0.0253842</text:p>
          </table:table-cell>
          <table:table-cell office:value-type="float" office:value="0.0539458" calcext:value-type="float">
            <text:p>0.0539458</text:p>
          </table:table-cell>
          <table:table-cell table:number-columns-repeated="11"/>
        </table:table-row>
        <table:table-row table:style-name="ro1">
          <table:table-cell office:value-type="float" office:value="0.000026967" calcext:value-type="float">
            <text:p>2.70E-005</text:p>
          </table:table-cell>
          <table:table-cell office:value-type="float" office:value="0.000132232" calcext:value-type="float">
            <text:p>0.000132232</text:p>
          </table:table-cell>
          <table:table-cell office:value-type="float" office:value="0.000375479" calcext:value-type="float">
            <text:p>0.000375479</text:p>
          </table:table-cell>
          <table:table-cell office:value-type="float" office:value="0.00189331" calcext:value-type="float">
            <text:p>0.00189331</text:p>
          </table:table-cell>
          <table:table-cell office:value-type="float" office:value="0.00439061" calcext:value-type="float">
            <text:p>0.00439061</text:p>
          </table:table-cell>
          <table:table-cell office:value-type="float" office:value="0.00894131" calcext:value-type="float">
            <text:p>0.00894131</text:p>
          </table:table-cell>
          <table:table-cell office:value-type="float" office:value="0.0144744" calcext:value-type="float">
            <text:p>0.0144744</text:p>
          </table:table-cell>
          <table:table-cell office:value-type="float" office:value="0.0198351" calcext:value-type="float">
            <text:p>0.0198351</text:p>
          </table:table-cell>
          <table:table-cell office:value-type="float" office:value="0.0254033" calcext:value-type="float">
            <text:p>0.0254033</text:p>
          </table:table-cell>
          <table:table-cell office:value-type="float" office:value="0.054156" calcext:value-type="float">
            <text:p>0.054156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637" calcext:value-type="float">
            <text:p>0.000131637</text:p>
          </table:table-cell>
          <table:table-cell office:value-type="float" office:value="0.000340318" calcext:value-type="float">
            <text:p>0.000340318</text:p>
          </table:table-cell>
          <table:table-cell office:value-type="float" office:value="0.00188916" calcext:value-type="float">
            <text:p>0.00188916</text:p>
          </table:table-cell>
          <table:table-cell office:value-type="float" office:value="0.00439041" calcext:value-type="float">
            <text:p>0.00439041</text:p>
          </table:table-cell>
          <table:table-cell office:value-type="float" office:value="0.00892509" calcext:value-type="float">
            <text:p>0.00892509</text:p>
          </table:table-cell>
          <table:table-cell office:value-type="float" office:value="0.0148768" calcext:value-type="float">
            <text:p>0.0148768</text:p>
          </table:table-cell>
          <table:table-cell office:value-type="float" office:value="0.0205937" calcext:value-type="float">
            <text:p>0.0205937</text:p>
          </table:table-cell>
          <table:table-cell office:value-type="float" office:value="0.0254835" calcext:value-type="float">
            <text:p>0.0254835</text:p>
          </table:table-cell>
          <table:table-cell office:value-type="float" office:value="0.0540375" calcext:value-type="float">
            <text:p>0.0540375</text:p>
          </table:table-cell>
          <table:table-cell table:number-columns-repeated="11"/>
        </table:table-row>
        <table:table-row table:style-name="ro1">
          <table:table-cell office:value-type="float" office:value="0.000027192" calcext:value-type="float">
            <text:p>2.72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42693" calcext:value-type="float">
            <text:p>0.000342693</text:p>
          </table:table-cell>
          <table:table-cell office:value-type="float" office:value="0.0018945" calcext:value-type="float">
            <text:p>0.0018945</text:p>
          </table:table-cell>
          <table:table-cell office:value-type="float" office:value="0.00440508" calcext:value-type="float">
            <text:p>0.00440508</text:p>
          </table:table-cell>
          <table:table-cell office:value-type="float" office:value="0.00895809" calcext:value-type="float">
            <text:p>0.00895809</text:p>
          </table:table-cell>
          <table:table-cell office:value-type="float" office:value="0.0144512" calcext:value-type="float">
            <text:p>0.0144512</text:p>
          </table:table-cell>
          <table:table-cell office:value-type="float" office:value="0.0196818" calcext:value-type="float">
            <text:p>0.0196818</text:p>
          </table:table-cell>
          <table:table-cell office:value-type="float" office:value="0.0253751" calcext:value-type="float">
            <text:p>0.0253751</text:p>
          </table:table-cell>
          <table:table-cell office:value-type="float" office:value="0.054047" calcext:value-type="float">
            <text:p>0.054047</text:p>
          </table:table-cell>
          <table:table-cell table:number-columns-repeated="11"/>
        </table:table-row>
        <table:table-row table:style-name="ro1">
          <table:table-cell office:value-type="float" office:value="0.000027262" calcext:value-type="float">
            <text:p>2.73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38694" calcext:value-type="float">
            <text:p>0.000338694</text:p>
          </table:table-cell>
          <table:table-cell office:value-type="float" office:value="0.00188765" calcext:value-type="float">
            <text:p>0.00188765</text:p>
          </table:table-cell>
          <table:table-cell office:value-type="float" office:value="0.00439136" calcext:value-type="float">
            <text:p>0.00439136</text:p>
          </table:table-cell>
          <table:table-cell office:value-type="float" office:value="0.00890282" calcext:value-type="float">
            <text:p>0.00890282</text:p>
          </table:table-cell>
          <table:table-cell office:value-type="float" office:value="0.0143796" calcext:value-type="float">
            <text:p>0.0143796</text:p>
          </table:table-cell>
          <table:table-cell office:value-type="float" office:value="0.0196752" calcext:value-type="float">
            <text:p>0.0196752</text:p>
          </table:table-cell>
          <table:table-cell office:value-type="float" office:value="0.0253828" calcext:value-type="float">
            <text:p>0.0253828</text:p>
          </table:table-cell>
          <table:table-cell office:value-type="float" office:value="0.0540989" calcext:value-type="float">
            <text:p>0.0540989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2103" calcext:value-type="float">
            <text:p>0.000132103</text:p>
          </table:table-cell>
          <table:table-cell office:value-type="float" office:value="0.000339368" calcext:value-type="float">
            <text:p>0.000339368</text:p>
          </table:table-cell>
          <table:table-cell office:value-type="float" office:value="0.00189866" calcext:value-type="float">
            <text:p>0.00189866</text:p>
          </table:table-cell>
          <table:table-cell office:value-type="float" office:value="0.0044325" calcext:value-type="float">
            <text:p>0.0044325</text:p>
          </table:table-cell>
          <table:table-cell office:value-type="float" office:value="0.00894141" calcext:value-type="float">
            <text:p>0.00894141</text:p>
          </table:table-cell>
          <table:table-cell office:value-type="float" office:value="0.0143948" calcext:value-type="float">
            <text:p>0.0143948</text:p>
          </table:table-cell>
          <table:table-cell office:value-type="float" office:value="0.0199987" calcext:value-type="float">
            <text:p>0.0199987</text:p>
          </table:table-cell>
          <table:table-cell office:value-type="float" office:value="0.0253733" calcext:value-type="float">
            <text:p>0.0253733</text:p>
          </table:table-cell>
          <table:table-cell office:value-type="float" office:value="0.0539204" calcext:value-type="float">
            <text:p>0.0539204</text:p>
          </table:table-cell>
          <table:table-cell table:number-columns-repeated="11"/>
        </table:table-row>
        <table:table-row table:style-name="ro1">
          <table:table-cell office:value-type="float" office:value="0.000027048" calcext:value-type="float">
            <text:p>2.70E-005</text:p>
          </table:table-cell>
          <table:table-cell office:value-type="float" office:value="0.000131567" calcext:value-type="float">
            <text:p>0.000131567</text:p>
          </table:table-cell>
          <table:table-cell office:value-type="float" office:value="0.000338644" calcext:value-type="float">
            <text:p>0.000338644</text:p>
          </table:table-cell>
          <table:table-cell office:value-type="float" office:value="0.00189243" calcext:value-type="float">
            <text:p>0.00189243</text:p>
          </table:table-cell>
          <table:table-cell office:value-type="float" office:value="0.00442363" calcext:value-type="float">
            <text:p>0.00442363</text:p>
          </table:table-cell>
          <table:table-cell office:value-type="float" office:value="0.00893119" calcext:value-type="float">
            <text:p>0.00893119</text:p>
          </table:table-cell>
          <table:table-cell office:value-type="float" office:value="0.0143803" calcext:value-type="float">
            <text:p>0.0143803</text:p>
          </table:table-cell>
          <table:table-cell office:value-type="float" office:value="0.0202837" calcext:value-type="float">
            <text:p>0.0202837</text:p>
          </table:table-cell>
          <table:table-cell office:value-type="float" office:value="0.0253856" calcext:value-type="float">
            <text:p>0.0253856</text:p>
          </table:table-cell>
          <table:table-cell office:value-type="float" office:value="0.0539852" calcext:value-type="float">
            <text:p>0.0539852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438" calcext:value-type="float">
            <text:p>0.000131438</text:p>
          </table:table-cell>
          <table:table-cell office:value-type="float" office:value="0.000339263" calcext:value-type="float">
            <text:p>0.000339263</text:p>
          </table:table-cell>
          <table:table-cell office:value-type="float" office:value="0.0018907" calcext:value-type="float">
            <text:p>0.0018907</text:p>
          </table:table-cell>
          <table:table-cell office:value-type="float" office:value="0.00441641" calcext:value-type="float">
            <text:p>0.00441641</text:p>
          </table:table-cell>
          <table:table-cell office:value-type="float" office:value="0.00896392" calcext:value-type="float">
            <text:p>0.00896392</text:p>
          </table:table-cell>
          <table:table-cell office:value-type="float" office:value="0.0143613" calcext:value-type="float">
            <text:p>0.0143613</text:p>
          </table:table-cell>
          <table:table-cell office:value-type="float" office:value="0.0197015" calcext:value-type="float">
            <text:p>0.0197015</text:p>
          </table:table-cell>
          <table:table-cell office:value-type="float" office:value="0.0253949" calcext:value-type="float">
            <text:p>0.0253949</text:p>
          </table:table-cell>
          <table:table-cell office:value-type="float" office:value="0.0543533" calcext:value-type="float">
            <text:p>0.0543533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38929" calcext:value-type="float">
            <text:p>0.000338929</text:p>
          </table:table-cell>
          <table:table-cell office:value-type="float" office:value="0.00188812" calcext:value-type="float">
            <text:p>0.00188812</text:p>
          </table:table-cell>
          <table:table-cell office:value-type="float" office:value="0.0043839" calcext:value-type="float">
            <text:p>0.0043839</text:p>
          </table:table-cell>
          <table:table-cell office:value-type="float" office:value="0.00890313" calcext:value-type="float">
            <text:p>0.00890313</text:p>
          </table:table-cell>
          <table:table-cell office:value-type="float" office:value="0.0144275" calcext:value-type="float">
            <text:p>0.0144275</text:p>
          </table:table-cell>
          <table:table-cell office:value-type="float" office:value="0.0196572" calcext:value-type="float">
            <text:p>0.0196572</text:p>
          </table:table-cell>
          <table:table-cell office:value-type="float" office:value="0.0254148" calcext:value-type="float">
            <text:p>0.0254148</text:p>
          </table:table-cell>
          <table:table-cell office:value-type="float" office:value="0.0539581" calcext:value-type="float">
            <text:p>0.0539581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672" calcext:value-type="float">
            <text:p>0.000131672</text:p>
          </table:table-cell>
          <table:table-cell office:value-type="float" office:value="0.000339293" calcext:value-type="float">
            <text:p>0.000339293</text:p>
          </table:table-cell>
          <table:table-cell office:value-type="float" office:value="0.00189387" calcext:value-type="float">
            <text:p>0.00189387</text:p>
          </table:table-cell>
          <table:table-cell office:value-type="float" office:value="0.00438398" calcext:value-type="float">
            <text:p>0.00438398</text:p>
          </table:table-cell>
          <table:table-cell office:value-type="float" office:value="0.00900592" calcext:value-type="float">
            <text:p>0.00900592</text:p>
          </table:table-cell>
          <table:table-cell office:value-type="float" office:value="0.0144092" calcext:value-type="float">
            <text:p>0.0144092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0254353" calcext:value-type="float">
            <text:p>0.0254353</text:p>
          </table:table-cell>
          <table:table-cell office:value-type="float" office:value="0.0539838" calcext:value-type="float">
            <text:p>0.0539838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897" calcext:value-type="float">
            <text:p>0.000131897</text:p>
          </table:table-cell>
          <table:table-cell office:value-type="float" office:value="0.000339269" calcext:value-type="float">
            <text:p>0.000339269</text:p>
          </table:table-cell>
          <table:table-cell office:value-type="float" office:value="0.00188761" calcext:value-type="float">
            <text:p>0.00188761</text:p>
          </table:table-cell>
          <table:table-cell office:value-type="float" office:value="0.00439883" calcext:value-type="float">
            <text:p>0.00439883</text:p>
          </table:table-cell>
          <table:table-cell office:value-type="float" office:value="0.00898987" calcext:value-type="float">
            <text:p>0.00898987</text:p>
          </table:table-cell>
          <table:table-cell office:value-type="float" office:value="0.0143694" calcext:value-type="float">
            <text:p>0.0143694</text:p>
          </table:table-cell>
          <table:table-cell office:value-type="float" office:value="0.019673" calcext:value-type="float">
            <text:p>0.019673</text:p>
          </table:table-cell>
          <table:table-cell office:value-type="float" office:value="0.0254772" calcext:value-type="float">
            <text:p>0.0254772</text:p>
          </table:table-cell>
          <table:table-cell office:value-type="float" office:value="0.0541697" calcext:value-type="float">
            <text:p>0.0541697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1933" calcext:value-type="float">
            <text:p>0.000131933</text:p>
          </table:table-cell>
          <table:table-cell office:value-type="float" office:value="0.000339908" calcext:value-type="float">
            <text:p>0.000339908</text:p>
          </table:table-cell>
          <table:table-cell office:value-type="float" office:value="0.00191511" calcext:value-type="float">
            <text:p>0.00191511</text:p>
          </table:table-cell>
          <table:table-cell office:value-type="float" office:value="0.00438299" calcext:value-type="float">
            <text:p>0.00438299</text:p>
          </table:table-cell>
          <table:table-cell office:value-type="float" office:value="0.00900801" calcext:value-type="float">
            <text:p>0.00900801</text:p>
          </table:table-cell>
          <table:table-cell office:value-type="float" office:value="0.0145172" calcext:value-type="float">
            <text:p>0.0145172</text:p>
          </table:table-cell>
          <table:table-cell office:value-type="float" office:value="0.0196536" calcext:value-type="float">
            <text:p>0.0196536</text:p>
          </table:table-cell>
          <table:table-cell office:value-type="float" office:value="0.0254004" calcext:value-type="float">
            <text:p>0.0254004</text:p>
          </table:table-cell>
          <table:table-cell office:value-type="float" office:value="0.0540331" calcext:value-type="float">
            <text:p>0.0540331</text:p>
          </table:table-cell>
          <table:table-cell table:number-columns-repeated="11"/>
        </table:table-row>
        <table:table-row table:style-name="ro1">
          <table:table-cell office:value-type="float" office:value="0.000026972" calcext:value-type="float">
            <text:p>2.70E-005</text:p>
          </table:table-cell>
          <table:table-cell office:value-type="float" office:value="0.000131742" calcext:value-type="float">
            <text:p>0.000131742</text:p>
          </table:table-cell>
          <table:table-cell office:value-type="float" office:value="0.000339443" calcext:value-type="float">
            <text:p>0.000339443</text:p>
          </table:table-cell>
          <table:table-cell office:value-type="float" office:value="0.00189063" calcext:value-type="float">
            <text:p>0.00189063</text:p>
          </table:table-cell>
          <table:table-cell office:value-type="float" office:value="0.00437986" calcext:value-type="float">
            <text:p>0.00437986</text:p>
          </table:table-cell>
          <table:table-cell office:value-type="float" office:value="0.00888424" calcext:value-type="float">
            <text:p>0.00888424</text:p>
          </table:table-cell>
          <table:table-cell office:value-type="float" office:value="0.0143774" calcext:value-type="float">
            <text:p>0.0143774</text:p>
          </table:table-cell>
          <table:table-cell office:value-type="float" office:value="0.0199099" calcext:value-type="float">
            <text:p>0.0199099</text:p>
          </table:table-cell>
          <table:table-cell office:value-type="float" office:value="0.0253679" calcext:value-type="float">
            <text:p>0.0253679</text:p>
          </table:table-cell>
          <table:table-cell office:value-type="float" office:value="0.0539954" calcext:value-type="float">
            <text:p>0.0539954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833" calcext:value-type="float">
            <text:p>0.000131833</text:p>
          </table:table-cell>
          <table:table-cell office:value-type="float" office:value="0.000340103" calcext:value-type="float">
            <text:p>0.000340103</text:p>
          </table:table-cell>
          <table:table-cell office:value-type="float" office:value="0.0018917" calcext:value-type="float">
            <text:p>0.0018917</text:p>
          </table:table-cell>
          <table:table-cell office:value-type="float" office:value="0.00439864" calcext:value-type="float">
            <text:p>0.00439864</text:p>
          </table:table-cell>
          <table:table-cell office:value-type="float" office:value="0.00907362" calcext:value-type="float">
            <text:p>0.00907362</text:p>
          </table:table-cell>
          <table:table-cell office:value-type="float" office:value="0.0143956" calcext:value-type="float">
            <text:p>0.0143956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254409" calcext:value-type="float">
            <text:p>0.0254409</text:p>
          </table:table-cell>
          <table:table-cell office:value-type="float" office:value="0.054028" calcext:value-type="float">
            <text:p>0.054028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1427" calcext:value-type="float">
            <text:p>0.000131427</text:p>
          </table:table-cell>
          <table:table-cell office:value-type="float" office:value="0.000343353" calcext:value-type="float">
            <text:p>0.000343353</text:p>
          </table:table-cell>
          <table:table-cell office:value-type="float" office:value="0.00188866" calcext:value-type="float">
            <text:p>0.00188866</text:p>
          </table:table-cell>
          <table:table-cell office:value-type="float" office:value="0.00438736" calcext:value-type="float">
            <text:p>0.00438736</text:p>
          </table:table-cell>
          <table:table-cell office:value-type="float" office:value="0.00897712" calcext:value-type="float">
            <text:p>0.00897712</text:p>
          </table:table-cell>
          <table:table-cell office:value-type="float" office:value="0.0143743" calcext:value-type="float">
            <text:p>0.0143743</text:p>
          </table:table-cell>
          <table:table-cell office:value-type="float" office:value="0.0196775" calcext:value-type="float">
            <text:p>0.0196775</text:p>
          </table:table-cell>
          <table:table-cell office:value-type="float" office:value="0.0253825" calcext:value-type="float">
            <text:p>0.0253825</text:p>
          </table:table-cell>
          <table:table-cell office:value-type="float" office:value="0.0540694" calcext:value-type="float">
            <text:p>0.0540694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40159" calcext:value-type="float">
            <text:p>0.000140159</text:p>
          </table:table-cell>
          <table:table-cell office:value-type="float" office:value="0.000338683" calcext:value-type="float">
            <text:p>0.000338683</text:p>
          </table:table-cell>
          <table:table-cell office:value-type="float" office:value="0.00189255" calcext:value-type="float">
            <text:p>0.00189255</text:p>
          </table:table-cell>
          <table:table-cell office:value-type="float" office:value="0.00439857" calcext:value-type="float">
            <text:p>0.00439857</text:p>
          </table:table-cell>
          <table:table-cell office:value-type="float" office:value="0.00894119" calcext:value-type="float">
            <text:p>0.00894119</text:p>
          </table:table-cell>
          <table:table-cell office:value-type="float" office:value="0.0143704" calcext:value-type="float">
            <text:p>0.0143704</text:p>
          </table:table-cell>
          <table:table-cell office:value-type="float" office:value="0.0196593" calcext:value-type="float">
            <text:p>0.0196593</text:p>
          </table:table-cell>
          <table:table-cell office:value-type="float" office:value="0.0254541" calcext:value-type="float">
            <text:p>0.0254541</text:p>
          </table:table-cell>
          <table:table-cell office:value-type="float" office:value="0.0539653" calcext:value-type="float">
            <text:p>0.0539653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2242" calcext:value-type="float">
            <text:p>0.000132242</text:p>
          </table:table-cell>
          <table:table-cell office:value-type="float" office:value="0.000339628" calcext:value-type="float">
            <text:p>0.000339628</text:p>
          </table:table-cell>
          <table:table-cell office:value-type="float" office:value="0.00188704" calcext:value-type="float">
            <text:p>0.00188704</text:p>
          </table:table-cell>
          <table:table-cell office:value-type="float" office:value="0.00438978" calcext:value-type="float">
            <text:p>0.00438978</text:p>
          </table:table-cell>
          <table:table-cell office:value-type="float" office:value="0.00893287" calcext:value-type="float">
            <text:p>0.00893287</text:p>
          </table:table-cell>
          <table:table-cell office:value-type="float" office:value="0.0143707" calcext:value-type="float">
            <text:p>0.0143707</text:p>
          </table:table-cell>
          <table:table-cell office:value-type="float" office:value="0.0196967" calcext:value-type="float">
            <text:p>0.0196967</text:p>
          </table:table-cell>
          <table:table-cell office:value-type="float" office:value="0.0253753" calcext:value-type="float">
            <text:p>0.0253753</text:p>
          </table:table-cell>
          <table:table-cell office:value-type="float" office:value="0.0540896" calcext:value-type="float">
            <text:p>0.0540896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2048" calcext:value-type="float">
            <text:p>0.000132048</text:p>
          </table:table-cell>
          <table:table-cell office:value-type="float" office:value="0.000344564" calcext:value-type="float">
            <text:p>0.000344564</text:p>
          </table:table-cell>
          <table:table-cell office:value-type="float" office:value="0.00189857" calcext:value-type="float">
            <text:p>0.00189857</text:p>
          </table:table-cell>
          <table:table-cell office:value-type="float" office:value="0.00437916" calcext:value-type="float">
            <text:p>0.00437916</text:p>
          </table:table-cell>
          <table:table-cell office:value-type="float" office:value="0.00895122" calcext:value-type="float">
            <text:p>0.00895122</text:p>
          </table:table-cell>
          <table:table-cell office:value-type="float" office:value="0.0143746" calcext:value-type="float">
            <text:p>0.0143746</text:p>
          </table:table-cell>
          <table:table-cell office:value-type="float" office:value="0.0196868" calcext:value-type="float">
            <text:p>0.0196868</text:p>
          </table:table-cell>
          <table:table-cell office:value-type="float" office:value="0.0253593" calcext:value-type="float">
            <text:p>0.0253593</text:p>
          </table:table-cell>
          <table:table-cell office:value-type="float" office:value="0.0539957" calcext:value-type="float">
            <text:p>0.0539957</text:p>
          </table:table-cell>
          <table:table-cell table:number-columns-repeated="11"/>
        </table:table-row>
        <table:table-row table:style-name="ro1">
          <table:table-cell office:value-type="float" office:value="0.000027008" calcext:value-type="float">
            <text:p>2.70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873" calcext:value-type="float">
            <text:p>0.0018873</text:p>
          </table:table-cell>
          <table:table-cell office:value-type="float" office:value="0.00438784" calcext:value-type="float">
            <text:p>0.00438784</text:p>
          </table:table-cell>
          <table:table-cell office:value-type="float" office:value="0.00895623" calcext:value-type="float">
            <text:p>0.00895623</text:p>
          </table:table-cell>
          <table:table-cell office:value-type="float" office:value="0.0143564" calcext:value-type="float">
            <text:p>0.0143564</text:p>
          </table:table-cell>
          <table:table-cell office:value-type="float" office:value="0.0196707" calcext:value-type="float">
            <text:p>0.0196707</text:p>
          </table:table-cell>
          <table:table-cell office:value-type="float" office:value="0.0253582" calcext:value-type="float">
            <text:p>0.0253582</text:p>
          </table:table-cell>
          <table:table-cell office:value-type="float" office:value="0.054107" calcext:value-type="float">
            <text:p>0.054107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2012" calcext:value-type="float">
            <text:p>0.000132012</text:p>
          </table:table-cell>
          <table:table-cell office:value-type="float" office:value="0.000339439" calcext:value-type="float">
            <text:p>0.000339439</text:p>
          </table:table-cell>
          <table:table-cell office:value-type="float" office:value="0.00189192" calcext:value-type="float">
            <text:p>0.00189192</text:p>
          </table:table-cell>
          <table:table-cell office:value-type="float" office:value="0.00438979" calcext:value-type="float">
            <text:p>0.00438979</text:p>
          </table:table-cell>
          <table:table-cell office:value-type="float" office:value="0.00894126" calcext:value-type="float">
            <text:p>0.00894126</text:p>
          </table:table-cell>
          <table:table-cell office:value-type="float" office:value="0.0143736" calcext:value-type="float">
            <text:p>0.0143736</text:p>
          </table:table-cell>
          <table:table-cell office:value-type="float" office:value="0.0197482" calcext:value-type="float">
            <text:p>0.0197482</text:p>
          </table:table-cell>
          <table:table-cell office:value-type="float" office:value="0.025389" calcext:value-type="float">
            <text:p>0.025389</text:p>
          </table:table-cell>
          <table:table-cell office:value-type="float" office:value="0.0541281" calcext:value-type="float">
            <text:p>0.0541281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428" calcext:value-type="float">
            <text:p>0.000339428</text:p>
          </table:table-cell>
          <table:table-cell office:value-type="float" office:value="0.00188887" calcext:value-type="float">
            <text:p>0.00188887</text:p>
          </table:table-cell>
          <table:table-cell office:value-type="float" office:value="0.0043837" calcext:value-type="float">
            <text:p>0.0043837</text:p>
          </table:table-cell>
          <table:table-cell office:value-type="float" office:value="0.00912311" calcext:value-type="float">
            <text:p>0.00912311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0.0196392" calcext:value-type="float">
            <text:p>0.0196392</text:p>
          </table:table-cell>
          <table:table-cell office:value-type="float" office:value="0.0254134" calcext:value-type="float">
            <text:p>0.0254134</text:p>
          </table:table-cell>
          <table:table-cell office:value-type="float" office:value="0.0539423" calcext:value-type="float">
            <text:p>0.0539423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8728" calcext:value-type="float">
            <text:p>0.000338728</text:p>
          </table:table-cell>
          <table:table-cell office:value-type="float" office:value="0.00189402" calcext:value-type="float">
            <text:p>0.00189402</text:p>
          </table:table-cell>
          <table:table-cell office:value-type="float" office:value="0.00439176" calcext:value-type="float">
            <text:p>0.00439176</text:p>
          </table:table-cell>
          <table:table-cell office:value-type="float" office:value="0.00899386" calcext:value-type="float">
            <text:p>0.00899386</text:p>
          </table:table-cell>
          <table:table-cell office:value-type="float" office:value="0.0145894" calcext:value-type="float">
            <text:p>0.0145894</text:p>
          </table:table-cell>
          <table:table-cell office:value-type="float" office:value="0.0197504" calcext:value-type="float">
            <text:p>0.0197504</text:p>
          </table:table-cell>
          <table:table-cell office:value-type="float" office:value="0.0254149" calcext:value-type="float">
            <text:p>0.0254149</text:p>
          </table:table-cell>
          <table:table-cell office:value-type="float" office:value="0.0540423" calcext:value-type="float">
            <text:p>0.0540423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1993" calcext:value-type="float">
            <text:p>0.000131993</text:p>
          </table:table-cell>
          <table:table-cell office:value-type="float" office:value="0.000338963" calcext:value-type="float">
            <text:p>0.000338963</text:p>
          </table:table-cell>
          <table:table-cell office:value-type="float" office:value="0.00188774" calcext:value-type="float">
            <text:p>0.00188774</text:p>
          </table:table-cell>
          <table:table-cell office:value-type="float" office:value="0.00440546" calcext:value-type="float">
            <text:p>0.00440546</text:p>
          </table:table-cell>
          <table:table-cell office:value-type="float" office:value="0.00895904" calcext:value-type="float">
            <text:p>0.00895904</text:p>
          </table:table-cell>
          <table:table-cell office:value-type="float" office:value="0.0143333" calcext:value-type="float">
            <text:p>0.0143333</text:p>
          </table:table-cell>
          <table:table-cell office:value-type="float" office:value="0.0197287" calcext:value-type="float">
            <text:p>0.0197287</text:p>
          </table:table-cell>
          <table:table-cell office:value-type="float" office:value="0.0253997" calcext:value-type="float">
            <text:p>0.0253997</text:p>
          </table:table-cell>
          <table:table-cell office:value-type="float" office:value="0.0540939" calcext:value-type="float">
            <text:p>0.0540939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1942" calcext:value-type="float">
            <text:p>0.000131942</text:p>
          </table:table-cell>
          <table:table-cell office:value-type="float" office:value="0.000339168" calcext:value-type="float">
            <text:p>0.000339168</text:p>
          </table:table-cell>
          <table:table-cell office:value-type="float" office:value="0.0018951" calcext:value-type="float">
            <text:p>0.0018951</text:p>
          </table:table-cell>
          <table:table-cell office:value-type="float" office:value="0.00441881" calcext:value-type="float">
            <text:p>0.00441881</text:p>
          </table:table-cell>
          <table:table-cell office:value-type="float" office:value="0.00895964" calcext:value-type="float">
            <text:p>0.00895964</text:p>
          </table:table-cell>
          <table:table-cell office:value-type="float" office:value="0.0145052" calcext:value-type="float">
            <text:p>0.0145052</text:p>
          </table:table-cell>
          <table:table-cell office:value-type="float" office:value="0.0206677" calcext:value-type="float">
            <text:p>0.0206677</text:p>
          </table:table-cell>
          <table:table-cell office:value-type="float" office:value="0.0255093" calcext:value-type="float">
            <text:p>0.0255093</text:p>
          </table:table-cell>
          <table:table-cell office:value-type="float" office:value="0.053962" calcext:value-type="float">
            <text:p>0.053962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647" calcext:value-type="float">
            <text:p>0.000131647</text:p>
          </table:table-cell>
          <table:table-cell office:value-type="float" office:value="0.000339043" calcext:value-type="float">
            <text:p>0.000339043</text:p>
          </table:table-cell>
          <table:table-cell office:value-type="float" office:value="0.00189214" calcext:value-type="float">
            <text:p>0.00189214</text:p>
          </table:table-cell>
          <table:table-cell office:value-type="float" office:value="0.00438915" calcext:value-type="float">
            <text:p>0.00438915</text:p>
          </table:table-cell>
          <table:table-cell office:value-type="float" office:value="0.0089356" calcext:value-type="float">
            <text:p>0.0089356</text:p>
          </table:table-cell>
          <table:table-cell office:value-type="float" office:value="0.0144096" calcext:value-type="float">
            <text:p>0.0144096</text:p>
          </table:table-cell>
          <table:table-cell office:value-type="float" office:value="0.0196612" calcext:value-type="float">
            <text:p>0.0196612</text:p>
          </table:table-cell>
          <table:table-cell office:value-type="float" office:value="0.0253754" calcext:value-type="float">
            <text:p>0.0253754</text:p>
          </table:table-cell>
          <table:table-cell office:value-type="float" office:value="0.0539748" calcext:value-type="float">
            <text:p>0.0539748</text:p>
          </table:table-cell>
          <table:table-cell table:number-columns-repeated="11"/>
        </table:table-row>
        <table:table-row table:style-name="ro1">
          <table:table-cell office:value-type="float" office:value="0.000026927" calcext:value-type="float">
            <text:p>2.69E-005</text:p>
          </table:table-cell>
          <table:table-cell office:value-type="float" office:value="0.000131517" calcext:value-type="float">
            <text:p>0.000131517</text:p>
          </table:table-cell>
          <table:table-cell office:value-type="float" office:value="0.000350983" calcext:value-type="float">
            <text:p>0.000350983</text:p>
          </table:table-cell>
          <table:table-cell office:value-type="float" office:value="0.00188909" calcext:value-type="float">
            <text:p>0.00188909</text:p>
          </table:table-cell>
          <table:table-cell office:value-type="float" office:value="0.00441309" calcext:value-type="float">
            <text:p>0.00441309</text:p>
          </table:table-cell>
          <table:table-cell office:value-type="float" office:value="0.00897262" calcext:value-type="float">
            <text:p>0.00897262</text:p>
          </table:table-cell>
          <table:table-cell office:value-type="float" office:value="0.0143606" calcext:value-type="float">
            <text:p>0.0143606</text:p>
          </table:table-cell>
          <table:table-cell office:value-type="float" office:value="0.0198776" calcext:value-type="float">
            <text:p>0.0198776</text:p>
          </table:table-cell>
          <table:table-cell office:value-type="float" office:value="0.0254127" calcext:value-type="float">
            <text:p>0.0254127</text:p>
          </table:table-cell>
          <table:table-cell office:value-type="float" office:value="0.0540193" calcext:value-type="float">
            <text:p>0.0540193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678" calcext:value-type="float">
            <text:p>0.000131678</text:p>
          </table:table-cell>
          <table:table-cell office:value-type="float" office:value="0.000339504" calcext:value-type="float">
            <text:p>0.000339504</text:p>
          </table:table-cell>
          <table:table-cell office:value-type="float" office:value="0.00188944" calcext:value-type="float">
            <text:p>0.00188944</text:p>
          </table:table-cell>
          <table:table-cell office:value-type="float" office:value="0.00439606" calcext:value-type="float">
            <text:p>0.00439606</text:p>
          </table:table-cell>
          <table:table-cell office:value-type="float" office:value="0.00898945" calcext:value-type="float">
            <text:p>0.00898945</text:p>
          </table:table-cell>
          <table:table-cell office:value-type="float" office:value="0.0144048" calcext:value-type="float">
            <text:p>0.0144048</text:p>
          </table:table-cell>
          <table:table-cell office:value-type="float" office:value="0.0197998" calcext:value-type="float">
            <text:p>0.0197998</text:p>
          </table:table-cell>
          <table:table-cell office:value-type="float" office:value="0.0253725" calcext:value-type="float">
            <text:p>0.0253725</text:p>
          </table:table-cell>
          <table:table-cell office:value-type="float" office:value="0.053938" calcext:value-type="float">
            <text:p>0.053938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608" calcext:value-type="float">
            <text:p>0.000131608</text:p>
          </table:table-cell>
          <table:table-cell office:value-type="float" office:value="0.000340113" calcext:value-type="float">
            <text:p>0.000340113</text:p>
          </table:table-cell>
          <table:table-cell office:value-type="float" office:value="0.00189459" calcext:value-type="float">
            <text:p>0.00189459</text:p>
          </table:table-cell>
          <table:table-cell office:value-type="float" office:value="0.0043844" calcext:value-type="float">
            <text:p>0.0043844</text:p>
          </table:table-cell>
          <table:table-cell office:value-type="float" office:value="0.00894673" calcext:value-type="float">
            <text:p>0.00894673</text:p>
          </table:table-cell>
          <table:table-cell office:value-type="float" office:value="0.0143724" calcext:value-type="float">
            <text:p>0.0143724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0.0253596" calcext:value-type="float">
            <text:p>0.0253596</text:p>
          </table:table-cell>
          <table:table-cell office:value-type="float" office:value="0.0541103" calcext:value-type="float">
            <text:p>0.0541103</text:p>
          </table:table-cell>
          <table:table-cell table:number-columns-repeated="11"/>
        </table:table-row>
        <table:table-row table:style-name="ro1">
          <table:table-cell office:value-type="float" office:value="0.000026868" calcext:value-type="float">
            <text:p>2.69E-005</text:p>
          </table:table-cell>
          <table:table-cell office:value-type="float" office:value="0.000132212" calcext:value-type="float">
            <text:p>0.000132212</text:p>
          </table:table-cell>
          <table:table-cell office:value-type="float" office:value="0.000340059" calcext:value-type="float">
            <text:p>0.000340059</text:p>
          </table:table-cell>
          <table:table-cell office:value-type="float" office:value="0.00188716" calcext:value-type="float">
            <text:p>0.00188716</text:p>
          </table:table-cell>
          <table:table-cell office:value-type="float" office:value="0.00439277" calcext:value-type="float">
            <text:p>0.00439277</text:p>
          </table:table-cell>
          <table:table-cell office:value-type="float" office:value="0.00903903" calcext:value-type="float">
            <text:p>0.00903903</text:p>
          </table:table-cell>
          <table:table-cell office:value-type="float" office:value="0.0149915" calcext:value-type="float">
            <text:p>0.0149915</text:p>
          </table:table-cell>
          <table:table-cell office:value-type="float" office:value="0.0196821" calcext:value-type="float">
            <text:p>0.0196821</text:p>
          </table:table-cell>
          <table:table-cell office:value-type="float" office:value="0.0254322" calcext:value-type="float">
            <text:p>0.0254322</text:p>
          </table:table-cell>
          <table:table-cell office:value-type="float" office:value="0.0538442" calcext:value-type="float">
            <text:p>0.0538442</text:p>
          </table:table-cell>
          <table:table-cell table:number-columns-repeated="11"/>
        </table:table-row>
        <table:table-row table:style-name="ro1">
          <table:table-cell office:value-type="float" office:value="0.000027023" calcext:value-type="float">
            <text:p>2.70E-005</text:p>
          </table:table-cell>
          <table:table-cell office:value-type="float" office:value="0.000131552" calcext:value-type="float">
            <text:p>0.000131552</text:p>
          </table:table-cell>
          <table:table-cell office:value-type="float" office:value="0.000338783" calcext:value-type="float">
            <text:p>0.000338783</text:p>
          </table:table-cell>
          <table:table-cell office:value-type="float" office:value="0.00188805" calcext:value-type="float">
            <text:p>0.00188805</text:p>
          </table:table-cell>
          <table:table-cell office:value-type="float" office:value="0.00439596" calcext:value-type="float">
            <text:p>0.00439596</text:p>
          </table:table-cell>
          <table:table-cell office:value-type="float" office:value="0.00897217" calcext:value-type="float">
            <text:p>0.00897217</text:p>
          </table:table-cell>
          <table:table-cell office:value-type="float" office:value="0.0149464" calcext:value-type="float">
            <text:p>0.0149464</text:p>
          </table:table-cell>
          <table:table-cell office:value-type="float" office:value="0.0198729" calcext:value-type="float">
            <text:p>0.0198729</text:p>
          </table:table-cell>
          <table:table-cell office:value-type="float" office:value="0.0254139" calcext:value-type="float">
            <text:p>0.0254139</text:p>
          </table:table-cell>
          <table:table-cell office:value-type="float" office:value="0.0540158" calcext:value-type="float">
            <text:p>0.0540158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2147" calcext:value-type="float">
            <text:p>0.000132147</text:p>
          </table:table-cell>
          <table:table-cell office:value-type="float" office:value="0.000339268" calcext:value-type="float">
            <text:p>0.000339268</text:p>
          </table:table-cell>
          <table:table-cell office:value-type="float" office:value="0.0018981" calcext:value-type="float">
            <text:p>0.0018981</text:p>
          </table:table-cell>
          <table:table-cell office:value-type="float" office:value="0.00438358" calcext:value-type="float">
            <text:p>0.00438358</text:p>
          </table:table-cell>
          <table:table-cell office:value-type="float" office:value="0.0089363" calcext:value-type="float">
            <text:p>0.0089363</text:p>
          </table:table-cell>
          <table:table-cell office:value-type="float" office:value="0.0146055" calcext:value-type="float">
            <text:p>0.0146055</text:p>
          </table:table-cell>
          <table:table-cell office:value-type="float" office:value="0.0197295" calcext:value-type="float">
            <text:p>0.0197295</text:p>
          </table:table-cell>
          <table:table-cell office:value-type="float" office:value="0.0253745" calcext:value-type="float">
            <text:p>0.0253745</text:p>
          </table:table-cell>
          <table:table-cell office:value-type="float" office:value="0.054157" calcext:value-type="float">
            <text:p>0.054157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4616" calcext:value-type="float">
            <text:p>0.000134616</text:p>
          </table:table-cell>
          <table:table-cell office:value-type="float" office:value="0.000339248" calcext:value-type="float">
            <text:p>0.000339248</text:p>
          </table:table-cell>
          <table:table-cell office:value-type="float" office:value="0.00189513" calcext:value-type="float">
            <text:p>0.00189513</text:p>
          </table:table-cell>
          <table:table-cell office:value-type="float" office:value="0.00440112" calcext:value-type="float">
            <text:p>0.00440112</text:p>
          </table:table-cell>
          <table:table-cell office:value-type="float" office:value="0.00896352" calcext:value-type="float">
            <text:p>0.00896352</text:p>
          </table:table-cell>
          <table:table-cell office:value-type="float" office:value="0.0144476" calcext:value-type="float">
            <text:p>0.0144476</text:p>
          </table:table-cell>
          <table:table-cell office:value-type="float" office:value="0.0196822" calcext:value-type="float">
            <text:p>0.0196822</text:p>
          </table:table-cell>
          <table:table-cell office:value-type="float" office:value="0.0253587" calcext:value-type="float">
            <text:p>0.0253587</text:p>
          </table:table-cell>
          <table:table-cell office:value-type="float" office:value="0.0540421" calcext:value-type="float">
            <text:p>0.0540421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1462" calcext:value-type="float">
            <text:p>0.000131462</text:p>
          </table:table-cell>
          <table:table-cell office:value-type="float" office:value="0.000338448" calcext:value-type="float">
            <text:p>0.000338448</text:p>
          </table:table-cell>
          <table:table-cell office:value-type="float" office:value="0.00189918" calcext:value-type="float">
            <text:p>0.00189918</text:p>
          </table:table-cell>
          <table:table-cell office:value-type="float" office:value="0.00438351" calcext:value-type="float">
            <text:p>0.00438351</text:p>
          </table:table-cell>
          <table:table-cell office:value-type="float" office:value="0.00893499" calcext:value-type="float">
            <text:p>0.00893499</text:p>
          </table:table-cell>
          <table:table-cell office:value-type="float" office:value="0.0143939" calcext:value-type="float">
            <text:p>0.0143939</text:p>
          </table:table-cell>
          <table:table-cell office:value-type="float" office:value="0.0197067" calcext:value-type="float">
            <text:p>0.0197067</text:p>
          </table:table-cell>
          <table:table-cell office:value-type="float" office:value="0.0254222" calcext:value-type="float">
            <text:p>0.0254222</text:p>
          </table:table-cell>
          <table:table-cell office:value-type="float" office:value="0.0542639" calcext:value-type="float">
            <text:p>0.0542639</text:p>
          </table:table-cell>
          <table:table-cell table:number-columns-repeated="11"/>
        </table:table-row>
        <table:table-row table:style-name="ro1">
          <table:table-cell office:value-type="float" office:value="0.000027222" calcext:value-type="float">
            <text:p>2.72E-005</text:p>
          </table:table-cell>
          <table:table-cell office:value-type="float" office:value="0.000131878" calcext:value-type="float">
            <text:p>0.000131878</text:p>
          </table:table-cell>
          <table:table-cell office:value-type="float" office:value="0.000339943" calcext:value-type="float">
            <text:p>0.000339943</text:p>
          </table:table-cell>
          <table:table-cell office:value-type="float" office:value="0.0018911" calcext:value-type="float">
            <text:p>0.0018911</text:p>
          </table:table-cell>
          <table:table-cell office:value-type="float" office:value="0.00442325" calcext:value-type="float">
            <text:p>0.00442325</text:p>
          </table:table-cell>
          <table:table-cell office:value-type="float" office:value="0.00894896" calcext:value-type="float">
            <text:p>0.00894896</text:p>
          </table:table-cell>
          <table:table-cell office:value-type="float" office:value="0.0146066" calcext:value-type="float">
            <text:p>0.0146066</text:p>
          </table:table-cell>
          <table:table-cell office:value-type="float" office:value="0.0200092" calcext:value-type="float">
            <text:p>0.0200092</text:p>
          </table:table-cell>
          <table:table-cell office:value-type="float" office:value="0.0254155" calcext:value-type="float">
            <text:p>0.0254155</text:p>
          </table:table-cell>
          <table:table-cell office:value-type="float" office:value="0.0541409" calcext:value-type="float">
            <text:p>0.0541409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787" calcext:value-type="float">
            <text:p>0.000131787</text:p>
          </table:table-cell>
          <table:table-cell office:value-type="float" office:value="0.000340133" calcext:value-type="float">
            <text:p>0.000340133</text:p>
          </table:table-cell>
          <table:table-cell office:value-type="float" office:value="0.00189298" calcext:value-type="float">
            <text:p>0.00189298</text:p>
          </table:table-cell>
          <table:table-cell office:value-type="float" office:value="0.00444569" calcext:value-type="float">
            <text:p>0.00444569</text:p>
          </table:table-cell>
          <table:table-cell office:value-type="float" office:value="0.00890449" calcext:value-type="float">
            <text:p>0.00890449</text:p>
          </table:table-cell>
          <table:table-cell office:value-type="float" office:value="0.0148074" calcext:value-type="float">
            <text:p>0.0148074</text:p>
          </table:table-cell>
          <table:table-cell office:value-type="float" office:value="0.0198142" calcext:value-type="float">
            <text:p>0.0198142</text:p>
          </table:table-cell>
          <table:table-cell office:value-type="float" office:value="0.0253884" calcext:value-type="float">
            <text:p>0.0253884</text:p>
          </table:table-cell>
          <table:table-cell office:value-type="float" office:value="0.0540904" calcext:value-type="float">
            <text:p>0.0540904</text:p>
          </table:table-cell>
          <table:table-cell table:number-columns-repeated="11"/>
        </table:table-row>
        <table:table-row table:style-name="ro1">
          <table:table-cell office:value-type="float" office:value="0.000027207" calcext:value-type="float">
            <text:p>2.72E-005</text:p>
          </table:table-cell>
          <table:table-cell office:value-type="float" office:value="0.000131483" calcext:value-type="float">
            <text:p>0.000131483</text:p>
          </table:table-cell>
          <table:table-cell office:value-type="float" office:value="0.000339828" calcext:value-type="float">
            <text:p>0.000339828</text:p>
          </table:table-cell>
          <table:table-cell office:value-type="float" office:value="0.00188839" calcext:value-type="float">
            <text:p>0.00188839</text:p>
          </table:table-cell>
          <table:table-cell office:value-type="float" office:value="0.00438361" calcext:value-type="float">
            <text:p>0.00438361</text:p>
          </table:table-cell>
          <table:table-cell office:value-type="float" office:value="0.00894683" calcext:value-type="float">
            <text:p>0.00894683</text:p>
          </table:table-cell>
          <table:table-cell office:value-type="float" office:value="0.0145748" calcext:value-type="float">
            <text:p>0.0145748</text:p>
          </table:table-cell>
          <table:table-cell office:value-type="float" office:value="0.019666" calcext:value-type="float">
            <text:p>0.019666</text:p>
          </table:table-cell>
          <table:table-cell office:value-type="float" office:value="0.0254263" calcext:value-type="float">
            <text:p>0.0254263</text:p>
          </table:table-cell>
          <table:table-cell office:value-type="float" office:value="0.0540949" calcext:value-type="float">
            <text:p>0.0540949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587" calcext:value-type="float">
            <text:p>0.000131587</text:p>
          </table:table-cell>
          <table:table-cell office:value-type="float" office:value="0.000338528" calcext:value-type="float">
            <text:p>0.000338528</text:p>
          </table:table-cell>
          <table:table-cell office:value-type="float" office:value="0.00189846" calcext:value-type="float">
            <text:p>0.00189846</text:p>
          </table:table-cell>
          <table:table-cell office:value-type="float" office:value="0.00438166" calcext:value-type="float">
            <text:p>0.00438166</text:p>
          </table:table-cell>
          <table:table-cell office:value-type="float" office:value="0.00892298" calcext:value-type="float">
            <text:p>0.00892298</text:p>
          </table:table-cell>
          <table:table-cell office:value-type="float" office:value="0.0143807" calcext:value-type="float">
            <text:p>0.0143807</text:p>
          </table:table-cell>
          <table:table-cell office:value-type="float" office:value="0.0197492" calcext:value-type="float">
            <text:p>0.0197492</text:p>
          </table:table-cell>
          <table:table-cell office:value-type="float" office:value="0.0255835" calcext:value-type="float">
            <text:p>0.0255835</text:p>
          </table:table-cell>
          <table:table-cell office:value-type="float" office:value="0.0542491" calcext:value-type="float">
            <text:p>0.0542491</text:p>
          </table:table-cell>
          <table:table-cell table:number-columns-repeated="11"/>
        </table:table-row>
        <table:table-row table:style-name="ro1">
          <table:table-cell office:value-type="float" office:value="0.000026977" calcext:value-type="float">
            <text:p>2.70E-005</text:p>
          </table:table-cell>
          <table:table-cell office:value-type="float" office:value="0.000132032" calcext:value-type="float">
            <text:p>0.000132032</text:p>
          </table:table-cell>
          <table:table-cell office:value-type="float" office:value="0.000342329" calcext:value-type="float">
            <text:p>0.000342329</text:p>
          </table:table-cell>
          <table:table-cell office:value-type="float" office:value="0.00188684" calcext:value-type="float">
            <text:p>0.00188684</text:p>
          </table:table-cell>
          <table:table-cell office:value-type="float" office:value="0.00439984" calcext:value-type="float">
            <text:p>0.00439984</text:p>
          </table:table-cell>
          <table:table-cell office:value-type="float" office:value="0.00893236" calcext:value-type="float">
            <text:p>0.00893236</text:p>
          </table:table-cell>
          <table:table-cell office:value-type="float" office:value="0.0143849" calcext:value-type="float">
            <text:p>0.0143849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54069" calcext:value-type="float">
            <text:p>0.0254069</text:p>
          </table:table-cell>
          <table:table-cell office:value-type="float" office:value="0.0540098" calcext:value-type="float">
            <text:p>0.0540098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577" calcext:value-type="float">
            <text:p>0.000131577</text:p>
          </table:table-cell>
          <table:table-cell office:value-type="float" office:value="0.000339668" calcext:value-type="float">
            <text:p>0.000339668</text:p>
          </table:table-cell>
          <table:table-cell office:value-type="float" office:value="0.00189249" calcext:value-type="float">
            <text:p>0.00189249</text:p>
          </table:table-cell>
          <table:table-cell office:value-type="float" office:value="0.00438579" calcext:value-type="float">
            <text:p>0.00438579</text:p>
          </table:table-cell>
          <table:table-cell office:value-type="float" office:value="0.00890302" calcext:value-type="float">
            <text:p>0.00890302</text:p>
          </table:table-cell>
          <table:table-cell office:value-type="float" office:value="0.014363" calcext:value-type="float">
            <text:p>0.014363</text:p>
          </table:table-cell>
          <table:table-cell office:value-type="float" office:value="0.0199122" calcext:value-type="float">
            <text:p>0.0199122</text:p>
          </table:table-cell>
          <table:table-cell office:value-type="float" office:value="0.0253743" calcext:value-type="float">
            <text:p>0.0253743</text:p>
          </table:table-cell>
          <table:table-cell office:value-type="float" office:value="0.0541021" calcext:value-type="float">
            <text:p>0.0541021</text:p>
          </table:table-cell>
          <table:table-cell table:number-columns-repeated="11"/>
        </table:table-row>
        <table:table-row table:style-name="ro1">
          <table:table-cell office:value-type="float" office:value="0.000027193" calcext:value-type="float">
            <text:p>2.72E-005</text:p>
          </table:table-cell>
          <table:table-cell office:value-type="float" office:value="0.000131427" calcext:value-type="float">
            <text:p>0.000131427</text:p>
          </table:table-cell>
          <table:table-cell office:value-type="float" office:value="0.000339474" calcext:value-type="float">
            <text:p>0.000339474</text:p>
          </table:table-cell>
          <table:table-cell office:value-type="float" office:value="0.00188849" calcext:value-type="float">
            <text:p>0.00188849</text:p>
          </table:table-cell>
          <table:table-cell office:value-type="float" office:value="0.00439954" calcext:value-type="float">
            <text:p>0.00439954</text:p>
          </table:table-cell>
          <table:table-cell office:value-type="float" office:value="0.00893795" calcext:value-type="float">
            <text:p>0.00893795</text:p>
          </table:table-cell>
          <table:table-cell office:value-type="float" office:value="0.0144556" calcext:value-type="float">
            <text:p>0.0144556</text:p>
          </table:table-cell>
          <table:table-cell office:value-type="float" office:value="0.0197266" calcext:value-type="float">
            <text:p>0.0197266</text:p>
          </table:table-cell>
          <table:table-cell office:value-type="float" office:value="0.0253693" calcext:value-type="float">
            <text:p>0.0253693</text:p>
          </table:table-cell>
          <table:table-cell office:value-type="float" office:value="0.0541991" calcext:value-type="float">
            <text:p>0.0541991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0583" calcext:value-type="float">
            <text:p>0.000130583</text:p>
          </table:table-cell>
          <table:table-cell office:value-type="float" office:value="0.000338903" calcext:value-type="float">
            <text:p>0.000338903</text:p>
          </table:table-cell>
          <table:table-cell office:value-type="float" office:value="0.00189197" calcext:value-type="float">
            <text:p>0.00189197</text:p>
          </table:table-cell>
          <table:table-cell office:value-type="float" office:value="0.00442853" calcext:value-type="float">
            <text:p>0.00442853</text:p>
          </table:table-cell>
          <table:table-cell office:value-type="float" office:value="0.00894536" calcext:value-type="float">
            <text:p>0.00894536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198251" calcext:value-type="float">
            <text:p>0.0198251</text:p>
          </table:table-cell>
          <table:table-cell office:value-type="float" office:value="0.0253938" calcext:value-type="float">
            <text:p>0.0253938</text:p>
          </table:table-cell>
          <table:table-cell office:value-type="float" office:value="0.0541528" calcext:value-type="float">
            <text:p>0.0541528</text:p>
          </table:table-cell>
          <table:table-cell table:number-columns-repeated="11"/>
        </table:table-row>
        <table:table-row table:style-name="ro1">
          <table:table-cell office:value-type="float" office:value="0.000026922" calcext:value-type="float">
            <text:p>2.69E-005</text:p>
          </table:table-cell>
          <table:table-cell office:value-type="float" office:value="0.000131253" calcext:value-type="float">
            <text:p>0.000131253</text:p>
          </table:table-cell>
          <table:table-cell office:value-type="float" office:value="0.000340034" calcext:value-type="float">
            <text:p>0.000340034</text:p>
          </table:table-cell>
          <table:table-cell office:value-type="float" office:value="0.00188766" calcext:value-type="float">
            <text:p>0.00188766</text:p>
          </table:table-cell>
          <table:table-cell office:value-type="float" office:value="0.00438735" calcext:value-type="float">
            <text:p>0.00438735</text:p>
          </table:table-cell>
          <table:table-cell office:value-type="float" office:value="0.00905091" calcext:value-type="float">
            <text:p>0.00905091</text:p>
          </table:table-cell>
          <table:table-cell office:value-type="float" office:value="0.0143873" calcext:value-type="float">
            <text:p>0.0143873</text:p>
          </table:table-cell>
          <table:table-cell office:value-type="float" office:value="0.0204083" calcext:value-type="float">
            <text:p>0.0204083</text:p>
          </table:table-cell>
          <table:table-cell office:value-type="float" office:value="0.0254758" calcext:value-type="float">
            <text:p>0.0254758</text:p>
          </table:table-cell>
          <table:table-cell office:value-type="float" office:value="0.0539407" calcext:value-type="float">
            <text:p>0.0539407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38673" calcext:value-type="float">
            <text:p>0.000338673</text:p>
          </table:table-cell>
          <table:table-cell office:value-type="float" office:value="0.00189614" calcext:value-type="float">
            <text:p>0.00189614</text:p>
          </table:table-cell>
          <table:table-cell office:value-type="float" office:value="0.00438715" calcext:value-type="float">
            <text:p>0.00438715</text:p>
          </table:table-cell>
          <table:table-cell office:value-type="float" office:value="0.00896786" calcext:value-type="float">
            <text:p>0.00896786</text:p>
          </table:table-cell>
          <table:table-cell office:value-type="float" office:value="0.0143974" calcext:value-type="float">
            <text:p>0.0143974</text:p>
          </table:table-cell>
          <table:table-cell office:value-type="float" office:value="0.0197928" calcext:value-type="float">
            <text:p>0.0197928</text:p>
          </table:table-cell>
          <table:table-cell office:value-type="float" office:value="0.0253743" calcext:value-type="float">
            <text:p>0.0253743</text:p>
          </table:table-cell>
          <table:table-cell office:value-type="float" office:value="0.0543765" calcext:value-type="float">
            <text:p>0.0543765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5316" calcext:value-type="float">
            <text:p>0.000135316</text:p>
          </table:table-cell>
          <table:table-cell office:value-type="float" office:value="0.000340054" calcext:value-type="float">
            <text:p>0.000340054</text:p>
          </table:table-cell>
          <table:table-cell office:value-type="float" office:value="0.00188721" calcext:value-type="float">
            <text:p>0.00188721</text:p>
          </table:table-cell>
          <table:table-cell office:value-type="float" office:value="0.00439057" calcext:value-type="float">
            <text:p>0.00439057</text:p>
          </table:table-cell>
          <table:table-cell office:value-type="float" office:value="0.00903565" calcext:value-type="float">
            <text:p>0.00903565</text:p>
          </table:table-cell>
          <table:table-cell office:value-type="float" office:value="0.0143463" calcext:value-type="float">
            <text:p>0.0143463</text:p>
          </table:table-cell>
          <table:table-cell office:value-type="float" office:value="0.0197229" calcext:value-type="float">
            <text:p>0.0197229</text:p>
          </table:table-cell>
          <table:table-cell office:value-type="float" office:value="0.0253893" calcext:value-type="float">
            <text:p>0.0253893</text:p>
          </table:table-cell>
          <table:table-cell office:value-type="float" office:value="0.0543142" calcext:value-type="float">
            <text:p>0.0543142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9798" calcext:value-type="float">
            <text:p>0.000339798</text:p>
          </table:table-cell>
          <table:table-cell office:value-type="float" office:value="0.00189666" calcext:value-type="float">
            <text:p>0.00189666</text:p>
          </table:table-cell>
          <table:table-cell office:value-type="float" office:value="0.00438478" calcext:value-type="float">
            <text:p>0.00438478</text:p>
          </table:table-cell>
          <table:table-cell office:value-type="float" office:value="0.00896396" calcext:value-type="float">
            <text:p>0.00896396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196527" calcext:value-type="float">
            <text:p>0.0196527</text:p>
          </table:table-cell>
          <table:table-cell office:value-type="float" office:value="0.0253977" calcext:value-type="float">
            <text:p>0.0253977</text:p>
          </table:table-cell>
          <table:table-cell office:value-type="float" office:value="0.054301" calcext:value-type="float">
            <text:p>0.054301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477" calcext:value-type="float">
            <text:p>0.000131477</text:p>
          </table:table-cell>
          <table:table-cell office:value-type="float" office:value="0.000339569" calcext:value-type="float">
            <text:p>0.000339569</text:p>
          </table:table-cell>
          <table:table-cell office:value-type="float" office:value="0.00189163" calcext:value-type="float">
            <text:p>0.00189163</text:p>
          </table:table-cell>
          <table:table-cell office:value-type="float" office:value="0.00439734" calcext:value-type="float">
            <text:p>0.00439734</text:p>
          </table:table-cell>
          <table:table-cell office:value-type="float" office:value="0.00895826" calcext:value-type="float">
            <text:p>0.00895826</text:p>
          </table:table-cell>
          <table:table-cell office:value-type="float" office:value="0.0149184" calcext:value-type="float">
            <text:p>0.0149184</text:p>
          </table:table-cell>
          <table:table-cell office:value-type="float" office:value="0.0202414" calcext:value-type="float">
            <text:p>0.0202414</text:p>
          </table:table-cell>
          <table:table-cell office:value-type="float" office:value="0.0253581" calcext:value-type="float">
            <text:p>0.0253581</text:p>
          </table:table-cell>
          <table:table-cell office:value-type="float" office:value="0.0543013" calcext:value-type="float">
            <text:p>0.0543013</text:p>
          </table:table-cell>
          <table:table-cell table:number-columns-repeated="11"/>
        </table:table-row>
        <table:table-row table:style-name="ro1">
          <table:table-cell office:value-type="float" office:value="0.000027087" calcext:value-type="float">
            <text:p>2.71E-005</text:p>
          </table:table-cell>
          <table:table-cell office:value-type="float" office:value="0.000131582" calcext:value-type="float">
            <text:p>0.000131582</text:p>
          </table:table-cell>
          <table:table-cell office:value-type="float" office:value="0.000339303" calcext:value-type="float">
            <text:p>0.000339303</text:p>
          </table:table-cell>
          <table:table-cell office:value-type="float" office:value="0.00189403" calcext:value-type="float">
            <text:p>0.00189403</text:p>
          </table:table-cell>
          <table:table-cell office:value-type="float" office:value="0.00441659" calcext:value-type="float">
            <text:p>0.00441659</text:p>
          </table:table-cell>
          <table:table-cell office:value-type="float" office:value="0.00892966" calcext:value-type="float">
            <text:p>0.00892966</text:p>
          </table:table-cell>
          <table:table-cell office:value-type="float" office:value="0.0144951" calcext:value-type="float">
            <text:p>0.0144951</text:p>
          </table:table-cell>
          <table:table-cell office:value-type="float" office:value="0.0197712" calcext:value-type="float">
            <text:p>0.0197712</text:p>
          </table:table-cell>
          <table:table-cell office:value-type="float" office:value="0.0253917" calcext:value-type="float">
            <text:p>0.0253917</text:p>
          </table:table-cell>
          <table:table-cell office:value-type="float" office:value="0.0546247" calcext:value-type="float">
            <text:p>0.0546247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982" calcext:value-type="float">
            <text:p>0.000131982</text:p>
          </table:table-cell>
          <table:table-cell office:value-type="float" office:value="0.000338878" calcext:value-type="float">
            <text:p>0.000338878</text:p>
          </table:table-cell>
          <table:table-cell office:value-type="float" office:value="0.00189445" calcext:value-type="float">
            <text:p>0.00189445</text:p>
          </table:table-cell>
          <table:table-cell office:value-type="float" office:value="0.00438491" calcext:value-type="float">
            <text:p>0.00438491</text:p>
          </table:table-cell>
          <table:table-cell office:value-type="float" office:value="0.00894572" calcext:value-type="float">
            <text:p>0.00894572</text:p>
          </table:table-cell>
          <table:table-cell office:value-type="float" office:value="0.0143928" calcext:value-type="float">
            <text:p>0.0143928</text:p>
          </table:table-cell>
          <table:table-cell office:value-type="float" office:value="0.0196715" calcext:value-type="float">
            <text:p>0.0196715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548089" calcext:value-type="float">
            <text:p>0.0548089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007" calcext:value-type="float">
            <text:p>0.000132007</text:p>
          </table:table-cell>
          <table:table-cell office:value-type="float" office:value="0.000342873" calcext:value-type="float">
            <text:p>0.000342873</text:p>
          </table:table-cell>
          <table:table-cell office:value-type="float" office:value="0.00189625" calcext:value-type="float">
            <text:p>0.00189625</text:p>
          </table:table-cell>
          <table:table-cell office:value-type="float" office:value="0.00439645" calcext:value-type="float">
            <text:p>0.00439645</text:p>
          </table:table-cell>
          <table:table-cell office:value-type="float" office:value="0.00893243" calcext:value-type="float">
            <text:p>0.00893243</text:p>
          </table:table-cell>
          <table:table-cell office:value-type="float" office:value="0.0143872" calcext:value-type="float">
            <text:p>0.0143872</text:p>
          </table:table-cell>
          <table:table-cell office:value-type="float" office:value="0.0197468" calcext:value-type="float">
            <text:p>0.0197468</text:p>
          </table:table-cell>
          <table:table-cell office:value-type="float" office:value="0.0254448" calcext:value-type="float">
            <text:p>0.0254448</text:p>
          </table:table-cell>
          <table:table-cell office:value-type="float" office:value="0.0544647" calcext:value-type="float">
            <text:p>0.0544647</text:p>
          </table:table-cell>
          <table:table-cell table:number-columns-repeated="11"/>
        </table:table-row>
        <table:table-row table:style-name="ro1">
          <table:table-cell office:value-type="float" office:value="0.000027247" calcext:value-type="float">
            <text:p>2.72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818" calcext:value-type="float">
            <text:p>0.000339818</text:p>
          </table:table-cell>
          <table:table-cell office:value-type="float" office:value="0.00188827" calcext:value-type="float">
            <text:p>0.00188827</text:p>
          </table:table-cell>
          <table:table-cell office:value-type="float" office:value="0.00440506" calcext:value-type="float">
            <text:p>0.00440506</text:p>
          </table:table-cell>
          <table:table-cell office:value-type="float" office:value="0.00894704" calcext:value-type="float">
            <text:p>0.00894704</text:p>
          </table:table-cell>
          <table:table-cell office:value-type="float" office:value="0.0143648" calcext:value-type="float">
            <text:p>0.0143648</text:p>
          </table:table-cell>
          <table:table-cell office:value-type="float" office:value="0.0204909" calcext:value-type="float">
            <text:p>0.0204909</text:p>
          </table:table-cell>
          <table:table-cell office:value-type="float" office:value="0.0255449" calcext:value-type="float">
            <text:p>0.0255449</text:p>
          </table:table-cell>
          <table:table-cell office:value-type="float" office:value="0.0544178" calcext:value-type="float">
            <text:p>0.0544178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563" calcext:value-type="float">
            <text:p>0.000131563</text:p>
          </table:table-cell>
          <table:table-cell office:value-type="float" office:value="0.000340278" calcext:value-type="float">
            <text:p>0.000340278</text:p>
          </table:table-cell>
          <table:table-cell office:value-type="float" office:value="0.00189682" calcext:value-type="float">
            <text:p>0.00189682</text:p>
          </table:table-cell>
          <table:table-cell office:value-type="float" office:value="0.00440002" calcext:value-type="float">
            <text:p>0.00440002</text:p>
          </table:table-cell>
          <table:table-cell office:value-type="float" office:value="0.00892842" calcext:value-type="float">
            <text:p>0.00892842</text:p>
          </table:table-cell>
          <table:table-cell office:value-type="float" office:value="0.0146756" calcext:value-type="float">
            <text:p>0.0146756</text:p>
          </table:table-cell>
          <table:table-cell office:value-type="float" office:value="0.0196576" calcext:value-type="float">
            <text:p>0.0196576</text:p>
          </table:table-cell>
          <table:table-cell office:value-type="float" office:value="0.0253585" calcext:value-type="float">
            <text:p>0.0253585</text:p>
          </table:table-cell>
          <table:table-cell office:value-type="float" office:value="0.0543994" calcext:value-type="float">
            <text:p>0.0543994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642" calcext:value-type="float">
            <text:p>0.000131642</text:p>
          </table:table-cell>
          <table:table-cell office:value-type="float" office:value="0.000339483" calcext:value-type="float">
            <text:p>0.000339483</text:p>
          </table:table-cell>
          <table:table-cell office:value-type="float" office:value="0.00189088" calcext:value-type="float">
            <text:p>0.00189088</text:p>
          </table:table-cell>
          <table:table-cell office:value-type="float" office:value="0.00438141" calcext:value-type="float">
            <text:p>0.00438141</text:p>
          </table:table-cell>
          <table:table-cell office:value-type="float" office:value="0.00892594" calcext:value-type="float">
            <text:p>0.00892594</text:p>
          </table:table-cell>
          <table:table-cell office:value-type="float" office:value="0.0144151" calcext:value-type="float">
            <text:p>0.0144151</text:p>
          </table:table-cell>
          <table:table-cell office:value-type="float" office:value="0.0196828" calcext:value-type="float">
            <text:p>0.0196828</text:p>
          </table:table-cell>
          <table:table-cell office:value-type="float" office:value="0.0254223" calcext:value-type="float">
            <text:p>0.0254223</text:p>
          </table:table-cell>
          <table:table-cell office:value-type="float" office:value="0.054715" calcext:value-type="float">
            <text:p>0.054715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608" calcext:value-type="float">
            <text:p>0.000131608</text:p>
          </table:table-cell>
          <table:table-cell office:value-type="float" office:value="0.000339279" calcext:value-type="float">
            <text:p>0.000339279</text:p>
          </table:table-cell>
          <table:table-cell office:value-type="float" office:value="0.00189326" calcext:value-type="float">
            <text:p>0.00189326</text:p>
          </table:table-cell>
          <table:table-cell office:value-type="float" office:value="0.00439173" calcext:value-type="float">
            <text:p>0.00439173</text:p>
          </table:table-cell>
          <table:table-cell office:value-type="float" office:value="0.00896062" calcext:value-type="float">
            <text:p>0.00896062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0.0198688" calcext:value-type="float">
            <text:p>0.0198688</text:p>
          </table:table-cell>
          <table:table-cell office:value-type="float" office:value="0.0254235" calcext:value-type="float">
            <text:p>0.0254235</text:p>
          </table:table-cell>
          <table:table-cell office:value-type="float" office:value="0.0542333" calcext:value-type="float">
            <text:p>0.0542333</text:p>
          </table:table-cell>
          <table:table-cell table:number-columns-repeated="11"/>
        </table:table-row>
        <table:table-row table:style-name="ro1">
          <table:table-cell office:value-type="float" office:value="0.000026942" calcext:value-type="float">
            <text:p>2.69E-005</text:p>
          </table:table-cell>
          <table:table-cell office:value-type="float" office:value="0.000131952" calcext:value-type="float">
            <text:p>0.000131952</text:p>
          </table:table-cell>
          <table:table-cell office:value-type="float" office:value="0.000338853" calcext:value-type="float">
            <text:p>0.000338853</text:p>
          </table:table-cell>
          <table:table-cell office:value-type="float" office:value="0.00188786" calcext:value-type="float">
            <text:p>0.00188786</text:p>
          </table:table-cell>
          <table:table-cell office:value-type="float" office:value="0.0043886" calcext:value-type="float">
            <text:p>0.0043886</text:p>
          </table:table-cell>
          <table:table-cell office:value-type="float" office:value="0.00899692" calcext:value-type="float">
            <text:p>0.00899692</text:p>
          </table:table-cell>
          <table:table-cell office:value-type="float" office:value="0.0143817" calcext:value-type="float">
            <text:p>0.0143817</text:p>
          </table:table-cell>
          <table:table-cell office:value-type="float" office:value="0.0204381" calcext:value-type="float">
            <text:p>0.0204381</text:p>
          </table:table-cell>
          <table:table-cell office:value-type="float" office:value="0.0253882" calcext:value-type="float">
            <text:p>0.0253882</text:p>
          </table:table-cell>
          <table:table-cell office:value-type="float" office:value="0.05466" calcext:value-type="float">
            <text:p>0.05466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2097" calcext:value-type="float">
            <text:p>0.000132097</text:p>
          </table:table-cell>
          <table:table-cell office:value-type="float" office:value="0.000339674" calcext:value-type="float">
            <text:p>0.000339674</text:p>
          </table:table-cell>
          <table:table-cell office:value-type="float" office:value="0.00189604" calcext:value-type="float">
            <text:p>0.00189604</text:p>
          </table:table-cell>
          <table:table-cell office:value-type="float" office:value="0.00438231" calcext:value-type="float">
            <text:p>0.00438231</text:p>
          </table:table-cell>
          <table:table-cell office:value-type="float" office:value="0.00892327" calcext:value-type="float">
            <text:p>0.00892327</text:p>
          </table:table-cell>
          <table:table-cell office:value-type="float" office:value="0.0143605" calcext:value-type="float">
            <text:p>0.0143605</text:p>
          </table:table-cell>
          <table:table-cell office:value-type="float" office:value="0.0196452" calcext:value-type="float">
            <text:p>0.0196452</text:p>
          </table:table-cell>
          <table:table-cell office:value-type="float" office:value="0.0254207" calcext:value-type="float">
            <text:p>0.0254207</text:p>
          </table:table-cell>
          <table:table-cell office:value-type="float" office:value="0.0543616" calcext:value-type="float">
            <text:p>0.0543616</text:p>
          </table:table-cell>
          <table:table-cell table:number-columns-repeated="11"/>
        </table:table-row>
        <table:table-row table:style-name="ro1">
          <table:table-cell office:value-type="float" office:value="0.000027097" calcext:value-type="float">
            <text:p>2.71E-005</text:p>
          </table:table-cell>
          <table:table-cell office:value-type="float" office:value="0.000131627" calcext:value-type="float">
            <text:p>0.000131627</text:p>
          </table:table-cell>
          <table:table-cell office:value-type="float" office:value="0.000338473" calcext:value-type="float">
            <text:p>0.000338473</text:p>
          </table:table-cell>
          <table:table-cell office:value-type="float" office:value="0.00188718" calcext:value-type="float">
            <text:p>0.00188718</text:p>
          </table:table-cell>
          <table:table-cell office:value-type="float" office:value="0.00439775" calcext:value-type="float">
            <text:p>0.00439775</text:p>
          </table:table-cell>
          <table:table-cell office:value-type="float" office:value="0.00894322" calcext:value-type="float">
            <text:p>0.00894322</text:p>
          </table:table-cell>
          <table:table-cell office:value-type="float" office:value="0.0145101" calcext:value-type="float">
            <text:p>0.0145101</text:p>
          </table:table-cell>
          <table:table-cell office:value-type="float" office:value="0.0196674" calcext:value-type="float">
            <text:p>0.0196674</text:p>
          </table:table-cell>
          <table:table-cell office:value-type="float" office:value="0.0254126" calcext:value-type="float">
            <text:p>0.0254126</text:p>
          </table:table-cell>
          <table:table-cell office:value-type="float" office:value="0.0545329" calcext:value-type="float">
            <text:p>0.0545329</text:p>
          </table:table-cell>
          <table:table-cell table:number-columns-repeated="11"/>
        </table:table-row>
        <table:table-row table:style-name="ro1">
          <table:table-cell office:value-type="float" office:value="0.00003079" calcext:value-type="float">
            <text:p>3.08E-005</text:p>
          </table:table-cell>
          <table:table-cell office:value-type="float" office:value="0.000131697" calcext:value-type="float">
            <text:p>0.000131697</text:p>
          </table:table-cell>
          <table:table-cell office:value-type="float" office:value="0.000339194" calcext:value-type="float">
            <text:p>0.000339194</text:p>
          </table:table-cell>
          <table:table-cell office:value-type="float" office:value="0.00189286" calcext:value-type="float">
            <text:p>0.00189286</text:p>
          </table:table-cell>
          <table:table-cell office:value-type="float" office:value="0.00439452" calcext:value-type="float">
            <text:p>0.00439452</text:p>
          </table:table-cell>
          <table:table-cell office:value-type="float" office:value="0.00909069" calcext:value-type="float">
            <text:p>0.00909069</text:p>
          </table:table-cell>
          <table:table-cell office:value-type="float" office:value="0.0149186" calcext:value-type="float">
            <text:p>0.0149186</text:p>
          </table:table-cell>
          <table:table-cell office:value-type="float" office:value="0.0198387" calcext:value-type="float">
            <text:p>0.0198387</text:p>
          </table:table-cell>
          <table:table-cell office:value-type="float" office:value="0.0254474" calcext:value-type="float">
            <text:p>0.0254474</text:p>
          </table:table-cell>
          <table:table-cell office:value-type="float" office:value="0.05392" calcext:value-type="float">
            <text:p>0.05392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802" calcext:value-type="float">
            <text:p>0.000131802</text:p>
          </table:table-cell>
          <table:table-cell office:value-type="float" office:value="0.000339013" calcext:value-type="float">
            <text:p>0.000339013</text:p>
          </table:table-cell>
          <table:table-cell office:value-type="float" office:value="0.00189041" calcext:value-type="float">
            <text:p>0.00189041</text:p>
          </table:table-cell>
          <table:table-cell office:value-type="float" office:value="0.00438135" calcext:value-type="float">
            <text:p>0.00438135</text:p>
          </table:table-cell>
          <table:table-cell office:value-type="float" office:value="0.00892615" calcext:value-type="float">
            <text:p>0.00892615</text:p>
          </table:table-cell>
          <table:table-cell office:value-type="float" office:value="0.0144167" calcext:value-type="float">
            <text:p>0.0144167</text:p>
          </table:table-cell>
          <table:table-cell office:value-type="float" office:value="0.0204937" calcext:value-type="float">
            <text:p>0.0204937</text:p>
          </table:table-cell>
          <table:table-cell office:value-type="float" office:value="0.0253741" calcext:value-type="float">
            <text:p>0.0253741</text:p>
          </table:table-cell>
          <table:table-cell office:value-type="float" office:value="0.0542801" calcext:value-type="float">
            <text:p>0.0542801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217" calcext:value-type="float">
            <text:p>0.000131217</text:p>
          </table:table-cell>
          <table:table-cell office:value-type="float" office:value="0.000338429" calcext:value-type="float">
            <text:p>0.000338429</text:p>
          </table:table-cell>
          <table:table-cell office:value-type="float" office:value="0.00189505" calcext:value-type="float">
            <text:p>0.00189505</text:p>
          </table:table-cell>
          <table:table-cell office:value-type="float" office:value="0.00439574" calcext:value-type="float">
            <text:p>0.00439574</text:p>
          </table:table-cell>
          <table:table-cell office:value-type="float" office:value="0.00896025" calcext:value-type="float">
            <text:p>0.00896025</text:p>
          </table:table-cell>
          <table:table-cell office:value-type="float" office:value="0.0145942" calcext:value-type="float">
            <text:p>0.0145942</text:p>
          </table:table-cell>
          <table:table-cell office:value-type="float" office:value="0.0196569" calcext:value-type="float">
            <text:p>0.0196569</text:p>
          </table:table-cell>
          <table:table-cell office:value-type="float" office:value="0.0253708" calcext:value-type="float">
            <text:p>0.0253708</text:p>
          </table:table-cell>
          <table:table-cell office:value-type="float" office:value="0.0545955" calcext:value-type="float">
            <text:p>0.0545955</text:p>
          </table:table-cell>
          <table:table-cell table:number-columns-repeated="11"/>
        </table:table-row>
        <table:table-row table:style-name="ro1">
          <table:table-cell office:value-type="float" office:value="0.000027157" calcext:value-type="float">
            <text:p>2.72E-005</text:p>
          </table:table-cell>
          <table:table-cell office:value-type="float" office:value="0.000131992" calcext:value-type="float">
            <text:p>0.000131992</text:p>
          </table:table-cell>
          <table:table-cell office:value-type="float" office:value="0.000339588" calcext:value-type="float">
            <text:p>0.000339588</text:p>
          </table:table-cell>
          <table:table-cell office:value-type="float" office:value="0.00188793" calcext:value-type="float">
            <text:p>0.00188793</text:p>
          </table:table-cell>
          <table:table-cell office:value-type="float" office:value="0.00439139" calcext:value-type="float">
            <text:p>0.00439139</text:p>
          </table:table-cell>
          <table:table-cell office:value-type="float" office:value="0.00901595" calcext:value-type="float">
            <text:p>0.00901595</text:p>
          </table:table-cell>
          <table:table-cell office:value-type="float" office:value="0.0143878" calcext:value-type="float">
            <text:p>0.0143878</text:p>
          </table:table-cell>
          <table:table-cell office:value-type="float" office:value="0.0196624" calcext:value-type="float">
            <text:p>0.0196624</text:p>
          </table:table-cell>
          <table:table-cell office:value-type="float" office:value="0.0253906" calcext:value-type="float">
            <text:p>0.0253906</text:p>
          </table:table-cell>
          <table:table-cell office:value-type="float" office:value="0.0544392" calcext:value-type="float">
            <text:p>0.0544392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1727" calcext:value-type="float">
            <text:p>0.000131727</text:p>
          </table:table-cell>
          <table:table-cell office:value-type="float" office:value="0.000340368" calcext:value-type="float">
            <text:p>0.000340368</text:p>
          </table:table-cell>
          <table:table-cell office:value-type="float" office:value="0.00188873" calcext:value-type="float">
            <text:p>0.00188873</text:p>
          </table:table-cell>
          <table:table-cell office:value-type="float" office:value="0.00438059" calcext:value-type="float">
            <text:p>0.00438059</text:p>
          </table:table-cell>
          <table:table-cell office:value-type="float" office:value="0.0089227" calcext:value-type="float">
            <text:p>0.0089227</text:p>
          </table:table-cell>
          <table:table-cell office:value-type="float" office:value="0.0143865" calcext:value-type="float">
            <text:p>0.0143865</text:p>
          </table:table-cell>
          <table:table-cell office:value-type="float" office:value="0.019831" calcext:value-type="float">
            <text:p>0.019831</text:p>
          </table:table-cell>
          <table:table-cell office:value-type="float" office:value="0.0254097" calcext:value-type="float">
            <text:p>0.0254097</text:p>
          </table:table-cell>
          <table:table-cell office:value-type="float" office:value="0.0546368" calcext:value-type="float">
            <text:p>0.0546368</text:p>
          </table:table-cell>
          <table:table-cell table:number-columns-repeated="11"/>
        </table:table-row>
        <table:table-row table:style-name="ro1">
          <table:table-cell office:value-type="float" office:value="0.000027132" calcext:value-type="float">
            <text:p>2.71E-005</text:p>
          </table:table-cell>
          <table:table-cell office:value-type="float" office:value="0.000131863" calcext:value-type="float">
            <text:p>0.000131863</text:p>
          </table:table-cell>
          <table:table-cell office:value-type="float" office:value="0.000340458" calcext:value-type="float">
            <text:p>0.000340458</text:p>
          </table:table-cell>
          <table:table-cell office:value-type="float" office:value="0.0018875" calcext:value-type="float">
            <text:p>0.0018875</text:p>
          </table:table-cell>
          <table:table-cell office:value-type="float" office:value="0.00439803" calcext:value-type="float">
            <text:p>0.00439803</text:p>
          </table:table-cell>
          <table:table-cell office:value-type="float" office:value="0.0089739" calcext:value-type="float">
            <text:p>0.0089739</text:p>
          </table:table-cell>
          <table:table-cell office:value-type="float" office:value="0.0148312" calcext:value-type="float">
            <text:p>0.0148312</text:p>
          </table:table-cell>
          <table:table-cell office:value-type="float" office:value="0.0197282" calcext:value-type="float">
            <text:p>0.0197282</text:p>
          </table:table-cell>
          <table:table-cell office:value-type="float" office:value="0.0255046" calcext:value-type="float">
            <text:p>0.0255046</text:p>
          </table:table-cell>
          <table:table-cell office:value-type="float" office:value="0.0543184" calcext:value-type="float">
            <text:p>0.0543184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747" calcext:value-type="float">
            <text:p>0.000131747</text:p>
          </table:table-cell>
          <table:table-cell office:value-type="float" office:value="0.000339438" calcext:value-type="float">
            <text:p>0.000339438</text:p>
          </table:table-cell>
          <table:table-cell office:value-type="float" office:value="0.00188901" calcext:value-type="float">
            <text:p>0.00188901</text:p>
          </table:table-cell>
          <table:table-cell office:value-type="float" office:value="0.00439047" calcext:value-type="float">
            <text:p>0.00439047</text:p>
          </table:table-cell>
          <table:table-cell office:value-type="float" office:value="0.00891435" calcext:value-type="float">
            <text:p>0.00891435</text:p>
          </table:table-cell>
          <table:table-cell office:value-type="float" office:value="0.0144287" calcext:value-type="float">
            <text:p>0.0144287</text:p>
          </table:table-cell>
          <table:table-cell office:value-type="float" office:value="0.0196983" calcext:value-type="float">
            <text:p>0.0196983</text:p>
          </table:table-cell>
          <table:table-cell office:value-type="float" office:value="0.0255085" calcext:value-type="float">
            <text:p>0.0255085</text:p>
          </table:table-cell>
          <table:table-cell office:value-type="float" office:value="0.054187" calcext:value-type="float">
            <text:p>0.054187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2067" calcext:value-type="float">
            <text:p>0.000132067</text:p>
          </table:table-cell>
          <table:table-cell office:value-type="float" office:value="0.000339099" calcext:value-type="float">
            <text:p>0.000339099</text:p>
          </table:table-cell>
          <table:table-cell office:value-type="float" office:value="0.001901" calcext:value-type="float">
            <text:p>0.001901</text:p>
          </table:table-cell>
          <table:table-cell office:value-type="float" office:value="0.00438401" calcext:value-type="float">
            <text:p>0.00438401</text:p>
          </table:table-cell>
          <table:table-cell office:value-type="float" office:value="0.00897075" calcext:value-type="float">
            <text:p>0.00897075</text:p>
          </table:table-cell>
          <table:table-cell office:value-type="float" office:value="0.0143988" calcext:value-type="float">
            <text:p>0.0143988</text:p>
          </table:table-cell>
          <table:table-cell office:value-type="float" office:value="0.0197149" calcext:value-type="float">
            <text:p>0.0197149</text:p>
          </table:table-cell>
          <table:table-cell office:value-type="float" office:value="0.025363" calcext:value-type="float">
            <text:p>0.025363</text:p>
          </table:table-cell>
          <table:table-cell office:value-type="float" office:value="0.0547513" calcext:value-type="float">
            <text:p>0.0547513</text:p>
          </table:table-cell>
          <table:table-cell table:number-columns-repeated="11"/>
        </table:table-row>
        <table:table-row table:style-name="ro1">
          <table:table-cell office:value-type="float" office:value="0.000026932" calcext:value-type="float">
            <text:p>2.69E-005</text:p>
          </table:table-cell>
          <table:table-cell office:value-type="float" office:value="0.000131457" calcext:value-type="float">
            <text:p>0.000131457</text:p>
          </table:table-cell>
          <table:table-cell office:value-type="float" office:value="0.000340158" calcext:value-type="float">
            <text:p>0.000340158</text:p>
          </table:table-cell>
          <table:table-cell office:value-type="float" office:value="0.00189205" calcext:value-type="float">
            <text:p>0.00189205</text:p>
          </table:table-cell>
          <table:table-cell office:value-type="float" office:value="0.00440299" calcext:value-type="float">
            <text:p>0.00440299</text:p>
          </table:table-cell>
          <table:table-cell office:value-type="float" office:value="0.00891262" calcext:value-type="float">
            <text:p>0.00891262</text:p>
          </table:table-cell>
          <table:table-cell office:value-type="float" office:value="0.0143448" calcext:value-type="float">
            <text:p>0.0143448</text:p>
          </table:table-cell>
          <table:table-cell office:value-type="float" office:value="0.0196637" calcext:value-type="float">
            <text:p>0.0196637</text:p>
          </table:table-cell>
          <table:table-cell office:value-type="float" office:value="0.0254494" calcext:value-type="float">
            <text:p>0.0254494</text:p>
          </table:table-cell>
          <table:table-cell office:value-type="float" office:value="0.0551023" calcext:value-type="float">
            <text:p>0.0551023</text:p>
          </table:table-cell>
          <table:table-cell table:number-columns-repeated="11"/>
        </table:table-row>
        <table:table-row table:style-name="ro1">
          <table:table-cell office:value-type="float" office:value="0.000027098" calcext:value-type="float">
            <text:p>2.71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094" calcext:value-type="float">
            <text:p>0.000339094</text:p>
          </table:table-cell>
          <table:table-cell office:value-type="float" office:value="0.00190105" calcext:value-type="float">
            <text:p>0.00190105</text:p>
          </table:table-cell>
          <table:table-cell office:value-type="float" office:value="0.00437973" calcext:value-type="float">
            <text:p>0.00437973</text:p>
          </table:table-cell>
          <table:table-cell office:value-type="float" office:value="0.00896865" calcext:value-type="float">
            <text:p>0.00896865</text:p>
          </table:table-cell>
          <table:table-cell office:value-type="float" office:value="0.0143727" calcext:value-type="float">
            <text:p>0.0143727</text:p>
          </table:table-cell>
          <table:table-cell office:value-type="float" office:value="0.0196835" calcext:value-type="float">
            <text:p>0.0196835</text:p>
          </table:table-cell>
          <table:table-cell office:value-type="float" office:value="0.0254808" calcext:value-type="float">
            <text:p>0.0254808</text:p>
          </table:table-cell>
          <table:table-cell office:value-type="float" office:value="0.0546015" calcext:value-type="float">
            <text:p>0.0546015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607" calcext:value-type="float">
            <text:p>0.000131607</text:p>
          </table:table-cell>
          <table:table-cell office:value-type="float" office:value="0.000339068" calcext:value-type="float">
            <text:p>0.000339068</text:p>
          </table:table-cell>
          <table:table-cell office:value-type="float" office:value="0.0018876" calcext:value-type="float">
            <text:p>0.0018876</text:p>
          </table:table-cell>
          <table:table-cell office:value-type="float" office:value="0.00438817" calcext:value-type="float">
            <text:p>0.00438817</text:p>
          </table:table-cell>
          <table:table-cell office:value-type="float" office:value="0.00892095" calcext:value-type="float">
            <text:p>0.00892095</text:p>
          </table:table-cell>
          <table:table-cell office:value-type="float" office:value="0.0145518" calcext:value-type="float">
            <text:p>0.0145518</text:p>
          </table:table-cell>
          <table:table-cell office:value-type="float" office:value="0.0196762" calcext:value-type="float">
            <text:p>0.0196762</text:p>
          </table:table-cell>
          <table:table-cell office:value-type="float" office:value="0.0254064" calcext:value-type="float">
            <text:p>0.0254064</text:p>
          </table:table-cell>
          <table:table-cell office:value-type="float" office:value="0.0549003" calcext:value-type="float">
            <text:p>0.0549003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817" calcext:value-type="float">
            <text:p>0.000131817</text:p>
          </table:table-cell>
          <table:table-cell office:value-type="float" office:value="0.000339119" calcext:value-type="float">
            <text:p>0.000339119</text:p>
          </table:table-cell>
          <table:table-cell office:value-type="float" office:value="0.00190002" calcext:value-type="float">
            <text:p>0.00190002</text:p>
          </table:table-cell>
          <table:table-cell office:value-type="float" office:value="0.00442561" calcext:value-type="float">
            <text:p>0.00442561</text:p>
          </table:table-cell>
          <table:table-cell office:value-type="float" office:value="0.00895388" calcext:value-type="float">
            <text:p>0.00895388</text:p>
          </table:table-cell>
          <table:table-cell office:value-type="float" office:value="0.0146077" calcext:value-type="float">
            <text:p>0.0146077</text:p>
          </table:table-cell>
          <table:table-cell office:value-type="float" office:value="0.0197788" calcext:value-type="float">
            <text:p>0.0197788</text:p>
          </table:table-cell>
          <table:table-cell office:value-type="float" office:value="0.0254442" calcext:value-type="float">
            <text:p>0.0254442</text:p>
          </table:table-cell>
          <table:table-cell office:value-type="float" office:value="0.0546156" calcext:value-type="float">
            <text:p>0.0546156</text:p>
          </table:table-cell>
          <table:table-cell table:number-columns-repeated="11"/>
        </table:table-row>
        <table:table-row table:style-name="ro1">
          <table:table-cell office:value-type="float" office:value="0.000027142" calcext:value-type="float">
            <text:p>2.71E-005</text:p>
          </table:table-cell>
          <table:table-cell office:value-type="float" office:value="0.000131632" calcext:value-type="float">
            <text:p>0.000131632</text:p>
          </table:table-cell>
          <table:table-cell office:value-type="float" office:value="0.000339773" calcext:value-type="float">
            <text:p>0.000339773</text:p>
          </table:table-cell>
          <table:table-cell office:value-type="float" office:value="0.00188967" calcext:value-type="float">
            <text:p>0.00188967</text:p>
          </table:table-cell>
          <table:table-cell office:value-type="float" office:value="0.00444767" calcext:value-type="float">
            <text:p>0.00444767</text:p>
          </table:table-cell>
          <table:table-cell office:value-type="float" office:value="0.00890146" calcext:value-type="float">
            <text:p>0.00890146</text:p>
          </table:table-cell>
          <table:table-cell office:value-type="float" office:value="0.0144464" calcext:value-type="float">
            <text:p>0.0144464</text:p>
          </table:table-cell>
          <table:table-cell office:value-type="float" office:value="0.019653" calcext:value-type="float">
            <text:p>0.019653</text:p>
          </table:table-cell>
          <table:table-cell office:value-type="float" office:value="0.0254597" calcext:value-type="float">
            <text:p>0.0254597</text:p>
          </table:table-cell>
          <table:table-cell office:value-type="float" office:value="0.0542149" calcext:value-type="float">
            <text:p>0.0542149</text:p>
          </table:table-cell>
          <table:table-cell table:number-columns-repeated="11"/>
        </table:table-row>
        <table:table-row table:style-name="ro1">
          <table:table-cell office:value-type="float" office:value="0.000027032" calcext:value-type="float">
            <text:p>2.70E-005</text:p>
          </table:table-cell>
          <table:table-cell office:value-type="float" office:value="0.000131882" calcext:value-type="float">
            <text:p>0.000131882</text:p>
          </table:table-cell>
          <table:table-cell office:value-type="float" office:value="0.000339504" calcext:value-type="float">
            <text:p>0.000339504</text:p>
          </table:table-cell>
          <table:table-cell office:value-type="float" office:value="0.00189453" calcext:value-type="float">
            <text:p>0.00189453</text:p>
          </table:table-cell>
          <table:table-cell office:value-type="float" office:value="0.00441263" calcext:value-type="float">
            <text:p>0.00441263</text:p>
          </table:table-cell>
          <table:table-cell office:value-type="float" office:value="0.00895494" calcext:value-type="float">
            <text:p>0.00895494</text:p>
          </table:table-cell>
          <table:table-cell office:value-type="float" office:value="0.0144092" calcext:value-type="float">
            <text:p>0.0144092</text:p>
          </table:table-cell>
          <table:table-cell office:value-type="float" office:value="0.0196671" calcext:value-type="float">
            <text:p>0.0196671</text:p>
          </table:table-cell>
          <table:table-cell office:value-type="float" office:value="0.0253903" calcext:value-type="float">
            <text:p>0.0253903</text:p>
          </table:table-cell>
          <table:table-cell office:value-type="float" office:value="0.0542454" calcext:value-type="float">
            <text:p>0.0542454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967" calcext:value-type="float">
            <text:p>0.000131967</text:p>
          </table:table-cell>
          <table:table-cell office:value-type="float" office:value="0.000338863" calcext:value-type="float">
            <text:p>0.000338863</text:p>
          </table:table-cell>
          <table:table-cell office:value-type="float" office:value="0.00188638" calcext:value-type="float">
            <text:p>0.00188638</text:p>
          </table:table-cell>
          <table:table-cell office:value-type="float" office:value="0.00441269" calcext:value-type="float">
            <text:p>0.00441269</text:p>
          </table:table-cell>
          <table:table-cell office:value-type="float" office:value="0.00891788" calcext:value-type="float">
            <text:p>0.00891788</text:p>
          </table:table-cell>
          <table:table-cell office:value-type="float" office:value="0.0144717" calcext:value-type="float">
            <text:p>0.0144717</text:p>
          </table:table-cell>
          <table:table-cell office:value-type="float" office:value="0.0196434" calcext:value-type="float">
            <text:p>0.0196434</text:p>
          </table:table-cell>
          <table:table-cell office:value-type="float" office:value="0.0253992" calcext:value-type="float">
            <text:p>0.0253992</text:p>
          </table:table-cell>
          <table:table-cell office:value-type="float" office:value="0.054421" calcext:value-type="float">
            <text:p>0.054421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5036" calcext:value-type="float">
            <text:p>0.000135036</text:p>
          </table:table-cell>
          <table:table-cell office:value-type="float" office:value="0.000343269" calcext:value-type="float">
            <text:p>0.000343269</text:p>
          </table:table-cell>
          <table:table-cell office:value-type="float" office:value="0.00189002" calcext:value-type="float">
            <text:p>0.00189002</text:p>
          </table:table-cell>
          <table:table-cell office:value-type="float" office:value="0.00438431" calcext:value-type="float">
            <text:p>0.00438431</text:p>
          </table:table-cell>
          <table:table-cell office:value-type="float" office:value="0.0091386" calcext:value-type="float">
            <text:p>0.0091386</text:p>
          </table:table-cell>
          <table:table-cell office:value-type="float" office:value="0.0145234" calcext:value-type="float">
            <text:p>0.0145234</text:p>
          </table:table-cell>
          <table:table-cell office:value-type="float" office:value="0.0196997" calcext:value-type="float">
            <text:p>0.0196997</text:p>
          </table:table-cell>
          <table:table-cell office:value-type="float" office:value="0.0253847" calcext:value-type="float">
            <text:p>0.0253847</text:p>
          </table:table-cell>
          <table:table-cell office:value-type="float" office:value="0.0546328" calcext:value-type="float">
            <text:p>0.0546328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2017" calcext:value-type="float">
            <text:p>0.000132017</text:p>
          </table:table-cell>
          <table:table-cell office:value-type="float" office:value="0.000339308" calcext:value-type="float">
            <text:p>0.000339308</text:p>
          </table:table-cell>
          <table:table-cell office:value-type="float" office:value="0.00188899" calcext:value-type="float">
            <text:p>0.00188899</text:p>
          </table:table-cell>
          <table:table-cell office:value-type="float" office:value="0.00439703" calcext:value-type="float">
            <text:p>0.00439703</text:p>
          </table:table-cell>
          <table:table-cell office:value-type="float" office:value="0.00890099" calcext:value-type="float">
            <text:p>0.00890099</text:p>
          </table:table-cell>
          <table:table-cell office:value-type="float" office:value="0.0148517" calcext:value-type="float">
            <text:p>0.0148517</text:p>
          </table:table-cell>
          <table:table-cell office:value-type="float" office:value="0.0200755" calcext:value-type="float">
            <text:p>0.0200755</text:p>
          </table:table-cell>
          <table:table-cell office:value-type="float" office:value="0.0254487" calcext:value-type="float">
            <text:p>0.0254487</text:p>
          </table:table-cell>
          <table:table-cell office:value-type="float" office:value="0.0543708" calcext:value-type="float">
            <text:p>0.0543708</text:p>
          </table:table-cell>
          <table:table-cell table:number-columns-repeated="11"/>
        </table:table-row>
        <table:table-row table:style-name="ro1">
          <table:table-cell office:value-type="float" office:value="0.000026882" calcext:value-type="float">
            <text:p>2.69E-005</text:p>
          </table:table-cell>
          <table:table-cell office:value-type="float" office:value="0.000131847" calcext:value-type="float">
            <text:p>0.000131847</text:p>
          </table:table-cell>
          <table:table-cell office:value-type="float" office:value="0.000340323" calcext:value-type="float">
            <text:p>0.000340323</text:p>
          </table:table-cell>
          <table:table-cell office:value-type="float" office:value="0.00189782" calcext:value-type="float">
            <text:p>0.00189782</text:p>
          </table:table-cell>
          <table:table-cell office:value-type="float" office:value="0.00439849" calcext:value-type="float">
            <text:p>0.00439849</text:p>
          </table:table-cell>
          <table:table-cell office:value-type="float" office:value="0.00896434" calcext:value-type="float">
            <text:p>0.00896434</text:p>
          </table:table-cell>
          <table:table-cell office:value-type="float" office:value="0.0144097" calcext:value-type="float">
            <text:p>0.0144097</text:p>
          </table:table-cell>
          <table:table-cell office:value-type="float" office:value="0.0196685" calcext:value-type="float">
            <text:p>0.0196685</text:p>
          </table:table-cell>
          <table:table-cell office:value-type="float" office:value="0.025425" calcext:value-type="float">
            <text:p>0.025425</text:p>
          </table:table-cell>
          <table:table-cell office:value-type="float" office:value="0.0544902" calcext:value-type="float">
            <text:p>0.0544902</text:p>
          </table:table-cell>
          <table:table-cell table:number-columns-repeated="11"/>
        </table:table-row>
        <table:table-row table:style-name="ro1">
          <table:table-cell office:value-type="float" office:value="0.000026977" calcext:value-type="float">
            <text:p>2.70E-005</text:p>
          </table:table-cell>
          <table:table-cell office:value-type="float" office:value="0.000132263" calcext:value-type="float">
            <text:p>0.000132263</text:p>
          </table:table-cell>
          <table:table-cell office:value-type="float" office:value="0.000338813" calcext:value-type="float">
            <text:p>0.000338813</text:p>
          </table:table-cell>
          <table:table-cell office:value-type="float" office:value="0.00188871" calcext:value-type="float">
            <text:p>0.00188871</text:p>
          </table:table-cell>
          <table:table-cell office:value-type="float" office:value="0.00448393" calcext:value-type="float">
            <text:p>0.00448393</text:p>
          </table:table-cell>
          <table:table-cell office:value-type="float" office:value="0.00905592" calcext:value-type="float">
            <text:p>0.00905592</text:p>
          </table:table-cell>
          <table:table-cell office:value-type="float" office:value="0.0143601" calcext:value-type="float">
            <text:p>0.0143601</text:p>
          </table:table-cell>
          <table:table-cell office:value-type="float" office:value="0.0196764" calcext:value-type="float">
            <text:p>0.0196764</text:p>
          </table:table-cell>
          <table:table-cell office:value-type="float" office:value="0.0255433" calcext:value-type="float">
            <text:p>0.0255433</text:p>
          </table:table-cell>
          <table:table-cell office:value-type="float" office:value="0.0545978" calcext:value-type="float">
            <text:p>0.0545978</text:p>
          </table:table-cell>
          <table:table-cell table:number-columns-repeated="11"/>
        </table:table-row>
        <table:table-row table:style-name="ro1">
          <table:table-cell office:value-type="float" office:value="0.000027053" calcext:value-type="float">
            <text:p>2.71E-005</text:p>
          </table:table-cell>
          <table:table-cell office:value-type="float" office:value="0.000132067" calcext:value-type="float">
            <text:p>0.000132067</text:p>
          </table:table-cell>
          <table:table-cell office:value-type="float" office:value="0.000339883" calcext:value-type="float">
            <text:p>0.000339883</text:p>
          </table:table-cell>
          <table:table-cell office:value-type="float" office:value="0.00189796" calcext:value-type="float">
            <text:p>0.00189796</text:p>
          </table:table-cell>
          <table:table-cell office:value-type="float" office:value="0.0043875" calcext:value-type="float">
            <text:p>0.0043875</text:p>
          </table:table-cell>
          <table:table-cell office:value-type="float" office:value="0.00897492" calcext:value-type="float">
            <text:p>0.00897492</text:p>
          </table:table-cell>
          <table:table-cell office:value-type="float" office:value="0.0143749" calcext:value-type="float">
            <text:p>0.0143749</text:p>
          </table:table-cell>
          <table:table-cell office:value-type="float" office:value="0.0196445" calcext:value-type="float">
            <text:p>0.0196445</text:p>
          </table:table-cell>
          <table:table-cell office:value-type="float" office:value="0.025466" calcext:value-type="float">
            <text:p>0.025466</text:p>
          </table:table-cell>
          <table:table-cell office:value-type="float" office:value="0.054258" calcext:value-type="float">
            <text:p>0.054258</text:p>
          </table:table-cell>
          <table:table-cell table:number-columns-repeated="11"/>
        </table:table-row>
        <table:table-row table:style-name="ro1">
          <table:table-cell office:value-type="float" office:value="0.000026928" calcext:value-type="float">
            <text:p>2.69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8933" calcext:value-type="float">
            <text:p>0.000338933</text:p>
          </table:table-cell>
          <table:table-cell office:value-type="float" office:value="0.00188804" calcext:value-type="float">
            <text:p>0.00188804</text:p>
          </table:table-cell>
          <table:table-cell office:value-type="float" office:value="0.00439503" calcext:value-type="float">
            <text:p>0.00439503</text:p>
          </table:table-cell>
          <table:table-cell office:value-type="float" office:value="0.00894777" calcext:value-type="float">
            <text:p>0.00894777</text:p>
          </table:table-cell>
          <table:table-cell office:value-type="float" office:value="0.0143868" calcext:value-type="float">
            <text:p>0.0143868</text:p>
          </table:table-cell>
          <table:table-cell office:value-type="float" office:value="0.0200082" calcext:value-type="float">
            <text:p>0.0200082</text:p>
          </table:table-cell>
          <table:table-cell office:value-type="float" office:value="0.0254215" calcext:value-type="float">
            <text:p>0.0254215</text:p>
          </table:table-cell>
          <table:table-cell office:value-type="float" office:value="0.0544221" calcext:value-type="float">
            <text:p>0.0544221</text:p>
          </table:table-cell>
          <table:table-cell table:number-columns-repeated="11"/>
        </table:table-row>
        <table:table-row table:style-name="ro1">
          <table:table-cell office:value-type="float" office:value="0.000027123" calcext:value-type="float">
            <text:p>2.71E-005</text:p>
          </table:table-cell>
          <table:table-cell office:value-type="float" office:value="0.000132082" calcext:value-type="float">
            <text:p>0.000132082</text:p>
          </table:table-cell>
          <table:table-cell office:value-type="float" office:value="0.000339768" calcext:value-type="float">
            <text:p>0.000339768</text:p>
          </table:table-cell>
          <table:table-cell office:value-type="float" office:value="0.00189004" calcext:value-type="float">
            <text:p>0.00189004</text:p>
          </table:table-cell>
          <table:table-cell office:value-type="float" office:value="0.0043896" calcext:value-type="float">
            <text:p>0.0043896</text:p>
          </table:table-cell>
          <table:table-cell office:value-type="float" office:value="0.00892591" calcext:value-type="float">
            <text:p>0.00892591</text:p>
          </table:table-cell>
          <table:table-cell office:value-type="float" office:value="0.0143451" calcext:value-type="float">
            <text:p>0.0143451</text:p>
          </table:table-cell>
          <table:table-cell office:value-type="float" office:value="0.0199729" calcext:value-type="float">
            <text:p>0.0199729</text:p>
          </table:table-cell>
          <table:table-cell office:value-type="float" office:value="0.025519" calcext:value-type="float">
            <text:p>0.025519</text:p>
          </table:table-cell>
          <table:table-cell office:value-type="float" office:value="0.0543696" calcext:value-type="float">
            <text:p>0.0543696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9603" calcext:value-type="float">
            <text:p>0.000339603</text:p>
          </table:table-cell>
          <table:table-cell office:value-type="float" office:value="0.00188705" calcext:value-type="float">
            <text:p>0.00188705</text:p>
          </table:table-cell>
          <table:table-cell office:value-type="float" office:value="0.00438408" calcext:value-type="float">
            <text:p>0.00438408</text:p>
          </table:table-cell>
          <table:table-cell office:value-type="float" office:value="0.00894831" calcext:value-type="float">
            <text:p>0.00894831</text:p>
          </table:table-cell>
          <table:table-cell office:value-type="float" office:value="0.0143698" calcext:value-type="float">
            <text:p>0.0143698</text:p>
          </table:table-cell>
          <table:table-cell office:value-type="float" office:value="0.0197493" calcext:value-type="float">
            <text:p>0.0197493</text:p>
          </table:table-cell>
          <table:table-cell office:value-type="float" office:value="0.0253773" calcext:value-type="float">
            <text:p>0.0253773</text:p>
          </table:table-cell>
          <table:table-cell office:value-type="float" office:value="0.0545149" calcext:value-type="float">
            <text:p>0.0545149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978" calcext:value-type="float">
            <text:p>0.000131978</text:p>
          </table:table-cell>
          <table:table-cell office:value-type="float" office:value="0.000339468" calcext:value-type="float">
            <text:p>0.000339468</text:p>
          </table:table-cell>
          <table:table-cell office:value-type="float" office:value="0.00189678" calcext:value-type="float">
            <text:p>0.00189678</text:p>
          </table:table-cell>
          <table:table-cell office:value-type="float" office:value="0.00438794" calcext:value-type="float">
            <text:p>0.00438794</text:p>
          </table:table-cell>
          <table:table-cell office:value-type="float" office:value="0.00894961" calcext:value-type="float">
            <text:p>0.00894961</text:p>
          </table:table-cell>
          <table:table-cell office:value-type="float" office:value="0.014402" calcext:value-type="float">
            <text:p>0.014402</text:p>
          </table:table-cell>
          <table:table-cell office:value-type="float" office:value="0.0196677" calcext:value-type="float">
            <text:p>0.0196677</text:p>
          </table:table-cell>
          <table:table-cell office:value-type="float" office:value="0.0254855" calcext:value-type="float">
            <text:p>0.0254855</text:p>
          </table:table-cell>
          <table:table-cell office:value-type="float" office:value="0.0540962" calcext:value-type="float">
            <text:p>0.0540962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39499" calcext:value-type="float">
            <text:p>0.000339499</text:p>
          </table:table-cell>
          <table:table-cell office:value-type="float" office:value="0.0018894" calcext:value-type="float">
            <text:p>0.0018894</text:p>
          </table:table-cell>
          <table:table-cell office:value-type="float" office:value="0.00440595" calcext:value-type="float">
            <text:p>0.00440595</text:p>
          </table:table-cell>
          <table:table-cell office:value-type="float" office:value="0.00894071" calcext:value-type="float">
            <text:p>0.00894071</text:p>
          </table:table-cell>
          <table:table-cell office:value-type="float" office:value="0.0144324" calcext:value-type="float">
            <text:p>0.0144324</text:p>
          </table:table-cell>
          <table:table-cell office:value-type="float" office:value="0.0199483" calcext:value-type="float">
            <text:p>0.0199483</text:p>
          </table:table-cell>
          <table:table-cell office:value-type="float" office:value="0.0258453" calcext:value-type="float">
            <text:p>0.0258453</text:p>
          </table:table-cell>
          <table:table-cell office:value-type="float" office:value="0.0543059" calcext:value-type="float">
            <text:p>0.0543059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713" calcext:value-type="float">
            <text:p>0.000131713</text:p>
          </table:table-cell>
          <table:table-cell office:value-type="float" office:value="0.000338803" calcext:value-type="float">
            <text:p>0.000338803</text:p>
          </table:table-cell>
          <table:table-cell office:value-type="float" office:value="0.00189354" calcext:value-type="float">
            <text:p>0.00189354</text:p>
          </table:table-cell>
          <table:table-cell office:value-type="float" office:value="0.00442282" calcext:value-type="float">
            <text:p>0.00442282</text:p>
          </table:table-cell>
          <table:table-cell office:value-type="float" office:value="0.00893923" calcext:value-type="float">
            <text:p>0.00893923</text:p>
          </table:table-cell>
          <table:table-cell office:value-type="float" office:value="0.0143672" calcext:value-type="float">
            <text:p>0.0143672</text:p>
          </table:table-cell>
          <table:table-cell office:value-type="float" office:value="0.0198674" calcext:value-type="float">
            <text:p>0.0198674</text:p>
          </table:table-cell>
          <table:table-cell office:value-type="float" office:value="0.0256488" calcext:value-type="float">
            <text:p>0.0256488</text:p>
          </table:table-cell>
          <table:table-cell office:value-type="float" office:value="0.0542295" calcext:value-type="float">
            <text:p>0.0542295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49279" calcext:value-type="float">
            <text:p>0.000349279</text:p>
          </table:table-cell>
          <table:table-cell office:value-type="float" office:value="0.00188619" calcext:value-type="float">
            <text:p>0.00188619</text:p>
          </table:table-cell>
          <table:table-cell office:value-type="float" office:value="0.0044054" calcext:value-type="float">
            <text:p>0.0044054</text:p>
          </table:table-cell>
          <table:table-cell office:value-type="float" office:value="0.00894632" calcext:value-type="float">
            <text:p>0.00894632</text:p>
          </table:table-cell>
          <table:table-cell office:value-type="float" office:value="0.0145344" calcext:value-type="float">
            <text:p>0.0145344</text:p>
          </table:table-cell>
          <table:table-cell office:value-type="float" office:value="0.0196817" calcext:value-type="float">
            <text:p>0.0196817</text:p>
          </table:table-cell>
          <table:table-cell office:value-type="float" office:value="0.0257986" calcext:value-type="float">
            <text:p>0.0257986</text:p>
          </table:table-cell>
          <table:table-cell office:value-type="float" office:value="0.054725" calcext:value-type="float">
            <text:p>0.054725</text:p>
          </table:table-cell>
          <table:table-cell table:number-columns-repeated="11"/>
        </table:table-row>
        <table:table-row table:style-name="ro1">
          <table:table-cell office:value-type="float" office:value="0.000027172" calcext:value-type="float">
            <text:p>2.72E-005</text:p>
          </table:table-cell>
          <table:table-cell office:value-type="float" office:value="0.000131752" calcext:value-type="float">
            <text:p>0.000131752</text:p>
          </table:table-cell>
          <table:table-cell office:value-type="float" office:value="0.000339643" calcext:value-type="float">
            <text:p>0.000339643</text:p>
          </table:table-cell>
          <table:table-cell office:value-type="float" office:value="0.00189024" calcext:value-type="float">
            <text:p>0.00189024</text:p>
          </table:table-cell>
          <table:table-cell office:value-type="float" office:value="0.00438206" calcext:value-type="float">
            <text:p>0.00438206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143631" calcext:value-type="float">
            <text:p>0.0143631</text:p>
          </table:table-cell>
          <table:table-cell office:value-type="float" office:value="0.0196746" calcext:value-type="float">
            <text:p>0.0196746</text:p>
          </table:table-cell>
          <table:table-cell office:value-type="float" office:value="0.0254079" calcext:value-type="float">
            <text:p>0.0254079</text:p>
          </table:table-cell>
          <table:table-cell office:value-type="float" office:value="0.0542773" calcext:value-type="float">
            <text:p>0.0542773</text:p>
          </table:table-cell>
          <table:table-cell table:number-columns-repeated="11"/>
        </table:table-row>
        <table:table-row table:style-name="ro1">
          <table:table-cell office:value-type="float" office:value="0.000027027" calcext:value-type="float">
            <text:p>2.70E-005</text:p>
          </table:table-cell>
          <table:table-cell office:value-type="float" office:value="0.000131187" calcext:value-type="float">
            <text:p>0.000131187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8719" calcext:value-type="float">
            <text:p>0.00188719</text:p>
          </table:table-cell>
          <table:table-cell office:value-type="float" office:value="0.00438242" calcext:value-type="float">
            <text:p>0.00438242</text:p>
          </table:table-cell>
          <table:table-cell office:value-type="float" office:value="0.00893216" calcext:value-type="float">
            <text:p>0.00893216</text:p>
          </table:table-cell>
          <table:table-cell office:value-type="float" office:value="0.0143533" calcext:value-type="float">
            <text:p>0.0143533</text:p>
          </table:table-cell>
          <table:table-cell office:value-type="float" office:value="0.0198531" calcext:value-type="float">
            <text:p>0.0198531</text:p>
          </table:table-cell>
          <table:table-cell office:value-type="float" office:value="0.0254811" calcext:value-type="float">
            <text:p>0.0254811</text:p>
          </table:table-cell>
          <table:table-cell office:value-type="float" office:value="0.054653" calcext:value-type="float">
            <text:p>0.054653</text:p>
          </table:table-cell>
          <table:table-cell table:number-columns-repeated="11"/>
        </table:table-row>
        <table:table-row table:style-name="ro1">
          <table:table-cell office:value-type="float" office:value="0.000027112" calcext:value-type="float">
            <text:p>2.71E-005</text:p>
          </table:table-cell>
          <table:table-cell office:value-type="float" office:value="0.000131583" calcext:value-type="float">
            <text:p>0.000131583</text:p>
          </table:table-cell>
          <table:table-cell office:value-type="float" office:value="0.000339278" calcext:value-type="float">
            <text:p>0.000339278</text:p>
          </table:table-cell>
          <table:table-cell office:value-type="float" office:value="0.00189678" calcext:value-type="float">
            <text:p>0.00189678</text:p>
          </table:table-cell>
          <table:table-cell office:value-type="float" office:value="0.00439892" calcext:value-type="float">
            <text:p>0.00439892</text:p>
          </table:table-cell>
          <table:table-cell office:value-type="float" office:value="0.00895623" calcext:value-type="float">
            <text:p>0.00895623</text:p>
          </table:table-cell>
          <table:table-cell office:value-type="float" office:value="0.0143761" calcext:value-type="float">
            <text:p>0.0143761</text:p>
          </table:table-cell>
          <table:table-cell office:value-type="float" office:value="0.0197122" calcext:value-type="float">
            <text:p>0.0197122</text:p>
          </table:table-cell>
          <table:table-cell office:value-type="float" office:value="0.0253973" calcext:value-type="float">
            <text:p>0.0253973</text:p>
          </table:table-cell>
          <table:table-cell office:value-type="float" office:value="0.0544487" calcext:value-type="float">
            <text:p>0.0544487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767" calcext:value-type="float">
            <text:p>0.000131767</text:p>
          </table:table-cell>
          <table:table-cell office:value-type="float" office:value="0.000343468" calcext:value-type="float">
            <text:p>0.000343468</text:p>
          </table:table-cell>
          <table:table-cell office:value-type="float" office:value="0.00188777" calcext:value-type="float">
            <text:p>0.00188777</text:p>
          </table:table-cell>
          <table:table-cell office:value-type="float" office:value="0.00438258" calcext:value-type="float">
            <text:p>0.00438258</text:p>
          </table:table-cell>
          <table:table-cell office:value-type="float" office:value="0.00908939" calcext:value-type="float">
            <text:p>0.00908939</text:p>
          </table:table-cell>
          <table:table-cell office:value-type="float" office:value="0.0143708" calcext:value-type="float">
            <text:p>0.0143708</text:p>
          </table:table-cell>
          <table:table-cell office:value-type="float" office:value="0.0196783" calcext:value-type="float">
            <text:p>0.0196783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0540943" calcext:value-type="float">
            <text:p>0.0540943</text:p>
          </table:table-cell>
          <table:table-cell table:number-columns-repeated="11"/>
        </table:table-row>
        <table:table-row table:style-name="ro1">
          <table:table-cell office:value-type="float" office:value="0.000026917" calcext:value-type="float">
            <text:p>2.69E-005</text:p>
          </table:table-cell>
          <table:table-cell office:value-type="float" office:value="0.000131752" calcext:value-type="float">
            <text:p>0.000131752</text:p>
          </table:table-cell>
          <table:table-cell office:value-type="float" office:value="0.000339409" calcext:value-type="float">
            <text:p>0.000339409</text:p>
          </table:table-cell>
          <table:table-cell office:value-type="float" office:value="0.00189256" calcext:value-type="float">
            <text:p>0.00189256</text:p>
          </table:table-cell>
          <table:table-cell office:value-type="float" office:value="0.00438455" calcext:value-type="float">
            <text:p>0.00438455</text:p>
          </table:table-cell>
          <table:table-cell office:value-type="float" office:value="0.00899894" calcext:value-type="float">
            <text:p>0.00899894</text:p>
          </table:table-cell>
          <table:table-cell office:value-type="float" office:value="0.0143396" calcext:value-type="float">
            <text:p>0.0143396</text:p>
          </table:table-cell>
          <table:table-cell office:value-type="float" office:value="0.0196985" calcext:value-type="float">
            <text:p>0.0196985</text:p>
          </table:table-cell>
          <table:table-cell office:value-type="float" office:value="0.0254126" calcext:value-type="float">
            <text:p>0.0254126</text:p>
          </table:table-cell>
          <table:table-cell office:value-type="float" office:value="0.0543632" calcext:value-type="float">
            <text:p>0.0543632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807" calcext:value-type="float">
            <text:p>0.000131807</text:p>
          </table:table-cell>
          <table:table-cell office:value-type="float" office:value="0.000339623" calcext:value-type="float">
            <text:p>0.000339623</text:p>
          </table:table-cell>
          <table:table-cell office:value-type="float" office:value="0.00188721" calcext:value-type="float">
            <text:p>0.00188721</text:p>
          </table:table-cell>
          <table:table-cell office:value-type="float" office:value="0.00440462" calcext:value-type="float">
            <text:p>0.00440462</text:p>
          </table:table-cell>
          <table:table-cell office:value-type="float" office:value="0.00892673" calcext:value-type="float">
            <text:p>0.00892673</text:p>
          </table:table-cell>
          <table:table-cell office:value-type="float" office:value="0.0143675" calcext:value-type="float">
            <text:p>0.0143675</text:p>
          </table:table-cell>
          <table:table-cell office:value-type="float" office:value="0.0199925" calcext:value-type="float">
            <text:p>0.0199925</text:p>
          </table:table-cell>
          <table:table-cell office:value-type="float" office:value="0.0254045" calcext:value-type="float">
            <text:p>0.0254045</text:p>
          </table:table-cell>
          <table:table-cell office:value-type="float" office:value="0.0542661" calcext:value-type="float">
            <text:p>0.0542661</text:p>
          </table:table-cell>
          <table:table-cell table:number-columns-repeated="11"/>
        </table:table-row>
        <table:table-row table:style-name="ro1">
          <table:table-cell office:value-type="float" office:value="0.000026968" calcext:value-type="float">
            <text:p>2.70E-005</text:p>
          </table:table-cell>
          <table:table-cell office:value-type="float" office:value="0.000131832" calcext:value-type="float">
            <text:p>0.000131832</text:p>
          </table:table-cell>
          <table:table-cell office:value-type="float" office:value="0.000339769" calcext:value-type="float">
            <text:p>0.000339769</text:p>
          </table:table-cell>
          <table:table-cell office:value-type="float" office:value="0.00189092" calcext:value-type="float">
            <text:p>0.00189092</text:p>
          </table:table-cell>
          <table:table-cell office:value-type="float" office:value="0.00438262" calcext:value-type="float">
            <text:p>0.00438262</text:p>
          </table:table-cell>
          <table:table-cell office:value-type="float" office:value="0.00909905" calcext:value-type="float">
            <text:p>0.00909905</text:p>
          </table:table-cell>
          <table:table-cell office:value-type="float" office:value="0.0143787" calcext:value-type="float">
            <text:p>0.0143787</text:p>
          </table:table-cell>
          <table:table-cell office:value-type="float" office:value="0.0199024" calcext:value-type="float">
            <text:p>0.0199024</text:p>
          </table:table-cell>
          <table:table-cell office:value-type="float" office:value="0.0254334" calcext:value-type="float">
            <text:p>0.0254334</text:p>
          </table:table-cell>
          <table:table-cell office:value-type="float" office:value="0.0544653" calcext:value-type="float">
            <text:p>0.0544653</text:p>
          </table:table-cell>
          <table:table-cell table:number-columns-repeated="11"/>
        </table:table-row>
        <table:table-row table:style-name="ro1">
          <table:table-cell office:value-type="float" office:value="0.000026998" calcext:value-type="float">
            <text:p>2.70E-005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338938" calcext:value-type="float">
            <text:p>0.000338938</text:p>
          </table:table-cell>
          <table:table-cell office:value-type="float" office:value="0.00188798" calcext:value-type="float">
            <text:p>0.00188798</text:p>
          </table:table-cell>
          <table:table-cell office:value-type="float" office:value="0.00438777" calcext:value-type="float">
            <text:p>0.00438777</text:p>
          </table:table-cell>
          <table:table-cell office:value-type="float" office:value="0.0089109" calcext:value-type="float">
            <text:p>0.0089109</text:p>
          </table:table-cell>
          <table:table-cell office:value-type="float" office:value="0.0143697" calcext:value-type="float">
            <text:p>0.0143697</text:p>
          </table:table-cell>
          <table:table-cell office:value-type="float" office:value="0.0196553" calcext:value-type="float">
            <text:p>0.0196553</text:p>
          </table:table-cell>
          <table:table-cell office:value-type="float" office:value="0.0253862" calcext:value-type="float">
            <text:p>0.0253862</text:p>
          </table:table-cell>
          <table:table-cell office:value-type="float" office:value="0.0539915" calcext:value-type="float">
            <text:p>0.0539915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788" calcext:value-type="float">
            <text:p>0.000131788</text:p>
          </table:table-cell>
          <table:table-cell office:value-type="float" office:value="0.000338794" calcext:value-type="float">
            <text:p>0.000338794</text:p>
          </table:table-cell>
          <table:table-cell office:value-type="float" office:value="0.00188791" calcext:value-type="float">
            <text:p>0.00188791</text:p>
          </table:table-cell>
          <table:table-cell office:value-type="float" office:value="0.00440656" calcext:value-type="float">
            <text:p>0.00440656</text:p>
          </table:table-cell>
          <table:table-cell office:value-type="float" office:value="0.00897136" calcext:value-type="float">
            <text:p>0.00897136</text:p>
          </table:table-cell>
          <table:table-cell office:value-type="float" office:value="0.0143741" calcext:value-type="float">
            <text:p>0.0143741</text:p>
          </table:table-cell>
          <table:table-cell office:value-type="float" office:value="0.0196989" calcext:value-type="float">
            <text:p>0.0196989</text:p>
          </table:table-cell>
          <table:table-cell office:value-type="float" office:value="0.0253826" calcext:value-type="float">
            <text:p>0.0253826</text:p>
          </table:table-cell>
          <table:table-cell office:value-type="float" office:value="0.0540256" calcext:value-type="float">
            <text:p>0.0540256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9233" calcext:value-type="float">
            <text:p>0.000339233</text:p>
          </table:table-cell>
          <table:table-cell office:value-type="float" office:value="0.00189993" calcext:value-type="float">
            <text:p>0.00189993</text:p>
          </table:table-cell>
          <table:table-cell office:value-type="float" office:value="0.00440147" calcext:value-type="float">
            <text:p>0.00440147</text:p>
          </table:table-cell>
          <table:table-cell office:value-type="float" office:value="0.00891642" calcext:value-type="float">
            <text:p>0.00891642</text:p>
          </table:table-cell>
          <table:table-cell office:value-type="float" office:value="0.0145617" calcext:value-type="float">
            <text:p>0.0145617</text:p>
          </table:table-cell>
          <table:table-cell office:value-type="float" office:value="0.0199184" calcext:value-type="float">
            <text:p>0.0199184</text:p>
          </table:table-cell>
          <table:table-cell office:value-type="float" office:value="0.0254258" calcext:value-type="float">
            <text:p>0.0254258</text:p>
          </table:table-cell>
          <table:table-cell office:value-type="float" office:value="0.0540439" calcext:value-type="float">
            <text:p>0.0540439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047" calcext:value-type="float">
            <text:p>0.000132047</text:p>
          </table:table-cell>
          <table:table-cell office:value-type="float" office:value="0.000338474" calcext:value-type="float">
            <text:p>0.000338474</text:p>
          </table:table-cell>
          <table:table-cell office:value-type="float" office:value="0.00189537" calcext:value-type="float">
            <text:p>0.00189537</text:p>
          </table:table-cell>
          <table:table-cell office:value-type="float" office:value="0.00441447" calcext:value-type="float">
            <text:p>0.00441447</text:p>
          </table:table-cell>
          <table:table-cell office:value-type="float" office:value="0.00895218" calcext:value-type="float">
            <text:p>0.00895218</text:p>
          </table:table-cell>
          <table:table-cell office:value-type="float" office:value="0.0143694" calcext:value-type="float">
            <text:p>0.0143694</text:p>
          </table:table-cell>
          <table:table-cell office:value-type="float" office:value="0.0197285" calcext:value-type="float">
            <text:p>0.0197285</text:p>
          </table:table-cell>
          <table:table-cell office:value-type="float" office:value="0.0253931" calcext:value-type="float">
            <text:p>0.0253931</text:p>
          </table:table-cell>
          <table:table-cell office:value-type="float" office:value="0.0539069" calcext:value-type="float">
            <text:p>0.0539069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617" calcext:value-type="float">
            <text:p>0.000131617</text:p>
          </table:table-cell>
          <table:table-cell office:value-type="float" office:value="0.000348328" calcext:value-type="float">
            <text:p>0.000348328</text:p>
          </table:table-cell>
          <table:table-cell office:value-type="float" office:value="0.00189468" calcext:value-type="float">
            <text:p>0.00189468</text:p>
          </table:table-cell>
          <table:table-cell office:value-type="float" office:value="0.00439558" calcext:value-type="float">
            <text:p>0.00439558</text:p>
          </table:table-cell>
          <table:table-cell office:value-type="float" office:value="0.00890801" calcext:value-type="float">
            <text:p>0.00890801</text:p>
          </table:table-cell>
          <table:table-cell office:value-type="float" office:value="0.0144589" calcext:value-type="float">
            <text:p>0.0144589</text:p>
          </table:table-cell>
          <table:table-cell office:value-type="float" office:value="0.019654" calcext:value-type="float">
            <text:p>0.019654</text:p>
          </table:table-cell>
          <table:table-cell office:value-type="float" office:value="0.0254625" calcext:value-type="float">
            <text:p>0.0254625</text:p>
          </table:table-cell>
          <table:table-cell office:value-type="float" office:value="0.0542863" calcext:value-type="float">
            <text:p>0.0542863</text:p>
          </table:table-cell>
          <table:table-cell table:number-columns-repeated="11"/>
        </table:table-row>
        <table:table-row table:style-name="ro1">
          <table:table-cell office:value-type="float" office:value="0.000026957" calcext:value-type="float">
            <text:p>2.70E-005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338973" calcext:value-type="float">
            <text:p>0.000338973</text:p>
          </table:table-cell>
          <table:table-cell office:value-type="float" office:value="0.00188827" calcext:value-type="float">
            <text:p>0.00188827</text:p>
          </table:table-cell>
          <table:table-cell office:value-type="float" office:value="0.00438304" calcext:value-type="float">
            <text:p>0.00438304</text:p>
          </table:table-cell>
          <table:table-cell office:value-type="float" office:value="0.00896098" calcext:value-type="float">
            <text:p>0.00896098</text:p>
          </table:table-cell>
          <table:table-cell office:value-type="float" office:value="0.0144396" calcext:value-type="float">
            <text:p>0.0144396</text:p>
          </table:table-cell>
          <table:table-cell office:value-type="float" office:value="0.0196581" calcext:value-type="float">
            <text:p>0.0196581</text:p>
          </table:table-cell>
          <table:table-cell office:value-type="float" office:value="0.0254126" calcext:value-type="float">
            <text:p>0.0254126</text:p>
          </table:table-cell>
          <table:table-cell office:value-type="float" office:value="0.0541768" calcext:value-type="float">
            <text:p>0.0541768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853" calcext:value-type="float">
            <text:p>0.000131853</text:p>
          </table:table-cell>
          <table:table-cell office:value-type="float" office:value="0.000338888" calcext:value-type="float">
            <text:p>0.000338888</text:p>
          </table:table-cell>
          <table:table-cell office:value-type="float" office:value="0.00189201" calcext:value-type="float">
            <text:p>0.00189201</text:p>
          </table:table-cell>
          <table:table-cell office:value-type="float" office:value="0.00439983" calcext:value-type="float">
            <text:p>0.00439983</text:p>
          </table:table-cell>
          <table:table-cell office:value-type="float" office:value="0.00894046" calcext:value-type="float">
            <text:p>0.00894046</text:p>
          </table:table-cell>
          <table:table-cell office:value-type="float" office:value="0.0143774" calcext:value-type="float">
            <text:p>0.0143774</text:p>
          </table:table-cell>
          <table:table-cell office:value-type="float" office:value="0.0202813" calcext:value-type="float">
            <text:p>0.0202813</text:p>
          </table:table-cell>
          <table:table-cell office:value-type="float" office:value="0.0254128" calcext:value-type="float">
            <text:p>0.0254128</text:p>
          </table:table-cell>
          <table:table-cell office:value-type="float" office:value="0.054421" calcext:value-type="float">
            <text:p>0.054421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497" calcext:value-type="float">
            <text:p>0.000131497</text:p>
          </table:table-cell>
          <table:table-cell office:value-type="float" office:value="0.000339148" calcext:value-type="float">
            <text:p>0.000339148</text:p>
          </table:table-cell>
          <table:table-cell office:value-type="float" office:value="0.00188576" calcext:value-type="float">
            <text:p>0.00188576</text:p>
          </table:table-cell>
          <table:table-cell office:value-type="float" office:value="0.0043915" calcext:value-type="float">
            <text:p>0.0043915</text:p>
          </table:table-cell>
          <table:table-cell office:value-type="float" office:value="0.00897725" calcext:value-type="float">
            <text:p>0.00897725</text:p>
          </table:table-cell>
          <table:table-cell office:value-type="float" office:value="0.0143766" calcext:value-type="float">
            <text:p>0.0143766</text:p>
          </table:table-cell>
          <table:table-cell office:value-type="float" office:value="0.0197863" calcext:value-type="float">
            <text:p>0.0197863</text:p>
          </table:table-cell>
          <table:table-cell office:value-type="float" office:value="0.0254004" calcext:value-type="float">
            <text:p>0.0254004</text:p>
          </table:table-cell>
          <table:table-cell office:value-type="float" office:value="0.0540214" calcext:value-type="float">
            <text:p>0.0540214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944" calcext:value-type="float">
            <text:p>0.000339944</text:p>
          </table:table-cell>
          <table:table-cell office:value-type="float" office:value="0.0018981" calcext:value-type="float">
            <text:p>0.0018981</text:p>
          </table:table-cell>
          <table:table-cell office:value-type="float" office:value="0.00438597" calcext:value-type="float">
            <text:p>0.00438597</text:p>
          </table:table-cell>
          <table:table-cell office:value-type="float" office:value="0.00889256" calcext:value-type="float">
            <text:p>0.00889256</text:p>
          </table:table-cell>
          <table:table-cell office:value-type="float" office:value="0.0144188" calcext:value-type="float">
            <text:p>0.0144188</text:p>
          </table:table-cell>
          <table:table-cell office:value-type="float" office:value="0.0196681" calcext:value-type="float">
            <text:p>0.0196681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543" calcext:value-type="float">
            <text:p>0.0543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8754" calcext:value-type="float">
            <text:p>0.000138754</text:p>
          </table:table-cell>
          <table:table-cell office:value-type="float" office:value="0.000339353" calcext:value-type="float">
            <text:p>0.000339353</text:p>
          </table:table-cell>
          <table:table-cell office:value-type="float" office:value="0.00192077" calcext:value-type="float">
            <text:p>0.00192077</text:p>
          </table:table-cell>
          <table:table-cell office:value-type="float" office:value="0.00438942" calcext:value-type="float">
            <text:p>0.00438942</text:p>
          </table:table-cell>
          <table:table-cell office:value-type="float" office:value="0.00898001" calcext:value-type="float">
            <text:p>0.00898001</text:p>
          </table:table-cell>
          <table:table-cell office:value-type="float" office:value="0.0148104" calcext:value-type="float">
            <text:p>0.0148104</text:p>
          </table:table-cell>
          <table:table-cell office:value-type="float" office:value="0.0196596" calcext:value-type="float">
            <text:p>0.0196596</text:p>
          </table:table-cell>
          <table:table-cell office:value-type="float" office:value="0.0253637" calcext:value-type="float">
            <text:p>0.0253637</text:p>
          </table:table-cell>
          <table:table-cell office:value-type="float" office:value="0.0551062" calcext:value-type="float">
            <text:p>0.0551062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997" calcext:value-type="float">
            <text:p>0.000131997</text:p>
          </table:table-cell>
          <table:table-cell office:value-type="float" office:value="0.000339369" calcext:value-type="float">
            <text:p>0.000339369</text:p>
          </table:table-cell>
          <table:table-cell office:value-type="float" office:value="0.00194544" calcext:value-type="float">
            <text:p>0.00194544</text:p>
          </table:table-cell>
          <table:table-cell office:value-type="float" office:value="0.00439313" calcext:value-type="float">
            <text:p>0.00439313</text:p>
          </table:table-cell>
          <table:table-cell office:value-type="float" office:value="0.00891431" calcext:value-type="float">
            <text:p>0.00891431</text:p>
          </table:table-cell>
          <table:table-cell office:value-type="float" office:value="0.0143913" calcext:value-type="float">
            <text:p>0.0143913</text:p>
          </table:table-cell>
          <table:table-cell office:value-type="float" office:value="0.0201688" calcext:value-type="float">
            <text:p>0.0201688</text:p>
          </table:table-cell>
          <table:table-cell office:value-type="float" office:value="0.0254446" calcext:value-type="float">
            <text:p>0.0254446</text:p>
          </table:table-cell>
          <table:table-cell office:value-type="float" office:value="0.0538363" calcext:value-type="float">
            <text:p>0.0538363</text:p>
          </table:table-cell>
          <table:table-cell table:number-columns-repeated="11"/>
        </table:table-row>
        <table:table-row table:style-name="ro1">
          <table:table-cell office:value-type="float" office:value="0.000027213" calcext:value-type="float">
            <text:p>2.72E-005</text:p>
          </table:table-cell>
          <table:table-cell office:value-type="float" office:value="0.000132037" calcext:value-type="float">
            <text:p>0.000132037</text:p>
          </table:table-cell>
          <table:table-cell office:value-type="float" office:value="0.000339188" calcext:value-type="float">
            <text:p>0.000339188</text:p>
          </table:table-cell>
          <table:table-cell office:value-type="float" office:value="0.00191968" calcext:value-type="float">
            <text:p>0.00191968</text:p>
          </table:table-cell>
          <table:table-cell office:value-type="float" office:value="0.0044336" calcext:value-type="float">
            <text:p>0.0044336</text:p>
          </table:table-cell>
          <table:table-cell office:value-type="float" office:value="0.00907581" calcext:value-type="float">
            <text:p>0.00907581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198261" calcext:value-type="float">
            <text:p>0.0198261</text:p>
          </table:table-cell>
          <table:table-cell office:value-type="float" office:value="0.0254119" calcext:value-type="float">
            <text:p>0.0254119</text:p>
          </table:table-cell>
          <table:table-cell office:value-type="float" office:value="0.0544867" calcext:value-type="float">
            <text:p>0.0544867</text:p>
          </table:table-cell>
          <table:table-cell table:number-columns-repeated="11"/>
        </table:table-row>
        <table:table-row table:style-name="ro1">
          <table:table-cell office:value-type="float" office:value="0.000026973" calcext:value-type="float">
            <text:p>2.70E-005</text:p>
          </table:table-cell>
          <table:table-cell office:value-type="float" office:value="0.000130948" calcext:value-type="float">
            <text:p>0.000130948</text:p>
          </table:table-cell>
          <table:table-cell office:value-type="float" office:value="0.000338954" calcext:value-type="float">
            <text:p>0.000338954</text:p>
          </table:table-cell>
          <table:table-cell office:value-type="float" office:value="0.00189732" calcext:value-type="float">
            <text:p>0.00189732</text:p>
          </table:table-cell>
          <table:table-cell office:value-type="float" office:value="0.0044462" calcext:value-type="float">
            <text:p>0.0044462</text:p>
          </table:table-cell>
          <table:table-cell office:value-type="float" office:value="0.00892191" calcext:value-type="float">
            <text:p>0.00892191</text:p>
          </table:table-cell>
          <table:table-cell office:value-type="float" office:value="0.0143649" calcext:value-type="float">
            <text:p>0.0143649</text:p>
          </table:table-cell>
          <table:table-cell office:value-type="float" office:value="0.0196979" calcext:value-type="float">
            <text:p>0.0196979</text:p>
          </table:table-cell>
          <table:table-cell office:value-type="float" office:value="0.0254836" calcext:value-type="float">
            <text:p>0.0254836</text:p>
          </table:table-cell>
          <table:table-cell office:value-type="float" office:value="0.054147" calcext:value-type="float">
            <text:p>0.054147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638" calcext:value-type="float">
            <text:p>0.000131638</text:p>
          </table:table-cell>
          <table:table-cell office:value-type="float" office:value="0.000338898" calcext:value-type="float">
            <text:p>0.000338898</text:p>
          </table:table-cell>
          <table:table-cell office:value-type="float" office:value="0.00188741" calcext:value-type="float">
            <text:p>0.00188741</text:p>
          </table:table-cell>
          <table:table-cell office:value-type="float" office:value="0.00440281" calcext:value-type="float">
            <text:p>0.00440281</text:p>
          </table:table-cell>
          <table:table-cell office:value-type="float" office:value="0.00894305" calcext:value-type="float">
            <text:p>0.00894305</text:p>
          </table:table-cell>
          <table:table-cell office:value-type="float" office:value="0.0143625" calcext:value-type="float">
            <text:p>0.0143625</text:p>
          </table:table-cell>
          <table:table-cell office:value-type="float" office:value="0.0197336" calcext:value-type="float">
            <text:p>0.0197336</text:p>
          </table:table-cell>
          <table:table-cell office:value-type="float" office:value="0.0253893" calcext:value-type="float">
            <text:p>0.0253893</text:p>
          </table:table-cell>
          <table:table-cell office:value-type="float" office:value="0.0542746" calcext:value-type="float">
            <text:p>0.0542746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547" calcext:value-type="float">
            <text:p>0.000131547</text:p>
          </table:table-cell>
          <table:table-cell office:value-type="float" office:value="0.000338644" calcext:value-type="float">
            <text:p>0.000338644</text:p>
          </table:table-cell>
          <table:table-cell office:value-type="float" office:value="0.00190354" calcext:value-type="float">
            <text:p>0.00190354</text:p>
          </table:table-cell>
          <table:table-cell office:value-type="float" office:value="0.00439167" calcext:value-type="float">
            <text:p>0.00439167</text:p>
          </table:table-cell>
          <table:table-cell office:value-type="float" office:value="0.00912746" calcext:value-type="float">
            <text:p>0.00912746</text:p>
          </table:table-cell>
          <table:table-cell office:value-type="float" office:value="0.0147824" calcext:value-type="float">
            <text:p>0.0147824</text:p>
          </table:table-cell>
          <table:table-cell office:value-type="float" office:value="0.0203155" calcext:value-type="float">
            <text:p>0.0203155</text:p>
          </table:table-cell>
          <table:table-cell office:value-type="float" office:value="0.0253897" calcext:value-type="float">
            <text:p>0.0253897</text:p>
          </table:table-cell>
          <table:table-cell office:value-type="float" office:value="0.0541588" calcext:value-type="float">
            <text:p>0.0541588</text:p>
          </table:table-cell>
          <table:table-cell table:number-columns-repeated="11"/>
        </table:table-row>
        <table:table-row table:style-name="ro1">
          <table:table-cell office:value-type="float" office:value="0.000027212" calcext:value-type="float">
            <text:p>2.72E-005</text:p>
          </table:table-cell>
          <table:table-cell office:value-type="float" office:value="0.000132042" calcext:value-type="float">
            <text:p>0.000132042</text:p>
          </table:table-cell>
          <table:table-cell office:value-type="float" office:value="0.000342813" calcext:value-type="float">
            <text:p>0.000342813</text:p>
          </table:table-cell>
          <table:table-cell office:value-type="float" office:value="0.00189396" calcext:value-type="float">
            <text:p>0.00189396</text:p>
          </table:table-cell>
          <table:table-cell office:value-type="float" office:value="0.00438123" calcext:value-type="float">
            <text:p>0.00438123</text:p>
          </table:table-cell>
          <table:table-cell office:value-type="float" office:value="0.00894124" calcext:value-type="float">
            <text:p>0.00894124</text:p>
          </table:table-cell>
          <table:table-cell office:value-type="float" office:value="0.0144212" calcext:value-type="float">
            <text:p>0.0144212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0254067" calcext:value-type="float">
            <text:p>0.0254067</text:p>
          </table:table-cell>
          <table:table-cell office:value-type="float" office:value="0.0543184" calcext:value-type="float">
            <text:p>0.0543184</text:p>
          </table:table-cell>
          <table:table-cell table:number-columns-repeated="11"/>
        </table:table-row>
        <table:table-row table:style-name="ro1">
          <table:table-cell office:value-type="float" office:value="0.000027357" calcext:value-type="float">
            <text:p>2.74E-005</text:p>
          </table:table-cell>
          <table:table-cell office:value-type="float" office:value="0.000131722" calcext:value-type="float">
            <text:p>0.000131722</text:p>
          </table:table-cell>
          <table:table-cell office:value-type="float" office:value="0.000339853" calcext:value-type="float">
            <text:p>0.000339853</text:p>
          </table:table-cell>
          <table:table-cell office:value-type="float" office:value="0.00189353" calcext:value-type="float">
            <text:p>0.00189353</text:p>
          </table:table-cell>
          <table:table-cell office:value-type="float" office:value="0.00439999" calcext:value-type="float">
            <text:p>0.00439999</text:p>
          </table:table-cell>
          <table:table-cell office:value-type="float" office:value="0.00897011" calcext:value-type="float">
            <text:p>0.00897011</text:p>
          </table:table-cell>
          <table:table-cell office:value-type="float" office:value="0.0145914" calcext:value-type="float">
            <text:p>0.0145914</text:p>
          </table:table-cell>
          <table:table-cell office:value-type="float" office:value="0.0196492" calcext:value-type="float">
            <text:p>0.0196492</text:p>
          </table:table-cell>
          <table:table-cell office:value-type="float" office:value="0.0253665" calcext:value-type="float">
            <text:p>0.0253665</text:p>
          </table:table-cell>
          <table:table-cell office:value-type="float" office:value="0.0547205" calcext:value-type="float">
            <text:p>0.0547205</text:p>
          </table:table-cell>
          <table:table-cell table:number-columns-repeated="11"/>
        </table:table-row>
        <table:table-row table:style-name="ro1">
          <table:table-cell office:value-type="float" office:value="0.000027017" calcext:value-type="float">
            <text:p>2.70E-005</text:p>
          </table:table-cell>
          <table:table-cell office:value-type="float" office:value="0.000131982" calcext:value-type="float">
            <text:p>0.000131982</text:p>
          </table:table-cell>
          <table:table-cell office:value-type="float" office:value="0.000339278" calcext:value-type="float">
            <text:p>0.000339278</text:p>
          </table:table-cell>
          <table:table-cell office:value-type="float" office:value="0.00188842" calcext:value-type="float">
            <text:p>0.00188842</text:p>
          </table:table-cell>
          <table:table-cell office:value-type="float" office:value="0.00441345" calcext:value-type="float">
            <text:p>0.00441345</text:p>
          </table:table-cell>
          <table:table-cell office:value-type="float" office:value="0.00892337" calcext:value-type="float">
            <text:p>0.00892337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0.0197551" calcext:value-type="float">
            <text:p>0.0197551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0541659" calcext:value-type="float">
            <text:p>0.0541659</text:p>
          </table:table-cell>
          <table:table-cell table:number-columns-repeated="11"/>
        </table:table-row>
        <table:table-row table:style-name="ro1">
          <table:table-cell office:value-type="float" office:value="0.000027057" calcext:value-type="float">
            <text:p>2.71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8803" calcext:value-type="float">
            <text:p>0.000338803</text:p>
          </table:table-cell>
          <table:table-cell office:value-type="float" office:value="0.00189098" calcext:value-type="float">
            <text:p>0.00189098</text:p>
          </table:table-cell>
          <table:table-cell office:value-type="float" office:value="0.00451158" calcext:value-type="float">
            <text:p>0.00451158</text:p>
          </table:table-cell>
          <table:table-cell office:value-type="float" office:value="0.00897266" calcext:value-type="float">
            <text:p>0.00897266</text:p>
          </table:table-cell>
          <table:table-cell office:value-type="float" office:value="0.0143499" calcext:value-type="float">
            <text:p>0.0143499</text:p>
          </table:table-cell>
          <table:table-cell office:value-type="float" office:value="0.0203867" calcext:value-type="float">
            <text:p>0.0203867</text:p>
          </table:table-cell>
          <table:table-cell office:value-type="float" office:value="0.0255243" calcext:value-type="float">
            <text:p>0.0255243</text:p>
          </table:table-cell>
          <table:table-cell office:value-type="float" office:value="0.0542746" calcext:value-type="float">
            <text:p>0.0542746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812" calcext:value-type="float">
            <text:p>0.000131812</text:p>
          </table:table-cell>
          <table:table-cell office:value-type="float" office:value="0.000340048" calcext:value-type="float">
            <text:p>0.000340048</text:p>
          </table:table-cell>
          <table:table-cell office:value-type="float" office:value="0.0018875" calcext:value-type="float">
            <text:p>0.0018875</text:p>
          </table:table-cell>
          <table:table-cell office:value-type="float" office:value="0.00445592" calcext:value-type="float">
            <text:p>0.00445592</text:p>
          </table:table-cell>
          <table:table-cell office:value-type="float" office:value="0.00895189" calcext:value-type="float">
            <text:p>0.00895189</text:p>
          </table:table-cell>
          <table:table-cell office:value-type="float" office:value="0.0144732" calcext:value-type="float">
            <text:p>0.0144732</text:p>
          </table:table-cell>
          <table:table-cell office:value-type="float" office:value="0.0197262" calcext:value-type="float">
            <text:p>0.0197262</text:p>
          </table:table-cell>
          <table:table-cell office:value-type="float" office:value="0.025382" calcext:value-type="float">
            <text:p>0.025382</text:p>
          </table:table-cell>
          <table:table-cell office:value-type="float" office:value="0.0542516" calcext:value-type="float">
            <text:p>0.0542516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777" calcext:value-type="float">
            <text:p>0.000131777</text:p>
          </table:table-cell>
          <table:table-cell office:value-type="float" office:value="0.000340268" calcext:value-type="float">
            <text:p>0.000340268</text:p>
          </table:table-cell>
          <table:table-cell office:value-type="float" office:value="0.00190152" calcext:value-type="float">
            <text:p>0.00190152</text:p>
          </table:table-cell>
          <table:table-cell office:value-type="float" office:value="0.00439533" calcext:value-type="float">
            <text:p>0.00439533</text:p>
          </table:table-cell>
          <table:table-cell office:value-type="float" office:value="0.00895382" calcext:value-type="float">
            <text:p>0.00895382</text:p>
          </table:table-cell>
          <table:table-cell office:value-type="float" office:value="0.0148509" calcext:value-type="float">
            <text:p>0.0148509</text:p>
          </table:table-cell>
          <table:table-cell office:value-type="float" office:value="0.0196536" calcext:value-type="float">
            <text:p>0.0196536</text:p>
          </table:table-cell>
          <table:table-cell office:value-type="float" office:value="0.0253556" calcext:value-type="float">
            <text:p>0.0253556</text:p>
          </table:table-cell>
          <table:table-cell office:value-type="float" office:value="0.054374" calcext:value-type="float">
            <text:p>0.054374</text:p>
          </table:table-cell>
          <table:table-cell table:number-columns-repeated="11"/>
        </table:table-row>
        <table:table-row table:style-name="ro1">
          <table:table-cell office:value-type="float" office:value="0.000027178" calcext:value-type="float">
            <text:p>2.72E-005</text:p>
          </table:table-cell>
          <table:table-cell office:value-type="float" office:value="0.000131672" calcext:value-type="float">
            <text:p>0.000131672</text:p>
          </table:table-cell>
          <table:table-cell office:value-type="float" office:value="0.000339913" calcext:value-type="float">
            <text:p>0.000339913</text:p>
          </table:table-cell>
          <table:table-cell office:value-type="float" office:value="0.00189507" calcext:value-type="float">
            <text:p>0.00189507</text:p>
          </table:table-cell>
          <table:table-cell office:value-type="float" office:value="0.00439395" calcext:value-type="float">
            <text:p>0.00439395</text:p>
          </table:table-cell>
          <table:table-cell office:value-type="float" office:value="0.008919" calcext:value-type="float">
            <text:p>0.008919</text:p>
          </table:table-cell>
          <table:table-cell office:value-type="float" office:value="0.0144714" calcext:value-type="float">
            <text:p>0.0144714</text:p>
          </table:table-cell>
          <table:table-cell office:value-type="float" office:value="0.0196931" calcext:value-type="float">
            <text:p>0.0196931</text:p>
          </table:table-cell>
          <table:table-cell office:value-type="float" office:value="0.0254223" calcext:value-type="float">
            <text:p>0.0254223</text:p>
          </table:table-cell>
          <table:table-cell office:value-type="float" office:value="0.0544762" calcext:value-type="float">
            <text:p>0.0544762</text:p>
          </table:table-cell>
          <table:table-cell table:number-columns-repeated="11"/>
        </table:table-row>
        <table:table-row table:style-name="ro1">
          <table:table-cell office:value-type="float" office:value="0.000026943" calcext:value-type="float">
            <text:p>2.69E-005</text:p>
          </table:table-cell>
          <table:table-cell office:value-type="float" office:value="0.000131743" calcext:value-type="float">
            <text:p>0.000131743</text:p>
          </table:table-cell>
          <table:table-cell office:value-type="float" office:value="0.000339283" calcext:value-type="float">
            <text:p>0.000339283</text:p>
          </table:table-cell>
          <table:table-cell office:value-type="float" office:value="0.00188929" calcext:value-type="float">
            <text:p>0.00188929</text:p>
          </table:table-cell>
          <table:table-cell office:value-type="float" office:value="0.00440856" calcext:value-type="float">
            <text:p>0.00440856</text:p>
          </table:table-cell>
          <table:table-cell office:value-type="float" office:value="0.00894633" calcext:value-type="float">
            <text:p>0.00894633</text:p>
          </table:table-cell>
          <table:table-cell office:value-type="float" office:value="0.0143712" calcext:value-type="float">
            <text:p>0.0143712</text:p>
          </table:table-cell>
          <table:table-cell office:value-type="float" office:value="0.0197574" calcext:value-type="float">
            <text:p>0.0197574</text:p>
          </table:table-cell>
          <table:table-cell office:value-type="float" office:value="0.0253932" calcext:value-type="float">
            <text:p>0.0253932</text:p>
          </table:table-cell>
          <table:table-cell office:value-type="float" office:value="0.0542786" calcext:value-type="float">
            <text:p>0.0542786</text:p>
          </table:table-cell>
          <table:table-cell table:number-columns-repeated="11"/>
        </table:table-row>
        <table:table-row table:style-name="ro1">
          <table:table-cell office:value-type="float" office:value="0.000027078" calcext:value-type="float">
            <text:p>2.71E-005</text:p>
          </table:table-cell>
          <table:table-cell office:value-type="float" office:value="0.000131937" calcext:value-type="float">
            <text:p>0.000131937</text:p>
          </table:table-cell>
          <table:table-cell office:value-type="float" office:value="0.000339508" calcext:value-type="float">
            <text:p>0.000339508</text:p>
          </table:table-cell>
          <table:table-cell office:value-type="float" office:value="0.00188794" calcext:value-type="float">
            <text:p>0.00188794</text:p>
          </table:table-cell>
          <table:table-cell office:value-type="float" office:value="0.00438785" calcext:value-type="float">
            <text:p>0.00438785</text:p>
          </table:table-cell>
          <table:table-cell office:value-type="float" office:value="0.00894044" calcext:value-type="float">
            <text:p>0.00894044</text:p>
          </table:table-cell>
          <table:table-cell office:value-type="float" office:value="0.0143669" calcext:value-type="float">
            <text:p>0.0143669</text:p>
          </table:table-cell>
          <table:table-cell office:value-type="float" office:value="0.0196563" calcext:value-type="float">
            <text:p>0.0196563</text:p>
          </table:table-cell>
          <table:table-cell office:value-type="float" office:value="0.0253848" calcext:value-type="float">
            <text:p>0.0253848</text:p>
          </table:table-cell>
          <table:table-cell office:value-type="float" office:value="0.0542025" calcext:value-type="float">
            <text:p>0.0542025</text:p>
          </table:table-cell>
          <table:table-cell table:number-columns-repeated="11"/>
        </table:table-row>
        <table:table-row table:style-name="ro1">
          <table:table-cell office:value-type="float" office:value="0.000027102" calcext:value-type="float">
            <text:p>2.71E-005</text:p>
          </table:table-cell>
          <table:table-cell office:value-type="float" office:value="0.000131718" calcext:value-type="float">
            <text:p>0.000131718</text:p>
          </table:table-cell>
          <table:table-cell office:value-type="float" office:value="0.000338758" calcext:value-type="float">
            <text:p>0.000338758</text:p>
          </table:table-cell>
          <table:table-cell office:value-type="float" office:value="0.00189001" calcext:value-type="float">
            <text:p>0.00189001</text:p>
          </table:table-cell>
          <table:table-cell office:value-type="float" office:value="0.00440266" calcext:value-type="float">
            <text:p>0.00440266</text:p>
          </table:table-cell>
          <table:table-cell office:value-type="float" office:value="0.00894429" calcext:value-type="float">
            <text:p>0.00894429</text:p>
          </table:table-cell>
          <table:table-cell office:value-type="float" office:value="0.0143895" calcext:value-type="float">
            <text:p>0.0143895</text:p>
          </table:table-cell>
          <table:table-cell office:value-type="float" office:value="0.019682" calcext:value-type="float">
            <text:p>0.019682</text:p>
          </table:table-cell>
          <table:table-cell office:value-type="float" office:value="0.0253945" calcext:value-type="float">
            <text:p>0.0253945</text:p>
          </table:table-cell>
          <table:table-cell office:value-type="float" office:value="0.0542069" calcext:value-type="float">
            <text:p>0.0542069</text:p>
          </table:table-cell>
          <table:table-cell table:number-columns-repeated="11"/>
        </table:table-row>
        <table:table-row table:style-name="ro1">
          <table:table-cell office:value-type="float" office:value="0.000026927" calcext:value-type="float">
            <text:p>2.69E-005</text:p>
          </table:table-cell>
          <table:table-cell office:value-type="float" office:value="0.000131877" calcext:value-type="float">
            <text:p>0.000131877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88826" calcext:value-type="float">
            <text:p>0.00188826</text:p>
          </table:table-cell>
          <table:table-cell office:value-type="float" office:value="0.00440804" calcext:value-type="float">
            <text:p>0.00440804</text:p>
          </table:table-cell>
          <table:table-cell office:value-type="float" office:value="0.00893228" calcext:value-type="float">
            <text:p>0.00893228</text:p>
          </table:table-cell>
          <table:table-cell office:value-type="float" office:value="0.0148364" calcext:value-type="float">
            <text:p>0.0148364</text:p>
          </table:table-cell>
          <table:table-cell office:value-type="float" office:value="0.0197235" calcext:value-type="float">
            <text:p>0.0197235</text:p>
          </table:table-cell>
          <table:table-cell office:value-type="float" office:value="0.0255165" calcext:value-type="float">
            <text:p>0.0255165</text:p>
          </table:table-cell>
          <table:table-cell office:value-type="float" office:value="0.0541147" calcext:value-type="float">
            <text:p>0.0541147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808" calcext:value-type="float">
            <text:p>0.000131808</text:p>
          </table:table-cell>
          <table:table-cell office:value-type="float" office:value="0.000342938" calcext:value-type="float">
            <text:p>0.000342938</text:p>
          </table:table-cell>
          <table:table-cell office:value-type="float" office:value="0.00191694" calcext:value-type="float">
            <text:p>0.00191694</text:p>
          </table:table-cell>
          <table:table-cell office:value-type="float" office:value="0.00438591" calcext:value-type="float">
            <text:p>0.00438591</text:p>
          </table:table-cell>
          <table:table-cell office:value-type="float" office:value="0.00902574" calcext:value-type="float">
            <text:p>0.00902574</text:p>
          </table:table-cell>
          <table:table-cell office:value-type="float" office:value="0.0144901" calcext:value-type="float">
            <text:p>0.0144901</text:p>
          </table:table-cell>
          <table:table-cell office:value-type="float" office:value="0.0196922" calcext:value-type="float">
            <text:p>0.0196922</text:p>
          </table:table-cell>
          <table:table-cell office:value-type="float" office:value="0.025385" calcext:value-type="float">
            <text:p>0.025385</text:p>
          </table:table-cell>
          <table:table-cell office:value-type="float" office:value="0.0538743" calcext:value-type="float">
            <text:p>0.0538743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9804" calcext:value-type="float">
            <text:p>0.000339804</text:p>
          </table:table-cell>
          <table:table-cell office:value-type="float" office:value="0.00189378" calcext:value-type="float">
            <text:p>0.00189378</text:p>
          </table:table-cell>
          <table:table-cell office:value-type="float" office:value="0.00441306" calcext:value-type="float">
            <text:p>0.00441306</text:p>
          </table:table-cell>
          <table:table-cell office:value-type="float" office:value="0.00899417" calcext:value-type="float">
            <text:p>0.00899417</text:p>
          </table:table-cell>
          <table:table-cell office:value-type="float" office:value="0.0143956" calcext:value-type="float">
            <text:p>0.0143956</text:p>
          </table:table-cell>
          <table:table-cell office:value-type="float" office:value="0.0196878" calcext:value-type="float">
            <text:p>0.0196878</text:p>
          </table:table-cell>
          <table:table-cell office:value-type="float" office:value="0.0253772" calcext:value-type="float">
            <text:p>0.0253772</text:p>
          </table:table-cell>
          <table:table-cell office:value-type="float" office:value="0.0541105" calcext:value-type="float">
            <text:p>0.0541105</text:p>
          </table:table-cell>
          <table:table-cell table:number-columns-repeated="11"/>
        </table:table-row>
        <table:table-row table:style-name="ro1">
          <table:table-cell office:value-type="float" office:value="0.000026822" calcext:value-type="float">
            <text:p>2.68E-005</text:p>
          </table:table-cell>
          <table:table-cell office:value-type="float" office:value="0.000132022" calcext:value-type="float">
            <text:p>0.000132022</text:p>
          </table:table-cell>
          <table:table-cell office:value-type="float" office:value="0.000339613" calcext:value-type="float">
            <text:p>0.000339613</text:p>
          </table:table-cell>
          <table:table-cell office:value-type="float" office:value="0.0018992" calcext:value-type="float">
            <text:p>0.0018992</text:p>
          </table:table-cell>
          <table:table-cell office:value-type="float" office:value="0.0043927" calcext:value-type="float">
            <text:p>0.0043927</text:p>
          </table:table-cell>
          <table:table-cell office:value-type="float" office:value="0.00890648" calcext:value-type="float">
            <text:p>0.00890648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96764" calcext:value-type="float">
            <text:p>0.0196764</text:p>
          </table:table-cell>
          <table:table-cell office:value-type="float" office:value="0.0253782" calcext:value-type="float">
            <text:p>0.0253782</text:p>
          </table:table-cell>
          <table:table-cell office:value-type="float" office:value="0.0542312" calcext:value-type="float">
            <text:p>0.0542312</text:p>
          </table:table-cell>
          <table:table-cell table:number-columns-repeated="11"/>
        </table:table-row>
        <table:table-row table:style-name="ro1">
          <table:table-cell office:value-type="float" office:value="0.000026997" calcext:value-type="float">
            <text:p>2.70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9504" calcext:value-type="float">
            <text:p>0.000339504</text:p>
          </table:table-cell>
          <table:table-cell office:value-type="float" office:value="0.00188902" calcext:value-type="float">
            <text:p>0.00188902</text:p>
          </table:table-cell>
          <table:table-cell office:value-type="float" office:value="0.00438284" calcext:value-type="float">
            <text:p>0.00438284</text:p>
          </table:table-cell>
          <table:table-cell office:value-type="float" office:value="0.00912098" calcext:value-type="float">
            <text:p>0.00912098</text:p>
          </table:table-cell>
          <table:table-cell office:value-type="float" office:value="0.0143588" calcext:value-type="float">
            <text:p>0.0143588</text:p>
          </table:table-cell>
          <table:table-cell office:value-type="float" office:value="0.0196634" calcext:value-type="float">
            <text:p>0.0196634</text:p>
          </table:table-cell>
          <table:table-cell office:value-type="float" office:value="0.0254133" calcext:value-type="float">
            <text:p>0.0254133</text:p>
          </table:table-cell>
          <table:table-cell office:value-type="float" office:value="0.0543322" calcext:value-type="float">
            <text:p>0.0543322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723" calcext:value-type="float">
            <text:p>0.000131723</text:p>
          </table:table-cell>
          <table:table-cell office:value-type="float" office:value="0.000339198" calcext:value-type="float">
            <text:p>0.000339198</text:p>
          </table:table-cell>
          <table:table-cell office:value-type="float" office:value="0.00192262" calcext:value-type="float">
            <text:p>0.00192262</text:p>
          </table:table-cell>
          <table:table-cell office:value-type="float" office:value="0.00439123" calcext:value-type="float">
            <text:p>0.00439123</text:p>
          </table:table-cell>
          <table:table-cell office:value-type="float" office:value="0.00891518" calcext:value-type="float">
            <text:p>0.00891518</text:p>
          </table:table-cell>
          <table:table-cell office:value-type="float" office:value="0.0144916" calcext:value-type="float">
            <text:p>0.0144916</text:p>
          </table:table-cell>
          <table:table-cell office:value-type="float" office:value="0.0196586" calcext:value-type="float">
            <text:p>0.0196586</text:p>
          </table:table-cell>
          <table:table-cell office:value-type="float" office:value="0.0254761" calcext:value-type="float">
            <text:p>0.0254761</text:p>
          </table:table-cell>
          <table:table-cell office:value-type="float" office:value="0.0543214" calcext:value-type="float">
            <text:p>0.0543214</text:p>
          </table:table-cell>
          <table:table-cell table:number-columns-repeated="11"/>
        </table:table-row>
        <table:table-row table:style-name="ro1">
          <table:table-cell office:value-type="float" office:value="0.000027182" calcext:value-type="float">
            <text:p>2.72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9558" calcext:value-type="float">
            <text:p>0.000339558</text:p>
          </table:table-cell>
          <table:table-cell office:value-type="float" office:value="0.00189281" calcext:value-type="float">
            <text:p>0.00189281</text:p>
          </table:table-cell>
          <table:table-cell office:value-type="float" office:value="0.00439195" calcext:value-type="float">
            <text:p>0.00439195</text:p>
          </table:table-cell>
          <table:table-cell office:value-type="float" office:value="0.00897098" calcext:value-type="float">
            <text:p>0.00897098</text:p>
          </table:table-cell>
          <table:table-cell office:value-type="float" office:value="0.0147138" calcext:value-type="float">
            <text:p>0.0147138</text:p>
          </table:table-cell>
          <table:table-cell office:value-type="float" office:value="0.0200627" calcext:value-type="float">
            <text:p>0.0200627</text:p>
          </table:table-cell>
          <table:table-cell office:value-type="float" office:value="0.0254519" calcext:value-type="float">
            <text:p>0.0254519</text:p>
          </table:table-cell>
          <table:table-cell office:value-type="float" office:value="0.054033" calcext:value-type="float">
            <text:p>0.054033</text:p>
          </table:table-cell>
          <table:table-cell table:number-columns-repeated="11"/>
        </table:table-row>
        <table:table-row table:style-name="ro1">
          <table:table-cell office:value-type="float" office:value="0.000027197" calcext:value-type="float">
            <text:p>2.72E-005</text:p>
          </table:table-cell>
          <table:table-cell office:value-type="float" office:value="0.000131732" calcext:value-type="float">
            <text:p>0.000131732</text:p>
          </table:table-cell>
          <table:table-cell office:value-type="float" office:value="0.000339048" calcext:value-type="float">
            <text:p>0.000339048</text:p>
          </table:table-cell>
          <table:table-cell office:value-type="float" office:value="0.00189919" calcext:value-type="float">
            <text:p>0.00189919</text:p>
          </table:table-cell>
          <table:table-cell office:value-type="float" office:value="0.00439556" calcext:value-type="float">
            <text:p>0.00439556</text:p>
          </table:table-cell>
          <table:table-cell office:value-type="float" office:value="0.00892488" calcext:value-type="float">
            <text:p>0.00892488</text:p>
          </table:table-cell>
          <table:table-cell office:value-type="float" office:value="0.0144093" calcext:value-type="float">
            <text:p>0.0144093</text:p>
          </table:table-cell>
          <table:table-cell office:value-type="float" office:value="0.0197369" calcext:value-type="float">
            <text:p>0.0197369</text:p>
          </table:table-cell>
          <table:table-cell office:value-type="float" office:value="0.0253475" calcext:value-type="float">
            <text:p>0.0253475</text:p>
          </table:table-cell>
          <table:table-cell office:value-type="float" office:value="0.0540819" calcext:value-type="float">
            <text:p>0.0540819</text:p>
          </table:table-cell>
          <table:table-cell table:number-columns-repeated="11"/>
        </table:table-row>
        <table:table-row table:style-name="ro1">
          <table:table-cell office:value-type="float" office:value="0.000027147" calcext:value-type="float">
            <text:p>2.71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39423" calcext:value-type="float">
            <text:p>0.000339423</text:p>
          </table:table-cell>
          <table:table-cell office:value-type="float" office:value="0.00189172" calcext:value-type="float">
            <text:p>0.00189172</text:p>
          </table:table-cell>
          <table:table-cell office:value-type="float" office:value="0.00438673" calcext:value-type="float">
            <text:p>0.00438673</text:p>
          </table:table-cell>
          <table:table-cell office:value-type="float" office:value="0.0089693" calcext:value-type="float">
            <text:p>0.0089693</text:p>
          </table:table-cell>
          <table:table-cell office:value-type="float" office:value="0.0143862" calcext:value-type="float">
            <text:p>0.0143862</text:p>
          </table:table-cell>
          <table:table-cell office:value-type="float" office:value="0.0197275" calcext:value-type="float">
            <text:p>0.0197275</text:p>
          </table:table-cell>
          <table:table-cell office:value-type="float" office:value="0.0253866" calcext:value-type="float">
            <text:p>0.0253866</text:p>
          </table:table-cell>
          <table:table-cell office:value-type="float" office:value="0.0542598" calcext:value-type="float">
            <text:p>0.0542598</text:p>
          </table:table-cell>
          <table:table-cell table:number-columns-repeated="11"/>
        </table:table-row>
        <table:table-row table:style-name="ro1">
          <table:table-cell office:value-type="float" office:value="0.000027152" calcext:value-type="float">
            <text:p>2.72E-005</text:p>
          </table:table-cell>
          <table:table-cell office:value-type="float" office:value="0.000131513" calcext:value-type="float">
            <text:p>0.000131513</text:p>
          </table:table-cell>
          <table:table-cell office:value-type="float" office:value="0.000338848" calcext:value-type="float">
            <text:p>0.000338848</text:p>
          </table:table-cell>
          <table:table-cell office:value-type="float" office:value="0.00189168" calcext:value-type="float">
            <text:p>0.00189168</text:p>
          </table:table-cell>
          <table:table-cell office:value-type="float" office:value="0.00439101" calcext:value-type="float">
            <text:p>0.00439101</text:p>
          </table:table-cell>
          <table:table-cell office:value-type="float" office:value="0.00890872" calcext:value-type="float">
            <text:p>0.00890872</text:p>
          </table:table-cell>
          <table:table-cell office:value-type="float" office:value="0.0143573" calcext:value-type="float">
            <text:p>0.0143573</text:p>
          </table:table-cell>
          <table:table-cell office:value-type="float" office:value="0.0198818" calcext:value-type="float">
            <text:p>0.0198818</text:p>
          </table:table-cell>
          <table:table-cell office:value-type="float" office:value="0.0253858" calcext:value-type="float">
            <text:p>0.0253858</text:p>
          </table:table-cell>
          <table:table-cell office:value-type="float" office:value="0.0540058" calcext:value-type="float">
            <text:p>0.0540058</text:p>
          </table:table-cell>
          <table:table-cell table:number-columns-repeated="11"/>
        </table:table-row>
        <table:table-row table:style-name="ro1">
          <table:table-cell office:value-type="float" office:value="0.000027003" calcext:value-type="float">
            <text:p>2.70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8928" calcext:value-type="float">
            <text:p>0.000338928</text:p>
          </table:table-cell>
          <table:table-cell office:value-type="float" office:value="0.00188638" calcext:value-type="float">
            <text:p>0.00188638</text:p>
          </table:table-cell>
          <table:table-cell office:value-type="float" office:value="0.00439169" calcext:value-type="float">
            <text:p>0.00439169</text:p>
          </table:table-cell>
          <table:table-cell office:value-type="float" office:value="0.00894341" calcext:value-type="float">
            <text:p>0.00894341</text:p>
          </table:table-cell>
          <table:table-cell office:value-type="float" office:value="0.0144572" calcext:value-type="float">
            <text:p>0.0144572</text:p>
          </table:table-cell>
          <table:table-cell office:value-type="float" office:value="0.0202482" calcext:value-type="float">
            <text:p>0.0202482</text:p>
          </table:table-cell>
          <table:table-cell office:value-type="float" office:value="0.0253576" calcext:value-type="float">
            <text:p>0.0253576</text:p>
          </table:table-cell>
          <table:table-cell office:value-type="float" office:value="0.0543471" calcext:value-type="float">
            <text:p>0.0543471</text:p>
          </table:table-cell>
          <table:table-cell table:number-columns-repeated="11"/>
        </table:table-row>
        <table:table-row table:style-name="ro1">
          <table:table-cell office:value-type="float" office:value="0.000027113" calcext:value-type="float">
            <text:p>2.71E-005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00338978" calcext:value-type="float">
            <text:p>0.000338978</text:p>
          </table:table-cell>
          <table:table-cell office:value-type="float" office:value="0.00188699" calcext:value-type="float">
            <text:p>0.00188699</text:p>
          </table:table-cell>
          <table:table-cell office:value-type="float" office:value="0.00438176" calcext:value-type="float">
            <text:p>0.00438176</text:p>
          </table:table-cell>
          <table:table-cell office:value-type="float" office:value="0.00893115" calcext:value-type="float">
            <text:p>0.00893115</text:p>
          </table:table-cell>
          <table:table-cell office:value-type="float" office:value="0.0148959" calcext:value-type="float">
            <text:p>0.0148959</text:p>
          </table:table-cell>
          <table:table-cell office:value-type="float" office:value="0.0196671" calcext:value-type="float">
            <text:p>0.0196671</text:p>
          </table:table-cell>
          <table:table-cell office:value-type="float" office:value="0.0253873" calcext:value-type="float">
            <text:p>0.0253873</text:p>
          </table:table-cell>
          <table:table-cell office:value-type="float" office:value="0.0542629" calcext:value-type="float">
            <text:p>0.0542629</text:p>
          </table:table-cell>
          <table:table-cell table:number-columns-repeated="11"/>
        </table:table-row>
        <table:table-row table:style-name="ro1">
          <table:table-cell office:value-type="float" office:value="0.000027252" calcext:value-type="float">
            <text:p>2.73E-005</text:p>
          </table:table-cell>
          <table:table-cell office:value-type="float" office:value="0.000134521" calcext:value-type="float">
            <text:p>0.000134521</text:p>
          </table:table-cell>
          <table:table-cell office:value-type="float" office:value="0.000338558" calcext:value-type="float">
            <text:p>0.000338558</text:p>
          </table:table-cell>
          <table:table-cell office:value-type="float" office:value="0.00188677" calcext:value-type="float">
            <text:p>0.00188677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0894553" calcext:value-type="float">
            <text:p>0.00894553</text:p>
          </table:table-cell>
          <table:table-cell office:value-type="float" office:value="0.0146204" calcext:value-type="float">
            <text:p>0.0146204</text:p>
          </table:table-cell>
          <table:table-cell office:value-type="float" office:value="0.0200799" calcext:value-type="float">
            <text:p>0.0200799</text:p>
          </table:table-cell>
          <table:table-cell office:value-type="float" office:value="0.0254424" calcext:value-type="float">
            <text:p>0.0254424</text:p>
          </table:table-cell>
          <table:table-cell office:value-type="float" office:value="0.0542193" calcext:value-type="float">
            <text:p>0.0542193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1947" calcext:value-type="float">
            <text:p>0.000131947</text:p>
          </table:table-cell>
          <table:table-cell office:value-type="float" office:value="0.000346364" calcext:value-type="float">
            <text:p>0.000346364</text:p>
          </table:table-cell>
          <table:table-cell office:value-type="float" office:value="0.00188829" calcext:value-type="float">
            <text:p>0.00188829</text:p>
          </table:table-cell>
          <table:table-cell office:value-type="float" office:value="0.00439872" calcext:value-type="float">
            <text:p>0.00439872</text:p>
          </table:table-cell>
          <table:table-cell office:value-type="float" office:value="0.00892617" calcext:value-type="float">
            <text:p>0.00892617</text:p>
          </table:table-cell>
          <table:table-cell office:value-type="float" office:value="0.0143527" calcext:value-type="float">
            <text:p>0.0143527</text:p>
          </table:table-cell>
          <table:table-cell office:value-type="float" office:value="0.0202082" calcext:value-type="float">
            <text:p>0.0202082</text:p>
          </table:table-cell>
          <table:table-cell office:value-type="float" office:value="0.0255193" calcext:value-type="float">
            <text:p>0.0255193</text:p>
          </table:table-cell>
          <table:table-cell office:value-type="float" office:value="0.0543203" calcext:value-type="float">
            <text:p>0.0543203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707" calcext:value-type="float">
            <text:p>0.000131707</text:p>
          </table:table-cell>
          <table:table-cell office:value-type="float" office:value="0.000339078" calcext:value-type="float">
            <text:p>0.000339078</text:p>
          </table:table-cell>
          <table:table-cell office:value-type="float" office:value="0.00190246" calcext:value-type="float">
            <text:p>0.00190246</text:p>
          </table:table-cell>
          <table:table-cell office:value-type="float" office:value="0.0043891" calcext:value-type="float">
            <text:p>0.0043891</text:p>
          </table:table-cell>
          <table:table-cell office:value-type="float" office:value="0.00895946" calcext:value-type="float">
            <text:p>0.00895946</text:p>
          </table:table-cell>
          <table:table-cell office:value-type="float" office:value="0.0144996" calcext:value-type="float">
            <text:p>0.0144996</text:p>
          </table:table-cell>
          <table:table-cell office:value-type="float" office:value="0.0196959" calcext:value-type="float">
            <text:p>0.0196959</text:p>
          </table:table-cell>
          <table:table-cell office:value-type="float" office:value="0.0253879" calcext:value-type="float">
            <text:p>0.0253879</text:p>
          </table:table-cell>
          <table:table-cell office:value-type="float" office:value="0.054256" calcext:value-type="float">
            <text:p>0.054256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737" calcext:value-type="float">
            <text:p>0.000131737</text:p>
          </table:table-cell>
          <table:table-cell office:value-type="float" office:value="0.000339459" calcext:value-type="float">
            <text:p>0.000339459</text:p>
          </table:table-cell>
          <table:table-cell office:value-type="float" office:value="0.00188755" calcext:value-type="float">
            <text:p>0.00188755</text:p>
          </table:table-cell>
          <table:table-cell office:value-type="float" office:value="0.00439756" calcext:value-type="float">
            <text:p>0.00439756</text:p>
          </table:table-cell>
          <table:table-cell office:value-type="float" office:value="0.0089468" calcext:value-type="float">
            <text:p>0.0089468</text:p>
          </table:table-cell>
          <table:table-cell office:value-type="float" office:value="0.0143819" calcext:value-type="float">
            <text:p>0.0143819</text:p>
          </table:table-cell>
          <table:table-cell office:value-type="float" office:value="0.019653" calcext:value-type="float">
            <text:p>0.019653</text:p>
          </table:table-cell>
          <table:table-cell office:value-type="float" office:value="0.0253854" calcext:value-type="float">
            <text:p>0.0253854</text:p>
          </table:table-cell>
          <table:table-cell office:value-type="float" office:value="0.0542116" calcext:value-type="float">
            <text:p>0.0542116</text:p>
          </table:table-cell>
          <table:table-cell table:number-columns-repeated="11"/>
        </table:table-row>
        <table:table-row table:style-name="ro1">
          <table:table-cell office:value-type="float" office:value="0.000027067" calcext:value-type="float">
            <text:p>2.71E-005</text:p>
          </table:table-cell>
          <table:table-cell office:value-type="float" office:value="0.000131592" calcext:value-type="float">
            <text:p>0.000131592</text:p>
          </table:table-cell>
          <table:table-cell office:value-type="float" office:value="0.000338733" calcext:value-type="float">
            <text:p>0.000338733</text:p>
          </table:table-cell>
          <table:table-cell office:value-type="float" office:value="0.00189341" calcext:value-type="float">
            <text:p>0.00189341</text:p>
          </table:table-cell>
          <table:table-cell office:value-type="float" office:value="0.00438864" calcext:value-type="float">
            <text:p>0.00438864</text:p>
          </table:table-cell>
          <table:table-cell office:value-type="float" office:value="0.0090239" calcext:value-type="float">
            <text:p>0.0090239</text:p>
          </table:table-cell>
          <table:table-cell office:value-type="float" office:value="0.0147012" calcext:value-type="float">
            <text:p>0.0147012</text:p>
          </table:table-cell>
          <table:table-cell office:value-type="float" office:value="0.0198834" calcext:value-type="float">
            <text:p>0.0198834</text:p>
          </table:table-cell>
          <table:table-cell office:value-type="float" office:value="0.0254207" calcext:value-type="float">
            <text:p>0.0254207</text:p>
          </table:table-cell>
          <table:table-cell office:value-type="float" office:value="0.0545202" calcext:value-type="float">
            <text:p>0.0545202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2222" calcext:value-type="float">
            <text:p>0.000132222</text:p>
          </table:table-cell>
          <table:table-cell office:value-type="float" office:value="0.000338674" calcext:value-type="float">
            <text:p>0.000338674</text:p>
          </table:table-cell>
          <table:table-cell office:value-type="float" office:value="0.00188849" calcext:value-type="float">
            <text:p>0.00188849</text:p>
          </table:table-cell>
          <table:table-cell office:value-type="float" office:value="0.00437861" calcext:value-type="float">
            <text:p>0.00437861</text:p>
          </table:table-cell>
          <table:table-cell office:value-type="float" office:value="0.00896397" calcext:value-type="float">
            <text:p>0.00896397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0.0201423" calcext:value-type="float">
            <text:p>0.0201423</text:p>
          </table:table-cell>
          <table:table-cell office:value-type="float" office:value="0.0253912" calcext:value-type="float">
            <text:p>0.0253912</text:p>
          </table:table-cell>
          <table:table-cell office:value-type="float" office:value="0.0544403" calcext:value-type="float">
            <text:p>0.0544403</text:p>
          </table:table-cell>
          <table:table-cell table:number-columns-repeated="11"/>
        </table:table-row>
        <table:table-row table:style-name="ro1">
          <table:table-cell office:value-type="float" office:value="0.000027052" calcext:value-type="float">
            <text:p>2.71E-005</text:p>
          </table:table-cell>
          <table:table-cell office:value-type="float" office:value="0.000131378" calcext:value-type="float">
            <text:p>0.000131378</text:p>
          </table:table-cell>
          <table:table-cell office:value-type="float" office:value="0.000338968" calcext:value-type="float">
            <text:p>0.000338968</text:p>
          </table:table-cell>
          <table:table-cell office:value-type="float" office:value="0.00189027" calcext:value-type="float">
            <text:p>0.00189027</text:p>
          </table:table-cell>
          <table:table-cell office:value-type="float" office:value="0.00439608" calcext:value-type="float">
            <text:p>0.00439608</text:p>
          </table:table-cell>
          <table:table-cell office:value-type="float" office:value="0.00893277" calcext:value-type="float">
            <text:p>0.00893277</text:p>
          </table:table-cell>
          <table:table-cell office:value-type="float" office:value="0.0143877" calcext:value-type="float">
            <text:p>0.0143877</text:p>
          </table:table-cell>
          <table:table-cell office:value-type="float" office:value="0.0196819" calcext:value-type="float">
            <text:p>0.0196819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54238" calcext:value-type="float">
            <text:p>0.054238</text:p>
          </table:table-cell>
          <table:table-cell table:number-columns-repeated="11"/>
        </table:table-row>
        <table:table-row table:style-name="ro1">
          <table:table-cell office:value-type="float" office:value="0.000027137" calcext:value-type="float">
            <text:p>2.71E-005</text:p>
          </table:table-cell>
          <table:table-cell office:value-type="float" office:value="0.000131692" calcext:value-type="float">
            <text:p>0.000131692</text:p>
          </table:table-cell>
          <table:table-cell office:value-type="float" office:value="0.000338919" calcext:value-type="float">
            <text:p>0.000338919</text:p>
          </table:table-cell>
          <table:table-cell office:value-type="float" office:value="0.00188855" calcext:value-type="float">
            <text:p>0.00188855</text:p>
          </table:table-cell>
          <table:table-cell office:value-type="float" office:value="0.00438336" calcext:value-type="float">
            <text:p>0.00438336</text:p>
          </table:table-cell>
          <table:table-cell office:value-type="float" office:value="0.00908259" calcext:value-type="float">
            <text:p>0.00908259</text:p>
          </table:table-cell>
          <table:table-cell office:value-type="float" office:value="0.0143733" calcext:value-type="float">
            <text:p>0.0143733</text:p>
          </table:table-cell>
          <table:table-cell office:value-type="float" office:value="0.0196739" calcext:value-type="float">
            <text:p>0.0196739</text:p>
          </table:table-cell>
          <table:table-cell office:value-type="float" office:value="0.0253851" calcext:value-type="float">
            <text:p>0.0253851</text:p>
          </table:table-cell>
          <table:table-cell office:value-type="float" office:value="0.0544214" calcext:value-type="float">
            <text:p>0.0544214</text:p>
          </table:table-cell>
          <table:table-cell table:number-columns-repeated="11"/>
        </table:table-row>
        <table:table-row table:style-name="ro1">
          <table:table-cell office:value-type="float" office:value="0.000027232" calcext:value-type="float">
            <text:p>2.72E-005</text:p>
          </table:table-cell>
          <table:table-cell office:value-type="float" office:value="0.000131652" calcext:value-type="float">
            <text:p>0.000131652</text:p>
          </table:table-cell>
          <table:table-cell office:value-type="float" office:value="0.000339018" calcext:value-type="float">
            <text:p>0.000339018</text:p>
          </table:table-cell>
          <table:table-cell office:value-type="float" office:value="0.00190286" calcext:value-type="float">
            <text:p>0.00190286</text:p>
          </table:table-cell>
          <table:table-cell office:value-type="float" office:value="0.00440706" calcext:value-type="float">
            <text:p>0.00440706</text:p>
          </table:table-cell>
          <table:table-cell office:value-type="float" office:value="0.00897423" calcext:value-type="float">
            <text:p>0.00897423</text:p>
          </table:table-cell>
          <table:table-cell office:value-type="float" office:value="0.0143585" calcext:value-type="float">
            <text:p>0.0143585</text:p>
          </table:table-cell>
          <table:table-cell office:value-type="float" office:value="0.0198304" calcext:value-type="float">
            <text:p>0.0198304</text:p>
          </table:table-cell>
          <table:table-cell office:value-type="float" office:value="0.0254045" calcext:value-type="float">
            <text:p>0.0254045</text:p>
          </table:table-cell>
          <table:table-cell office:value-type="float" office:value="0.0542904" calcext:value-type="float">
            <text:p>0.0542904</text:p>
          </table:table-cell>
          <table:table-cell table:number-columns-repeated="11"/>
        </table:table-row>
        <table:table-row table:style-name="ro1">
          <table:table-cell office:value-type="float" office:value="0.000027127" calcext:value-type="float">
            <text:p>2.71E-005</text:p>
          </table:table-cell>
          <table:table-cell office:value-type="float" office:value="0.000131907" calcext:value-type="float">
            <text:p>0.000131907</text:p>
          </table:table-cell>
          <table:table-cell office:value-type="float" office:value="0.000339949" calcext:value-type="float">
            <text:p>0.000339949</text:p>
          </table:table-cell>
          <table:table-cell office:value-type="float" office:value="0.00189034" calcext:value-type="float">
            <text:p>0.00189034</text:p>
          </table:table-cell>
          <table:table-cell office:value-type="float" office:value="0.00448812" calcext:value-type="float">
            <text:p>0.00448812</text:p>
          </table:table-cell>
          <table:table-cell office:value-type="float" office:value="0.00892754" calcext:value-type="float">
            <text:p>0.00892754</text:p>
          </table:table-cell>
          <table:table-cell office:value-type="float" office:value="0.0145989" calcext:value-type="float">
            <text:p>0.0145989</text:p>
          </table:table-cell>
          <table:table-cell office:value-type="float" office:value="0.0199711" calcext:value-type="float">
            <text:p>0.0199711</text:p>
          </table:table-cell>
          <table:table-cell office:value-type="float" office:value="0.025412" calcext:value-type="float">
            <text:p>0.025412</text:p>
          </table:table-cell>
          <table:table-cell office:value-type="float" office:value="0.0542146" calcext:value-type="float">
            <text:p>0.0542146</text:p>
          </table:table-cell>
          <table:table-cell table:number-columns-repeated="11"/>
        </table:table-row>
        <table:table-row table:style-name="ro1">
          <table:table-cell office:value-type="float" office:value="0.000027003" calcext:value-type="float">
            <text:p>2.70E-005</text:p>
          </table:table-cell>
          <table:table-cell office:value-type="float" office:value="0.000131562" calcext:value-type="float">
            <text:p>0.000131562</text:p>
          </table:table-cell>
          <table:table-cell office:value-type="float" office:value="0.000339248" calcext:value-type="float">
            <text:p>0.000339248</text:p>
          </table:table-cell>
          <table:table-cell office:value-type="float" office:value="0.00189383" calcext:value-type="float">
            <text:p>0.00189383</text:p>
          </table:table-cell>
          <table:table-cell office:value-type="float" office:value="0.00440201" calcext:value-type="float">
            <text:p>0.00440201</text:p>
          </table:table-cell>
          <table:table-cell office:value-type="float" office:value="0.00897712" calcext:value-type="float">
            <text:p>0.00897712</text:p>
          </table:table-cell>
          <table:table-cell office:value-type="float" office:value="0.0147421" calcext:value-type="float">
            <text:p>0.0147421</text:p>
          </table:table-cell>
          <table:table-cell office:value-type="float" office:value="0.0197485" calcext:value-type="float">
            <text:p>0.0197485</text:p>
          </table:table-cell>
          <table:table-cell office:value-type="float" office:value="0.0253733" calcext:value-type="float">
            <text:p>0.0253733</text:p>
          </table:table-cell>
          <table:table-cell office:value-type="float" office:value="0.0551293" calcext:value-type="float">
            <text:p>0.0551293</text:p>
          </table:table-cell>
          <table:table-cell table:number-columns-repeated="11"/>
        </table:table-row>
        <table:table-row table:style-name="ro1">
          <table:table-cell office:value-type="float" office:value="0.000027237" calcext:value-type="float">
            <text:p>2.72E-005</text:p>
          </table:table-cell>
          <table:table-cell office:value-type="float" office:value="0.000131912" calcext:value-type="float">
            <text:p>0.000131912</text:p>
          </table:table-cell>
          <table:table-cell office:value-type="float" office:value="0.000338519" calcext:value-type="float">
            <text:p>0.000338519</text:p>
          </table:table-cell>
          <table:table-cell office:value-type="float" office:value="0.00188661" calcext:value-type="float">
            <text:p>0.00188661</text:p>
          </table:table-cell>
          <table:table-cell office:value-type="float" office:value="0.00440375" calcext:value-type="float">
            <text:p>0.00440375</text:p>
          </table:table-cell>
          <table:table-cell office:value-type="float" office:value="0.00892187" calcext:value-type="float">
            <text:p>0.00892187</text:p>
          </table:table-cell>
          <table:table-cell office:value-type="float" office:value="0.0144038" calcext:value-type="float">
            <text:p>0.0144038</text:p>
          </table:table-cell>
          <table:table-cell office:value-type="float" office:value="0.0196702" calcext:value-type="float">
            <text:p>0.0196702</text:p>
          </table:table-cell>
          <table:table-cell office:value-type="float" office:value="0.0253821" calcext:value-type="float">
            <text:p>0.0253821</text:p>
          </table:table-cell>
          <table:table-cell office:value-type="float" office:value="0.05415" calcext:value-type="float">
            <text:p>0.05415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432" calcext:value-type="float">
            <text:p>0.000131432</text:p>
          </table:table-cell>
          <table:table-cell office:value-type="float" office:value="0.000342118" calcext:value-type="float">
            <text:p>0.000342118</text:p>
          </table:table-cell>
          <table:table-cell office:value-type="float" office:value="0.00189121" calcext:value-type="float">
            <text:p>0.00189121</text:p>
          </table:table-cell>
          <table:table-cell office:value-type="float" office:value="0.0044141" calcext:value-type="float">
            <text:p>0.0044141</text:p>
          </table:table-cell>
          <table:table-cell office:value-type="float" office:value="0.00897908" calcext:value-type="float">
            <text:p>0.00897908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20264" calcext:value-type="float">
            <text:p>0.02026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542375" calcext:value-type="float">
            <text:p>0.0542375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2422" calcext:value-type="float">
            <text:p>0.000132422</text:p>
          </table:table-cell>
          <table:table-cell office:value-type="float" office:value="0.000339098" calcext:value-type="float">
            <text:p>0.000339098</text:p>
          </table:table-cell>
          <table:table-cell office:value-type="float" office:value="0.00188739" calcext:value-type="float">
            <text:p>0.00188739</text:p>
          </table:table-cell>
          <table:table-cell office:value-type="float" office:value="0.00437939" calcext:value-type="float">
            <text:p>0.00437939</text:p>
          </table:table-cell>
          <table:table-cell office:value-type="float" office:value="0.00892834" calcext:value-type="float">
            <text:p>0.00892834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0.0205261" calcext:value-type="float">
            <text:p>0.0205261</text:p>
          </table:table-cell>
          <table:table-cell office:value-type="float" office:value="0.0254133" calcext:value-type="float">
            <text:p>0.0254133</text:p>
          </table:table-cell>
          <table:table-cell office:value-type="float" office:value="0.05423" calcext:value-type="float">
            <text:p>0.05423</text:p>
          </table:table-cell>
          <table:table-cell table:number-columns-repeated="11"/>
        </table:table-row>
        <table:table-row table:style-name="ro1">
          <table:table-cell office:value-type="float" office:value="0.000027122" calcext:value-type="float">
            <text:p>2.71E-005</text:p>
          </table:table-cell>
          <table:table-cell office:value-type="float" office:value="0.000131682" calcext:value-type="float">
            <text:p>0.000131682</text:p>
          </table:table-cell>
          <table:table-cell office:value-type="float" office:value="0.000338998" calcext:value-type="float">
            <text:p>0.000338998</text:p>
          </table:table-cell>
          <table:table-cell office:value-type="float" office:value="0.00189988" calcext:value-type="float">
            <text:p>0.00189988</text:p>
          </table:table-cell>
          <table:table-cell office:value-type="float" office:value="0.00439258" calcext:value-type="float">
            <text:p>0.00439258</text:p>
          </table:table-cell>
          <table:table-cell office:value-type="float" office:value="0.00897613" calcext:value-type="float">
            <text:p>0.00897613</text:p>
          </table:table-cell>
          <table:table-cell office:value-type="float" office:value="0.014646" calcext:value-type="float">
            <text:p>0.014646</text:p>
          </table:table-cell>
          <table:table-cell office:value-type="float" office:value="0.0204138" calcext:value-type="float">
            <text:p>0.0204138</text:p>
          </table:table-cell>
          <table:table-cell office:value-type="float" office:value="0.0255041" calcext:value-type="float">
            <text:p>0.0255041</text:p>
          </table:table-cell>
          <table:table-cell office:value-type="float" office:value="0.0542618" calcext:value-type="float">
            <text:p>0.0542618</text:p>
          </table:table-cell>
          <table:table-cell table:number-columns-repeated="11"/>
        </table:table-row>
        <table:table-row table:style-name="ro1">
          <table:table-cell office:value-type="float" office:value="0.000027037" calcext:value-type="float">
            <text:p>2.70E-005</text:p>
          </table:table-cell>
          <table:table-cell office:value-type="float" office:value="0.000131932" calcext:value-type="float">
            <text:p>0.000131932</text:p>
          </table:table-cell>
          <table:table-cell office:value-type="float" office:value="0.000339303" calcext:value-type="float">
            <text:p>0.000339303</text:p>
          </table:table-cell>
          <table:table-cell office:value-type="float" office:value="0.00188902" calcext:value-type="float">
            <text:p>0.00188902</text:p>
          </table:table-cell>
          <table:table-cell office:value-type="float" office:value="0.0044688" calcext:value-type="float">
            <text:p>0.0044688</text:p>
          </table:table-cell>
          <table:table-cell office:value-type="float" office:value="0.00892867" calcext:value-type="float">
            <text:p>0.00892867</text:p>
          </table:table-cell>
          <table:table-cell office:value-type="float" office:value="0.0148397" calcext:value-type="float">
            <text:p>0.0148397</text:p>
          </table:table-cell>
          <table:table-cell office:value-type="float" office:value="0.0246116" calcext:value-type="float">
            <text:p>0.0246116</text:p>
          </table:table-cell>
          <table:table-cell office:value-type="float" office:value="0.0253865" calcext:value-type="float">
            <text:p>0.0253865</text:p>
          </table:table-cell>
          <table:table-cell office:value-type="float" office:value="0.0543165" calcext:value-type="float">
            <text:p>0.0543165</text:p>
          </table:table-cell>
          <table:table-cell table:number-columns-repeated="11"/>
        </table:table-row>
        <table:table-row table:style-name="ro1">
          <table:table-cell office:value-type="float" office:value="0.000027162" calcext:value-type="float">
            <text:p>2.72E-005</text:p>
          </table:table-cell>
          <table:table-cell office:value-type="float" office:value="0.000131562" calcext:value-type="float">
            <text:p>0.000131562</text:p>
          </table:table-cell>
          <table:table-cell office:value-type="float" office:value="0.000339778" calcext:value-type="float">
            <text:p>0.000339778</text:p>
          </table:table-cell>
          <table:table-cell office:value-type="float" office:value="0.00188987" calcext:value-type="float">
            <text:p>0.00188987</text:p>
          </table:table-cell>
          <table:table-cell office:value-type="float" office:value="0.00438459" calcext:value-type="float">
            <text:p>0.00438459</text:p>
          </table:table-cell>
          <table:table-cell office:value-type="float" office:value="0.00895497" calcext:value-type="float">
            <text:p>0.00895497</text:p>
          </table:table-cell>
          <table:table-cell office:value-type="float" office:value="0.0143969" calcext:value-type="float">
            <text:p>0.0143969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0.0254183" calcext:value-type="float">
            <text:p>0.0254183</text:p>
          </table:table-cell>
          <table:table-cell office:value-type="float" office:value="0.0541297" calcext:value-type="float">
            <text:p>0.0541297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837" calcext:value-type="float">
            <text:p>0.000131837</text:p>
          </table:table-cell>
          <table:table-cell office:value-type="float" office:value="0.000338973" calcext:value-type="float">
            <text:p>0.000338973</text:p>
          </table:table-cell>
          <table:table-cell office:value-type="float" office:value="0.00189089" calcext:value-type="float">
            <text:p>0.00189089</text:p>
          </table:table-cell>
          <table:table-cell office:value-type="float" office:value="0.00439161" calcext:value-type="float">
            <text:p>0.00439161</text:p>
          </table:table-cell>
          <table:table-cell office:value-type="float" office:value="0.00892084" calcext:value-type="float">
            <text:p>0.00892084</text:p>
          </table:table-cell>
          <table:table-cell office:value-type="float" office:value="0.0143918" calcext:value-type="float">
            <text:p>0.0143918</text:p>
          </table:table-cell>
          <table:table-cell office:value-type="float" office:value="0.0196768" calcext:value-type="float">
            <text:p>0.0196768</text:p>
          </table:table-cell>
          <table:table-cell office:value-type="float" office:value="0.0254251" calcext:value-type="float">
            <text:p>0.0254251</text:p>
          </table:table-cell>
          <table:table-cell office:value-type="float" office:value="0.0543579" calcext:value-type="float">
            <text:p>0.0543579</text:p>
          </table:table-cell>
          <table:table-cell table:number-columns-repeated="11"/>
        </table:table-row>
        <table:table-row table:style-name="ro1">
          <table:table-cell office:value-type="float" office:value="0.000026982" calcext:value-type="float">
            <text:p>2.70E-005</text:p>
          </table:table-cell>
          <table:table-cell office:value-type="float" office:value="0.000131852" calcext:value-type="float">
            <text:p>0.000131852</text:p>
          </table:table-cell>
          <table:table-cell office:value-type="float" office:value="0.000339258" calcext:value-type="float">
            <text:p>0.000339258</text:p>
          </table:table-cell>
          <table:table-cell office:value-type="float" office:value="0.00189087" calcext:value-type="float">
            <text:p>0.00189087</text:p>
          </table:table-cell>
          <table:table-cell office:value-type="float" office:value="0.00438934" calcext:value-type="float">
            <text:p>0.00438934</text:p>
          </table:table-cell>
          <table:table-cell office:value-type="float" office:value="0.00893336" calcext:value-type="float">
            <text:p>0.00893336</text:p>
          </table:table-cell>
          <table:table-cell office:value-type="float" office:value="0.0143568" calcext:value-type="float">
            <text:p>0.0143568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253915" calcext:value-type="float">
            <text:p>0.0253915</text:p>
          </table:table-cell>
          <table:table-cell office:value-type="float" office:value="0.0540364" calcext:value-type="float">
            <text:p>0.0540364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858" calcext:value-type="float">
            <text:p>0.000131858</text:p>
          </table:table-cell>
          <table:table-cell office:value-type="float" office:value="0.000338938" calcext:value-type="float">
            <text:p>0.000338938</text:p>
          </table:table-cell>
          <table:table-cell office:value-type="float" office:value="0.00188925" calcext:value-type="float">
            <text:p>0.00188925</text:p>
          </table:table-cell>
          <table:table-cell office:value-type="float" office:value="0.00439274" calcext:value-type="float">
            <text:p>0.00439274</text:p>
          </table:table-cell>
          <table:table-cell office:value-type="float" office:value="0.00898947" calcext:value-type="float">
            <text:p>0.00898947</text:p>
          </table:table-cell>
          <table:table-cell office:value-type="float" office:value="0.0143932" calcext:value-type="float">
            <text:p>0.0143932</text:p>
          </table:table-cell>
          <table:table-cell office:value-type="float" office:value="0.0198261" calcext:value-type="float">
            <text:p>0.0198261</text:p>
          </table:table-cell>
          <table:table-cell office:value-type="float" office:value="0.0254229" calcext:value-type="float">
            <text:p>0.0254229</text:p>
          </table:table-cell>
          <table:table-cell office:value-type="float" office:value="0.0539868" calcext:value-type="float">
            <text:p>0.0539868</text:p>
          </table:table-cell>
          <table:table-cell table:number-columns-repeated="11"/>
        </table:table-row>
        <table:table-row table:style-name="ro1">
          <table:table-cell office:value-type="float" office:value="0.000027072" calcext:value-type="float">
            <text:p>2.71E-005</text:p>
          </table:table-cell>
          <table:table-cell office:value-type="float" office:value="0.000132087" calcext:value-type="float">
            <text:p>0.000132087</text:p>
          </table:table-cell>
          <table:table-cell office:value-type="float" office:value="0.000339514" calcext:value-type="float">
            <text:p>0.000339514</text:p>
          </table:table-cell>
          <table:table-cell office:value-type="float" office:value="0.00189891" calcext:value-type="float">
            <text:p>0.00189891</text:p>
          </table:table-cell>
          <table:table-cell office:value-type="float" office:value="0.0043853" calcext:value-type="float">
            <text:p>0.0043853</text:p>
          </table:table-cell>
          <table:table-cell office:value-type="float" office:value="0.00901385" calcext:value-type="float">
            <text:p>0.00901385</text:p>
          </table:table-cell>
          <table:table-cell office:value-type="float" office:value="0.0143732" calcext:value-type="float">
            <text:p>0.0143732</text:p>
          </table:table-cell>
          <table:table-cell office:value-type="float" office:value="0.0202935" calcext:value-type="float">
            <text:p>0.0202935</text:p>
          </table:table-cell>
          <table:table-cell office:value-type="float" office:value="0.0254044" calcext:value-type="float">
            <text:p>0.0254044</text:p>
          </table:table-cell>
          <table:table-cell office:value-type="float" office:value="0.0541939" calcext:value-type="float">
            <text:p>0.0541939</text:p>
          </table:table-cell>
          <table:table-cell table:number-columns-repeated="11"/>
        </table:table-row>
        <table:table-row table:style-name="ro1">
          <table:table-cell office:value-type="float" office:value="0.000027022" calcext:value-type="float">
            <text:p>2.70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393" calcext:value-type="float">
            <text:p>0.000339393</text:p>
          </table:table-cell>
          <table:table-cell office:value-type="float" office:value="0.00188766" calcext:value-type="float">
            <text:p>0.00188766</text:p>
          </table:table-cell>
          <table:table-cell office:value-type="float" office:value="0.00439691" calcext:value-type="float">
            <text:p>0.00439691</text:p>
          </table:table-cell>
          <table:table-cell office:value-type="float" office:value="0.0089028" calcext:value-type="float">
            <text:p>0.0089028</text:p>
          </table:table-cell>
          <table:table-cell office:value-type="float" office:value="0.0143685" calcext:value-type="float">
            <text:p>0.0143685</text:p>
          </table:table-cell>
          <table:table-cell office:value-type="float" office:value="0.0196939" calcext:value-type="float">
            <text:p>0.0196939</text:p>
          </table:table-cell>
          <table:table-cell office:value-type="float" office:value="0.0253752" calcext:value-type="float">
            <text:p>0.0253752</text:p>
          </table:table-cell>
          <table:table-cell office:value-type="float" office:value="0.0542127" calcext:value-type="float">
            <text:p>0.0542127</text:p>
          </table:table-cell>
          <table:table-cell table:number-columns-repeated="11"/>
        </table:table-row>
        <table:table-row table:style-name="ro1">
          <table:table-cell office:value-type="float" office:value="0.000027117" calcext:value-type="float">
            <text:p>2.71E-00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00339364" calcext:value-type="float">
            <text:p>0.000339364</text:p>
          </table:table-cell>
          <table:table-cell office:value-type="float" office:value="0.00189075" calcext:value-type="float">
            <text:p>0.00189075</text:p>
          </table:table-cell>
          <table:table-cell office:value-type="float" office:value="0.00438878" calcext:value-type="float">
            <text:p>0.00438878</text:p>
          </table:table-cell>
          <table:table-cell office:value-type="float" office:value="0.00906227" calcext:value-type="float">
            <text:p>0.00906227</text:p>
          </table:table-cell>
          <table:table-cell office:value-type="float" office:value="0.0143674" calcext:value-type="float">
            <text:p>0.0143674</text:p>
          </table:table-cell>
          <table:table-cell office:value-type="float" office:value="0.0196346" calcext:value-type="float">
            <text:p>0.0196346</text:p>
          </table:table-cell>
          <table:table-cell office:value-type="float" office:value="0.0253802" calcext:value-type="float">
            <text:p>0.0253802</text:p>
          </table:table-cell>
          <table:table-cell office:value-type="float" office:value="0.0541502" calcext:value-type="float">
            <text:p>0.0541502</text:p>
          </table:table-cell>
          <table:table-cell table:number-columns-repeated="11"/>
        </table:table-row>
        <table:table-row table:style-name="ro1">
          <table:table-cell office:value-type="float" office:value="0.000027047" calcext:value-type="float">
            <text:p>2.70E-005</text:p>
          </table:table-cell>
          <table:table-cell office:value-type="float" office:value="0.000132132" calcext:value-type="float">
            <text:p>0.000132132</text:p>
          </table:table-cell>
          <table:table-cell office:value-type="float" office:value="0.000343058" calcext:value-type="float">
            <text:p>0.000343058</text:p>
          </table:table-cell>
          <table:table-cell office:value-type="float" office:value="0.00188691" calcext:value-type="float">
            <text:p>0.00188691</text:p>
          </table:table-cell>
          <table:table-cell office:value-type="float" office:value="0.00438059" calcext:value-type="float">
            <text:p>0.00438059</text:p>
          </table:table-cell>
          <table:table-cell office:value-type="float" office:value="0.0089895" calcext:value-type="float">
            <text:p>0.0089895</text:p>
          </table:table-cell>
          <table:table-cell office:value-type="float" office:value="0.0143727" calcext:value-type="float">
            <text:p>0.0143727</text:p>
          </table:table-cell>
          <table:table-cell office:value-type="float" office:value="0.0198696" calcext:value-type="float">
            <text:p>0.0198696</text:p>
          </table:table-cell>
          <table:table-cell office:value-type="float" office:value="0.0253804" calcext:value-type="float">
            <text:p>0.0253804</text:p>
          </table:table-cell>
          <table:table-cell office:value-type="float" office:value="0.0539246" calcext:value-type="float">
            <text:p>0.0539246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668" calcext:value-type="float">
            <text:p>0.000131668</text:p>
          </table:table-cell>
          <table:table-cell office:value-type="float" office:value="0.000339464" calcext:value-type="float">
            <text:p>0.000339464</text:p>
          </table:table-cell>
          <table:table-cell office:value-type="float" office:value="0.00189102" calcext:value-type="float">
            <text:p>0.00189102</text:p>
          </table:table-cell>
          <table:table-cell office:value-type="float" office:value="0.00438818" calcext:value-type="float">
            <text:p>0.00438818</text:p>
          </table:table-cell>
          <table:table-cell office:value-type="float" office:value="0.00903721" calcext:value-type="float">
            <text:p>0.00903721</text:p>
          </table:table-cell>
          <table:table-cell office:value-type="float" office:value="0.0144797" calcext:value-type="float">
            <text:p>0.0144797</text:p>
          </table:table-cell>
          <table:table-cell office:value-type="float" office:value="0.0201518" calcext:value-type="float">
            <text:p>0.0201518</text:p>
          </table:table-cell>
          <table:table-cell office:value-type="float" office:value="0.0254547" calcext:value-type="float">
            <text:p>0.0254547</text:p>
          </table:table-cell>
          <table:table-cell office:value-type="float" office:value="0.0539656" calcext:value-type="float">
            <text:p>0.0539656</text:p>
          </table:table-cell>
          <table:table-cell table:number-columns-repeated="11"/>
        </table:table-row>
        <table:table-row table:style-name="ro1">
          <table:table-cell office:value-type="float" office:value="0.000027082" calcext:value-type="float">
            <text:p>2.71E-005</text:p>
          </table:table-cell>
          <table:table-cell office:value-type="float" office:value="0.000131607" calcext:value-type="float">
            <text:p>0.000131607</text:p>
          </table:table-cell>
          <table:table-cell office:value-type="float" office:value="0.000338848" calcext:value-type="float">
            <text:p>0.000338848</text:p>
          </table:table-cell>
          <table:table-cell office:value-type="float" office:value="0.00188848" calcext:value-type="float">
            <text:p>0.00188848</text:p>
          </table:table-cell>
          <table:table-cell office:value-type="float" office:value="0.00439153" calcext:value-type="float">
            <text:p>0.00439153</text:p>
          </table:table-cell>
          <table:table-cell office:value-type="float" office:value="0.00898743" calcext:value-type="float">
            <text:p>0.00898743</text:p>
          </table:table-cell>
          <table:table-cell office:value-type="float" office:value="0.0143745" calcext:value-type="float">
            <text:p>0.0143745</text:p>
          </table:table-cell>
          <table:table-cell office:value-type="float" office:value="0.0197517" calcext:value-type="float">
            <text:p>0.0197517</text:p>
          </table:table-cell>
          <table:table-cell office:value-type="float" office:value="0.0254045" calcext:value-type="float">
            <text:p>0.0254045</text:p>
          </table:table-cell>
          <table:table-cell office:value-type="float" office:value="0.0539007" calcext:value-type="float">
            <text:p>0.0539007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1718" calcext:value-type="float">
            <text:p>0.000131718</text:p>
          </table:table-cell>
          <table:table-cell office:value-type="float" office:value="0.000340003" calcext:value-type="float">
            <text:p>0.000340003</text:p>
          </table:table-cell>
          <table:table-cell office:value-type="float" office:value="0.00189706" calcext:value-type="float">
            <text:p>0.00189706</text:p>
          </table:table-cell>
          <table:table-cell office:value-type="float" office:value="0.00439059" calcext:value-type="float">
            <text:p>0.00439059</text:p>
          </table:table-cell>
          <table:table-cell office:value-type="float" office:value="0.00896292" calcext:value-type="float">
            <text:p>0.00896292</text:p>
          </table:table-cell>
          <table:table-cell office:value-type="float" office:value="0.0146233" calcext:value-type="float">
            <text:p>0.0146233</text:p>
          </table:table-cell>
          <table:table-cell office:value-type="float" office:value="0.0196879" calcext:value-type="float">
            <text:p>0.0196879</text:p>
          </table:table-cell>
          <table:table-cell office:value-type="float" office:value="0.0254054" calcext:value-type="float">
            <text:p>0.0254054</text:p>
          </table:table-cell>
          <table:table-cell office:value-type="float" office:value="0.0541662" calcext:value-type="float">
            <text:p>0.0541662</text:p>
          </table:table-cell>
          <table:table-cell table:number-columns-repeated="11"/>
        </table:table-row>
        <table:table-row table:style-name="ro1">
          <table:table-cell office:value-type="float" office:value="0.000026987" calcext:value-type="float">
            <text:p>2.70E-005</text:p>
          </table:table-cell>
          <table:table-cell office:value-type="float" office:value="0.000131592" calcext:value-type="float">
            <text:p>0.000131592</text:p>
          </table:table-cell>
          <table:table-cell office:value-type="float" office:value="0.000339683" calcext:value-type="float">
            <text:p>0.000339683</text:p>
          </table:table-cell>
          <table:table-cell office:value-type="float" office:value="0.00188881" calcext:value-type="float">
            <text:p>0.00188881</text:p>
          </table:table-cell>
          <table:table-cell office:value-type="float" office:value="0.00439479" calcext:value-type="float">
            <text:p>0.00439479</text:p>
          </table:table-cell>
          <table:table-cell office:value-type="float" office:value="0.00891131" calcext:value-type="float">
            <text:p>0.00891131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0.0199784" calcext:value-type="float">
            <text:p>0.0199784</text:p>
          </table:table-cell>
          <table:table-cell office:value-type="float" office:value="0.0255575" calcext:value-type="float">
            <text:p>0.0255575</text:p>
          </table:table-cell>
          <table:table-cell office:value-type="float" office:value="0.0541913" calcext:value-type="float">
            <text:p>0.0541913</text:p>
          </table:table-cell>
          <table:table-cell table:number-columns-repeated="11"/>
        </table:table-row>
        <table:table-row table:style-name="ro1">
          <table:table-cell office:value-type="float" office:value="0.000027042" calcext:value-type="float">
            <text:p>2.70E-005</text:p>
          </table:table-cell>
          <table:table-cell office:value-type="float" office:value="0.000135356" calcext:value-type="float">
            <text:p>0.000135356</text:p>
          </table:table-cell>
          <table:table-cell office:value-type="float" office:value="0.000339588" calcext:value-type="float">
            <text:p>0.000339588</text:p>
          </table:table-cell>
          <table:table-cell office:value-type="float" office:value="0.0018904" calcext:value-type="float">
            <text:p>0.0018904</text:p>
          </table:table-cell>
          <table:table-cell office:value-type="float" office:value="0.00438731" calcext:value-type="float">
            <text:p>0.00438731</text:p>
          </table:table-cell>
          <table:table-cell office:value-type="float" office:value="0.00895679" calcext:value-type="float">
            <text:p>0.00895679</text:p>
          </table:table-cell>
          <table:table-cell office:value-type="float" office:value="0.0143533" calcext:value-type="float">
            <text:p>0.0143533</text:p>
          </table:table-cell>
          <table:table-cell office:value-type="float" office:value="0.0199546" calcext:value-type="float">
            <text:p>0.0199546</text:p>
          </table:table-cell>
          <table:table-cell office:value-type="float" office:value="0.0254102" calcext:value-type="float">
            <text:p>0.0254102</text:p>
          </table:table-cell>
          <table:table-cell office:value-type="float" office:value="0.054114" calcext:value-type="float">
            <text:p>0.054114</text:p>
          </table:table-cell>
          <table:table-cell table:number-columns-repeated="11"/>
        </table:table-row>
        <table:table-row table:style-name="ro1">
          <table:table-cell office:value-type="float" office:value="0.000027012" calcext:value-type="float">
            <text:p>2.70E-005</text:p>
          </table:table-cell>
          <table:table-cell office:value-type="float" office:value="0.000132097" calcext:value-type="float">
            <text:p>0.000132097</text:p>
          </table:table-cell>
          <table:table-cell office:value-type="float" office:value="0.000339563" calcext:value-type="float">
            <text:p>0.000339563</text:p>
          </table:table-cell>
          <table:table-cell office:value-type="float" office:value="0.00188832" calcext:value-type="float">
            <text:p>0.00188832</text:p>
          </table:table-cell>
          <table:table-cell office:value-type="float" office:value="0.0043805" calcext:value-type="float">
            <text:p>0.0043805</text:p>
          </table:table-cell>
          <table:table-cell office:value-type="float" office:value="0.00892597" calcext:value-type="float">
            <text:p>0.00892597</text:p>
          </table:table-cell>
          <table:table-cell office:value-type="float" office:value="0.0143496" calcext:value-type="float">
            <text:p>0.0143496</text:p>
          </table:table-cell>
          <table:table-cell office:value-type="float" office:value="0.0198037" calcext:value-type="float">
            <text:p>0.0198037</text:p>
          </table:table-cell>
          <table:table-cell office:value-type="float" office:value="0.0254175" calcext:value-type="float">
            <text:p>0.0254175</text:p>
          </table:table-cell>
          <table:table-cell office:value-type="float" office:value="0.0543305" calcext:value-type="float">
            <text:p>0.0543305</text:p>
          </table:table-cell>
          <table:table-cell table:number-columns-repeated="11"/>
        </table:table-row>
        <table:table-row table:style-name="ro1">
          <table:table-cell office:value-type="float" office:value="0.000026962" calcext:value-type="float">
            <text:p>2.70E-005</text:p>
          </table:table-cell>
          <table:table-cell office:value-type="float" office:value="0.000131537" calcext:value-type="float">
            <text:p>0.000131537</text:p>
          </table:table-cell>
          <table:table-cell office:value-type="float" office:value="0.000339318" calcext:value-type="float">
            <text:p>0.000339318</text:p>
          </table:table-cell>
          <table:table-cell office:value-type="float" office:value="0.00188794" calcext:value-type="float">
            <text:p>0.00188794</text:p>
          </table:table-cell>
          <table:table-cell office:value-type="float" office:value="0.0043987" calcext:value-type="float">
            <text:p>0.0043987</text:p>
          </table:table-cell>
          <table:table-cell office:value-type="float" office:value="0.0089463" calcext:value-type="float">
            <text:p>0.0089463</text:p>
          </table:table-cell>
          <table:table-cell office:value-type="float" office:value="0.0143844" calcext:value-type="float">
            <text:p>0.0143844</text:p>
          </table:table-cell>
          <table:table-cell office:value-type="float" office:value="0.0197036" calcext:value-type="float">
            <text:p>0.0197036</text:p>
          </table:table-cell>
          <table:table-cell office:value-type="float" office:value="0.0254095" calcext:value-type="float">
            <text:p>0.0254095</text:p>
          </table:table-cell>
          <table:table-cell office:value-type="float" office:value="0.054021" calcext:value-type="float">
            <text:p>0.054021</text:p>
          </table:table-cell>
          <table:table-cell table:number-columns-repeated="11"/>
        </table:table-row>
        <table:table-row table:style-name="ro1">
          <table:table-cell office:value-type="float" office:value="0.000027092" calcext:value-type="float">
            <text:p>2.71E-005</text:p>
          </table:table-cell>
          <table:table-cell office:value-type="float" office:value="0.000131617" calcext:value-type="float">
            <text:p>0.000131617</text:p>
          </table:table-cell>
          <table:table-cell office:value-type="float" office:value="0.000339178" calcext:value-type="float">
            <text:p>0.000339178</text:p>
          </table:table-cell>
          <table:table-cell office:value-type="float" office:value="0.00189318" calcext:value-type="float">
            <text:p>0.00189318</text:p>
          </table:table-cell>
          <table:table-cell office:value-type="float" office:value="0.00438475" calcext:value-type="float">
            <text:p>0.00438475</text:p>
          </table:table-cell>
          <table:table-cell office:value-type="float" office:value="0.00890743" calcext:value-type="float">
            <text:p>0.00890743</text:p>
          </table:table-cell>
          <table:table-cell office:value-type="float" office:value="0.0143434" calcext:value-type="float">
            <text:p>0.0143434</text:p>
          </table:table-cell>
          <table:table-cell office:value-type="float" office:value="0.0198728" calcext:value-type="float">
            <text:p>0.0198728</text:p>
          </table:table-cell>
          <table:table-cell office:value-type="float" office:value="0.0253726" calcext:value-type="float">
            <text:p>0.0253726</text:p>
          </table:table-cell>
          <table:table-cell office:value-type="float" office:value="0.0539568" calcext:value-type="float">
            <text:p>0.0539568</text:p>
          </table:table-cell>
          <table:table-cell table:number-columns-repeated="11"/>
        </table:table-row>
        <table:table-row table:style-name="ro1">
          <table:table-cell office:value-type="float" office:value="0.000027062" calcext:value-type="float">
            <text:p>2.71E-005</text:p>
          </table:table-cell>
          <table:table-cell office:value-type="float" office:value="0.000131567" calcext:value-type="float">
            <text:p>0.000131567</text:p>
          </table:table-cell>
          <table:table-cell office:value-type="float" office:value="0.000339718" calcext:value-type="float">
            <text:p>0.000339718</text:p>
          </table:table-cell>
          <table:table-cell office:value-type="float" office:value="0.00189014" calcext:value-type="float">
            <text:p>0.00189014</text:p>
          </table:table-cell>
          <table:table-cell office:value-type="float" office:value="0.00437864" calcext:value-type="float">
            <text:p>0.00437864</text:p>
          </table:table-cell>
          <table:table-cell office:value-type="float" office:value="0.00897177" calcext:value-type="float">
            <text:p>0.00897177</text:p>
          </table:table-cell>
          <table:table-cell office:value-type="float" office:value="0.0143831" calcext:value-type="float">
            <text:p>0.0143831</text:p>
          </table:table-cell>
          <table:table-cell office:value-type="float" office:value="0.0198281" calcext:value-type="float">
            <text:p>0.0198281</text:p>
          </table:table-cell>
          <table:table-cell office:value-type="float" office:value="0.0254547" calcext:value-type="float">
            <text:p>0.0254547</text:p>
          </table:table-cell>
          <table:table-cell office:value-type="float" office:value="0.0540956" calcext:value-type="float">
            <text:p>0.0540956</text:p>
          </table:table-cell>
          <table:table-cell table:number-columns-repeated="11"/>
        </table:table-row>
        <table:table-row table:style-name="ro1">
          <table:table-cell office:value-type="float" office:value="0.000027002" calcext:value-type="float">
            <text:p>2.70E-005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00338818" calcext:value-type="float">
            <text:p>0.000338818</text:p>
          </table:table-cell>
          <table:table-cell office:value-type="float" office:value="0.00189888" calcext:value-type="float">
            <text:p>0.00189888</text:p>
          </table:table-cell>
          <table:table-cell office:value-type="float" office:value="0.00440539" calcext:value-type="float">
            <text:p>0.00440539</text:p>
          </table:table-cell>
          <table:table-cell office:value-type="float" office:value="0.00892091" calcext:value-type="float">
            <text:p>0.00892091</text:p>
          </table:table-cell>
          <table:table-cell office:value-type="float" office:value="0.0143872" calcext:value-type="float">
            <text:p>0.0143872</text:p>
          </table:table-cell>
          <table:table-cell office:value-type="float" office:value="0.0197136" calcext:value-type="float">
            <text:p>0.0197136</text:p>
          </table:table-cell>
          <table:table-cell office:value-type="float" office:value="0.0253783" calcext:value-type="float">
            <text:p>0.0253783</text:p>
          </table:table-cell>
          <table:table-cell office:value-type="float" office:value="0.0543179" calcext:value-type="float">
            <text:p>0.0543179</text:p>
          </table:table-cell>
          <table:table-cell table:number-columns-repeated="11"/>
        </table:table-row>
        <table:table-row table:style-name="ro1">
          <table:table-cell office:value-type="float" office:value="0.000026992" calcext:value-type="float">
            <text:p>2.70E-005</text:p>
          </table:table-cell>
          <table:table-cell office:value-type="float" office:value="0.000131867" calcext:value-type="float">
            <text:p>0.000131867</text:p>
          </table:table-cell>
          <table:table-cell office:value-type="float" office:value="0.000339938" calcext:value-type="float">
            <text:p>0.000339938</text:p>
          </table:table-cell>
          <table:table-cell office:value-type="float" office:value="0.00189135" calcext:value-type="float">
            <text:p>0.00189135</text:p>
          </table:table-cell>
          <table:table-cell office:value-type="float" office:value="0.00442828" calcext:value-type="float">
            <text:p>0.00442828</text:p>
          </table:table-cell>
          <table:table-cell office:value-type="float" office:value="0.00897561" calcext:value-type="float">
            <text:p>0.00897561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96906" calcext:value-type="float">
            <text:p>0.0196906</text:p>
          </table:table-cell>
          <table:table-cell office:value-type="float" office:value="0.0253624" calcext:value-type="float">
            <text:p>0.0253624</text:p>
          </table:table-cell>
          <table:table-cell office:value-type="float" office:value="0.0545496" calcext:value-type="float">
            <text:p>0.0545496</text:p>
          </table:table-cell>
          <table:table-cell table:number-columns-repeated="11"/>
        </table:table-row>
        <table:table-row table:style-name="ro1">
          <table:table-cell office:value-type="float" office:value="0.000027382" calcext:value-type="float">
            <text:p>2.74E-005</text:p>
          </table:table-cell>
          <table:table-cell office:value-type="float" office:value="0.000131987" calcext:value-type="float">
            <text:p>0.000131987</text:p>
          </table:table-cell>
          <table:table-cell office:value-type="float" office:value="0.000346124" calcext:value-type="float">
            <text:p>0.000346124</text:p>
          </table:table-cell>
          <table:table-cell office:value-type="float" office:value="0.00189121" calcext:value-type="float">
            <text:p>0.00189121</text:p>
          </table:table-cell>
          <table:table-cell office:value-type="float" office:value="0.00439201" calcext:value-type="float">
            <text:p>0.00439201</text:p>
          </table:table-cell>
          <table:table-cell office:value-type="float" office:value="0.00902319" calcext:value-type="float">
            <text:p>0.00902319</text:p>
          </table:table-cell>
          <table:table-cell office:value-type="float" office:value="0.0144428" calcext:value-type="float">
            <text:p>0.0144428</text:p>
          </table:table-cell>
          <table:table-cell office:value-type="float" office:value="0.0197575" calcext:value-type="float">
            <text:p>0.0197575</text:p>
          </table:table-cell>
          <table:table-cell office:value-type="float" office:value="0.0253837" calcext:value-type="float">
            <text:p>0.0253837</text:p>
          </table:table-cell>
          <table:table-cell office:value-type="float" office:value="0.0543649" calcext:value-type="float">
            <text:p>0.0543649</text:p>
          </table:table-cell>
          <table:table-cell table:number-columns-repeated="11"/>
        </table:table-row>
        <table:table-row table:style-name="ro1">
          <table:table-cell office:value-type="float" office:value="0.000027107" calcext:value-type="float">
            <text:p>2.71E-005</text:p>
          </table:table-cell>
          <table:table-cell office:value-type="float" office:value="0.000131772" calcext:value-type="float">
            <text:p>0.000131772</text:p>
          </table:table-cell>
          <table:table-cell office:value-type="float" office:value="0.000339693" calcext:value-type="float">
            <text:p>0.000339693</text:p>
          </table:table-cell>
          <table:table-cell office:value-type="float" office:value="0.0018877" calcext:value-type="float">
            <text:p>0.0018877</text:p>
          </table:table-cell>
          <table:table-cell office:value-type="float" office:value="0.00439444" calcext:value-type="float">
            <text:p>0.00439444</text:p>
          </table:table-cell>
          <table:table-cell office:value-type="float" office:value="0.00892705" calcext:value-type="float">
            <text:p>0.00892705</text:p>
          </table:table-cell>
          <table:table-cell office:value-type="float" office:value="0.014494" calcext:value-type="float">
            <text:p>0.014494</text:p>
          </table:table-cell>
          <table:table-cell office:value-type="float" office:value="0.0198303" calcext:value-type="float">
            <text:p>0.0198303</text:p>
          </table:table-cell>
          <table:table-cell office:value-type="float" office:value="0.0254582" calcext:value-type="float">
            <text:p>0.0254582</text:p>
          </table:table-cell>
          <table:table-cell office:value-type="float" office:value="0.0545505" calcext:value-type="float">
            <text:p>0.0545505</text:p>
          </table:table-cell>
          <table:table-cell table:number-columns-repeated="11"/>
        </table:table-row>
        <table:table-row table:style-name="ro1">
          <table:table-cell office:value-type="float" office:value="0.000027007" calcext:value-type="float">
            <text:p>2.70E-005</text:p>
          </table:table-cell>
          <table:table-cell office:value-type="float" office:value="0.000131993" calcext:value-type="float">
            <text:p>0.000131993</text:p>
          </table:table-cell>
          <table:table-cell office:value-type="float" office:value="0.000338609" calcext:value-type="float">
            <text:p>0.000338609</text:p>
          </table:table-cell>
          <table:table-cell office:value-type="float" office:value="0.00189203" calcext:value-type="float">
            <text:p>0.00189203</text:p>
          </table:table-cell>
          <table:table-cell office:value-type="float" office:value="0.00438595" calcext:value-type="float">
            <text:p>0.00438595</text:p>
          </table:table-cell>
          <table:table-cell office:value-type="float" office:value="0.00899768" calcext:value-type="float">
            <text:p>0.00899768</text:p>
          </table:table-cell>
          <table:table-cell office:value-type="float" office:value="0.0143595" calcext:value-type="float">
            <text:p>0.0143595</text:p>
          </table:table-cell>
          <table:table-cell office:value-type="float" office:value="0.0196552" calcext:value-type="float">
            <text:p>0.0196552</text:p>
          </table:table-cell>
          <table:table-cell office:value-type="float" office:value="0.0255632" calcext:value-type="float">
            <text:p>0.0255632</text:p>
          </table:table-cell>
          <table:table-cell office:value-type="float" office:value="0.0544295" calcext:value-type="float">
            <text:p>0.0544295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322" calcext:value-type="float">
            <text:p>0.000131322</text:p>
          </table:table-cell>
          <table:table-cell office:value-type="float" office:value="0.000338773" calcext:value-type="float">
            <text:p>0.000338773</text:p>
          </table:table-cell>
          <table:table-cell office:value-type="float" office:value="0.00188931" calcext:value-type="float">
            <text:p>0.00188931</text:p>
          </table:table-cell>
          <table:table-cell office:value-type="float" office:value="0.00438922" calcext:value-type="float">
            <text:p>0.00438922</text:p>
          </table:table-cell>
          <table:table-cell office:value-type="float" office:value="0.00900012" calcext:value-type="float">
            <text:p>0.00900012</text:p>
          </table:table-cell>
          <table:table-cell office:value-type="float" office:value="0.0144165" calcext:value-type="float">
            <text:p>0.0144165</text:p>
          </table:table-cell>
          <table:table-cell office:value-type="float" office:value="0.0196996" calcext:value-type="float">
            <text:p>0.0196996</text:p>
          </table:table-cell>
          <table:table-cell office:value-type="float" office:value="0.0257657" calcext:value-type="float">
            <text:p>0.0257657</text:p>
          </table:table-cell>
          <table:table-cell office:value-type="float" office:value="0.0544692" calcext:value-type="float">
            <text:p>0.0544692</text:p>
          </table:table-cell>
          <table:table-cell table:number-columns-repeated="11"/>
        </table:table-row>
        <table:table-row table:style-name="ro1">
          <table:table-cell office:value-type="float" office:value="0.000027077" calcext:value-type="float">
            <text:p>2.71E-005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0338549" calcext:value-type="float">
            <text:p>0.000338549</text:p>
          </table:table-cell>
          <table:table-cell office:value-type="float" office:value="0.00189705" calcext:value-type="float">
            <text:p>0.00189705</text:p>
          </table:table-cell>
          <table:table-cell office:value-type="float" office:value="0.00439364" calcext:value-type="float">
            <text:p>0.00439364</text:p>
          </table:table-cell>
          <table:table-cell office:value-type="float" office:value="0.00893057" calcext:value-type="float">
            <text:p>0.00893057</text:p>
          </table:table-cell>
          <table:table-cell office:value-type="float" office:value="0.0144296" calcext:value-type="float">
            <text:p>0.0144296</text:p>
          </table:table-cell>
          <table:table-cell office:value-type="float" office:value="0.0197305" calcext:value-type="float">
            <text:p>0.0197305</text:p>
          </table:table-cell>
          <table:table-cell office:value-type="float" office:value="0.0256476" calcext:value-type="float">
            <text:p>0.0256476</text:p>
          </table:table-cell>
          <table:table-cell office:value-type="float" office:value="0.0543279" calcext:value-type="float">
            <text:p>0.0543279</text:p>
          </table:table-cell>
          <table:table-cell table:number-columns-repeated="11"/>
        </table:table-row>
        <table:table-row table:style-name="ro1">
          <table:table-cell office:value-type="float" office:value="0.000039876" calcext:value-type="float">
            <text:p>3.99E-005</text:p>
          </table:table-cell>
          <table:table-cell office:value-type="float" office:value="0.000131498" calcext:value-type="float">
            <text:p>0.000131498</text:p>
          </table:table-cell>
          <table:table-cell office:value-type="float" office:value="0.000339238" calcext:value-type="float">
            <text:p>0.000339238</text:p>
          </table:table-cell>
          <table:table-cell office:value-type="float" office:value="0.00188806" calcext:value-type="float">
            <text:p>0.00188806</text:p>
          </table:table-cell>
          <table:table-cell office:value-type="float" office:value="0.00438052" calcext:value-type="float">
            <text:p>0.00438052</text:p>
          </table:table-cell>
          <table:table-cell office:value-type="float" office:value="0.00895065" calcext:value-type="float">
            <text:p>0.00895065</text:p>
          </table:table-cell>
          <table:table-cell office:value-type="float" office:value="0.0143813" calcext:value-type="float">
            <text:p>0.0143813</text:p>
          </table:table-cell>
          <table:table-cell office:value-type="float" office:value="0.0197067" calcext:value-type="float">
            <text:p>0.0197067</text:p>
          </table:table-cell>
          <table:table-cell office:value-type="float" office:value="0.0257374" calcext:value-type="float">
            <text:p>0.0257374</text:p>
          </table:table-cell>
          <table:table-cell office:value-type="float" office:value="0.0543384" calcext:value-type="float">
            <text:p>0.0543384</text:p>
          </table:table-cell>
          <table:table-cell table:number-columns-repeated="11"/>
        </table:table-row>
        <table:table-row table:style-name="ro1">
          <table:table-cell office:value-type="float" office:value="0.000027522" calcext:value-type="float">
            <text:p>2.75E-005</text:p>
          </table:table-cell>
          <table:table-cell office:value-type="float" office:value="0.000131527" calcext:value-type="float">
            <text:p>0.000131527</text:p>
          </table:table-cell>
          <table:table-cell office:value-type="float" office:value="0.000338853" calcext:value-type="float">
            <text:p>0.000338853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0043892" calcext:value-type="float">
            <text:p>0.0043892</text:p>
          </table:table-cell>
          <table:table-cell office:value-type="float" office:value="0.00893266" calcext:value-type="float">
            <text:p>0.00893266</text:p>
          </table:table-cell>
          <table:table-cell office:value-type="float" office:value="0.0143871" calcext:value-type="float">
            <text:p>0.0143871</text:p>
          </table:table-cell>
          <table:table-cell office:value-type="float" office:value="0.0197138" calcext:value-type="float">
            <text:p>0.0197138</text:p>
          </table:table-cell>
          <table:table-cell office:value-type="float" office:value="0.0263388" calcext:value-type="float">
            <text:p>0.0263388</text:p>
          </table:table-cell>
          <table:table-cell office:value-type="float" office:value="0.0542894" calcext:value-type="float">
            <text:p>0.0542894</text:p>
          </table:table-cell>
          <table:table-cell table:number-columns-repeated="11"/>
        </table:table-row>
        <table:table-row table:style-name="ro1">
          <table:table-cell office:value-type="float" office:value="0.000027177" calcext:value-type="float">
            <text:p>2.72E-005</text:p>
          </table:table-cell>
          <table:table-cell office:value-type="float" office:value="0.000131452" calcext:value-type="float">
            <text:p>0.000131452</text:p>
          </table:table-cell>
          <table:table-cell office:value-type="float" office:value="0.000338543" calcext:value-type="float">
            <text:p>0.000338543</text:p>
          </table:table-cell>
          <table:table-cell office:value-type="float" office:value="0.00190043" calcext:value-type="float">
            <text:p>0.00190043</text:p>
          </table:table-cell>
          <table:table-cell office:value-type="float" office:value="0.00439799" calcext:value-type="float">
            <text:p>0.00439799</text:p>
          </table:table-cell>
          <table:table-cell office:value-type="float" office:value="0.00895793" calcext:value-type="float">
            <text:p>0.00895793</text:p>
          </table:table-cell>
          <table:table-cell office:value-type="float" office:value="0.0147857" calcext:value-type="float">
            <text:p>0.0147857</text:p>
          </table:table-cell>
          <table:table-cell office:value-type="float" office:value="0.020144" calcext:value-type="float">
            <text:p>0.020144</text:p>
          </table:table-cell>
          <table:table-cell office:value-type="float" office:value="0.0261096" calcext:value-type="float">
            <text:p>0.0261096</text:p>
          </table:table-cell>
          <table:table-cell office:value-type="float" office:value="0.0540983" calcext:value-type="float">
            <text:p>0.0540983</text:p>
          </table:table-cell>
          <table:table-cell table:number-columns-repeated="11"/>
        </table:table-row>
        <table:table-row table:style-name="ro1">
          <table:table-cell office:value-type="float" office:value="0.000027058" calcext:value-type="float">
            <text:p>2.71E-005</text:p>
          </table:table-cell>
          <table:table-cell office:value-type="float" office:value="0.000131827" calcext:value-type="float">
            <text:p>0.000131827</text:p>
          </table:table-cell>
          <table:table-cell office:value-type="float" office:value="0.000339818" calcext:value-type="float">
            <text:p>0.000339818</text:p>
          </table:table-cell>
          <table:table-cell office:value-type="float" office:value="0.00190102" calcext:value-type="float">
            <text:p>0.00190102</text:p>
          </table:table-cell>
          <table:table-cell office:value-type="float" office:value="0.00448398" calcext:value-type="float">
            <text:p>0.00448398</text:p>
          </table:table-cell>
          <table:table-cell office:value-type="float" office:value="0.00891914" calcext:value-type="float">
            <text:p>0.00891914</text:p>
          </table:table-cell>
          <table:table-cell office:value-type="float" office:value="0.0144356" calcext:value-type="float">
            <text:p>0.0144356</text:p>
          </table:table-cell>
          <table:table-cell office:value-type="float" office:value="0.0198811" calcext:value-type="float">
            <text:p>0.0198811</text:p>
          </table:table-cell>
          <table:table-cell office:value-type="float" office:value="0.0259139" calcext:value-type="float">
            <text:p>0.0259139</text:p>
          </table:table-cell>
          <table:table-cell office:value-type="float" office:value="0.0543015" calcext:value-type="float">
            <text:p>0.0543015</text:p>
          </table:table-cell>
          <table:table-cell table:number-columns-repeated="11"/>
        </table:table-row>
        <table:table-row table:style-name="ro1">
          <table:table-cell office:value-type="float" office:value="0.000026977" calcext:value-type="float">
            <text:p>2.70E-005</text:p>
          </table:table-cell>
          <table:table-cell office:value-type="float" office:value="0.000131697" calcext:value-type="float">
            <text:p>0.000131697</text:p>
          </table:table-cell>
          <table:table-cell office:value-type="float" office:value="0.000339213" calcext:value-type="float">
            <text:p>0.000339213</text:p>
          </table:table-cell>
          <table:table-cell office:value-type="float" office:value="0.00189222" calcext:value-type="float">
            <text:p>0.00189222</text:p>
          </table:table-cell>
          <table:table-cell office:value-type="float" office:value="0.00438852" calcext:value-type="float">
            <text:p>0.00438852</text:p>
          </table:table-cell>
          <table:table-cell office:value-type="float" office:value="0.00894232" calcext:value-type="float">
            <text:p>0.00894232</text:p>
          </table:table-cell>
          <table:table-cell office:value-type="float" office:value="0.0143571" calcext:value-type="float">
            <text:p>0.0143571</text:p>
          </table:table-cell>
          <table:table-cell office:value-type="float" office:value="0.0198305" calcext:value-type="float">
            <text:p>0.0198305</text:p>
          </table:table-cell>
          <table:table-cell office:value-type="float" office:value="0.0262381" calcext:value-type="float">
            <text:p>0.0262381</text:p>
          </table:table-cell>
          <table:table-cell office:value-type="float" office:value="0.0543809" calcext:value-type="float">
            <text:p>0.0543809</text:p>
          </table:table-cell>
          <table:table-cell table:number-columns-repeated="11"/>
        </table:table-row>
        <table:table-row table:style-name="ro1">
          <table:table-cell office:value-type="float" office:value="0.000027202" calcext:value-type="float">
            <text:p>2.72E-005</text:p>
          </table:table-cell>
          <table:table-cell office:value-type="float" office:value="0.000131757" calcext:value-type="float">
            <text:p>0.000131757</text:p>
          </table:table-cell>
          <table:table-cell office:value-type="float" office:value="0.000338928" calcext:value-type="float">
            <text:p>0.000338928</text:p>
          </table:table-cell>
          <table:table-cell office:value-type="float" office:value="0.00189856" calcext:value-type="float">
            <text:p>0.00189856</text:p>
          </table:table-cell>
          <table:table-cell office:value-type="float" office:value="0.00438762" calcext:value-type="float">
            <text:p>0.00438762</text:p>
          </table:table-cell>
          <table:table-cell office:value-type="float" office:value="0.00893381" calcext:value-type="float">
            <text:p>0.00893381</text:p>
          </table:table-cell>
          <table:table-cell office:value-type="float" office:value="0.0143671" calcext:value-type="float">
            <text:p>0.0143671</text:p>
          </table:table-cell>
          <table:table-cell office:value-type="float" office:value="0.0197518" calcext:value-type="float">
            <text:p>0.0197518</text:p>
          </table:table-cell>
          <table:table-cell office:value-type="float" office:value="0.0255877" calcext:value-type="float">
            <text:p>0.0255877</text:p>
          </table:table-cell>
          <table:table-cell office:value-type="float" office:value="0.0547898" calcext:value-type="float">
            <text:p>0.0547898</text:p>
          </table:table-cell>
          <table:table-cell table:number-columns-repeated="11"/>
        </table:table-row>
        <table:table-row table:style-name="ro1">
          <table:table-cell office:value-type="float" office:value="0.000027242" calcext:value-type="float">
            <text:p>2.72E-005</text:p>
          </table:table-cell>
          <table:table-cell office:value-type="float" office:value="0.000131962" calcext:value-type="float">
            <text:p>0.000131962</text:p>
          </table:table-cell>
          <table:table-cell office:value-type="float" office:value="0.000341788" calcext:value-type="float">
            <text:p>0.000341788</text:p>
          </table:table-cell>
          <table:table-cell office:value-type="float" office:value="0.00188782" calcext:value-type="float">
            <text:p>0.00188782</text:p>
          </table:table-cell>
          <table:table-cell office:value-type="float" office:value="0.00439453" calcext:value-type="float">
            <text:p>0.00439453</text:p>
          </table:table-cell>
          <table:table-cell office:value-type="float" office:value="0.00897372" calcext:value-type="float">
            <text:p>0.00897372</text:p>
          </table:table-cell>
          <table:table-cell office:value-type="float" office:value="0.0143708" calcext:value-type="float">
            <text:p>0.0143708</text:p>
          </table:table-cell>
          <table:table-cell office:value-type="float" office:value="0.0197355" calcext:value-type="float">
            <text:p>0.0197355</text:p>
          </table:table-cell>
          <table:table-cell office:value-type="float" office:value="0.0253926" calcext:value-type="float">
            <text:p>0.0253926</text:p>
          </table:table-cell>
          <table:table-cell office:value-type="float" office:value="0.0543167" calcext:value-type="float">
            <text:p>0.0543167</text:p>
          </table:table-cell>
          <table:table-cell table:number-columns-repeated="11"/>
        </table:table-row>
        <table:table-row table:style-name="ro1">
          <table:table-cell office:value-type="float" office:value="0.000027053" calcext:value-type="float">
            <text:p>2.71E-005</text:p>
          </table:table-cell>
          <table:table-cell office:value-type="float" office:value="0.000132112" calcext:value-type="float">
            <text:p>0.000132112</text:p>
          </table:table-cell>
          <table:table-cell office:value-type="float" office:value="0.000339508" calcext:value-type="float">
            <text:p>0.000339508</text:p>
          </table:table-cell>
          <table:table-cell office:value-type="float" office:value="0.00189021" calcext:value-type="float">
            <text:p>0.00189021</text:p>
          </table:table-cell>
          <table:table-cell office:value-type="float" office:value="0.00438453" calcext:value-type="float">
            <text:p>0.00438453</text:p>
          </table:table-cell>
          <table:table-cell office:value-type="float" office:value="0.00894408" calcext:value-type="float">
            <text:p>0.00894408</text:p>
          </table:table-cell>
          <table:table-cell office:value-type="float" office:value="0.0145575" calcext:value-type="float">
            <text:p>0.0145575</text:p>
          </table:table-cell>
          <table:table-cell office:value-type="float" office:value="0.0197701" calcext:value-type="float">
            <text:p>0.0197701</text:p>
          </table:table-cell>
          <table:table-cell office:value-type="float" office:value="0.0255666" calcext:value-type="float">
            <text:p>0.0255666</text:p>
          </table:table-cell>
          <table:table-cell office:value-type="float" office:value="0.0542498" calcext:value-type="float">
            <text:p>0.054249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8:37:51.622021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3:24:24.279746404</meta:creation-date>
    <dc:date>2015-04-08T09:06:51.717339696</dc:date>
    <meta:editing-duration>PT3M38S</meta:editing-duration>
    <meta:editing-cycles>2</meta:editing-cycles>
    <meta:generator>LibreOffice/4.2.7.2$Linux_X86_64 LibreOffice_project/420m0$Build-2</meta:generator>
    <meta:document-statistic meta:table-count="1" meta:cell-count="100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6.775cm" svg:y="0.316cm" chart:style-name="ch2">
          <text:p>Zombieland</text:p>
        </chart:title>
        <chart:legend chart:legend-position="end" svg:x="13.538cm" svg:y="4.204cm" style:legend-expansion="high" chart:style-name="ch3"/>
        <chart:plot-area chart:style-name="ch4" table:cell-range-address="Sheet1.K2:Sheet1.U3" chart:data-source-has-labels="both" svg:x="1.33cm" svg:y="1.301cm" svg:width="11.889cm" svg:height="6.544cm">
          <chartooo:coordinate-region svg:x="3.248cm" svg:y="1.5cm" svg:width="9.971cm" svg:height="5.698cm"/>
          <chart:axis chart:dimension="x" chart:name="primary-x" chart:style-name="ch5" chartooo:axis-type="auto">
            <chartooo:date-scale/>
            <chart:title svg:x="6.516cm" svg:y="8.025cm" chart:style-name="ch6">
              <text:p>Ciudades</text:p>
            </chart:title>
            <chart:categories table:cell-range-address="Sheet1.L2:Sheet1.U2"/>
            <chart:grid chart:style-name="ch7" chart:class="major"/>
          </chart:axis>
          <chart:axis chart:dimension="y" chart:name="primary-y" chart:style-name="ch8">
            <chart:title svg:x="0.451cm" svg:y="5.159cm" chart:style-name="ch9">
              <text:p>Tiempo</text:p>
            </chart:title>
            <chart:grid chart:style-name="ch7" chart:class="major"/>
          </chart:axis>
          <chart:series chart:style-name="ch10" chart:values-cell-range-address="Sheet1.L3:Sheet1.U3" chart:label-cell-address="Sheet1.K3:Sheet1.K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L2:Sheet1.U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iempo</text:p>
                <draw:g>
                  <svg:desc>Sheet1.K3:Sheet1.K3</svg:desc>
                </draw:g>
              </table:table-cell>
              <table:table-cell office:value-type="float" office:value="0.00002780654">
                <text:p>0.00002780654</text:p>
                <draw:g>
                  <svg:desc>Sheet1.L3:Sheet1.U3</svg:desc>
                </draw:g>
              </table:table-cell>
              <table:table-cell office:value-type="float" office:value="0.000132778058">
                <text:p>0.000132778058</text:p>
              </table:table-cell>
              <table:table-cell office:value-type="float" office:value="0.000340284531">
                <text:p>0.000340284531</text:p>
              </table:table-cell>
              <table:table-cell office:value-type="float" office:value="0.00189492094">
                <text:p>0.00189492094</text:p>
              </table:table-cell>
              <table:table-cell office:value-type="float" office:value="0.00440156716">
                <text:p>0.00440156716</text:p>
              </table:table-cell>
              <table:table-cell office:value-type="float" office:value="0.00896229741000001">
                <text:p>0.00896229741000001</text:p>
              </table:table-cell>
              <table:table-cell office:value-type="float" office:value="0.0144877104">
                <text:p>0.0144877104</text:p>
              </table:table-cell>
              <table:table-cell office:value-type="float" office:value="0.0198281467">
                <text:p>0.0198281467</text:p>
              </table:table-cell>
              <table:table-cell office:value-type="float" office:value="0.0254329622">
                <text:p>0.02543296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6.775cm" svg:y="0.316cm" chart:style-name="ch2">
          <text:p>Zombieland</text:p>
        </chart:title>
        <chart:legend chart:legend-position="end" svg:x="13.432cm" svg:y="3.955cm" style:legend-expansion="high" chart:style-name="ch3"/>
        <chart:plot-area chart:style-name="ch4" table:cell-range-address="Sheet1.K28:Sheet1.U30" chart:data-source-has-labels="both" svg:x="1.33cm" svg:y="1.301cm" svg:width="11.783cm" svg:height="6.544cm">
          <chartooo:coordinate-region svg:x="3.248cm" svg:y="1.5cm" svg:width="9.865cm" svg:height="5.698cm"/>
          <chart:axis chart:dimension="x" chart:name="primary-x" chart:style-name="ch5" chartooo:axis-type="auto">
            <chartooo:date-scale/>
            <chart:title svg:x="6.463cm" svg:y="8.025cm" chart:style-name="ch6">
              <text:p>Ciudades</text:p>
            </chart:title>
            <chart:categories table:cell-range-address="Sheet1.L28:Sheet1.U28"/>
          </chart:axis>
          <chart:axis chart:dimension="y" chart:name="primary-y" chart:style-name="ch7">
            <chart:title svg:x="0.451cm" svg:y="5.159cm" chart:style-name="ch8">
              <text:p>Tiempo</text:p>
            </chart:title>
            <chart:grid chart:style-name="ch9" chart:class="major"/>
          </chart:axis>
          <chart:series chart:style-name="ch10" chart:values-cell-range-address="Sheet1.L29:Sheet1.U29" chart:label-cell-address="Sheet1.K29:Sheet1.K29" chart:class="chart:line">
            <chart:data-point chart:repeated="10"/>
          </chart:series>
          <chart:series chart:style-name="ch11" chart:values-cell-range-address="Sheet1.L30:Sheet1.U30" chart:label-cell-address="Sheet1.K30:Sheet1.K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L28:Sheet1.U28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iempo</text:p>
                <draw:g>
                  <svg:desc>Sheet1.K29:Sheet1.K29</svg:desc>
                </draw:g>
              </table:table-cell>
              <table:table-cell office:value-type="float" office:value="0.0000274511806981519">
                <text:p>0.0000274511806981519</text:p>
                <draw:g>
                  <svg:desc>Sheet1.L29:Sheet1.U29</svg:desc>
                </draw:g>
              </table:table-cell>
              <table:table-cell office:value-type="float" office:value="0.000132385517453799">
                <text:p>0.000132385517453799</text:p>
              </table:table-cell>
              <table:table-cell office:value-type="float" office:value="0.000339895343942505">
                <text:p>0.000339895343942505</text:p>
              </table:table-cell>
              <table:table-cell office:value-type="float" office:value="0.00189463146817249">
                <text:p>0.00189463146817249</text:p>
              </table:table-cell>
              <table:table-cell office:value-type="float" office:value="0.00440106701232033">
                <text:p>0.00440106701232033</text:p>
              </table:table-cell>
              <table:table-cell office:value-type="float" office:value="0.00896248513347023">
                <text:p>0.00896248513347023</text:p>
              </table:table-cell>
              <table:table-cell office:value-type="float" office:value="0.0144882685831622">
                <text:p>0.0144882685831622</text:p>
              </table:table-cell>
              <table:table-cell office:value-type="float" office:value="0.0198266414784394">
                <text:p>0.0198266414784394</text:p>
              </table:table-cell>
              <table:table-cell office:value-type="float" office:value="0.0254331934291581">
                <text:p>0.025433193429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vidido</text:p>
                <draw:g>
                  <svg:desc>Sheet1.K30:Sheet1.K30</svg:desc>
                </draw:g>
              </table:table-cell>
              <table:table-cell office:value-type="float" office:value="0.0000137257261048304">
                <text:p>0.0000137257261048304</text:p>
                <draw:g>
                  <svg:desc>Sheet1.L30:Sheet1.U30</svg:desc>
                </draw:g>
              </table:table-cell>
              <table:table-cell office:value-type="float" office:value="0.0000490505099629395">
                <text:p>0.0000490505099629395</text:p>
              </table:table-cell>
              <table:table-cell office:value-type="float" office:value="0.000113298531003768">
                <text:p>0.000113298531003768</text:p>
              </table:table-cell>
              <table:table-cell office:value-type="float" office:value="0.000512203759152365">
                <text:p>0.000512203759152365</text:p>
              </table:table-cell>
              <table:table-cell office:value-type="float" office:value="0.00110027028520041">
                <text:p>0.00110027028520041</text:p>
              </table:table-cell>
              <table:table-cell office:value-type="float" office:value="0.00208380770753246">
                <text:p>0.00208380770753246</text:p>
              </table:table-cell>
              <table:table-cell office:value-type="float" office:value="0.00323608963190409">
                <text:p>0.00323608963190409</text:p>
              </table:table-cell>
              <table:table-cell office:value-type="float" office:value="0.0043082076391091">
                <text:p>0.0043082076391091</text:p>
              </table:table-cell>
              <table:table-cell office:value-type="float" office:value="0.00541251773377195">
                <text:p>0.005412517733771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